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ce style:name="Source Sans Pro1" svg:font-family="'Source Sans Pro'" style:font-family-generic="swiss"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loext:decorative="false"/>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211cm" fo:min-width="0.211cm" fo:padding-top="0cm" fo:padding-bottom="0cm" fo:padding-left="0cm" fo:padding-right="0cm" loext:decorative="false"/>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175cm" fo:min-width="0.175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278cm" fo:min-width="0.278cm" fo:padding-top="0cm" fo:padding-bottom="0cm" fo:padding-left="0cm" fo:padding-right="0cm" loext:decorative="false"/>
      <style:paragraph-properties style:writing-mode="lr-tb"/>
    </style:style>
    <style:style style:name="gr7" style:family="graphic" style:parent-style-name="standard">
      <style:graphic-properties draw:stroke="none" draw:fill="solid" draw:fill-color="#1c252d" loext:decorative="false"/>
    </style:style>
    <style:style style:name="gr8"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loext:decorative="false"/>
      <style:paragraph-properties style:writing-mode="lr-tb"/>
    </style:style>
    <style:style style:name="gr9" style:family="graphic" style:parent-style-name="standard">
      <style:graphic-properties draw:stroke="none" draw:fill="solid" draw:fill-color="#005ea0" loext:decorative="false"/>
    </style:style>
    <style:style style:name="gr10" style:family="graphic" style:parent-style-name="standard">
      <style:graphic-properties draw:stroke="none" draw:fill="none" draw:textarea-horizontal-align="left" draw:textarea-vertical-align="top" draw:auto-grow-height="true" draw:auto-grow-width="true" fo:min-height="0.222cm" fo:min-width="0.311cm" fo:padding-top="0cm" fo:padding-bottom="0cm" fo:padding-left="0cm" fo:padding-right="0cm" loext:decorative="false"/>
      <style:paragraph-properties style:writing-mode="lr-tb"/>
    </style:style>
    <style:style style:name="gr11" style:family="graphic" style:parent-style-name="standard">
      <style:graphic-properties draw:stroke="none" draw:fill="solid" draw:fill-color="#dddedf" loext:decorative="false"/>
    </style:style>
    <style:style style:name="gr12" style:family="graphic" style:parent-style-name="standard">
      <style:graphic-properties draw:stroke="solid" svg:stroke-width="0.006cm" svg:stroke-color="#4b5159" draw:stroke-linejoin="miter" svg:stroke-linecap="butt" draw:fill="none" fo:padding-top="0.003cm" fo:padding-bottom="0.003cm" fo:padding-left="0.003cm" fo:padding-right="0.003cm" loext:decorative="false"/>
    </style:style>
    <style:style style:name="gr13" style:family="graphic" style:parent-style-name="standard">
      <style:graphic-properties draw:stroke="solid" svg:stroke-width="0.015cm" svg:stroke-color="#4b5159" draw:stroke-linejoin="miter" svg:stroke-linecap="butt" draw:fill="none" fo:padding-top="0.007cm" fo:padding-bottom="0.007cm" fo:padding-left="0.007cm" fo:padding-right="0.007cm" loext:decorative="false"/>
    </style:style>
    <style:style style:name="gr14" style:family="graphic" style:parent-style-name="standard">
      <style:graphic-properties draw:stroke="none" draw:fill="solid" draw:fill-color="#4b5159" loext:decorative="false"/>
    </style:style>
    <style:style style:name="gr15" style:family="graphic" style:parent-style-name="standard">
      <style:graphic-properties draw:stroke="none" draw:fill="none" draw:textarea-horizontal-align="left" draw:textarea-vertical-align="top" draw:auto-grow-height="true" draw:auto-grow-width="true" fo:min-height="0.669cm" fo:min-width="0.669cm" fo:padding-top="0cm" fo:padding-bottom="0cm" fo:padding-left="0cm" fo:padding-right="0cm" loext:decorative="false"/>
      <style:paragraph-properties style:writing-mode="lr-tb"/>
    </style:style>
    <style:style style:name="gr16" style:family="graphic" style:parent-style-name="standard">
      <style:graphic-properties draw:stroke="solid" svg:stroke-width="0cm" svg:stroke-color="#ffffff" draw:stroke-linejoin="round" svg:stroke-linecap="butt" draw:fill="none" loext:decorative="false"/>
    </style:style>
    <style:style style:name="gr17" style:family="graphic" style:parent-style-name="standard">
      <style:graphic-properties draw:stroke="none" svg:stroke-color="#000000" draw:fill="none" draw:fill-color="#ffffff" draw:auto-grow-height="true" draw:auto-grow-width="false" fo:min-height="0.89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204cm" fo:min-width="0.204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458cm" fo:min-width="0.458cm" fo:padding-top="0cm" fo:padding-bottom="0cm" fo:padding-left="0cm" fo:padding-right="0cm" loext:decorative="false"/>
      <style:paragraph-properties style:writing-mode="lr-tb"/>
    </style:style>
    <style:style style:name="gr20" style:family="graphic" style:parent-style-name="standard">
      <style:graphic-properties svg:stroke-color="#cccccc" draw:fill="solid" draw:fill-color="#ffffff" draw:textarea-horizontal-align="justify" draw:textarea-vertical-align="middle" draw:auto-grow-height="false" fo:min-height="2.381cm" fo:min-width="16.926cm" loext:decorative="false"/>
    </style:style>
    <style:style style:name="gr21" style:family="graphic" style:parent-style-name="standard">
      <style:graphic-properties draw:stroke="none" draw:fill="none" draw:textarea-horizontal-align="left" draw:textarea-vertical-align="top" draw:auto-grow-height="true" draw:auto-grow-width="true" fo:min-height="0.53cm" fo:min-width="3.645cm" fo:padding-top="0cm" fo:padding-bottom="0cm" fo:padding-left="0cm" fo:padding-right="0cm" loext:decorative="false"/>
      <style:paragraph-properties style:writing-mode="lr-tb"/>
    </style:style>
    <style:style style:name="gr22" style:family="graphic" style:parent-style-name="standard">
      <style:graphic-properties svg:stroke-color="#ffffff" draw:fill="solid" draw:fill-color="#ffffff" draw:textarea-horizontal-align="justify" draw:textarea-vertical-align="middle" draw:auto-grow-height="false" fo:min-height="11.018cm" fo:min-width="19.295cm" loext:decorative="false"/>
    </style:style>
    <style:style style:name="gr23" style:family="graphic" style:parent-style-name="standard">
      <style:graphic-properties draw:stroke="solid" svg:stroke-width="0.006cm" svg:stroke-color="#030d18" draw:stroke-linejoin="miter" svg:stroke-linecap="butt" draw:fill="none" fo:padding-top="0.003cm" fo:padding-bottom="0.003cm" fo:padding-left="0.003cm" fo:padding-right="0.003cm" loext:decorative="false"/>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text-properties fo:font-size="8pt" style:font-size-asian="8pt" style:font-size-complex="8pt"/>
    </style:style>
    <style:style style:name="P4" style:family="paragraph">
      <loext:graphic-properties draw:fill="none"/>
      <style:text-properties fo:font-size="6pt" style:font-size-asian="6pt" style:font-size-complex="6pt"/>
    </style:style>
    <style:style style:name="P5" style:family="paragraph">
      <loext:graphic-properties draw:fill="none"/>
      <style:text-properties fo:font-size="10pt" style:font-size-asian="10pt" style:font-size-complex="10pt"/>
    </style:style>
    <style:style style:name="P6" style:family="paragraph">
      <loext:graphic-properties draw:fill="none"/>
      <style:text-properties fo:font-size="5pt" style:font-size-asian="5pt" style:font-size-complex="5pt"/>
    </style:style>
    <style:style style:name="P7" style:family="paragraph">
      <loext:graphic-properties draw:fill="none"/>
      <style:text-properties fo:font-size="7.90000009536743pt" style:font-size-asian="7.90000009536743pt" style:font-size-complex="7.90000009536743pt"/>
    </style:style>
    <style:style style:name="P8" style:family="paragraph">
      <loext:graphic-properties draw:fill="solid" draw:fill-color="#1c252d"/>
    </style:style>
    <style:style style:name="P9" style:family="paragraph">
      <loext:graphic-properties draw:fill="none"/>
      <style:text-properties fo:font-size="11pt" style:font-size-asian="11pt" style:font-size-complex="11pt"/>
    </style:style>
    <style:style style:name="P10" style:family="paragraph">
      <loext:graphic-properties draw:fill="none"/>
      <style:text-properties fo:font-size="5pt" fo:font-weight="bold" style:font-size-asian="5pt" style:font-weight-asian="bold" style:font-size-complex="5pt" style:font-weight-complex="bold"/>
    </style:style>
    <style:style style:name="P11" style:family="paragraph">
      <loext:graphic-properties draw:fill="solid" draw:fill-color="#005ea0"/>
    </style:style>
    <style:style style:name="P12" style:family="paragraph">
      <loext:graphic-properties draw:fill="none"/>
      <style:paragraph-properties fo:text-align="start"/>
      <style:text-properties fo:font-size="5pt" style:font-size-asian="5pt" style:font-size-complex="5pt"/>
    </style:style>
    <style:style style:name="P13" style:family="paragraph">
      <loext:graphic-properties draw:fill="solid" draw:fill-color="#dddedf"/>
    </style:style>
    <style:style style:name="P14" style:family="paragraph">
      <loext:graphic-properties draw:fill="none"/>
    </style:style>
    <style:style style:name="P15" style:family="paragraph">
      <loext:graphic-properties draw:fill="solid" draw:fill-color="#4b5159"/>
    </style:style>
    <style:style style:name="P16" style:family="paragraph">
      <loext:graphic-properties draw:fill="none"/>
      <style:text-properties fo:font-size="19pt" style:font-size-asian="19pt" style:font-size-complex="19pt"/>
    </style:style>
    <style:style style:name="P17" style:family="paragraph">
      <style:paragraph-properties fo:margin-top="0.42cm" fo:margin-bottom="0.35cm"/>
      <style:text-properties style:font-name="Source Sans Pro1" fo:font-size="10pt" style:font-size-asian="10pt" style:font-size-complex="10pt"/>
    </style:style>
    <style:style style:name="P18" style:family="paragraph">
      <loext:graphic-properties draw:fill="none" draw:fill-color="#ffffff"/>
      <style:paragraph-properties fo:margin-top="0.42cm" fo:margin-bottom="0.35cm"/>
      <style:text-properties style:font-name="Source Sans Pro1" fo:font-size="10pt" style:font-size-asian="10pt" style:font-size-complex="10pt"/>
    </style:style>
    <style:style style:name="P19" style:family="paragraph">
      <style:paragraph-properties fo:text-align="start" style:writing-mode="lr-tb"/>
      <style:text-properties fo:font-weight="bold" style:font-weight-asian="bold" style:font-weight-complex="bold"/>
    </style:style>
    <style:style style:name="P20" style:family="paragraph">
      <loext:graphic-properties draw:fill="none"/>
      <style:text-properties fo:font-size="10pt" fo:font-weight="bold" style:font-size-asian="10pt" style:font-weight-asian="bold" style:font-size-complex="10pt" style:font-weight-complex="bold"/>
    </style:style>
    <style:style style:name="P21" style:family="paragraph">
      <loext:graphic-properties draw:fill="none"/>
      <style:text-properties fo:font-size="5.80000019073486pt" style:font-size-asian="5.80000019073486pt" style:font-size-complex="5.80000019073486pt"/>
    </style:style>
    <style:style style:name="P22" style:family="paragraph">
      <loext:graphic-properties draw:fill="none"/>
      <style:text-properties fo:font-size="13pt" style:font-size-asian="13pt" style:font-size-complex="13pt"/>
    </style:style>
    <style:style style:name="P23" style:family="paragraph">
      <loext:graphic-properties draw:fill="solid" draw:fill-color="#ffffff"/>
      <style:paragraph-properties fo:text-align="center"/>
    </style:style>
    <style:style style:name="P24" style:family="paragraph">
      <loext:graphic-properties draw:fill="none"/>
      <style:paragraph-properties fo:text-align="start"/>
      <style:text-properties fo:font-size="10.5pt" fo:font-weight="bold" style:font-size-asian="10.5pt" style:font-weight-asian="bold" style:font-size-complex="10.5pt" style:font-weight-complex="bold"/>
    </style:style>
    <style:style style:name="T1" style:family="text">
      <style:text-properties fo:color="#1c252d" loext:opacity="100%" style:font-name="Source Sans Pro" fo:font-size="8pt" fo:font-weight="normal" style:font-name-asian="Source Sans Pro" style:font-size-asian="8pt" style:font-weight-asian="normal" style:font-name-complex="Source Sans Pro" style:font-size-complex="8pt" style:font-weight-complex="normal"/>
    </style:style>
    <style:style style:name="T2" style:family="text">
      <style:text-properties fo:color="#1c252d" loext:opacity="100%" style:font-name="Source Sans Pro" fo:font-size="6pt" fo:font-weight="normal" style:font-name-asian="Source Sans Pro" style:font-size-asian="6pt" style:font-weight-asian="normal" style:font-name-complex="Source Sans Pro" style:font-size-complex="6pt" style:font-weight-complex="normal"/>
    </style:style>
    <style:style style:name="T3" style:family="text">
      <style:text-properties fo:color="#1c252d" loext:opacity="100%" style:font-name="Source Sans Pro" fo:font-size="10pt" fo:font-weight="normal" style:font-name-asian="Source Sans Pro" style:font-size-asian="10pt" style:font-weight-asian="normal" style:font-name-complex="Source Sans Pro" style:font-size-complex="10pt" style:font-weight-complex="normal"/>
    </style:style>
    <style:style style:name="T4" style:family="text">
      <style:text-properties fo:color="#1c252d" loext:opacity="100%" style:font-name="Source Sans Pro" fo:font-size="5pt" fo:font-weight="normal" style:font-name-asian="Source Sans Pro" style:font-size-asian="5pt" style:font-weight-asian="normal" style:font-name-complex="Source Sans Pro" style:font-size-complex="5pt" style:font-weight-complex="normal"/>
    </style:style>
    <style:style style:name="T5" style:family="text">
      <style:text-properties fo:color="#1c252d" loext:opacity="100%" style:font-name="Source Sans Pro" fo:font-size="7.90000009536743pt" fo:font-weight="normal" style:font-name-asian="Source Sans Pro" style:font-size-asian="7.90000009536743pt" style:font-weight-asian="normal" style:font-name-complex="Source Sans Pro" style:font-size-complex="7.90000009536743pt" style:font-weight-complex="normal"/>
    </style:style>
    <style:style style:name="T6" style:family="text">
      <style:text-properties fo:color="#1c252d" loext:opacity="100%" style:font-name="Source Sans Pro" fo:font-size="11pt" fo:font-weight="normal" style:font-name-asian="Source Sans Pro" style:font-size-asian="11pt" style:font-weight-asian="normal" style:font-name-complex="Source Sans Pro" style:font-size-complex="11pt" style:font-weight-complex="normal"/>
    </style:style>
    <style:style style:name="T7" style:family="text">
      <style:text-properties fo:color="#000000" loext:opacity="100%" style:font-name="Source Sans Pro" fo:font-size="10pt" fo:font-weight="normal" style:font-name-asian="Source Sans Pro" style:font-size-asian="10pt" style:font-weight-asian="normal" style:font-name-complex="Source Sans Pro" style:font-size-complex="10pt" style:font-weight-complex="normal"/>
    </style:style>
    <style:style style:name="T8" style:family="text">
      <style:text-properties fo:color="#020203" loext:opacity="100%" style:font-name="Source Sans Pro" fo:font-size="10pt" fo:font-weight="normal" style:font-name-asian="Source Sans Pro" style:font-size-asian="10pt" style:font-weight-asian="normal" style:font-name-complex="Source Sans Pro" style:font-size-complex="10pt" style:font-weight-complex="normal"/>
    </style:style>
    <style:style style:name="T9" style:family="text">
      <style:text-properties fo:color="#4b5159" loext:opacity="100%" style:font-name="Source Sans Pro" fo:font-size="10pt" fo:font-weight="normal" style:font-name-asian="Source Sans Pro" style:font-size-asian="10pt" style:font-weight-asian="normal" style:font-name-complex="Source Sans Pro" style:font-size-complex="10pt" style:font-weight-complex="normal"/>
    </style:style>
    <style:style style:name="T10" style:family="text">
      <style:text-properties fo:color="#030d18" loext:opacity="100%" style:font-name="Source Sans Pro" fo:font-size="10pt" fo:font-weight="normal" style:font-name-asian="Source Sans Pro" style:font-size-asian="10pt" style:font-weight-asian="normal" style:font-name-complex="Source Sans Pro" style:font-size-complex="10pt" style:font-weight-complex="normal"/>
    </style:style>
    <style:style style:name="T11" style:family="text">
      <style:text-properties fo:color="#020203" loext:opacity="100%" style:font-name="Source Sans Pro" fo:font-size="8pt" fo:font-weight="normal" style:font-name-asian="Source Sans Pro" style:font-size-asian="8pt" style:font-weight-asian="normal" style:font-name-complex="Source Sans Pro" style:font-size-complex="8pt" style:font-weight-complex="normal"/>
    </style:style>
    <style:style style:name="T12" style:family="text">
      <style:text-properties fo:color="#030d18" loext:opacity="100%" style:font-name="Source Sans Pro" fo:font-size="19pt" fo:font-weight="bold" style:font-name-asian="Source Sans Pro" style:font-size-asian="19pt" style:font-weight-asian="bold" style:font-name-complex="Source Sans Pro" style:font-size-complex="19pt" style:font-weight-complex="bold"/>
    </style:style>
    <style:style style:name="T13" style:family="text">
      <style:text-properties fo:color="#030d18" loext:opacity="100%" style:font-name="Source Sans Pro" fo:font-size="11pt" fo:font-weight="normal" style:font-name-asian="Source Sans Pro" style:font-size-asian="11pt" style:font-weight-asian="normal" style:font-name-complex="Source Sans Pro" style:font-size-complex="11pt" style:font-weight-complex="normal"/>
    </style:style>
    <style:style style:name="T14" style:family="text">
      <style:text-properties fo:color="#030d18" loext:opacity="100%" style:text-outline="true" style:font-name="Source Sans Pro" fo:font-size="11pt" fo:font-weight="normal" style:font-name-asian="Source Sans Pro" style:font-size-asian="11pt" style:font-weight-asian="normal" style:font-name-complex="Source Sans Pro" style:font-size-complex="11pt" style:font-weight-complex="normal"/>
    </style:style>
    <style:style style:name="T15" style:family="text">
      <style:text-properties fo:color="#ffffff" loext:opacity="100%" style:font-name="Source Sans Pro" fo:font-size="11pt" fo:font-weight="bold" style:font-name-asian="Source Sans Pro" style:font-size-asian="11pt" style:font-weight-asian="bold" style:font-name-complex="Source Sans Pro" style:font-size-complex="11pt" style:font-weight-complex="bold"/>
    </style:style>
    <style:style style:name="T16" style:family="text">
      <style:text-properties fo:color="#ffffff" loext:opacity="100%" style:font-name="Source Sans Pro" fo:font-size="11pt" fo:font-weight="normal" style:font-name-asian="Source Sans Pro" style:font-size-asian="11pt" style:font-weight-asian="normal" style:font-name-complex="Source Sans Pro" style:font-size-complex="11pt" style:font-weight-complex="normal"/>
    </style:style>
    <style:style style:name="T17" style:family="text">
      <style:text-properties style:font-name="Source Sans Pro1"/>
    </style:style>
    <style:style style:name="T18" style:family="text">
      <style:text-properties style:font-name="Source Sans Pro1" fo:font-weight="bold" style:font-weight-asian="bold" style:font-weight-complex="bold"/>
    </style:style>
    <style:style style:name="T19" style:family="text">
      <style:text-properties fo:color="#020203" loext:opacity="100%" style:font-name="Source Sans Pro" fo:font-size="14pt" fo:font-weight="bold" style:font-name-asian="Source Sans Pro" style:font-size-asian="14pt" style:font-weight-asian="bold" style:font-name-complex="Source Sans Pro" style:font-size-complex="14pt" style:font-weight-complex="bold"/>
    </style:style>
    <style:style style:name="T20" style:family="text">
      <style:text-properties fo:color="#030d18" loext:opacity="100%" style:font-name="Source Sans Pro" fo:font-size="5.80000019073486pt" fo:font-weight="normal" style:font-name-asian="Source Sans Pro" style:font-size-asian="5.80000019073486pt" style:font-weight-asian="normal" style:font-name-complex="Source Sans Pro" style:font-size-complex="5.80000019073486pt" style:font-weight-complex="normal"/>
    </style:style>
    <style:style style:name="T21" style:family="text">
      <style:text-properties fo:color="#4b5159" loext:opacity="100%" style:text-outline="true" style:font-name="Source Sans Pro" fo:font-size="13pt" fo:font-weight="normal" style:font-name-asian="Source Sans Pro" style:font-size-asian="13pt" style:font-weight-asian="normal" style:font-name-complex="Source Sans Pro" style:font-size-complex="13pt" style:font-weight-complex="normal"/>
    </style:style>
    <style:style style:name="T22" style:family="text">
      <style:text-properties fo:color="#030d18" loext:opacity="100%" style:font-name="Source Sans Pro" fo:font-size="13pt" fo:font-weight="normal" style:font-name-asian="Source Sans Pro" style:font-size-asian="13pt" style:font-weight-asian="normal" style:font-name-complex="Source Sans Pro" style:font-size-complex="13pt" style:font-weight-complex="normal"/>
    </style:style>
    <style:style style:name="T23" style:family="text">
      <style:text-properties fo:color="#030d18" loext:opacity="100%" style:font-name="Source Sans Pro" fo:font-size="8pt" fo:font-weight="normal" style:font-name-asian="Source Sans Pro" style:font-size-asian="8pt" style:font-weight-asian="normal" style:font-name-complex="Source Sans Pro" style:font-size-complex="8pt" style:font-weight-complex="normal"/>
    </style:style>
    <style:style style:name="T24" style:family="text">
      <style:text-properties fo:color="#030d18" loext:opacity="100%" style:font-name="Source Sans Pro" fo:font-size="12pt" fo:font-weight="bold" style:font-name-asian="Source Sans Pro" style:font-size-asian="12pt" style:font-weight-asian="bold" style:font-name-complex="Source Sans Pro" style:font-size-complex="12pt" style:font-weight-complex="bold"/>
    </style:style>
    <style:style style:name="T25" style:family="text">
      <style:text-properties fo:color="#030d18" loext:opacity="100%" style:font-name="Source Sans Pro" fo:font-size="11pt" fo:font-weight="bold" style:font-name-asian="Source Sans Pro" style:font-size-asian="11pt" style:font-weight-asian="bold" style:font-name-complex="Source Sans Pro" style:font-size-complex="11pt" style:font-weight-complex="bold"/>
    </style:style>
    <style:style style:name="T26" style:family="text">
      <style:text-properties fo:color="#030d18" loext:opacity="100%" style:text-outline="true" style:font-name="Source Sans Pro" fo:font-size="10pt" fo:font-weight="normal" style:font-name-asian="Source Sans Pro" style:font-size-asian="10pt" style:font-weight-asian="normal" style:font-name-complex="Source Sans Pro" style:font-size-complex="10pt" style:font-weight-complex="normal"/>
    </style:style>
    <style:style style:name="T27" style:family="text">
      <style:text-properties fo:color="#00161d" loext:opacity="100%" style:font-name="Source Sans Pro" fo:font-size="10pt" fo:font-weight="normal" style:font-name-asian="Source Sans Pro" style:font-size-asian="10pt" style:font-weight-asian="normal" style:font-name-complex="Source Sans Pro" style:font-size-complex="10pt" style:font-weight-complex="normal"/>
    </style:style>
    <style:style style:name="T28" style:family="text">
      <style:text-properties fo:color="#00161d" loext:opacity="100%" style:font-name="Source Sans Pro" fo:font-size="10pt" fo:font-weight="bold" style:font-name-asian="Source Sans Pro" style:font-size-asian="10pt" style:font-weight-asian="bold" style:font-name-complex="Source Sans Pro" style:font-size-complex="1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20.997cm" svg:height="29.699cm" svg:x="0cm" svg:y="0cm" svg:viewBox="0 0 20998 29700" draw:points="0,0 20998,0 20998,29700 0,29700">
          <text:p/>
        </draw:polygon>
        <draw:polygon draw:style-name="gr1" draw:text-style-name="P1" draw:layer="layout" svg:width="20.997cm" svg:height="29.699cm" svg:x="0cm" svg:y="0cm" svg:viewBox="0 0 20998 29700" draw:points="0,0 20998,0 20998,29700 0,29700">
          <text:p/>
        </draw:polygon>
        <draw:frame draw:style-name="gr2" draw:text-style-name="P3" draw:layer="layout" svg:width="1.325cm" svg:height="0.357cm" svg:x="1.765cm" svg:y="26.71cm">
          <draw:text-box>
            <text:p text:style-name="P2"><text:span text:style-name="T1">Alice Göpel</text:span></text:p>
          </draw:text-box>
        </draw:frame>
        <draw:frame draw:style-name="gr2" draw:text-style-name="P3" draw:layer="layout" svg:width="1.788cm" svg:height="0.357cm" svg:x="1.737cm" svg:y="27.063cm">
          <draw:text-box>
            <text:p text:style-name="P2"><text:span text:style-name="T1">Jörg Schneider</text:span></text:p>
          </draw:text-box>
        </draw:frame>
        <draw:frame draw:style-name="gr2" draw:text-style-name="P3" draw:layer="layout" svg:width="1.871cm" svg:height="0.357cm" svg:x="1.737cm" svg:y="27.416cm">
          <draw:text-box>
            <text:p text:style-name="P2"><text:span text:style-name="T1">Thomas Wenzel</text:span></text:p>
          </draw:text-box>
        </draw:frame>
        <draw:frame draw:style-name="gr3" draw:text-style-name="P4" draw:layer="layout" svg:width="0.993cm" svg:height="0.268cm" svg:x="1.772cm" svg:y="27.908cm">
          <draw:text-box>
            <text:p text:style-name="P2"><text:span text:style-name="T2">Local court</text:span></text:p>
          </draw:text-box>
        </draw:frame>
        <draw:frame draw:style-name="gr2" draw:text-style-name="P3" draw:layer="layout" svg:width="2.299cm" svg:height="0.357cm" svg:x="2.777cm" svg:y="27.846cm">
          <draw:text-box>
            <text:p text:style-name="P2"><text:span text:style-name="T1"><text:s/>Jena, HR B 20 1550</text:span></text:p>
          </draw:text-box>
        </draw:frame>
        <draw:frame draw:style-name="gr3" draw:text-style-name="P4" draw:layer="layout" svg:width="0.841cm" svg:height="0.268cm" svg:x="1.772cm" svg:y="28.225cm">
          <draw:text-box>
            <text:p text:style-name="P2"><text:span text:style-name="T2">VAT ID no</text:span></text:p>
          </draw:text-box>
        </draw:frame>
        <draw:frame draw:style-name="gr2" draw:text-style-name="P3" draw:layer="layout" svg:width="1.709cm" svg:height="0.357cm" svg:x="2.581cm" svg:y="28.164cm">
          <draw:text-box>
            <text:p text:style-name="P2"><text:span text:style-name="T1"><text:s/>DE 150520615</text:span></text:p>
          </draw:text-box>
        </draw:frame>
        <draw:frame draw:style-name="gr3" draw:text-style-name="P4" draw:layer="layout" svg:width="1.104cm" svg:height="0.268cm" svg:x="1.772cm" svg:y="28.543cm">
          <draw:text-box>
            <text:p text:style-name="P2"><text:span text:style-name="T2">WEEE reg no</text:span></text:p>
          </draw:text-box>
        </draw:frame>
        <draw:frame draw:style-name="gr2" draw:text-style-name="P3" draw:layer="layout" svg:width="1.709cm" svg:height="0.357cm" svg:x="2.858cm" svg:y="28.481cm">
          <draw:text-box>
            <text:p text:style-name="P2"><text:span text:style-name="T1"><text:s/>DE 887416033</text:span></text:p>
          </draw:text-box>
        </draw:frame>
        <draw:frame draw:style-name="gr4" draw:text-style-name="P5" draw:layer="layout" svg:width="2.578cm" svg:height="0.446cm" svg:x="6.361cm" svg:y="26.218cm">
          <draw:text-box>
            <text:p text:style-name="P2"><text:span text:style-name="T3">Bank information</text:span></text:p>
          </draw:text-box>
        </draw:frame>
        <draw:frame draw:style-name="gr2" draw:text-style-name="P3" draw:layer="layout" svg:width="3.148cm" svg:height="0.357cm" svg:x="6.361cm" svg:y="27.083cm">
          <draw:text-box>
            <text:p text:style-name="P2"><text:span text:style-name="T1">Commerzbank Filiale Jena</text:span></text:p>
          </draw:text-box>
        </draw:frame>
        <draw:frame draw:style-name="gr3" draw:text-style-name="P4" draw:layer="layout" svg:width="0.319cm" svg:height="0.268cm" svg:x="6.396cm" svg:y="27.638cm">
          <draw:text-box>
            <text:p text:style-name="P2"><text:span text:style-name="T2">BIN</text:span></text:p>
          </draw:text-box>
        </draw:frame>
        <draw:frame draw:style-name="gr2" draw:text-style-name="P3" draw:layer="layout" svg:width="1.359cm" svg:height="0.357cm" svg:x="6.711cm" svg:y="27.577cm">
          <draw:text-box>
            <text:p text:style-name="P2"><text:span text:style-name="T1"><text:s text:c="2"/>820 400 00</text:span></text:p>
          </draw:text-box>
        </draw:frame>
        <draw:frame draw:style-name="gr3" draw:text-style-name="P4" draw:layer="layout" svg:width="1.001cm" svg:height="0.268cm" svg:x="6.396cm" svg:y="27.92cm">
          <draw:text-box>
            <text:p text:style-name="P2"><text:span text:style-name="T2">Account no</text:span></text:p>
          </draw:text-box>
        </draw:frame>
        <draw:frame draw:style-name="gr2" draw:text-style-name="P3" draw:layer="layout" svg:width="1.161cm" svg:height="0.357cm" svg:x="7.376cm" svg:y="27.859cm">
          <draw:text-box>
            <text:p text:style-name="P2"><text:span text:style-name="T1"><text:s text:c="2"/>2581 833</text:span></text:p>
          </draw:text-box>
        </draw:frame>
        <draw:frame draw:style-name="gr3" draw:text-style-name="P4" draw:layer="layout" svg:width="0.555cm" svg:height="0.268cm" svg:x="6.396cm" svg:y="28.238cm">
          <draw:text-box>
            <text:p text:style-name="P2"><text:span text:style-name="T2">SWIFT</text:span></text:p>
          </draw:text-box>
        </draw:frame>
        <draw:frame draw:style-name="gr5" draw:text-style-name="P6" draw:layer="layout" svg:width="0.175cm" svg:height="0.222cm" svg:x="6.934cm" svg:y="28.261cm">
          <draw:text-box>
            <text:p text:style-name="P2"><text:span text:style-name="T4"><text:s/></text:span></text:p>
          </draw:text-box>
        </draw:frame>
        <draw:frame draw:style-name="gr2" draw:text-style-name="P3" draw:layer="layout" svg:width="1.93cm" svg:height="0.357cm" svg:x="6.969cm" svg:y="28.176cm">
          <draw:text-box>
            <text:p text:style-name="P2"><text:span text:style-name="T1"><text:s/>COBA DE FF 821</text:span></text:p>
          </draw:text-box>
        </draw:frame>
        <draw:frame draw:style-name="gr3" draw:text-style-name="P4" draw:layer="layout" svg:width="0.434cm" svg:height="0.268cm" svg:x="6.396cm" svg:y="28.555cm">
          <draw:text-box>
            <text:p text:style-name="P2"><text:span text:style-name="T2">IBAN</text:span></text:p>
          </draw:text-box>
        </draw:frame>
        <draw:frame draw:style-name="gr2" draw:text-style-name="P3" draw:layer="layout" svg:width="3.264cm" svg:height="0.357cm" svg:x="6.824cm" svg:y="28.494cm">
          <draw:text-box>
            <text:p text:style-name="P2"><text:span text:style-name="T1"><text:s text:c="2"/>DE57 8204 0000 0258 1833 </text:span></text:p>
          </draw:text-box>
        </draw:frame>
        <draw:frame draw:style-name="gr2" draw:text-style-name="P3" draw:layer="layout" svg:width="0.399cm" svg:height="0.357cm" svg:x="9.925cm" svg:y="28.494cm">
          <draw:text-box>
            <text:p text:style-name="P2"><text:span text:style-name="T1"><text:s text:c="2"/>00</text:span></text:p>
          </draw:text-box>
        </draw:frame>
        <draw:frame draw:style-name="gr6" draw:text-style-name="P7" draw:layer="layout" svg:width="0.278cm" svg:height="0.352cm" svg:x="10.697cm" svg:y="27.076cm">
          <draw:text-box>
            <text:p text:style-name="P2"><text:span text:style-name="T5">S</text:span></text:p>
          </draw:text-box>
        </draw:frame>
        <draw:frame draw:style-name="gr2" draw:text-style-name="P3" draw:layer="layout" svg:width="1.702cm" svg:height="0.357cm" svg:x="10.834cm" svg:y="27.083cm">
          <draw:text-box>
            <text:p text:style-name="P2"><text:span text:style-name="T1">parkasse Jena</text:span></text:p>
          </draw:text-box>
        </draw:frame>
        <draw:frame draw:style-name="gr3" draw:text-style-name="P4" draw:layer="layout" svg:width="0.319cm" svg:height="0.268cm" svg:x="10.74cm" svg:y="27.638cm">
          <draw:text-box>
            <text:p text:style-name="P2"><text:span text:style-name="T2">BIN</text:span></text:p>
          </draw:text-box>
        </draw:frame>
        <draw:frame draw:style-name="gr2" draw:text-style-name="P3" draw:layer="layout" svg:width="1.302cm" svg:height="0.357cm" svg:x="11.055cm" svg:y="27.577cm">
          <draw:text-box>
            <text:p text:style-name="P2"><text:span text:style-name="T1"><text:s/>830 530 30</text:span></text:p>
          </draw:text-box>
        </draw:frame>
        <draw:frame draw:style-name="gr3" draw:text-style-name="P4" draw:layer="layout" svg:width="1.001cm" svg:height="0.268cm" svg:x="10.74cm" svg:y="27.92cm">
          <draw:text-box>
            <text:p text:style-name="P2"><text:span text:style-name="T2">Account no</text:span></text:p>
          </draw:text-box>
        </draw:frame>
        <draw:frame draw:style-name="gr2" draw:text-style-name="P3" draw:layer="layout" svg:width="0.962cm" svg:height="0.357cm" svg:x="11.72cm" svg:y="27.859cm">
          <draw:text-box>
            <text:p text:style-name="P2"><text:span text:style-name="T1"><text:s/>260 525</text:span></text:p>
          </draw:text-box>
        </draw:frame>
        <draw:frame draw:style-name="gr3" draw:text-style-name="P4" draw:layer="layout" svg:width="0.555cm" svg:height="0.268cm" svg:x="10.74cm" svg:y="28.238cm">
          <draw:text-box>
            <text:p text:style-name="P2"><text:span text:style-name="T2">SWIFT</text:span></text:p>
          </draw:text-box>
        </draw:frame>
        <draw:frame draw:style-name="gr2" draw:text-style-name="P3" draw:layer="layout" svg:width="1.932cm" svg:height="0.357cm" svg:x="11.279cm" svg:y="28.176cm">
          <draw:text-box>
            <text:p text:style-name="P2"><text:span text:style-name="T1"><text:s/>HELA DEF 1 JEN</text:span></text:p>
          </draw:text-box>
        </draw:frame>
        <draw:path draw:style-name="gr7" draw:text-style-name="P8" draw:layer="layout" svg:width="3.761cm" svg:height="1.369cm" svg:x="14.879cm" svg:y="27.372cm" svg:viewBox="0 0 3762 1370" svg:d="M1226 1362c81-24 141-100 141-189v-980c0-90-60-162-141-185h1505v1016h-1204v8h2226v330zM193 1326c-84 0-150-71-150-153v-980c0-83 66-149 150-149h979c83 0 150 67 150 149v980c0 82-67 153-150 153zM3753 1024h-1013v-1016h1013zM2740 0h-9-1559-979c-14 0-26 1-38 4h-2c-9 2-21 5-29 9-6 2-12 4-18 7-2 2-5 4-9 6-31 17-57 41-72 72-2 2-2 4-3 6-3 7-8 14-11 21-3 8-6 17-6 25 0 2-2 4-2 5-1 12-3 25-3 37v1 980 5c0 106 86 192 193 192h3569v-1370z">
          <text:p/>
        </draw:path>
        <draw:polygon draw:style-name="gr7" draw:text-style-name="P8" draw:layer="layout" svg:width="0.02cm" svg:height="0.018cm" svg:x="15.667cm" svg:y="28.206cm" svg:viewBox="0 0 21 19" draw:points="0,0 21,0 21,19 0,19">
          <text:p/>
        </draw:polygon>
        <draw:polygon draw:style-name="gr7" draw:text-style-name="P8" draw:layer="layout" svg:width="0.017cm" svg:height="0.021cm" svg:x="15.173cm" svg:y="28.168cm" svg:viewBox="0 0 18 22" draw:points="0,0 18,0 18,22 0,22">
          <text:p/>
        </draw:polygon>
        <draw:path draw:style-name="gr7" draw:text-style-name="P8" draw:layer="layout" svg:width="0.098cm" svg:height="0.116cm" svg:x="15.147cm" svg:y="28.202cm" svg:viewBox="0 0 99 117" svg:d="M72 63c0 19 0 36-26 36-23 0-23-17-23-36v-63h-23v72c0 30 20 45 46 45 29 0 53-15 53-45v-72h-27z">
          <text:p/>
        </draw:path>
        <draw:polygon draw:style-name="gr7" draw:text-style-name="P8" draw:layer="layout" svg:width="0.017cm" svg:height="0.021cm" svg:x="15.199cm" svg:y="28.168cm" svg:viewBox="0 0 18 22" draw:points="0,0 18,0 18,22 0,22">
          <text:p/>
        </draw:polygon>
        <draw:polygon draw:style-name="gr7" draw:text-style-name="P8" draw:layer="layout" svg:width="0.109cm" svg:height="0.114cm" svg:x="15.26cm" svg:y="28.202cm" svg:viewBox="0 0 110 115" draw:points="58,90 28,0 0,0 43,115 70,115 110,0 87,0">
          <text:p/>
        </draw:polygon>
        <draw:path draw:style-name="gr7" draw:text-style-name="P8" draw:layer="layout" svg:width="0.081cm" svg:height="0.114cm" svg:x="15.389cm" svg:y="28.202cm" svg:viewBox="0 0 82 115" svg:d="M41 49h-24v-35h24c18 0 22 8 22 17s-4 16-22 18zM59 56c12-3 21-14 21-28 0-22-20-28-39-28h-41v115h17v-52h21c7 0 13 0 18 5 4 5 4 15 6 25 0 7 3 15 4 22h16c-2-12-5-24-5-35-3-13-3-20-18-24z">
          <text:p/>
        </draw:path>
        <draw:path draw:style-name="gr7" draw:text-style-name="P8" draw:layer="layout" svg:width="0.069cm" svg:height="0.114cm" svg:x="15.491cm" svg:y="28.202cm" svg:viewBox="0 0 70 115" svg:d="M42 32c-14 0-20 4-26 13v-45h-16v115h16v-42c0-4-2-10 3-18 1-6 9-12 15-12 15 1 20 10 20 24v48h16v-55c0-15-7-28-28-28z">
          <text:p/>
        </draw:path>
        <draw:path draw:style-name="gr7" draw:text-style-name="P8" draw:layer="layout" svg:width="0.072cm" svg:height="0.084cm" svg:x="15.577cm" svg:y="28.234cm" svg:viewBox="0 0 73 85" svg:d="M19 37c0-15 5-26 20-26 12 0 20 11 17 26zM39 0c-26 0-39 20-39 45 0 23 13 40 39 40 17 0 31-9 34-26h-17c-2 11-8 16-17 16-17 0-23-15-20-28h54v-7c0-24-11-40-34-40z">
          <text:p/>
        </draw:path>
        <draw:polygon draw:style-name="gr7" draw:text-style-name="P8" draw:layer="layout" svg:width="0.015cm" svg:height="0.08cm" svg:x="15.669cm" svg:y="28.236cm" svg:viewBox="0 0 16 81" draw:points="0,0 16,0 16,81 0,81">
          <text:p/>
        </draw:polygon>
        <draw:path draw:style-name="gr7" draw:text-style-name="P8" draw:layer="layout" svg:width="0.07cm" svg:height="0.082cm" svg:x="15.707cm" svg:y="28.234cm" svg:viewBox="0 0 71 83" svg:d="M40 0c-6 0-17 4-23 15v-13h-17v81h17v-44c0-15 3-19 6-21 8-6 15-6 15-6 11 0 17 7 17 20v51h16v-56c0-26-25-27-31-27z">
          <text:p/>
        </draw:path>
        <draw:polygon draw:style-name="gr7" draw:text-style-name="P8" draw:layer="layout" svg:width="0.015cm" svg:height="0.114cm" svg:x="15.802cm" svg:y="28.202cm" svg:viewBox="0 0 16 115" draw:points="0,0 16,0 16,115 0,115">
          <text:p/>
        </draw:polygon>
        <draw:path draw:style-name="gr7" draw:text-style-name="P8" draw:layer="layout" svg:width="0.069cm" svg:height="0.084cm" svg:x="15.834cm" svg:y="28.234cm" svg:viewBox="0 0 70 85" svg:d="M33 75c-9 0-15-5-15-15 0-11 12-14 23-15h15c0 15-5 30-23 30zM70 27c0-22-17-27-34-27-15 0-27 6-29 24h14c3-8 9-13 17-13 18 0 18 9 18 24h-15c-20 0-41 6-41 28 0 15 16 22 30 22 11 0 20-4 26-14 0 4 0 7 0 11 0 2 3 1 6 1h8c0-7 0-13 0-17z">
          <text:p/>
        </draw:path>
        <draw:path draw:style-name="gr7" draw:text-style-name="P8" draw:layer="layout" svg:width="0.067cm" svg:height="0.082cm" svg:x="15.926cm" svg:y="28.234cm" svg:viewBox="0 0 68 83" svg:d="M38 0c-9 0-20 4-24 15v-12h-14v80h14v-44c0-15 4-18 7-21 5-6 14-5 14-5 12 0 17 7 17 19v51h16v-55c0-26-25-28-30-28z">
          <text:p/>
        </draw:path>
        <draw:path draw:style-name="gr7" draw:text-style-name="P8" draw:layer="layout" svg:width="0.078cm" svg:height="0.116cm" svg:x="16.01cm" svg:y="28.203cm" svg:viewBox="0 0 79 117" svg:d="M40 105c-17 0-23-16-23-31 0-14 6-30 23-30 18 0 22 16 22 30 0 15-3 31-22 31zM77 0h-15v46c-4-9-15-13-24-13-24 0-38 21-38 42 0 19 12 42 35 42 12 0 23-4 27-16v1l2 12h15c-2-4-2-10-2-14z">
          <text:p/>
        </draw:path>
        <draw:polygon draw:style-name="gr7" draw:text-style-name="P8" draw:layer="layout" svg:width="0.093cm" svg:height="0.114cm" svg:x="15.037cm" svg:y="28.202cm" svg:viewBox="0 0 94 115" draw:points="0,19 36,19 36,115 60,115 60,19 94,19 94,0 0,0">
          <text:p/>
        </draw:polygon>
        <draw:path draw:style-name="gr7" draw:text-style-name="P8" draw:layer="layout" svg:width="0.093cm" svg:height="0.092cm" svg:x="15.932cm" svg:y="28.1cm" svg:viewBox="0 0 94 93" svg:d="M47 88c-24 0-41-18-41-41s17-42 41-42c23 0 41 19 41 42s-18 41-41 41zM47 0c-27 0-47 21-47 47s20 46 47 46c26 0 47-20 47-46s-21-47-47-47z">
          <text:p/>
        </draw:path>
        <draw:path draw:style-name="gr7" draw:text-style-name="P8" draw:layer="layout" svg:width="0.038cm" svg:height="0.05cm" svg:x="15.961cm" svg:y="28.12cm" svg:viewBox="0 0 39 51" svg:d="M21 22h-12v-16h12c7 1 9 4 9 8s-2 7-9 8zM27 25c6-2 9-6 9-12 0-11-8-13-15-13h-21v51h9v-24h10c2 1 5 0 8 3 1 3 1 8 3 12 0 3 0 7 3 9h6c-3-4-3-9-3-14 0-8-3-11-9-12z">
          <text:p/>
        </draw:path>
        <draw:path draw:style-name="gr7" draw:text-style-name="P8" draw:layer="layout" svg:width="0.662cm" svg:height="0.586cm" svg:x="15.233cm" svg:y="27.514cm" svg:viewBox="0 0 663 587" svg:d="M663 566l-6-7-40-69c-40-7-78-10-121-10-56 0-110 6-165 20-53 13-111 21-166 21-20 0-40-1-60-3l226-386 135 234c-46 2-91 8-135 20-33 8-65 13-99 17l-41 69c46-2 95-9 140-20 55-13 109-20 165-20 31 0 60 2 89 6l-41-74-112-192-101-172-331 566c53 14 108 21 165 21 55 0 113-7 166-21 55-13 109-20 165-20 57 0 112 7 167 20z">
          <text:p/>
        </draw:path>
        <draw:path draw:style-name="gr7" draw:text-style-name="P8" draw:layer="layout" svg:width="0.037cm" svg:height="0.031cm" svg:x="15.892cm" svg:y="28.484cm" svg:viewBox="0 0 38 32" svg:d="M31 4c-2-2-5-2-6-4-2 0-5 0-11 0h-14v32h17c3 0 5 0 8 0 1 0 4-1 6-3 0 0 1 0 1-1s2-1 2-2 0-2 0-4 4-4 4-6c0-3-4-7-4-9-2-1-2-3-3-3z">
          <text:p/>
        </draw:path>
        <draw:path draw:style-name="gr7" draw:text-style-name="P8" draw:layer="layout" svg:width="0.035cm" svg:height="0.031cm" svg:x="15.291cm" svg:y="28.484cm" svg:viewBox="0 0 36 32" svg:d="M31 4c-1-2-4-2-6-4 0 0-7 0-10 0h-15v32h18c2 0 3 0 7 0 2 0 5-1 6-3 0 0 2 0 2-1s0-1 1-2c2-1 2-2 2-4s0-4 0-6c0-3 0-7-2-9-1-1-1-3-3-3z">
          <text:p/>
        </draw:path>
        <draw:path draw:style-name="gr7" draw:text-style-name="P8" draw:layer="layout" svg:width="1.218cm" svg:height="1.218cm" svg:x="14.954cm" svg:y="27.447cm" svg:viewBox="0 0 1219 1219" svg:d="M1210 945h-1202v-813c0-75 49-124 125-124h953c75 0 124 49 124 124zM1098 1038h-32v87h-23v-87h-32v-17h87zM977 1125c-1-1-1-4-1-7 0-4-2-8-2-12-1-4-1-7-1-11 0-3-2-5-2-6 0-2 0-3 0-3-3-1-3-2-3-2-3-1-3-1-3-1-3 0-3 0-3 0h-20v42h-23v-104h38c5 0 8 0 11 0s5 0 6 1c3 0 6 1 8 2 3 1 6 2 9 4 3 3 3 6 6 9 0 4 2 7 2 11 0 5-2 9-2 12-3 3-6 6-6 7-3 2-6 4-9 5-3 0-5 1-6 1 4 1 7 2 9 3 3 1 6 3 6 5 3 2 3 4 3 7s0 6 3 9c0 7 0 11 0 14s2 5 2 7 0 4 1 5c0 0 2 1 2 2zM898 1125h-72v-104h70v17h-47v25h44v17h-44v28h49zM801 1125h-21v-104h21zM760 1125h-78v-19l55-69-52 1v-17h75v20l-55 68 55-1zM665 1125h-23v-104h23zM624 1038h-43v25h40v18h-40v44h-23v-104h66zM535 1125h-23v-104h23zM495 1038h-30v87h-23v-87h-31v-17h84zM376 1125c0-1 0-4-2-7 0-4-1-8-1-12s0-7-2-11c0-3-1-5-1-6 0-2 0-3-2-3-1-1-1-2-3-2-1-1-1-1-3-1h-3-20v42h-23v-104h40c3 0 6 0 9 0s5 0 8 1c3 0 6 1 9 2s6 2 6 4c3 3 5 6 8 9 0 4 1 7 1 11 0 5-1 9-3 12-1 3-4 6-6 7-3 2-3 4-6 5-3 0-6 1-6 1 3 1 6 2 9 3s3 3 5 5c1 2 3 4 3 7s0 6 1 9c2 7 2 11 2 14s1 5 1 7c2 2 2 4 2 5 0 0 1 1 1 2zM296 1125h-74v-104h73v17h-50v25h47v17h-47v28h51zM205 1125h-81v-19l55-69-52 1v-17h77v20l-55 68 56-1zM1219 132c0-80-55-132-133-132h-953c-81 0-133 52-133 132v949c0 81 52 138 133 138h953c81 0 133-57 133-138z">
          <text:p/>
        </draw:path>
        <draw:polygon draw:style-name="gr7" draw:text-style-name="P8" draw:layer="layout" svg:width="0.098cm" svg:height="0.062cm" svg:x="16.406cm" svg:y="28.477cm" svg:viewBox="0 0 99 63" draw:points="65,63 79,63 99,0 87,0 73,48 58,0 44,0 27,49 13,0 0,0 21,63 35,63 53,10">
          <text:p/>
        </draw:polygon>
        <draw:polygon draw:style-name="gr7" draw:text-style-name="P8" draw:layer="layout" svg:width="0.098cm" svg:height="0.062cm" svg:x="16.507cm" svg:y="28.477cm" svg:viewBox="0 0 99 63" draw:points="87,0 73,48 58,0 44,0 27,49 12,0 0,0 21,63 35,63 50,10 64,63 79,63 99,0">
          <text:p/>
        </draw:polygon>
        <draw:polygon draw:style-name="gr7" draw:text-style-name="P8" draw:layer="layout" svg:width="0.099cm" svg:height="0.062cm" svg:x="16.607cm" svg:y="28.477cm" svg:viewBox="0 0 100 63" draw:points="80,63 100,0 88,0 73,48 58,0 44,0 27,49 12,0 0,0 21,63 35,63 50,10 64,63">
          <text:p/>
        </draw:polygon>
        <draw:polygon draw:style-name="gr7" draw:text-style-name="P8" draw:layer="layout" svg:width="0.015cm" svg:height="0.016cm" svg:x="16.714cm" svg:y="28.523cm" svg:viewBox="0 0 16 17" draw:points="0,0 16,0 16,17 0,17">
          <text:p/>
        </draw:polygon>
        <draw:path draw:style-name="gr7" draw:text-style-name="P8" draw:layer="layout" svg:width="0.038cm" svg:height="0.08cm" svg:x="16.74cm" svg:y="28.46cm" svg:viewBox="0 0 39 81" svg:d="M25 0l-12 4v12h-13v10h13v41c0 6 2 9 3 11 3 2 8 3 12 3 2 0 5 0 5 0 3 0 3-1 6-1v-10c0 2-3 2-3 2-2 0-3 0-3 0-3 0-5 0-6-2 0 0-2-1-2-2s0-2 0-3c0 0 0-1 0-2v-37h14v-10h-14z">
          <text:p/>
        </draw:path>
        <draw:path draw:style-name="gr7" draw:text-style-name="P8" draw:layer="layout" svg:width="0.053cm" svg:height="0.063cm" svg:x="16.789cm" svg:y="28.477cm" svg:viewBox="0 0 54 64" svg:d="M21 64c3 0 5-1 8-1 3-1 3-2 6-3 0-1 3-2 7-4 0-1 0-2 0-3l3 10h9c0-1 0-2 0-3s0-2 0-3 0-3 0-3c0-1 0-2 0-2v-52h-12v36c0 1 0 3 0 5 0 3 0 5 0 7-7 3-7 4-10 5s-6 2-8 2c-3 0-6-1-6-1-3-1-3-2-4-4-2-1-2-2-2-4 0-1 0-4 0-5v-41h-12v42c0 4 0 7 0 9 0 3 3 5 3 7 3 2 6 3 9 4s6 2 9 2z">
          <text:p/>
        </draw:path>
        <draw:polygon draw:style-name="gr7" draw:text-style-name="P8" draw:layer="layout" svg:width="0.064cm" svg:height="0.062cm" svg:x="16.855cm" svg:y="28.477cm" svg:viewBox="0 0 65 63" draw:points="37,63 65,0 51,0 33,49 13,0 0,0 25,63">
          <text:p/>
        </draw:polygon>
        <draw:polygon draw:style-name="gr7" draw:text-style-name="P8" draw:layer="layout" svg:width="0.015cm" svg:height="0.016cm" svg:x="16.93cm" svg:y="28.523cm" svg:viewBox="0 0 16 17" draw:points="0,0 16,0 16,17 0,17">
          <text:p/>
        </draw:polygon>
        <draw:path draw:style-name="gr7" draw:text-style-name="P8" draw:layer="layout" svg:width="0.053cm" svg:height="0.066cm" svg:x="16.959cm" svg:y="28.475cm" svg:viewBox="0 0 54 67" svg:d="M51 53c3-2 3-5 3-8h-12c-2 1-2 3-2 5-1 1-1 3-3 4-1 1-1 2-3 3 0 1-3 1-7 1-3 0-6-1-8-2-1-1-4-3-4-5-3-2-3-5-3-8s0-6 0-10c0-1 0-3 0-6s0-5 0-8c3-3 3-5 6-7s6-3 9-3c4 0 7 1 7 2 2 1 3 2 5 4 0 1 0 2 1 4 0 1 0 2 0 3h14c0-2 0-4 0-6-3-2-3-5-8-8-1-1-1-3-4-3-2-2-3-3-5-4-1 0-3-1-3-1-3 0-3 0-7 0-3 0-6 1-9 2s-6 3-9 6c-2 2-5 6-6 10-2 4-3 9-3 18 0 3 1 6 1 8s0 5 2 6c0 2 1 4 1 5 2 2 3 3 3 4 2 2 2 3 5 4s3 2 6 2c1 1 3 1 6 1 0 1 3 1 3 1 4 0 9-1 12-2 1-1 4-3 6-5 3-2 6-4 6-7z">
          <text:p/>
        </draw:path>
        <draw:path draw:style-name="gr7" draw:text-style-name="P8" draw:layer="layout" svg:width="0.061cm" svg:height="0.066cm" svg:x="17.02cm" svg:y="28.475cm" svg:viewBox="0 0 62 67" svg:d="M48 46c0 3-3 6-3 7-3 2-6 4-6 5-3 0-6 1-10 1-3 0-6-1-8-2-1-1-3-3-6-5 0-3-1-5-3-8 0-3 0-7 0-10 0-6 0-10 2-13 1-3 3-5 4-7 3-2 5-3 5-4 3 0 6-1 8-1 5 0 11 2 14 6s5 10 5 18c0 5-2 10-2 13zM60 47c2-4 2-9 2-13 0-3 0-8-2-12 0-3-1-7-4-10-2-3-6-6-8-9-6-2-9-3-17-3s-11 1-16 3c-3 3-6 6-9 9s-3 6-6 10c0 4 0 9 0 13 0 5 0 9 0 13 3 4 3 7 6 10s6 5 11 7c4 1 6 2 12 2 7 0 13-1 16-2 3-2 8-4 9-7 3-3 5-7 6-11z">
          <text:p/>
        </draw:path>
        <draw:path draw:style-name="gr7" draw:text-style-name="P8" draw:layer="layout" svg:width="0.093cm" svg:height="0.064cm" svg:x="17.098cm" svg:y="28.475cm" svg:viewBox="0 0 94 65" svg:d="M88 4c-3-2-6-3-9-3-3-1-5-1-6-1-5 0-5 0-8 1s-7 2-10 4c0 1-3 2-3 3 0 2-3 3-3 3 0-1 0-2-2-3 0-2-1-3-3-4-1-1-3-2-6-3-1-1-6-1-9-1h-3c-3 1-3 1-5 2-1 0-3 1-6 3-1 1-3 3-4 5v-8h-11v8 55h12v-36c0-2 0-4 0-7 0-2 0-4 2-6 1 0 1-1 1-1 2-2 3-3 3-4 2 0 3-1 5-1 0-1 3-1 3-1 6 0 9 1 12 4 2 3 3 6 3 10v42h11v-36c0 0 0-1 0-2s0-3 0-4 0-2 0-4c0-1 0-2 3-3 0 0 0-1 0-3 0 0 3-1 3-2 4 0 7-1 7-1 0-1 3-1 6-1 2 0 3 0 5 1 3 2 3 3 4 5 2 1 2 2 2 3 0 2 0 4 0 6v41h12v-43c0-4 0-9 0-11-3-3-6-5-6-7z">
          <text:p/>
        </draw:path>
        <draw:polygon draw:style-name="gr7" draw:text-style-name="P8" draw:layer="layout" svg:width="0.016cm" svg:height="0.089cm" svg:x="16.414cm" svg:y="28.587cm" svg:viewBox="0 0 17 90" draw:points="0,0 17,0 17,90 0,90">
          <text:p/>
        </draw:polygon>
        <draw:path draw:style-name="gr7" draw:text-style-name="P8" draw:layer="layout" svg:width="0.072cm" svg:height="0.089cm" svg:x="16.449cm" svg:y="28.587cm" svg:viewBox="0 0 73 90" svg:d="M59 51c0 2 0 4 0 8 0 3-3 5-3 8-3 3-6 5-8 7-3 2-7 3-10 4-5 1-8 1-14 1h-12v-69h15c6 0 11 0 14 1 4 1 7 3 12 6 0 3 3 5 3 8 3 4 3 6 3 9s0 5 0 7 0 4 0 4c0 2 0 4 0 6zM62 11c-3-3-6-5-9-6 0-2-5-3-8-4-4-1-7-1-9-1-3 0-6 0-9 0h-27v90h24c6 0 9 0 12 0 2-1 5-1 8-1 3-1 4-1 9-2 0-1 3-3 6-4 0-3 3-4 5-7 0-2 3-4 3-7 3-3 3-7 4-10 2-5 2-9 2-14 0-6-2-12-3-19-2-5-5-10-8-15z">
          <text:p/>
        </draw:path>
        <draw:path draw:style-name="gr7" draw:text-style-name="P8" draw:layer="layout" svg:width="0.058cm" svg:height="0.088cm" svg:x="16.596cm" svg:y="28.589cm" svg:viewBox="0 0 59 89" svg:d="M47 57c0 3-2 7-3 10 0 4-2 6-5 8s-6 4-9 4-6-2-8-3c-1-2-5-4-5-7-2-3-2-7-3-11 0-4-2-8-2-13 0-3 0-7 2-11 0-4 1-8 1-11 2-4 2-6 6-8 3-3 6-4 9-4s6 1 9 3c3 1 3 4 5 7 1 3 3 6 3 10s0 9 0 14c0 4 0 8 0 12zM59 26c-3-3-3-6-3-9-3-3-5-6-6-8-3-4-6-6-8-7-3-2-6-2-12-2-5 0-9 0-13 2-2 2-5 6-6 8-2 3-5 6-5 9-1 3-3 7-3 10s-3 6-3 9 0 6 0 8c0 7 0 13 3 18 2 4 3 8 3 11 2 1 3 4 5 6 1 2 3 3 4 4 2 1 2 3 7 3 2 1 5 1 8 1h3c3 0 3 0 6-1 0 0 3-1 5-2 0-1 3-2 3-3 4-4 9-9 9-15 3-6 3-14 3-24 0-3 0-5 0-9 0-3 0-6 0-9z">
          <text:p/>
        </draw:path>
        <draw:path draw:style-name="gr7" draw:text-style-name="P8" draw:layer="layout" svg:width="0.056cm" svg:height="0.089cm" svg:x="16.665cm" svg:y="28.589cm" svg:viewBox="0 0 57 90" svg:d="M38 41c-3 3-6 5-12 5-3 0-8-2-11-5s-3-7-3-12c0-3 0-6 0-8s2-4 3-6c2-2 3-3 5-4 1-1 3-1 6-1s3 0 6 1c0 1 3 2 6 3 0 2 2 4 3 6 0 2 2 6 2 9 0 5-2 9-5 12zM54 21c-1-4-1-7-7-10-1-3-3-6-6-7-3-2-6-3-9-3-3-1-3-1-6-1s-6 0-9 1-6 3-11 6c0 2-3 5-6 8 0 4 0 8 0 14 0 4 0 8 0 11 3 3 3 6 6 8 3 3 6 4 9 5s6 2 8 2c3 0 3 0 6 0 3-1 3-1 6-2 2-1 3-2 5-3 1-2 3-3 4-5 0 3 0 6 0 10s-1 8-3 12c0 3-3 6-4 9-5 2-8 4-11 4-5 0-8-2-11-4-1-3-3-6-3-9h-12c0 4 0 8 0 11 3 3 6 6 6 7 5 2 8 3 9 4 3 0 6 1 8 1 6 0 9-1 15-3 3-1 6-3 9-6 2-4 2-7 6-10 1-3 3-6 3-9 0-4 1-7 1-10s0-5 0-7c0-6 0-11-1-14 0-3 0-7-2-10z">
          <text:p/>
        </draw:path>
        <draw:path draw:style-name="gr7" draw:text-style-name="P8" draw:layer="layout" svg:width="0.032cm" svg:height="0.086cm" svg:x="16.74cm" svg:y="28.59cm" svg:viewBox="0 0 33 87" svg:d="M9 9c-3 2-6 4-9 7v12c0 0 3-1 3-2 3-1 3-2 6-3 0-1 4-2 7-3s3-2 6-4v71h11v-87h-11c-3 2-6 6-13 9z">
          <text:p/>
        </draw:path>
        <draw:path draw:style-name="gr7" draw:text-style-name="P8" draw:layer="layout" svg:width="0.058cm" svg:height="0.088cm" svg:x="16.798cm" svg:y="28.589cm" svg:viewBox="0 0 59 89" svg:d="M43 57c0 3 0 7 0 10-2 4-3 6-5 8-3 2-6 4-9 4s-6-2-9-3c0-2-3-4-3-7-2-3-2-7-3-11 0-4-2-8-2-13 0-3 2-7 2-11s1-8 1-11c2-4 2-6 5-8 3-3 6-4 9-4s6 1 9 3c2 1 3 4 5 7 0 3 0 6 0 10 3 4 3 9 3 14 0 4 0 8-3 12zM56 26c0-3-2-6-3-9 0-3-4-6-6-8-1-4-4-6-7-7-3-2-6-2-11-2-6 0-9 0-12 2-2 2-5 6-6 8-2 3-5 6-5 9-3 3-3 7-6 10 0 3 0 6 0 9s0 6 0 8c0 7 0 13 0 18 3 4 6 8 6 11 2 1 3 4 5 6 1 2 3 3 4 4 2 1 2 3 5 3 3 1 6 1 9 1h3c2 0 3 0 5-1 1 0 3-1 4-2 2-1 2-2 5-3 3-4 7-9 10-15s3-14 3-24c0-3 0-5 0-9 0-3 0-6-3-9z">
          <text:p/>
        </draw:path>
        <draw:path draw:style-name="gr7" draw:text-style-name="P8" draw:layer="layout" svg:width="0.057cm" svg:height="0.088cm" svg:x="16.865cm" svg:y="28.589cm" svg:viewBox="0 0 58 89" svg:d="M44 57c0 3 0 7 0 10-3 4-3 6-6 8-4 2-7 4-10 4s-5-2-8-3c-1-2-3-4-4-7-2-3-2-7-5-11 0-4 0-8 0-13 0-3 0-7 0-11s3-8 3-11c2-4 3-6 6-8 2-3 5-4 8-4s6 1 10 3c3 1 3 4 6 7 0 3 0 6 0 10 3 4 3 9 3 14 0 4 0 8-3 12zM56 26c-1-3-1-6-3-9-1-3-3-6-6-8 0-4-3-6-6-7-7-2-10-2-13-2-5 0-8 0-11 2s-6 6-9 8c0 3-3 6-3 9-3 3-3 7-3 10s-2 6-2 9 0 6 0 8c0 7 0 13 2 18 0 4 3 8 3 11 0 1 3 4 3 6 3 2 3 3 6 4 2 1 3 3 6 3 3 1 6 1 8 1h3c0 0 3 0 3-1 4 0 7-1 7-2 3-1 3-2 6-3 3-4 6-9 8-15 3-6 3-14 3-24 0-3 0-5 0-9 0-3 0-6-2-9z">
          <text:p/>
        </draw:path>
        <draw:path draw:style-name="gr7" draw:text-style-name="P8" draw:layer="layout" svg:width="0.058cm" svg:height="0.088cm" svg:x="16.934cm" svg:y="28.589cm" svg:viewBox="0 0 59 89" svg:d="M44 69c0 2-2 4-3 6-2 2-3 4-6 4-2 1-2 1-5 1s-3 0-7-1c-3-2-6-3-6-5-3-2-3-4-3-6s-3-5-3-7c0-3 3-5 3-7 0-3 0-5 3-6 0-2 3-4 6-5 4-1 4-1 7-1s6 1 8 2c3 1 4 3 6 5 0 2 1 4 1 6s0 4 0 5c0 4 0 7-1 9zM50 39c-3-2-5-4-9-5-3-1-6-1-8-1-3 0-6 0-10 1-1 0-3 1-6 2 0 2-3 3-3 4s-3 2-3 3c0-11 3-19 6-24 3-6 10-8 16-8h2c3 1 3 1 4 2 2 1 2 2 3 4 2 2 2 4 2 6h12c0-1 0-2 0-3s0-2 0-3 0-2 0-4c-3-1-3-2-3-3s-3-2-3-5c-3-1-3-2-6-3 0 0-3-1-5-2-1 0-4 0-6 0-6 0-10 0-13 2-3 1-6 3-9 8-3 2-3 5-6 8-2 4-2 7-3 10-2 4-2 7-2 11 0 3 0 7 0 10 0 2 0 5 0 8s0 5 0 8c2 3 2 5 3 8 0 2 3 4 5 7 0 3 3 6 9 7 3 2 10 2 13 2s6 0 9-1c5-2 8-3 11-6 3-2 3-6 6-10 0-4 3-8 3-13 0-4-3-8-3-11 0-4-3-6-6-9z">
          <text:p/>
        </draw:path>
        <draw:polygon draw:style-name="gr7" draw:text-style-name="P8" draw:layer="layout" svg:width="0.058cm" svg:height="0.086cm" svg:x="16.997cm" svg:y="28.59cm" svg:viewBox="0 0 59 87" draw:points="0,12 47,12 12,87 27,87 59,12 59,0 0,0">
          <text:p/>
        </draw:polygon>
        <draw:path draw:style-name="gr7" draw:text-style-name="P8" draw:layer="layout" svg:width="0.057cm" svg:height="0.089cm" svg:x="17.067cm" svg:y="28.589cm" svg:viewBox="0 0 58 90" svg:d="M39 41c-3 3-7 5-12 5-3 0-6-2-9-5-5-3-6-7-6-12 0-3 0-6 1-8 0-2 2-4 2-6 3-2 3-3 6-4s3-1 6-1c2 0 3 0 5 1 3 1 4 2 6 3 1 2 3 4 6 6 0 2 0 6 0 9 0 5 0 9-5 12zM55 21c-2-4-2-7-5-10s-3-6-6-7c-5-2-8-3-9-3-3-1-6-1-8-1-3 0-6 0-9 1s-6 3-9 6c-3 2-7 5-7 8-2 4-2 8-2 14 0 4 0 8 2 11 0 3 4 6 5 8 3 3 6 4 11 5 3 1 6 2 9 2 0 0 2 0 3 0 2-1 5-1 5-2 3-1 4-2 6-3 3-2 3-3 6-5 0 3 0 6 0 10s-3 8-3 12c-3 3-5 6-6 9-3 2-6 4-11 4-6 0-9-2-9-4-3-3-5-6-5-9h-13c0 4 0 8 2 11 0 3 4 6 7 7 3 2 6 3 9 4 3 0 6 1 9 1s8-1 11-3c6-1 9-3 12-6 0-4 3-7 3-10 2-3 2-6 3-9 0-4 2-7 2-10s0-5 0-7c0-6 0-11-2-14 0-3-1-7-1-10z">
          <text:p/>
        </draw:path>
        <draw:path draw:style-name="gr7" draw:text-style-name="P8" draw:layer="layout" svg:width="0.053cm" svg:height="0.087cm" svg:x="17.135cm" svg:y="28.589cm" svg:viewBox="0 0 54 88" svg:d="M31 64c0 0 0-1 3-3 0-1 2-3 3-5 2-1 3-3 5-5 1-1 3-2 3-3 3-3 3-5 6-7 0-2 3-4 3-6 0-1 0-3 0-4s0-3 0-4c0-4 0-8 0-11-3-4-6-7-8-11-3-2-6-3-9-4s-6-1-9-1-6 0-9 1-6 2-10 7c-2 1-3 3-5 5 0 1-1 4-3 6 0 1 0 3 0 4 0 2 0 3 0 4h15c0-1 0-2 0-4 0-1 0-3 1-4 0-2 2-3 5-6 0-1 3-2 6-2s6 1 8 2c1 1 3 3 4 5 0 1 2 3 2 4 0 2 0 3 0 4 0 2 0 5 0 7-2 2-3 5-6 8-2 2-2 5-5 7-3 3-6 5-6 7l-25 22v11h54v-10h-40z">
          <text:p/>
        </draw:path>
        <draw:path draw:style-name="gr7" draw:text-style-name="P8" draw:layer="layout" svg:width="0.055cm" svg:height="0.088cm" svg:x="17.202cm" svg:y="28.59cm" svg:viewBox="0 0 56 89" svg:d="M50 40c-3-3-5-5-8-6-4-2-8-3-13-3-3 0-6 1-6 1-3 1-3 1-5 2-1 1-3 2-3 3-1 1-3 1-3 2l2-28h36v-11h-47l-3 52h12c0-1 0-2 2-3 0-1 1-3 1-4 2-1 3-2 5-3 3-1 3-1 6-1 6 0 9 1 12 4 4 3 7 8 7 15 0 1 0 3 0 5-3 2-3 4-5 6s-2 4-5 6c-3 1-6 2-9 2s-3 0-6-1c0 0-2-1-3-2-2-1-2-2-3-4-2-1-2-3-2-5h-12c0 3 0 7 0 9 3 3 6 5 8 7 1 2 4 3 7 4s5 2 8 2c6 0 11-1 14-3 5-1 8-3 10-6 3-2 6-5 7-9 2-3 2-7 2-11s0-8-2-12c-1-3-1-6-4-8z">
          <text:p/>
        </draw:path>
        <draw:polygon draw:style-name="gr7" draw:text-style-name="P8" draw:layer="layout" svg:width="0.118cm" svg:height="0.112cm" svg:x="16.417cm" svg:y="27.443cm" svg:viewBox="0 0 119 113" draw:points="15,13 50,113 67,113 102,13 102,113 119,113 119,0 94,0 61,93 29,0 0,0 0,113 15,113">
          <text:p/>
        </draw:polygon>
        <draw:path draw:style-name="gr7" draw:text-style-name="P8" draw:layer="layout" svg:width="0.066cm" svg:height="0.083cm" svg:x="16.556cm" svg:y="27.474cm" svg:viewBox="0 0 67 84" svg:d="M17 51c3-2 6-4 9-5s5-1 8-2c3 0 6 0 6 0 4 0 7 0 7 0 3 0 3 0 3 1 0 2 0 5 0 7s0 3 0 5c0 1 0 3 0 4s-3 2-3 4c-3 5-10 8-18 8-3 0-6 0-7-1-2-1-5-2-5-4-3-1-3-3-3-4 0-2 0-3 0-4 0-4 0-7 3-9zM5 78c3 2 6 3 9 5 3 1 8 1 12 1 2 0 3 0 5 0 3 0 3-1 6-2s7-2 10-4c0-2 3-4 3-8 0 2 3 4 3 6s0 4 0 6h14c-2-2-2-4-2-6s0-4 0-6 0-4 0-5 0-2 0-2v-40c0-2 0-4 0-5 0-2-1-4-1-7-2-2-3-3-6-5-2-1-2-2-5-3s-6-2-9-2c-4-1-7-1-10-1s-5 0-6 0c-2 1-5 1-8 2-1 0-3 1-6 2s-3 3-6 4c-3 3-3 5-3 8 0 2-2 5-2 7h16c0-1 0-2 0-4 0-1 1-3 1-4 2-1 3-3 6-4 2-1 3-1 8-1 0 0 3 0 6 1 4 1 7 2 7 4 3 1 3 1 3 2s0 3 0 4 0 3 0 4c0 4 0 6 0 9 0-1-3-1-3-1-3 0-7 0-7 0-3 0-6 0-6 0-3 0-5 1-8 1-1 0-4 1-6 2-3 0-6 2-9 3-3 2-3 4-6 6 0 2-2 4-3 6-2 2-2 4-2 5 0 2 0 4 0 6 0 3 0 6 0 9 3 2 3 5 5 7z">
          <text:p/>
        </draw:path>
        <draw:path draw:style-name="gr7" draw:text-style-name="P8" draw:layer="layout" svg:width="0.069cm" svg:height="0.08cm" svg:x="16.645cm" svg:y="27.475cm" svg:viewBox="0 0 70 81" svg:d="M0 81h15v-44c0-4 0-8 2-10 0-3 4-8 7-10 0-1 3-3 6-4s5-1 8-1c1 0 4 0 6 1 3 1 6 2 6 4 3 2 3 6 4 8 0 2 0 5 0 7v49h16v-52c0-6-2-13-2-16-3-4-6-6-9-9-3-2-6-3-9-4-6 0-6 0-8 0-4 0-9 0-12 1-3 2-6 3-6 5-3 2-7 4-7 5 0 2-2 3-2 4v-14h-15v10z">
          <text:p/>
        </draw:path>
        <draw:path draw:style-name="gr7" draw:text-style-name="P8" draw:layer="layout" svg:width="0.065cm" svg:height="0.083cm" svg:x="16.734cm" svg:y="27.474cm" svg:viewBox="0 0 66 84" svg:d="M19 51c3-2 6-4 9-5s5-1 8-2c3 0 6 0 9 0h3c3 0 3 0 3 1 0 2 0 5 0 7s0 3 0 5c0 1 0 3 0 4s-3 2-3 4c-3 5-9 8-17 8-3 0-6 0-6-1-3-1-3-2-6-4-2-1-2-3-3-4 0-2 0-3 0-4 0-4 1-7 3-9zM8 78c2 2 5 3 8 5 6 1 9 1 12 1s3 0 5 0c3 0 4-1 6-2 3-1 6-2 9-4 0-2 3-4 6-8 0 2 0 4 0 6s0 4 0 6h12c0-2-1-4-1-6s0-4 0-6 0-4 0-5 0-2 0-2v-40c0-2 0-4 0-5 0-2 0-4-2-7-1-2-3-3-4-5-3-1-5-2-5-3-3-1-6-2-9-2-3-1-6-1-9-1-2 0-5 0-5 0-3 1-6 1-9 2 0 0-3 1-6 2-2 1-3 3-5 4-1 3-4 5-4 8 0 2 0 5-2 7h17c0-1 0-2 0-4 0-1 0-3 0-4 3-1 3-3 6-4s5-1 8-1c1 0 4 0 6 1 3 1 6 2 9 4 0 1 0 1 0 2s0 3 0 4 0 3 0 4c0 4 0 6 0 9 0-1-3-1-3-1-3 0-3 0-6 0s-5 0-6 0c-3 0-5 1-8 1 0 0-3 1-6 2-3 0-6 2-8 3-3 2-4 4-7 6 0 2-4 4-6 6 0 2 0 4-1 5 0 2 0 4 0 6 0 3 0 6 1 9 2 2 6 5 7 7z">
          <text:p/>
        </draw:path>
        <draw:path draw:style-name="gr7" draw:text-style-name="P8" draw:layer="layout" svg:width="0.073cm" svg:height="0.111cm" svg:x="16.818cm" svg:y="27.475cm" svg:viewBox="0 0 74 112" svg:d="M16 31c2-3 2-6 3-9 2-3 3-6 5-8 3-2 6-4 12-4 3 0 6 2 9 3s5 3 8 5c0 2 3 5 3 8 3 2 3 6 3 11 0 4 0 7 0 9 0 3-3 5-3 7s0 3 0 4-3 2-3 3c0 3-3 4-5 6-3 1-6 2-12 2-3 0-6-1-9-3-3-1-5-4-8-6 0-3-1-6-3-9 0-4 0-8 0-10 0-3 0-6 0-9zM10 69c2 2 3 4 6 5 2 1 3 2 6 3 2 0 2 1 5 1s3 0 6 0c0 0 3 0 6 0 2 0 3 0 6-1s5-2 8-4 3-4 6-8c0 6 0 10 0 16-3 4-3 8-3 11-3 3-3 5-6 7-2 2-6 3-11 3-6 0-6-1-9-1-3-1-6-2-6-4 0-1-2-2-2-4-1-2-1-4-1-6h-18c0 2 0 3 0 5s3 4 3 6 0 3 4 5c2 2 3 3 6 4 2 2 5 3 8 3 3 1 9 2 14 2 3 0 4-1 7-1s5-1 8-2 6-2 11-4c1-2 4-4 7-7 0-2 0-3 3-5 0-2 0-4 0-6 0-3 0-7 0-10s0-7 0-12v-49-15h-15v12c0-1-3-3-3-5 0-1-3-2-6-4 0-1-2-2-5-3-3 0-6-1-9-1-6 0-9 1-14 3-4 1-7 3-10 7-6 4-9 8-9 13-3 5-3 10-3 17 0 5 0 11 3 16 0 5 3 9 7 13z">
          <text:p/>
        </draw:path>
        <draw:path draw:style-name="gr7" draw:text-style-name="P8" draw:layer="layout" svg:width="0.072cm" svg:height="0.083cm" svg:x="16.911cm" svg:y="27.474cm" svg:viewBox="0 0 73 84" svg:d="M17 23c2-2 3-5 6-7 2-1 3-3 6-3 2-1 5-2 8-2s8 1 12 3c3 2 4 4 6 6 1 2 1 5 1 8s2 5 2 7h-44c0-4 0-8 3-12zM37 84c3 0 8 0 12-1 1-1 4-2 7-3 2-1 2-2 5-3 0-1 3-2 3-3 3-3 4-6 6-9 0-3 0-5 0-7h-14c0 5-3 9-6 12-3 2-7 4-13 4-3 0-6-1-11-2-3-2-4-4-6-6-3-3-3-6-6-9 0-3 0-7 0-11h59v-7c0-4 0-7-3-11 0-4 0-7-2-10-1-3-4-6-7-8-3-3-5-6-8-7-4-2-10-3-16-3h-3c-3 0-5 1-6 1-2 1-5 1-6 2-2 1-5 2-8 4-6 4-9 9-11 15-1 8-3 14-3 23 0 12 3 22 8 29 6 7 15 10 29 10z">
          <text:p/>
        </draw:path>
        <draw:path draw:style-name="gr7" draw:text-style-name="P8" draw:layer="layout" svg:width="0.119cm" svg:height="0.081cm" svg:x="17cm" svg:y="27.474cm" svg:viewBox="0 0 120 82" svg:d="M0 82h17v-45c0-2 0-5 0-8 0-2 0-5 3-8 0-1 0-2 0-3 3 0 3-1 6-2 0-1 3-2 5-3 1 0 4-1 7-1 5 0 8 2 11 5 4 3 7 8 7 13v52h14v-44c0-1 0-2 0-3 0-2 0-3 0-5 0-1 0-3 0-4 1-2 3-3 3-6 0 0 1-1 1-2 2-1 2-2 5-3 0 0 3-1 6-2 0 0 3-1 6-1s5 1 8 2c1 2 3 3 4 5 2 1 2 2 2 5 1 2 1 4 1 8v50h14v-53c0-5 0-11 0-14-3-4-6-7-9-10-3-2-6-3-9-4-3 0-6-1-8-1-6 0-9 1-12 2s-6 2-8 5c-1 1-3 3-4 5-2 1-2 3-2 4 0-2-3-3-3-5s-3-3-6-6c0-1-3-2-6-3-4-1-7-2-12-2-1 0-3 0-6 1-1 0-3 0-6 1s-6 2-9 5c0 2-2 4-5 7v-12h-15v11z">
          <text:p/>
        </draw:path>
        <draw:path draw:style-name="gr7" draw:text-style-name="P8" draw:layer="layout" svg:width="0.07cm" svg:height="0.083cm" svg:x="17.141cm" svg:y="27.474cm" svg:viewBox="0 0 71 84" svg:d="M18 23c0-2 3-5 6-7 0-1 3-3 5-3 3-1 4-2 7-2 5 0 9 1 12 3s3 4 6 6c0 2 2 5 2 8s0 5 0 7h-41c0-4 0-8 3-12zM35 84c4 0 10 0 13-1s6-2 6-3c2-1 5-2 5-3 3-1 3-2 4-3 3-3 5-6 5-9 3-3 3-5 3-7h-15c-2 5-2 9-5 12-3 2-10 4-15 4-4 0-7-1-9-2-3-2-6-4-6-6-3-3-3-6-6-9 0-3 0-7 0-11h56v-7c0-4 0-7 0-11s-3-7-3-10c-3-3-5-6-6-8-3-3-6-6-11-7-3-2-7-3-15-3-1 0-3 0-4 0-2 0-3 1-5 1 0 1-3 1-6 2 0 1-3 2-6 4-6 4-11 9-12 15-2 8-3 14-3 23 0 12 3 22 9 29s15 10 26 10z">
          <text:p/>
        </draw:path>
        <draw:path draw:style-name="gr7" draw:text-style-name="P8" draw:layer="layout" svg:width="0.067cm" svg:height="0.08cm" svg:x="17.231cm" svg:y="27.475cm" svg:viewBox="0 0 68 81" svg:d="M0 81h15v-44c0-4 0-8 2-10 0-3 0-8 3-10 4-1 4-3 10-4 3-1 3-1 6-1s6 0 8 1c3 1 4 2 6 4 1 2 3 6 3 8 3 2 3 5 3 7v49h12v-52c0-6-1-13-3-16 0-4-3-6-6-9-3-2-8-3-11-4-3 0-6 0-6 0-6 0-9 0-12 1-3 2-6 3-10 5-3 2-3 4-3 5-2 2-2 3-2 4v-14h-15v10z">
          <text:p/>
        </draw:path>
        <draw:path draw:style-name="gr7" draw:text-style-name="P8" draw:layer="layout" svg:width="0.046cm" svg:height="0.101cm" svg:x="17.312cm" svg:y="27.455cm" svg:viewBox="0 0 47 102" svg:d="M15 85c0 6 3 10 6 13s8 4 15 4c2 0 5 0 6 0 2-1 3-1 5-1v-12c0 0-2 0-3 0-2 1-3 1-3 1-3 0-5-1-6-1-2-1-3-2-3-3-2-1-2-2-2-3 0-2 0-3 0-4v-48h17v-10h-17v-21l-15 5v16h-15v10h15z">
          <text:p/>
        </draw:path>
        <draw:path draw:style-name="gr7" draw:text-style-name="P8" draw:layer="layout" svg:width="0.087cm" svg:height="0.117cm" svg:x="16.411cm" svg:y="27.609cm" svg:viewBox="0 0 88 118" svg:d="M68 98c0 2-3 4-8 5-5 2-8 2-14 2s-11 0-17-2c-3-2-6-4-6-6-2-2-3-4-3-7 0-2-2-5-2-6h-18c0 1 0 2 3 4 0 2 0 4 0 6s0 4 0 6c3 2 3 4 6 6 3 3 6 5 9 6 3 2 5 3 8 4s6 2 9 2 6 0 9 0c5 0 11-1 21-2 3-2 9-5 11-8 4-3 7-6 9-11 3-4 3-8 3-13 0-1 0-3 0-5 0-1 0-3-2-5-1-2-1-4-3-7-1-2-4-3-6-6-1-1-3-2-3-3-3 0-3-2-6-3s-6-2-13-3c-3-1-8-2-14-4-3-1-6-1-9-2s-6-2-6-3c-3-2-3-3-5-5 0-3 0-5 0-7 0-6 2-10 5-13 6-3 12-5 20-5 1 0 3 0 6 1 3 0 7 1 10 2s3 3 6 5c0 3 3 5 3 9h14c0-1 0-3 0-4 0-2 0-3 0-5-2-1-3-3-3-5s-3-3-3-5c-3-2-5-4-8-6-3-1-6-2-9-3s-7-1-10-1c-3-1-3-1-5-1-6 0-10 1-15 2-6 1-11 3-14 6-4 3-9 6-12 10s-3 9-3 14 0 9 3 13c0 4 6 7 9 10 3 1 3 3 6 4 2 0 2 1 5 2 3 2 6 2 9 3s6 2 11 3c3 1 6 2 9 3 5 1 10 2 10 3 3 1 6 3 6 5s3 5 3 8c0 1-3 3-3 5s0 4-3 7z">
          <text:p/>
        </draw:path>
        <draw:polygon draw:style-name="gr7" draw:text-style-name="P8" draw:layer="layout" svg:width="0.081cm" svg:height="0.108cm" svg:x="16.509cm" svg:y="27.645cm" svg:viewBox="0 0 82 109" draw:points="0,0 32,79 21,109 35,109 47,80 82,0 65,0 41,62 18,0">
          <text:p/>
        </draw:polygon>
        <draw:path draw:style-name="gr7" draw:text-style-name="P8" draw:layer="layout" svg:width="0.066cm" svg:height="0.083cm" svg:x="16.596cm" svg:y="27.643cm" svg:viewBox="0 0 67 84" svg:d="M13 6c-3 2-4 5-6 8-3 3-3 6-3 9 0 4 0 8 3 11s5 6 6 7c3 2 6 3 11 4 3 1 6 2 12 3 3 1 3 1 6 2 2 1 5 1 5 2 1 1 3 2 3 3 1 1 1 3 1 5s-1 5-1 7c-3 2-5 3-6 4-2 0-5 1-8 1s-6-1-9-2-3-2-6-3c0-1-2-3-2-5-1-1-1-3-1-4h-18c0 4 4 8 4 12 3 3 6 5 9 7 3 3 5 5 9 5 3 1 8 2 11 2 6 0 9-1 12-1 5-1 8-2 11-5 3-2 6-5 9-8 0-4 2-8 2-12 0-2 0-5-2-7 0-3 0-5-3-7-3-1-3-2-3-3-3 0-3-1-8-2-1-2-4-3-7-3-2-1-8-2-14-5 0 0-2 0-3-1-2 0-3 0-3-1-2-1-3-2-3-3s-2-3-2-4c0-3 2-5 2-7 3-1 3-2 6-3 1-1 3-1 6-1h3 3c3 0 5 1 5 2 3 0 3 2 4 3 2 2 2 4 2 7h15c0-1 0-3 0-5s0-4-3-6c0-2-3-4-3-6-3-1-6-2-9-3-2-1-5-2-8-2 0-1-3-1-6-1-6 0-9 1-14 2-3 1-6 2-9 4z">
          <text:p/>
        </draw:path>
        <draw:path draw:style-name="gr7" draw:text-style-name="P8" draw:layer="layout" svg:width="0.046cm" svg:height="0.101cm" svg:x="16.668cm" svg:y="27.624cm" svg:viewBox="0 0 47 102" svg:d="M30 0l-14 5v16h-16v10h16v53c0 7 3 11 5 13 3 2 7 5 15 5 3 0 6 0 6-2 3 0 5 0 5 0v-11h-2-3c-3 0-6 0-6-1-3 0-3-1-3-2-2-1-2-2-3-4 0-1 0-2 0-3v-48h17v-10h-17z">
          <text:p/>
        </draw:path>
        <draw:path draw:style-name="gr7" draw:text-style-name="P8" draw:layer="layout" svg:width="0.07cm" svg:height="0.083cm" svg:x="16.726cm" svg:y="27.643cm" svg:viewBox="0 0 71 84" svg:d="M18 22c2-3 3-5 5-7 3-2 6-3 6-4 3 0 6-1 9-1 4 0 7 1 10 3 2 1 5 3 8 6 0 2 0 5 0 7 0 3 0 5 0 8h-41c2-6 2-9 3-12zM38 84c3 0 7-1 9-1 3-1 6-2 9-3 3-2 3-3 6-4 0-1 2-2 2-3 3-3 4-6 6-9 0-3 0-5 0-7h-14c0 5-3 9-6 12-3 2-6 3-12 3-3 0-6 0-9-2-5-1-6-3-9-5-2-3-3-6-3-9-2-4-2-7-2-11h56v-9c0-3 0-7-1-10 0-3 0-6-3-9 0-3-3-6-5-9-3-2-6-4-9-6-5-1-9-2-15-2h-3c-3 0-6 0-6 1-3 0-5 1-6 2-3 0-5 1-6 3-5 4-11 9-14 15-1 6-3 14-3 23 0 12 3 21 9 28 6 8 15 12 29 12z">
          <text:p/>
        </draw:path>
        <draw:path draw:style-name="gr7" draw:text-style-name="P8" draw:layer="layout" svg:width="0.119cm" svg:height="0.081cm" svg:x="16.815cm" svg:y="27.643cm" svg:viewBox="0 0 120 82" svg:d="M0 82h15v-46c0-2 2-5 2-8s1-5 3-8c0 0 1-1 1-2 2-1 3-2 3-3 2 0 2-1 5-2s3-1 6-1c6 0 12 2 14 5 3 3 3 7 3 12v53h15v-45c0-1 0-2 0-4 0-1 0-2 0-4 2-2 2-3 2-5 1-1 1-3 1-4 2-1 2-1 3-2 0-1 2-2 3-3 2-1 2-1 5-2 0-1 3-1 6-1s8 1 11 2c1 2 3 3 3 5 3 1 3 2 3 4s0 4 0 7v52h16v-54c0-5 0-10-4-14 0-3-3-7-6-9s-6-3-9-4-6-1-11-1c-3 0-9 1-12 2-2 1-3 2-5 4-3 1-4 4-6 5 0 2-1 3-3 4 0-1 0-3-3-4 0-2-3-5-3-6-3-1-6-3-8-4-3-1-6-1-10-1-2 0-5 0-5 0-3 1-6 1-6 2-3 1-5 2-8 4-1 3-3 5-6 8v-12h-15v11z">
          <text:p/>
        </draw:path>
        <draw:polygon draw:style-name="gr7" draw:text-style-name="P8" draw:layer="layout" svg:width="0.017cm" svg:height="0.113cm" svg:x="16.417cm" svg:y="27.828cm" svg:viewBox="0 0 18 114" draw:points="0,0 18,0 18,114 0,114">
          <text:p/>
        </draw:polygon>
        <draw:path draw:style-name="gr7" draw:text-style-name="P8" draw:layer="layout" svg:width="0.086cm" svg:height="0.117cm" svg:x="16.455cm" svg:y="27.826cm" svg:viewBox="0 0 87 118" svg:d="M84 74c0-4 0-6-3-8 0-2-2-5-5-6s-3-2-6-3c0-1-3-1-6-2s-6-2-8-3c-6-1-10-2-18-4-3-2-6-2-8-3-3-1-4-2-6-3-1-2-3-3-3-5-1-2-1-4-1-6 0-6 1-10 6-13 4-3 9-5 18-5 3 0 5 0 9 1 3 0 5 1 5 2 3 1 6 3 6 5 3 2 3 5 3 9h17c0-1 0-3 0-4 0-2-2-3-2-5 0-1-1-3-1-5-2-2-2-3-5-5-1-2-3-4-6-6-3-1-6-2-9-3s-5-1-8-2c-4 0-6 0-9 0-6 0-9 1-14 2-6 1-9 3-15 6-4 2-7 6-10 10-2 4-3 9-3 14 0 4 1 8 3 12 0 5 3 8 10 11 0 1 3 2 5 3 1 0 3 1 6 2 1 1 4 1 6 3 3 1 9 2 12 3 5 1 9 2 12 3 2 1 5 2 8 4 0 1 3 3 5 5 1 2 1 5 1 8 0 1 0 3 0 5s-1 4-3 7c-3 2-6 3-9 5-2 2-8 2-14 2s-12-1-14-2c-4-2-7-4-9-6-1-2-3-4-3-7 0-2 0-5 0-7h-18c0 2 0 3 0 5s0 4 2 6c0 1 1 3 1 6 2 2 2 4 2 6 3 2 6 5 10 6 3 2 6 3 9 4 5 1 8 1 11 2 3 0 3 0 6 0 9 0 15-1 20-3 6-1 11-4 15-7 3-3 5-6 8-11 1-4 3-8 3-13 0-1 0-3 0-5-2-2-2-3-3-5z">
          <text:p/>
        </draw:path>
        <draw:path draw:style-name="gr7" draw:text-style-name="P8" draw:layer="layout" svg:width="0.102cm" svg:height="0.118cm" svg:x="16.558cm" svg:y="27.825cm" svg:viewBox="0 0 103 119" svg:d="M85 65c0 3 0 7-2 10-1 3-1 9-3 12 0 3-3 6-3 9-3 4-9 7-12 8-6 2-9 2-14 2-4 0-9 0-15-2-3-1-6-4-9-8-5-5-8-10-8-18-2-6-4-13-4-20 0-5 2-11 4-16 0-6 3-11 5-15 3-4 6-7 9-10 6-2 12-4 18-4 8 0 12 1 17 4 3 2 9 5 9 9 3 4 5 8 6 14 2 5 2 11 2 17 0 2 0 4 0 8zM88 15c-5-5-8-9-14-11-8-2-15-4-23-4-1 0-4 1-7 1-5 0-8 1-11 2s-5 3-8 5c-4 2-7 4-13 7-3 3-3 7-6 11s-3 7-3 11c-2 4-2 8-2 12-1 4-1 7-1 10 0 9 1 16 3 25 0 7 3 13 6 18 6 5 12 9 18 12 6 4 15 5 24 5s17-2 23-5c8-3 12-8 17-13 6-6 9-12 9-20 3-8 3-15 3-24s0-17-3-24-6-13-12-18z">
          <text:p/>
        </draw:path>
        <draw:path draw:style-name="gr7" draw:text-style-name="P8" draw:layer="layout" svg:width="0.072cm" svg:height="0.112cm" svg:x="16.717cm" svg:y="27.831cm" svg:viewBox="0 0 73 113" svg:d="M15 26c2-3 3-5 5-7 1-2 3-4 7-5 1-1 4-2 7-2 5 0 5 1 8 2s6 2 8 4c1 2 3 4 4 7 2 3 2 6 2 10 0 7-2 12-6 16-2 5-8 7-14 7s-12-2-15-7c-4-4-6-9-6-16 0-3 0-6 0-9zM9 61c3 3 6 5 11 6 4 2 8 2 13 2 1 0 3 0 6 0 3-1 6-1 6-2 3-1 5-3 8-4 1-2 3-4 4-7 0 4 0 9 0 14s-1 10-1 14c-3 6-5 9-8 12s-9 5-15 5-9-2-13-4c-2-3-5-7-5-13h-15c0 7 0 11 3 15 0 3 3 6 8 8 3 2 6 4 10 5s9 1 12 1c6 0 12-1 17-3 4-2 9-5 12-8s6-7 6-11c3-5 3-9 3-13 0-5 2-9 2-12 0-4 0-7 0-10 0-8 0-14-2-18 0-4 0-8 0-11-3-5-6-10-6-13-3-4-8-6-11-8s-6-3-9-4c-3-2-6-2-11-2-4 0-7 2-13 3-3 1-7 3-10 6-5 3-8 6-8 10-3 5-3 10-3 16 0 5 0 10 3 14 0 5 3 9 6 12z">
          <text:p/>
        </draw:path>
        <draw:path draw:style-name="gr7" draw:text-style-name="P8" draw:layer="layout" svg:width="0.072cm" svg:height="0.112cm" svg:x="16.801cm" svg:y="27.831cm" svg:viewBox="0 0 73 113" svg:d="M16 42c2-5 2-9 3-14 2-4 5-7 6-11 5-3 8-4 14-4 3 0 6 1 8 3 3 2 6 6 9 10 0 4 0 8 3 13 0 6 0 11 0 18 0 5 0 9 0 14s-3 10-3 14c-3 5-5 8-8 11s-6 4-9 4c-6 0-9-1-12-3-3-3-5-5-6-9-3-5-3-9-3-14-2-6-2-11-2-17 0-5 0-9 0-15zM8 95c1 2 1 5 5 7 2 2 3 4 5 5 3 2 6 3 9 4s6 2 12 2c0 0 2 0 2-1 3 0 4 0 6-1 3 0 3-1 6-2s3-3 6-4c6-5 8-11 11-19s3-18 3-31c0-3 0-6 0-10s-2-8-2-12c-1-4-3-8-4-12-2-5-2-8-5-11s-6-5-11-7c-4-1-7-3-12-3-6 0-12 1-17 4-4 2-7 4-9 8-4 3-5 7-7 12-1 4-3 8-3 12-1 5-3 9-3 12 0 4 0 7 0 10 0 9 2 17 3 23 0 5 3 11 5 14z">
          <text:p/>
        </draw:path>
        <draw:path draw:style-name="gr7" draw:text-style-name="P8" draw:layer="layout" svg:width="0.073cm" svg:height="0.112cm" svg:x="16.887cm" svg:y="27.831cm" svg:viewBox="0 0 74 113" svg:d="M55 71c0 5 0 10-2 14-1 5-3 8-6 11s-6 4-12 4c-3 0-6-1-9-3-2-3-5-5-6-9-3-5-5-9-5-14 0-6-3-11-3-17 0-5 3-10 3-15s2-9 3-14c2-4 5-7 6-11 3-3 8-4 11-4s9 1 11 3c3 2 4 6 7 10 0 4 2 8 2 13 0 6 0 11 0 18 0 5 0 9 0 14zM71 33c0-4-4-8-7-12 0-5-3-8-6-11s-5-5-8-7c-4-1-9-3-15-3s-9 1-14 4c-4 2-9 4-12 8-3 3-3 7-5 12-1 4-3 8-3 12 0 5-1 9-1 12 0 4 0 7 0 10 0 9 1 17 1 23 2 5 3 11 5 14 0 2 3 5 3 7 3 2 6 4 8 5 4 2 6 3 9 4s6 2 9 2c0 0 3 0 3-1 3 0 6 0 6-1 3 0 5-1 6-2 3-1 5-3 5-4 6-5 9-11 12-19 4-8 7-18 7-31 0-3 0-6-3-10 0-4 0-8 0-12z">
          <text:p/>
        </draw:path>
        <draw:path draw:style-name="gr7" draw:text-style-name="P8" draw:layer="layout" svg:width="0.039cm" svg:height="0.108cm" svg:x="16.982cm" svg:y="27.833cm" svg:viewBox="0 0 40 109" svg:d="M13 25c3-1 6-3 7-4 2-2 5-3 5-4v92h15v-109h-12c-5 2-8 5-12 8-5 3-8 6-16 9v15c1-1 5-2 8-3 3-2 3-3 5-4z">
          <text:p/>
        </draw:path>
        <draw:polygon draw:style-name="gr7" draw:text-style-name="P8" draw:layer="layout" svg:width="0.018cm" svg:height="0.021cm" svg:x="17.063cm" svg:y="27.92cm" svg:viewBox="0 0 19 22" draw:points="0,0 19,0 19,22 0,22">
          <text:p/>
        </draw:polygon>
        <draw:polygon draw:style-name="gr7" draw:text-style-name="P8" draw:layer="layout" svg:width="0.018cm" svg:height="0.02cm" svg:x="17.063cm" svg:y="27.861cm" svg:viewBox="0 0 19 21" draw:points="0,0 19,0 19,21 0,21">
          <text:p/>
        </draw:polygon>
        <draw:path draw:style-name="gr7" draw:text-style-name="P8" draw:layer="layout" svg:width="0.07cm" svg:height="0.11cm" svg:x="17.098cm" svg:y="27.831cm" svg:viewBox="0 0 71 111" svg:d="M6 14c0 2 0 4-3 8 0 2 0 4 0 6s0 3 0 5h17c0-1 0-3 0-5 1-2 1-4 3-6 0-4 3-6 3-7 3-2 6-3 12-3 3 0 6 1 9 2 3 2 4 3 6 7 1 2 1 4 3 6 0 2 0 3 0 5s0 5-2 8c-1 3-4 7-7 11s-6 7-7 10c-3 3-8 6-11 8l-29 28v14h71v-13h-51l18-17c2-1 3-2 5-4 1-2 4-4 7-6 1-2 3-4 6-6 0-2 3-4 3-5 3-4 6-7 6-9 3-3 3-5 6-8 0-2 0-4 0-5 0-2 0-4 0-5 0-6 0-11-3-17 0-3-3-7-6-9-5-3-8-4-12-5-4-2-9-2-12-2-6 0-9 0-12 1-5 1-9 3-12 6s-5 5-8 7z">
          <text:p/>
        </draw:path>
        <draw:path draw:style-name="gr7" draw:text-style-name="P8" draw:layer="layout" svg:width="0.073cm" svg:height="0.112cm" svg:x="17.184cm" svg:y="27.831cm" svg:viewBox="0 0 74 113" svg:d="M37 13c2 0 8 1 8 3 3 2 6 6 9 10 0 4 2 8 3 13 0 6 0 11 0 18 0 5 0 9 0 14s-1 10-3 14c-1 5-3 8-6 11s-6 4-11 4c-4 0-7-1-10-3-2-3-5-5-8-9 0-5-3-9-3-14 0-6 0-11 0-17 0-5 0-10 0-15s3-9 3-14c3-4 3-7 6-11 3-3 8-4 12-4zM13 12c-2 3-6 7-7 12-2 4-3 8-3 12-2 5-3 9-3 12 0 4 0 7 0 10 0 9 1 17 3 23 1 5 3 11 4 14 3 2 4 5 6 7 0 2 3 4 6 5 3 2 3 3 8 4 3 1 6 2 10 2 0 0 2 0 2-1 3 0 6 0 6-1 3 0 3-1 6-2s5-3 6-4c6-5 9-11 11-19 3-8 6-18 6-31 0-3 0-6-3-10 0-4 0-8 0-12-2-4-3-8-5-12-1-5-3-8-6-11s-6-5-9-7c-6-1-9-3-14-3-6 0-10 1-15 4-3 2-6 4-9 8z">
          <text:p/>
        </draw:path>
        <draw:path draw:style-name="gr7" draw:text-style-name="P8" draw:layer="layout" svg:width="0.041cm" svg:height="0.108cm" svg:x="17.277cm" svg:y="27.833cm" svg:viewBox="0 0 42 109" svg:d="M0 16v16c3-1 6-2 8-3 1-1 4-3 6-4 3-1 4-3 6-4 4-2 7-3 7-5v93h15v-109h-12c-3 2-10 5-15 8-3 3-9 6-15 8z">
          <text:p/>
        </draw:path>
        <draw:path draw:style-name="gr7" draw:text-style-name="P8" draw:layer="layout" svg:width="0.07cm" svg:height="0.11cm" svg:x="17.355cm" svg:y="27.833cm" svg:viewBox="0 0 71 111" svg:d="M15 65c0-1 2-3 2-4 1-2 1-3 3-5 0-2 3-3 6-4s6-2 9-2c7 0 12 2 15 6s6 10 6 17c0 2 0 4-2 7 0 3-1 5-3 9-1 2-3 5-6 7-3 1-7 2-11 2-2 0-5 0-8 0 0-1-3-2-6-3 0-1-2-3-2-5-1-2-1-5-3-8h-15c0 6 0 10 3 13 0 4 3 7 6 9s6 4 11 5c3 1 6 2 12 2s12-1 16-3c5-2 8-4 11-8 6-3 6-7 9-11 2-6 3-10 3-16 0-4-1-8-1-13-2-4-5-8-8-11s-6-6-9-7c-5-2-8-3-15-3-3 0-6 0-9 1-3 0-6 1-6 2-3 1-3 2-5 4 0 1-1 2-3 2l3-36h47v-12h-62l-3 65z">
          <text:p/>
        </draw:path>
        <draw:polygon draw:style-name="gr7" draw:text-style-name="P8" draw:layer="layout" svg:width="0.034cm" svg:height="0.033cm" svg:x="17.935cm" svg:y="27.436cm" svg:viewBox="0 0 35 34" draw:points="0,0 35,0 35,34 0,34">
          <text:p/>
        </draw:polygon>
        <draw:polygon draw:style-name="gr7" draw:text-style-name="P8" draw:layer="layout" svg:width="0.093cm" svg:height="0.094cm" svg:x="17.753cm" svg:y="27.498cm" svg:viewBox="0 0 94 95" draw:points="0,0 94,0 94,95 0,95">
          <text:p/>
        </draw:polygon>
        <draw:polygon draw:style-name="gr7" draw:text-style-name="P8" draw:layer="layout" svg:width="0.095cm" svg:height="0.094cm" svg:x="18.426cm" svg:y="27.498cm" svg:viewBox="0 0 96 95" draw:points="0,0 96,0 96,95 0,95">
          <text:p/>
        </draw:polygon>
        <draw:path draw:style-name="gr7" draw:text-style-name="P8" draw:layer="layout" svg:width="0.215cm" svg:height="0.217cm" svg:x="17.692cm" svg:y="27.436cm" svg:viewBox="0 0 216 218" svg:d="M30 157v-1-30-32-31-31h33 29 31 32 32v31 31 32 30 1 30h-32-32-31-29-33zM63 218h29 31 32 32 29v-31-30-1-30-32-31-31-32h-29-32-32-31-29-33-30v32 31 31 32 30 1 30 31h30z">
          <text:p/>
        </draw:path>
        <draw:polygon draw:style-name="gr7" draw:text-style-name="P8" draw:layer="layout" svg:width="0.034cm" svg:height="0.033cm" svg:x="17.935cm" svg:y="27.62cm" svg:viewBox="0 0 35 34" draw:points="0,0 35,0 35,34 0,34">
          <text:p/>
        </draw:polygon>
        <draw:path draw:style-name="gr7" draw:text-style-name="P8" draw:layer="layout" svg:width="0.217cm" svg:height="0.217cm" svg:x="18.365cm" svg:y="27.436cm" svg:viewBox="0 0 218 218" svg:d="M32 156v-30-32-31-31h29 32 32 29 31v31 31 32 30 1 30h-31-29-32-32-29v-30zM32 218h29 32 32 29 31 33v-31-30-1-30-32-31-31-32h-33-31-29-32-32-29-32v32 31 31 32 30 1 30 31z">
          <text:p/>
        </draw:path>
        <draw:polygon draw:style-name="gr7" draw:text-style-name="P8" draw:layer="layout" svg:width="0.123cm" svg:height="0.094cm" svg:x="17.692cm" svg:y="27.681cm" svg:viewBox="0 0 124 95" draw:points="62,65 30,65 30,33 62,33 94,33 124,33 124,0 94,0 62,0 30,0 0,0 0,33 0,65 30,65 30,95 62,95">
          <text:p/>
        </draw:polygon>
        <draw:path draw:style-name="gr7" draw:text-style-name="P8" draw:layer="layout" svg:width="0.86cm" svg:height="0.891cm" svg:x="17.722cm" svg:y="27.436cm" svg:viewBox="0 0 861 892" svg:d="M213 337h-28v-30h28zM337 307h-31v-31h31zM306 215v-31h31v31 30h-31zM306 429h-29v-30h29zM583 215h-32v-31h32zM551 307h-29v-31-30h29v30zM490 62h32v30h-32zM736 368v31h33 29v30h-29-33v31h-30v-31h-31v-30h31v-31h-31v-31h31 30zM798 521h-29v32h-33v30h33v32h-33-30v-32-30-32h30v-31-30h33 29v30zM675 739h-32-29v-31-31-30h29 32 31v30 31 31zM490 708h32v31h-32zM245 615h32v32h-32zM60 307v30 31h-28-1-31v31h31 1 28 32 32v-31h-32v-31-30h31v30h30 32v31h-32v31h32v-31h28v31 30 31h32v30h32 29 31v31h29v-31h-29v-30-31h29v-30-31h-29v31h-31v-31-31h31 29 32v-30-31-31h-32v-30-31h-29v-30h29v30h32v31h32v31h29 31v30 31h32v30 31h-32-31v-31h-29v31h-32v31 30h32 29v-30h31 32v-31h29v-31-30h32v30 31h-32v31 30 31h32 31v-31-30h-31v-31h31v-31h29v-30h32v30h-32v31h32v31h-32v30h32v31 30 31 32 30 32h-32-29v-32h29v-30-32-31h-29-31v31 32 30 32 32 30h-32-29v-30-32-32h-32v32 32 30h-31v31 31h-29v-31-31h-32v31h-32-29-31v-31h-29v-30h29v-32h31v-32h-31v32h-29v-32-30h29v-32h-29-32v32 30h-32v32h-28-32v32h32 28v30h32 32v31 31 30 31 30h29v-30h31v30 31h-31v31h31v-31h29 32v-31h-32v-30h-29v-31-30h29 32 32v30 31h-32v30h32v31 31h29 31v-31h-31v-31h-29v-30h29v-31h31v31h32 29v-31-30-31h32v31 30 31h31 29v-31h32v31 30h31v-30h30 33v-31h29v-30h-29v30h-33v-30-31h33v-31h29v31h31v-31h32v-30h-32-31v-32-32-30h31v-32-31-30h32v-31-30h-32-31v-31h-29v-31h-33v-30-31h33 29v-31h-29-33-30v31h-31-32v31h-29v-31h-31v-30h31v30h29v-31h-29v-30-31-31h-31v-30-31h31v-30h-31v30h-32v-30-31h32 31v-31h-31-32-29-32v31h-31v31 30 31h31 32 29v30h-29-32v31h32v31h-32v-31h-31v31h-29v-31-30h29v-31h-29v30h-32-32v-30h32v-31-30h32v-31-31h-32v31h-32v-31h-29v31h-31v-31h-29v31h-32v31h-32v30 31 31h32v-31h32 29v-31-30h31 29v30h-29v31h-31v30h-29v31 31 30 1 30 31h-32v-31-31h-32v31h-28v-31h-32v31h32v31h-32-29v-31h-32v31z">
          <text:p/>
        </draw:path>
        <draw:polygon draw:style-name="gr7" draw:text-style-name="P8" draw:layer="layout" svg:width="0.093cm" svg:height="0.125cm" svg:x="18.489cm" svg:y="27.681cm" svg:viewBox="0 0 94 126" draw:points="61,95 61,126 94,126 94,95 61,95 61,64 94,64 94,32 94,0 61,0 61,32 61,64 29,64 0,64 0,95 29,95">
          <text:p/>
        </draw:polygon>
        <draw:polygon draw:style-name="gr7" draw:text-style-name="P8" draw:layer="layout" svg:width="0.033cm" svg:height="0.033cm" svg:x="17.692cm" svg:y="27.773cm" svg:viewBox="0 0 34 34" draw:points="0,0 34,0 34,34 0,34">
          <text:p/>
        </draw:polygon>
        <draw:polygon draw:style-name="gr7" draw:text-style-name="P8" draw:layer="layout" svg:width="0.246cm" svg:height="0.217cm" svg:x="17.692cm" svg:y="27.865cm" svg:viewBox="0 0 247 218" draw:points="30,61 62,61 62,31 93,31 123,31 123,61 93,61 93,93 93,126 93,156 123,156 123,187 123,218 155,218 155,187 155,156 187,156 216,156 216,126 247,126 247,93 216,93 216,61 187,61 187,93 216,93 216,126 187,126 155,126 155,93 155,61 187,61 187,31 216,31 216,0 187,0 155,0 155,31 123,31 123,0 93,0 61,0 61,31 30,31 30,0 0,0 0,31 30,31">
          <text:p/>
        </draw:polygon>
        <draw:polygon draw:style-name="gr7" draw:text-style-name="P8" draw:layer="layout" svg:width="0.125cm" svg:height="0.217cm" svg:x="18.088cm" svg:y="27.865cm" svg:viewBox="0 0 126 218" draw:points="64,31 32,31 32,0 0,0 0,31 32,31 32,61 32,93 32,126 0,126 0,156 0,187 0,218 32,218 64,218 64,187 64,156 97,156 97,126 126,126 126,93 126,61 97,61 97,93 64,93 64,61 97,61 97,31 126,31 126,0 97,0 97,31">
          <text:p/>
        </draw:polygon>
        <draw:polygon draw:style-name="gr7" draw:text-style-name="P8" draw:layer="layout" svg:width="0.03cm" svg:height="0.033cm" svg:x="18.244cm" svg:y="27.926cm" svg:viewBox="0 0 31 34" draw:points="0,0 31,0 31,34 0,34">
          <text:p/>
        </draw:polygon>
        <draw:polygon draw:style-name="gr7" draw:text-style-name="P8" draw:layer="layout" svg:width="0.062cm" svg:height="0.125cm" svg:x="17.692cm" svg:y="27.957cm" svg:viewBox="0 0 63 126" draw:points="34,95 63,95 63,64 63,33 63,0 34,0 0,0 0,33 34,33 34,64 0,64 0,95 0,126 34,126">
          <text:p/>
        </draw:polygon>
        <draw:polygon draw:style-name="gr7" draw:text-style-name="P8" draw:layer="layout" svg:width="0.032cm" svg:height="0.033cm" svg:x="18.365cm" svg:y="28.11cm" svg:viewBox="0 0 33 34" draw:points="0,0 33,0 33,34 0,34">
          <text:p/>
        </draw:polygon>
        <draw:polygon draw:style-name="gr7" draw:text-style-name="P8" draw:layer="layout" svg:width="0.033cm" svg:height="0.033cm" svg:x="18.088cm" svg:y="28.202cm" svg:viewBox="0 0 34 34" draw:points="0,0 34,0 34,34 0,34">
          <text:p/>
        </draw:polygon>
        <draw:polygon draw:style-name="gr7" draw:text-style-name="P8" draw:layer="layout" svg:width="0.064cm" svg:height="0.125cm" svg:x="18.518cm" svg:y="28.202cm" svg:viewBox="0 0 65 126" draw:points="33,33 33,64 0,64 0,95 0,126 33,126 33,95 33,64 65,64 65,33 65,0 33,0">
          <text:p/>
        </draw:polygon>
        <draw:polygon draw:style-name="gr7" draw:text-style-name="P8" draw:layer="layout" svg:width="0.093cm" svg:height="0.093cm" svg:x="17.753cm" svg:y="28.172cm" svg:viewBox="0 0 94 94" draw:points="0,0 94,0 94,94 0,94">
          <text:p/>
        </draw:polygon>
        <draw:polygon draw:style-name="gr7" draw:text-style-name="P8" draw:layer="layout" svg:width="0.064cm" svg:height="0.125cm" svg:x="17.935cm" svg:y="28.202cm" svg:viewBox="0 0 65 126" draw:points="32,64 32,33 32,0 0,0 0,33 0,64 0,95 0,126 32,126 65,126 65,95 32,95">
          <text:p/>
        </draw:polygon>
        <draw:polygon draw:style-name="gr7" draw:text-style-name="P8" draw:layer="layout" svg:width="0.122cm" svg:height="0.064cm" svg:x="18.244cm" svg:y="28.263cm" svg:viewBox="0 0 123 65" draw:points="92,0 61,0 61,32 29,32 29,0 0,0 0,32 29,32 29,65 61,65 92,65 123,65 123,32 92,32">
          <text:p/>
        </draw:polygon>
        <draw:path draw:style-name="gr7" draw:text-style-name="P8" draw:layer="layout" svg:width="0.215cm" svg:height="0.217cm" svg:x="17.692cm" svg:y="28.11cm" svg:viewBox="0 0 216 218" svg:d="M30 156v-30-31-32-31h33 29 31 32 32v31 32 31 30 31h-32-32-31-29-33zM30 218h33 29 31 32 32 29v-31-31-30-31-32-31-32h-29-32-32-31-29-33-30v32 31 32 31 30 31 31z">
          <text:p/>
        </draw:path>
        <draw:polygon draw:style-name="gr7" draw:text-style-name="P8" draw:layer="layout" svg:width="0.032cm" svg:height="0.033cm" svg:x="18.426cm" svg:y="28.294cm" svg:viewBox="0 0 33 34" draw:points="0,0 33,0 33,34 0,34">
          <text:p/>
        </draw:polygon>
        <draw:frame draw:style-name="gr3" draw:text-style-name="P4" draw:layer="layout" svg:width="0.434cm" svg:height="0.268cm" svg:x="10.74cm" svg:y="28.555cm">
          <draw:text-box>
            <text:p text:style-name="P2"><text:span text:style-name="T2">IBAN</text:span></text:p>
          </draw:text-box>
        </draw:frame>
        <draw:frame draw:style-name="gr2" draw:text-style-name="P3" draw:layer="layout" svg:width="3.207cm" svg:height="0.357cm" svg:x="11.169cm" svg:y="28.494cm">
          <draw:text-box>
            <text:p text:style-name="P2"><text:span text:style-name="T1"><text:s/>DE24 8305 3030 0000 2605 </text:span></text:p>
          </draw:text-box>
        </draw:frame>
        <draw:frame draw:style-name="gr2" draw:text-style-name="P3" draw:layer="layout" svg:width="0.341cm" svg:height="0.357cm" svg:x="14.254cm" svg:y="28.494cm">
          <draw:text-box>
            <text:p text:style-name="P2"><text:span text:style-name="T1"><text:s/>25</text:span></text:p>
          </draw:text-box>
        </draw:frame>
        <draw:frame draw:style-name="gr4" draw:text-style-name="P5" draw:layer="layout" svg:width="1.339cm" svg:height="0.446cm" svg:x="1.737cm" svg:y="26.218cm">
          <draw:text-box>
            <text:p text:style-name="P2"><text:span text:style-name="T3">Directors</text:span></text:p>
          </draw:text-box>
        </draw:frame>
        <draw:frame draw:style-name="gr3" draw:text-style-name="P4" draw:layer="layout" svg:width="0.211cm" svg:height="0.268cm" svg:x="4.682cm" svg:y="1.778cm">
          <draw:text-box>
            <text:p text:style-name="P2"><text:span text:style-name="T2"><text:s/></text:span></text:p>
          </draw:text-box>
        </draw:frame>
        <draw:frame draw:style-name="gr8" draw:text-style-name="P9" draw:layer="layout" svg:width="4.017cm" svg:height="0.492cm" svg:x="1.77cm" svg:y="0.868cm">
          <draw:text-box>
            <text:p text:style-name="P2"><text:span text:style-name="T6">GÖPEL electronic GmbH </text:span></text:p>
          </draw:text-box>
        </draw:frame>
        <draw:frame draw:style-name="gr2" draw:text-style-name="P3" draw:layer="layout" svg:width="2.364cm" svg:height="0.357cm" svg:x="1.785cm" svg:y="1.376cm">
          <draw:text-box>
            <text:p text:style-name="P2"><text:span text:style-name="T1">+49 (0) 3641·68 96 0 </text:span></text:p>
          </draw:text-box>
        </draw:frame>
        <draw:frame draw:style-name="gr5" draw:text-style-name="P6" draw:layer="layout" svg:width="0.663cm" svg:height="0.222cm" svg:x="4.065cm" svg:y="1.478cm">
          <draw:text-box>
            <text:p text:style-name="P2"><text:span text:style-name="T4"><text:s text:c="5"/>Phone</text:span></text:p>
          </draw:text-box>
        </draw:frame>
        <draw:frame draw:style-name="gr2" draw:text-style-name="P3" draw:layer="layout" svg:width="2.703cm" svg:height="0.357cm" svg:x="1.785cm" svg:y="1.659cm">
          <draw:text-box>
            <text:p text:style-name="P2"><text:span text:style-name="T1">+49 (0) 3641· 68 96 944 </text:span></text:p>
          </draw:text-box>
        </draw:frame>
        <draw:frame draw:style-name="gr5" draw:text-style-name="P10" draw:layer="layout" svg:width="0.26cm" svg:height="0.222cm" svg:x="4.523cm" svg:y="1.761cm">
          <draw:text-box>
            <text:p text:style-name="P2"><text:span text:style-name="T4">Fax</text:span></text:p>
          </draw:text-box>
        </draw:frame>
        <draw:path draw:style-name="gr9" draw:text-style-name="P11" draw:layer="layout" svg:width="0.364cm" svg:height="0.372cm" svg:x="16.397cm" svg:y="1.75cm" svg:viewBox="0 0 365 373" svg:d="M89 148c12-40 55-67 97-67 43 0 81 26 95 67zM362 222c0-13 3-26 3-39 0-98-78-183-176-183-106 0-189 85-189 188 0 101 84 185 186 185 72 0 144-50 167-115h-92c-18 19-46 31-78 31-44 0-80-27-94-67z">
          <text:p/>
        </draw:path>
        <draw:polygon draw:style-name="gr9" draw:text-style-name="P11" draw:layer="layout" svg:width="0.084cm" svg:height="0.466cm" svg:x="16.813cm" svg:y="1.645cm" svg:viewBox="0 0 85 467" draw:points="0,0 85,0 85,467 0,467">
          <text:p/>
        </draw:polygon>
        <draw:path draw:style-name="gr9" draw:text-style-name="P11" draw:layer="layout" svg:width="0.364cm" svg:height="0.372cm" svg:x="16.948cm" svg:y="1.75cm" svg:viewBox="0 0 365 373" svg:d="M87 148c14-40 55-67 98-67s81 26 95 67zM360 222c2-13 5-26 5-39 0-98-82-183-180-183-104 0-185 85-185 188 0 101 83 185 182 185 75 0 147-50 171-115h-96c-14 19-44 31-78 31-40 0-78-27-89-67z">
          <text:p/>
        </draw:path>
        <draw:path draw:style-name="gr9" draw:text-style-name="P11" draw:layer="layout" svg:width="0.358cm" svg:height="0.372cm" svg:x="17.349cm" svg:y="1.75cm" svg:viewBox="0 0 359 373" svg:d="M264 246c-14 26-44 43-75 43-61 0-104-44-104-105 0-58 41-103 98-103 38 0 64 15 81 46h95c-20-76-98-127-173-127-101 0-186 81-186 182 0 52 21 101 56 139 35 32 84 52 130 52 75 0 151-50 173-127z">
          <text:p/>
        </draw:path>
        <draw:polygon draw:style-name="gr9" draw:text-style-name="P11" draw:layer="layout" svg:width="0.176cm" svg:height="0.466cm" svg:x="17.736cm" svg:y="1.645cm" svg:viewBox="0 0 177 467" draw:points="41,467 125,467 125,190 177,190 177,116 125,116 125,0 41,0 41,116 0,116 0,190 41,190">
          <text:p/>
        </draw:polygon>
        <draw:path draw:style-name="gr9" draw:text-style-name="P11" draw:layer="layout" svg:width="0.158cm" svg:height="0.361cm" svg:x="17.953cm" svg:y="1.75cm" svg:viewBox="0 0 159 362" svg:d="M0 362h83v-191c0-29 0-54 23-74 15-10 36-16 53-16v-81h-5c-36 0-59 13-77 43v-32h-77z">
          <text:p/>
        </draw:path>
        <draw:path draw:style-name="gr9" draw:text-style-name="P11" draw:layer="layout" svg:width="0.37cm" svg:height="0.372cm" svg:x="18.126cm" svg:y="1.75cm" svg:viewBox="0 0 371 373" svg:d="M185 82c58 0 105 47 105 104 0 58-44 103-105 103-56 0-101-48-101-103 0-28 11-53 28-72 20-19 47-32 73-32zM188 0c-104 0-188 82-188 186 0 102 84 187 185 187 105 0 186-84 186-187 0-101-79-186-183-186z">
          <text:p/>
        </draw:path>
        <draw:path draw:style-name="gr9" draw:text-style-name="P11" draw:layer="layout" svg:width="0.309cm" svg:height="0.361cm" svg:x="18.542cm" svg:y="1.75cm" svg:viewBox="0 0 310 362" svg:d="M0 362h83v-161c0-27 0-65 15-89 11-18 37-31 59-31s43 11 55 29c14 24 14 58 14 85v167h84v-183c0-45-1-88-27-125-3-4-5-8-8-11-26-27-64-43-98-43-39 0-76 15-100 43v-32h-77z">
          <text:p/>
        </draw:path>
        <draw:path draw:style-name="gr9" draw:text-style-name="P11" draw:layer="layout" svg:width="0.084cm" svg:height="0.466cm" svg:x="18.917cm" svg:y="1.645cm" svg:viewBox="0 0 85 467" svg:d="M0 76h85v-76h-85zM0 467h85v-351h-85z">
          <text:p/>
        </draw:path>
        <draw:path draw:style-name="gr9" draw:text-style-name="P11" draw:layer="layout" svg:width="0.359cm" svg:height="0.372cm" svg:x="19.052cm" svg:y="1.75cm" svg:viewBox="0 0 360 373" svg:d="M267 246c-14 26-46 43-75 43-62 0-108-44-108-105 0-58 41-103 102-103 38 0 64 15 81 46h93c-21-76-96-127-173-127-103 0-187 81-187 182 0 52 20 101 58 139 35 32 84 52 131 52 75 0 148-50 171-127z">
          <text:p/>
        </draw:path>
        <draw:path draw:style-name="gr9" draw:text-style-name="P11" draw:layer="layout" svg:width="0.477cm" svg:height="0.467cm" svg:x="16.383cm" svg:y="0.965cm" svg:viewBox="0 0 478 468" svg:d="M457 140c-35-86-127-140-218-140-127 0-239 103-239 237 0 131 112 231 241 231 127 0 237-98 237-228v-10h-291v77h186c-23 48-77 81-131 81-42 0-84-18-114-50-26-27-42-67-42-104 0-44 20-88 51-115 27-25 66-38 102-38 45 0 91 22 117 59z">
          <text:p/>
        </draw:path>
        <draw:path draw:style-name="gr9" draw:text-style-name="P11" draw:layer="layout" svg:width="0.464cm" svg:height="0.467cm" svg:x="16.888cm" svg:y="0.965cm" svg:viewBox="0 0 465 468" svg:d="M234 81c82 0 148 67 148 154 0 82-67 153-148 153-80 0-150-71-150-153 0-87 67-154 150-154zM234 0c-129 0-234 104-234 236 0 129 107 232 234 232 125 0 231-103 231-232 0-132-104-236-231-236z">
          <text:p/>
        </draw:path>
        <draw:path draw:style-name="gr9" draw:text-style-name="P11" draw:layer="layout" svg:width="0.286cm" svg:height="0.447cm" svg:x="17.416cm" svg:y="0.974cm" svg:viewBox="0 0 287 448" svg:d="M83 199v-119h15c18 0 44-1 62 4 26 6 43 26 43 54 0 27-17 49-41 56-20 6-43 5-64 5zM83 448v-169h15c45 0 97 3 134-27 34-28 55-70 55-117 0-44-24-87-61-112-38-25-78-23-122-23h-104v448z">
          <text:p/>
        </draw:path>
        <draw:polygon draw:style-name="gr9" draw:text-style-name="P11" draw:layer="layout" svg:width="0.24cm" svg:height="0.447cm" svg:x="17.753cm" svg:y="0.974cm" svg:viewBox="0 0 241 448" draw:points="0,448 241,448 241,368 82,368 82,265 233,265 233,185 82,185 82,80 241,80 241,0 0,0">
          <text:p/>
        </draw:polygon>
        <draw:polygon draw:style-name="gr9" draw:text-style-name="P11" draw:layer="layout" svg:width="0.22cm" svg:height="0.447cm" svg:x="18.065cm" svg:y="0.974cm" svg:viewBox="0 0 221 448" draw:points="0,448 221,448 221,368 82,368 82,0 0,0">
          <text:p/>
        </draw:polygon>
        <draw:polygon draw:style-name="gr9" draw:text-style-name="P11" draw:layer="layout" svg:width="0.075cm" svg:height="0.075cm" svg:x="17.084cm" svg:y="1.169cm" svg:viewBox="0 0 76 76" draw:points="0,0 76,0 76,76 0,76">
          <text:p/>
        </draw:polygon>
        <draw:polygon draw:style-name="gr9" draw:text-style-name="P11" draw:layer="layout" svg:width="0.075cm" svg:height="0.075cm" svg:x="17.084cm" svg:y="1.07cm" svg:viewBox="0 0 76 76" draw:points="0,0 76,0 76,76 0,76">
          <text:p/>
        </draw:polygon>
        <draw:polygon draw:style-name="gr9" draw:text-style-name="P11" draw:layer="layout" svg:width="3.317cm" svg:height="0.031cm" svg:x="16.224cm" svg:y="1.519cm" svg:viewBox="0 0 3318 32" draw:points="0,0 3318,0 3318,32 0,32">
          <text:p/>
        </draw:polygon>
        <draw:path draw:style-name="gr9" draw:text-style-name="P11" draw:layer="layout" svg:width="0.162cm" svg:height="0.237cm" svg:x="17.673cm" svg:y="2.367cm" svg:viewBox="0 0 163 238" svg:d="M34 32c0-3 0-6-3-8 0-2 0-3 0-4-2-2-3-3-5-3-3-1-6-1-9-1s-3 0-6 0c-3 1-6 1-9 1l-2-9c5-1 11-2 19-3 4 0 10-1 15-2 6 0 9-1 15-1 3 0 8 0 11 0 12 0 22 0 30-1 11 0 18 0 26 0 9 0 15-1 18-1 5 0 8 0 9 0 5 0 8 1 8 2 3 2 3 4 3 7 0 1 0 3 0 7 0 3 0 7-3 12 0 4 0 9 0 14s0 10 0 14h-12c0-3 0-5 0-7s0-5 0-6c0-6 0-11 0-14s-2-6-3-8c-3-2-5-4-8-4-3-1-6-2-12-2-8 0-14 0-17 0h-15-5-9c-3 0-7 0-10 0 0 6 0 12 0 19s0 14 0 22c-3 8-3 16-3 25 0 8 0 18 0 27 10 1 18 1 25 1 5 1 11 1 17 1 8 0 14-1 20-1 6-1 12-1 15-2 2 3 2 7 2 10 0 2 0 3-3 5 0 1-2 2-5 3 0 1-3 1-6 2-6 0-9 0-12 0-8 0-17 0-23-1-9-1-20-2-30-3 0 4 0 9 0 14 0 6 0 11-2 18 0 6 0 12 0 18 0 7 0 13-1 19 0 6 0 11-2 16 0 5 0 9 0 12 5-1 11-1 20-2 6 0 12-1 15-1 6 0 15 1 21 1 5 0 14 1 20 1 3 0 6-1 9-2s6-3 8-6c3-3 6-7 6-11 3-5 3-11 3-19l9 1c0 11-1 20-1 27-3 8-5 13-5 18-3 4-6 7-9 8-6 2-9 3-15 3-2 0-5-1-11-1-6-1-12-2-15-2-5-1-11-2-17-3-6 0-12-1-20-1-7 0-13 1-21 1-6 1-15 2-21 4h-2c0-7 2-15 3-24 0-10 0-20 2-31 0-11 0-23 0-36 0-12 0-25 0-39 3-13 3-27 3-39 0-13 0-24 0-35z">
          <text:p/>
        </draw:path>
        <draw:path draw:style-name="gr9" draw:text-style-name="P11" draw:layer="layout" svg:width="0.18cm" svg:height="0.151cm" svg:x="17.845cm" svg:y="2.452cm" svg:viewBox="0 0 181 152" svg:d="M32 33c0-3 0-5-2-7 0-2 0-4 0-5-1-1-3-2-4-2-2-1-2-1-5-1s-6 0-9 1c-2 0-6 1-11 2l-1-7c4-1 10-3 12-4 6-4 9-5 14-6 4-1 7-2 10-2 2-1 5-1 5-1 6 0 9 1 11 4 3 4 4 8 4 13 0 1 0 3 0 6-1 3-1 6-1 9 0 4-2 8-2 13s0 10 0 16c0 5-1 11-1 17-2 5-2 11-2 17 6-17 11-32 18-43 6-12 11-22 17-29 6-9 12-14 18-19 6-3 11-5 17-5 3 0 8 1 11 2 4 1 7 4 9 9 3 3 3 7 6 13 1 4 3 10 3 17 0 2 0 5 0 8 0 4-2 7-2 11 0 5-1 9-1 14 0 4 0 9 0 13-3 5-3 9-3 13s0 7 0 10c0 6 0 10 0 13s3 6 3 8c1 2 3 3 4 4 2 0 5 1 8 1s6-1 9-2c5 0 8-2 11-4l3 6c-3 2-6 3-9 5s-8 4-11 6-9 3-12 4c-6 1-9 1-11 1-3 0-6 0-9-2-1-2-3-5-6-8 0-4 0-7 0-12 0-4-3-9-3-14 0-7 3-13 3-20 0-6 0-13 0-19s0-11 3-16c0-5 0-9 0-12 0-8-3-13-6-17s-6-5-11-5c-3 0-6 1-12 4-3 4-9 8-11 14-6 6-9 12-15 20-3 8-7 16-9 25-3 9-6 19-9 29-1 9-3 19-3 29l-23 3c0-7 0-13 0-21 2-8 2-15 3-23 0-8 0-15 0-23 0-7 0-14 0-21 2-6 2-12 2-17 0-6 0-10 0-13z">
          <text:p/>
        </draw:path>
        <draw:path draw:style-name="gr9" draw:text-style-name="P11" draw:layer="layout" svg:width="0.121cm" svg:height="0.324cm" svg:x="17.97cm" svg:y="2.376cm" svg:viewBox="0 0 122 325" svg:d="M104 36c-3 0-6-1-6-2-3-1-3-2-6-4 0-1 0-3-3-5 0-2 0-4 0-6 0-3 0-6 0-8 3-3 3-5 6-6 0-2 3-3 6-4 0 0 3-1 5-1 1 0 4 1 6 1 1 1 3 2 3 4 3 1 3 3 7 5 0 2 0 4 0 6s0 5 0 7c-4 3-4 5-7 6 0 2-2 4-5 5-1 1-3 2-6 2zM115 84c0 10 0 20 0 30 0 11-2 21-2 32s0 21-1 32c-2 10-2 21-3 31-2 10-3 20-5 29-1 10-3 19-6 27-3 12-9 21-12 29-5 7-11 14-17 18-5 5-11 8-17 10s-12 3-17 3c-6 0-12 0-15-2-6-1-8-2-11-4s-6-5-7-7c-2-3-2-5-2-8 0-2 0-4 0-5 2-2 3-4 3-5 2-1 3-2 6-3 2-1 3-2 5-2 3 8 9 12 14 15 6 3 10 5 15 5 6 0 9-1 14-2 4-2 6-5 9-9 6-5 11-14 14-26 3-11 4-26 6-43 1-18 3-38 3-61 0-24 0-50 0-79 0-1 0-3 0-4 3-1 3-2 6-3 0-1 0-1 3-1 0 0 3-1 5-1 4 0 9 1 12 4z">
          <text:p/>
        </draw:path>
        <draw:path draw:style-name="gr9" draw:text-style-name="P11" draw:layer="layout" svg:width="0.125cm" svg:height="0.153cm" svg:x="18.12cm" svg:y="2.452cm" svg:viewBox="0 0 126 154" svg:d="M26 81c0 5 0 9 0 14s3 9 5 13c1 5 3 9 4 13 3 3 5 7 8 9 3 3 6 5 12 7 3 2 6 2 11 2s10-1 13-3 9-5 9-8c3-4 5-7 8-12 1-5 3-9 3-14 1-4 3-9 3-14s0-9 0-13 0-9 0-14c-2-4-3-10-3-14-3-4-3-9-6-13-2-4-5-7-8-10-3-4-6-6-9-7-5-2-10-3-15-3-3 0-9 1-12 3s-6 5-9 10c-3 3-5 7-8 11 0 6-3 11-3 15-3 6-3 11-3 15 0 5 0 9 0 13zM0 91c0-7 0-14 3-21 2-7 3-15 6-21s6-14 11-19c3-6 9-12 15-16 5-4 11-8 17-10 6-3 14-4 21-4 9 0 18 2 23 5 7 4 12 9 18 15 3 7 6 13 9 22 2 7 3 16 3 24 0 7-1 13-1 20-2 7-3 14-6 21-2 6-5 12-11 18-3 6-9 10-14 15-6 4-9 7-18 10-6 2-12 4-21 4s-17-2-23-6c-6-3-15-8-17-14-6-6-9-13-10-20-2-8-5-15-5-23z">
          <text:p/>
        </draw:path>
        <draw:path draw:style-name="gr9" draw:text-style-name="P11" draw:layer="layout" svg:width="0.159cm" svg:height="0.248cm" svg:x="18.253cm" svg:y="2.452cm" svg:viewBox="0 0 160 249" svg:d="M72 149c-3-6-5-14-6-22-3-8-5-15-6-22-2-7-5-14-5-20-3-7-6-14-6-20-3-6-5-12-6-17-3-5-3-10-5-13-1-4-3-8-4-10-2-2-2-5-5-6 0-1-1-2-3-3-3 0-3-1-6-1s-6 1-6 1c-3 1-5 1-9 2l-2-7c5-2 8-3 11-4s9-2 12-3 6-2 9-2c2-1 3-1 5-1 3 0 3 0 6 1 0 1 3 2 3 3 3 2 3 4 6 6 0 3 3 6 3 10 2 3 2 6 3 10 2 4 3 8 5 14 1 5 3 10 4 16 2 6 5 12 8 18 0 7 3 13 3 20 3 7 3 14 5 20 3-9 7-18 10-27 5-10 8-19 11-29 5-9 9-19 14-28 3-10 6-19 9-27 3-2 3-3 3-4 3-1 3-2 3-2 2-1 3-1 5-1 1-1 3-1 3-1 3 0 6 1 9 1 0 1 4 2 7 3-3 5-7 10-13 16-3 6-6 12-9 19-2 7-5 14-11 21-3 7-6 15-9 23-6 7-8 15-11 22-3 8-6 17-11 24-3 9-6 17-9 25-1 7-3 14-6 21s-6 13-9 20c-3 6-6 12-9 18-2 5-5 9-8 14 0 4-6 8-9 11-3 4-6 6-11 8-4 2-9 3-15 3-3 0-6-1-9-1 0-1-2-2-5-4-1-1-3-3-3-4-1-2-3-4-3-6s2-5 3-7c2-2 3-4 5-5 3 1 6 3 9 3 3 1 3 2 8 2 4 0 10-2 13-5 5-3 8-7 14-13 3-6 6-14 9-23 5-9 14-25 14-31 0-2 0-5 0-5z">
          <text:p/>
        </draw:path>
        <draw:path draw:style-name="gr9" draw:text-style-name="P11" draw:layer="layout" svg:width="0.179cm" svg:height="0.236cm" svg:x="18.484cm" svg:y="2.366cm" svg:viewBox="0 0 180 237" svg:d="M11 60h-11c0-8 0-15 0-21 0-7 0-12 2-17 1-5 1-9 4-11 2-4 2-6 8-7 3-2 9-2 15-2 3 0 8 0 15 0 5 0 9 0 15 1 5 0 11 0 17 0s11 1 17 1c9 0 17 0 23-1 9 0 15 0 18 0 6 0 11 0 14 0 6 0 9 0 12-1 3 0 6 0 9 0 3-1 8-1 11-2 0 3 0 6 0 8 0 5 0 8-6 10-3 3-9 4-17 4-6 0-14-1-23-2-9 0-21-1-32-2 0 10 0 20 0 32 0 11-1 22-1 35s-2 26-2 39 0 25 0 37c-1 13-1 25-1 38-2 12-2 24-2 35l-23 3h-3c2-13 2-25 3-37 0-11 0-23 0-34s2-23 2-34 1-23 1-35c0-13 0-27 0-39 0-13 0-27 0-41-3-1-9-1-12-1s-8 0-11 0c-4 0-9 0-13 0-3 0-6 1-9 2s-6 2-8 3c-3 2-6 4-6 8-3 3-3 7-6 11 0 5 0 11 0 18z">
          <text:p/>
        </draw:path>
        <draw:path draw:style-name="gr9" draw:text-style-name="P11" draw:layer="layout" svg:width="0.11cm" svg:height="0.153cm" svg:x="18.628cm" svg:y="2.452cm" svg:viewBox="0 0 111 154" svg:d="M85 35c0-3 0-6 0-9-3-2-3-6-6-8-2-2-3-3-6-4s-6-2-8-2c-3 0-9 1-12 2-3 2-6 4-9 7-2 3-5 6-8 10-3 3-3 7-6 12 0 4-3 8-3 12-2 5-2 9-2 13 11-1 17-2 25-3 9-2 15-4 20-7 4-3 9-6 12-10 3-3 3-9 3-13zM105 117v1c3 0 3 1 3 1 0 1 0 1 0 2 3 0 3 1 3 1v1c-6 5-9 10-14 13-4 4-9 7-12 10-6 2-11 5-15 6-5 1-8 2-14 2-9 0-14-2-23-5-6-4-12-8-18-14-6-5-9-12-12-20-3-7-3-16-3-24 0-7 0-14 0-22 3-7 6-15 9-21s6-14 12-19c4-7 9-11 15-15 6-5 11-8 17-10s14-4 21-4c5 0 11 1 14 2 5 2 8 4 12 6 3 3 8 6 8 9 3 4 3 9 3 14 0 6-3 14-6 19-5 5-12 10-17 13-9 4-18 7-29 9s-23 4-35 5v2c0 8 1 16 3 23 3 7 6 13 9 18 6 5 8 9 14 12s12 4 17 4c6 0 12-1 18-4s12-8 20-15z">
          <text:p/>
        </draw:path>
        <draw:path draw:style-name="gr9" draw:text-style-name="P11" draw:layer="layout" svg:width="0.104cm" svg:height="0.152cm" svg:x="18.767cm" svg:y="2.452cm" svg:viewBox="0 0 105 153" svg:d="M21 112c2 5 3 10 5 13 1 4 4 7 7 9 5 2 8 4 11 5 6 1 9 2 14 2 3 0 6 0 12-1 3-1 6-3 9-5 0-2 2-4 5-7 0-2 1-5 1-9 0-3-1-6-1-9-3-3-5-5-8-7-3-3-6-5-9-6-3-2-8-4-12-6-5-2-8-4-11-5-3-2-8-4-11-6s-6-4-9-6c-3-3-6-5-9-8 0-3-3-6-3-10-3-3-3-7-3-11 0-6 0-10 3-14 0-4 3-9 6-12s6-6 9-8c5-3 8-5 12-6 5-2 8-3 14-4 5-1 8-1 12-1 8 0 11 1 16 2 4 1 9 3 12 5 6 2 9 5 9 8 3 3 3 7 3 13 0 1 0 3 0 5s0 3-3 5c0 3-3 4-6 5 0 1-3 1-6 2-3 0-6-1-9-2v-1c0-3 0-5 1-7 0-2 0-3 0-5 0-3-1-5-1-10-2-2-5-3-5-5-3-1-6-2-9-2-3-1-6-1-8-1-4 0-9 0-12 2-6 1-9 2-12 5-2 2-3 6-6 9 0 2-2 5-2 8 0 5 2 8 2 11 3 3 6 5 9 8 3 2 9 5 12 7 5 2 9 4 14 6 6 3 9 5 15 8 5 2 9 5 14 8 3 4 6 7 9 11 3 5 3 10 3 15 0 7 0 13-3 19-3 5-9 10-14 13-4 4-9 7-15 9-9 2-15 2-23 2-3 0-6 0-12 0-3-1-6-2-11-3-3-1-6-2-9-4-3-1-6-3-9-5-4-2-3-4-6-7-1-2-3-5-3-8s2-5 3-7c0-2 3-3 3-4 3-1 6-2 6-3 3 0 6-1 9-1z">
          <text:p/>
        </draw:path>
        <draw:path draw:style-name="gr9" draw:text-style-name="P11" draw:layer="layout" svg:width="0.101cm" svg:height="0.226cm" svg:x="18.902cm" svg:y="2.378cm" svg:viewBox="0 0 102 227" svg:d="M62 3c-3 13-5 26-6 39-3 14-3 27-6 40 3 0 7 1 9 1 3 0 6 0 9 0s5 0 8 0h4c8 0 11 0 17-1 0 1 0 2 0 3s0 2 0 2c0 3 0 5-3 6s-6 1-12 1c-5 0-9 0-14 0-6-1-12-1-18-2-3 7-3 14-3 21s0 13-2 19c0 6 0 12 0 17s0 9 0 13c0 7 0 14 0 19 2 7 2 12 5 15 3 4 6 7 9 10 3 2 6 3 12 3 3 0 8-1 11-2 6-2 12-4 17-6 0 1 1 4 3 6-5 5-8 7-14 10-3 2-8 4-12 5-3 2-8 3-11 4s-8 1-12 1c-3 0-8-1-11-2-7-2-10-5-13-9s-3-12-6-19c0-7-2-17-2-27 0-6 0-13 0-19 0-7 2-13 2-20 0-6 0-13 0-20 0-6 0-13 3-19-5 0-11 0-15 1-5 0-8 1-11 1v-1c0-1 0-3 0-4 3-1 3-2 6-3s6-2 9-3c5 0 8-1 11-1 3-14 3-27 6-40 2-12 3-23 7-33 0-1 0-3 0-4 3-1 3-2 3-3 3-1 3-1 5-1 3 0 3-1 4-1 3 0 5 1 6 1 2 1 5 1 5 2z">
          <text:p/>
        </draw:path>
        <draw:path draw:style-name="gr9" draw:text-style-name="P11" draw:layer="layout" svg:width="0.061cm" svg:height="0.228cm" svg:x="19.032cm" svg:y="2.376cm" svg:viewBox="0 0 62 229" svg:d="M20 37c-2 0-5 0-6-1-2-1-5-2-5-4-1-1-3-3-3-5s-3-4-3-7c0-4 3-6 3-8 2-3 3-6 5-7 1-2 3-3 4-4 3 0 5-1 6-1 2 0 5 1 6 1 2 1 6 2 6 4 3 1 3 4 3 6s0 4 0 6c0 3 0 6 0 8s-3 4-3 6c-4 2-4 4-7 5-2 1-5 1-6 1zM29 83c-2 7-3 15-3 22-2 8-3 15-3 23 0 7 0 13 0 20-2 6-2 12-2 17 0 7 0 13 2 18 0 5 0 9 0 12 0 4 1 6 1 8 2 3 2 4 3 5 2 1 2 2 6 2 0 1 3 1 3 1 3 0 8-1 11-2 3 0 7-2 12-4l3 6c-3 2-8 4-11 6-4 2-7 4-12 6-3 2-6 3-12 4-4 1-7 2-9 2-3 0-4-1-6-1-1 0-3-1-4-2-2-1-2-3-5-6 0-2 0-5 0-10-3-4-3-9-3-15s0-13 0-22c0-5 0-10 0-17 0-6 0-13 0-20s0-15 0-23 3-16 3-25c0-1 0-3 0-4 3-1 3-2 5-3 1-1 3-1 4-1 2 0 3-1 3-1 5 0 9 1 14 4z">
          <text:p/>
        </draw:path>
        <draw:path draw:style-name="gr9" draw:text-style-name="P11" draw:layer="layout" svg:width="0.18cm" svg:height="0.151cm" svg:x="19.104cm" svg:y="2.452cm" svg:viewBox="0 0 181 152" svg:d="M33 33c0-3 0-5 0-7-1-2-4-4-4-5s0-2-3-2c0-1-3-1-3-1-2 0-5 0-9 1-3 0-8 1-11 2l-3-7c6-1 11-3 15-4 3-4 8-5 11-6 6-1 9-2 12-2 3-1 6-1 6-1 3 0 6 1 9 4 2 4 3 8 3 13 0 1 0 3 0 6-1 3-1 6-1 9 0 4 0 8 0 13s-2 10-2 16c0 5-1 11-1 17 0 5 0 11-2 17h2c4-17 9-32 15-43 6-12 11-22 17-29 6-9 12-14 18-19 6-3 14-5 17-5 5 0 8 1 11 2 4 1 10 4 10 9 3 3 6 7 9 13 0 4 0 10 0 17 0 2 0 5 0 8 0 4 0 7 0 11 0 5 0 9 0 14-3 4-3 9-3 13 0 5 0 9 0 13s0 7 0 10c0 6 0 10 0 13s0 6 3 8c0 2 2 3 2 4 3 0 4 1 6 1 4 0 9-1 12-2 3 0 8-2 11-4l1 6c-1 2-4 3-9 5-3 2-6 4-11 6-4 2-7 3-12 4-3 1-6 1-9 1-6 0-9 0-10-2-3-2-5-5-6-8 0-4-2-7-2-12 0-4 0-9 0-14 0-7 0-13 0-20 2-6 2-13 2-19s1-11 1-16c2-5 2-9 2-12 0-8-3-13-5-17-3-4-6-5-12-5-3 0-8 1-12 4-5 4-8 8-11 14-6 6-11 12-14 20s-6 16-9 25c-5 9-8 19-9 29-3 9-3 19-5 29l-21 3h-3c0-7 3-13 3-21s0-15 0-23 3-15 3-23c0-7 0-14 1-21 0-6 0-12 0-17 0-6 0-10 0-13z">
          <text:p/>
        </draw:path>
        <draw:path draw:style-name="gr9" draw:text-style-name="P11" draw:layer="layout" svg:width="0.162cm" svg:height="0.261cm" svg:x="19.286cm" svg:y="2.441cm" svg:viewBox="0 0 163 262" svg:d="M82 114c3 0 6-1 9-2s5-3 8-5c0-2 3-4 6-7 0-3 3-6 3-9 2-3 3-6 3-9s0-6 0-9c0-4 0-8 0-11-1-4-3-8-3-12-3-3-3-6-6-9s-3-6-6-8c-2-3-5-5-9-7-3-1-8-2-11-2-4 0-9 1-12 2s-4 4-7 6c-2 2-5 4-8 7 0 3-3 6-3 9 0 2-3 6-3 9s0 6 0 9 0 7 0 11c3 4 3 8 3 11 3 4 3 7 6 10s6 6 8 8c3 3 6 4 9 6 3 1 7 2 13 2zM60 174c-5 2-11 3-14 6-5 2-8 5-11 8-3 4-6 8-9 12 0 5-3 9-3 15s3 12 6 16c3 5 6 9 11 12 3 3 9 5 15 6 6 2 11 3 14 3 10 0 18-1 24-4 6-2 12-5 18-9s9-9 11-14c3-5 4-11 4-18 0-3 0-6-1-9-2-3-3-5-5-7-3-1-6-3-10-5-5-1-8-2-14-3-3-2-9-3-17-4-7-2-12-3-19-5zM126 35c3 4 6 9 8 14 0 5 3 10 3 15s-3 11-3 16c-3 5-5 10-6 14-3 4-6 9-11 12-3 4-7 7-12 10-6 3-9 5-14 6-6 2-12 3-19 3h-3c-2 0-2-1-5-1-1 1-3 1-6 2-1 1-3 2-6 4 0 1-3 2-3 4 0 1 0 3 0 4 0 3 0 5 3 7s6 4 9 6c5 1 8 3 15 4 3 1 11 2 15 3 5 1 11 3 14 4 6 1 12 2 15 4 5 1 8 3 12 5 5 2 8 4 11 7 2 2 5 5 5 9 3 3 3 7 3 12 0 6-2 11-3 17-2 5-5 10-8 15s-9 9-15 13c-5 3-11 7-17 10-6 2-14 4-20 6-9 1-16 2-24 2-3 0-9 0-15-1-3 0-8-1-12-3-5-1-11-3-14-5-5-2-8-5-11-8-4-3-6-6-9-11-3-4-3-8-3-13 0-4 0-9 3-13 0-3 3-7 6-10 2-4 5-7 8-10s6-6 9-8c5-2 8-4 12-6 3-2 5-3 8-4h3c-3-1-6-3-8-4-3-1-4-3-6-5-3-2-4-4-6-6 0-3-3-5-3-8 0-4 3-7 5-10 1-2 3-5 6-7 1-2 4-4 6-5 3-2 6-3 9-4-6-2-9-5-14-8-3-3-6-6-9-10-3-5-6-9-6-13-3-5-3-10-3-15 0-9 0-17 6-25 3-7 8-13 12-19 5-6 14-10 20-14 9-3 18-5 26-5 3 0 6 0 9 1 3 0 3 1 6 1 3 1 6 2 6 3 3 1 5 1 6 2 3 3 6 4 9 4 2 1 5 2 8 2s4-1 9-1c0-1 3-2 6-5 0-2 2-4 3-6 2-2 2-6 2-9 0-1 0-1 0-1 0-1 0-1 0-2v-1c6 2 9 5 12 8 3 4 3 8 3 11s0 5 0 8c-3 3-3 4-6 6-2 1-5 2-6 3-3 1-6 1-8 1-6 0-11-1-17-3z">
          <text:p/>
        </draw:path>
        <draw:path draw:style-name="gr9" draw:text-style-name="P11" draw:layer="layout" svg:width="0.066cm" svg:height="0.065cm" svg:x="15.293cm" svg:y="2.351cm" svg:viewBox="0 0 67 66" svg:d="M19 0h31c30 18 18 66-17 66-18 0-36-15-33-40 0-11 9-21 19-26z">
          <text:p/>
        </draw:path>
        <draw:path draw:style-name="gr9" draw:text-style-name="P11" draw:layer="layout" svg:width="0.065cm" svg:height="0.064cm" svg:x="15.405cm" svg:y="2.351cm" svg:viewBox="0 0 66 65" svg:d="M18 0h30c29 14 20 67-18 65-35-2-41-54-12-65z">
          <text:p/>
        </draw:path>
        <draw:path draw:style-name="gr9" draw:text-style-name="P11" draw:layer="layout" svg:width="0.066cm" svg:height="0.063cm" svg:x="15.514cm" svg:y="2.351cm" svg:viewBox="0 0 67 64" svg:d="M24 0h23c10 6 12 8 16 17 13 23-4 45-25 47-31 3-50-33-29-56 3-3 9-5 15-8z">
          <text:p/>
        </draw:path>
        <draw:path draw:style-name="gr9" draw:text-style-name="P11" draw:layer="layout" svg:width="0.063cm" svg:height="0.061cm" svg:x="15.623cm" svg:y="2.351cm" svg:viewBox="0 0 64 62" svg:d="M22 0h19c15 6 29 23 20 44-11 25-48 23-59-1-8-21 6-38 20-43z">
          <text:p/>
        </draw:path>
        <draw:path draw:style-name="gr9" draw:text-style-name="P11" draw:layer="layout" svg:width="0.058cm" svg:height="0.061cm" svg:x="15.735cm" svg:y="2.351cm" svg:viewBox="0 0 59 62" svg:d="M28 0h6c35 2 34 62-3 62-42 0-39-61-3-62z">
          <text:p/>
        </draw:path>
        <draw:path draw:style-name="gr9" draw:text-style-name="P11" draw:layer="layout" svg:width="0.057cm" svg:height="0.058cm" svg:x="15.843cm" svg:y="2.351cm" svg:viewBox="0 0 58 59" svg:d="M25 0c21-2 33 11 33 29 0 20-20 37-43 27-12-8-19-25-12-41 3-6 11-13 22-15z">
          <text:p/>
        </draw:path>
        <draw:path draw:style-name="gr9" draw:text-style-name="P11" draw:layer="layout" svg:width="0.055cm" svg:height="0.056cm" svg:x="15.956cm" svg:y="2.352cm" svg:viewBox="0 0 56 57" svg:d="M23 0c9-1 18 1 21 4 3 4 8 8 11 16 8 24-14 38-32 37-31-4-31-51 0-57z">
          <text:p/>
        </draw:path>
        <draw:path draw:style-name="gr9" draw:text-style-name="P11" draw:layer="layout" svg:width="0.053cm" svg:height="0.054cm" svg:x="16.066cm" svg:y="2.355cm" svg:viewBox="0 0 54 55" svg:d="M21 1c7-1 17-1 20 1 17 10 20 42-2 51-41 15-53-46-18-52z">
          <text:p/>
        </draw:path>
        <draw:path draw:style-name="gr9" draw:text-style-name="P11" draw:layer="layout" svg:width="0.051cm" svg:height="0.051cm" svg:x="16.173cm" svg:y="2.356cm" svg:viewBox="0 0 52 52" svg:d="M25 0c17-1 34 17 23 39-12 26-62 10-45-25 3-6 9-13 22-14z">
          <text:p/>
        </draw:path>
        <draw:path draw:style-name="gr9" draw:text-style-name="P11" draw:layer="layout" svg:width="0.05cm" svg:height="0.049cm" svg:x="16.283cm" svg:y="2.355cm" svg:viewBox="0 0 51 50" svg:d="M24 0c14-1 26 9 27 26 0 31-45 31-51 4-3-16 9-28 24-30z">
          <text:p/>
        </draw:path>
        <draw:path draw:style-name="gr9" draw:text-style-name="P11" draw:layer="layout" svg:width="0.047cm" svg:height="0.047cm" svg:x="16.395cm" svg:y="2.356cm" svg:viewBox="0 0 48 48" svg:d="M19 0c12-2 22 5 27 15 8 20-11 39-32 31-21-7-18-41 5-46z">
          <text:p/>
        </draw:path>
        <draw:path draw:style-name="gr9" draw:text-style-name="P11" draw:layer="layout" svg:width="0.045cm" svg:height="0.045cm" svg:x="16.505cm" svg:y="2.359cm" svg:viewBox="0 0 46 46" svg:d="M16 1c15-3 30 7 30 21 0 20-18 29-33 23-20-9-15-39 3-44z">
          <text:p/>
        </draw:path>
        <draw:path draw:style-name="gr9" draw:text-style-name="P11" draw:layer="layout" svg:width="0.042cm" svg:height="0.043cm" svg:x="16.614cm" svg:y="2.358cm" svg:viewBox="0 0 43 44" svg:d="M20 0c11-1 20 5 23 16 3 16-15 33-29 26-21-11-18-41 6-42z">
          <text:p/>
        </draw:path>
        <draw:path draw:style-name="gr9" draw:text-style-name="P11" draw:layer="layout" svg:width="0.041cm" svg:height="0.04cm" svg:x="16.724cm" svg:y="2.36cm" svg:viewBox="0 0 42 41" svg:d="M16 0c16-3 30 10 25 27-9 25-51 12-39-16 2-5 6-10 14-11z">
          <text:p/>
        </draw:path>
        <draw:path draw:style-name="gr9" draw:text-style-name="P11" draw:layer="layout" svg:width="0.037cm" svg:height="0.039cm" svg:x="16.834cm" svg:y="2.36cm" svg:viewBox="0 0 38 40" svg:d="M13 0c16-2 24 4 25 13 3 15-9 29-25 26-11-3-17-22-9-33 3-3 6-5 9-6z">
          <text:p/>
        </draw:path>
        <draw:path draw:style-name="gr9" draw:text-style-name="P11" draw:layer="layout" svg:width="0.039cm" svg:height="0.036cm" svg:x="16.944cm" svg:y="2.363cm" svg:viewBox="0 0 40 37" svg:d="M17 1c13-5 23 5 23 17 0 31-49 21-38-8 1-4 6-7 15-9z">
          <text:p/>
        </draw:path>
        <draw:path draw:style-name="gr9" draw:text-style-name="P11" draw:layer="layout" svg:width="0.034cm" svg:height="0.033cm" svg:x="17.054cm" svg:y="2.363cm" svg:viewBox="0 0 35 34" svg:d="M15 0c9-1 19 4 19 11 8 28-40 33-33 2 0-7 6-12 14-13z">
          <text:p/>
        </draw:path>
        <draw:path draw:style-name="gr9" draw:text-style-name="P11" draw:layer="layout" svg:width="0.034cm" svg:height="0.031cm" svg:x="17.162cm" svg:y="2.364cm" svg:viewBox="0 0 35 32" svg:d="M14 0c13-2 21 4 21 15 0 21-29 23-35 4-1-9 6-17 14-19z">
          <text:p/>
        </draw:path>
        <draw:path draw:style-name="gr9" draw:text-style-name="P11" draw:layer="layout" svg:width="0.025cm" svg:height="0.024cm" svg:x="17.275cm" svg:y="2.369cm" svg:viewBox="0 0 26 25" svg:d="M10 1c10-2 16 2 16 8 3 20-27 22-26 2 0-7 3-9 10-10z">
          <text:p/>
        </draw:path>
        <draw:path draw:style-name="gr9" draw:text-style-name="P11" draw:layer="layout" svg:width="0.016cm" svg:height="0.018cm" svg:x="17.389cm" svg:y="2.371cm" svg:viewBox="0 0 17 19" svg:d="M7 0c15-4 12 23 0 18-7-3-11-14 0-18z">
          <text:p/>
        </draw:path>
        <draw:path draw:style-name="gr9" draw:text-style-name="P11" draw:layer="layout" svg:width="0.014cm" svg:height="0.014cm" svg:x="17.5cm" svg:y="2.373cm" svg:viewBox="0 0 15 15" svg:d="M5 0c13-1 13 15 1 15-7 0-9-14-1-15z">
          <text:p/>
        </draw:path>
        <draw:path draw:style-name="gr9" draw:text-style-name="P11" draw:layer="layout" svg:width="0.07cm" svg:height="0.07cm" svg:x="15.238cm" svg:y="2.402cm" svg:viewBox="0 0 71 71" svg:d="M29 1c21-4 42 12 42 33 0 31-30 43-51 34-11-4-20-15-20-28-2-20 12-36 29-39z">
          <text:p/>
        </draw:path>
        <draw:path draw:style-name="gr9" draw:text-style-name="P11" draw:layer="layout" svg:width="0.066cm" svg:height="0.067cm" svg:x="15.348cm" svg:y="2.4cm" svg:viewBox="0 0 67 68" svg:d="M33 0c44-4 46 68 3 68-21 0-39-14-36-39 0-15 15-28 33-29z">
          <text:p/>
        </draw:path>
        <draw:path draw:style-name="gr9" draw:text-style-name="P11" draw:layer="layout" svg:width="0.064cm" svg:height="0.064cm" svg:x="15.458cm" svg:y="2.402cm" svg:viewBox="0 0 65 65" svg:d="M29 0c20-3 36 11 36 32 0 45-71 44-65-4 2-15 11-26 29-28z">
          <text:p/>
        </draw:path>
        <draw:path draw:style-name="gr9" draw:text-style-name="P11" draw:layer="layout" svg:width="0.063cm" svg:height="0.063cm" svg:x="15.569cm" svg:y="2.403cm" svg:viewBox="0 0 64 64" svg:d="M28 0c21-3 38 13 35 37-5 32-45 34-59 11-11-20 0-45 24-48z">
          <text:p/>
        </draw:path>
        <draw:path draw:style-name="gr9" draw:text-style-name="P11" draw:layer="layout" svg:width="0.062cm" svg:height="0.062cm" svg:x="15.679cm" svg:y="2.404cm" svg:viewBox="0 0 63 63" svg:d="M25 0c24-3 44 17 36 43-6 13-26 27-44 15-26-12-21-51 8-58z">
          <text:p/>
        </draw:path>
        <draw:path draw:style-name="gr9" draw:text-style-name="P11" draw:layer="layout" svg:width="0.059cm" svg:height="0.059cm" svg:x="15.788cm" svg:y="2.405cm" svg:viewBox="0 0 60 60" svg:d="M29 0c18-3 35 15 30 37-1 11-12 23-26 23-21 0-34-16-33-35 2-15 12-24 29-25z">
          <text:p/>
        </draw:path>
        <draw:path draw:style-name="gr9" draw:text-style-name="P11" draw:layer="layout" svg:width="0.058cm" svg:height="0.058cm" svg:x="15.899cm" svg:y="2.408cm" svg:viewBox="0 0 59 59" svg:d="M25 1c44-7 44 61 2 58-17-2-32-22-26-41 6-7 14-15 24-17z">
          <text:p/>
        </draw:path>
        <draw:path draw:style-name="gr9" draw:text-style-name="P11" draw:layer="layout" svg:width="0.054cm" svg:height="0.055cm" svg:x="16.01cm" svg:y="2.407cm" svg:viewBox="0 0 55 56" svg:d="M21 0c21-3 39 13 33 33-3 18-18 26-36 22-24-7-24-49 3-55z">
          <text:p/>
        </draw:path>
        <draw:path draw:style-name="gr9" draw:text-style-name="P11" draw:layer="layout" svg:width="0.052cm" svg:height="0.053cm" svg:x="16.118cm" svg:y="2.41cm" svg:viewBox="0 0 53 54" svg:d="M28 0c3 0 8 1 11 2 23 14 15 58-18 51-12-2-26-17-20-34 3-9 14-19 27-19z">
          <text:p/>
        </draw:path>
        <draw:path draw:style-name="gr9" draw:text-style-name="P11" draw:layer="layout" svg:width="0.052cm" svg:height="0.051cm" svg:x="16.228cm" svg:y="2.409cm" svg:viewBox="0 0 53 52" svg:d="M24 0c15-2 35 13 28 36-11 32-64 12-49-19 2-8 8-16 21-17z">
          <text:p/>
        </draw:path>
        <draw:path draw:style-name="gr9" draw:text-style-name="P11" draw:layer="layout" svg:width="0.048cm" svg:height="0.048cm" svg:x="16.339cm" svg:y="2.41cm" svg:viewBox="0 0 49 49" svg:d="M22 0c17-2 29 11 27 27-1 27-38 29-48 7-3-15 7-30 21-34z">
          <text:p/>
        </draw:path>
        <draw:path draw:style-name="gr9" draw:text-style-name="P11" draw:layer="layout" svg:width="0.046cm" svg:height="0.046cm" svg:x="16.449cm" svg:y="2.413cm" svg:viewBox="0 0 47 47" svg:d="M18 1c33-6 39 42 11 46-35 5-38-41-11-46z">
          <text:p/>
        </draw:path>
        <draw:path draw:style-name="gr9" draw:text-style-name="P11" draw:layer="layout" svg:width="0.043cm" svg:height="0.044cm" svg:x="16.558cm" svg:y="2.414cm" svg:viewBox="0 0 44 45" svg:d="M24 0c8 0 20 8 20 19 3 30-39 36-44 7-1-12 5-24 24-26z">
          <text:p/>
        </draw:path>
        <draw:path draw:style-name="gr9" draw:text-style-name="P11" draw:layer="layout" svg:width="0.043cm" svg:height="0.043cm" svg:x="16.668cm" svg:y="2.413cm" svg:viewBox="0 0 44 44" svg:d="M18 0c8-1 21 5 24 14 12 31-39 42-42 12 0-13 8-23 18-26z">
          <text:p/>
        </draw:path>
        <draw:path draw:style-name="gr9" draw:text-style-name="P11" draw:layer="layout" svg:width="0.039cm" svg:height="0.039cm" svg:x="16.779cm" svg:y="2.414cm" svg:viewBox="0 0 40 40" svg:d="M17 1c12-4 24 9 23 22-3 23-35 21-39 4-3-11 3-24 16-26z">
          <text:p/>
        </draw:path>
        <draw:path draw:style-name="gr9" draw:text-style-name="P11" draw:layer="layout" svg:width="0.037cm" svg:height="0.038cm" svg:x="16.889cm" svg:y="2.417cm" svg:viewBox="0 0 38 39" svg:d="M14 1c33-8 33 43 0 38-19-4-19-34 0-38z">
          <text:p/>
        </draw:path>
        <draw:path draw:style-name="gr9" draw:text-style-name="P11" draw:layer="layout" svg:width="0.034cm" svg:height="0.035cm" svg:x="16.999cm" svg:y="2.416cm" svg:viewBox="0 0 35 36" svg:d="M16 0c24-3 26 37 3 36-23 0-27-34-3-36z">
          <text:p/>
        </draw:path>
        <draw:path draw:style-name="gr9" draw:text-style-name="P11" draw:layer="layout" svg:width="0.032cm" svg:height="0.033cm" svg:x="17.109cm" svg:y="2.418cm" svg:viewBox="0 0 33 34" svg:d="M15 0c24-4 24 33 3 34-23 1-23-31-3-34z">
          <text:p/>
        </draw:path>
        <draw:path draw:style-name="gr9" draw:text-style-name="P11" draw:layer="layout" svg:width="0.03cm" svg:height="0.032cm" svg:x="17.218cm" svg:y="2.42cm" svg:viewBox="0 0 31 33" svg:d="M11 1c5-1 7-1 10 0 16 6 13 39-13 31-9-3-13-27 3-31z">
          <text:p/>
        </draw:path>
        <draw:path draw:style-name="gr9" draw:text-style-name="P11" draw:layer="layout" svg:width="0.023cm" svg:height="0.024cm" svg:x="17.33cm" svg:y="2.423cm" svg:viewBox="0 0 24 25" svg:d="M10 0c13-4 20 19 7 23-15 7-25-18-7-23z">
          <text:p/>
        </draw:path>
        <draw:path draw:style-name="gr9" draw:text-style-name="P11" draw:layer="layout" svg:width="0.02cm" svg:height="0.021cm" svg:x="17.441cm" svg:y="2.424cm" svg:viewBox="0 0 21 22" svg:d="M9 0c16-2 15 22 4 22-15 0-18-20-4-22z">
          <text:p/>
        </draw:path>
        <draw:path draw:style-name="gr9" draw:text-style-name="P11" draw:layer="layout" svg:width="0.068cm" svg:height="0.068cm" svg:x="15.293cm" svg:y="2.456cm" svg:viewBox="0 0 69 69" svg:d="M32 0c21-1 39 14 36 37-3 44-73 42-68-7 0-17 15-28 32-30z">
          <text:p/>
        </draw:path>
        <draw:path draw:style-name="gr9" draw:text-style-name="P11" draw:layer="layout" svg:width="0.066cm" svg:height="0.065cm" svg:x="15.404cm" svg:y="2.455cm" svg:viewBox="0 0 67 66" svg:d="M29 0c24-3 41 16 38 40-5 31-53 35-64 9-9-22 3-46 26-49z">
          <text:p/>
        </draw:path>
        <draw:path draw:style-name="gr9" draw:text-style-name="P11" draw:layer="layout" svg:width="0.065cm" svg:height="0.064cm" svg:x="15.513cm" svg:y="2.456cm" svg:viewBox="0 0 66 65" svg:d="M31 0c23-4 44 22 31 46-3 6-8 14-15 17-23 8-53-14-46-40 3-11 15-21 30-23z">
          <text:p/>
        </draw:path>
        <draw:path draw:style-name="gr9" draw:text-style-name="P11" draw:layer="layout" svg:width="0.063cm" svg:height="0.062cm" svg:x="15.623cm" svg:y="2.46cm" svg:viewBox="0 0 64 63" svg:d="M25 1c19-3 30 5 36 18 12 27-17 53-41 42-9-3-15-8-18-17-8-21 9-40 23-43z">
          <text:p/>
        </draw:path>
        <draw:path draw:style-name="gr9" draw:text-style-name="P11" draw:layer="layout" svg:width="0.062cm" svg:height="0.06cm" svg:x="15.733cm" svg:y="2.459cm" svg:viewBox="0 0 63 61" svg:d="M29 0c18-2 36 13 33 34-3 38-68 35-62-8 3-15 14-25 29-26z">
          <text:p/>
        </draw:path>
        <draw:path draw:style-name="gr9" draw:text-style-name="P11" draw:layer="layout" svg:width="0.057cm" svg:height="0.057cm" svg:x="15.845cm" svg:y="2.459cm" svg:viewBox="0 0 58 58" svg:d="M24 0c41-6 47 59 5 58-35 0-40-53-5-58z">
          <text:p/>
        </draw:path>
        <draw:path draw:style-name="gr9" draw:text-style-name="P11" draw:layer="layout" svg:width="0.055cm" svg:height="0.056cm" svg:x="15.955cm" svg:y="2.461cm" svg:viewBox="0 0 56 57" svg:d="M21 0c24-3 41 15 33 36-3 13-15 25-33 20-27-7-29-50 0-56z">
          <text:p/>
        </draw:path>
        <draw:path draw:style-name="gr9" draw:text-style-name="P11" draw:layer="layout" svg:width="0.054cm" svg:height="0.054cm" svg:x="16.063cm" svg:y="2.462cm" svg:viewBox="0 0 55 55" svg:d="M20 0c35-5 46 38 21 52-22 10-44-9-41-30 2-9 10-20 20-22z">
          <text:p/>
        </draw:path>
        <draw:path draw:style-name="gr9" draw:text-style-name="P11" draw:layer="layout" svg:width="0.052cm" svg:height="0.051cm" svg:x="16.172cm" svg:y="2.463cm" svg:viewBox="0 0 53 52" svg:d="M26 0c35-4 35 52 3 52-20 1-37-15-26-36 2-8 8-15 23-16z">
          <text:p/>
        </draw:path>
        <draw:path draw:style-name="gr9" draw:text-style-name="P11" draw:layer="layout" svg:width="0.049cm" svg:height="0.049cm" svg:x="16.284cm" svg:y="2.464cm" svg:viewBox="0 0 50 50" svg:d="M21 0c36-5 39 49 5 50-14 1-26-13-26-27 0-11 9-20 21-23z">
          <text:p/>
        </draw:path>
        <draw:path draw:style-name="gr9" draw:text-style-name="P11" draw:layer="layout" svg:width="0.049cm" svg:height="0.047cm" svg:x="16.393cm" svg:y="2.465cm" svg:viewBox="0 0 50 48" svg:d="M21 0c18-3 35 12 27 32-9 22-44 20-47-4-4-14 6-25 20-28z">
          <text:p/>
        </draw:path>
        <draw:path draw:style-name="gr9" draw:text-style-name="P11" draw:layer="layout" svg:width="0.046cm" svg:height="0.045cm" svg:x="16.504cm" svg:y="2.468cm" svg:viewBox="0 0 47 46" svg:d="M17 1c15-3 30 6 30 23 0 11-9 19-16 21-31 10-44-37-14-44z">
          <text:p/>
        </draw:path>
        <draw:path draw:style-name="gr9" draw:text-style-name="P11" draw:layer="layout" svg:width="0.044cm" svg:height="0.042cm" svg:x="16.613cm" svg:y="2.467cm" svg:viewBox="0 0 45 43" svg:d="M21 0c11-1 27 8 24 26-3 24-47 23-45-8 3-10 9-17 21-18z">
          <text:p/>
        </draw:path>
        <draw:path draw:style-name="gr9" draw:text-style-name="P11" draw:layer="layout" svg:width="0.04cm" svg:height="0.041cm" svg:x="16.725cm" svg:y="2.468cm" svg:viewBox="0 0 41 42" svg:d="M17 0c29-4 33 40 5 42-20 1-28-23-17-36 3-3 6-5 12-6z">
          <text:p/>
        </draw:path>
        <draw:path draw:style-name="gr9" draw:text-style-name="P11" draw:layer="layout" svg:width="0.038cm" svg:height="0.036cm" svg:x="16.833cm" svg:y="2.471cm" svg:viewBox="0 0 39 37" svg:d="M13 1c19-4 33 14 22 28-12 22-48-2-31-22 1-3 3-5 9-6z">
          <text:p/>
        </draw:path>
        <draw:path draw:style-name="gr9" draw:text-style-name="P11" draw:layer="layout" svg:width="0.039cm" svg:height="0.035cm" svg:x="16.944cm" svg:y="2.472cm" svg:viewBox="0 0 40 36" svg:d="M20 0c10 0 20 6 20 17 0 31-49 22-38-7 3-4 7-9 18-10z">
          <text:p/>
        </draw:path>
        <draw:path draw:style-name="gr9" draw:text-style-name="P11" draw:layer="layout" svg:width="0.034cm" svg:height="0.035cm" svg:x="17.054cm" svg:y="2.471cm" svg:viewBox="0 0 35 36" svg:d="M15 0c12-1 25 10 19 25-7 16-31 13-33-3-3-13 5-20 14-22z">
          <text:p/>
        </draw:path>
        <draw:path draw:style-name="gr9" draw:text-style-name="P11" draw:layer="layout" svg:width="0.034cm" svg:height="0.033cm" svg:x="17.162cm" svg:y="2.472cm" svg:viewBox="0 0 35 34" svg:d="M14 0c13-2 21 5 21 17 0 25-39 20-35-3 2-5 6-12 14-14z">
          <text:p/>
        </draw:path>
        <draw:path draw:style-name="gr9" draw:text-style-name="P11" draw:layer="layout" svg:width="0.029cm" svg:height="0.03cm" svg:x="17.274cm" svg:y="2.475cm" svg:viewBox="0 0 30 31" svg:d="M11 1c22-6 25 27 7 30-9 2-18-3-18-13 0-9 3-14 11-17z">
          <text:p/>
        </draw:path>
        <draw:path draw:style-name="gr9" draw:text-style-name="P11" draw:layer="layout" svg:width="0.023cm" svg:height="0.021cm" svg:x="17.387cm" svg:y="2.478cm" svg:viewBox="0 0 24 22" svg:d="M13 0c17-2 13 26-6 22-10-2-10-21 6-22z">
          <text:p/>
        </draw:path>
        <draw:path draw:style-name="gr9" draw:text-style-name="P11" draw:layer="layout" svg:width="0.019cm" svg:height="0.021cm" svg:x="17.497cm" svg:y="2.478cm" svg:viewBox="0 0 20 22" svg:d="M8 0c16-2 16 22 1 22-10 0-13-19-1-22z">
          <text:p/>
        </draw:path>
        <draw:path draw:style-name="gr9" draw:text-style-name="P11" draw:layer="layout" svg:width="0.07cm" svg:height="0.068cm" svg:x="15.24cm" svg:y="2.51cm" svg:viewBox="0 0 71 69" svg:d="M33 0c24-1 47 23 35 49-6 10-18 19-30 20-20 1-38-17-38-39 3-16 17-29 33-30z">
          <text:p/>
        </draw:path>
        <draw:path draw:style-name="gr9" draw:text-style-name="P11" draw:layer="layout" svg:width="0.067cm" svg:height="0.065cm" svg:x="15.348cm" svg:y="2.509cm" svg:viewBox="0 0 68 66" svg:d="M31 0c9-2 18 3 25 7 5 4 12 15 12 29-3 40-65 39-68 1-3-18 11-30 17-34 3-2 6-2 14-3z">
          <text:p/>
        </draw:path>
        <draw:path draw:style-name="gr9" draw:text-style-name="P11" draw:layer="layout" svg:width="0.065cm" svg:height="0.064cm" svg:x="15.459cm" svg:y="2.511cm" svg:viewBox="0 0 66 65" svg:d="M29 1c20-4 37 11 37 30 0 23-22 36-38 34-12-3-21-11-26-21-9-21 8-41 27-43z">
          <text:p/>
        </draw:path>
        <draw:path draw:style-name="gr9" draw:text-style-name="P11" draw:layer="layout" svg:width="0.063cm" svg:height="0.061cm" svg:x="15.569cm" svg:y="2.511cm" svg:viewBox="0 0 64 62" svg:d="M27 0c20-3 34 10 37 26 3 18-12 36-32 36-24 0-41-27-27-49 3-6 13-12 22-13z">
          <text:p/>
        </draw:path>
        <draw:path draw:style-name="gr9" draw:text-style-name="P11" draw:layer="layout" svg:width="0.063cm" svg:height="0.06cm" svg:x="15.68cm" svg:y="2.512cm" svg:viewBox="0 0 64 61" svg:d="M29 0c18-1 34 11 35 29 0 19-15 31-28 32-22 1-43-20-33-44 5-6 13-16 26-17z">
          <text:p/>
        </draw:path>
        <draw:path draw:style-name="gr9" draw:text-style-name="P11" draw:layer="layout" svg:width="0.059cm" svg:height="0.056cm" svg:x="15.79cm" svg:y="2.513cm" svg:viewBox="0 0 60 57" svg:d="M24 0c18-2 33 8 36 23 3 43-59 44-60 5 0-16 9-26 24-28z">
          <text:p/>
        </draw:path>
        <draw:path draw:style-name="gr9" draw:text-style-name="P11" draw:layer="layout" svg:width="0.056cm" svg:height="0.055cm" svg:x="15.898cm" svg:y="2.514cm" svg:viewBox="0 0 57 56" svg:d="M25 0c22-4 39 19 30 39-9 27-56 21-55-13 0-14 11-23 25-26z">
          <text:p/>
        </draw:path>
        <draw:path draw:style-name="gr9" draw:text-style-name="P11" draw:layer="layout" svg:width="0.055cm" svg:height="0.054cm" svg:x="16.008cm" svg:y="2.517cm" svg:viewBox="0 0 56 55" svg:d="M21 1c19-4 31 6 34 20 6 15-9 34-26 34-18 0-30-16-29-30 0-12 11-22 21-24z">
          <text:p/>
        </draw:path>
        <draw:path draw:style-name="gr9" draw:text-style-name="P11" draw:layer="layout" svg:width="0.054cm" svg:height="0.052cm" svg:x="16.118cm" svg:y="2.517cm" svg:viewBox="0 0 55 53" svg:d="M25 0c15-2 29 12 30 26 0 34-51 37-54 4-4-17 9-28 24-30z">
          <text:p/>
        </draw:path>
        <draw:path draw:style-name="gr9" draw:text-style-name="P11" draw:layer="layout" svg:width="0.051cm" svg:height="0.047cm" svg:x="16.228cm" svg:y="2.518cm" svg:viewBox="0 0 52 48" svg:d="M24 0c15-2 30 9 28 27-4 29-50 28-51-1-3-15 7-24 23-26z">
          <text:p/>
        </draw:path>
        <draw:path draw:style-name="gr9" draw:text-style-name="P11" draw:layer="layout" svg:width="0.047cm" svg:height="0.047cm" svg:x="16.339cm" svg:y="2.519cm" svg:viewBox="0 0 48 48" svg:d="M20 0c27-5 39 35 15 46-17 6-35-6-35-25 0-11 9-19 20-21z">
          <text:p/>
        </draw:path>
        <draw:path draw:style-name="gr9" draw:text-style-name="P11" draw:layer="layout" svg:width="0.046cm" svg:height="0.044cm" svg:x="16.449cm" svg:y="2.522cm" svg:viewBox="0 0 47 45" svg:d="M17 1c18-4 36 12 28 30-8 22-43 17-45-7 0-11 6-20 17-23z">
          <text:p/>
        </draw:path>
        <draw:path draw:style-name="gr9" draw:text-style-name="P11" draw:layer="layout" svg:width="0.043cm" svg:height="0.042cm" svg:x="16.558cm" svg:y="2.521cm" svg:viewBox="0 0 44 43" svg:d="M21 0c12-2 23 7 23 21 0 30-47 28-44-1 2-11 9-19 21-20z">
          <text:p/>
        </draw:path>
        <draw:path draw:style-name="gr9" draw:text-style-name="P11" draw:layer="layout" svg:width="0.041cm" svg:height="0.041cm" svg:x="16.668cm" svg:y="2.521cm" svg:viewBox="0 0 42 42" svg:d="M18 0h2c33-5 28 50-5 40-3-1-12-10-15-17 0-14 9-21 18-23z">
          <text:p/>
        </draw:path>
        <draw:path draw:style-name="gr9" draw:text-style-name="P11" draw:layer="layout" svg:width="0.04cm" svg:height="0.038cm" svg:x="16.778cm" svg:y="2.523cm" svg:viewBox="0 0 41 39" svg:d="M15 0c15-2 26 5 26 19 3 25-39 26-41 4-1-13 5-20 15-23z">
          <text:p/>
        </draw:path>
        <draw:path draw:style-name="gr9" draw:text-style-name="P11" draw:layer="layout" svg:width="0.037cm" svg:height="0.036cm" svg:x="16.889cm" svg:y="2.526cm" svg:viewBox="0 0 38 37" svg:d="M16 1c11-4 26 5 21 19-1 22-39 23-37-2 0-8 4-15 16-17z">
          <text:p/>
        </draw:path>
        <draw:path draw:style-name="gr9" draw:text-style-name="P11" draw:layer="layout" svg:width="0.035cm" svg:height="0.033cm" svg:x="16.999cm" svg:y="2.525cm" svg:viewBox="0 0 36 34" svg:d="M15 1c11-3 21 5 21 15 0 25-39 25-36 0 0-7 3-13 15-15z">
          <text:p/>
        </draw:path>
        <draw:path draw:style-name="gr9" draw:text-style-name="P11" draw:layer="layout" svg:width="0.033cm" svg:height="0.032cm" svg:x="17.108cm" svg:y="2.526cm" svg:viewBox="0 0 34 33" svg:d="M11 0c11-2 23 5 23 17 0 20-38 21-34-1 0-10 5-14 11-16z">
          <text:p/>
        </draw:path>
        <draw:path draw:style-name="gr9" draw:text-style-name="P11" draw:layer="layout" svg:width="0.03cm" svg:height="0.03cm" svg:x="17.219cm" svg:y="2.529cm" svg:viewBox="0 0 31 31" svg:d="M9 1c16-3 22 5 22 15 0 20-30 20-31 1 0-7 3-14 9-16z">
          <text:p/>
        </draw:path>
        <draw:path draw:style-name="gr9" draw:text-style-name="P11" draw:layer="layout" svg:width="0.029cm" svg:height="0.027cm" svg:x="17.329cm" svg:y="2.528cm" svg:viewBox="0 0 30 28" svg:d="M9 0c11-2 21 3 21 15 0 16-30 17-30 1 0-11 3-15 9-16z">
          <text:p/>
        </draw:path>
        <draw:path draw:style-name="gr9" draw:text-style-name="P11" draw:layer="layout" svg:width="0.02cm" svg:height="0.019cm" svg:x="17.442cm" svg:y="2.533cm" svg:viewBox="0 0 21 20" svg:d="M9 0c7-1 12 4 12 9 0 14-21 14-21 0 0-5 3-7 9-9z">
          <text:p/>
        </draw:path>
        <draw:path draw:style-name="gr9" draw:text-style-name="P11" draw:layer="layout" svg:width="0.021cm" svg:height="0.019cm" svg:x="17.551cm" svg:y="2.534cm" svg:viewBox="0 0 22 20" svg:d="M6 1c9-2 16 2 16 9 0 13-22 14-22 0 0-6 3-8 6-9z">
          <text:p/>
        </draw:path>
        <draw:path draw:style-name="gr9" draw:text-style-name="P11" draw:layer="layout" svg:width="0.067cm" svg:height="0.057cm" svg:x="15.295cm" svg:y="2.561cm" svg:viewBox="0 0 68 58" svg:d="M61 58h-53c-20-29 2-61 29-58 27 4 41 36 24 58z">
          <text:p/>
        </draw:path>
        <draw:path draw:style-name="gr9" draw:text-style-name="P11" draw:layer="layout" svg:width="0.065cm" svg:height="0.056cm" svg:x="15.405cm" svg:y="2.563cm" svg:viewBox="0 0 66 57" svg:d="M58 57h-49c-19-23-5-51 14-56 18-5 35 7 41 20 5 11 2 29-6 36z">
          <text:p/>
        </draw:path>
        <draw:path draw:style-name="gr9" draw:text-style-name="P11" draw:layer="layout" svg:width="0.064cm" svg:height="0.055cm" svg:x="15.515cm" svg:y="2.565cm" svg:viewBox="0 0 65 56" svg:d="M56 56h-49c-18-23 0-56 26-56 18 0 39 18 30 41-1 5-4 10-7 15z">
          <text:p/>
        </draw:path>
        <draw:path draw:style-name="gr9" draw:text-style-name="P11" draw:layer="layout" svg:width="0.061cm" svg:height="0.052cm" svg:x="15.624cm" svg:y="2.565cm" svg:viewBox="0 0 62 53" svg:d="M52 53h-42c-31-30 19-74 45-41 8 8 11 31 0 39 0 1 0 1-3 2z">
          <text:p/>
        </draw:path>
        <draw:path draw:style-name="gr9" draw:text-style-name="P11" draw:layer="layout" svg:width="0.058cm" svg:height="0.052cm" svg:x="15.735cm" svg:y="2.565cm" svg:viewBox="0 0 59 53" svg:d="M51 53h-42c-20-20-2-57 25-53 23 2 34 38 17 53z">
          <text:p/>
        </draw:path>
        <draw:path draw:style-name="gr9" draw:text-style-name="P11" draw:layer="layout" svg:width="0.057cm" svg:height="0.052cm" svg:x="15.845cm" svg:y="2.568cm" svg:viewBox="0 0 58 53" svg:d="M50 53h-42c-15-14-8-42 11-51 31-10 51 31 31 51z">
          <text:p/>
        </draw:path>
        <draw:path draw:style-name="gr9" draw:text-style-name="P11" draw:layer="layout" svg:width="0.054cm" svg:height="0.051cm" svg:x="15.955cm" svg:y="2.569cm" svg:viewBox="0 0 55 52" svg:d="M44 52h-35c-19-18-6-52 18-52 25 0 38 35 17 52z">
          <text:p/>
        </draw:path>
        <draw:path draw:style-name="gr9" draw:text-style-name="P11" draw:layer="layout" svg:width="0.052cm" svg:height="0.049cm" svg:x="16.064cm" svg:y="2.569cm" svg:viewBox="0 0 53 50" svg:d="M42 50h-30c-23-19-9-52 19-50 20 1 32 34 11 50z">
          <text:p/>
        </draw:path>
        <draw:path draw:style-name="gr9" draw:text-style-name="P11" draw:layer="layout" svg:width="0.052cm" svg:height="0.048cm" svg:x="16.173cm" svg:y="2.572cm" svg:viewBox="0 0 53 49" svg:d="M39 49h-27c-6-5-9-8-11-15-9-32 32-43 47-25 9 12 3 35-9 40z">
          <text:p/>
        </draw:path>
        <draw:path draw:style-name="gr9" draw:text-style-name="P11" draw:layer="layout" svg:width="0.049cm" svg:height="0.047cm" svg:x="16.285cm" svg:y="2.57cm" svg:viewBox="0 0 50 48" svg:d="M38 48h-26c-19-13-13-42 6-47 29-10 46 35 20 47z">
          <text:p/>
        </draw:path>
        <draw:path draw:style-name="gr9" draw:text-style-name="P11" draw:layer="layout" svg:width="0.049cm" svg:height="0.046cm" svg:x="16.393cm" svg:y="2.573cm" svg:viewBox="0 0 50 47" svg:d="M35 47h-22c-10-7-18-23-10-34 10-26 56-11 45 20-4 5-9 10-13 14z">
          <text:p/>
        </draw:path>
        <draw:path draw:style-name="gr9" draw:text-style-name="P11" draw:layer="layout" svg:width="0.044cm" svg:height="0.046cm" svg:x="16.504cm" svg:y="2.574cm" svg:viewBox="0 0 45 47" svg:d="M30 47h-13c-9-4-14-9-15-14-8-20 12-40 31-30 17 7 17 38-3 44z">
          <text:p/>
        </draw:path>
        <draw:path draw:style-name="gr9" draw:text-style-name="P11" draw:layer="layout" svg:width="0.044cm" svg:height="0.043cm" svg:x="16.613cm" svg:y="2.576cm" svg:viewBox="0 0 45 44" svg:d="M19 1c11-3 23 5 26 17 0 12-4 18-9 21-15 16-45-5-33-26 0-2 3-10 16-12z">
          <text:p/>
        </draw:path>
        <draw:path draw:style-name="gr9" draw:text-style-name="P11" draw:layer="layout" svg:width="0.041cm" svg:height="0.04cm" svg:x="16.723cm" svg:y="2.577cm" svg:viewBox="0 0 42 41" svg:d="M20 0c13 0 22 7 22 20 2 28-37 26-42 4 0-13 6-23 20-24z">
          <text:p/>
        </draw:path>
        <draw:path draw:style-name="gr9" draw:text-style-name="P11" draw:layer="layout" svg:width="0.038cm" svg:height="0.039cm" svg:x="16.834cm" svg:y="2.576cm" svg:viewBox="0 0 39 40" svg:d="M16 0c35-5 28 48-5 38-15-8-15-36 5-38z">
          <text:p/>
        </draw:path>
        <draw:path draw:style-name="gr9" draw:text-style-name="P11" draw:layer="layout" svg:width="0.036cm" svg:height="0.037cm" svg:x="16.944cm" svg:y="2.577cm" svg:viewBox="0 0 37 38" svg:d="M16 1c24-6 30 35 6 37-26 2-30-33-6-37z">
          <text:p/>
        </draw:path>
        <draw:path draw:style-name="gr9" draw:text-style-name="P11" draw:layer="layout" svg:width="0.036cm" svg:height="0.035cm" svg:x="17.052cm" svg:y="2.58cm" svg:viewBox="0 0 37 36" svg:d="M15 1c12-3 21 4 22 14 6 30-46 26-35-2 0-6 7-11 13-12z">
          <text:p/>
        </draw:path>
        <draw:path draw:style-name="gr9" draw:text-style-name="P11" draw:layer="layout" svg:width="0.034cm" svg:height="0.032cm" svg:x="17.162cm" svg:y="2.58cm" svg:viewBox="0 0 35 33" svg:d="M18 0c9-1 15 4 17 15 0 22-32 23-35 5-1-13 6-19 18-20z">
          <text:p/>
        </draw:path>
        <draw:path draw:style-name="gr9" draw:text-style-name="P11" draw:layer="layout" svg:width="0.028cm" svg:height="0.03cm" svg:x="17.274cm" svg:y="2.581cm" svg:viewBox="0 0 29 31" svg:d="M12 0c24-4 21 35-1 30-13-2-16-27 1-30z">
          <text:p/>
        </draw:path>
        <draw:path draw:style-name="gr9" draw:text-style-name="P11" draw:layer="layout" svg:width="0.03cm" svg:height="0.029cm" svg:x="17.382cm" svg:y="2.582cm" svg:viewBox="0 0 31 30" svg:d="M11 0c9-2 18 3 20 13 1 24-34 20-31-2 0-3 3-10 11-11z">
          <text:p/>
        </draw:path>
        <draw:path draw:style-name="gr9" draw:text-style-name="P11" draw:layer="layout" svg:width="0.022cm" svg:height="0.021cm" svg:x="17.495cm" svg:y="2.587cm" svg:viewBox="0 0 23 22" svg:d="M6 0c10-2 18 3 16 13-3 12-25 12-22-4 0-4 1-8 6-9z">
          <text:p/>
        </draw:path>
        <draw:path draw:style-name="gr9" draw:text-style-name="P11" draw:layer="layout" svg:width="0.068cm" svg:height="0.065cm" svg:x="15.185cm" svg:y="2.351cm" svg:viewBox="0 0 69 66" svg:d="M17 0h35c29 18 18 66-18 66-20 0-37-15-34-40 2-11 9-21 17-26z">
          <text:p/>
        </draw:path>
        <draw:path draw:style-name="gr9" draw:text-style-name="P11" draw:layer="layout" svg:width="0.069cm" svg:height="0.068cm" svg:x="15.185cm" svg:y="2.456cm" svg:viewBox="0 0 70 69" svg:d="M33 0c19-1 39 13 37 37-3 44-76 42-70-7 2-18 15-28 33-30z">
          <text:p/>
        </draw:path>
        <draw:path draw:style-name="gr9" draw:text-style-name="P11" draw:layer="layout" svg:width="0.067cm" svg:height="0.058cm" svg:x="15.187cm" svg:y="2.562cm" svg:viewBox="0 0 68 59" svg:d="M62 59h-56c-17-29 3-62 32-59 25 4 39 36 24 59z">
          <text:p/>
        </draw:path>
        <draw:path draw:style-name="gr9" draw:text-style-name="P11" draw:layer="layout" svg:width="0.598cm" svg:height="0.405cm" svg:x="15.626cm" svg:y="1.117cm" svg:viewBox="0 0 599 406" svg:d="M599 406c-3-160-67-302-170-406-1 1-403 383-429 406z">
          <text:p/>
        </draw:path>
        <draw:path draw:style-name="gr9" draw:text-style-name="P11" draw:layer="layout" svg:width="1.193cm" svg:height="1.194cm" svg:x="15.031cm" svg:y="0.937cm" svg:viewBox="0 0 1194 1195" svg:d="M595 610v79h364c-43 161-188 283-361 283-208 0-373-170-373-376s165-373 373-373c90 0 182 38 248 92l156-154c-98-92-246-161-407-161-329 0-595 267-595 596 0 333 266 599 595 599s599-253 599-585z">
          <text:p/>
        </draw:path>
        <draw:frame draw:style-name="gr10" draw:text-style-name="P12" draw:layer="layout" svg:width="0.311cm" svg:height="0.222cm" svg:x="4.645cm" svg:y="2.14cm">
          <draw:text-box>
            <text:p text:style-name="P2"><text:span text:style-name="T4">Mail</text:span></text:p>
          </draw:text-box>
        </draw:frame>
        <draw:path draw:style-name="gr11" draw:text-style-name="P13" draw:layer="layout" svg:width="16.957cm" svg:height="17.231cm" svg:x="3.039cm" svg:y="7.833cm" svg:viewBox="0 0 16958 17232" svg:d="M0 0h8322v1132h-8322zM8322 0h8636v1132h-8636zM0 2261h8322v1693h-8322zM8322 2261h8636v1693h-8636zM0 4554h8322v600h-8322zM8322 4554h2962v600h-2962zM11281 4554h3060v600h-3060zM14341 4554h2617v600h-2617zM0 5754h8322v600h-8322zM8322 5754h8636v600h-8636zM0 6954h16958v644h-16958zM0 8198h8322v600h-8322zM8322 8198h8636v600h-8636zM0 9786h8322v2258h-8322zM8322 9786h8636v2258h-8636zM0 13032h8322v600h-8322zM8322 13032h8636v600h-8636zM0 14232h8322v600h-8322zM8322 14232h8636v600h-8636zM0 15432h8322v600h-8322zM8322 15432h4318v600h-4318zM12640 15432h4318v600h-4318zM0 16632h8322v600h-8322zM8322 16632h4318v600h-4318zM12640 16632h4318v600h-4318z">
          <text:p/>
        </draw:path>
        <draw:line draw:style-name="gr12" draw:text-style-name="P14" draw:layer="layout" svg:x1="3.039cm" svg:y1="16.024cm" svg:x2="3.039cm" svg:y2="15.433cm">
          <text:p/>
        </draw:line>
        <draw:line draw:style-name="gr12" draw:text-style-name="P14" draw:layer="layout" svg:x1="3.039cm" svg:y1="17.612cm" svg:x2="3.039cm" svg:y2="16.633cm">
          <text:p/>
        </draw:line>
        <draw:line draw:style-name="gr12" draw:text-style-name="P14" draw:layer="layout" svg:x1="3.039cm" svg:y1="20.862cm" svg:x2="3.039cm" svg:y2="19.879cm">
          <text:p/>
        </draw:line>
        <draw:line draw:style-name="gr12" draw:text-style-name="P14" draw:layer="layout" svg:x1="3.039cm" svg:y1="22.058cm" svg:x2="3.039cm" svg:y2="21.467cm">
          <text:p/>
        </draw:line>
        <draw:line draw:style-name="gr12" draw:text-style-name="P14" draw:layer="layout" svg:x1="3.039cm" svg:y1="23.258cm" svg:x2="3.039cm" svg:y2="22.667cm">
          <text:p/>
        </draw:line>
        <draw:line draw:style-name="gr12" draw:text-style-name="P14" draw:layer="layout" svg:x1="3.039cm" svg:y1="24.458cm" svg:x2="3.039cm" svg:y2="23.867cm">
          <text:p/>
        </draw:line>
        <draw:line draw:style-name="gr12" draw:text-style-name="P14" draw:layer="layout" svg:x1="11.357cm" svg:y1="16.024cm" svg:x2="11.357cm" svg:y2="15.433cm">
          <text:p/>
        </draw:line>
        <draw:line draw:style-name="gr12" draw:text-style-name="P14" draw:layer="layout" svg:x1="11.357cm" svg:y1="17.612cm" svg:x2="11.357cm" svg:y2="16.633cm">
          <text:p/>
        </draw:line>
        <draw:line draw:style-name="gr12" draw:text-style-name="P14" draw:layer="layout" svg:x1="11.357cm" svg:y1="20.853cm" svg:x2="11.357cm" svg:y2="19.879cm">
          <text:p/>
        </draw:line>
        <draw:line draw:style-name="gr12" draw:text-style-name="P14" draw:layer="layout" svg:x1="11.357cm" svg:y1="22.058cm" svg:x2="11.357cm" svg:y2="21.467cm">
          <text:p/>
        </draw:line>
        <draw:line draw:style-name="gr12" draw:text-style-name="P14" draw:layer="layout" svg:x1="11.357cm" svg:y1="23.258cm" svg:x2="11.357cm" svg:y2="22.667cm">
          <text:p/>
        </draw:line>
        <draw:line draw:style-name="gr12" draw:text-style-name="P14" draw:layer="layout" svg:x1="11.357cm" svg:y1="24.458cm" svg:x2="11.357cm" svg:y2="23.867cm">
          <text:p/>
        </draw:line>
        <draw:line draw:style-name="gr12" draw:text-style-name="P14" draw:layer="layout" svg:x1="19.993cm" svg:y1="16.024cm" svg:x2="19.993cm" svg:y2="15.433cm">
          <text:p/>
        </draw:line>
        <draw:line draw:style-name="gr12" draw:text-style-name="P14" draw:layer="layout" svg:x1="19.993cm" svg:y1="17.612cm" svg:x2="19.993cm" svg:y2="16.633cm">
          <text:p/>
        </draw:line>
        <draw:line draw:style-name="gr12" draw:text-style-name="P14" draw:layer="layout" svg:x1="15.675cm" svg:y1="20.853cm" svg:x2="15.675cm" svg:y2="19.879cm">
          <text:p/>
        </draw:line>
        <draw:line draw:style-name="gr12" draw:text-style-name="P14" draw:layer="layout" svg:x1="19.993cm" svg:y1="20.862cm" svg:x2="19.993cm" svg:y2="19.879cm">
          <text:p/>
        </draw:line>
        <draw:line draw:style-name="gr12" draw:text-style-name="P14" draw:layer="layout" svg:x1="19.993cm" svg:y1="22.058cm" svg:x2="19.993cm" svg:y2="21.467cm">
          <text:p/>
        </draw:line>
        <draw:line draw:style-name="gr12" draw:text-style-name="P14" draw:layer="layout" svg:x1="19.993cm" svg:y1="23.258cm" svg:x2="19.993cm" svg:y2="22.667cm">
          <text:p/>
        </draw:line>
        <draw:line draw:style-name="gr12" draw:text-style-name="P14" draw:layer="layout" svg:x1="15.675cm" svg:y1="23.858cm" svg:x2="15.675cm" svg:y2="23.267cm">
          <text:p/>
        </draw:line>
        <draw:line draw:style-name="gr12" draw:text-style-name="P14" draw:layer="layout" svg:x1="15.675cm" svg:y1="24.458cm" svg:x2="15.675cm" svg:y2="23.867cm">
          <text:p/>
        </draw:line>
        <draw:line draw:style-name="gr12" draw:text-style-name="P14" draw:layer="layout" svg:x1="19.993cm" svg:y1="24.458cm" svg:x2="19.993cm" svg:y2="23.867cm">
          <text:p/>
        </draw:line>
        <draw:line draw:style-name="gr12" draw:text-style-name="P14" draw:layer="layout" svg:x1="3.039cm" svg:y1="7.829cm" svg:x2="3.039cm" svg:y2="6.708cm">
          <text:p/>
        </draw:line>
        <draw:line draw:style-name="gr12" draw:text-style-name="P14" draw:layer="layout" svg:x1="3.033cm" svg:y1="6.704cm" svg:x2="11.357cm" svg:y2="6.704cm">
          <text:p/>
        </draw:line>
        <draw:line draw:style-name="gr12" draw:text-style-name="P14" draw:layer="layout" svg:x1="11.357cm" svg:y1="6.704cm" svg:x2="14.319cm" svg:y2="6.704cm">
          <text:p/>
        </draw:line>
        <draw:line draw:style-name="gr12" draw:text-style-name="P14" draw:layer="layout" svg:x1="14.319cm" svg:y1="6.704cm" svg:x2="15.675cm" svg:y2="6.704cm">
          <text:p/>
        </draw:line>
        <draw:line draw:style-name="gr12" draw:text-style-name="P14" draw:layer="layout" svg:x1="15.675cm" svg:y1="6.704cm" svg:x2="17.378cm" svg:y2="6.704cm">
          <text:p/>
        </draw:line>
        <draw:line draw:style-name="gr12" draw:text-style-name="P14" draw:layer="layout" svg:x1="17.378cm" svg:y1="6.704cm" svg:x2="19.999cm" svg:y2="6.704cm">
          <text:p/>
        </draw:line>
        <draw:line draw:style-name="gr12" draw:text-style-name="P14" draw:layer="layout" svg:x1="11.357cm" svg:y1="7.829cm" svg:x2="11.357cm" svg:y2="6.708cm">
          <text:p/>
        </draw:line>
        <draw:line draw:style-name="gr12" draw:text-style-name="P14" draw:layer="layout" svg:x1="19.993cm" svg:y1="7.829cm" svg:x2="19.993cm" svg:y2="6.708cm">
          <text:p/>
        </draw:line>
        <draw:line draw:style-name="gr12" draw:text-style-name="P14" draw:layer="layout" svg:x1="3.039cm" svg:y1="8.958cm" svg:x2="3.039cm" svg:y2="7.837cm">
          <text:p/>
        </draw:line>
        <draw:line draw:style-name="gr12" draw:text-style-name="P14" draw:layer="layout" svg:x1="3.033cm" svg:y1="7.833cm" svg:x2="11.357cm" svg:y2="7.833cm">
          <text:p/>
        </draw:line>
        <draw:line draw:style-name="gr12" draw:text-style-name="P14" draw:layer="layout" svg:x1="11.357cm" svg:y1="7.833cm" svg:x2="14.319cm" svg:y2="7.833cm">
          <text:p/>
        </draw:line>
        <draw:line draw:style-name="gr12" draw:text-style-name="P14" draw:layer="layout" svg:x1="14.319cm" svg:y1="7.833cm" svg:x2="15.675cm" svg:y2="7.833cm">
          <text:p/>
        </draw:line>
        <draw:line draw:style-name="gr12" draw:text-style-name="P14" draw:layer="layout" svg:x1="15.675cm" svg:y1="7.833cm" svg:x2="17.378cm" svg:y2="7.833cm">
          <text:p/>
        </draw:line>
        <draw:line draw:style-name="gr12" draw:text-style-name="P14" draw:layer="layout" svg:x1="17.378cm" svg:y1="7.833cm" svg:x2="19.999cm" svg:y2="7.833cm">
          <text:p/>
        </draw:line>
        <draw:line draw:style-name="gr12" draw:text-style-name="P14" draw:layer="layout" svg:x1="11.357cm" svg:y1="8.958cm" svg:x2="11.357cm" svg:y2="7.837cm">
          <text:p/>
        </draw:line>
        <draw:line draw:style-name="gr12" draw:text-style-name="P14" draw:layer="layout" svg:x1="19.993cm" svg:y1="8.958cm" svg:x2="19.993cm" svg:y2="7.837cm">
          <text:p/>
        </draw:line>
        <draw:line draw:style-name="gr12" draw:text-style-name="P14" draw:layer="layout" svg:x1="3.033cm" svg:y1="8.962cm" svg:x2="11.357cm" svg:y2="8.962cm">
          <text:p/>
        </draw:line>
        <draw:line draw:style-name="gr12" draw:text-style-name="P14" draw:layer="layout" svg:x1="3.039cm" svg:y1="10.087cm" svg:x2="3.039cm" svg:y2="8.966cm">
          <text:p/>
        </draw:line>
        <draw:line draw:style-name="gr12" draw:text-style-name="P14" draw:layer="layout" svg:x1="11.357cm" svg:y1="8.962cm" svg:x2="14.319cm" svg:y2="8.962cm">
          <text:p/>
        </draw:line>
        <draw:line draw:style-name="gr12" draw:text-style-name="P14" draw:layer="layout" svg:x1="11.357cm" svg:y1="10.087cm" svg:x2="11.357cm" svg:y2="8.966cm">
          <text:p/>
        </draw:line>
        <draw:line draw:style-name="gr12" draw:text-style-name="P14" draw:layer="layout" svg:x1="14.319cm" svg:y1="8.962cm" svg:x2="15.675cm" svg:y2="8.962cm">
          <text:p/>
        </draw:line>
        <draw:line draw:style-name="gr12" draw:text-style-name="P14" draw:layer="layout" svg:x1="15.675cm" svg:y1="8.962cm" svg:x2="17.378cm" svg:y2="8.962cm">
          <text:p/>
        </draw:line>
        <draw:line draw:style-name="gr12" draw:text-style-name="P14" draw:layer="layout" svg:x1="17.378cm" svg:y1="8.962cm" svg:x2="19.999cm" svg:y2="8.962cm">
          <text:p/>
        </draw:line>
        <draw:line draw:style-name="gr12" draw:text-style-name="P14" draw:layer="layout" svg:x1="19.993cm" svg:y1="10.087cm" svg:x2="19.993cm" svg:y2="8.966cm">
          <text:p/>
        </draw:line>
        <draw:line draw:style-name="gr12" draw:text-style-name="P14" draw:layer="layout" svg:x1="3.033cm" svg:y1="10.091cm" svg:x2="11.357cm" svg:y2="10.091cm">
          <text:p/>
        </draw:line>
        <draw:line draw:style-name="gr12" draw:text-style-name="P14" draw:layer="layout" svg:x1="3.039cm" svg:y1="11.784cm" svg:x2="3.039cm" svg:y2="10.095cm">
          <text:p/>
        </draw:line>
        <draw:line draw:style-name="gr12" draw:text-style-name="P14" draw:layer="layout" svg:x1="11.357cm" svg:y1="10.091cm" svg:x2="14.319cm" svg:y2="10.091cm">
          <text:p/>
        </draw:line>
        <draw:line draw:style-name="gr12" draw:text-style-name="P14" draw:layer="layout" svg:x1="11.357cm" svg:y1="11.776cm" svg:x2="11.357cm" svg:y2="10.095cm">
          <text:p/>
        </draw:line>
        <draw:line draw:style-name="gr12" draw:text-style-name="P14" draw:layer="layout" svg:x1="14.319cm" svg:y1="10.091cm" svg:x2="15.675cm" svg:y2="10.091cm">
          <text:p/>
        </draw:line>
        <draw:line draw:style-name="gr12" draw:text-style-name="P14" draw:layer="layout" svg:x1="15.675cm" svg:y1="10.091cm" svg:x2="17.378cm" svg:y2="10.091cm">
          <text:p/>
        </draw:line>
        <draw:line draw:style-name="gr12" draw:text-style-name="P14" draw:layer="layout" svg:x1="17.378cm" svg:y1="10.091cm" svg:x2="19.999cm" svg:y2="10.091cm">
          <text:p/>
        </draw:line>
        <draw:line draw:style-name="gr12" draw:text-style-name="P14" draw:layer="layout" svg:x1="19.993cm" svg:y1="11.784cm" svg:x2="19.993cm" svg:y2="10.095cm">
          <text:p/>
        </draw:line>
        <draw:line draw:style-name="gr12" draw:text-style-name="P14" draw:layer="layout" svg:x1="3.039cm" svg:y1="12.38cm" svg:x2="3.039cm" svg:y2="11.784cm">
          <text:p/>
        </draw:line>
        <draw:line draw:style-name="gr12" draw:text-style-name="P14" draw:layer="layout" svg:x1="11.357cm" svg:y1="12.38cm" svg:x2="11.357cm" svg:y2="11.793cm">
          <text:p/>
        </draw:line>
        <draw:line draw:style-name="gr12" draw:text-style-name="P14" draw:layer="layout" svg:x1="19.993cm" svg:y1="12.38cm" svg:x2="19.993cm" svg:y2="11.784cm">
          <text:p/>
        </draw:line>
        <draw:line draw:style-name="gr12" draw:text-style-name="P14" draw:layer="layout" svg:x1="3.033cm" svg:y1="12.384cm" svg:x2="11.357cm" svg:y2="12.384cm">
          <text:p/>
        </draw:line>
        <draw:line draw:style-name="gr12" draw:text-style-name="P14" draw:layer="layout" svg:x1="3.039cm" svg:y1="12.98cm" svg:x2="3.039cm" svg:y2="12.389cm">
          <text:p/>
        </draw:line>
        <draw:line draw:style-name="gr12" draw:text-style-name="P14" draw:layer="layout" svg:x1="11.357cm" svg:y1="12.384cm" svg:x2="14.319cm" svg:y2="12.384cm">
          <text:p/>
        </draw:line>
        <draw:line draw:style-name="gr12" draw:text-style-name="P14" draw:layer="layout" svg:x1="11.357cm" svg:y1="12.98cm" svg:x2="11.357cm" svg:y2="12.389cm">
          <text:p/>
        </draw:line>
        <draw:line draw:style-name="gr12" draw:text-style-name="P14" draw:layer="layout" svg:x1="14.319cm" svg:y1="12.384cm" svg:x2="15.675cm" svg:y2="12.384cm">
          <text:p/>
        </draw:line>
        <draw:line draw:style-name="gr12" draw:text-style-name="P14" draw:layer="layout" svg:x1="14.319cm" svg:y1="12.98cm" svg:x2="14.319cm" svg:y2="12.389cm">
          <text:p/>
        </draw:line>
        <draw:line draw:style-name="gr12" draw:text-style-name="P14" draw:layer="layout" svg:x1="15.675cm" svg:y1="12.384cm" svg:x2="17.378cm" svg:y2="12.384cm">
          <text:p/>
        </draw:line>
        <draw:line draw:style-name="gr12" draw:text-style-name="P14" draw:layer="layout" svg:x1="17.378cm" svg:y1="12.384cm" svg:x2="19.999cm" svg:y2="12.384cm">
          <text:p/>
        </draw:line>
        <draw:line draw:style-name="gr12" draw:text-style-name="P14" draw:layer="layout" svg:x1="17.378cm" svg:y1="12.98cm" svg:x2="17.378cm" svg:y2="12.389cm">
          <text:p/>
        </draw:line>
        <draw:line draw:style-name="gr12" draw:text-style-name="P14" draw:layer="layout" svg:x1="19.993cm" svg:y1="12.98cm" svg:x2="19.993cm" svg:y2="12.389cm">
          <text:p/>
        </draw:line>
        <draw:line draw:style-name="gr12" draw:text-style-name="P14" draw:layer="layout" svg:x1="3.033cm" svg:y1="12.984cm" svg:x2="11.357cm" svg:y2="12.984cm">
          <text:p/>
        </draw:line>
        <draw:line draw:style-name="gr12" draw:text-style-name="P14" draw:layer="layout" svg:x1="3.039cm" svg:y1="13.58cm" svg:x2="3.039cm" svg:y2="12.989cm">
          <text:p/>
        </draw:line>
        <draw:line draw:style-name="gr12" draw:text-style-name="P14" draw:layer="layout" svg:x1="11.357cm" svg:y1="12.984cm" svg:x2="14.319cm" svg:y2="12.984cm">
          <text:p/>
        </draw:line>
        <draw:line draw:style-name="gr12" draw:text-style-name="P14" draw:layer="layout" svg:x1="11.357cm" svg:y1="13.58cm" svg:x2="11.357cm" svg:y2="12.989cm">
          <text:p/>
        </draw:line>
        <draw:line draw:style-name="gr12" draw:text-style-name="P14" draw:layer="layout" svg:x1="14.319cm" svg:y1="12.984cm" svg:x2="15.675cm" svg:y2="12.984cm">
          <text:p/>
        </draw:line>
        <draw:line draw:style-name="gr12" draw:text-style-name="P14" draw:layer="layout" svg:x1="15.675cm" svg:y1="12.984cm" svg:x2="17.378cm" svg:y2="12.984cm">
          <text:p/>
        </draw:line>
        <draw:line draw:style-name="gr12" draw:text-style-name="P14" draw:layer="layout" svg:x1="17.378cm" svg:y1="12.984cm" svg:x2="19.999cm" svg:y2="12.984cm">
          <text:p/>
        </draw:line>
        <draw:line draw:style-name="gr12" draw:text-style-name="P14" draw:layer="layout" svg:x1="19.993cm" svg:y1="13.58cm" svg:x2="19.993cm" svg:y2="12.989cm">
          <text:p/>
        </draw:line>
        <draw:line draw:style-name="gr12" draw:text-style-name="P14" draw:layer="layout" svg:x1="3.033cm" svg:y1="13.584cm" svg:x2="11.357cm" svg:y2="13.584cm">
          <text:p/>
        </draw:line>
        <draw:line draw:style-name="gr12" draw:text-style-name="P14" draw:layer="layout" svg:x1="3.039cm" svg:y1="14.18cm" svg:x2="3.039cm" svg:y2="13.589cm">
          <text:p/>
        </draw:line>
        <draw:line draw:style-name="gr12" draw:text-style-name="P14" draw:layer="layout" svg:x1="11.357cm" svg:y1="13.584cm" svg:x2="14.319cm" svg:y2="13.584cm">
          <text:p/>
        </draw:line>
        <draw:line draw:style-name="gr12" draw:text-style-name="P14" draw:layer="layout" svg:x1="11.357cm" svg:y1="14.18cm" svg:x2="11.357cm" svg:y2="13.589cm">
          <text:p/>
        </draw:line>
        <draw:line draw:style-name="gr12" draw:text-style-name="P14" draw:layer="layout" svg:x1="14.319cm" svg:y1="13.584cm" svg:x2="15.675cm" svg:y2="13.584cm">
          <text:p/>
        </draw:line>
        <draw:line draw:style-name="gr12" draw:text-style-name="P14" draw:layer="layout" svg:x1="15.675cm" svg:y1="13.584cm" svg:x2="17.378cm" svg:y2="13.584cm">
          <text:p/>
        </draw:line>
        <draw:line draw:style-name="gr12" draw:text-style-name="P14" draw:layer="layout" svg:x1="17.378cm" svg:y1="13.584cm" svg:x2="19.999cm" svg:y2="13.584cm">
          <text:p/>
        </draw:line>
        <draw:line draw:style-name="gr12" draw:text-style-name="P14" draw:layer="layout" svg:x1="19.993cm" svg:y1="14.18cm" svg:x2="19.993cm" svg:y2="13.589cm">
          <text:p/>
        </draw:line>
        <draw:line draw:style-name="gr12" draw:text-style-name="P14" draw:layer="layout" svg:x1="3.033cm" svg:y1="14.184cm" svg:x2="11.357cm" svg:y2="14.184cm">
          <text:p/>
        </draw:line>
        <draw:line draw:style-name="gr12" draw:text-style-name="P14" draw:layer="layout" svg:x1="11.357cm" svg:y1="14.184cm" svg:x2="14.319cm" svg:y2="14.184cm">
          <text:p/>
        </draw:line>
        <draw:line draw:style-name="gr12" draw:text-style-name="P14" draw:layer="layout" svg:x1="14.319cm" svg:y1="14.184cm" svg:x2="15.675cm" svg:y2="14.184cm">
          <text:p/>
        </draw:line>
        <draw:line draw:style-name="gr12" draw:text-style-name="P14" draw:layer="layout" svg:x1="15.675cm" svg:y1="14.184cm" svg:x2="17.378cm" svg:y2="14.184cm">
          <text:p/>
        </draw:line>
        <draw:line draw:style-name="gr12" draw:text-style-name="P14" draw:layer="layout" svg:x1="17.378cm" svg:y1="14.184cm" svg:x2="19.999cm" svg:y2="14.184cm">
          <text:p/>
        </draw:line>
        <draw:line draw:style-name="gr12" draw:text-style-name="P14" draw:layer="layout" svg:x1="3.039cm" svg:y1="15.424cm" svg:x2="3.039cm" svg:y2="14.793cm">
          <text:p/>
        </draw:line>
        <draw:line draw:style-name="gr12" draw:text-style-name="P14" draw:layer="layout" svg:x1="19.993cm" svg:y1="15.424cm" svg:x2="19.993cm" svg:y2="14.793cm">
          <text:p/>
        </draw:line>
        <draw:line draw:style-name="gr12" draw:text-style-name="P14" draw:layer="layout" svg:x1="3.033cm" svg:y1="15.428cm" svg:x2="11.357cm" svg:y2="15.428cm">
          <text:p/>
        </draw:line>
        <draw:line draw:style-name="gr12" draw:text-style-name="P14" draw:layer="layout" svg:x1="11.357cm" svg:y1="15.428cm" svg:x2="14.319cm" svg:y2="15.428cm">
          <text:p/>
        </draw:line>
        <draw:line draw:style-name="gr12" draw:text-style-name="P14" draw:layer="layout" svg:x1="14.319cm" svg:y1="15.428cm" svg:x2="15.675cm" svg:y2="15.428cm">
          <text:p/>
        </draw:line>
        <draw:line draw:style-name="gr12" draw:text-style-name="P14" draw:layer="layout" svg:x1="15.675cm" svg:y1="15.428cm" svg:x2="17.378cm" svg:y2="15.428cm">
          <text:p/>
        </draw:line>
        <draw:line draw:style-name="gr12" draw:text-style-name="P14" draw:layer="layout" svg:x1="17.378cm" svg:y1="15.428cm" svg:x2="19.999cm" svg:y2="15.428cm">
          <text:p/>
        </draw:line>
        <draw:line draw:style-name="gr12" draw:text-style-name="P14" draw:layer="layout" svg:x1="3.033cm" svg:y1="16.028cm" svg:x2="11.357cm" svg:y2="16.028cm">
          <text:p/>
        </draw:line>
        <draw:line draw:style-name="gr12" draw:text-style-name="P14" draw:layer="layout" svg:x1="3.039cm" svg:y1="16.624cm" svg:x2="3.039cm" svg:y2="16.033cm">
          <text:p/>
        </draw:line>
        <draw:line draw:style-name="gr12" draw:text-style-name="P14" draw:layer="layout" svg:x1="3.033cm" svg:y1="16.628cm" svg:x2="11.357cm" svg:y2="16.628cm">
          <text:p/>
        </draw:line>
        <draw:line draw:style-name="gr12" draw:text-style-name="P14" draw:layer="layout" svg:x1="11.357cm" svg:y1="16.028cm" svg:x2="14.319cm" svg:y2="16.028cm">
          <text:p/>
        </draw:line>
        <draw:line draw:style-name="gr12" draw:text-style-name="P14" draw:layer="layout" svg:x1="11.357cm" svg:y1="16.624cm" svg:x2="11.357cm" svg:y2="16.033cm">
          <text:p/>
        </draw:line>
        <draw:line draw:style-name="gr12" draw:text-style-name="P14" draw:layer="layout" svg:x1="14.319cm" svg:y1="16.028cm" svg:x2="15.675cm" svg:y2="16.028cm">
          <text:p/>
        </draw:line>
        <draw:line draw:style-name="gr12" draw:text-style-name="P14" draw:layer="layout" svg:x1="15.675cm" svg:y1="16.028cm" svg:x2="17.378cm" svg:y2="16.028cm">
          <text:p/>
        </draw:line>
        <draw:line draw:style-name="gr12" draw:text-style-name="P14" draw:layer="layout" svg:x1="17.378cm" svg:y1="16.028cm" svg:x2="19.999cm" svg:y2="16.028cm">
          <text:p/>
        </draw:line>
        <draw:line draw:style-name="gr12" draw:text-style-name="P14" draw:layer="layout" svg:x1="19.993cm" svg:y1="16.624cm" svg:x2="19.993cm" svg:y2="16.033cm">
          <text:p/>
        </draw:line>
        <draw:line draw:style-name="gr12" draw:text-style-name="P14" draw:layer="layout" svg:x1="11.357cm" svg:y1="16.628cm" svg:x2="14.319cm" svg:y2="16.628cm">
          <text:p/>
        </draw:line>
        <draw:line draw:style-name="gr12" draw:text-style-name="P14" draw:layer="layout" svg:x1="14.319cm" svg:y1="16.628cm" svg:x2="15.675cm" svg:y2="16.628cm">
          <text:p/>
        </draw:line>
        <draw:line draw:style-name="gr12" draw:text-style-name="P14" draw:layer="layout" svg:x1="15.675cm" svg:y1="16.628cm" svg:x2="17.378cm" svg:y2="16.628cm">
          <text:p/>
        </draw:line>
        <draw:line draw:style-name="gr12" draw:text-style-name="P14" draw:layer="layout" svg:x1="17.378cm" svg:y1="16.628cm" svg:x2="19.999cm" svg:y2="16.628cm">
          <text:p/>
        </draw:line>
        <draw:line draw:style-name="gr12" draw:text-style-name="P14" draw:layer="layout" svg:x1="3.033cm" svg:y1="17.616cm" svg:x2="11.357cm" svg:y2="17.616cm">
          <text:p/>
        </draw:line>
        <draw:line draw:style-name="gr12" draw:text-style-name="P14" draw:layer="layout" svg:x1="3.039cm" svg:y1="19.87cm" svg:x2="3.039cm" svg:y2="17.621cm">
          <text:p/>
        </draw:line>
        <draw:line draw:style-name="gr12" draw:text-style-name="P14" draw:layer="layout" svg:x1="3.033cm" svg:y1="19.874cm" svg:x2="11.357cm" svg:y2="19.874cm">
          <text:p/>
        </draw:line>
        <draw:line draw:style-name="gr12" draw:text-style-name="P14" draw:layer="layout" svg:x1="11.357cm" svg:y1="17.616cm" svg:x2="14.319cm" svg:y2="17.616cm">
          <text:p/>
        </draw:line>
        <draw:line draw:style-name="gr12" draw:text-style-name="P14" draw:layer="layout" svg:x1="11.357cm" svg:y1="19.87cm" svg:x2="11.357cm" svg:y2="17.621cm">
          <text:p/>
        </draw:line>
        <draw:line draw:style-name="gr12" draw:text-style-name="P14" draw:layer="layout" svg:x1="14.319cm" svg:y1="17.616cm" svg:x2="15.675cm" svg:y2="17.616cm">
          <text:p/>
        </draw:line>
        <draw:line draw:style-name="gr12" draw:text-style-name="P14" draw:layer="layout" svg:x1="15.675cm" svg:y1="17.616cm" svg:x2="17.378cm" svg:y2="17.616cm">
          <text:p/>
        </draw:line>
        <draw:line draw:style-name="gr12" draw:text-style-name="P14" draw:layer="layout" svg:x1="17.378cm" svg:y1="17.616cm" svg:x2="19.999cm" svg:y2="17.616cm">
          <text:p/>
        </draw:line>
        <draw:line draw:style-name="gr12" draw:text-style-name="P14" draw:layer="layout" svg:x1="19.993cm" svg:y1="19.87cm" svg:x2="19.993cm" svg:y2="17.621cm">
          <text:p/>
        </draw:line>
        <draw:line draw:style-name="gr12" draw:text-style-name="P14" draw:layer="layout" svg:x1="11.357cm" svg:y1="19.874cm" svg:x2="14.319cm" svg:y2="19.874cm">
          <text:p/>
        </draw:line>
        <draw:line draw:style-name="gr12" draw:text-style-name="P14" draw:layer="layout" svg:x1="14.319cm" svg:y1="19.874cm" svg:x2="15.675cm" svg:y2="19.874cm">
          <text:p/>
        </draw:line>
        <draw:line draw:style-name="gr12" draw:text-style-name="P14" draw:layer="layout" svg:x1="15.675cm" svg:y1="19.874cm" svg:x2="17.378cm" svg:y2="19.874cm">
          <text:p/>
        </draw:line>
        <draw:line draw:style-name="gr12" draw:text-style-name="P14" draw:layer="layout" svg:x1="17.378cm" svg:y1="19.874cm" svg:x2="19.999cm" svg:y2="19.874cm">
          <text:p/>
        </draw:line>
        <draw:line draw:style-name="gr12" draw:text-style-name="P14" draw:layer="layout" svg:x1="3.039cm" svg:y1="21.458cm" svg:x2="3.039cm" svg:y2="20.862cm">
          <text:p/>
        </draw:line>
        <draw:line draw:style-name="gr12" draw:text-style-name="P14" draw:layer="layout" svg:x1="3.033cm" svg:y1="21.462cm" svg:x2="11.357cm" svg:y2="21.462cm">
          <text:p/>
        </draw:line>
        <draw:line draw:style-name="gr12" draw:text-style-name="P14" draw:layer="layout" svg:x1="11.357cm" svg:y1="21.458cm" svg:x2="11.357cm" svg:y2="20.871cm">
          <text:p/>
        </draw:line>
        <draw:line draw:style-name="gr12" draw:text-style-name="P14" draw:layer="layout" svg:x1="19.993cm" svg:y1="21.458cm" svg:x2="19.993cm" svg:y2="20.862cm">
          <text:p/>
        </draw:line>
        <draw:line draw:style-name="gr12" draw:text-style-name="P14" draw:layer="layout" svg:x1="11.357cm" svg:y1="21.462cm" svg:x2="14.319cm" svg:y2="21.462cm">
          <text:p/>
        </draw:line>
        <draw:line draw:style-name="gr12" draw:text-style-name="P14" draw:layer="layout" svg:x1="14.319cm" svg:y1="21.462cm" svg:x2="15.675cm" svg:y2="21.462cm">
          <text:p/>
        </draw:line>
        <draw:line draw:style-name="gr12" draw:text-style-name="P14" draw:layer="layout" svg:x1="15.675cm" svg:y1="21.462cm" svg:x2="17.378cm" svg:y2="21.462cm">
          <text:p/>
        </draw:line>
        <draw:line draw:style-name="gr12" draw:text-style-name="P14" draw:layer="layout" svg:x1="17.378cm" svg:y1="21.462cm" svg:x2="19.999cm" svg:y2="21.462cm">
          <text:p/>
        </draw:line>
        <draw:line draw:style-name="gr12" draw:text-style-name="P14" draw:layer="layout" svg:x1="3.033cm" svg:y1="22.062cm" svg:x2="11.357cm" svg:y2="22.062cm">
          <text:p/>
        </draw:line>
        <draw:line draw:style-name="gr12" draw:text-style-name="P14" draw:layer="layout" svg:x1="3.039cm" svg:y1="22.658cm" svg:x2="3.039cm" svg:y2="22.067cm">
          <text:p/>
        </draw:line>
        <draw:line draw:style-name="gr12" draw:text-style-name="P14" draw:layer="layout" svg:x1="3.033cm" svg:y1="22.662cm" svg:x2="11.357cm" svg:y2="22.662cm">
          <text:p/>
        </draw:line>
        <draw:line draw:style-name="gr12" draw:text-style-name="P14" draw:layer="layout" svg:x1="11.357cm" svg:y1="22.062cm" svg:x2="14.319cm" svg:y2="22.062cm">
          <text:p/>
        </draw:line>
        <draw:line draw:style-name="gr12" draw:text-style-name="P14" draw:layer="layout" svg:x1="11.357cm" svg:y1="22.658cm" svg:x2="11.357cm" svg:y2="22.067cm">
          <text:p/>
        </draw:line>
        <draw:line draw:style-name="gr12" draw:text-style-name="P14" draw:layer="layout" svg:x1="14.319cm" svg:y1="22.062cm" svg:x2="15.675cm" svg:y2="22.062cm">
          <text:p/>
        </draw:line>
        <draw:line draw:style-name="gr12" draw:text-style-name="P14" draw:layer="layout" svg:x1="15.675cm" svg:y1="22.062cm" svg:x2="17.378cm" svg:y2="22.062cm">
          <text:p/>
        </draw:line>
        <draw:line draw:style-name="gr12" draw:text-style-name="P14" draw:layer="layout" svg:x1="17.378cm" svg:y1="22.062cm" svg:x2="19.999cm" svg:y2="22.062cm">
          <text:p/>
        </draw:line>
        <draw:line draw:style-name="gr12" draw:text-style-name="P14" draw:layer="layout" svg:x1="19.993cm" svg:y1="22.658cm" svg:x2="19.993cm" svg:y2="22.067cm">
          <text:p/>
        </draw:line>
        <draw:line draw:style-name="gr12" draw:text-style-name="P14" draw:layer="layout" svg:x1="11.357cm" svg:y1="22.662cm" svg:x2="14.319cm" svg:y2="22.662cm">
          <text:p/>
        </draw:line>
        <draw:line draw:style-name="gr12" draw:text-style-name="P14" draw:layer="layout" svg:x1="14.319cm" svg:y1="22.662cm" svg:x2="15.675cm" svg:y2="22.662cm">
          <text:p/>
        </draw:line>
        <draw:line draw:style-name="gr12" draw:text-style-name="P14" draw:layer="layout" svg:x1="15.675cm" svg:y1="22.662cm" svg:x2="17.378cm" svg:y2="22.662cm">
          <text:p/>
        </draw:line>
        <draw:line draw:style-name="gr12" draw:text-style-name="P14" draw:layer="layout" svg:x1="17.378cm" svg:y1="22.662cm" svg:x2="19.999cm" svg:y2="22.662cm">
          <text:p/>
        </draw:line>
        <draw:line draw:style-name="gr12" draw:text-style-name="P14" draw:layer="layout" svg:x1="3.033cm" svg:y1="23.262cm" svg:x2="11.357cm" svg:y2="23.262cm">
          <text:p/>
        </draw:line>
        <draw:line draw:style-name="gr12" draw:text-style-name="P14" draw:layer="layout" svg:x1="3.039cm" svg:y1="23.858cm" svg:x2="3.039cm" svg:y2="23.267cm">
          <text:p/>
        </draw:line>
        <draw:line draw:style-name="gr12" draw:text-style-name="P14" draw:layer="layout" svg:x1="3.033cm" svg:y1="23.862cm" svg:x2="11.357cm" svg:y2="23.862cm">
          <text:p/>
        </draw:line>
        <draw:line draw:style-name="gr12" draw:text-style-name="P14" draw:layer="layout" svg:x1="11.357cm" svg:y1="23.262cm" svg:x2="14.319cm" svg:y2="23.262cm">
          <text:p/>
        </draw:line>
        <draw:line draw:style-name="gr12" draw:text-style-name="P14" draw:layer="layout" svg:x1="11.357cm" svg:y1="23.858cm" svg:x2="11.357cm" svg:y2="23.267cm">
          <text:p/>
        </draw:line>
        <draw:line draw:style-name="gr12" draw:text-style-name="P14" draw:layer="layout" svg:x1="14.319cm" svg:y1="23.262cm" svg:x2="15.675cm" svg:y2="23.262cm">
          <text:p/>
        </draw:line>
        <draw:line draw:style-name="gr12" draw:text-style-name="P14" draw:layer="layout" svg:x1="15.675cm" svg:y1="23.262cm" svg:x2="17.378cm" svg:y2="23.262cm">
          <text:p/>
        </draw:line>
        <draw:line draw:style-name="gr12" draw:text-style-name="P14" draw:layer="layout" svg:x1="17.378cm" svg:y1="23.262cm" svg:x2="19.999cm" svg:y2="23.262cm">
          <text:p/>
        </draw:line>
        <draw:line draw:style-name="gr12" draw:text-style-name="P14" draw:layer="layout" svg:x1="19.993cm" svg:y1="23.858cm" svg:x2="19.993cm" svg:y2="23.267cm">
          <text:p/>
        </draw:line>
        <draw:line draw:style-name="gr12" draw:text-style-name="P14" draw:layer="layout" svg:x1="11.357cm" svg:y1="23.862cm" svg:x2="14.319cm" svg:y2="23.862cm">
          <text:p/>
        </draw:line>
        <draw:line draw:style-name="gr12" draw:text-style-name="P14" draw:layer="layout" svg:x1="14.319cm" svg:y1="23.862cm" svg:x2="15.675cm" svg:y2="23.862cm">
          <text:p/>
        </draw:line>
        <draw:line draw:style-name="gr12" draw:text-style-name="P14" draw:layer="layout" svg:x1="15.675cm" svg:y1="23.862cm" svg:x2="17.378cm" svg:y2="23.862cm">
          <text:p/>
        </draw:line>
        <draw:line draw:style-name="gr12" draw:text-style-name="P14" draw:layer="layout" svg:x1="17.378cm" svg:y1="23.862cm" svg:x2="19.999cm" svg:y2="23.862cm">
          <text:p/>
        </draw:line>
        <draw:line draw:style-name="gr12" draw:text-style-name="P14" draw:layer="layout" svg:x1="15.675cm" svg:y1="25.058cm" svg:x2="15.675cm" svg:y2="24.467cm">
          <text:p/>
        </draw:line>
        <draw:line draw:style-name="gr12" draw:text-style-name="P14" draw:layer="layout" svg:x1="3.033cm" svg:y1="24.462cm" svg:x2="11.357cm" svg:y2="24.462cm">
          <text:p/>
        </draw:line>
        <draw:line draw:style-name="gr12" draw:text-style-name="P14" draw:layer="layout" svg:x1="3.039cm" svg:y1="25.058cm" svg:x2="3.039cm" svg:y2="24.467cm">
          <text:p/>
        </draw:line>
        <draw:line draw:style-name="gr12" draw:text-style-name="P14" draw:layer="layout" svg:x1="3.033cm" svg:y1="25.062cm" svg:x2="11.357cm" svg:y2="25.062cm">
          <text:p/>
        </draw:line>
        <draw:line draw:style-name="gr12" draw:text-style-name="P14" draw:layer="layout" svg:x1="11.357cm" svg:y1="24.462cm" svg:x2="14.319cm" svg:y2="24.462cm">
          <text:p/>
        </draw:line>
        <draw:line draw:style-name="gr12" draw:text-style-name="P14" draw:layer="layout" svg:x1="11.357cm" svg:y1="25.058cm" svg:x2="11.357cm" svg:y2="24.467cm">
          <text:p/>
        </draw:line>
        <draw:line draw:style-name="gr12" draw:text-style-name="P14" draw:layer="layout" svg:x1="14.319cm" svg:y1="24.462cm" svg:x2="15.675cm" svg:y2="24.462cm">
          <text:p/>
        </draw:line>
        <draw:line draw:style-name="gr12" draw:text-style-name="P14" draw:layer="layout" svg:x1="15.675cm" svg:y1="24.462cm" svg:x2="17.378cm" svg:y2="24.462cm">
          <text:p/>
        </draw:line>
        <draw:line draw:style-name="gr12" draw:text-style-name="P14" draw:layer="layout" svg:x1="17.378cm" svg:y1="24.462cm" svg:x2="19.999cm" svg:y2="24.462cm">
          <text:p/>
        </draw:line>
        <draw:line draw:style-name="gr12" draw:text-style-name="P14" draw:layer="layout" svg:x1="19.993cm" svg:y1="25.058cm" svg:x2="19.993cm" svg:y2="24.467cm">
          <text:p/>
        </draw:line>
        <draw:line draw:style-name="gr12" draw:text-style-name="P14" draw:layer="layout" svg:x1="11.357cm" svg:y1="25.062cm" svg:x2="14.319cm" svg:y2="25.062cm">
          <text:p/>
        </draw:line>
        <draw:line draw:style-name="gr12" draw:text-style-name="P14" draw:layer="layout" svg:x1="14.319cm" svg:y1="25.062cm" svg:x2="15.675cm" svg:y2="25.062cm">
          <text:p/>
        </draw:line>
        <draw:line draw:style-name="gr12" draw:text-style-name="P14" draw:layer="layout" svg:x1="15.675cm" svg:y1="25.062cm" svg:x2="17.378cm" svg:y2="25.062cm">
          <text:p/>
        </draw:line>
        <draw:line draw:style-name="gr12" draw:text-style-name="P14" draw:layer="layout" svg:x1="17.378cm" svg:y1="25.062cm" svg:x2="19.999cm" svg:y2="25.062cm">
          <text:p/>
        </draw:line>
        <draw:line draw:style-name="gr13" draw:text-style-name="P14" draw:layer="layout" svg:x1="3.042cm" svg:y1="20.862cm" svg:x2="11.357cm" svg:y2="20.862cm">
          <text:p/>
        </draw:line>
        <draw:line draw:style-name="gr13" draw:text-style-name="P14" draw:layer="layout" svg:x1="11.357cm" svg:y1="20.862cm" svg:x2="14.319cm" svg:y2="20.862cm">
          <text:p/>
        </draw:line>
        <draw:line draw:style-name="gr13" draw:text-style-name="P14" draw:layer="layout" svg:x1="14.319cm" svg:y1="20.862cm" svg:x2="15.675cm" svg:y2="20.862cm">
          <text:p/>
        </draw:line>
        <draw:line draw:style-name="gr13" draw:text-style-name="P14" draw:layer="layout" svg:x1="15.675cm" svg:y1="20.862cm" svg:x2="17.378cm" svg:y2="20.862cm">
          <text:p/>
        </draw:line>
        <draw:line draw:style-name="gr13" draw:text-style-name="P14" draw:layer="layout" svg:x1="17.378cm" svg:y1="20.862cm" svg:x2="19.99cm" svg:y2="20.862cm">
          <text:p/>
        </draw:line>
        <draw:line draw:style-name="gr13" draw:text-style-name="P14" draw:layer="layout" svg:x1="3.042cm" svg:y1="11.784cm" svg:x2="11.357cm" svg:y2="11.784cm">
          <text:p/>
        </draw:line>
        <draw:line draw:style-name="gr13" draw:text-style-name="P14" draw:layer="layout" svg:x1="11.357cm" svg:y1="11.784cm" svg:x2="14.319cm" svg:y2="11.784cm">
          <text:p/>
        </draw:line>
        <draw:line draw:style-name="gr13" draw:text-style-name="P14" draw:layer="layout" svg:x1="14.319cm" svg:y1="11.784cm" svg:x2="15.675cm" svg:y2="11.784cm">
          <text:p/>
        </draw:line>
        <draw:line draw:style-name="gr13" draw:text-style-name="P14" draw:layer="layout" svg:x1="15.675cm" svg:y1="11.784cm" svg:x2="17.378cm" svg:y2="11.784cm">
          <text:p/>
        </draw:line>
        <draw:line draw:style-name="gr13" draw:text-style-name="P14" draw:layer="layout" svg:x1="17.378cm" svg:y1="11.784cm" svg:x2="19.99cm" svg:y2="11.784cm">
          <text:p/>
        </draw:line>
        <draw:line draw:style-name="gr13" draw:text-style-name="P14" draw:layer="layout" svg:x1="3.033cm" svg:y1="14.784cm" svg:x2="11.357cm" svg:y2="14.784cm">
          <text:p/>
        </draw:line>
        <draw:line draw:style-name="gr13" draw:text-style-name="P14" draw:layer="layout" svg:x1="11.357cm" svg:y1="14.784cm" svg:x2="14.319cm" svg:y2="14.784cm">
          <text:p/>
        </draw:line>
        <draw:line draw:style-name="gr13" draw:text-style-name="P14" draw:layer="layout" svg:x1="14.319cm" svg:y1="14.784cm" svg:x2="15.675cm" svg:y2="14.784cm">
          <text:p/>
        </draw:line>
        <draw:line draw:style-name="gr13" draw:text-style-name="P14" draw:layer="layout" svg:x1="15.675cm" svg:y1="14.784cm" svg:x2="17.378cm" svg:y2="14.784cm">
          <text:p/>
        </draw:line>
        <draw:line draw:style-name="gr13" draw:text-style-name="P14" draw:layer="layout" svg:x1="17.378cm" svg:y1="14.784cm" svg:x2="19.999cm" svg:y2="14.784cm">
          <text:p/>
        </draw:line>
        <draw:frame draw:style-name="gr2" draw:text-style-name="P3" draw:layer="layout" svg:width="2.723cm" svg:height="0.357cm" svg:x="1.813cm" svg:y="2.036cm">
          <draw:text-box>
            <text:p text:style-name="P2"><text:span text:style-name="T1">ats.sales@goepel.com </text:span></text:p>
          </draw:text-box>
        </draw:frame>
        <draw:frame draw:style-name="gr2" draw:text-style-name="P3" draw:layer="layout" svg:width="8.288cm" svg:height="0.357cm" svg:x="1.814cm" svg:y="2.341cm">
          <draw:text-box>
            <text:p text:style-name="P2"><text:span text:style-name="T1">Goeschwitzer Straße 58/60 · 07745 Jena · Germany · www.goepel.com </text:span></text:p>
          </draw:text-box>
        </draw:frame>
        <draw:frame draw:style-name="gr4" draw:text-style-name="P5" draw:layer="layout" svg:width="1.04cm" svg:height="0.446cm" svg:x="19.342cm" svg:y="28.738cm">
          <draw:text-box>
            <text:p text:style-name="P2"><text:span text:style-name="T7">1 von 4</text:span></text:p>
          </draw:text-box>
        </draw:frame>
        <draw:frame draw:style-name="gr4" draw:text-style-name="P5" draw:layer="layout" svg:width="2.434cm" svg:height="0.446cm" svg:x="3.239cm" svg:y="6.822cm">
          <draw:text-box>
            <text:p text:style-name="P2"><text:span text:style-name="T8">Customer name:</text:span></text:p>
          </draw:text-box>
        </draw:frame>
        <draw:frame draw:style-name="gr4" draw:text-style-name="P5" draw:layer="layout" svg:width="6.961cm" svg:height="0.446cm" svg:x="3.239cm" svg:y="7.951cm">
          <draw:text-box>
            <text:p text:style-name="P2"><text:span text:style-name="T8">Technical contact person (with e-mail address):</text:span></text:p>
          </draw:text-box>
        </draw:frame>
        <draw:frame draw:style-name="gr4" draw:text-style-name="P5" draw:layer="layout" svg:width="1.803cm" svg:height="0.446cm" svg:x="3.239cm" svg:y="9.08cm">
          <draw:text-box>
            <text:p text:style-name="P2"><text:span text:style-name="T8">Project title:</text:span></text:p>
          </draw:text-box>
        </draw:frame>
        <draw:frame draw:style-name="gr4" draw:text-style-name="P5" draw:layer="layout" svg:width="7.164cm" svg:height="0.446cm" svg:x="3.239cm" svg:y="10.209cm">
          <draw:text-box>
            <text:p text:style-name="P2"><text:span text:style-name="T8">Expected use case (What is the application like?):</text:span></text:p>
          </draw:text-box>
        </draw:frame>
        <draw:frame draw:style-name="gr4" draw:text-style-name="P5" draw:layer="layout" svg:width="4.482cm" svg:height="0.446cm" svg:x="3.239cm" svg:y="11.937cm">
          <draw:text-box>
            <text:p text:style-name="P2"><text:span text:style-name="T8">Planned quantity of hardware:</text:span></text:p>
          </draw:text-box>
        </draw:frame>
        <draw:frame draw:style-name="gr4" draw:text-style-name="P5" draw:layer="layout" svg:width="4.398cm" svg:height="0.446cm" svg:x="3.239cm" svg:y="12.538cm">
          <draw:text-box>
            <text:p text:style-name="P2"><text:span text:style-name="T8">Desired test hardware format:</text:span></text:p>
          </draw:text-box>
        </draw:frame>
        <draw:frame draw:style-name="gr4" draw:text-style-name="P5" draw:layer="layout" svg:width="2.002cm" svg:height="0.446cm" svg:x="11.56cm" svg:y="12.538cm">
          <draw:text-box>
            <text:p text:style-name="P2"><text:span text:style-name="T8"><text:s text:c="7"/>Box (GigE)</text:span></text:p>
          </draw:text-box>
        </draw:frame>
        <draw:frame draw:style-name="gr4" draw:text-style-name="P5" draw:layer="layout" svg:width="2.084cm" svg:height="0.446cm" svg:x="14.52cm" svg:y="12.538cm">
          <draw:text-box>
            <text:p text:style-name="P2"><text:span text:style-name="T8"><text:s text:c="7"/>PCIe Card*</text:span></text:p>
          </draw:text-box>
        </draw:frame>
        <draw:frame draw:style-name="gr4" draw:text-style-name="P5" draw:layer="layout" svg:width="2.063cm" svg:height="0.446cm" svg:x="17.58cm" svg:y="12.538cm">
          <draw:text-box>
            <text:p text:style-name="P2"><text:span text:style-name="T8"><text:s text:c="7"/>PXIe Card*</text:span></text:p>
          </draw:text-box>
        </draw:frame>
        <draw:frame draw:style-name="gr4" draw:text-style-name="P5" draw:layer="layout" svg:width="4.721cm" svg:height="0.446cm" svg:x="3.239cm" svg:y="13.138cm">
          <draw:text-box>
            <text:p text:style-name="P2"><text:span text:style-name="T8">Number of Video inputs on UUT:</text:span></text:p>
          </draw:text-box>
        </draw:frame>
        <draw:frame draw:style-name="gr4" draw:text-style-name="P5" draw:layer="layout" svg:width="4.942cm" svg:height="0.446cm" svg:x="3.239cm" svg:y="13.738cm">
          <draw:text-box>
            <text:p text:style-name="P2"><text:span text:style-name="T8">Number of Video outputs on UUT:</text:span></text:p>
          </draw:text-box>
        </draw:frame>
        <draw:frame draw:style-name="gr4" draw:text-style-name="P5" draw:layer="layout" svg:width="1.289cm" svg:height="0.446cm" svg:x="3.239cm" svg:y="15.582cm">
          <draw:text-box>
            <text:p text:style-name="P2"><text:span text:style-name="T9"><text:s text:c="7"/></text:span><text:span text:style-name="T10">Input</text:span></text:p>
          </draw:text-box>
        </draw:frame>
        <draw:frame draw:style-name="gr2" draw:text-style-name="P3" draw:layer="layout" svg:width="0.518cm" svg:height="0.357cm" svg:x="11.56cm" svg:y="15.655cm">
          <draw:text-box>
            <text:p text:style-name="P2"><text:span text:style-name="T11"><text:s text:c="9"/></text:span></text:p>
          </draw:text-box>
        </draw:frame>
        <draw:frame draw:style-name="gr4" draw:text-style-name="P5" draw:layer="layout" svg:width="1.05cm" svg:height="0.446cm" svg:x="12.065cm" svg:y="15.582cm">
          <draw:text-box>
            <text:p text:style-name="P2"><text:span text:style-name="T10">Output</text:span></text:p>
          </draw:text-box>
        </draw:frame>
        <draw:frame draw:style-name="gr4" draw:text-style-name="P5" draw:layer="layout" svg:width="6.242cm" svg:height="0.446cm" svg:x="3.239cm" svg:y="16.182cm">
          <draw:text-box>
            <text:p text:style-name="P2"><text:span text:style-name="T8">Source/ Sink IC (de-/serializer type) of UUT</text:span></text:p>
          </draw:text-box>
        </draw:frame>
        <draw:frame draw:style-name="gr4" draw:text-style-name="P5" draw:layer="layout" svg:width="7.394cm" svg:height="0.446cm" svg:x="3.239cm" svg:y="16.746cm">
          <draw:text-box>
            <text:p text:style-name="P2"><text:span text:style-name="T8">Video connector type (Coax (Fakra), STP, etc.) and </text:span></text:p>
          </draw:text-box>
        </draw:frame>
        <draw:frame draw:style-name="gr4" draw:text-style-name="P5" draw:layer="layout" svg:width="1.507cm" svg:height="0.446cm" svg:x="3.239cm" svg:y="17.17cm">
          <draw:text-box>
            <text:p text:style-name="P2"><text:span text:style-name="T8">vendor ID:</text:span></text:p>
          </draw:text-box>
        </draw:frame>
        <draw:frame draw:style-name="gr4" draw:text-style-name="P5" draw:layer="layout" svg:width="4.035cm" svg:height="0.446cm" svg:x="3.239cm" svg:y="17.734cm">
          <draw:text-box>
            <text:p text:style-name="P2"><text:span text:style-name="T8">Pinning of video connector:</text:span></text:p>
          </draw:text-box>
        </draw:frame>
        <draw:frame draw:style-name="gr4" draw:text-style-name="P5" draw:layer="layout" svg:width="5.475cm" svg:height="0.446cm" svg:x="3.239cm" svg:y="19.992cm">
          <draw:text-box>
            <text:p text:style-name="P2"><text:span text:style-name="T8">Power supply of UUT via video cable?</text:span></text:p>
          </draw:text-box>
        </draw:frame>
        <draw:frame draw:style-name="gr4" draw:text-style-name="P5" draw:layer="layout" svg:width="6.005cm" svg:height="0.446cm" svg:x="3.239cm" svg:y="20.415cm">
          <draw:text-box>
            <text:p text:style-name="P2"><text:span text:style-name="T8">If Yes - voltage and current consumption:</text:span></text:p>
          </draw:text-box>
        </draw:frame>
        <draw:frame draw:style-name="gr4" draw:text-style-name="P5" draw:layer="layout" svg:width="1.059cm" svg:height="0.446cm" svg:x="10.902cm" svg:y="19.918cm">
          <draw:text-box>
            <text:p text:style-name="P2"><text:span text:style-name="T8"><text:s text:c="8"/>Yes</text:span></text:p>
          </draw:text-box>
        </draw:frame>
        <draw:frame draw:style-name="gr4" draw:text-style-name="P5" draw:layer="layout" svg:width="0.917cm" svg:height="0.446cm" svg:x="15.32cm" svg:y="19.93cm">
          <draw:text-box>
            <text:p text:style-name="P2"><text:span text:style-name="T8"><text:s text:c="7"/>No</text:span></text:p>
          </draw:text-box>
        </draw:frame>
        <draw:frame draw:style-name="gr4" draw:text-style-name="P5" draw:layer="layout" svg:width="1.644cm" svg:height="0.446cm" svg:x="3.239cm" svg:y="21.015cm">
          <draw:text-box>
            <text:p text:style-name="P2"><text:span text:style-name="T8">Pixel clock:</text:span></text:p>
          </draw:text-box>
        </draw:frame>
        <draw:frame draw:style-name="gr4" draw:text-style-name="P5" draw:layer="layout" svg:width="1.919cm" svg:height="0.446cm" svg:x="3.239cm" svg:y="21.615cm">
          <draw:text-box>
            <text:p text:style-name="P2"><text:span text:style-name="T8">Image width:</text:span></text:p>
          </draw:text-box>
        </draw:frame>
        <draw:frame draw:style-name="gr4" draw:text-style-name="P5" draw:layer="layout" svg:width="2.014cm" svg:height="0.446cm" svg:x="3.239cm" svg:y="22.215cm">
          <draw:text-box>
            <text:p text:style-name="P2"><text:span text:style-name="T8">Image height:</text:span></text:p>
          </draw:text-box>
        </draw:frame>
        <draw:frame draw:style-name="gr4" draw:text-style-name="P5" draw:layer="layout" svg:width="1.696cm" svg:height="0.446cm" svg:x="3.239cm" svg:y="22.816cm">
          <draw:text-box>
            <text:p text:style-name="P2"><text:span text:style-name="T8">Frame rate:</text:span></text:p>
          </draw:text-box>
        </draw:frame>
        <draw:frame draw:style-name="gr4" draw:text-style-name="P5" draw:layer="layout" svg:width="3.495cm" svg:height="0.446cm" svg:x="3.239cm" svg:y="23.416cm">
          <draw:text-box>
            <text:p text:style-name="P2"><text:span text:style-name="T8">HorizontalSyncPolarity:</text:span></text:p>
          </draw:text-box>
        </draw:frame>
        <draw:frame draw:style-name="gr4" draw:text-style-name="P5" draw:layer="layout" svg:width="1.183cm" svg:height="0.446cm" svg:x="11.56cm" svg:y="23.416cm">
          <draw:text-box>
            <text:p text:style-name="P2"><text:span text:style-name="T8"><text:s text:c="7"/>High</text:span></text:p>
          </draw:text-box>
        </draw:frame>
        <draw:frame draw:style-name="gr4" draw:text-style-name="P5" draw:layer="layout" svg:width="1.112cm" svg:height="0.446cm" svg:x="15.878cm" svg:y="23.416cm">
          <draw:text-box>
            <text:p text:style-name="P2"><text:span text:style-name="T8"><text:s text:c="7"/>Low</text:span></text:p>
          </draw:text-box>
        </draw:frame>
        <draw:frame draw:style-name="gr4" draw:text-style-name="P5" draw:layer="layout" svg:width="3.059cm" svg:height="0.446cm" svg:x="3.239cm" svg:y="24.016cm">
          <draw:text-box>
            <text:p text:style-name="P2"><text:span text:style-name="T8">VerticalSyncPolarity:</text:span></text:p>
          </draw:text-box>
        </draw:frame>
        <draw:frame draw:style-name="gr4" draw:text-style-name="P5" draw:layer="layout" svg:width="1.183cm" svg:height="0.446cm" svg:x="11.56cm" svg:y="24.016cm">
          <draw:text-box>
            <text:p text:style-name="P2"><text:span text:style-name="T8"><text:s text:c="7"/>High</text:span></text:p>
          </draw:text-box>
        </draw:frame>
        <draw:frame draw:style-name="gr4" draw:text-style-name="P5" draw:layer="layout" svg:width="1.112cm" svg:height="0.446cm" svg:x="15.878cm" svg:y="24.016cm">
          <draw:text-box>
            <text:p text:style-name="P2"><text:span text:style-name="T8"><text:s text:c="7"/>Low</text:span></text:p>
          </draw:text-box>
        </draw:frame>
        <draw:polygon draw:style-name="gr1" draw:text-style-name="P1" draw:layer="layout" svg:width="0.392cm" svg:height="0.393cm" svg:x="11.499cm" svg:y="12.523cm" svg:viewBox="0 0 393 394" draw:points="0,0 393,0 393,394 0,394">
          <text:p/>
        </draw:polygon>
        <draw:polygon draw:style-name="gr12" draw:text-style-name="P14" draw:layer="layout" svg:width="0.392cm" svg:height="0.393cm" svg:x="11.499cm" svg:y="12.523cm" svg:viewBox="0 0 393 394" draw:points="0,394 393,394 393,0 0,0">
          <text:p/>
        </draw:polygon>
        <draw:polygon draw:style-name="gr1" draw:text-style-name="P1" draw:layer="layout" svg:width="0.393cm" svg:height="0.393cm" svg:x="14.457cm" svg:y="12.523cm" svg:viewBox="0 0 394 394" draw:points="0,0 394,0 394,394 0,394">
          <text:p/>
        </draw:polygon>
        <draw:polygon draw:style-name="gr12" draw:text-style-name="P14" draw:layer="layout" svg:width="0.393cm" svg:height="0.393cm" svg:x="14.457cm" svg:y="12.523cm" svg:viewBox="0 0 394 394" draw:points="0,394 394,394 394,0 0,0">
          <text:p/>
        </draw:polygon>
        <draw:polygon draw:style-name="gr1" draw:text-style-name="P1" draw:layer="layout" svg:width="0.396cm" svg:height="0.393cm" svg:x="17.505cm" svg:y="12.523cm" svg:viewBox="0 0 397 394" draw:points="0,0 397,0 397,394 0,394">
          <text:p/>
        </draw:polygon>
        <draw:polygon draw:style-name="gr12" draw:text-style-name="P14" draw:layer="layout" svg:width="0.396cm" svg:height="0.393cm" svg:x="17.505cm" svg:y="12.523cm" svg:viewBox="0 0 397 394" draw:points="0,394 397,394 397,0 0,0">
          <text:p/>
        </draw:polygon>
        <draw:polygon draw:style-name="gr1" draw:text-style-name="P1" draw:layer="layout" svg:width="0.392cm" svg:height="0.393cm" svg:x="11.499cm" svg:y="15.565cm" svg:viewBox="0 0 393 394" draw:points="0,0 393,0 393,394 0,394">
          <text:p/>
        </draw:polygon>
        <draw:polygon draw:style-name="gr12" draw:text-style-name="P14" draw:layer="layout" svg:width="0.392cm" svg:height="0.393cm" svg:x="11.499cm" svg:y="15.565cm" svg:viewBox="0 0 393 394" draw:points="0,394 393,394 393,0 0,0">
          <text:p/>
        </draw:polygon>
        <draw:polygon draw:style-name="gr1" draw:text-style-name="P1" draw:layer="layout" svg:width="0.392cm" svg:height="0.394cm" svg:x="11.499cm" svg:y="20.404cm" svg:viewBox="0 0 393 395" draw:points="0,0 393,0 393,395 0,395">
          <text:p/>
        </draw:polygon>
        <draw:polygon draw:style-name="gr12" draw:text-style-name="P14" draw:layer="layout" svg:width="0.392cm" svg:height="0.394cm" svg:x="11.499cm" svg:y="20.404cm" svg:viewBox="0 0 393 395" draw:points="0,395 393,395 393,0 0,0">
          <text:p/>
        </draw:polygon>
        <draw:polygon draw:style-name="gr1" draw:text-style-name="P1" draw:layer="layout" svg:width="0.393cm" svg:height="0.394cm" svg:x="15.808cm" svg:y="20.404cm" svg:viewBox="0 0 394 395" draw:points="0,0 394,0 394,395 0,395">
          <text:p/>
        </draw:polygon>
        <draw:polygon draw:style-name="gr12" draw:text-style-name="P14" draw:layer="layout" svg:width="0.393cm" svg:height="0.394cm" svg:x="15.808cm" svg:y="20.404cm" svg:viewBox="0 0 394 395" draw:points="0,395 394,395 394,0 0,0">
          <text:p/>
        </draw:polygon>
        <draw:polygon draw:style-name="gr1" draw:text-style-name="P1" draw:layer="layout" svg:width="0.392cm" svg:height="0.394cm" svg:x="11.499cm" svg:y="23.397cm" svg:viewBox="0 0 393 395" draw:points="0,0 393,0 393,395 0,395">
          <text:p/>
        </draw:polygon>
        <draw:polygon draw:style-name="gr12" draw:text-style-name="P14" draw:layer="layout" svg:width="0.392cm" svg:height="0.394cm" svg:x="11.499cm" svg:y="23.397cm" svg:viewBox="0 0 393 395" draw:points="0,395 393,395 393,0 0,0">
          <text:p/>
        </draw:polygon>
        <draw:polygon draw:style-name="gr1" draw:text-style-name="P1" draw:layer="layout" svg:width="0.393cm" svg:height="0.393cm" svg:x="15.808cm" svg:y="23.397cm" svg:viewBox="0 0 394 394" draw:points="0,0 394,0 394,394 0,394">
          <text:p/>
        </draw:polygon>
        <draw:polygon draw:style-name="gr12" draw:text-style-name="P14" draw:layer="layout" svg:width="0.393cm" svg:height="0.393cm" svg:x="15.808cm" svg:y="23.397cm" svg:viewBox="0 0 394 394" draw:points="0,394 394,394 394,0 0,0">
          <text:p/>
        </draw:polygon>
        <draw:polygon draw:style-name="gr1" draw:text-style-name="P1" draw:layer="layout" svg:width="0.392cm" svg:height="0.394cm" svg:x="11.499cm" svg:y="24.004cm" svg:viewBox="0 0 393 395" draw:points="0,0 393,0 393,395 0,395">
          <text:p/>
        </draw:polygon>
        <draw:polygon draw:style-name="gr12" draw:text-style-name="P14" draw:layer="layout" svg:width="0.392cm" svg:height="0.394cm" svg:x="11.499cm" svg:y="24.004cm" svg:viewBox="0 0 393 395" draw:points="0,395 393,395 393,0 0,0">
          <text:p/>
        </draw:polygon>
        <draw:polygon draw:style-name="gr1" draw:text-style-name="P1" draw:layer="layout" svg:width="0.393cm" svg:height="0.394cm" svg:x="15.808cm" svg:y="24.004cm" svg:viewBox="0 0 394 395" draw:points="0,0 394,0 394,395 0,395">
          <text:p/>
        </draw:polygon>
        <draw:polygon draw:style-name="gr12" draw:text-style-name="P14" draw:layer="layout" svg:width="0.393cm" svg:height="0.394cm" svg:x="15.808cm" svg:y="24.004cm" svg:viewBox="0 0 394 395" draw:points="0,395 394,395 394,0 0,0">
          <text:p/>
        </draw:polygon>
        <draw:polygon draw:style-name="gr1" draw:text-style-name="P1" draw:layer="layout" svg:width="0.392cm" svg:height="0.394cm" svg:x="11.499cm" svg:y="24.595cm" svg:viewBox="0 0 393 395" draw:points="0,0 393,0 393,395 0,395">
          <text:p/>
        </draw:polygon>
        <draw:polygon draw:style-name="gr12" draw:text-style-name="P14" draw:layer="layout" svg:width="0.392cm" svg:height="0.394cm" svg:x="11.499cm" svg:y="24.595cm" svg:viewBox="0 0 393 395" draw:points="0,395 393,395 393,0 0,0">
          <text:p/>
        </draw:polygon>
        <draw:polygon draw:style-name="gr1" draw:text-style-name="P1" draw:layer="layout" svg:width="0.393cm" svg:height="0.394cm" svg:x="15.808cm" svg:y="24.595cm" svg:viewBox="0 0 394 395" draw:points="0,0 394,0 394,395 0,395">
          <text:p/>
        </draw:polygon>
        <draw:polygon draw:style-name="gr12" draw:text-style-name="P14" draw:layer="layout" svg:width="0.393cm" svg:height="0.394cm" svg:x="15.808cm" svg:y="24.595cm" svg:viewBox="0 0 394 395" draw:points="0,395 394,395 394,0 0,0">
          <text:p/>
        </draw:polygon>
        <draw:frame draw:style-name="gr4" draw:text-style-name="P5" draw:layer="layout" svg:width="2.954cm" svg:height="0.446cm" svg:x="3.239cm" svg:y="24.616cm">
          <draw:text-box>
            <text:p text:style-name="P2"><text:span text:style-name="T10">DataEnablePolarity:</text:span></text:p>
          </draw:text-box>
        </draw:frame>
        <draw:frame draw:style-name="gr4" draw:text-style-name="P5" draw:layer="layout" svg:width="1.183cm" svg:height="0.446cm" svg:x="11.56cm" svg:y="24.616cm">
          <draw:text-box>
            <text:p text:style-name="P2"><text:span text:style-name="T8"><text:s text:c="7"/>High</text:span></text:p>
          </draw:text-box>
        </draw:frame>
        <draw:frame draw:style-name="gr4" draw:text-style-name="P5" draw:layer="layout" svg:width="1.112cm" svg:height="0.446cm" svg:x="15.878cm" svg:y="24.616cm">
          <draw:text-box>
            <text:p text:style-name="P2"><text:span text:style-name="T8"><text:s text:c="7"/>Low</text:span></text:p>
          </draw:text-box>
        </draw:frame>
        <draw:polygon draw:style-name="gr14" draw:text-style-name="P15" draw:layer="layout" svg:width="1.227cm" svg:height="5.067cm" svg:x="1.803cm" svg:y="6.699cm" svg:viewBox="0 0 1228 5068" draw:points="0,0 1228,0 1228,5068 0,5068">
          <text:p/>
        </draw:polygon>
        <draw:polygon draw:style-name="gr14" draw:text-style-name="P15" draw:layer="layout" svg:width="1.227cm" svg:height="2.393cm" svg:x="1.803cm" svg:y="11.794cm" svg:viewBox="0 0 1228 2394" draw:points="0,0 1228,0 1228,2394 0,2394">
          <text:p/>
        </draw:polygon>
        <draw:polygon draw:style-name="gr14" draw:text-style-name="P15" draw:layer="layout" svg:width="1.227cm" svg:height="6.078cm" svg:x="1.803cm" svg:y="14.774cm" svg:viewBox="0 0 1228 6079" draw:points="0,0 1228,0 1228,6079 0,6079">
          <text:p/>
        </draw:polygon>
        <draw:polygon draw:style-name="gr14" draw:text-style-name="P15" draw:layer="layout" svg:width="1.227cm" svg:height="4.191cm" svg:x="1.803cm" svg:y="20.878cm" svg:viewBox="0 0 1228 4192" draw:points="0,0 1228,0 1228,4192 0,4192">
          <text:p/>
        </draw:polygon>
        <draw:frame draw:style-name="gr15" draw:text-style-name="P16" draw:layer="layout" svg:width="14.205cm" svg:height="0.839cm" svg:x="1.775cm" svg:y="4.272cm">
          <draw:text-box>
            <text:p text:style-name="P2"><text:span text:style-name="T12">Parameter-Checklist for Automotive Video Projects</text:span></text:p>
          </draw:text-box>
        </draw:frame>
        <draw:frame draw:style-name="gr8" draw:text-style-name="P9" draw:layer="layout" svg:width="13.26cm" svg:height="0.492cm" svg:x="1.775cm" svg:y="5.733cm">
          <draw:text-box>
            <text:p text:style-name="P2"><text:span text:style-name="T13">Please fill in the table as detailed as possible and send it to </text:span><text:span text:style-name="T14">ats.sales@goepel.com</text:span></text:p>
          </draw:text-box>
        </draw:frame>
        <draw:frame draw:style-name="gr8" draw:text-style-name="P9" draw:layer="layout" svg:width="3.756cm" svg:height="0.492cm" svg:x="10.997cm" svg:y="5.733cm">
          <draw:text-box>
            <text:p text:style-name="P2"><text:span text:style-name="T13">ats.sales@goepel.com:</text:span></text:p>
          </draw:text-box>
        </draw:frame>
        <draw:frame draw:style-name="gr8" draw:text-style-name="P9" draw:layer="layout" svg:width="3.304cm" svg:height="0.492cm" draw:transform="rotate (1.5707963267949) translate (2.148cm 10.885cm)">
          <draw:text-box>
            <text:p text:style-name="P2"><text:span text:style-name="T15">General Information</text:span></text:p>
          </draw:text-box>
        </draw:frame>
        <draw:frame draw:style-name="gr8" draw:text-style-name="P9" draw:layer="layout" svg:width="3.304cm" svg:height="0.492cm" draw:transform="rotate (1.5707963267949) translate (2.148cm 10.885cm)">
          <draw:text-box>
            <text:p text:style-name="P2"><text:span text:style-name="T16">General Information</text:span></text:p>
          </draw:text-box>
        </draw:frame>
        <draw:frame draw:style-name="gr8" draw:text-style-name="P9" draw:layer="layout" svg:width="3.642cm" svg:height="0.492cm" draw:transform="rotate (1.5707963267949) translate (2.148cm 19.6cm)">
          <draw:text-box>
            <text:p text:style-name="P2"><text:span text:style-name="T15">Hardware Information</text:span></text:p>
          </draw:text-box>
        </draw:frame>
        <draw:frame draw:style-name="gr8" draw:text-style-name="P9" draw:layer="layout" svg:width="3.642cm" svg:height="0.492cm" draw:transform="rotate (1.5707963267949) translate (2.148cm 19.6cm)">
          <draw:text-box>
            <text:p text:style-name="P2"><text:span text:style-name="T16">Hardware Information</text:span></text:p>
          </draw:text-box>
        </draw:frame>
        <draw:frame draw:style-name="gr8" draw:text-style-name="P9" draw:layer="layout" svg:width="2.895cm" svg:height="0.492cm" draw:transform="rotate (1.5707963267949) translate (2.148cm 24.257cm)">
          <draw:text-box>
            <text:p text:style-name="P2"><text:span text:style-name="T15">Video Parameters</text:span></text:p>
          </draw:text-box>
        </draw:frame>
        <draw:frame draw:style-name="gr8" draw:text-style-name="P9" draw:layer="layout" svg:width="2.895cm" svg:height="0.492cm" draw:transform="rotate (1.5707963267949) translate (2.148cm 24.257cm)">
          <draw:text-box>
            <text:p text:style-name="P2"><text:span text:style-name="T16">Video Parameters</text:span></text:p>
          </draw:text-box>
        </draw:frame>
        <draw:frame draw:style-name="gr8" draw:text-style-name="P9" draw:layer="layout" svg:width="1.657cm" svg:height="0.492cm" draw:transform="rotate (1.5707963267949) translate (1.998cm 13.757cm)">
          <draw:text-box>
            <text:p text:style-name="P2"><text:span text:style-name="T15">Technical </text:span></text:p>
          </draw:text-box>
        </draw:frame>
        <draw:polygon draw:style-name="gr1" draw:text-style-name="P1" draw:layer="layout" svg:width="0.393cm" svg:height="0.393cm" svg:x="3.252cm" svg:y="15.554cm" svg:viewBox="0 0 394 394" draw:points="0,0 394,0 394,394 0,394">
          <text:p/>
        </draw:polygon>
        <draw:polygon draw:style-name="gr12" draw:text-style-name="P14" draw:layer="layout" svg:width="0.393cm" svg:height="0.393cm" svg:x="3.252cm" svg:y="15.554cm" svg:viewBox="0 0 394 394" draw:points="0,394 394,394 394,0 0,0">
          <text:p/>
        </draw:polygon>
        <draw:frame draw:style-name="gr8" draw:text-style-name="P9" draw:layer="layout" svg:width="1.657cm" svg:height="0.492cm" draw:transform="rotate (1.5707963267949) translate (1.998cm 13.757cm)">
          <draw:text-box>
            <text:p text:style-name="P2"><text:span text:style-name="T16">Technical </text:span></text:p>
          </draw:text-box>
        </draw:frame>
        <draw:frame draw:style-name="gr8" draw:text-style-name="P9" draw:layer="layout" svg:width="1.017cm" svg:height="0.492cm" draw:transform="rotate (1.5707963267949) translate (2.35cm 13.757cm)">
          <draw:text-box>
            <text:p text:style-name="P2"><text:span text:style-name="T15">basics</text:span></text:p>
          </draw:text-box>
        </draw:frame>
        <draw:polygon draw:style-name="gr1" draw:text-style-name="P1" draw:layer="layout" svg:width="14.33cm" svg:height="0.523cm" svg:x="1.449cm" svg:y="5.795cm" svg:viewBox="0 0 14331 524" draw:points="0,0 14331,0 14331,524 0,524">
          <text:p/>
        </draw:polygon>
        <draw:polygon draw:style-name="gr16" draw:text-style-name="P14" draw:layer="layout" svg:width="13.971cm" svg:height="0.953cm" svg:x="1.587cm" svg:y="5.396cm" svg:viewBox="0 0 13972 954" draw:points="6986,954 0,954 0,0 13972,0 13972,954">
          <text:p/>
        </draw:polygon>
        <draw:frame draw:style-name="gr8" draw:text-style-name="P9" draw:layer="layout" svg:width="1.017cm" svg:height="0.492cm" draw:transform="rotate (1.5707963267949) translate (2.35cm 13.757cm)">
          <draw:text-box>
            <text:p text:style-name="P2"><text:span text:style-name="T16">basics</text:span></text:p>
          </draw:text-box>
        </draw:frame>
        <draw:frame draw:style-name="gr17" draw:text-style-name="P18" draw:layer="layout" svg:width="18.111cm" svg:height="0.89cm" svg:x="1.829cm" svg:y="5.147cm">
          <draw:text-box>
            <text:p text:style-name="P17"><text:span text:style-name="T17">Please make sure that you select the right parameters depending on your device, </text:span><text:span text:style-name="T18">not</text:span><text:span text:style-name="T17"> </text:span><text:span text:style-name="T18">all</text:span><text:span text:style-name="T17"> video devices support them. </text:span></text:p>
          </draw:text-box>
        </draw:frame>
        <draw:frame draw:style-name="gr4" draw:text-style-name="P20" draw:layer="layout" svg:width="4.121cm" svg:height="0.619cm" svg:x="3.243cm" svg:y="14.776cm">
          <draw:text-box>
            <text:p text:style-name="P19"><text:span text:style-name="T19">UUT Video IN/OUT 1</text:span></text:p>
          </draw:text-box>
        </draw:frame>
      </draw:page>
      <draw:page draw:name="page2" draw:style-name="dp1" draw:master-page-name="master-page3">
        <draw:polygon draw:style-name="gr1" draw:text-style-name="P1" draw:layer="layout" svg:width="20.997cm" svg:height="29.699cm" svg:x="0cm" svg:y="0cm" svg:viewBox="0 0 20998 29700" draw:points="0,0 20998,0 20998,29700 0,29700">
          <text:p/>
        </draw:polygon>
        <draw:polygon draw:style-name="gr1" draw:text-style-name="P1" draw:layer="layout" svg:width="20.997cm" svg:height="29.699cm" svg:x="0cm" svg:y="0cm" svg:viewBox="0 0 20998 29700" draw:points="0,0 20998,0 20998,29700 0,29700">
          <text:p/>
        </draw:polygon>
        <draw:path draw:style-name="gr11" draw:text-style-name="P13" draw:layer="layout" svg:width="16.956cm" svg:height="11.402cm" svg:x="3.064cm" svg:y="4.514cm" svg:viewBox="0 0 16957 11403" svg:d="M0 0h8321v600h-8321zM8321 0h4318v600h-4318zM12639 0h4318v600h-4318zM0 1203h8321v600h-8321zM8321 1203h8636v600h-8636zM0 2403h8321v600h-8321zM8321 2403h4318v600h-4318zM12639 2403h4318v600h-4318zM0 4803h8321v600h-8321zM0 6003h16957v600h-16957zM0 7203h8321v600h-8321zM8321 7203h4318v600h-4318zM12639 7203h4318v600h-4318zM0 8403h8321v600h-8321zM8321 8403h4318v600h-4318zM12639 8403h4318v600h-4318zM0 9603h8321v600h-8321zM8321 9603h2961v600h-2961zM11282 9603h3059v600h-3059zM14341 9603h2616v600h-2616zM0 10803h8321v600h-8321zM8321 10803h2961v600h-2961zM11282 10803h3059v600h-3059zM14341 10803h2616v600h-2616z">
          <text:p/>
        </draw:path>
        <draw:polygon draw:style-name="gr11" draw:text-style-name="P13" draw:layer="layout" svg:width="8.32cm" svg:height="0.602cm" svg:x="3.064cm" svg:y="8.114cm" svg:viewBox="0 0 8321 603" draw:points="0,0 8321,0 8321,603 0,603">
          <text:p/>
        </draw:polygon>
        <draw:path draw:style-name="gr11" draw:text-style-name="P13" draw:layer="layout" svg:width="8.637cm" svg:height="0.602cm" svg:x="11.383cm" svg:y="8.114cm" svg:viewBox="0 0 8638 603" svg:d="M0 0h4320v603h-4320zM4320 0h4318v603h-4318z">
          <text:p/>
        </draw:path>
        <draw:path draw:style-name="gr11" draw:text-style-name="P13" draw:layer="layout" svg:width="8.637cm" svg:height="0.602cm" svg:x="11.383cm" svg:y="9.314cm" svg:viewBox="0 0 8638 603" svg:d="M0 0h4320v603h-4320zM4320 0h4318v603h-4318z">
          <text:p/>
        </draw:path>
        <draw:polygon draw:style-name="gr11" draw:text-style-name="P13" draw:layer="layout" svg:width="16.956cm" svg:height="0.646cm" svg:x="3.064cm" svg:y="17.114cm" svg:viewBox="0 0 16957 647" draw:points="0,0 16957,0 16957,647 0,647">
          <text:p/>
        </draw:polygon>
        <draw:path draw:style-name="gr11" draw:text-style-name="P13" draw:layer="layout" svg:width="16.956cm" svg:height="9.036cm" svg:x="3.064cm" svg:y="18.358cm" svg:viewBox="0 0 16957 9037" svg:d="M0 0h8321v600h-8321zM8321 0h8636v600h-8636zM0 1588h8321v2258h-8321zM8321 1588h8636v2258h-8636zM0 4837h8321v600h-8321zM8321 4837h8636v600h-8636zM0 6037h8321v600h-8321zM8321 6037h8636v600h-8636zM0 7237h8321v600h-8321zM8321 7237h4318v600h-4318zM12639 7237h4318v600h-4318zM0 8437h8321v600h-8321zM8321 8437h4318v600h-4318zM12639 8437h4318v600h-4318z">
          <text:p/>
        </draw:path>
        <draw:line draw:style-name="gr12" draw:text-style-name="P14" draw:layer="layout" svg:x1="3.064cm" svg:y1="4.51cm" svg:x2="3.064cm" svg:y2="3.918cm">
          <text:p/>
        </draw:line>
        <draw:line draw:style-name="gr12" draw:text-style-name="P14" draw:layer="layout" svg:x1="3.064cm" svg:y1="5.71cm" svg:x2="3.064cm" svg:y2="5.118cm">
          <text:p/>
        </draw:line>
        <draw:line draw:style-name="gr12" draw:text-style-name="P14" draw:layer="layout" svg:x1="3.064cm" svg:y1="6.91cm" svg:x2="3.064cm" svg:y2="6.318cm">
          <text:p/>
        </draw:line>
        <draw:line draw:style-name="gr12" draw:text-style-name="P14" draw:layer="layout" svg:x1="3.064cm" svg:y1="8.11cm" svg:x2="3.064cm" svg:y2="7.523cm">
          <text:p/>
        </draw:line>
        <draw:line draw:style-name="gr12" draw:text-style-name="P14" draw:layer="layout" svg:x1="3.064cm" svg:y1="9.31cm" svg:x2="3.064cm" svg:y2="8.718cm">
          <text:p/>
        </draw:line>
        <draw:line draw:style-name="gr12" draw:text-style-name="P14" draw:layer="layout" svg:x1="3.064cm" svg:y1="18.353cm" svg:x2="3.064cm" svg:y2="17.762cm">
          <text:p/>
        </draw:line>
        <draw:line draw:style-name="gr12" draw:text-style-name="P14" draw:layer="layout" svg:x1="3.064cm" svg:y1="19.941cm" svg:x2="3.064cm" svg:y2="18.962cm">
          <text:p/>
        </draw:line>
        <draw:line draw:style-name="gr12" draw:text-style-name="P14" draw:layer="layout" svg:x1="3.064cm" svg:y1="23.192cm" svg:x2="3.064cm" svg:y2="22.208cm">
          <text:p/>
        </draw:line>
        <draw:line draw:style-name="gr12" draw:text-style-name="P14" draw:layer="layout" svg:x1="3.064cm" svg:y1="24.387cm" svg:x2="3.064cm" svg:y2="23.796cm">
          <text:p/>
        </draw:line>
        <draw:line draw:style-name="gr12" draw:text-style-name="P14" draw:layer="layout" svg:x1="3.064cm" svg:y1="25.587cm" svg:x2="3.064cm" svg:y2="24.996cm">
          <text:p/>
        </draw:line>
        <draw:line draw:style-name="gr12" draw:text-style-name="P14" draw:layer="layout" svg:x1="3.064cm" svg:y1="26.787cm" svg:x2="3.064cm" svg:y2="26.196cm">
          <text:p/>
        </draw:line>
        <draw:line draw:style-name="gr12" draw:text-style-name="P14" draw:layer="layout" svg:x1="11.383cm" svg:y1="4.51cm" svg:x2="11.383cm" svg:y2="3.918cm">
          <text:p/>
        </draw:line>
        <draw:line draw:style-name="gr12" draw:text-style-name="P14" draw:layer="layout" svg:x1="11.383cm" svg:y1="5.71cm" svg:x2="11.383cm" svg:y2="5.118cm">
          <text:p/>
        </draw:line>
        <draw:line draw:style-name="gr12" draw:text-style-name="P14" draw:layer="layout" svg:x1="11.383cm" svg:y1="6.91cm" svg:x2="11.383cm" svg:y2="6.318cm">
          <text:p/>
        </draw:line>
        <draw:line draw:style-name="gr12" draw:text-style-name="P14" draw:layer="layout" svg:x1="11.383cm" svg:y1="18.353cm" svg:x2="11.383cm" svg:y2="17.762cm">
          <text:p/>
        </draw:line>
        <draw:line draw:style-name="gr12" draw:text-style-name="P14" draw:layer="layout" svg:x1="11.383cm" svg:y1="19.941cm" svg:x2="11.383cm" svg:y2="18.962cm">
          <text:p/>
        </draw:line>
        <draw:line draw:style-name="gr12" draw:text-style-name="P14" draw:layer="layout" svg:x1="11.383cm" svg:y1="23.183cm" svg:x2="11.383cm" svg:y2="22.208cm">
          <text:p/>
        </draw:line>
        <draw:line draw:style-name="gr12" draw:text-style-name="P14" draw:layer="layout" svg:x1="11.383cm" svg:y1="24.387cm" svg:x2="11.383cm" svg:y2="23.796cm">
          <text:p/>
        </draw:line>
        <draw:line draw:style-name="gr12" draw:text-style-name="P14" draw:layer="layout" svg:x1="11.383cm" svg:y1="25.587cm" svg:x2="11.383cm" svg:y2="24.996cm">
          <text:p/>
        </draw:line>
        <draw:line draw:style-name="gr12" draw:text-style-name="P14" draw:layer="layout" svg:x1="11.383cm" svg:y1="26.787cm" svg:x2="11.383cm" svg:y2="26.196cm">
          <text:p/>
        </draw:line>
        <draw:line draw:style-name="gr12" draw:text-style-name="P14" draw:layer="layout" svg:x1="15.701cm" svg:y1="4.51cm" svg:x2="15.701cm" svg:y2="3.918cm">
          <text:p/>
        </draw:line>
        <draw:line draw:style-name="gr12" draw:text-style-name="P14" draw:layer="layout" svg:x1="20.019cm" svg:y1="4.51cm" svg:x2="20.019cm" svg:y2="3.918cm">
          <text:p/>
        </draw:line>
        <draw:line draw:style-name="gr12" draw:text-style-name="P14" draw:layer="layout" svg:x1="15.701cm" svg:y1="5.71cm" svg:x2="15.701cm" svg:y2="5.118cm">
          <text:p/>
        </draw:line>
        <draw:line draw:style-name="gr12" draw:text-style-name="P14" draw:layer="layout" svg:x1="20.019cm" svg:y1="5.71cm" svg:x2="20.019cm" svg:y2="5.118cm">
          <text:p/>
        </draw:line>
        <draw:line draw:style-name="gr12" draw:text-style-name="P14" draw:layer="layout" svg:x1="20.019cm" svg:y1="6.91cm" svg:x2="20.019cm" svg:y2="6.318cm">
          <text:p/>
        </draw:line>
        <draw:line draw:style-name="gr12" draw:text-style-name="P14" draw:layer="layout" svg:x1="20.019cm" svg:y1="18.353cm" svg:x2="20.019cm" svg:y2="17.762cm">
          <text:p/>
        </draw:line>
        <draw:line draw:style-name="gr12" draw:text-style-name="P14" draw:layer="layout" svg:x1="20.019cm" svg:y1="19.941cm" svg:x2="20.019cm" svg:y2="18.962cm">
          <text:p/>
        </draw:line>
        <draw:line draw:style-name="gr12" draw:text-style-name="P14" draw:layer="layout" svg:x1="15.701cm" svg:y1="23.183cm" svg:x2="15.701cm" svg:y2="22.208cm">
          <text:p/>
        </draw:line>
        <draw:line draw:style-name="gr12" draw:text-style-name="P14" draw:layer="layout" svg:x1="20.019cm" svg:y1="23.192cm" svg:x2="20.019cm" svg:y2="22.208cm">
          <text:p/>
        </draw:line>
        <draw:line draw:style-name="gr12" draw:text-style-name="P14" draw:layer="layout" svg:x1="20.019cm" svg:y1="24.387cm" svg:x2="20.019cm" svg:y2="23.796cm">
          <text:p/>
        </draw:line>
        <draw:line draw:style-name="gr12" draw:text-style-name="P14" draw:layer="layout" svg:x1="20.019cm" svg:y1="25.587cm" svg:x2="20.019cm" svg:y2="24.996cm">
          <text:p/>
        </draw:line>
        <draw:line draw:style-name="gr12" draw:text-style-name="P14" draw:layer="layout" svg:x1="15.701cm" svg:y1="26.187cm" svg:x2="15.701cm" svg:y2="25.596cm">
          <text:p/>
        </draw:line>
        <draw:line draw:style-name="gr12" draw:text-style-name="P14" draw:layer="layout" svg:x1="15.701cm" svg:y1="26.787cm" svg:x2="15.701cm" svg:y2="26.196cm">
          <text:p/>
        </draw:line>
        <draw:line draw:style-name="gr12" draw:text-style-name="P14" draw:layer="layout" svg:x1="20.019cm" svg:y1="26.787cm" svg:x2="20.019cm" svg:y2="26.196cm">
          <text:p/>
        </draw:line>
        <draw:line draw:style-name="gr12" draw:text-style-name="P14" draw:layer="layout" svg:x1="3.059cm" svg:y1="17.114cm" svg:x2="11.383cm" svg:y2="17.114cm">
          <text:p/>
        </draw:line>
        <draw:line draw:style-name="gr12" draw:text-style-name="P14" draw:layer="layout" svg:x1="3.064cm" svg:y1="17.753cm" svg:x2="3.064cm" svg:y2="17.118cm">
          <text:p/>
        </draw:line>
        <draw:line draw:style-name="gr12" draw:text-style-name="P14" draw:layer="layout" svg:x1="11.383cm" svg:y1="17.114cm" svg:x2="14.345cm" svg:y2="17.114cm">
          <text:p/>
        </draw:line>
        <draw:line draw:style-name="gr12" draw:text-style-name="P14" draw:layer="layout" svg:x1="14.344cm" svg:y1="17.114cm" svg:x2="15.701cm" svg:y2="17.114cm">
          <text:p/>
        </draw:line>
        <draw:line draw:style-name="gr12" draw:text-style-name="P14" draw:layer="layout" svg:x1="15.701cm" svg:y1="17.114cm" svg:x2="17.404cm" svg:y2="17.114cm">
          <text:p/>
        </draw:line>
        <draw:line draw:style-name="gr12" draw:text-style-name="P14" draw:layer="layout" svg:x1="17.404cm" svg:y1="17.114cm" svg:x2="20.025cm" svg:y2="17.114cm">
          <text:p/>
        </draw:line>
        <draw:line draw:style-name="gr12" draw:text-style-name="P14" draw:layer="layout" svg:x1="20.019cm" svg:y1="17.753cm" svg:x2="20.019cm" svg:y2="17.118cm">
          <text:p/>
        </draw:line>
        <draw:line draw:style-name="gr12" draw:text-style-name="P14" draw:layer="layout" svg:x1="3.059cm" svg:y1="17.758cm" svg:x2="11.383cm" svg:y2="17.758cm">
          <text:p/>
        </draw:line>
        <draw:line draw:style-name="gr12" draw:text-style-name="P14" draw:layer="layout" svg:x1="11.383cm" svg:y1="17.758cm" svg:x2="14.345cm" svg:y2="17.758cm">
          <text:p/>
        </draw:line>
        <draw:line draw:style-name="gr12" draw:text-style-name="P14" draw:layer="layout" svg:x1="14.344cm" svg:y1="17.758cm" svg:x2="15.701cm" svg:y2="17.758cm">
          <text:p/>
        </draw:line>
        <draw:line draw:style-name="gr12" draw:text-style-name="P14" draw:layer="layout" svg:x1="15.701cm" svg:y1="17.758cm" svg:x2="17.404cm" svg:y2="17.758cm">
          <text:p/>
        </draw:line>
        <draw:line draw:style-name="gr12" draw:text-style-name="P14" draw:layer="layout" svg:x1="17.404cm" svg:y1="17.758cm" svg:x2="20.025cm" svg:y2="17.758cm">
          <text:p/>
        </draw:line>
        <draw:line draw:style-name="gr12" draw:text-style-name="P14" draw:layer="layout" svg:x1="3.059cm" svg:y1="18.358cm" svg:x2="11.383cm" svg:y2="18.358cm">
          <text:p/>
        </draw:line>
        <draw:line draw:style-name="gr12" draw:text-style-name="P14" draw:layer="layout" svg:x1="3.064cm" svg:y1="18.953cm" svg:x2="3.064cm" svg:y2="18.362cm">
          <text:p/>
        </draw:line>
        <draw:line draw:style-name="gr12" draw:text-style-name="P14" draw:layer="layout" svg:x1="3.059cm" svg:y1="18.958cm" svg:x2="11.383cm" svg:y2="18.958cm">
          <text:p/>
        </draw:line>
        <draw:line draw:style-name="gr12" draw:text-style-name="P14" draw:layer="layout" svg:x1="11.383cm" svg:y1="18.358cm" svg:x2="14.345cm" svg:y2="18.358cm">
          <text:p/>
        </draw:line>
        <draw:line draw:style-name="gr12" draw:text-style-name="P14" draw:layer="layout" svg:x1="11.383cm" svg:y1="18.953cm" svg:x2="11.383cm" svg:y2="18.362cm">
          <text:p/>
        </draw:line>
        <draw:line draw:style-name="gr12" draw:text-style-name="P14" draw:layer="layout" svg:x1="14.344cm" svg:y1="18.358cm" svg:x2="15.701cm" svg:y2="18.358cm">
          <text:p/>
        </draw:line>
        <draw:line draw:style-name="gr12" draw:text-style-name="P14" draw:layer="layout" svg:x1="15.701cm" svg:y1="18.358cm" svg:x2="17.404cm" svg:y2="18.358cm">
          <text:p/>
        </draw:line>
        <draw:line draw:style-name="gr12" draw:text-style-name="P14" draw:layer="layout" svg:x1="17.404cm" svg:y1="18.358cm" svg:x2="20.025cm" svg:y2="18.358cm">
          <text:p/>
        </draw:line>
        <draw:line draw:style-name="gr12" draw:text-style-name="P14" draw:layer="layout" svg:x1="20.019cm" svg:y1="18.953cm" svg:x2="20.019cm" svg:y2="18.362cm">
          <text:p/>
        </draw:line>
        <draw:line draw:style-name="gr12" draw:text-style-name="P14" draw:layer="layout" svg:x1="11.383cm" svg:y1="18.958cm" svg:x2="14.345cm" svg:y2="18.958cm">
          <text:p/>
        </draw:line>
        <draw:line draw:style-name="gr12" draw:text-style-name="P14" draw:layer="layout" svg:x1="14.344cm" svg:y1="18.958cm" svg:x2="15.701cm" svg:y2="18.958cm">
          <text:p/>
        </draw:line>
        <draw:line draw:style-name="gr12" draw:text-style-name="P14" draw:layer="layout" svg:x1="15.701cm" svg:y1="18.958cm" svg:x2="17.404cm" svg:y2="18.958cm">
          <text:p/>
        </draw:line>
        <draw:line draw:style-name="gr12" draw:text-style-name="P14" draw:layer="layout" svg:x1="17.404cm" svg:y1="18.958cm" svg:x2="20.025cm" svg:y2="18.958cm">
          <text:p/>
        </draw:line>
        <draw:line draw:style-name="gr12" draw:text-style-name="P14" draw:layer="layout" svg:x1="3.059cm" svg:y1="19.946cm" svg:x2="11.383cm" svg:y2="19.946cm">
          <text:p/>
        </draw:line>
        <draw:line draw:style-name="gr12" draw:text-style-name="P14" draw:layer="layout" svg:x1="3.064cm" svg:y1="22.199cm" svg:x2="3.064cm" svg:y2="19.95cm">
          <text:p/>
        </draw:line>
        <draw:line draw:style-name="gr12" draw:text-style-name="P14" draw:layer="layout" svg:x1="3.059cm" svg:y1="22.204cm" svg:x2="11.383cm" svg:y2="22.204cm">
          <text:p/>
        </draw:line>
        <draw:line draw:style-name="gr12" draw:text-style-name="P14" draw:layer="layout" svg:x1="11.383cm" svg:y1="19.946cm" svg:x2="14.345cm" svg:y2="19.946cm">
          <text:p/>
        </draw:line>
        <draw:line draw:style-name="gr12" draw:text-style-name="P14" draw:layer="layout" svg:x1="11.383cm" svg:y1="22.199cm" svg:x2="11.383cm" svg:y2="19.95cm">
          <text:p/>
        </draw:line>
        <draw:line draw:style-name="gr12" draw:text-style-name="P14" draw:layer="layout" svg:x1="14.344cm" svg:y1="19.946cm" svg:x2="15.701cm" svg:y2="19.946cm">
          <text:p/>
        </draw:line>
        <draw:line draw:style-name="gr12" draw:text-style-name="P14" draw:layer="layout" svg:x1="15.701cm" svg:y1="19.946cm" svg:x2="17.404cm" svg:y2="19.946cm">
          <text:p/>
        </draw:line>
        <draw:line draw:style-name="gr12" draw:text-style-name="P14" draw:layer="layout" svg:x1="17.404cm" svg:y1="19.946cm" svg:x2="20.025cm" svg:y2="19.946cm">
          <text:p/>
        </draw:line>
        <draw:line draw:style-name="gr12" draw:text-style-name="P14" draw:layer="layout" svg:x1="20.019cm" svg:y1="22.199cm" svg:x2="20.019cm" svg:y2="19.95cm">
          <text:p/>
        </draw:line>
        <draw:line draw:style-name="gr12" draw:text-style-name="P14" draw:layer="layout" svg:x1="11.383cm" svg:y1="22.204cm" svg:x2="14.345cm" svg:y2="22.204cm">
          <text:p/>
        </draw:line>
        <draw:line draw:style-name="gr12" draw:text-style-name="P14" draw:layer="layout" svg:x1="14.344cm" svg:y1="22.204cm" svg:x2="15.701cm" svg:y2="22.204cm">
          <text:p/>
        </draw:line>
        <draw:line draw:style-name="gr12" draw:text-style-name="P14" draw:layer="layout" svg:x1="15.701cm" svg:y1="22.204cm" svg:x2="17.404cm" svg:y2="22.204cm">
          <text:p/>
        </draw:line>
        <draw:line draw:style-name="gr12" draw:text-style-name="P14" draw:layer="layout" svg:x1="17.404cm" svg:y1="22.204cm" svg:x2="20.025cm" svg:y2="22.204cm">
          <text:p/>
        </draw:line>
        <draw:line draw:style-name="gr12" draw:text-style-name="P14" draw:layer="layout" svg:x1="3.064cm" svg:y1="23.787cm" svg:x2="3.064cm" svg:y2="23.192cm">
          <text:p/>
        </draw:line>
        <draw:line draw:style-name="gr12" draw:text-style-name="P14" draw:layer="layout" svg:x1="3.059cm" svg:y1="23.792cm" svg:x2="11.383cm" svg:y2="23.792cm">
          <text:p/>
        </draw:line>
        <draw:line draw:style-name="gr12" draw:text-style-name="P14" draw:layer="layout" svg:x1="11.383cm" svg:y1="23.787cm" svg:x2="11.383cm" svg:y2="23.2cm">
          <text:p/>
        </draw:line>
        <draw:line draw:style-name="gr12" draw:text-style-name="P14" draw:layer="layout" svg:x1="20.019cm" svg:y1="23.787cm" svg:x2="20.019cm" svg:y2="23.192cm">
          <text:p/>
        </draw:line>
        <draw:line draw:style-name="gr12" draw:text-style-name="P14" draw:layer="layout" svg:x1="11.383cm" svg:y1="23.792cm" svg:x2="14.345cm" svg:y2="23.792cm">
          <text:p/>
        </draw:line>
        <draw:line draw:style-name="gr12" draw:text-style-name="P14" draw:layer="layout" svg:x1="14.344cm" svg:y1="23.792cm" svg:x2="15.701cm" svg:y2="23.792cm">
          <text:p/>
        </draw:line>
        <draw:line draw:style-name="gr12" draw:text-style-name="P14" draw:layer="layout" svg:x1="15.701cm" svg:y1="23.792cm" svg:x2="17.404cm" svg:y2="23.792cm">
          <text:p/>
        </draw:line>
        <draw:line draw:style-name="gr12" draw:text-style-name="P14" draw:layer="layout" svg:x1="17.404cm" svg:y1="23.792cm" svg:x2="20.025cm" svg:y2="23.792cm">
          <text:p/>
        </draw:line>
        <draw:line draw:style-name="gr12" draw:text-style-name="P14" draw:layer="layout" svg:x1="3.059cm" svg:y1="24.392cm" svg:x2="11.383cm" svg:y2="24.392cm">
          <text:p/>
        </draw:line>
        <draw:line draw:style-name="gr12" draw:text-style-name="P14" draw:layer="layout" svg:x1="3.064cm" svg:y1="24.987cm" svg:x2="3.064cm" svg:y2="24.396cm">
          <text:p/>
        </draw:line>
        <draw:line draw:style-name="gr12" draw:text-style-name="P14" draw:layer="layout" svg:x1="3.059cm" svg:y1="24.992cm" svg:x2="11.383cm" svg:y2="24.992cm">
          <text:p/>
        </draw:line>
        <draw:line draw:style-name="gr12" draw:text-style-name="P14" draw:layer="layout" svg:x1="11.383cm" svg:y1="24.392cm" svg:x2="14.345cm" svg:y2="24.392cm">
          <text:p/>
        </draw:line>
        <draw:line draw:style-name="gr12" draw:text-style-name="P14" draw:layer="layout" svg:x1="11.383cm" svg:y1="24.987cm" svg:x2="11.383cm" svg:y2="24.396cm">
          <text:p/>
        </draw:line>
        <draw:line draw:style-name="gr12" draw:text-style-name="P14" draw:layer="layout" svg:x1="14.344cm" svg:y1="24.392cm" svg:x2="15.701cm" svg:y2="24.392cm">
          <text:p/>
        </draw:line>
        <draw:line draw:style-name="gr12" draw:text-style-name="P14" draw:layer="layout" svg:x1="15.701cm" svg:y1="24.392cm" svg:x2="17.404cm" svg:y2="24.392cm">
          <text:p/>
        </draw:line>
        <draw:line draw:style-name="gr12" draw:text-style-name="P14" draw:layer="layout" svg:x1="17.404cm" svg:y1="24.392cm" svg:x2="20.025cm" svg:y2="24.392cm">
          <text:p/>
        </draw:line>
        <draw:line draw:style-name="gr12" draw:text-style-name="P14" draw:layer="layout" svg:x1="20.019cm" svg:y1="24.987cm" svg:x2="20.019cm" svg:y2="24.396cm">
          <text:p/>
        </draw:line>
        <draw:line draw:style-name="gr12" draw:text-style-name="P14" draw:layer="layout" svg:x1="11.383cm" svg:y1="24.992cm" svg:x2="14.345cm" svg:y2="24.992cm">
          <text:p/>
        </draw:line>
        <draw:line draw:style-name="gr12" draw:text-style-name="P14" draw:layer="layout" svg:x1="14.344cm" svg:y1="24.992cm" svg:x2="15.701cm" svg:y2="24.992cm">
          <text:p/>
        </draw:line>
        <draw:line draw:style-name="gr12" draw:text-style-name="P14" draw:layer="layout" svg:x1="15.701cm" svg:y1="24.992cm" svg:x2="17.404cm" svg:y2="24.992cm">
          <text:p/>
        </draw:line>
        <draw:line draw:style-name="gr12" draw:text-style-name="P14" draw:layer="layout" svg:x1="17.404cm" svg:y1="24.992cm" svg:x2="20.025cm" svg:y2="24.992cm">
          <text:p/>
        </draw:line>
        <draw:line draw:style-name="gr12" draw:text-style-name="P14" draw:layer="layout" svg:x1="3.059cm" svg:y1="25.592cm" svg:x2="11.383cm" svg:y2="25.592cm">
          <text:p/>
        </draw:line>
        <draw:line draw:style-name="gr12" draw:text-style-name="P14" draw:layer="layout" svg:x1="3.064cm" svg:y1="26.187cm" svg:x2="3.064cm" svg:y2="25.596cm">
          <text:p/>
        </draw:line>
        <draw:line draw:style-name="gr12" draw:text-style-name="P14" draw:layer="layout" svg:x1="3.059cm" svg:y1="26.192cm" svg:x2="11.383cm" svg:y2="26.192cm">
          <text:p/>
        </draw:line>
        <draw:line draw:style-name="gr12" draw:text-style-name="P14" draw:layer="layout" svg:x1="11.383cm" svg:y1="25.592cm" svg:x2="14.345cm" svg:y2="25.592cm">
          <text:p/>
        </draw:line>
        <draw:line draw:style-name="gr12" draw:text-style-name="P14" draw:layer="layout" svg:x1="11.383cm" svg:y1="26.187cm" svg:x2="11.383cm" svg:y2="25.596cm">
          <text:p/>
        </draw:line>
        <draw:line draw:style-name="gr12" draw:text-style-name="P14" draw:layer="layout" svg:x1="14.344cm" svg:y1="25.592cm" svg:x2="15.701cm" svg:y2="25.592cm">
          <text:p/>
        </draw:line>
        <draw:line draw:style-name="gr12" draw:text-style-name="P14" draw:layer="layout" svg:x1="15.701cm" svg:y1="25.592cm" svg:x2="17.404cm" svg:y2="25.592cm">
          <text:p/>
        </draw:line>
        <draw:line draw:style-name="gr12" draw:text-style-name="P14" draw:layer="layout" svg:x1="17.404cm" svg:y1="25.592cm" svg:x2="20.025cm" svg:y2="25.592cm">
          <text:p/>
        </draw:line>
        <draw:line draw:style-name="gr12" draw:text-style-name="P14" draw:layer="layout" svg:x1="20.019cm" svg:y1="26.187cm" svg:x2="20.019cm" svg:y2="25.596cm">
          <text:p/>
        </draw:line>
        <draw:line draw:style-name="gr12" draw:text-style-name="P14" draw:layer="layout" svg:x1="11.383cm" svg:y1="26.192cm" svg:x2="14.345cm" svg:y2="26.192cm">
          <text:p/>
        </draw:line>
        <draw:line draw:style-name="gr12" draw:text-style-name="P14" draw:layer="layout" svg:x1="14.344cm" svg:y1="26.192cm" svg:x2="15.701cm" svg:y2="26.192cm">
          <text:p/>
        </draw:line>
        <draw:line draw:style-name="gr12" draw:text-style-name="P14" draw:layer="layout" svg:x1="15.701cm" svg:y1="26.192cm" svg:x2="17.404cm" svg:y2="26.192cm">
          <text:p/>
        </draw:line>
        <draw:line draw:style-name="gr12" draw:text-style-name="P14" draw:layer="layout" svg:x1="17.404cm" svg:y1="26.192cm" svg:x2="20.025cm" svg:y2="26.192cm">
          <text:p/>
        </draw:line>
        <draw:line draw:style-name="gr12" draw:text-style-name="P14" draw:layer="layout" svg:x1="15.701cm" svg:y1="27.387cm" svg:x2="15.701cm" svg:y2="26.796cm">
          <text:p/>
        </draw:line>
        <draw:line draw:style-name="gr12" draw:text-style-name="P14" draw:layer="layout" svg:x1="3.059cm" svg:y1="3.914cm" svg:x2="11.383cm" svg:y2="3.914cm">
          <text:p/>
        </draw:line>
        <draw:line draw:style-name="gr12" draw:text-style-name="P14" draw:layer="layout" svg:x1="3.059cm" svg:y1="26.792cm" svg:x2="11.383cm" svg:y2="26.792cm">
          <text:p/>
        </draw:line>
        <draw:line draw:style-name="gr12" draw:text-style-name="P14" draw:layer="layout" svg:x1="3.064cm" svg:y1="27.387cm" svg:x2="3.064cm" svg:y2="26.796cm">
          <text:p/>
        </draw:line>
        <draw:line draw:style-name="gr12" draw:text-style-name="P14" draw:layer="layout" svg:x1="3.059cm" svg:y1="27.392cm" svg:x2="11.383cm" svg:y2="27.392cm">
          <text:p/>
        </draw:line>
        <draw:line draw:style-name="gr12" draw:text-style-name="P14" draw:layer="layout" svg:x1="11.383cm" svg:y1="3.914cm" svg:x2="14.345cm" svg:y2="3.914cm">
          <text:p/>
        </draw:line>
        <draw:line draw:style-name="gr12" draw:text-style-name="P14" draw:layer="layout" svg:x1="14.344cm" svg:y1="3.914cm" svg:x2="15.701cm" svg:y2="3.914cm">
          <text:p/>
        </draw:line>
        <draw:line draw:style-name="gr12" draw:text-style-name="P14" draw:layer="layout" svg:x1="15.701cm" svg:y1="3.914cm" svg:x2="17.404cm" svg:y2="3.914cm">
          <text:p/>
        </draw:line>
        <draw:line draw:style-name="gr12" draw:text-style-name="P14" draw:layer="layout" svg:x1="17.404cm" svg:y1="3.914cm" svg:x2="20.025cm" svg:y2="3.914cm">
          <text:p/>
        </draw:line>
        <draw:line draw:style-name="gr12" draw:text-style-name="P14" draw:layer="layout" svg:x1="11.383cm" svg:y1="26.792cm" svg:x2="14.345cm" svg:y2="26.792cm">
          <text:p/>
        </draw:line>
        <draw:line draw:style-name="gr12" draw:text-style-name="P14" draw:layer="layout" svg:x1="11.383cm" svg:y1="27.387cm" svg:x2="11.383cm" svg:y2="26.796cm">
          <text:p/>
        </draw:line>
        <draw:line draw:style-name="gr12" draw:text-style-name="P14" draw:layer="layout" svg:x1="14.344cm" svg:y1="26.792cm" svg:x2="15.701cm" svg:y2="26.792cm">
          <text:p/>
        </draw:line>
        <draw:line draw:style-name="gr12" draw:text-style-name="P14" draw:layer="layout" svg:x1="15.701cm" svg:y1="26.792cm" svg:x2="17.404cm" svg:y2="26.792cm">
          <text:p/>
        </draw:line>
        <draw:line draw:style-name="gr12" draw:text-style-name="P14" draw:layer="layout" svg:x1="17.404cm" svg:y1="26.792cm" svg:x2="20.025cm" svg:y2="26.792cm">
          <text:p/>
        </draw:line>
        <draw:line draw:style-name="gr12" draw:text-style-name="P14" draw:layer="layout" svg:x1="20.019cm" svg:y1="27.387cm" svg:x2="20.019cm" svg:y2="26.796cm">
          <text:p/>
        </draw:line>
        <draw:line draw:style-name="gr12" draw:text-style-name="P14" draw:layer="layout" svg:x1="11.383cm" svg:y1="27.392cm" svg:x2="14.345cm" svg:y2="27.392cm">
          <text:p/>
        </draw:line>
        <draw:line draw:style-name="gr12" draw:text-style-name="P14" draw:layer="layout" svg:x1="14.344cm" svg:y1="27.392cm" svg:x2="15.701cm" svg:y2="27.392cm">
          <text:p/>
        </draw:line>
        <draw:line draw:style-name="gr12" draw:text-style-name="P14" draw:layer="layout" svg:x1="15.701cm" svg:y1="27.392cm" svg:x2="17.404cm" svg:y2="27.392cm">
          <text:p/>
        </draw:line>
        <draw:line draw:style-name="gr12" draw:text-style-name="P14" draw:layer="layout" svg:x1="17.404cm" svg:y1="27.392cm" svg:x2="20.025cm" svg:y2="27.392cm">
          <text:p/>
        </draw:line>
        <draw:line draw:style-name="gr12" draw:text-style-name="P14" draw:layer="layout" svg:x1="3.059cm" svg:y1="4.514cm" svg:x2="11.383cm" svg:y2="4.514cm">
          <text:p/>
        </draw:line>
        <draw:line draw:style-name="gr12" draw:text-style-name="P14" draw:layer="layout" svg:x1="3.064cm" svg:y1="5.11cm" svg:x2="3.064cm" svg:y2="4.518cm">
          <text:p/>
        </draw:line>
        <draw:line draw:style-name="gr12" draw:text-style-name="P14" draw:layer="layout" svg:x1="3.059cm" svg:y1="5.114cm" svg:x2="11.383cm" svg:y2="5.114cm">
          <text:p/>
        </draw:line>
        <draw:line draw:style-name="gr12" draw:text-style-name="P14" draw:layer="layout" svg:x1="3.059cm" svg:y1="8.114cm" svg:x2="11.383cm" svg:y2="8.114cm">
          <text:p/>
        </draw:line>
        <draw:line draw:style-name="gr12" draw:text-style-name="P14" draw:layer="layout" svg:x1="3.064cm" svg:y1="8.71cm" svg:x2="3.064cm" svg:y2="8.118cm">
          <text:p/>
        </draw:line>
        <draw:line draw:style-name="gr12" draw:text-style-name="P14" draw:layer="layout" svg:x1="3.059cm" svg:y1="8.714cm" svg:x2="11.383cm" svg:y2="8.714cm">
          <text:p/>
        </draw:line>
        <draw:line draw:style-name="gr12" draw:text-style-name="P14" draw:layer="layout" svg:x1="11.383cm" svg:y1="4.514cm" svg:x2="14.345cm" svg:y2="4.514cm">
          <text:p/>
        </draw:line>
        <draw:line draw:style-name="gr12" draw:text-style-name="P14" draw:layer="layout" svg:x1="11.383cm" svg:y1="5.11cm" svg:x2="11.383cm" svg:y2="4.518cm">
          <text:p/>
        </draw:line>
        <draw:line draw:style-name="gr12" draw:text-style-name="P14" draw:layer="layout" svg:x1="14.344cm" svg:y1="4.514cm" svg:x2="15.701cm" svg:y2="4.514cm">
          <text:p/>
        </draw:line>
        <draw:line draw:style-name="gr12" draw:text-style-name="P14" draw:layer="layout" svg:x1="11.383cm" svg:y1="5.114cm" svg:x2="14.345cm" svg:y2="5.114cm">
          <text:p/>
        </draw:line>
        <draw:line draw:style-name="gr12" draw:text-style-name="P14" draw:layer="layout" svg:x1="14.344cm" svg:y1="5.114cm" svg:x2="15.701cm" svg:y2="5.114cm">
          <text:p/>
        </draw:line>
        <draw:line draw:style-name="gr12" draw:text-style-name="P14" draw:layer="layout" svg:x1="15.701cm" svg:y1="4.514cm" svg:x2="17.404cm" svg:y2="4.514cm">
          <text:p/>
        </draw:line>
        <draw:line draw:style-name="gr12" draw:text-style-name="P14" draw:layer="layout" svg:x1="15.701cm" svg:y1="5.11cm" svg:x2="15.701cm" svg:y2="4.518cm">
          <text:p/>
        </draw:line>
        <draw:line draw:style-name="gr12" draw:text-style-name="P14" draw:layer="layout" svg:x1="17.404cm" svg:y1="4.514cm" svg:x2="20.025cm" svg:y2="4.514cm">
          <text:p/>
        </draw:line>
        <draw:line draw:style-name="gr12" draw:text-style-name="P14" draw:layer="layout" svg:x1="20.019cm" svg:y1="5.11cm" svg:x2="20.019cm" svg:y2="4.518cm">
          <text:p/>
        </draw:line>
        <draw:line draw:style-name="gr12" draw:text-style-name="P14" draw:layer="layout" svg:x1="15.701cm" svg:y1="5.114cm" svg:x2="17.404cm" svg:y2="5.114cm">
          <text:p/>
        </draw:line>
        <draw:line draw:style-name="gr12" draw:text-style-name="P14" draw:layer="layout" svg:x1="17.404cm" svg:y1="5.114cm" svg:x2="20.025cm" svg:y2="5.114cm">
          <text:p/>
        </draw:line>
        <draw:line draw:style-name="gr12" draw:text-style-name="P14" draw:layer="layout" svg:x1="3.059cm" svg:y1="6.914cm" svg:x2="11.383cm" svg:y2="6.914cm">
          <text:p/>
        </draw:line>
        <draw:line draw:style-name="gr12" draw:text-style-name="P14" draw:layer="layout" svg:x1="3.064cm" svg:y1="7.505cm" svg:x2="3.064cm" svg:y2="6.918cm">
          <text:p/>
        </draw:line>
        <draw:line draw:style-name="gr12" draw:text-style-name="P14" draw:layer="layout" svg:x1="3.064cm" svg:y1="9.91cm" svg:x2="3.064cm" svg:y2="9.318cm">
          <text:p/>
        </draw:line>
        <draw:line draw:style-name="gr12" draw:text-style-name="P14" draw:layer="layout" svg:x1="3.064cm" svg:y1="11.11cm" svg:x2="3.064cm" svg:y2="10.523cm">
          <text:p/>
        </draw:line>
        <draw:line draw:style-name="gr12" draw:text-style-name="P14" draw:layer="layout" svg:x1="3.064cm" svg:y1="12.31cm" svg:x2="3.064cm" svg:y2="11.718cm">
          <text:p/>
        </draw:line>
        <draw:line draw:style-name="gr12" draw:text-style-name="P14" draw:layer="layout" svg:x1="3.064cm" svg:y1="13.51cm" svg:x2="3.064cm" svg:y2="12.918cm">
          <text:p/>
        </draw:line>
        <draw:line draw:style-name="gr12" draw:text-style-name="P14" draw:layer="layout" svg:x1="11.383cm" svg:y1="6.914cm" svg:x2="14.345cm" svg:y2="6.914cm">
          <text:p/>
        </draw:line>
        <draw:line draw:style-name="gr12" draw:text-style-name="P14" draw:layer="layout" svg:x1="11.383cm" svg:y1="7.505cm" svg:x2="11.383cm" svg:y2="6.918cm">
          <text:p/>
        </draw:line>
        <draw:line draw:style-name="gr12" draw:text-style-name="P14" draw:layer="layout" svg:x1="14.344cm" svg:y1="6.914cm" svg:x2="15.701cm" svg:y2="6.914cm">
          <text:p/>
        </draw:line>
        <draw:line draw:style-name="gr12" draw:text-style-name="P14" draw:layer="layout" svg:x1="11.383cm" svg:y1="12.31cm" svg:x2="11.383cm" svg:y2="11.718cm">
          <text:p/>
        </draw:line>
        <draw:line draw:style-name="gr12" draw:text-style-name="P14" draw:layer="layout" svg:x1="11.383cm" svg:y1="13.51cm" svg:x2="11.383cm" svg:y2="12.918cm">
          <text:p/>
        </draw:line>
        <draw:line draw:style-name="gr12" draw:text-style-name="P14" draw:layer="layout" svg:x1="11.383cm" svg:y1="8.71cm" svg:x2="11.383cm" svg:y2="8.118cm">
          <text:p/>
        </draw:line>
        <draw:line draw:style-name="gr12" draw:text-style-name="P14" draw:layer="layout" svg:x1="11.383cm" svg:y1="9.91cm" svg:x2="11.383cm" svg:y2="9.318cm">
          <text:p/>
        </draw:line>
        <draw:line draw:style-name="gr12" draw:text-style-name="P14" draw:layer="layout" svg:x1="15.701cm" svg:y1="6.914cm" svg:x2="17.404cm" svg:y2="6.914cm">
          <text:p/>
        </draw:line>
        <draw:line draw:style-name="gr12" draw:text-style-name="P14" draw:layer="layout" svg:x1="15.701cm" svg:y1="7.505cm" svg:x2="15.701cm" svg:y2="6.918cm">
          <text:p/>
        </draw:line>
        <draw:line draw:style-name="gr12" draw:text-style-name="P14" draw:layer="layout" svg:x1="17.404cm" svg:y1="6.914cm" svg:x2="20.025cm" svg:y2="6.914cm">
          <text:p/>
        </draw:line>
        <draw:line draw:style-name="gr12" draw:text-style-name="P14" draw:layer="layout" svg:x1="20.019cm" svg:y1="7.505cm" svg:x2="20.019cm" svg:y2="6.918cm">
          <text:p/>
        </draw:line>
        <draw:line draw:style-name="gr12" draw:text-style-name="P14" draw:layer="layout" svg:x1="20.019cm" svg:y1="11.11cm" svg:x2="20.019cm" svg:y2="10.523cm">
          <text:p/>
        </draw:line>
        <draw:line draw:style-name="gr12" draw:text-style-name="P14" draw:layer="layout" svg:x1="15.701cm" svg:y1="12.31cm" svg:x2="15.701cm" svg:y2="11.718cm">
          <text:p/>
        </draw:line>
        <draw:line draw:style-name="gr12" draw:text-style-name="P14" draw:layer="layout" svg:x1="20.019cm" svg:y1="12.31cm" svg:x2="20.019cm" svg:y2="11.718cm">
          <text:p/>
        </draw:line>
        <draw:line draw:style-name="gr12" draw:text-style-name="P14" draw:layer="layout" svg:x1="15.701cm" svg:y1="13.51cm" svg:x2="15.701cm" svg:y2="12.918cm">
          <text:p/>
        </draw:line>
        <draw:line draw:style-name="gr12" draw:text-style-name="P14" draw:layer="layout" svg:x1="20.019cm" svg:y1="13.51cm" svg:x2="20.019cm" svg:y2="12.918cm">
          <text:p/>
        </draw:line>
        <draw:line draw:style-name="gr12" draw:text-style-name="P14" draw:layer="layout" svg:x1="15.701cm" svg:y1="8.71cm" svg:x2="15.701cm" svg:y2="8.118cm">
          <text:p/>
        </draw:line>
        <draw:line draw:style-name="gr12" draw:text-style-name="P14" draw:layer="layout" svg:x1="20.019cm" svg:y1="8.71cm" svg:x2="20.019cm" svg:y2="8.118cm">
          <text:p/>
        </draw:line>
        <draw:line draw:style-name="gr12" draw:text-style-name="P14" draw:layer="layout" svg:x1="15.701cm" svg:y1="9.91cm" svg:x2="15.701cm" svg:y2="9.318cm">
          <text:p/>
        </draw:line>
        <draw:line draw:style-name="gr12" draw:text-style-name="P14" draw:layer="layout" svg:x1="20.019cm" svg:y1="9.91cm" svg:x2="20.019cm" svg:y2="9.318cm">
          <text:p/>
        </draw:line>
        <draw:line draw:style-name="gr12" draw:text-style-name="P14" draw:layer="layout" svg:x1="3.059cm" svg:y1="5.714cm" svg:x2="11.383cm" svg:y2="5.714cm">
          <text:p/>
        </draw:line>
        <draw:line draw:style-name="gr12" draw:text-style-name="P14" draw:layer="layout" svg:x1="3.064cm" svg:y1="6.31cm" svg:x2="3.064cm" svg:y2="5.718cm">
          <text:p/>
        </draw:line>
        <draw:line draw:style-name="gr12" draw:text-style-name="P14" draw:layer="layout" svg:x1="3.059cm" svg:y1="6.314cm" svg:x2="11.383cm" svg:y2="6.314cm">
          <text:p/>
        </draw:line>
        <draw:line draw:style-name="gr12" draw:text-style-name="P14" draw:layer="layout" svg:x1="3.059cm" svg:y1="9.314cm" svg:x2="11.383cm" svg:y2="9.314cm">
          <text:p/>
        </draw:line>
        <draw:line draw:style-name="gr12" draw:text-style-name="P14" draw:layer="layout" svg:x1="11.383cm" svg:y1="5.714cm" svg:x2="14.345cm" svg:y2="5.714cm">
          <text:p/>
        </draw:line>
        <draw:line draw:style-name="gr12" draw:text-style-name="P14" draw:layer="layout" svg:x1="11.383cm" svg:y1="6.31cm" svg:x2="11.383cm" svg:y2="5.718cm">
          <text:p/>
        </draw:line>
        <draw:line draw:style-name="gr12" draw:text-style-name="P14" draw:layer="layout" svg:x1="14.344cm" svg:y1="5.714cm" svg:x2="15.701cm" svg:y2="5.714cm">
          <text:p/>
        </draw:line>
        <draw:line draw:style-name="gr12" draw:text-style-name="P14" draw:layer="layout" svg:x1="15.701cm" svg:y1="5.714cm" svg:x2="17.404cm" svg:y2="5.714cm">
          <text:p/>
        </draw:line>
        <draw:line draw:style-name="gr12" draw:text-style-name="P14" draw:layer="layout" svg:x1="17.404cm" svg:y1="5.714cm" svg:x2="20.025cm" svg:y2="5.714cm">
          <text:p/>
        </draw:line>
        <draw:line draw:style-name="gr12" draw:text-style-name="P14" draw:layer="layout" svg:x1="20.019cm" svg:y1="6.31cm" svg:x2="20.019cm" svg:y2="5.718cm">
          <text:p/>
        </draw:line>
        <draw:line draw:style-name="gr12" draw:text-style-name="P14" draw:layer="layout" svg:x1="11.383cm" svg:y1="6.314cm" svg:x2="14.345cm" svg:y2="6.314cm">
          <text:p/>
        </draw:line>
        <draw:line draw:style-name="gr12" draw:text-style-name="P14" draw:layer="layout" svg:x1="14.344cm" svg:y1="6.314cm" svg:x2="15.701cm" svg:y2="6.314cm">
          <text:p/>
        </draw:line>
        <draw:line draw:style-name="gr12" draw:text-style-name="P14" draw:layer="layout" svg:x1="15.701cm" svg:y1="6.314cm" svg:x2="17.404cm" svg:y2="6.314cm">
          <text:p/>
        </draw:line>
        <draw:line draw:style-name="gr12" draw:text-style-name="P14" draw:layer="layout" svg:x1="17.404cm" svg:y1="6.314cm" svg:x2="20.025cm" svg:y2="6.314cm">
          <text:p/>
        </draw:line>
        <draw:line draw:style-name="gr13" draw:text-style-name="P14" draw:layer="layout" svg:x1="3.068cm" svg:y1="23.192cm" svg:x2="11.383cm" svg:y2="23.192cm">
          <text:p/>
        </draw:line>
        <draw:line draw:style-name="gr13" draw:text-style-name="P14" draw:layer="layout" svg:x1="11.383cm" svg:y1="23.192cm" svg:x2="14.345cm" svg:y2="23.192cm">
          <text:p/>
        </draw:line>
        <draw:line draw:style-name="gr13" draw:text-style-name="P14" draw:layer="layout" svg:x1="14.344cm" svg:y1="23.192cm" svg:x2="15.701cm" svg:y2="23.192cm">
          <text:p/>
        </draw:line>
        <draw:line draw:style-name="gr13" draw:text-style-name="P14" draw:layer="layout" svg:x1="15.701cm" svg:y1="23.192cm" svg:x2="17.404cm" svg:y2="23.192cm">
          <text:p/>
        </draw:line>
        <draw:line draw:style-name="gr13" draw:text-style-name="P14" draw:layer="layout" svg:x1="17.404cm" svg:y1="23.192cm" svg:x2="20.016cm" svg:y2="23.192cm">
          <text:p/>
        </draw:line>
        <draw:line draw:style-name="gr13" draw:text-style-name="P14" draw:layer="layout" svg:x1="3.059cm" svg:y1="7.514cm" svg:x2="11.383cm" svg:y2="7.514cm">
          <text:p/>
        </draw:line>
        <draw:line draw:style-name="gr12" draw:text-style-name="P14" draw:layer="layout" svg:x1="3.059cm" svg:y1="9.914cm" svg:x2="11.389cm" svg:y2="9.914cm">
          <text:p/>
        </draw:line>
        <draw:line draw:style-name="gr12" draw:text-style-name="P14" draw:layer="layout" svg:x1="3.064cm" svg:y1="10.505cm" svg:x2="3.064cm" svg:y2="9.918cm">
          <text:p/>
        </draw:line>
        <draw:line draw:style-name="gr13" draw:text-style-name="P14" draw:layer="layout" svg:x1="3.059cm" svg:y1="10.514cm" svg:x2="11.383cm" svg:y2="10.514cm">
          <text:p/>
        </draw:line>
        <draw:line draw:style-name="gr12" draw:text-style-name="P14" draw:layer="layout" svg:x1="3.064cm" svg:y1="11.71cm" svg:x2="3.064cm" svg:y2="11.118cm">
          <text:p/>
        </draw:line>
        <draw:line draw:style-name="gr12" draw:text-style-name="P14" draw:layer="layout" svg:x1="11.383cm" svg:y1="11.71cm" svg:x2="11.383cm" svg:y2="11.118cm">
          <text:p/>
        </draw:line>
        <draw:line draw:style-name="gr12" draw:text-style-name="P14" draw:layer="layout" svg:x1="14.344cm" svg:y1="11.71cm" svg:x2="14.344cm" svg:y2="11.118cm">
          <text:p/>
        </draw:line>
        <draw:line draw:style-name="gr12" draw:text-style-name="P14" draw:layer="layout" svg:x1="17.404cm" svg:y1="11.71cm" svg:x2="17.404cm" svg:y2="11.118cm">
          <text:p/>
        </draw:line>
        <draw:line draw:style-name="gr12" draw:text-style-name="P14" draw:layer="layout" svg:x1="20.019cm" svg:y1="11.71cm" svg:x2="20.019cm" svg:y2="11.118cm">
          <text:p/>
        </draw:line>
        <draw:line draw:style-name="gr12" draw:text-style-name="P14" draw:layer="layout" svg:x1="20.019cm" svg:y1="16.505cm" svg:x2="20.019cm" svg:y2="15.918cm">
          <text:p/>
        </draw:line>
        <draw:line draw:style-name="gr12" draw:text-style-name="P14" draw:layer="layout" svg:x1="3.059cm" svg:y1="11.714cm" svg:x2="11.383cm" svg:y2="11.714cm">
          <text:p/>
        </draw:line>
        <draw:line draw:style-name="gr12" draw:text-style-name="P14" draw:layer="layout" svg:x1="11.383cm" svg:y1="11.714cm" svg:x2="14.345cm" svg:y2="11.714cm">
          <text:p/>
        </draw:line>
        <draw:line draw:style-name="gr12" draw:text-style-name="P14" draw:layer="layout" svg:x1="14.344cm" svg:y1="11.714cm" svg:x2="15.701cm" svg:y2="11.714cm">
          <text:p/>
        </draw:line>
        <draw:line draw:style-name="gr12" draw:text-style-name="P14" draw:layer="layout" svg:x1="15.701cm" svg:y1="11.714cm" svg:x2="17.404cm" svg:y2="11.714cm">
          <text:p/>
        </draw:line>
        <draw:line draw:style-name="gr12" draw:text-style-name="P14" draw:layer="layout" svg:x1="17.404cm" svg:y1="11.714cm" svg:x2="20.025cm" svg:y2="11.714cm">
          <text:p/>
        </draw:line>
        <draw:line draw:style-name="gr12" draw:text-style-name="P14" draw:layer="layout" svg:x1="3.059cm" svg:y1="11.114cm" svg:x2="11.383cm" svg:y2="11.114cm">
          <text:p/>
        </draw:line>
        <draw:line draw:style-name="gr12" draw:text-style-name="P14" draw:layer="layout" svg:x1="11.383cm" svg:y1="11.114cm" svg:x2="14.345cm" svg:y2="11.114cm">
          <text:p/>
        </draw:line>
        <draw:line draw:style-name="gr12" draw:text-style-name="P14" draw:layer="layout" svg:x1="14.344cm" svg:y1="11.114cm" svg:x2="15.701cm" svg:y2="11.114cm">
          <text:p/>
        </draw:line>
        <draw:line draw:style-name="gr12" draw:text-style-name="P14" draw:layer="layout" svg:x1="15.701cm" svg:y1="11.114cm" svg:x2="17.404cm" svg:y2="11.114cm">
          <text:p/>
        </draw:line>
        <draw:line draw:style-name="gr12" draw:text-style-name="P14" draw:layer="layout" svg:x1="17.404cm" svg:y1="11.114cm" svg:x2="20.025cm" svg:y2="11.114cm">
          <text:p/>
        </draw:line>
        <draw:line draw:style-name="gr12" draw:text-style-name="P14" draw:layer="layout" svg:x1="3.064cm" svg:y1="12.91cm" svg:x2="3.064cm" svg:y2="12.318cm">
          <text:p/>
        </draw:line>
        <draw:line draw:style-name="gr12" draw:text-style-name="P14" draw:layer="layout" svg:x1="3.059cm" svg:y1="12.314cm" svg:x2="11.383cm" svg:y2="12.314cm">
          <text:p/>
        </draw:line>
        <draw:line draw:style-name="gr12" draw:text-style-name="P14" draw:layer="layout" svg:x1="11.383cm" svg:y1="12.314cm" svg:x2="14.345cm" svg:y2="12.314cm">
          <text:p/>
        </draw:line>
        <draw:line draw:style-name="gr12" draw:text-style-name="P14" draw:layer="layout" svg:x1="14.344cm" svg:y1="12.314cm" svg:x2="15.701cm" svg:y2="12.314cm">
          <text:p/>
        </draw:line>
        <draw:line draw:style-name="gr12" draw:text-style-name="P14" draw:layer="layout" svg:x1="15.701cm" svg:y1="12.314cm" svg:x2="17.404cm" svg:y2="12.314cm">
          <text:p/>
        </draw:line>
        <draw:line draw:style-name="gr12" draw:text-style-name="P14" draw:layer="layout" svg:x1="17.404cm" svg:y1="12.314cm" svg:x2="20.025cm" svg:y2="12.314cm">
          <text:p/>
        </draw:line>
        <draw:line draw:style-name="gr12" draw:text-style-name="P14" draw:layer="layout" svg:x1="11.383cm" svg:y1="12.91cm" svg:x2="11.383cm" svg:y2="12.318cm">
          <text:p/>
        </draw:line>
        <draw:line draw:style-name="gr12" draw:text-style-name="P14" draw:layer="layout" svg:x1="15.701cm" svg:y1="12.91cm" svg:x2="15.701cm" svg:y2="12.318cm">
          <text:p/>
        </draw:line>
        <draw:line draw:style-name="gr12" draw:text-style-name="P14" draw:layer="layout" svg:x1="20.019cm" svg:y1="12.91cm" svg:x2="20.019cm" svg:y2="12.318cm">
          <text:p/>
        </draw:line>
        <draw:line draw:style-name="gr12" draw:text-style-name="P14" draw:layer="layout" svg:x1="3.059cm" svg:y1="12.914cm" svg:x2="11.383cm" svg:y2="12.914cm">
          <text:p/>
        </draw:line>
        <draw:line draw:style-name="gr12" draw:text-style-name="P14" draw:layer="layout" svg:x1="11.383cm" svg:y1="12.914cm" svg:x2="14.345cm" svg:y2="12.914cm">
          <text:p/>
        </draw:line>
        <draw:line draw:style-name="gr12" draw:text-style-name="P14" draw:layer="layout" svg:x1="14.344cm" svg:y1="12.914cm" svg:x2="15.701cm" svg:y2="12.914cm">
          <text:p/>
        </draw:line>
        <draw:line draw:style-name="gr12" draw:text-style-name="P14" draw:layer="layout" svg:x1="15.701cm" svg:y1="12.914cm" svg:x2="17.404cm" svg:y2="12.914cm">
          <text:p/>
        </draw:line>
        <draw:line draw:style-name="gr12" draw:text-style-name="P14" draw:layer="layout" svg:x1="17.404cm" svg:y1="12.914cm" svg:x2="20.025cm" svg:y2="12.914cm">
          <text:p/>
        </draw:line>
        <draw:line draw:style-name="gr12" draw:text-style-name="P14" draw:layer="layout" svg:x1="3.064cm" svg:y1="14.11cm" svg:x2="3.064cm" svg:y2="13.518cm">
          <text:p/>
        </draw:line>
        <draw:line draw:style-name="gr12" draw:text-style-name="P14" draw:layer="layout" svg:x1="3.059cm" svg:y1="13.514cm" svg:x2="11.383cm" svg:y2="13.514cm">
          <text:p/>
        </draw:line>
        <draw:line draw:style-name="gr12" draw:text-style-name="P14" draw:layer="layout" svg:x1="11.383cm" svg:y1="13.514cm" svg:x2="14.345cm" svg:y2="13.514cm">
          <text:p/>
        </draw:line>
        <draw:line draw:style-name="gr12" draw:text-style-name="P14" draw:layer="layout" svg:x1="14.344cm" svg:y1="13.514cm" svg:x2="15.701cm" svg:y2="13.514cm">
          <text:p/>
        </draw:line>
        <draw:line draw:style-name="gr12" draw:text-style-name="P14" draw:layer="layout" svg:x1="15.701cm" svg:y1="13.514cm" svg:x2="17.404cm" svg:y2="13.514cm">
          <text:p/>
        </draw:line>
        <draw:line draw:style-name="gr12" draw:text-style-name="P14" draw:layer="layout" svg:x1="17.404cm" svg:y1="13.514cm" svg:x2="20.025cm" svg:y2="13.514cm">
          <text:p/>
        </draw:line>
        <draw:line draw:style-name="gr12" draw:text-style-name="P14" draw:layer="layout" svg:x1="20.019cm" svg:y1="14.11cm" svg:x2="20.019cm" svg:y2="13.518cm">
          <text:p/>
        </draw:line>
        <draw:line draw:style-name="gr12" draw:text-style-name="P14" draw:layer="layout" svg:x1="3.064cm" svg:y1="16.505cm" svg:x2="3.064cm" svg:y2="15.918cm">
          <text:p/>
        </draw:line>
        <draw:line draw:style-name="gr12" draw:text-style-name="P14" draw:layer="layout" svg:x1="3.064cm" svg:y1="15.31cm" svg:x2="3.064cm" svg:y2="14.718cm">
          <text:p/>
        </draw:line>
        <draw:line draw:style-name="gr12" draw:text-style-name="P14" draw:layer="layout" svg:x1="20.019cm" svg:y1="15.31cm" svg:x2="20.019cm" svg:y2="14.718cm">
          <text:p/>
        </draw:line>
        <draw:line draw:style-name="gr12" draw:text-style-name="P14" draw:layer="layout" svg:x1="11.383cm" svg:y1="8.11cm" svg:x2="11.383cm" svg:y2="7.523cm">
          <text:p/>
        </draw:line>
        <draw:line draw:style-name="gr12" draw:text-style-name="P14" draw:layer="layout" svg:x1="11.383cm" svg:y1="9.31cm" svg:x2="11.383cm" svg:y2="8.718cm">
          <text:p/>
        </draw:line>
        <draw:line draw:style-name="gr12" draw:text-style-name="P14" draw:layer="layout" svg:x1="11.383cm" svg:y1="10.505cm" svg:x2="11.383cm" svg:y2="9.918cm">
          <text:p/>
        </draw:line>
        <draw:line draw:style-name="gr13" draw:text-style-name="P14" draw:layer="layout" svg:x1="11.383cm" svg:y1="7.514cm" svg:x2="14.345cm" svg:y2="7.514cm">
          <text:p/>
        </draw:line>
        <draw:line draw:style-name="gr13" draw:text-style-name="P14" draw:layer="layout" svg:x1="14.344cm" svg:y1="7.514cm" svg:x2="15.701cm" svg:y2="7.514cm">
          <text:p/>
        </draw:line>
        <draw:line draw:style-name="gr13" draw:text-style-name="P14" draw:layer="layout" svg:x1="15.701cm" svg:y1="7.514cm" svg:x2="17.404cm" svg:y2="7.514cm">
          <text:p/>
        </draw:line>
        <draw:line draw:style-name="gr13" draw:text-style-name="P14" draw:layer="layout" svg:x1="17.404cm" svg:y1="7.514cm" svg:x2="20.025cm" svg:y2="7.514cm">
          <text:p/>
        </draw:line>
        <draw:line draw:style-name="gr12" draw:text-style-name="P14" draw:layer="layout" svg:x1="15.701cm" svg:y1="8.11cm" svg:x2="15.701cm" svg:y2="7.523cm">
          <text:p/>
        </draw:line>
        <draw:line draw:style-name="gr12" draw:text-style-name="P14" draw:layer="layout" svg:x1="15.701cm" svg:y1="9.31cm" svg:x2="15.701cm" svg:y2="8.718cm">
          <text:p/>
        </draw:line>
        <draw:line draw:style-name="gr12" draw:text-style-name="P14" draw:layer="layout" svg:x1="15.701cm" svg:y1="10.505cm" svg:x2="15.701cm" svg:y2="9.918cm">
          <text:p/>
        </draw:line>
        <draw:line draw:style-name="gr12" draw:text-style-name="P14" draw:layer="layout" svg:x1="20.019cm" svg:y1="8.11cm" svg:x2="20.019cm" svg:y2="7.523cm">
          <text:p/>
        </draw:line>
        <draw:line draw:style-name="gr12" draw:text-style-name="P14" draw:layer="layout" svg:x1="20.019cm" svg:y1="9.31cm" svg:x2="20.019cm" svg:y2="8.718cm">
          <text:p/>
        </draw:line>
        <draw:line draw:style-name="gr12" draw:text-style-name="P14" draw:layer="layout" svg:x1="20.019cm" svg:y1="10.505cm" svg:x2="20.019cm" svg:y2="9.918cm">
          <text:p/>
        </draw:line>
        <draw:line draw:style-name="gr12" draw:text-style-name="P14" draw:layer="layout" svg:x1="11.383cm" svg:y1="8.114cm" svg:x2="14.345cm" svg:y2="8.114cm">
          <text:p/>
        </draw:line>
        <draw:line draw:style-name="gr12" draw:text-style-name="P14" draw:layer="layout" svg:x1="14.344cm" svg:y1="8.114cm" svg:x2="15.701cm" svg:y2="8.114cm">
          <text:p/>
        </draw:line>
        <draw:line draw:style-name="gr12" draw:text-style-name="P14" draw:layer="layout" svg:x1="11.383cm" svg:y1="9.314cm" svg:x2="14.345cm" svg:y2="9.314cm">
          <text:p/>
        </draw:line>
        <draw:line draw:style-name="gr12" draw:text-style-name="P14" draw:layer="layout" svg:x1="14.344cm" svg:y1="9.314cm" svg:x2="15.701cm" svg:y2="9.314cm">
          <text:p/>
        </draw:line>
        <draw:line draw:style-name="gr12" draw:text-style-name="P14" draw:layer="layout" svg:x1="15.701cm" svg:y1="8.114cm" svg:x2="17.404cm" svg:y2="8.114cm">
          <text:p/>
        </draw:line>
        <draw:line draw:style-name="gr12" draw:text-style-name="P14" draw:layer="layout" svg:x1="17.404cm" svg:y1="8.114cm" svg:x2="20.025cm" svg:y2="8.114cm">
          <text:p/>
        </draw:line>
        <draw:line draw:style-name="gr12" draw:text-style-name="P14" draw:layer="layout" svg:x1="15.701cm" svg:y1="9.314cm" svg:x2="17.404cm" svg:y2="9.314cm">
          <text:p/>
        </draw:line>
        <draw:line draw:style-name="gr12" draw:text-style-name="P14" draw:layer="layout" svg:x1="17.404cm" svg:y1="9.314cm" svg:x2="20.025cm" svg:y2="9.314cm">
          <text:p/>
        </draw:line>
        <draw:line draw:style-name="gr12" draw:text-style-name="P14" draw:layer="layout" svg:x1="11.383cm" svg:y1="8.714cm" svg:x2="14.345cm" svg:y2="8.714cm">
          <text:p/>
        </draw:line>
        <draw:line draw:style-name="gr12" draw:text-style-name="P14" draw:layer="layout" svg:x1="14.344cm" svg:y1="8.714cm" svg:x2="15.701cm" svg:y2="8.714cm">
          <text:p/>
        </draw:line>
        <draw:line draw:style-name="gr12" draw:text-style-name="P14" draw:layer="layout" svg:x1="15.701cm" svg:y1="8.714cm" svg:x2="17.404cm" svg:y2="8.714cm">
          <text:p/>
        </draw:line>
        <draw:line draw:style-name="gr12" draw:text-style-name="P14" draw:layer="layout" svg:x1="17.404cm" svg:y1="8.714cm" svg:x2="20.025cm" svg:y2="8.714cm">
          <text:p/>
        </draw:line>
        <draw:line draw:style-name="gr12" draw:text-style-name="P14" draw:layer="layout" svg:x1="11.389cm" svg:y1="9.914cm" svg:x2="14.345cm" svg:y2="9.914cm">
          <text:p/>
        </draw:line>
        <draw:line draw:style-name="gr12" draw:text-style-name="P14" draw:layer="layout" svg:x1="14.344cm" svg:y1="9.914cm" svg:x2="15.701cm" svg:y2="9.914cm">
          <text:p/>
        </draw:line>
        <draw:line draw:style-name="gr12" draw:text-style-name="P14" draw:layer="layout" svg:x1="15.701cm" svg:y1="9.914cm" svg:x2="17.404cm" svg:y2="9.914cm">
          <text:p/>
        </draw:line>
        <draw:line draw:style-name="gr12" draw:text-style-name="P14" draw:layer="layout" svg:x1="17.404cm" svg:y1="9.914cm" svg:x2="20.025cm" svg:y2="9.914cm">
          <text:p/>
        </draw:line>
        <draw:line draw:style-name="gr13" draw:text-style-name="P14" draw:layer="layout" svg:x1="11.383cm" svg:y1="10.514cm" svg:x2="14.345cm" svg:y2="10.514cm">
          <text:p/>
        </draw:line>
        <draw:line draw:style-name="gr13" draw:text-style-name="P14" draw:layer="layout" svg:x1="14.344cm" svg:y1="10.514cm" svg:x2="15.701cm" svg:y2="10.514cm">
          <text:p/>
        </draw:line>
        <draw:line draw:style-name="gr13" draw:text-style-name="P14" draw:layer="layout" svg:x1="15.701cm" svg:y1="10.514cm" svg:x2="17.404cm" svg:y2="10.514cm">
          <text:p/>
        </draw:line>
        <draw:line draw:style-name="gr13" draw:text-style-name="P14" draw:layer="layout" svg:x1="17.404cm" svg:y1="10.514cm" svg:x2="20.025cm" svg:y2="10.514cm">
          <text:p/>
        </draw:line>
        <draw:line draw:style-name="gr12" draw:text-style-name="P14" draw:layer="layout" svg:x1="3.064cm" svg:y1="14.71cm" svg:x2="3.064cm" svg:y2="14.118cm">
          <text:p/>
        </draw:line>
        <draw:line draw:style-name="gr12" draw:text-style-name="P14" draw:layer="layout" svg:x1="3.059cm" svg:y1="14.114cm" svg:x2="11.383cm" svg:y2="14.114cm">
          <text:p/>
        </draw:line>
        <draw:line draw:style-name="gr12" draw:text-style-name="P14" draw:layer="layout" svg:x1="11.383cm" svg:y1="14.114cm" svg:x2="14.345cm" svg:y2="14.114cm">
          <text:p/>
        </draw:line>
        <draw:line draw:style-name="gr12" draw:text-style-name="P14" draw:layer="layout" svg:x1="14.344cm" svg:y1="14.114cm" svg:x2="15.701cm" svg:y2="14.114cm">
          <text:p/>
        </draw:line>
        <draw:line draw:style-name="gr12" draw:text-style-name="P14" draw:layer="layout" svg:x1="15.701cm" svg:y1="14.114cm" svg:x2="17.404cm" svg:y2="14.114cm">
          <text:p/>
        </draw:line>
        <draw:line draw:style-name="gr12" draw:text-style-name="P14" draw:layer="layout" svg:x1="17.404cm" svg:y1="14.114cm" svg:x2="20.025cm" svg:y2="14.114cm">
          <text:p/>
        </draw:line>
        <draw:line draw:style-name="gr12" draw:text-style-name="P14" draw:layer="layout" svg:x1="20.019cm" svg:y1="14.71cm" svg:x2="20.019cm" svg:y2="14.118cm">
          <text:p/>
        </draw:line>
        <draw:line draw:style-name="gr12" draw:text-style-name="P14" draw:layer="layout" svg:x1="3.059cm" svg:y1="14.714cm" svg:x2="11.383cm" svg:y2="14.714cm">
          <text:p/>
        </draw:line>
        <draw:line draw:style-name="gr12" draw:text-style-name="P14" draw:layer="layout" svg:x1="11.383cm" svg:y1="14.714cm" svg:x2="14.345cm" svg:y2="14.714cm">
          <text:p/>
        </draw:line>
        <draw:line draw:style-name="gr12" draw:text-style-name="P14" draw:layer="layout" svg:x1="14.344cm" svg:y1="14.714cm" svg:x2="15.701cm" svg:y2="14.714cm">
          <text:p/>
        </draw:line>
        <draw:line draw:style-name="gr12" draw:text-style-name="P14" draw:layer="layout" svg:x1="15.701cm" svg:y1="14.714cm" svg:x2="17.404cm" svg:y2="14.714cm">
          <text:p/>
        </draw:line>
        <draw:line draw:style-name="gr12" draw:text-style-name="P14" draw:layer="layout" svg:x1="17.404cm" svg:y1="14.714cm" svg:x2="20.025cm" svg:y2="14.714cm">
          <text:p/>
        </draw:line>
        <draw:line draw:style-name="gr12" draw:text-style-name="P14" draw:layer="layout" svg:x1="3.064cm" svg:y1="15.91cm" svg:x2="3.064cm" svg:y2="15.318cm">
          <text:p/>
        </draw:line>
        <draw:line draw:style-name="gr12" draw:text-style-name="P14" draw:layer="layout" svg:x1="3.059cm" svg:y1="15.314cm" svg:x2="11.383cm" svg:y2="15.314cm">
          <text:p/>
        </draw:line>
        <draw:line draw:style-name="gr12" draw:text-style-name="P14" draw:layer="layout" svg:x1="11.383cm" svg:y1="15.314cm" svg:x2="14.345cm" svg:y2="15.314cm">
          <text:p/>
        </draw:line>
        <draw:line draw:style-name="gr12" draw:text-style-name="P14" draw:layer="layout" svg:x1="14.344cm" svg:y1="15.314cm" svg:x2="15.701cm" svg:y2="15.314cm">
          <text:p/>
        </draw:line>
        <draw:line draw:style-name="gr12" draw:text-style-name="P14" draw:layer="layout" svg:x1="15.701cm" svg:y1="15.314cm" svg:x2="17.404cm" svg:y2="15.314cm">
          <text:p/>
        </draw:line>
        <draw:line draw:style-name="gr12" draw:text-style-name="P14" draw:layer="layout" svg:x1="17.404cm" svg:y1="15.314cm" svg:x2="20.025cm" svg:y2="15.314cm">
          <text:p/>
        </draw:line>
        <draw:line draw:style-name="gr12" draw:text-style-name="P14" draw:layer="layout" svg:x1="20.019cm" svg:y1="15.91cm" svg:x2="20.019cm" svg:y2="15.318cm">
          <text:p/>
        </draw:line>
        <draw:line draw:style-name="gr12" draw:text-style-name="P14" draw:layer="layout" svg:x1="3.059cm" svg:y1="15.914cm" svg:x2="11.383cm" svg:y2="15.914cm">
          <text:p/>
        </draw:line>
        <draw:line draw:style-name="gr12" draw:text-style-name="P14" draw:layer="layout" svg:x1="11.383cm" svg:y1="15.914cm" svg:x2="14.345cm" svg:y2="15.914cm">
          <text:p/>
        </draw:line>
        <draw:line draw:style-name="gr12" draw:text-style-name="P14" draw:layer="layout" svg:x1="14.344cm" svg:y1="15.914cm" svg:x2="15.701cm" svg:y2="15.914cm">
          <text:p/>
        </draw:line>
        <draw:line draw:style-name="gr12" draw:text-style-name="P14" draw:layer="layout" svg:x1="15.701cm" svg:y1="15.914cm" svg:x2="17.404cm" svg:y2="15.914cm">
          <text:p/>
        </draw:line>
        <draw:line draw:style-name="gr12" draw:text-style-name="P14" draw:layer="layout" svg:x1="17.404cm" svg:y1="15.914cm" svg:x2="20.025cm" svg:y2="15.914cm">
          <text:p/>
        </draw:line>
        <draw:line draw:style-name="gr13" draw:text-style-name="P14" draw:layer="layout" svg:x1="3.059cm" svg:y1="16.514cm" svg:x2="11.383cm" svg:y2="16.514cm">
          <text:p/>
        </draw:line>
        <draw:line draw:style-name="gr13" draw:text-style-name="P14" draw:layer="layout" svg:x1="11.383cm" svg:y1="16.514cm" svg:x2="14.345cm" svg:y2="16.514cm">
          <text:p/>
        </draw:line>
        <draw:line draw:style-name="gr13" draw:text-style-name="P14" draw:layer="layout" svg:x1="14.344cm" svg:y1="16.514cm" svg:x2="15.701cm" svg:y2="16.514cm">
          <text:p/>
        </draw:line>
        <draw:line draw:style-name="gr13" draw:text-style-name="P14" draw:layer="layout" svg:x1="15.701cm" svg:y1="16.514cm" svg:x2="17.404cm" svg:y2="16.514cm">
          <text:p/>
        </draw:line>
        <draw:line draw:style-name="gr13" draw:text-style-name="P14" draw:layer="layout" svg:x1="17.404cm" svg:y1="16.514cm" svg:x2="20.025cm" svg:y2="16.514cm">
          <text:p/>
        </draw:line>
        <draw:frame draw:style-name="gr4" draw:text-style-name="P5" draw:layer="layout" svg:width="1.04cm" svg:height="0.446cm" svg:x="19.342cm" svg:y="28.738cm">
          <draw:text-box>
            <text:p text:style-name="P2"><text:span text:style-name="T7">2 von 2</text:span></text:p>
          </draw:text-box>
        </draw:frame>
        <draw:frame draw:style-name="gr4" draw:text-style-name="P5" draw:layer="layout" svg:width="2.767cm" svg:height="0.446cm" svg:x="3.264cm" svg:y="4.067cm">
          <draw:text-box>
            <text:p text:style-name="P2"><text:span text:style-name="T10">PixelClockPolarity:</text:span></text:p>
          </draw:text-box>
        </draw:frame>
        <draw:frame draw:style-name="gr4" draw:text-style-name="P5" draw:layer="layout" svg:width="1.183cm" svg:height="0.446cm" svg:x="11.585cm" svg:y="4.067cm">
          <draw:text-box>
            <text:p text:style-name="P2"><text:span text:style-name="T8"><text:s text:c="7"/>High</text:span></text:p>
          </draw:text-box>
        </draw:frame>
        <draw:frame draw:style-name="gr4" draw:text-style-name="P5" draw:layer="layout" svg:width="1.112cm" svg:height="0.446cm" svg:x="15.903cm" svg:y="4.067cm">
          <draw:text-box>
            <text:p text:style-name="P2"><text:span text:style-name="T8"><text:s text:c="7"/>Low</text:span></text:p>
          </draw:text-box>
        </draw:frame>
        <draw:frame draw:style-name="gr4" draw:text-style-name="P5" draw:layer="layout" svg:width="2.849cm" svg:height="0.446cm" svg:x="3.264cm" svg:y="4.667cm">
          <draw:text-box>
            <text:p text:style-name="P2"><text:span text:style-name="T10">LockOutputEnable:</text:span></text:p>
          </draw:text-box>
        </draw:frame>
        <draw:frame draw:style-name="gr4" draw:text-style-name="P5" draw:layer="layout" svg:width="1.183cm" svg:height="0.446cm" svg:x="11.585cm" svg:y="4.667cm">
          <draw:text-box>
            <text:p text:style-name="P2"><text:span text:style-name="T8"><text:s text:c="7"/>High</text:span></text:p>
          </draw:text-box>
        </draw:frame>
        <draw:frame draw:style-name="gr4" draw:text-style-name="P5" draw:layer="layout" svg:width="1.112cm" svg:height="0.446cm" svg:x="15.903cm" svg:y="4.667cm">
          <draw:text-box>
            <text:p text:style-name="P2"><text:span text:style-name="T8"><text:s text:c="7"/>Low</text:span></text:p>
          </draw:text-box>
        </draw:frame>
        <draw:frame draw:style-name="gr4" draw:text-style-name="P5" draw:layer="layout" svg:width="1.938cm" svg:height="0.446cm" svg:x="3.264cm" svg:y="5.267cm">
          <draw:text-box>
            <text:p text:style-name="P2"><text:span text:style-name="T10">LockPolarity:</text:span></text:p>
          </draw:text-box>
        </draw:frame>
        <draw:frame draw:style-name="gr4" draw:text-style-name="P5" draw:layer="layout" svg:width="1.183cm" svg:height="0.446cm" svg:x="11.585cm" svg:y="5.267cm">
          <draw:text-box>
            <text:p text:style-name="P2"><text:span text:style-name="T8"><text:s text:c="7"/>High</text:span></text:p>
          </draw:text-box>
        </draw:frame>
        <draw:frame draw:style-name="gr4" draw:text-style-name="P5" draw:layer="layout" svg:width="1.112cm" svg:height="0.446cm" svg:x="15.903cm" svg:y="5.267cm">
          <draw:text-box>
            <text:p text:style-name="P2"><text:span text:style-name="T8"><text:s text:c="7"/>Low</text:span></text:p>
          </draw:text-box>
        </draw:frame>
        <draw:frame draw:style-name="gr4" draw:text-style-name="P5" draw:layer="layout" svg:width="6.563cm" svg:height="0.446cm" svg:x="3.264cm" svg:y="5.868cm">
          <draw:text-box>
            <text:p text:style-name="P2"><text:span text:style-name="T10">Video format (RGB888, YUV422, RAW12, etc.):</text:span></text:p>
          </draw:text-box>
        </draw:frame>
        <draw:frame draw:style-name="gr4" draw:text-style-name="P5" draw:layer="layout" svg:width="5.6cm" svg:height="0.446cm" svg:x="3.264cm" svg:y="6.468cm">
          <draw:text-box>
            <text:p text:style-name="P2"><text:span text:style-name="T10">Number of video channels per stream:</text:span></text:p>
          </draw:text-box>
        </draw:frame>
        <draw:frame draw:style-name="gr4" draw:text-style-name="P5" draw:layer="layout" svg:width="2.089cm" svg:height="0.446cm" svg:x="3.264cm" svg:y="7.068cm">
          <draw:text-box>
            <text:p text:style-name="P2"><text:span text:style-name="T10">Is HDCP used?</text:span></text:p>
          </draw:text-box>
        </draw:frame>
        <draw:frame draw:style-name="gr4" draw:text-style-name="P5" draw:layer="layout" svg:width="0.988cm" svg:height="0.446cm" svg:x="11.585cm" svg:y="7.068cm">
          <draw:text-box>
            <text:p text:style-name="P2"><text:span text:style-name="T8"><text:s text:c="7"/>Yes</text:span></text:p>
          </draw:text-box>
        </draw:frame>
        <draw:frame draw:style-name="gr4" draw:text-style-name="P5" draw:layer="layout" svg:width="0.917cm" svg:height="0.446cm" svg:x="15.903cm" svg:y="7.068cm">
          <draw:text-box>
            <text:p text:style-name="P2"><text:span text:style-name="T8"><text:s text:c="7"/>No</text:span></text:p>
          </draw:text-box>
        </draw:frame>
        <draw:frame draw:style-name="gr4" draw:text-style-name="P5" draw:layer="layout" svg:width="0.352cm" svg:height="0.446cm" svg:x="3.264cm" svg:y="7.668cm">
          <draw:text-box>
            <text:p text:style-name="P2"><text:span text:style-name="T10">I</text:span></text:p>
          </draw:text-box>
        </draw:frame>
        <draw:frame draw:style-name="gr18" draw:text-style-name="P21" draw:layer="layout" svg:width="0.204cm" svg:height="0.255cm" svg:x="3.347cm" svg:y="7.693cm">
          <draw:text-box>
            <text:p text:style-name="P2"><text:span text:style-name="T20">2</text:span></text:p>
          </draw:text-box>
        </draw:frame>
        <draw:frame draw:style-name="gr4" draw:text-style-name="P5" draw:layer="layout" svg:width="0.352cm" svg:height="0.446cm" svg:x="3.449cm" svg:y="7.667cm">
          <draw:text-box>
            <text:p text:style-name="P2"><text:span text:style-name="T10">C:</text:span></text:p>
          </draw:text-box>
        </draw:frame>
        <draw:frame draw:style-name="gr4" draw:text-style-name="P5" draw:layer="layout" svg:width="0.988cm" svg:height="0.446cm" svg:x="11.585cm" svg:y="7.667cm">
          <draw:text-box>
            <text:p text:style-name="P2"><text:span text:style-name="T8"><text:s text:c="7"/>Yes</text:span></text:p>
          </draw:text-box>
        </draw:frame>
        <draw:frame draw:style-name="gr4" draw:text-style-name="P5" draw:layer="layout" svg:width="0.917cm" svg:height="0.446cm" svg:x="15.903cm" svg:y="7.667cm">
          <draw:text-box>
            <text:p text:style-name="P2"><text:span text:style-name="T8"><text:s text:c="7"/>No</text:span></text:p>
          </draw:text-box>
        </draw:frame>
        <draw:frame draw:style-name="gr4" draw:text-style-name="P5" draw:layer="layout" svg:width="0.9cm" svg:height="0.446cm" svg:x="3.264cm" svg:y="8.267cm">
          <draw:text-box>
            <text:p text:style-name="P2"><text:span text:style-name="T10">UART:</text:span></text:p>
          </draw:text-box>
        </draw:frame>
        <draw:frame draw:style-name="gr4" draw:text-style-name="P5" draw:layer="layout" svg:width="0.988cm" svg:height="0.446cm" svg:x="11.585cm" svg:y="8.267cm">
          <draw:text-box>
            <text:p text:style-name="P2"><text:span text:style-name="T8"><text:s text:c="7"/>Yes</text:span></text:p>
          </draw:text-box>
        </draw:frame>
        <draw:frame draw:style-name="gr4" draw:text-style-name="P5" draw:layer="layout" svg:width="0.917cm" svg:height="0.446cm" svg:x="15.903cm" svg:y="8.267cm">
          <draw:text-box>
            <text:p text:style-name="P2"><text:span text:style-name="T8"><text:s text:c="7"/>No</text:span></text:p>
          </draw:text-box>
        </draw:frame>
        <draw:frame draw:style-name="gr4" draw:text-style-name="P5" draw:layer="layout" svg:width="0.572cm" svg:height="0.446cm" svg:x="3.264cm" svg:y="8.867cm">
          <draw:text-box>
            <text:p text:style-name="P2"><text:span text:style-name="T10">SPI:</text:span></text:p>
          </draw:text-box>
        </draw:frame>
        <draw:frame draw:style-name="gr4" draw:text-style-name="P5" draw:layer="layout" svg:width="0.988cm" svg:height="0.446cm" svg:x="11.585cm" svg:y="8.867cm">
          <draw:text-box>
            <text:p text:style-name="P2"><text:span text:style-name="T8"><text:s text:c="7"/>Yes</text:span></text:p>
          </draw:text-box>
        </draw:frame>
        <draw:frame draw:style-name="gr4" draw:text-style-name="P5" draw:layer="layout" svg:width="0.917cm" svg:height="0.446cm" svg:x="15.903cm" svg:y="8.867cm">
          <draw:text-box>
            <text:p text:style-name="P2"><text:span text:style-name="T8"><text:s text:c="7"/>No</text:span></text:p>
          </draw:text-box>
        </draw:frame>
        <draw:frame draw:style-name="gr4" draw:text-style-name="P5" draw:layer="layout" svg:width="0.53cm" svg:height="0.446cm" svg:x="3.264cm" svg:y="9.468cm">
          <draw:text-box>
            <text:p text:style-name="P2"><text:span text:style-name="T10">MII:</text:span></text:p>
          </draw:text-box>
        </draw:frame>
        <draw:frame draw:style-name="gr4" draw:text-style-name="P5" draw:layer="layout" svg:width="0.988cm" svg:height="0.446cm" svg:x="11.585cm" svg:y="9.468cm">
          <draw:text-box>
            <text:p text:style-name="P2"><text:span text:style-name="T8"><text:s text:c="7"/>Yes</text:span></text:p>
          </draw:text-box>
        </draw:frame>
        <draw:frame draw:style-name="gr4" draw:text-style-name="P5" draw:layer="layout" svg:width="0.917cm" svg:height="0.446cm" svg:x="15.903cm" svg:y="9.468cm">
          <draw:text-box>
            <text:p text:style-name="P2"><text:span text:style-name="T8"><text:s text:c="7"/>No</text:span></text:p>
          </draw:text-box>
        </draw:frame>
        <draw:frame draw:style-name="gr4" draw:text-style-name="P5" draw:layer="layout" svg:width="0.709cm" svg:height="0.446cm" svg:x="3.264cm" svg:y="10.068cm">
          <draw:text-box>
            <text:p text:style-name="P2"><text:span text:style-name="T10">CAN:</text:span></text:p>
          </draw:text-box>
        </draw:frame>
        <draw:frame draw:style-name="gr4" draw:text-style-name="P5" draw:layer="layout" svg:width="0.988cm" svg:height="0.446cm" svg:x="11.585cm" svg:y="10.068cm">
          <draw:text-box>
            <text:p text:style-name="P2"><text:span text:style-name="T8"><text:s text:c="7"/>Yes</text:span></text:p>
          </draw:text-box>
        </draw:frame>
        <draw:frame draw:style-name="gr4" draw:text-style-name="P5" draw:layer="layout" svg:width="0.917cm" svg:height="0.446cm" svg:x="15.903cm" svg:y="10.068cm">
          <draw:text-box>
            <text:p text:style-name="P2"><text:span text:style-name="T8"><text:s text:c="7"/>No</text:span></text:p>
          </draw:text-box>
        </draw:frame>
        <draw:frame draw:style-name="gr4" draw:text-style-name="P5" draw:layer="layout" svg:width="1.376cm" svg:height="0.446cm" svg:x="3.264cm" svg:y="11.267cm">
          <draw:text-box>
            <text:p text:style-name="P2"><text:span text:style-name="T10">FPD Link:</text:span></text:p>
          </draw:text-box>
        </draw:frame>
        <draw:frame draw:style-name="gr4" draw:text-style-name="P5" draw:layer="layout" svg:width="1.949cm" svg:height="0.446cm" svg:x="11.585cm" svg:y="11.267cm">
          <draw:text-box>
            <text:p text:style-name="P2"><text:span text:style-name="T8"><text:s text:c="7"/>FPD Link I</text:span></text:p>
          </draw:text-box>
        </draw:frame>
        <draw:frame draw:style-name="gr4" draw:text-style-name="P5" draw:layer="layout" svg:width="2.041cm" svg:height="0.446cm" svg:x="14.545cm" svg:y="11.267cm">
          <draw:text-box>
            <text:p text:style-name="P2"><text:span text:style-name="T8"><text:s text:c="7"/>FPD Link II</text:span></text:p>
          </draw:text-box>
        </draw:frame>
        <draw:frame draw:style-name="gr4" draw:text-style-name="P5" draw:layer="layout" svg:width="2.133cm" svg:height="0.446cm" svg:x="17.605cm" svg:y="11.267cm">
          <draw:text-box>
            <text:p text:style-name="P2"><text:span text:style-name="T8"><text:s text:c="7"/>FPD Link III</text:span></text:p>
          </draw:text-box>
        </draw:frame>
        <draw:frame draw:style-name="gr4" draw:text-style-name="P5" draw:layer="layout" svg:width="4.233cm" svg:height="0.446cm" svg:x="3.264cm" svg:y="11.867cm">
          <draw:text-box>
            <text:p text:style-name="P2"><text:span text:style-name="T10">Backward compatible mode:</text:span></text:p>
          </draw:text-box>
        </draw:frame>
        <draw:frame draw:style-name="gr4" draw:text-style-name="P5" draw:layer="layout" svg:width="0.988cm" svg:height="0.446cm" svg:x="11.585cm" svg:y="11.867cm">
          <draw:text-box>
            <text:p text:style-name="P2"><text:span text:style-name="T8"><text:s text:c="7"/>Yes</text:span></text:p>
          </draw:text-box>
        </draw:frame>
        <draw:frame draw:style-name="gr4" draw:text-style-name="P5" draw:layer="layout" svg:width="0.917cm" svg:height="0.446cm" svg:x="15.903cm" svg:y="11.867cm">
          <draw:text-box>
            <text:p text:style-name="P2"><text:span text:style-name="T8"><text:s text:c="7"/>No</text:span></text:p>
          </draw:text-box>
        </draw:frame>
        <draw:frame draw:style-name="gr4" draw:text-style-name="P5" draw:layer="layout" svg:width="3.17cm" svg:height="0.446cm" svg:x="3.264cm" svg:y="12.468cm">
          <draw:text-box>
            <text:p text:style-name="P2"><text:span text:style-name="T10">Low frequency mode:</text:span></text:p>
          </draw:text-box>
        </draw:frame>
        <draw:frame draw:style-name="gr4" draw:text-style-name="P5" draw:layer="layout" svg:width="0.988cm" svg:height="0.446cm" svg:x="11.585cm" svg:y="12.468cm">
          <draw:text-box>
            <text:p text:style-name="P2"><text:span text:style-name="T8"><text:s text:c="7"/>Yes</text:span></text:p>
          </draw:text-box>
        </draw:frame>
        <draw:frame draw:style-name="gr4" draw:text-style-name="P5" draw:layer="layout" svg:width="0.917cm" svg:height="0.446cm" svg:x="15.903cm" svg:y="12.468cm">
          <draw:text-box>
            <text:p text:style-name="P2"><text:span text:style-name="T8"><text:s text:c="7"/>No</text:span></text:p>
          </draw:text-box>
        </draw:frame>
        <draw:frame draw:style-name="gr4" draw:text-style-name="P5" draw:layer="layout" svg:width="3.91cm" svg:height="0.446cm" svg:x="3.264cm" svg:y="13.068cm">
          <draw:text-box>
            <text:p text:style-name="P2"><text:span text:style-name="T10">FPD Link III Transfer Mode:</text:span></text:p>
          </draw:text-box>
        </draw:frame>
        <draw:frame draw:style-name="gr4" draw:text-style-name="P5" draw:layer="layout" svg:width="2.194cm" svg:height="0.446cm" svg:x="11.585cm" svg:y="13.068cm">
          <draw:text-box>
            <text:p text:style-name="P2"><text:span text:style-name="T8"><text:s text:c="7"/>Single Lane</text:span></text:p>
          </draw:text-box>
        </draw:frame>
        <draw:frame draw:style-name="gr4" draw:text-style-name="P5" draw:layer="layout" svg:width="1.964cm" svg:height="0.446cm" svg:x="15.903cm" svg:y="13.068cm">
          <draw:text-box>
            <text:p text:style-name="P2"><text:span text:style-name="T8"><text:s text:c="7"/>Dual Lane</text:span></text:p>
          </draw:text-box>
        </draw:frame>
        <draw:frame draw:style-name="gr4" draw:text-style-name="P5" draw:layer="layout" svg:width="0.499cm" svg:height="0.446cm" svg:x="14.545cm" svg:y="14.267cm">
          <draw:text-box>
            <text:p text:style-name="P2"><text:span text:style-name="T8"><text:s text:c="7"/></text:span></text:p>
          </draw:text-box>
        </draw:frame>
        <draw:frame draw:style-name="gr4" draw:text-style-name="P5" draw:layer="layout" svg:width="0.499cm" svg:height="0.446cm" svg:x="17.605cm" svg:y="14.267cm">
          <draw:text-box>
            <text:p text:style-name="P2"><text:span text:style-name="T8"><text:s text:c="7"/></text:span></text:p>
          </draw:text-box>
        </draw:frame>
        <draw:frame draw:style-name="gr19" draw:text-style-name="P22" draw:layer="layout" svg:width="3.837cm" svg:height="0.573cm" svg:x="3.264cm" svg:y="17.201cm">
          <draw:text-box>
            <text:p text:style-name="P2"><text:span text:style-name="T21">UUT Video IN/OUT 2</text:span></text:p>
          </draw:text-box>
        </draw:frame>
        <draw:frame draw:style-name="gr19" draw:text-style-name="P22" draw:layer="layout" svg:width="3.837cm" svg:height="0.573cm" svg:x="3.264cm" svg:y="17.201cm">
          <draw:text-box>
            <text:p text:style-name="P2"><text:span text:style-name="T22">UUT Video IN/OUT 2</text:span></text:p>
          </draw:text-box>
        </draw:frame>
        <draw:frame draw:style-name="gr4" draw:text-style-name="P5" draw:layer="layout" svg:width="1.288cm" svg:height="0.446cm" svg:x="3.264cm" svg:y="17.911cm">
          <draw:text-box>
            <text:p text:style-name="P2"><text:span text:style-name="T10"><text:s text:c="7"/>Input</text:span></text:p>
          </draw:text-box>
        </draw:frame>
        <draw:frame draw:style-name="gr2" draw:text-style-name="P3" draw:layer="layout" svg:width="0.518cm" svg:height="0.357cm" svg:x="11.585cm" svg:y="17.985cm">
          <draw:text-box>
            <text:p text:style-name="P2"><text:span text:style-name="T11"><text:s text:c="9"/></text:span></text:p>
          </draw:text-box>
        </draw:frame>
        <draw:frame draw:style-name="gr4" draw:text-style-name="P5" draw:layer="layout" svg:width="1.05cm" svg:height="0.446cm" svg:x="12.09cm" svg:y="17.911cm">
          <draw:text-box>
            <text:p text:style-name="P2"><text:span text:style-name="T10">Output</text:span></text:p>
          </draw:text-box>
        </draw:frame>
        <draw:frame draw:style-name="gr4" draw:text-style-name="P5" draw:layer="layout" svg:width="6.33cm" svg:height="0.446cm" svg:x="3.264cm" svg:y="18.511cm">
          <draw:text-box>
            <text:p text:style-name="P2"><text:span text:style-name="T8">Source/ Sink IC (de-/serializer type) of UUT:</text:span></text:p>
          </draw:text-box>
        </draw:frame>
        <draw:frame draw:style-name="gr4" draw:text-style-name="P5" draw:layer="layout" svg:width="7.394cm" svg:height="0.446cm" svg:x="3.264cm" svg:y="19.076cm">
          <draw:text-box>
            <text:p text:style-name="P2"><text:span text:style-name="T8">Video connector type (Coax (Fakra), STP, etc.) and </text:span></text:p>
          </draw:text-box>
        </draw:frame>
        <draw:frame draw:style-name="gr4" draw:text-style-name="P5" draw:layer="layout" svg:width="1.507cm" svg:height="0.446cm" svg:x="3.264cm" svg:y="19.499cm">
          <draw:text-box>
            <text:p text:style-name="P2"><text:span text:style-name="T8">vendor ID:</text:span></text:p>
          </draw:text-box>
        </draw:frame>
        <draw:frame draw:style-name="gr4" draw:text-style-name="P5" draw:layer="layout" svg:width="4.035cm" svg:height="0.446cm" svg:x="3.264cm" svg:y="20.064cm">
          <draw:text-box>
            <text:p text:style-name="P2"><text:span text:style-name="T8">Pinning of video connector:</text:span></text:p>
          </draw:text-box>
        </draw:frame>
        <draw:frame draw:style-name="gr4" draw:text-style-name="P5" draw:layer="layout" svg:width="5.475cm" svg:height="0.446cm" svg:x="3.264cm" svg:y="22.321cm">
          <draw:text-box>
            <text:p text:style-name="P2"><text:span text:style-name="T8">Power supply of UUT via video cable?</text:span></text:p>
          </draw:text-box>
        </draw:frame>
        <draw:frame draw:style-name="gr4" draw:text-style-name="P5" draw:layer="layout" svg:width="6.005cm" svg:height="0.446cm" svg:x="3.264cm" svg:y="22.745cm">
          <draw:text-box>
            <text:p text:style-name="P2"><text:span text:style-name="T8">If Yes - voltage and current consumption:</text:span></text:p>
          </draw:text-box>
        </draw:frame>
        <draw:frame draw:style-name="gr4" draw:text-style-name="P5" draw:layer="layout" svg:width="1.059cm" svg:height="0.446cm" svg:x="11.585cm" svg:y="22.745cm">
          <draw:text-box>
            <text:p text:style-name="P2"><text:span text:style-name="T8"><text:s text:c="8"/>Yes</text:span></text:p>
          </draw:text-box>
        </draw:frame>
        <draw:frame draw:style-name="gr4" draw:text-style-name="P5" draw:layer="layout" svg:width="0.917cm" svg:height="0.446cm" svg:x="15.903cm" svg:y="22.745cm">
          <draw:text-box>
            <text:p text:style-name="P2"><text:span text:style-name="T8"><text:s text:c="7"/>No</text:span></text:p>
          </draw:text-box>
        </draw:frame>
        <draw:frame draw:style-name="gr4" draw:text-style-name="P5" draw:layer="layout" svg:width="1.644cm" svg:height="0.446cm" svg:x="3.264cm" svg:y="23.345cm">
          <draw:text-box>
            <text:p text:style-name="P2"><text:span text:style-name="T8">Pixel clock:</text:span></text:p>
          </draw:text-box>
        </draw:frame>
        <draw:frame draw:style-name="gr4" draw:text-style-name="P5" draw:layer="layout" svg:width="1.919cm" svg:height="0.446cm" svg:x="3.264cm" svg:y="23.945cm">
          <draw:text-box>
            <text:p text:style-name="P2"><text:span text:style-name="T8">Image width:</text:span></text:p>
          </draw:text-box>
        </draw:frame>
        <draw:frame draw:style-name="gr4" draw:text-style-name="P5" draw:layer="layout" svg:width="2.014cm" svg:height="0.446cm" svg:x="3.264cm" svg:y="24.545cm">
          <draw:text-box>
            <text:p text:style-name="P2"><text:span text:style-name="T8">Image height:</text:span></text:p>
          </draw:text-box>
        </draw:frame>
        <draw:frame draw:style-name="gr4" draw:text-style-name="P5" draw:layer="layout" svg:width="1.696cm" svg:height="0.446cm" svg:x="3.264cm" svg:y="25.145cm">
          <draw:text-box>
            <text:p text:style-name="P2"><text:span text:style-name="T8">Frame rate:</text:span></text:p>
          </draw:text-box>
        </draw:frame>
        <draw:frame draw:style-name="gr4" draw:text-style-name="P5" draw:layer="layout" svg:width="3.495cm" svg:height="0.446cm" svg:x="3.264cm" svg:y="25.745cm">
          <draw:text-box>
            <text:p text:style-name="P2"><text:span text:style-name="T8">HorizontalSyncPolarity:</text:span></text:p>
          </draw:text-box>
        </draw:frame>
        <draw:frame draw:style-name="gr4" draw:text-style-name="P5" draw:layer="layout" svg:width="1.183cm" svg:height="0.446cm" svg:x="11.585cm" svg:y="25.745cm">
          <draw:text-box>
            <text:p text:style-name="P2"><text:span text:style-name="T8"><text:s text:c="7"/>High</text:span></text:p>
          </draw:text-box>
        </draw:frame>
        <draw:frame draw:style-name="gr4" draw:text-style-name="P5" draw:layer="layout" svg:width="1.112cm" svg:height="0.446cm" svg:x="15.903cm" svg:y="25.745cm">
          <draw:text-box>
            <text:p text:style-name="P2"><text:span text:style-name="T8"><text:s text:c="7"/>Low</text:span></text:p>
          </draw:text-box>
        </draw:frame>
        <draw:frame draw:style-name="gr4" draw:text-style-name="P5" draw:layer="layout" svg:width="3.059cm" svg:height="0.446cm" svg:x="3.264cm" svg:y="26.345cm">
          <draw:text-box>
            <text:p text:style-name="P2"><text:span text:style-name="T8">VerticalSyncPolarity:</text:span></text:p>
          </draw:text-box>
        </draw:frame>
        <draw:frame draw:style-name="gr4" draw:text-style-name="P5" draw:layer="layout" svg:width="1.183cm" svg:height="0.446cm" svg:x="11.585cm" svg:y="26.345cm">
          <draw:text-box>
            <text:p text:style-name="P2"><text:span text:style-name="T8"><text:s text:c="7"/>High</text:span></text:p>
          </draw:text-box>
        </draw:frame>
        <draw:frame draw:style-name="gr4" draw:text-style-name="P5" draw:layer="layout" svg:width="1.112cm" svg:height="0.446cm" svg:x="15.903cm" svg:y="26.345cm">
          <draw:text-box>
            <text:p text:style-name="P2"><text:span text:style-name="T8"><text:s text:c="7"/>Low</text:span></text:p>
          </draw:text-box>
        </draw:frame>
        <draw:polygon draw:style-name="gr1" draw:text-style-name="P1" draw:layer="layout" svg:width="0.391cm" svg:height="0.394cm" svg:x="11.524cm" svg:y="4.04cm" svg:viewBox="0 0 392 395" draw:points="0,0 392,0 392,395 0,395">
          <text:p/>
        </draw:polygon>
        <draw:polygon draw:style-name="gr12" draw:text-style-name="P14" draw:layer="layout" svg:width="0.391cm" svg:height="0.394cm" svg:x="11.524cm" svg:y="4.04cm" svg:viewBox="0 0 392 395" draw:points="0,395 392,395 392,0 0,0">
          <text:p/>
        </draw:polygon>
        <draw:polygon draw:style-name="gr14" draw:text-style-name="P15" draw:layer="layout" svg:width="1.227cm" svg:height="3.587cm" svg:x="1.829cm" svg:y="3.91cm" svg:viewBox="0 0 1228 3588" draw:points="0,0 1228,0 1228,3588 0,3588">
          <text:p/>
        </draw:polygon>
        <draw:polygon draw:style-name="gr14" draw:text-style-name="P15" draw:layer="layout" svg:width="1.227cm" svg:height="5.992cm" svg:x="1.829cm" svg:y="10.53cm" svg:viewBox="0 0 1228 5993" draw:points="0,0 1228,0 1228,5993 0,5993">
          <text:p/>
        </draw:polygon>
        <draw:polygon draw:style-name="gr14" draw:text-style-name="P15" draw:layer="layout" svg:width="1.227cm" svg:height="2.972cm" svg:x="1.829cm" svg:y="7.53cm" svg:viewBox="0 0 1228 2973" draw:points="0,0 1228,0 1228,2973 0,2973">
          <text:p/>
        </draw:polygon>
        <draw:frame draw:style-name="gr4" draw:text-style-name="P5" draw:layer="layout" svg:width="2.954cm" svg:height="0.446cm" svg:x="3.264cm" svg:y="26.945cm">
          <draw:text-box>
            <text:p text:style-name="P2"><text:span text:style-name="T10">DataEnablePolarity:</text:span></text:p>
          </draw:text-box>
        </draw:frame>
        <draw:frame draw:style-name="gr4" draw:text-style-name="P5" draw:layer="layout" svg:width="1.183cm" svg:height="0.446cm" svg:x="11.585cm" svg:y="26.945cm">
          <draw:text-box>
            <text:p text:style-name="P2"><text:span text:style-name="T8"><text:s text:c="7"/>High</text:span></text:p>
          </draw:text-box>
        </draw:frame>
        <draw:frame draw:style-name="gr4" draw:text-style-name="P5" draw:layer="layout" svg:width="1.112cm" svg:height="0.446cm" svg:x="15.903cm" svg:y="26.945cm">
          <draw:text-box>
            <text:p text:style-name="P2"><text:span text:style-name="T8"><text:s text:c="7"/>Low</text:span></text:p>
          </draw:text-box>
        </draw:frame>
        <draw:frame draw:style-name="gr8" draw:text-style-name="P9" draw:layer="layout" svg:width="2.895cm" svg:height="0.492cm" draw:transform="rotate (1.5707963267949) translate (2.173cm 7.107cm)">
          <draw:text-box>
            <text:p text:style-name="P2"><text:span text:style-name="T15">Video Parameters</text:span></text:p>
          </draw:text-box>
        </draw:frame>
        <draw:frame draw:style-name="gr8" draw:text-style-name="P9" draw:layer="layout" svg:width="2.895cm" svg:height="0.492cm" draw:transform="rotate (1.5707963267949) translate (2.173cm 7.107cm)">
          <draw:text-box>
            <text:p text:style-name="P2"><text:span text:style-name="T16">Video Parameters</text:span></text:p>
          </draw:text-box>
        </draw:frame>
        <draw:frame draw:style-name="gr8" draw:text-style-name="P9" draw:layer="layout" svg:width="4.641cm" svg:height="0.492cm" draw:transform="rotate (1.5707963267949) translate (2.173cm 15.707cm)">
          <draw:text-box>
            <text:p text:style-name="P2"><text:span text:style-name="T15">Chip dependent Information</text:span></text:p>
          </draw:text-box>
        </draw:frame>
        <draw:frame draw:style-name="gr8" draw:text-style-name="P9" draw:layer="layout" svg:width="4.641cm" svg:height="0.492cm" draw:transform="rotate (1.5707963267949) translate (2.173cm 15.707cm)">
          <draw:text-box>
            <text:p text:style-name="P2"><text:span text:style-name="T16">Chip dependent Information</text:span></text:p>
          </draw:text-box>
        </draw:frame>
        <draw:frame draw:style-name="gr8" draw:text-style-name="P9" draw:layer="layout" svg:width="1.639cm" svg:height="0.492cm" draw:transform="rotate (1.5707963267949) translate (2.023cm 10.232cm)">
          <draw:text-box>
            <text:p text:style-name="P2"><text:span text:style-name="T15">Sideband </text:span></text:p>
          </draw:text-box>
        </draw:frame>
        <draw:path draw:style-name="gr9" draw:text-style-name="P11" draw:layer="layout" svg:width="0.375cm" svg:height="0.384cm" svg:x="16.556cm" svg:y="1.986cm" svg:viewBox="0 0 376 385" svg:d="M92 156c12-44 59-72 100-72 45 0 83 26 97 72zM371 233c2-14 5-28 5-41 0-104-81-192-184-192-109 0-192 88-192 197 0 104 86 188 191 188 76 0 150-51 173-115h-95c-17 19-49 31-81 31-43 0-82-27-96-68z">
          <text:p/>
        </draw:path>
        <draw:polygon draw:style-name="gr9" draw:text-style-name="P11" draw:layer="layout" svg:width="0.087cm" svg:height="0.481cm" svg:x="16.986cm" svg:y="1.878cm" svg:viewBox="0 0 88 482" draw:points="0,0 88,0 88,482 0,482">
          <text:p/>
        </draw:polygon>
        <draw:path draw:style-name="gr9" draw:text-style-name="P11" draw:layer="layout" svg:width="0.376cm" svg:height="0.384cm" svg:x="17.124cm" svg:y="1.986cm" svg:viewBox="0 0 377 385" svg:d="M92 156c12-44 56-72 99-72 46 0 84 26 98 72zM374 233c3-14 3-28 3-41 0-104-82-192-186-192-107 0-191 88-191 197 0 104 87 188 191 188 77 0 151-51 174-115h-96c-18 19-49 31-81 31-43 0-84-27-95-68z">
          <text:p/>
        </draw:path>
        <draw:path draw:style-name="gr9" draw:text-style-name="P11" draw:layer="layout" svg:width="0.37cm" svg:height="0.384cm" svg:x="17.54cm" svg:y="1.986cm" svg:viewBox="0 0 371 385" svg:d="M273 257c-15 27-47 44-79 44-60 0-106-45-106-108 0-60 40-109 103-109 36 0 64 15 82 50h98c-23-81-101-134-180-134-103 0-191 84-191 192 0 53 20 103 59 140 34 33 84 53 133 53 80 0 155-52 179-128z">
          <text:p/>
        </draw:path>
        <draw:polygon draw:style-name="gr9" draw:text-style-name="P11" draw:layer="layout" svg:width="0.18cm" svg:height="0.481cm" svg:x="17.941cm" svg:y="1.878cm" svg:viewBox="0 0 181 482" draw:points="41,482 127,482 127,196 181,196 181,120 127,120 127,0 41,0 41,120 0,120 0,196 41,196">
          <text:p/>
        </draw:polygon>
        <draw:path draw:style-name="gr9" draw:text-style-name="P11" draw:layer="layout" svg:width="0.165cm" svg:height="0.373cm" svg:x="18.163cm" svg:y="1.986cm" svg:viewBox="0 0 166 374" svg:d="M0 374h88v-194c0-30 0-56 23-76 17-11 38-17 55-17v-87h-8c-35 0-58 14-79 44v-32h-79z">
          <text:p/>
        </draw:path>
        <draw:path draw:style-name="gr9" draw:text-style-name="P11" draw:layer="layout" svg:width="0.384cm" svg:height="0.384cm" svg:x="18.342cm" svg:y="1.986cm" svg:viewBox="0 0 385 385" svg:d="M191 84c61 0 108 52 108 111 0 60-46 106-108 106-61 0-104-48-104-106 0-29 9-54 29-77 17-20 49-34 75-34zM197 0c-110 0-197 84-197 195 0 104 87 190 191 190 108 0 194-84 194-190 0-107-83-195-188-195z">
          <text:p/>
        </draw:path>
        <draw:path draw:style-name="gr9" draw:text-style-name="P11" draw:layer="layout" svg:width="0.321cm" svg:height="0.373cm" svg:x="18.772cm" svg:y="1.986cm" svg:viewBox="0 0 322 374" svg:d="M0 374h87v-163c0-28-3-67 14-92 12-19 35-32 61-32 23 0 43 11 58 30 14 24 14 60 14 88v169h88v-186c0-46 0-91-29-132-3-4-6-8-9-11-27-28-67-45-105-45-37 0-78 15-98 45v-33h-81z">
          <text:p/>
        </draw:path>
        <draw:path draw:style-name="gr9" draw:text-style-name="P11" draw:layer="layout" svg:width="0.09cm" svg:height="0.481cm" svg:x="19.159cm" svg:y="1.878cm" svg:viewBox="0 0 91 482" svg:d="M0 78h91v-78h-91zM0 482h91v-362h-91z">
          <text:p/>
        </draw:path>
        <draw:path draw:style-name="gr9" draw:text-style-name="P11" draw:layer="layout" svg:width="0.369cm" svg:height="0.384cm" svg:x="19.301cm" svg:y="1.986cm" svg:viewBox="0 0 370 385" svg:d="M275 257c-17 27-46 44-78 44-64 0-110-45-110-108 0-60 44-109 104-109 38 0 64 15 84 50h95c-20-81-98-134-178-134-104 0-192 84-192 192 0 53 19 103 57 140 39 33 88 53 135 53 80 0 155-52 178-128z">
          <text:p/>
        </draw:path>
        <draw:path draw:style-name="gr9" draw:text-style-name="P11" draw:layer="layout" svg:width="0.491cm" svg:height="0.482cm" svg:x="16.541cm" svg:y="1.175cm" svg:viewBox="0 0 492 483" svg:d="M469 147c-35-88-131-147-224-147-132 0-245 109-245 245 0 135 113 238 246 238 132 0 246-101 246-236v-10h-301v80h193c-26 50-84 83-136 83-46 0-87-18-118-51-29-28-44-69-44-107 0-43 21-88 52-116 30-26 67-40 107-40 46 0 93 23 122 61z">
          <text:p/>
        </draw:path>
        <draw:path draw:style-name="gr9" draw:text-style-name="P11" draw:layer="layout" svg:width="0.48cm" svg:height="0.482cm" svg:x="17.063cm" svg:y="1.175cm" svg:viewBox="0 0 481 483" svg:d="M240 86c84 0 153 70 153 156s-69 158-153 158-156-72-156-158 70-156 156-156zM240 0c-133 0-240 110-240 244 0 133 107 239 240 239 130 0 241-106 241-239 0-134-111-244-241-244z">
          <text:p/>
        </draw:path>
        <draw:path draw:style-name="gr9" draw:text-style-name="P11" draw:layer="layout" svg:width="0.295cm" svg:height="0.462cm" svg:x="17.609cm" svg:y="1.184cm" svg:viewBox="0 0 296 463" svg:d="M84 203v-120h17c18 0 46-2 64 4 27 6 44 26 44 54 0 27-14 49-41 57-21 6-47 5-67 5zM84 463v-177h17c46 0 102 2 140-28 35-29 55-72 55-118s-23-90-61-116c-40-26-82-24-128-24h-107v463z">
          <text:p/>
        </draw:path>
        <draw:polygon draw:style-name="gr9" draw:text-style-name="P11" draw:layer="layout" svg:width="0.248cm" svg:height="0.462cm" svg:x="17.956cm" svg:y="1.184cm" svg:viewBox="0 0 249 463" draw:points="0,463 249,463 249,377 87,377 87,271 243,271 243,189 87,189 87,83 249,83 249,0 0,0">
          <text:p/>
        </draw:polygon>
        <draw:polygon draw:style-name="gr9" draw:text-style-name="P11" draw:layer="layout" svg:width="0.228cm" svg:height="0.462cm" svg:x="18.279cm" svg:y="1.184cm" svg:viewBox="0 0 229 463" draw:points="0,463 229,463 229,377 87,377 87,0 0,0">
          <text:p/>
        </draw:polygon>
        <draw:polygon draw:style-name="gr9" draw:text-style-name="P11" draw:layer="layout" svg:width="0.076cm" svg:height="0.077cm" svg:x="17.265cm" svg:y="1.386cm" svg:viewBox="0 0 77 78" draw:points="0,0 77,0 77,78 0,78">
          <text:p/>
        </draw:polygon>
        <draw:polygon draw:style-name="gr9" draw:text-style-name="P11" draw:layer="layout" svg:width="0.076cm" svg:height="0.078cm" svg:x="17.265cm" svg:y="1.283cm" svg:viewBox="0 0 77 79" draw:points="0,0 77,0 77,79 0,79">
          <text:p/>
        </draw:polygon>
        <draw:polygon draw:style-name="gr9" draw:text-style-name="P11" draw:layer="layout" svg:width="3.43cm" svg:height="0.032cm" svg:x="16.377cm" svg:y="1.747cm" svg:viewBox="0 0 3431 33" draw:points="0,0 3431,0 3431,33 0,33">
          <text:p/>
        </draw:polygon>
        <draw:path draw:style-name="gr9" draw:text-style-name="P11" draw:layer="layout" svg:width="0.167cm" svg:height="0.244cm" svg:x="17.875cm" svg:y="2.624cm" svg:viewBox="0 0 168 245" svg:d="M34 32c0-2 0-5 0-7-2-2-2-4-3-5-2-1-3-2-5-3-3 0-6-1-9-1s-6 0-6 1c-3 0-6 0-11 1v-10c6-1 11-2 17-3 8 0 12-1 17-2 6 0 11-1 15-1 5 0 8 0 11 0 12 0 24-1 33-1s18 0 26 0c9 0 15-1 20-1 4 0 7 0 9 0 3 0 6 1 6 2 3 2 3 4 3 7 0 1 0 4 0 7 0 4 0 8 0 13 0 4 0 9-3 14 0 6 0 10 0 15h-11c0-3 0-6 0-8s0-4 0-6c0-6 0-11-1-14 0-4-2-7-3-9-2-2-5-3-8-4s-6-1-12-1c-8 0-14 0-17 0-6-1-12-1-17-1h-3c-5 0-8 0-10 1-3 0-6 0-12 0 0 5 0 12 0 19s0 15 0 23 0 16 0 25 0 18-3 28c9 0 18 1 27 1 6 0 12 0 18 0 8 0 14 0 20-1 6 0 12-1 15-2 2 3 2 6 2 8s0 4-2 5c-1 2-3 3-6 4 0 1-3 1-6 2-6 0-9 0-12 0-8 0-14 0-25-1-9-1-19-2-31-3 0 4 0 9 0 14 0 6 0 12 0 18 0 9 0 15 0 22-2 7-2 14-2 20s0 12-1 17c0 5-2 9-2 12 8-1 14-2 20-2 7 0 12-1 18-1 9 0 15 1 20 1 6 0 12 0 21 0 3 0 6 0 11-1 3-1 4-3 9-6 0-3 3-7 6-12 0-5 0-11 3-19h8c0 12 0 22-3 29 0 8-3 13-5 18-3 4-6 7-9 9-5 2-9 2-14 2-3 0-9 0-12-1-6 0-11-1-15-2-5-1-11-2-17-2-6-1-14-1-21-1-6 0-15 0-21 1-8 1-17 2-23 4h-2c0-7 2-16 3-25 0-10 0-21 2-32 1-13 1-25 1-40 0-13 0-26 2-39 0-13 0-26 0-39s0-25 0-37z">
          <text:p/>
        </draw:path>
        <draw:path draw:style-name="gr9" draw:text-style-name="P11" draw:layer="layout" svg:width="0.187cm" svg:height="0.157cm" svg:x="18.051cm" svg:y="2.712cm" svg:viewBox="0 0 188 158" svg:d="M34 32c0-3 0-5-2-7 0-2 0-4 0-5-1-1-3-2-4-2-2-1-3-1-5-1-3 0-6 0-9 1s-8 2-11 3l-3-8c6-1 11-3 14-4 6-2 9-3 14-4 4-1 6-2 9-2 3-1 6-1 6-1 6 0 9 1 11 3 1 3 3 7 3 13 0 0 0 2 0 4 0 3 0 6 0 10-2 4-2 8-2 13s0 11 0 16c-1 6-1 12-3 18 0 6 0 12-1 18h1c5-18 11-33 17-45s12-22 18-30 14-13 20-16c5-4 11-6 17-6 3 0 9 0 11 3 3 1 6 3 9 7 3 3 6 7 9 12 0 5 0 11 0 18 0 2 0 5 0 8 0 4 0 8 0 12s0 9 0 14c-3 4-3 9-3 14 0 4 0 9 0 13s0 8 0 11c0 5 0 9 0 13 0 3 0 6 3 8 0 2 0 3 3 4 3 3 3 3 5 3 4 0 9-3 12-4 6-1 10-2 13-4l2 8c-2 2-5 4-9 6-6 2-9 4-14 5-4 2-6 3-12 5-3 2-8 2-11 2-4 0-7-2-9-4 0-2-3-5-3-8-3-3-3-9-3-14s0-10 0-15c0-6 0-13 0-20s0-13 3-20c0-6 0-11 0-16s0-10 0-13c0-8 0-14-3-17-3-4-9-6-14-6-3 0-6 2-12 5-5 3-9 8-14 14-3 6-7 13-12 21-6 8-9 16-12 26-3 9-5 19-8 29-1 10-3 22-3 33l-23 2c0-6 0-13 0-23 2-8 2-16 2-24 1-8 1-16 1-23 0-8 0-15 0-22 2-7 2-13 2-18 0-6 0-10 0-13z">
          <text:p/>
        </draw:path>
        <draw:path draw:style-name="gr9" draw:text-style-name="P11" draw:layer="layout" svg:width="0.128cm" svg:height="0.335cm" svg:x="18.181cm" svg:y="2.633cm" svg:viewBox="0 0 129 336" svg:d="M110 37c-2 0-5-1-5-2-3-1-6-2-6-4 0-1-3-3-3-5-2-2-2-4-2-7s2-6 2-8c3-2 3-4 6-6 0-2 3-3 3-4 3 0 5-1 6-1 2 0 5 1 6 2 2 0 6 2 6 3 3 2 3 3 3 5 3 2 3 4 3 7 0 2 0 4-3 7 0 2 0 4-3 6 0 2-4 4-7 5-2 1-3 2-6 2zM123 83c0 11 0 21 0 32s-4 22-4 33 0 22-2 33c-1 12-1 22-3 35-1 10-3 21-4 30-2 10-5 19-5 28-3 12-9 22-15 30-5 8-8 14-14 19-8 5-14 8-21 10-6 2-12 3-18 3s-11-1-15-2c-5-1-8-3-11-5s-8-4-9-7c-2-2-2-5-2-8 0-2 0-4 0-5 2-2 3-4 3-5 2-1 5-3 5-4 3 0 6-1 6-1 6 7 11 12 15 15 6 3 12 5 20 5 3 0 6-1 12-2 3-2 7-5 12-9 3-6 9-15 11-27 3-12 6-27 6-45 3-18 3-41 3-66 1-24 1-51 1-81 0-2 2-3 2-4 3-2 3-3 3-3 3-1 3-1 6-2h3c5 0 8 1 15 3z">
          <text:p/>
        </draw:path>
        <draw:path draw:style-name="gr9" draw:text-style-name="P11" draw:layer="layout" svg:width="0.129cm" svg:height="0.158cm" svg:x="18.337cm" svg:y="2.712cm" svg:viewBox="0 0 130 159" svg:d="M26 83c0 5 0 10 0 15 2 5 2 9 5 14 0 4 3 8 3 12 3 4 6 7 9 10 4 3 10 6 12 7 3 2 9 3 12 3 6 0 12-1 14-4 3-2 7-5 9-8 3-4 6-8 9-12 0-5 3-10 3-15 2-5 2-10 2-14 1-5 1-10 1-14s-1-9-1-14-2-9-2-14c-3-4-3-9-6-12-3-5-6-9-9-12-3-2-6-5-11-6-3-2-6-3-12-3-5 0-9 1-14 3-3 3-7 5-10 9s-6 9-6 13c-3 5-6 10-6 15 0 4-2 9-2 14s0 9 0 13zM0 93c0-7 0-14 2-21 0-7 3-14 6-21 3-6 8-13 12-20 5-6 8-11 14-15s13-8 19-11c8-2 14-5 23-5 8 0 17 4 23 7 6 4 12 9 17 15 6 6 9 13 12 22 0 7 2 15 2 24 0 7 0 14-2 21 0 7-3 14-6 21-3 6-6 13-12 19-3 5-8 11-14 15s-12 8-17 10c-6 3-15 5-23 5-9 0-19-3-25-6-5-4-11-9-15-15-8-6-11-13-14-21 0-8-2-16-2-24z">
          <text:p/>
        </draw:path>
        <draw:path draw:style-name="gr9" draw:text-style-name="P11" draw:layer="layout" svg:width="0.162cm" svg:height="0.256cm" svg:x="18.475cm" svg:y="2.712cm" svg:viewBox="0 0 163 257" svg:d="M72 151c0-7-3-14-5-21-1-7-3-14-6-22-1-7-3-14-6-21s-3-14-6-20-3-12-6-18c-2-5-2-10-5-14 0-4-3-7-3-10-1-2-3-4-4-6-2-1-5-2-5-3-3 0-3 0-6 0s-3 0-6 0c-2 1-5 1-11 2l-3-7c8-2 12-3 15-4 5-2 8-3 11-4 3 0 6-1 9-2 3 0 5 0 6 0 2 0 2 0 5 1 3 0 3 1 6 3 0 1 3 4 3 6 3 3 3 6 5 11 1 2 3 6 4 10 0 4 3 8 3 14 2 5 5 10 5 17 3 6 3 12 6 19 3 6 3 13 6 20 2 7 3 14 5 21 3-9 6-19 9-28 6-10 9-20 14-30 4-10 6-20 11-30 5-9 8-19 11-28 3-1 3-2 3-3 3-1 3-2 6-3 0 0 0-1 2-1 1 0 3 0 4 0 2 0 5 0 6 1 5 1 5 1 8 2-3 5-8 11-11 17-4 6-7 13-9 20-3 7-6 14-12 22-3 7-6 15-13 23-2 8-5 16-8 24s-9 15-12 23-6 15-8 23c-3 8-6 15-7 22-3 7-8 14-11 22 0 6-3 13-6 19-2 7-5 11-8 16s-6 9-12 12c-3 3-5 6-11 8-3 2-9 3-15 3-3 0-5-1-8-2-1 0-4-2-6-3-3-1-6-3-6-5s0-4 0-6 0-4 0-7c3-2 6-4 8-5 3 1 6 3 9 3 3 1 6 2 6 2 8 0 12-2 17-5 3-3 6-9 12-15 3-7 8-15 12-25 3-9 11-26 11-32 0-3 0-6 0-6z">
          <text:p/>
        </draw:path>
        <draw:path draw:style-name="gr9" draw:text-style-name="P11" draw:layer="layout" svg:width="0.185cm" svg:height="0.244cm" svg:x="18.712cm" svg:y="2.623cm" svg:viewBox="0 0 186 245" svg:d="M11 62h-9c0-9-2-16-2-22 0-7 2-13 2-18 1-4 1-8 4-11 2-4 5-6 8-7 3-2 9-2 15-2 5 0 8 0 14 0s12 0 17 1c7 0 13 0 19 0 5 0 11 0 17 0 9 0 17 0 23 0 9 0 15 0 20 0 6 0 12 0 15 0 6 0 8 0 11-1 4 0 7 0 12-1 3 0 6-1 9-1 0 3 0 6 0 8 0 5 0 8-6 11-3 2-9 3-17 3-6 0-15 0-24-1-11-1-20-2-34-3 0 11 0 21 0 33s0 23 0 36c-1 12-1 25-1 38-2 13-2 27-2 40 0 14 0 27-1 40 0 13 0 25-2 37l-23 3h-3c0-14 2-26 2-38 1-12 1-24 1-37s2-25 2-37c0-11 1-23 1-36 0-12 0-25 0-38s0-27 0-42c-3 0-9 0-12 0-7-1-9-1-13-1-5 0-11 0-14 1-3 0-6 0-9 1s-5 2-8 4-6 4-6 7c-3 4-3 8-6 13 0 5 0 11 0 18z">
          <text:p/>
        </draw:path>
        <draw:path draw:style-name="gr9" draw:text-style-name="P11" draw:layer="layout" svg:width="0.113cm" svg:height="0.158cm" svg:x="18.861cm" svg:y="2.712cm" svg:viewBox="0 0 114 159" svg:d="M88 38c0-4 0-7-2-10 0-3 0-5-3-7s-3-4-6-5c-5-1-6-2-13-2-3 0-8 1-11 2-3 2-9 4-9 7-3 3-6 6-8 9-3 5-4 9-6 13-1 4-3 8-4 12 0 5-2 9-2 13 9-1 17-2 26-4 8-1 14-4 21-6 6-3 12-6 15-10 0-3 2-8 2-12zM109 121c0 1 3 1 3 2v1c0 1 2 1 2 2h-2c-3 6-6 11-12 14-3 4-9 8-14 10-3 3-9 5-14 6-8 3-11 3-16 3-9 0-18-2-23-6-7-3-15-8-18-14-5-6-9-12-11-20-3-8-4-17-4-26 0-7 0-14 1-22 3-7 5-14 8-21s6-13 9-19c6-6 12-11 17-15 6-5 12-8 18-10 6-3 16-6 24-6 6 0 9 3 14 4 6 1 9 3 12 6 6 3 6 6 9 10 2 3 2 8 2 12 0 8-2 15-5 20-6 5-12 9-20 13-6 4-18 7-30 9s-23 4-35 5v2c0 9 0 17 3 24 2 7 5 13 9 19 2 5 8 9 14 12s11 4 18 4c9 0 15-1 20-4 6-4 15-9 21-15z">
          <text:p/>
        </draw:path>
        <draw:path draw:style-name="gr9" draw:text-style-name="P11" draw:layer="layout" svg:width="0.107cm" svg:height="0.158cm" svg:x="19.006cm" svg:y="2.712cm" svg:viewBox="0 0 108 159" svg:d="M20 115c0 6 1 10 4 14 2 4 5 7 8 9 6 3 9 4 12 6 5 1 9 1 14 1 3 0 6 0 11-1 3-1 6-3 9-5s6-4 6-7c3-3 3-6 3-9 0-4 0-7-3-10s-5-5-8-7c-3-3-6-5-9-7s-9-4-12-6c-5-1-9-3-11-5-3-2-9-4-12-6s-6-4-9-6c-3-3-6-5-8-8-3-3-4-7-6-10 0-4-1-8-1-12 0-5 1-9 1-14 3-4 5-8 8-11s6-6 9-9c4-2 9-4 12-6 6-1 9-2 14-3 6-3 9-3 15-3 5 0 9 0 14 3 6 2 9 3 15 6 3 2 6 5 9 8 1 3 3 7 3 11 0 2 0 4-2 5 0 2-1 5-3 7-1 1-3 3-4 4-3 1-6 1-9 2-3 0-6-1-9-2v-1c0-2 3-4 3-6 0-3 0-5 0-6 0-3 0-6-3-8-2-2-3-4-6-5-3-2-5-3-8-3-3-1-6-1-9-1-5 0-9 0-14 2-3 1-6 3-9 5s-5 4-6 7c-2 3-3 6-3 10s1 7 3 10c3 3 6 6 9 8 3 3 6 5 11 7 6 2 9 5 15 7 5 2 9 5 15 8 5 2 11 5 14 9 4 3 9 7 10 11 3 5 5 10 5 16 0 7-3 13-6 19-3 5-6 10-12 14-6 3-12 6-18 8-8 2-14 4-23 4-3 0-8 0-11-2-3 0-8-1-12-2-3-1-6-3-9-4-5-2-6-4-9-6-2-2-5-4-8-7 0-3 0-5 0-8s0-5 0-7c3-2 3-4 6-5 2-1 3-2 6-2 3-1 5-1 8-1z">
          <text:p/>
        </draw:path>
        <draw:path draw:style-name="gr9" draw:text-style-name="P11" draw:layer="layout" svg:width="0.105cm" svg:height="0.233cm" svg:x="19.144cm" svg:y="2.636cm" svg:viewBox="0 0 106 234" svg:d="M65 2c-3 13-6 28-8 44-3 14-3 28-6 41 3 0 8 0 11 0s6 1 9 1 6 0 9 0h3c6 0 11-1 17-1 0 1 0 2 0 3s0 2 0 3c0 3 0 4-3 5s-6 2-12 2c-5 0-8-1-14-1-9-1-14-1-20-2-1 8-1 15-3 22 0 7 0 13 0 20 0 6-1 12-1 17s0 10 0 14c0 7 0 14 1 19 0 6 2 11 3 15 3 4 6 7 8 9 3 3 9 4 15 4 3 0 9-1 11-2 6-2 10-4 18-7 0 2 3 5 3 7-6 3-9 6-15 8-3 2-8 4-11 6-6 1-9 3-15 4-3 1-6 1-11 1-3 0-9-1-13-3-3-1-8-4-9-8-3-5-5-11-8-18 0-7-1-16-1-28 0-6 0-12 0-19s1-13 1-20 0-14 0-21c2-6 3-13 3-20-6 0-12 1-15 1-5 0-9 1-12 2 0-1 0-1 0-2s1-3 1-4c2-1 3-2 6-3 2-1 5-2 8-3s9-1 12-1c3-15 5-28 6-41 2-15 2-27 5-37 0-2 0-4 3-5 0-1 0-2 4-3l3-1c3 0 3 0 5 0 3 0 4 0 6 0 0 1 3 1 6 2z">
          <text:p/>
        </draw:path>
        <draw:path draw:style-name="gr9" draw:text-style-name="P11" draw:layer="layout" svg:width="0.063cm" svg:height="0.235cm" svg:x="19.278cm" svg:y="2.633cm" svg:viewBox="0 0 64 236" svg:d="M20 38c-1 0-3-1-6-2-3-2-3-3-6-5 0-1 0-3-3-5 0-2 0-5 0-7 0-3 0-6 3-8 0-2 0-4 3-6 0-2 3-3 6-4 2 0 3-1 6-1 2 0 3 1 5 1 3 1 7 3 7 4 1 2 3 3 3 5 3 2 3 4 3 7 0 2 0 4-3 7 0 2-2 4-3 6-4 2-4 4-7 6-2 1-5 2-8 2zM31 86c-3 8-3 16-5 24 0 8 0 15-1 23 0 7-2 14-2 21 0 6 0 12 0 17 0 8 0 14 0 19s2 9 2 13c1 3 1 6 1 8 2 2 2 4 5 5 0 1 0 2 4 2 1 1 3 1 6 1s6-1 9-2c5-1 8-2 11-4l3 6c-3 2-6 4-9 6-5 2-8 4-11 5-6 2-9 3-16 5-3 1-6 1-9 1-2 0-5 0-5 0-3-1-3-1-6-3 0-1-3-3-3-5s-3-6-3-10 0-9 0-15c0-7-2-14-2-23 0-5 0-11 2-17 0-7 0-14 0-21 0-8 0-16 0-24s0-17 0-26c0-2 3-3 3-4 0-2 3-3 3-3 0-1 3-1 3-2 3 0 5 0 6 0 5 0 9 1 14 3z">
          <text:p/>
        </draw:path>
        <draw:path draw:style-name="gr9" draw:text-style-name="P11" draw:layer="layout" svg:width="0.185cm" svg:height="0.157cm" svg:x="19.355cm" svg:y="2.712cm" svg:viewBox="0 0 186 158" svg:d="M32 32c0-3 0-5 0-7-3-2-3-4-3-5s-3-2-3-2c-2-1-2-1-5-1s-6 0-9 1-6 2-12 3v-8c3-1 9-3 14-4 4-2 7-3 12-4 3-1 6-2 9-2 3-1 6-1 8-1 4 0 7 1 9 3 3 3 3 7 3 13 0 0 0 2 0 4 0 3 0 6 0 10s-3 8-3 13 0 11 0 16c0 6 0 12-2 18 0 6 0 12 0 18 5-18 11-33 17-45s12-22 18-30c8-8 14-13 19-16 6-4 12-6 18-6 3 0 8 0 11 3 3 1 6 3 9 7 3 3 6 7 9 12 0 5 0 11 0 18 0 2 0 5 0 8 0 4 0 8 0 12s0 9 0 14c-3 4-3 9-3 14 0 4 0 9 0 13s0 8 0 11c0 5 0 9 0 13 0 3 0 6 3 8 0 2 2 3 2 4 3 3 4 3 7 3 4 0 9-3 12-4 6-1 8-2 12-4l2 8c-3 2-6 4-8 6-6 2-9 4-14 5-5 2-8 3-13 5-3 2-6 2-9 2-6 0-9-2-11-4-1-2-4-5-4-8-2-3-2-9-2-14s0-10 0-15c0-6 0-13 0-20s0-13 2-20c0-6 0-11 0-16 1-5 1-10 1-13 0-8-1-14-3-17-3-4-9-6-14-6-4 0-7 2-12 5-3 3-9 8-12 14-6 6-9 13-14 21-3 8-6 16-11 26-3 9-7 19-10 29 0 10-2 22-2 33l-24 2c0-6 0-13 0-23 3-8 3-16 3-24s0-16 0-23c0-8 0-15 3-22 0-7 0-13 0-18 0-6 0-10 0-13z">
          <text:p/>
        </draw:path>
        <draw:path draw:style-name="gr9" draw:text-style-name="P11" draw:layer="layout" svg:width="0.17cm" svg:height="0.27cm" svg:x="19.54cm" svg:y="2.7cm" svg:viewBox="0 0 171 271" svg:d="M84 116c3 0 9-1 12-2s4-3 7-5c2-2 5-6 8-9 0-3 3-6 3-9s3-6 3-9c0-4 0-7 0-10 0-4 0-7 0-11-3-4-3-8-3-12-3-3-3-7-6-10s-6-6-8-8c-3-3-7-4-10-6-3-1-6-2-12-2-3 0-6 1-9 2-5 1-5 3-8 5s-6 5-8 7c-1 3-3 6-4 9 0 3-2 7-2 10-1 3-1 6-1 9 0 4 0 8 1 12 2 4 2 8 3 11 2 4 3 7 5 10 3 4 6 8 9 10s5 4 8 6c3 1 7 2 12 2zM64 180c-6 2-11 3-15 6-5 2-8 5-11 9-3 3-6 8-9 12-3 5-3 10-3 15 0 7 0 12 5 17 4 5 7 9 12 12 3 3 9 5 15 7s11 2 17 2c9 0 15-1 22-3 8-3 14-6 20-10 3-4 8-9 11-14 3-6 6-12 6-19 0-3-2-7-3-9-3-3-5-5-8-7-1-2-6-4-9-5-3-2-8-3-12-4-6-1-12-3-18-4-8-2-15-3-20-5zM132 33c5 5 8 10 8 15 3 5 3 10 3 15 0 6 0 11-3 16 0 6-3 11-6 15-5 5-8 9-12 14-2 4-8 7-11 10-6 3-11 5-18 8-3 1-9 2-15 2-3 0-3 0-6 0 0 0-3 0-3-1-2 1-5 2-8 3 0 1-3 2-3 3-3 1-5 4-6 5 0 2 0 3 0 5 0 3 0 5 3 7 3 3 6 4 9 6 5 2 9 3 14 4 6 1 12 3 18 4s10 2 15 3c6 1 9 3 14 4 6 2 12 4 15 6s6 4 9 7c2 2 5 6 6 9 2 4 5 8 5 13 0 6-3 12-6 17-2 6-5 11-8 16-3 4-9 9-15 13s-11 7-17 10c-8 3-15 5-24 7-6 1-12 2-21 2h-2c-3 0-9 0-14-1-4-1-10-2-15-3-3-1-9-3-15-5-3-3-6-5-11-9-3-3-6-6-9-11 0-4-3-8-3-14 0-4 3-8 3-12 3-4 5-8 6-12 3-3 6-6 9-10 2-3 8-5 11-8 3-2 6-4 12-6 2-2 6-3 9-4v-1c-1-1-4-2-7-3-2-2-5-3-5-5-3-2-3-5-6-7-1-2-1-5-1-8 0-4 0-7 1-10 3-3 6-5 6-8 3-2 5-4 8-6 3-1 6-4 9-5-5-2-9-5-14-8-3-3-6-7-10-12-5-4-5-9-8-13 0-5-3-10-3-16 0-9 3-17 6-25 5-7 9-14 15-20 6-5 14-10 23-13 5-3 14-4 23-4 3 0 6 0 9 0 3 1 6 1 9 2 1 1 6 2 6 2 3 1 3 2 6 3s5 2 8 3c1 1 4 2 9 2 3 0 6 0 9-1s3-3 5-4c3-2 4-4 6-6 0-3 0-6 0-9v-1c0 0 0-1 0-2l1-1c5 3 11 5 11 9 3 3 5 6 5 10 0 2-2 5-2 7s-3 3-3 5c-3 1-6 2-9 3s-6 1-9 1c-5 0-8-1-14-3z">
          <text:p/>
        </draw:path>
        <draw:path draw:style-name="gr9" draw:text-style-name="P11" draw:layer="layout" svg:width="0.071cm" svg:height="0.067cm" svg:x="15.416cm" svg:y="2.608cm" svg:viewBox="0 0 72 68" svg:d="M20 0h33c32 16 20 67-17 68-19 0-37-17-36-41 2-13 11-22 20-27z">
          <text:p/>
        </draw:path>
        <draw:path draw:style-name="gr9" draw:text-style-name="P11" draw:layer="layout" svg:width="0.067cm" svg:height="0.065cm" svg:x="15.532cm" svg:y="2.608cm" svg:viewBox="0 0 68 66" svg:d="M19 0h30c32 14 20 68-18 66-38-1-41-55-12-66z">
          <text:p/>
        </draw:path>
        <draw:path draw:style-name="gr9" draw:text-style-name="P11" draw:layer="layout" svg:width="0.066cm" svg:height="0.064cm" svg:x="15.643cm" svg:y="2.608cm" svg:viewBox="0 0 67 65" svg:d="M21 0h26c6 5 11 9 15 16 15 23-4 47-24 49-32 4-50-34-29-56 3-4 9-7 12-9z">
          <text:p/>
        </draw:path>
        <draw:path draw:style-name="gr9" draw:text-style-name="P11" draw:layer="layout" svg:width="0.066cm" svg:height="0.064cm" svg:x="15.756cm" svg:y="2.608cm" svg:viewBox="0 0 67 65" svg:d="M24 0h17c18 6 32 24 24 46-12 27-51 24-62-1-9-22 6-40 21-45z">
          <text:p/>
        </draw:path>
        <draw:path draw:style-name="gr9" draw:text-style-name="P11" draw:layer="layout" svg:width="0.061cm" svg:height="0.062cm" svg:x="15.871cm" svg:y="2.608cm" svg:viewBox="0 0 62 63" svg:d="M30 0h3c39 4 39 63-3 63-41 0-38-63 0-63z">
          <text:p/>
        </draw:path>
        <draw:path draw:style-name="gr9" draw:text-style-name="P11" draw:layer="layout" svg:width="0.061cm" svg:height="0.061cm" svg:x="15.984cm" svg:y="2.607cm" svg:viewBox="0 0 62 62" svg:d="M26 0c19-2 36 13 36 31 0 20-23 39-47 27-12-7-21-25-11-42 2-5 11-13 22-16z">
          <text:p/>
        </draw:path>
        <draw:path draw:style-name="gr9" draw:text-style-name="P11" draw:layer="layout" svg:width="0.056cm" svg:height="0.058cm" svg:x="16.099cm" svg:y="2.608cm" svg:viewBox="0 0 57 59" svg:d="M25 0c5-1 14 0 20 5 3 2 9 7 11 15 8 23-14 41-31 38-33-4-33-52 0-58z">
          <text:p/>
        </draw:path>
        <draw:path draw:style-name="gr9" draw:text-style-name="P11" draw:layer="layout" svg:width="0.055cm" svg:height="0.056cm" svg:x="16.211cm" svg:y="2.61cm" svg:viewBox="0 0 56 57" svg:d="M22 0c6-1 15 0 21 3 17 10 20 43-6 51-39 17-51-47-15-54z">
          <text:p/>
        </draw:path>
        <draw:path draw:style-name="gr9" draw:text-style-name="P11" draw:layer="layout" svg:width="0.054cm" svg:height="0.054cm" svg:x="16.325cm" svg:y="2.611cm" svg:viewBox="0 0 55 55" svg:d="M26 0c18-2 35 20 27 40-15 30-65 9-50-23 3-9 9-16 23-17z">
          <text:p/>
        </draw:path>
        <draw:path draw:style-name="gr9" draw:text-style-name="P11" draw:layer="layout" svg:width="0.051cm" svg:height="0.051cm" svg:x="16.438cm" svg:y="2.612cm" svg:viewBox="0 0 52 52" svg:d="M20 0c18-2 32 11 32 26 0 34-49 34-52 5-3-15 8-29 20-31z">
          <text:p/>
        </draw:path>
        <draw:path draw:style-name="gr9" draw:text-style-name="P11" draw:layer="layout" svg:width="0.048cm" svg:height="0.049cm" svg:x="16.553cm" svg:y="2.613cm" svg:viewBox="0 0 49 50" svg:d="M18 0c15-2 26 5 29 15 9 20-12 41-33 33-20-9-18-43 4-48z">
          <text:p/>
        </draw:path>
        <draw:path draw:style-name="gr9" draw:text-style-name="P11" draw:layer="layout" svg:width="0.046cm" svg:height="0.047cm" svg:x="16.666cm" svg:y="2.614cm" svg:viewBox="0 0 47 48" svg:d="M20 0c12-2 27 7 27 22 0 20-18 30-32 24-22-8-18-41 5-46z">
          <text:p/>
        </draw:path>
        <draw:path draw:style-name="gr9" draw:text-style-name="P11" draw:layer="layout" svg:width="0.044cm" svg:height="0.045cm" svg:x="16.78cm" svg:y="2.615cm" svg:viewBox="0 0 45 46" svg:d="M22 0c12-1 21 7 23 18 3 18-14 34-31 25-22-8-16-40 8-43z">
          <text:p/>
        </draw:path>
        <draw:path draw:style-name="gr9" draw:text-style-name="P11" draw:layer="layout" svg:width="0.041cm" svg:height="0.042cm" svg:x="16.894cm" svg:y="2.616cm" svg:viewBox="0 0 42 43" svg:d="M18 0c14-2 29 12 23 30-9 25-50 10-39-17 0-5 6-10 16-13z">
          <text:p/>
        </draw:path>
        <draw:path draw:style-name="gr9" draw:text-style-name="P11" draw:layer="layout" svg:width="0.04cm" svg:height="0.04cm" svg:x="17.006cm" svg:y="2.619cm" svg:viewBox="0 0 41 41" svg:d="M15 1c15-3 23 5 26 15 3 15-9 29-27 25-12-3-19-22-9-33 1-3 6-7 10-7z">
          <text:p/>
        </draw:path>
        <draw:path draw:style-name="gr9" draw:text-style-name="P11" draw:layer="layout" svg:width="0.039cm" svg:height="0.036cm" svg:x="17.12cm" svg:y="2.62cm" svg:viewBox="0 0 40 37" svg:d="M16 1c12-3 24 5 24 17 0 32-50 22-38-8 2-4 5-8 14-9z">
          <text:p/>
        </draw:path>
        <draw:path draw:style-name="gr9" draw:text-style-name="P11" draw:layer="layout" svg:width="0.037cm" svg:height="0.035cm" svg:x="17.233cm" svg:y="2.619cm" svg:viewBox="0 0 38 36" svg:d="M15 0c11-1 18 6 21 12 9 30-42 34-36 2 2-6 9-13 15-14z">
          <text:p/>
        </draw:path>
        <draw:path draw:style-name="gr9" draw:text-style-name="P11" draw:layer="layout" svg:width="0.032cm" svg:height="0.032cm" svg:x="17.346cm" svg:y="2.62cm" svg:viewBox="0 0 33 33" svg:d="M11 0c12-2 22 4 22 14 2 23-31 25-33 6-1-11 2-18 11-20z">
          <text:p/>
        </draw:path>
        <draw:path draw:style-name="gr9" draw:text-style-name="P11" draw:layer="layout" svg:width="0.026cm" svg:height="0.026cm" svg:x="17.464cm" svg:y="2.624cm" svg:viewBox="0 0 27 27" svg:d="M9 0c7-1 16 4 18 11 3 20-29 22-27 2 0-8 3-10 9-13z">
          <text:p/>
        </draw:path>
        <draw:path draw:style-name="gr9" draw:text-style-name="P11" draw:layer="layout" svg:width="0.018cm" svg:height="0.018cm" svg:x="17.582cm" svg:y="2.628cm" svg:viewBox="0 0 19 19" svg:d="M6 0c18-3 16 24 0 18-7-2-10-14 0-18z">
          <text:p/>
        </draw:path>
        <draw:path draw:style-name="gr9" draw:text-style-name="P11" draw:layer="layout" svg:width="0.015cm" svg:height="0.015cm" svg:x="17.693cm" svg:y="2.63cm" svg:viewBox="0 0 16 16" svg:d="M8 0c10-2 10 16 1 16s-15-15-1-16z">
          <text:p/>
        </draw:path>
        <draw:path draw:style-name="gr9" draw:text-style-name="P11" draw:layer="layout" svg:width="0.074cm" svg:height="0.072cm" svg:x="15.358cm" svg:y="2.659cm" svg:viewBox="0 0 75 73" svg:d="M33 1c22-5 40 13 42 34 0 31-31 46-51 35-9-5-22-17-24-27-1-23 15-38 33-42z">
          <text:p/>
        </draw:path>
        <draw:path draw:style-name="gr9" draw:text-style-name="P11" draw:layer="layout" svg:width="0.07cm" svg:height="0.069cm" svg:x="15.473cm" svg:y="2.658cm" svg:viewBox="0 0 71 70" svg:d="M33 0c49-5 50 70 3 70-21 0-39-17-36-40 3-17 15-29 33-30z">
          <text:p/>
        </draw:path>
        <draw:path draw:style-name="gr9" draw:text-style-name="P11" draw:layer="layout" svg:width="0.066cm" svg:height="0.066cm" svg:x="15.585cm" svg:y="2.66cm" svg:viewBox="0 0 67 67" svg:d="M29 0c20-3 38 12 38 32 0 47-73 46-67-4 2-14 11-26 29-28z">
          <text:p/>
        </draw:path>
        <draw:path draw:style-name="gr9" draw:text-style-name="P11" draw:layer="layout" svg:width="0.067cm" svg:height="0.064cm" svg:x="15.701cm" svg:y="2.661cm" svg:viewBox="0 0 68 65" svg:d="M30 0c22-3 41 13 38 39-5 31-49 34-64 10-11-22 3-46 26-49z">
          <text:p/>
        </draw:path>
        <draw:path draw:style-name="gr9" draw:text-style-name="P11" draw:layer="layout" svg:width="0.063cm" svg:height="0.063cm" svg:x="15.815cm" svg:y="2.662cm" svg:viewBox="0 0 64 64" svg:d="M26 0c26-3 47 18 36 44-4 14-24 27-45 16-26-13-20-55 9-60z">
          <text:p/>
        </draw:path>
        <draw:path draw:style-name="gr9" draw:text-style-name="P11" draw:layer="layout" svg:width="0.062cm" svg:height="0.061cm" svg:x="15.926cm" svg:y="2.663cm" svg:viewBox="0 0 63 62" svg:d="M27 0c21-2 41 16 35 39-3 10-14 23-32 23s-30-16-30-36c3-14 12-24 27-26z">
          <text:p/>
        </draw:path>
        <draw:path draw:style-name="gr9" draw:text-style-name="P11" draw:layer="layout" svg:width="0.059cm" svg:height="0.059cm" svg:x="16.04cm" svg:y="2.664cm" svg:viewBox="0 0 60 60" svg:d="M27 0c43-6 43 63 1 59-17-1-35-23-26-42 6-7 14-15 25-17z">
          <text:p/>
        </draw:path>
        <draw:path draw:style-name="gr9" draw:text-style-name="P11" draw:layer="layout" svg:width="0.055cm" svg:height="0.055cm" svg:x="16.155cm" svg:y="2.667cm" svg:viewBox="0 0 56 56" svg:d="M22 1c21-6 38 12 33 33-3 16-22 26-36 21-26-7-26-48 3-54z">
          <text:p/>
        </draw:path>
        <draw:path draw:style-name="gr9" draw:text-style-name="P11" draw:layer="layout" svg:width="0.055cm" svg:height="0.055cm" svg:x="16.269cm" svg:y="2.668cm" svg:viewBox="0 0 56 56" svg:d="M28 0c4 0 12 1 15 3 23 15 15 60-21 52-14-3-26-18-20-35 3-9 11-19 26-20z">
          <text:p/>
        </draw:path>
        <draw:path draw:style-name="gr9" draw:text-style-name="P11" draw:layer="layout" svg:width="0.052cm" svg:height="0.053cm" svg:x="16.382cm" svg:y="2.669cm" svg:viewBox="0 0 53 54" svg:d="M25 0c17-1 34 16 26 38-9 32-65 12-48-21 0-4 9-14 22-17z">
          <text:p/>
        </draw:path>
        <draw:path draw:style-name="gr9" draw:text-style-name="P11" draw:layer="layout" svg:width="0.049cm" svg:height="0.048cm" svg:x="16.496cm" svg:y="2.668cm" svg:viewBox="0 0 50 49" svg:d="M19 0c19-3 33 10 31 26-1 28-40 30-48 8-6-17 3-32 17-34z">
          <text:p/>
        </draw:path>
        <draw:path draw:style-name="gr9" draw:text-style-name="P11" draw:layer="layout" svg:width="0.046cm" svg:height="0.048cm" svg:x="16.61cm" svg:y="2.671cm" svg:viewBox="0 0 47 49" svg:d="M21 1c32-6 35 43 9 48-35 5-41-43-9-48z">
          <text:p/>
        </draw:path>
        <draw:path draw:style-name="gr9" draw:text-style-name="P11" draw:layer="layout" svg:width="0.045cm" svg:height="0.044cm" svg:x="16.722cm" svg:y="2.671cm" svg:viewBox="0 0 46 45" svg:d="M24 0c9-1 21 6 22 19 5 30-40 36-45 7-3-14 6-25 23-26z">
          <text:p/>
        </draw:path>
        <draw:path draw:style-name="gr9" draw:text-style-name="P11" draw:layer="layout" svg:width="0.042cm" svg:height="0.042cm" svg:x="16.836cm" svg:y="2.672cm" svg:viewBox="0 0 43 43" svg:d="M19 0c10-2 18 4 21 11 16 33-35 45-40 13 0-13 5-22 19-24z">
          <text:p/>
        </draw:path>
        <draw:path draw:style-name="gr9" draw:text-style-name="P11" draw:layer="layout" svg:width="0.042cm" svg:height="0.041cm" svg:x="16.95cm" svg:y="2.673cm" svg:viewBox="0 0 43 42" svg:d="M17 0c14-2 26 8 26 23-3 25-35 23-42 5-3-13 4-26 16-28z">
          <text:p/>
        </draw:path>
        <draw:path draw:style-name="gr9" draw:text-style-name="P11" draw:layer="layout" svg:width="0.037cm" svg:height="0.039cm" svg:x="17.065cm" svg:y="2.675cm" svg:viewBox="0 0 38 40" svg:d="M15 1c31-7 31 46 0 39-19-3-20-33 0-39z">
          <text:p/>
        </draw:path>
        <draw:path draw:style-name="gr9" draw:text-style-name="P11" draw:layer="layout" svg:width="0.036cm" svg:height="0.037cm" svg:x="17.176cm" svg:y="2.675cm" svg:viewBox="0 0 37 38" svg:d="M18 0c24-2 27 38 0 38-21-1-26-36 0-38z">
          <text:p/>
        </draw:path>
        <draw:path draw:style-name="gr9" draw:text-style-name="P11" draw:layer="layout" svg:width="0.033cm" svg:height="0.034cm" svg:x="17.292cm" svg:y="2.676cm" svg:viewBox="0 0 34 35" svg:d="M15 0c25-3 25 34 3 35-22 2-24-32-3-35z">
          <text:p/>
        </draw:path>
        <draw:path draw:style-name="gr9" draw:text-style-name="P11" draw:layer="layout" svg:width="0.031cm" svg:height="0.033cm" svg:x="17.405cm" svg:y="2.679cm" svg:viewBox="0 0 32 34" svg:d="M14 1c3-1 5-1 8 0 16 6 13 40-11 32-13-4-18-29 3-32z">
          <text:p/>
        </draw:path>
        <draw:path draw:style-name="gr9" draw:text-style-name="P11" draw:layer="layout" svg:width="0.024cm" svg:height="0.025cm" svg:x="17.522cm" svg:y="2.681cm" svg:viewBox="0 0 25 26" svg:d="M9 0c16-3 22 19 10 25-18 5-27-21-10-25z">
          <text:p/>
        </draw:path>
        <draw:path draw:style-name="gr9" draw:text-style-name="P11" draw:layer="layout" svg:width="0.02cm" svg:height="0.021cm" svg:x="17.635cm" svg:y="2.683cm" svg:viewBox="0 0 21 22" svg:d="M10 0c14-2 14 22 2 22-14 0-17-21-2-22z">
          <text:p/>
        </draw:path>
        <draw:path draw:style-name="gr9" draw:text-style-name="P11" draw:layer="layout" svg:width="0.072cm" svg:height="0.07cm" svg:x="15.415cm" svg:y="2.716cm" svg:viewBox="0 0 73 71" svg:d="M35 0c20-1 38 15 38 38-3 47-77 44-73-7 2-17 17-30 35-31z">
          <text:p/>
        </draw:path>
        <draw:path draw:style-name="gr9" draw:text-style-name="P11" draw:layer="layout" svg:width="0.068cm" svg:height="0.068cm" svg:x="15.53cm" svg:y="2.715cm" svg:viewBox="0 0 69 69" svg:d="M31 0c23-4 41 17 37 41-5 33-52 36-64 9-12-22 3-47 27-50z">
          <text:p/>
        </draw:path>
        <draw:path draw:style-name="gr9" draw:text-style-name="P11" draw:layer="layout" svg:width="0.067cm" svg:height="0.067cm" svg:x="15.643cm" svg:y="2.716cm" svg:viewBox="0 0 68 68" svg:d="M29 0c25-4 48 24 36 49-3 6-11 13-17 16-27 10-53-13-47-40 2-13 14-22 28-25z">
          <text:p/>
        </draw:path>
        <draw:path draw:style-name="gr9" draw:text-style-name="P11" draw:layer="layout" svg:width="0.066cm" svg:height="0.064cm" svg:x="15.756cm" svg:y="2.719cm" svg:viewBox="0 0 67 65" svg:d="M28 1c17-4 31 5 37 18 12 29-20 55-44 43-8-4-15-9-18-17-9-22 7-41 25-44z">
          <text:p/>
        </draw:path>
        <draw:path draw:style-name="gr9" draw:text-style-name="P11" draw:layer="layout" svg:width="0.061cm" svg:height="0.061cm" svg:x="15.871cm" svg:y="2.718cm" svg:viewBox="0 0 62 62" svg:d="M28 0c20-2 35 14 34 35-5 39-68 35-61-8 2-17 11-26 27-27z">
          <text:p/>
        </draw:path>
        <draw:path draw:style-name="gr9" draw:text-style-name="P11" draw:layer="layout" svg:width="0.059cm" svg:height="0.059cm" svg:x="15.985cm" svg:y="2.719cm" svg:viewBox="0 0 60 60" svg:d="M25 0c44-6 47 61 5 60-39 0-40-55-5-60z">
          <text:p/>
        </draw:path>
        <draw:path draw:style-name="gr9" draw:text-style-name="P11" draw:layer="layout" svg:width="0.056cm" svg:height="0.057cm" svg:x="16.099cm" svg:y="2.723cm" svg:viewBox="0 0 57 58" svg:d="M24 1c20-4 39 14 31 35-2 12-19 27-34 21-28-6-30-51 3-56z">
          <text:p/>
        </draw:path>
        <draw:path draw:style-name="gr9" draw:text-style-name="P11" draw:layer="layout" svg:width="0.054cm" svg:height="0.056cm" svg:x="16.211cm" svg:y="2.724cm" svg:viewBox="0 0 55 57" svg:d="M22 1c33-6 44 40 21 53-23 12-48-8-42-30 0-10 9-20 21-23z">
          <text:p/>
        </draw:path>
        <draw:path draw:style-name="gr9" draw:text-style-name="P11" draw:layer="layout" svg:width="0.052cm" svg:height="0.053cm" svg:x="16.325cm" svg:y="2.723cm" svg:viewBox="0 0 53 54" svg:d="M26 0c36-4 36 54 4 54-19 0-39-16-25-38 1-4 6-15 21-16z">
          <text:p/>
        </draw:path>
        <draw:path draw:style-name="gr9" draw:text-style-name="P11" draw:layer="layout" svg:width="0.049cm" svg:height="0.052cm" svg:x="16.439cm" svg:y="2.724cm" svg:viewBox="0 0 50 53" svg:d="M21 0c36-6 39 49 6 52-17 1-32-15-26-30 0-11 9-20 20-22z">
          <text:p/>
        </draw:path>
        <draw:path draw:style-name="gr9" draw:text-style-name="P11" draw:layer="layout" svg:width="0.049cm" svg:height="0.048cm" svg:x="16.552cm" svg:y="2.725cm" svg:viewBox="0 0 50 49" svg:d="M21 0c18-3 36 14 27 35-8 21-44 18-47-5-3-14 6-27 20-30z">
          <text:p/>
        </draw:path>
        <draw:path draw:style-name="gr9" draw:text-style-name="P11" draw:layer="layout" svg:width="0.046cm" svg:height="0.047cm" svg:x="16.666cm" svg:y="2.728cm" svg:viewBox="0 0 47 48" svg:d="M18 1c17-3 29 5 29 23 0 11-6 20-15 23-33 8-45-40-14-46z">
          <text:p/>
        </draw:path>
        <draw:path draw:style-name="gr9" draw:text-style-name="P11" draw:layer="layout" svg:width="0.044cm" svg:height="0.044cm" svg:x="16.778cm" svg:y="2.727cm" svg:viewBox="0 0 45 45" svg:d="M21 0c12-1 26 10 23 28-3 25-49 24-44-9 2-9 8-17 21-19z">
          <text:p/>
        </draw:path>
        <draw:path draw:style-name="gr9" draw:text-style-name="P11" draw:layer="layout" svg:width="0.041cm" svg:height="0.042cm" svg:x="16.894cm" svg:y="2.728cm" svg:viewBox="0 0 42 43" svg:d="M17 1c30-6 35 40 6 42-21 2-29-23-18-37 3-2 6-5 12-5z">
          <text:p/>
        </draw:path>
        <draw:path draw:style-name="gr9" draw:text-style-name="P11" draw:layer="layout" svg:width="0.039cm" svg:height="0.04cm" svg:x="17.007cm" svg:y="2.731cm" svg:viewBox="0 0 40 41" svg:d="M14 1c18-4 33 15 23 33-14 19-50-3-32-27 2-2 3-5 9-6z">
          <text:p/>
        </draw:path>
        <draw:path draw:style-name="gr9" draw:text-style-name="P11" draw:layer="layout" svg:width="0.04cm" svg:height="0.037cm" svg:x="17.119cm" svg:y="2.731cm" svg:viewBox="0 0 41 38" svg:d="M20 0c9-1 21 7 21 18 0 32-51 21-39-7 3-4 9-11 18-11z">
          <text:p/>
        </draw:path>
        <draw:path draw:style-name="gr9" draw:text-style-name="P11" draw:layer="layout" svg:width="0.036cm" svg:height="0.036cm" svg:x="17.233cm" svg:y="2.732cm" svg:viewBox="0 0 37 37" svg:d="M16 0c15-2 24 10 21 26-6 17-33 12-36-4-3-13 6-21 15-22z">
          <text:p/>
        </draw:path>
        <draw:path draw:style-name="gr9" draw:text-style-name="P11" draw:layer="layout" svg:width="0.033cm" svg:height="0.034cm" svg:x="17.348cm" svg:y="2.733cm" svg:viewBox="0 0 34 35" svg:d="M13 0c12-2 21 6 21 17 0 25-39 22-33-4 0-5 3-10 12-13z">
          <text:p/>
        </draw:path>
        <draw:path draw:style-name="gr9" draw:text-style-name="P11" draw:layer="layout" svg:width="0.029cm" svg:height="0.032cm" svg:x="17.462cm" svg:y="2.736cm" svg:viewBox="0 0 30 33" svg:d="M13 1c20-5 23 29 5 32-9 1-18-3-18-13 0-9 3-17 13-19z">
          <text:p/>
        </draw:path>
        <draw:path draw:style-name="gr9" draw:text-style-name="P11" draw:layer="layout" svg:width="0.02cm" svg:height="0.023cm" svg:x="17.578cm" svg:y="2.74cm" svg:viewBox="0 0 21 24" svg:d="M11 0c15-1 14 28-4 23-9-3-11-21 4-23z">
          <text:p/>
        </draw:path>
        <draw:path draw:style-name="gr9" draw:text-style-name="P11" draw:layer="layout" svg:width="0.021cm" svg:height="0.021cm" svg:x="17.691cm" svg:y="2.739cm" svg:viewBox="0 0 22 22" svg:d="M8 0c18-3 18 24 3 22-13 0-16-19-3-22z">
          <text:p/>
        </draw:path>
        <draw:path draw:style-name="gr9" draw:text-style-name="P11" draw:layer="layout" svg:width="0.072cm" svg:height="0.07cm" svg:x="15.359cm" svg:y="2.77cm" svg:viewBox="0 0 73 71" svg:d="M34 0c25-2 49 22 34 49-5 12-14 21-29 22-22 1-41-18-39-40 1-18 16-30 34-31z">
          <text:p/>
        </draw:path>
        <draw:path draw:style-name="gr9" draw:text-style-name="P11" draw:layer="layout" svg:width="0.07cm" svg:height="0.067cm" svg:x="15.472cm" svg:y="2.771cm" svg:viewBox="0 0 71 68" svg:d="M30 0c12-1 23 2 29 7 3 4 12 14 12 30-3 41-68 40-71 1-3-20 12-32 20-36 3-1 3-1 10-2z">
          <text:p/>
        </draw:path>
        <draw:path draw:style-name="gr9" draw:text-style-name="P11" draw:layer="layout" svg:width="0.067cm" svg:height="0.066cm" svg:x="15.586cm" svg:y="2.772cm" svg:viewBox="0 0 68 67" svg:d="M28 0c23-3 39 13 39 33 2 24-22 36-39 33-12-1-21-10-26-21-9-22 8-42 26-45z">
          <text:p/>
        </draw:path>
        <draw:path draw:style-name="gr9" draw:text-style-name="P11" draw:layer="layout" svg:width="0.066cm" svg:height="0.065cm" svg:x="15.7cm" svg:y="2.773cm" svg:viewBox="0 0 67 66" svg:d="M27 0c20-3 39 13 39 28 3 18-13 38-33 38-23 0-42-28-29-50 6-6 12-13 23-16z">
          <text:p/>
        </draw:path>
        <draw:path draw:style-name="gr9" draw:text-style-name="P11" draw:layer="layout" svg:width="0.062cm" svg:height="0.061cm" svg:x="15.814cm" svg:y="2.774cm" svg:viewBox="0 0 63 62" svg:d="M32 0c15-1 31 12 31 32 0 18-14 29-28 30-22 3-42-19-33-43 3-7 11-17 30-19z">
          <text:p/>
        </draw:path>
        <draw:path draw:style-name="gr9" draw:text-style-name="P11" draw:layer="layout" svg:width="0.06cm" svg:height="0.058cm" svg:x="15.927cm" svg:y="2.775cm" svg:viewBox="0 0 61 59" svg:d="M25 0c21-2 33 9 36 24 6 45-61 46-61 6-1-16 9-28 25-30z">
          <text:p/>
        </draw:path>
        <draw:path draw:style-name="gr9" draw:text-style-name="P11" draw:layer="layout" svg:width="0.059cm" svg:height="0.057cm" svg:x="16.04cm" svg:y="2.777cm" svg:viewBox="0 0 60 58" svg:d="M24 1c22-5 44 18 33 39-14 28-61 23-57-14 0-14 12-22 24-25z">
          <text:p/>
        </draw:path>
        <draw:path draw:style-name="gr9" draw:text-style-name="P11" draw:layer="layout" svg:width="0.057cm" svg:height="0.054cm" svg:x="16.154cm" svg:y="2.779cm" svg:viewBox="0 0 58 55" svg:d="M25 0c16-3 28 8 31 21 7 16-8 34-26 34-17 0-30-15-30-29 4-12 13-23 25-26z">
          <text:p/>
        </draw:path>
        <draw:path draw:style-name="gr9" draw:text-style-name="P11" draw:layer="layout" svg:width="0.055cm" svg:height="0.052cm" svg:x="16.267cm" svg:y="2.778cm" svg:viewBox="0 0 56 53" svg:d="M27 0c17-2 29 11 29 24 2 36-51 39-56 5-2-17 11-27 27-29z">
          <text:p/>
        </draw:path>
        <draw:path draw:style-name="gr9" draw:text-style-name="P11" draw:layer="layout" svg:width="0.053cm" svg:height="0.05cm" svg:x="16.381cm" svg:y="2.78cm" svg:viewBox="0 0 54 51" svg:d="M21 0c18-2 35 9 32 30-5 28-50 27-53-1-2-18 9-27 21-29z">
          <text:p/>
        </draw:path>
        <draw:path draw:style-name="gr9" draw:text-style-name="P11" draw:layer="layout" svg:width="0.049cm" svg:height="0.048cm" svg:x="16.495cm" svg:y="2.783cm" svg:viewBox="0 0 50 49" svg:d="M20 1c30-7 42 35 15 45-18 9-35-5-35-23 0-13 9-20 20-22z">
          <text:p/>
        </draw:path>
        <draw:path draw:style-name="gr9" draw:text-style-name="P11" draw:layer="layout" svg:width="0.046cm" svg:height="0.045cm" svg:x="16.61cm" svg:y="2.782cm" svg:viewBox="0 0 47 46" svg:d="M19 0c17-3 35 14 26 32-8 22-44 16-45-8 0-11 7-21 19-24z">
          <text:p/>
        </draw:path>
        <draw:path draw:style-name="gr9" draw:text-style-name="P11" draw:layer="layout" svg:width="0.044cm" svg:height="0.043cm" svg:x="16.722cm" svg:y="2.783cm" svg:viewBox="0 0 45 44" svg:d="M20 0c15-1 25 7 25 21 2 32-48 30-45-2 0-10 8-18 20-19z">
          <text:p/>
        </draw:path>
        <draw:path draw:style-name="gr9" draw:text-style-name="P11" draw:layer="layout" svg:width="0.042cm" svg:height="0.042cm" svg:x="16.836cm" svg:y="2.783cm" svg:viewBox="0 0 43 43" svg:d="M19 0c34-5 31 51-5 42-3-2-12-10-14-19 0-14 8-21 19-23z">
          <text:p/>
        </draw:path>
        <draw:path draw:style-name="gr9" draw:text-style-name="P11" draw:layer="layout" svg:width="0.042cm" svg:height="0.04cm" svg:x="16.949cm" svg:y="2.785cm" svg:viewBox="0 0 43 41" svg:d="M17 0c12-2 24 8 26 19 1 28-41 29-43 4-1-11 6-19 17-23z">
          <text:p/>
        </draw:path>
        <draw:path draw:style-name="gr9" draw:text-style-name="P11" draw:layer="layout" svg:width="0.038cm" svg:height="0.037cm" svg:x="17.064cm" svg:y="2.788cm" svg:viewBox="0 0 39 38" svg:d="M14 1c15-3 27 6 25 20-2 23-39 24-39-3 0-7 5-14 14-17z">
          <text:p/>
        </draw:path>
        <draw:path draw:style-name="gr9" draw:text-style-name="P11" draw:layer="layout" svg:width="0.038cm" svg:height="0.035cm" svg:x="17.176cm" svg:y="2.787cm" svg:viewBox="0 0 39 36" svg:d="M19 0c11-2 20 5 20 17 0 25-39 24-39 0 0-9 6-15 19-17z">
          <text:p/>
        </draw:path>
        <draw:path draw:style-name="gr9" draw:text-style-name="P11" draw:layer="layout" svg:width="0.034cm" svg:height="0.032cm" svg:x="17.292cm" svg:y="2.788cm" svg:viewBox="0 0 35 33" svg:d="M14 0c9-2 21 5 21 18 0 20-36 20-35-2 0-10 5-15 14-16z">
          <text:p/>
        </draw:path>
        <draw:path draw:style-name="gr9" draw:text-style-name="P11" draw:layer="layout" svg:width="0.032cm" svg:height="0.03cm" svg:x="17.404cm" svg:y="2.791cm" svg:viewBox="0 0 33 31" svg:d="M12 1c12-3 21 4 21 16 0 19-33 19-33 1 0-8 3-15 12-17z">
          <text:p/>
        </draw:path>
        <draw:path draw:style-name="gr9" draw:text-style-name="P11" draw:layer="layout" svg:width="0.032cm" svg:height="0.03cm" svg:x="17.517cm" svg:y="2.791cm" svg:viewBox="0 0 33 31" svg:d="M9 0c12-2 24 6 24 16-1 19-31 19-33 1-1-8 5-13 9-17z">
          <text:p/>
        </draw:path>
        <draw:path draw:style-name="gr9" draw:text-style-name="P11" draw:layer="layout" svg:width="0.021cm" svg:height="0.02cm" svg:x="17.635cm" svg:y="2.795cm" svg:viewBox="0 0 22 21" svg:d="M9 0c10-1 13 4 13 10 0 14-22 14-22 1 0-6 6-10 9-11z">
          <text:p/>
        </draw:path>
        <draw:path draw:style-name="gr9" draw:text-style-name="P11" draw:layer="layout" svg:width="0.02cm" svg:height="0.02cm" svg:x="17.748cm" svg:y="2.797cm" svg:viewBox="0 0 21 21" svg:d="M9 1c9-3 12 3 12 10 0 13-21 14-21-1 0-5 4-8 9-9z">
          <text:p/>
        </draw:path>
        <draw:path draw:style-name="gr9" draw:text-style-name="P11" draw:layer="layout" svg:width="0.07cm" svg:height="0.058cm" svg:x="15.417cm" svg:y="2.824cm" svg:viewBox="0 0 71 59" svg:d="M64 59h-56c-20-30 3-62 33-59 26 3 41 35 23 59z">
          <text:p/>
        </draw:path>
        <draw:path draw:style-name="gr9" draw:text-style-name="P11" draw:layer="layout" svg:width="0.067cm" svg:height="0.058cm" svg:x="15.53cm" svg:y="2.826cm" svg:viewBox="0 0 68 59" svg:d="M62 59h-54c-17-23-5-51 15-58 20-5 39 7 42 21 5 11 2 30-3 37z">
          <text:p/>
        </draw:path>
        <draw:path draw:style-name="gr9" draw:text-style-name="P11" draw:layer="layout" svg:width="0.066cm" svg:height="0.057cm" svg:x="15.644cm" svg:y="2.828cm" svg:viewBox="0 0 67 58" svg:d="M58 58h-50c-18-24-3-57 24-58 21 0 41 19 33 43-1 5-4 11-7 15z">
          <text:p/>
        </draw:path>
        <draw:path draw:style-name="gr9" draw:text-style-name="P11" draw:layer="layout" svg:width="0.062cm" svg:height="0.054cm" svg:x="15.758cm" svg:y="2.829cm" svg:viewBox="0 0 63 55" svg:d="M57 55h-48c-29-31 22-77 48-43 6 9 11 32 0 41 0 1 0 1 0 2z">
          <text:p/>
        </draw:path>
        <draw:path draw:style-name="gr9" draw:text-style-name="P11" draw:layer="layout" svg:width="0.061cm" svg:height="0.054cm" svg:x="15.87cm" svg:y="2.829cm" svg:viewBox="0 0 62 55" svg:d="M54 55h-44c-22-22-3-59 27-55 23 3 35 38 17 55z">
          <text:p/>
        </draw:path>
        <draw:path draw:style-name="gr9" draw:text-style-name="P11" draw:layer="layout" svg:width="0.059cm" svg:height="0.052cm" svg:x="15.985cm" svg:y="2.83cm" svg:viewBox="0 0 60 53" svg:d="M49 53h-37c-21-16-12-44 8-51 32-13 54 30 29 51z">
          <text:p/>
        </draw:path>
        <draw:path draw:style-name="gr9" draw:text-style-name="P11" draw:layer="layout" svg:width="0.057cm" svg:height="0.052cm" svg:x="16.098cm" svg:y="2.833cm" svg:viewBox="0 0 58 53" svg:d="M48 53h-38c-21-21-7-53 20-53 26 0 37 35 18 53z">
          <text:p/>
        </draw:path>
        <draw:path draw:style-name="gr9" draw:text-style-name="P11" draw:layer="layout" svg:width="0.054cm" svg:height="0.051cm" svg:x="16.212cm" svg:y="2.832cm" svg:viewBox="0 0 55 52" svg:d="M44 52h-33c-22-19-8-54 19-52 24 2 35 36 14 52z">
          <text:p/>
        </draw:path>
        <draw:path draw:style-name="gr9" draw:text-style-name="P11" draw:layer="layout" svg:width="0.054cm" svg:height="0.049cm" svg:x="16.324cm" svg:y="2.834cm" svg:viewBox="0 0 55 50" svg:d="M42 50h-30c-6-6-9-8-11-16-9-33 35-44 49-25 9 11 4 36-8 41z">
          <text:p/>
        </draw:path>
        <draw:path draw:style-name="gr9" draw:text-style-name="P11" draw:layer="layout" svg:width="0.051cm" svg:height="0.049cm" svg:x="16.439cm" svg:y="2.834cm" svg:viewBox="0 0 52 50" svg:d="M39 50h-26c-21-13-16-43 5-49 29-10 48 36 21 49z">
          <text:p/>
        </draw:path>
        <draw:path draw:style-name="gr9" draw:text-style-name="P11" draw:layer="layout" svg:width="0.048cm" svg:height="0.047cm" svg:x="16.553cm" svg:y="2.837cm" svg:viewBox="0 0 49 48" svg:d="M35 48h-21c-11-7-17-23-12-34 12-28 57-12 45 19-2 6-8 11-12 15z">
          <text:p/>
        </draw:path>
        <draw:path draw:style-name="gr9" draw:text-style-name="P11" draw:layer="layout" svg:width="0.045cm" svg:height="0.047cm" svg:x="16.666cm" svg:y="2.836cm" svg:viewBox="0 0 46 48" svg:d="M29 48h-11c-6-4-16-9-16-15-8-19 13-40 33-31 17 9 15 40-6 46z">
          <text:p/>
        </draw:path>
        <draw:path draw:style-name="gr9" draw:text-style-name="P11" draw:layer="layout" svg:width="0.044cm" svg:height="0.043cm" svg:x="16.778cm" svg:y="2.838cm" svg:viewBox="0 0 45 44" svg:d="M19 0c14-2 25 5 26 16 2 13-3 19-7 22-17 17-47-5-35-27 2-2 7-9 16-11z">
          <text:p/>
        </draw:path>
        <draw:path draw:style-name="gr9" draw:text-style-name="P11" draw:layer="layout" svg:width="0.044cm" svg:height="0.041cm" svg:x="16.892cm" svg:y="2.839cm" svg:viewBox="0 0 45 42" svg:d="M21 0c10-1 21 7 24 20 0 30-42 27-45 5-2-13 6-24 21-25z">
          <text:p/>
        </draw:path>
        <draw:path draw:style-name="gr9" draw:text-style-name="P11" draw:layer="layout" svg:width="0.039cm" svg:height="0.041cm" svg:x="17.006cm" svg:y="2.84cm" svg:viewBox="0 0 40 42" svg:d="M17 0c36-4 27 51-3 40-19-6-19-37 3-40z">
          <text:p/>
        </draw:path>
        <draw:path draw:style-name="gr9" draw:text-style-name="P11" draw:layer="layout" svg:width="0.037cm" svg:height="0.038cm" svg:x="17.122cm" svg:y="2.841cm" svg:viewBox="0 0 38 39" svg:d="M14 0c29-5 33 36 6 38-24 2-27-34-6-38z">
          <text:p/>
        </draw:path>
        <draw:path draw:style-name="gr9" draw:text-style-name="P11" draw:layer="layout" svg:width="0.037cm" svg:height="0.035cm" svg:x="17.233cm" svg:y="2.844cm" svg:viewBox="0 0 38 36" svg:d="M16 1c12-3 20 4 21 13 6 31-45 28-36-2 2-5 7-10 15-11z">
          <text:p/>
        </draw:path>
        <draw:path draw:style-name="gr9" draw:text-style-name="P11" draw:layer="layout" svg:width="0.034cm" svg:height="0.032cm" svg:x="17.347cm" svg:y="2.843cm" svg:viewBox="0 0 35 33" svg:d="M16 0c9-1 19 4 19 13 0 25-33 26-35 5-1-10 3-17 16-18z">
          <text:p/>
        </draw:path>
        <draw:path draw:style-name="gr9" draw:text-style-name="P11" draw:layer="layout" svg:width="0.031cm" svg:height="0.031cm" svg:x="17.462cm" svg:y="2.844cm" svg:viewBox="0 0 32 32" svg:d="M12 0c29-4 24 36 0 31-14-3-18-28 0-31z">
          <text:p/>
        </draw:path>
        <draw:path draw:style-name="gr9" draw:text-style-name="P11" draw:layer="layout" svg:width="0.028cm" svg:height="0.029cm" svg:x="17.574cm" svg:y="2.847cm" svg:viewBox="0 0 29 30" svg:d="M11 1c12-4 18 3 18 11 3 25-32 22-29-1 2-4 5-8 11-10z">
          <text:p/>
        </draw:path>
        <draw:path draw:style-name="gr9" draw:text-style-name="P11" draw:layer="layout" svg:width="0.023cm" svg:height="0.021cm" svg:x="17.69cm" svg:y="2.85cm" svg:viewBox="0 0 24 22" svg:d="M10 1c5-3 15 3 14 13-3 12-26 12-24-4 0-5 5-8 10-9z">
          <text:p/>
        </draw:path>
        <draw:path draw:style-name="gr9" draw:text-style-name="P11" draw:layer="layout" svg:width="0.07cm" svg:height="0.067cm" svg:x="15.304cm" svg:y="2.608cm" svg:viewBox="0 0 71 68" svg:d="M16 0h38c30 16 18 67-18 68-20 0-40-17-35-41 1-13 9-22 15-27z">
          <text:p/>
        </draw:path>
        <draw:path draw:style-name="gr9" draw:text-style-name="P11" draw:layer="layout" svg:width="0.072cm" svg:height="0.07cm" svg:x="15.303cm" svg:y="2.716cm" svg:viewBox="0 0 73 71" svg:d="M32 0c22-1 41 15 41 38-3 47-80 44-73-7 2-17 14-30 32-31z">
          <text:p/>
        </draw:path>
        <draw:path draw:style-name="gr9" draw:text-style-name="P11" draw:layer="layout" svg:width="0.069cm" svg:height="0.058cm" svg:x="15.305cm" svg:y="2.825cm" svg:viewBox="0 0 70 59" svg:d="M63 59h-56c-18-31 3-63 31-59 27 2 42 34 25 59z">
          <text:p/>
        </draw:path>
        <draw:path draw:style-name="gr9" draw:text-style-name="P11" draw:layer="layout" svg:width="0.616cm" svg:height="0.418cm" svg:x="15.761cm" svg:y="1.332cm" svg:viewBox="0 0 617 419" svg:d="M617 419c-3-162-71-311-177-419-3 1-416 395-440 419z">
          <text:p/>
        </draw:path>
        <draw:path draw:style-name="gr9" draw:text-style-name="P11" draw:layer="layout" svg:width="1.233cm" svg:height="1.234cm" svg:x="15.144cm" svg:y="1.146cm" svg:viewBox="0 0 1234 1235" svg:d="M619 630v85h373c-41 167-194 290-373 290-213 0-385-173-385-389 0-213 172-385 385-385 93 0 190 39 257 94l161-158c-101-96-254-167-418-167-341 0-619 276-619 616v1c0 343 278 618 619 618 338 0 612-262 615-605z">
          <text:p/>
        </draw:path>
        <draw:polygon draw:style-name="gr14" draw:text-style-name="P15" draw:layer="layout" svg:width="1.227cm" svg:height="6.057cm" svg:x="1.829cm" svg:y="17.11cm" svg:viewBox="0 0 1228 6058" draw:points="0,0 1228,0 1228,6058 0,6058">
          <text:p/>
        </draw:polygon>
        <draw:polygon draw:style-name="gr14" draw:text-style-name="P15" draw:layer="layout" svg:width="1.227cm" svg:height="4.172cm" svg:x="1.829cm" svg:y="23.22cm" svg:viewBox="0 0 1228 4173" draw:points="0,0 1228,0 1228,4173 0,4173">
          <text:p/>
        </draw:polygon>
        <draw:frame draw:style-name="gr8" draw:text-style-name="P9" draw:layer="layout" svg:width="1.639cm" svg:height="0.492cm" draw:transform="rotate (1.5707963267949) translate (2.023cm 10.232cm)">
          <draw:text-box>
            <text:p text:style-name="P2"><text:span text:style-name="T16">Sideband </text:span></text:p>
          </draw:text-box>
        </draw:frame>
        <draw:frame draw:style-name="gr8" draw:text-style-name="P9" draw:layer="layout" svg:width="2.631cm" svg:height="0.492cm" draw:transform="rotate (1.5707963267949) translate (2.375cm 10.232cm)">
          <draw:text-box>
            <text:p text:style-name="P2"><text:span text:style-name="T15">Communication</text:span></text:p>
          </draw:text-box>
        </draw:frame>
        <draw:frame draw:style-name="gr8" draw:text-style-name="P9" draw:layer="layout" svg:width="2.631cm" svg:height="0.492cm" draw:transform="rotate (1.5707963267949) translate (2.375cm 10.232cm)">
          <draw:text-box>
            <text:p text:style-name="P2"><text:span text:style-name="T16">Communication</text:span></text:p>
          </draw:text-box>
        </draw:frame>
        <draw:frame draw:style-name="gr8" draw:text-style-name="P9" draw:layer="layout" svg:width="3.642cm" svg:height="0.492cm" draw:transform="rotate (1.5707963267949) translate (2.173cm 22.075cm)">
          <draw:text-box>
            <text:p text:style-name="P2"><text:span text:style-name="T15">Hardware Information</text:span></text:p>
          </draw:text-box>
        </draw:frame>
        <draw:polygon draw:style-name="gr1" draw:text-style-name="P1" draw:layer="layout" svg:width="0.391cm" svg:height="0.393cm" svg:x="11.524cm" svg:y="4.654cm" svg:viewBox="0 0 392 394" draw:points="0,0 392,0 392,394 0,394">
          <text:p/>
        </draw:polygon>
        <draw:polygon draw:style-name="gr12" draw:text-style-name="P14" draw:layer="layout" svg:width="0.391cm" svg:height="0.393cm" svg:x="11.524cm" svg:y="4.654cm" svg:viewBox="0 0 392 394" draw:points="0,394 392,394 392,0 0,0">
          <text:p/>
        </draw:polygon>
        <draw:polygon draw:style-name="gr1" draw:text-style-name="P1" draw:layer="layout" svg:width="0.391cm" svg:height="0.393cm" svg:x="11.524cm" svg:y="7.054cm" svg:viewBox="0 0 392 394" draw:points="0,0 392,0 392,394 0,394">
          <text:p/>
        </draw:polygon>
        <draw:polygon draw:style-name="gr12" draw:text-style-name="P14" draw:layer="layout" svg:width="0.391cm" svg:height="0.393cm" svg:x="11.524cm" svg:y="7.054cm" svg:viewBox="0 0 392 394" draw:points="0,394 392,394 392,0 0,0">
          <text:p/>
        </draw:polygon>
        <draw:polygon draw:style-name="gr1" draw:text-style-name="P1" draw:layer="layout" svg:width="0.392cm" svg:height="0.393cm" svg:x="15.823cm" svg:y="7.054cm" svg:viewBox="0 0 393 394" draw:points="0,0 393,0 393,394 0,394">
          <text:p/>
        </draw:polygon>
        <draw:polygon draw:style-name="gr12" draw:text-style-name="P14" draw:layer="layout" svg:width="0.392cm" svg:height="0.393cm" svg:x="15.823cm" svg:y="7.054cm" svg:viewBox="0 0 393 394" draw:points="0,394 393,394 393,0 0,0">
          <text:p/>
        </draw:polygon>
        <draw:polygon draw:style-name="gr1" draw:text-style-name="P1" draw:layer="layout" svg:width="0.391cm" svg:height="0.393cm" svg:x="11.524cm" svg:y="8.229cm" svg:viewBox="0 0 392 394" draw:points="0,0 392,0 392,394 0,394">
          <text:p/>
        </draw:polygon>
        <draw:polygon draw:style-name="gr12" draw:text-style-name="P14" draw:layer="layout" svg:width="0.391cm" svg:height="0.393cm" svg:x="11.524cm" svg:y="8.229cm" svg:viewBox="0 0 392 394" draw:points="0,394 392,394 392,0 0,0">
          <text:p/>
        </draw:polygon>
        <draw:polygon draw:style-name="gr1" draw:text-style-name="P1" draw:layer="layout" svg:width="0.392cm" svg:height="0.393cm" svg:x="15.823cm" svg:y="8.229cm" svg:viewBox="0 0 393 394" draw:points="0,0 393,0 393,394 0,394">
          <text:p/>
        </draw:polygon>
        <draw:polygon draw:style-name="gr12" draw:text-style-name="P14" draw:layer="layout" svg:width="0.392cm" svg:height="0.393cm" svg:x="15.823cm" svg:y="8.229cm" svg:viewBox="0 0 393 394" draw:points="0,394 393,394 393,0 0,0">
          <text:p/>
        </draw:polygon>
        <draw:polygon draw:style-name="gr1" draw:text-style-name="P1" draw:layer="layout" svg:width="0.391cm" svg:height="0.393cm" svg:x="11.524cm" svg:y="9.429cm" svg:viewBox="0 0 392 394" draw:points="0,0 392,0 392,394 0,394">
          <text:p/>
        </draw:polygon>
        <draw:polygon draw:style-name="gr12" draw:text-style-name="P14" draw:layer="layout" svg:width="0.391cm" svg:height="0.393cm" svg:x="11.524cm" svg:y="9.429cm" svg:viewBox="0 0 392 394" draw:points="0,394 392,394 392,0 0,0">
          <text:p/>
        </draw:polygon>
        <draw:polygon draw:style-name="gr1" draw:text-style-name="P1" draw:layer="layout" svg:width="0.391cm" svg:height="0.393cm" svg:x="11.524cm" svg:y="12.454cm" svg:viewBox="0 0 392 394" draw:points="0,0 392,0 392,394 0,394">
          <text:p/>
        </draw:polygon>
        <draw:polygon draw:style-name="gr12" draw:text-style-name="P14" draw:layer="layout" svg:width="0.391cm" svg:height="0.393cm" svg:x="11.524cm" svg:y="12.454cm" svg:viewBox="0 0 392 394" draw:points="0,394 392,394 392,0 0,0">
          <text:p/>
        </draw:polygon>
        <draw:polygon draw:style-name="gr1" draw:text-style-name="P1" draw:layer="layout" svg:width="0.392cm" svg:height="0.393cm" svg:x="15.823cm" svg:y="9.429cm" svg:viewBox="0 0 393 394" draw:points="0,0 393,0 393,394 0,394">
          <text:p/>
        </draw:polygon>
        <draw:polygon draw:style-name="gr12" draw:text-style-name="P14" draw:layer="layout" svg:width="0.392cm" svg:height="0.393cm" svg:x="15.823cm" svg:y="9.429cm" svg:viewBox="0 0 393 394" draw:points="0,394 393,394 393,0 0,0">
          <text:p/>
        </draw:polygon>
        <draw:polygon draw:style-name="gr1" draw:text-style-name="P1" draw:layer="layout" svg:width="0.392cm" svg:height="0.393cm" svg:x="15.823cm" svg:y="12.454cm" svg:viewBox="0 0 393 394" draw:points="0,0 393,0 393,394 0,394">
          <text:p/>
        </draw:polygon>
        <draw:polygon draw:style-name="gr12" draw:text-style-name="P14" draw:layer="layout" svg:width="0.392cm" svg:height="0.393cm" svg:x="15.823cm" svg:y="12.454cm" svg:viewBox="0 0 393 394" draw:points="0,394 393,394 393,0 0,0">
          <text:p/>
        </draw:polygon>
        <draw:polygon draw:style-name="gr1" draw:text-style-name="P1" draw:layer="layout" svg:width="0.391cm" svg:height="0.393cm" svg:x="15.874cm" svg:y="4.654cm" svg:viewBox="0 0 392 394" draw:points="0,0 392,0 392,394 0,394">
          <text:p/>
        </draw:polygon>
        <draw:polygon draw:style-name="gr12" draw:text-style-name="P14" draw:layer="layout" svg:width="0.391cm" svg:height="0.393cm" svg:x="15.874cm" svg:y="4.654cm" svg:viewBox="0 0 392 394" draw:points="0,394 392,394 392,0 0,0">
          <text:p/>
        </draw:polygon>
        <draw:polygon draw:style-name="gr1" draw:text-style-name="P1" draw:layer="layout" svg:width="0.391cm" svg:height="0.393cm" svg:x="15.874cm" svg:y="4.054cm" svg:viewBox="0 0 392 394" draw:points="0,0 392,0 392,394 0,394">
          <text:p/>
        </draw:polygon>
        <draw:polygon draw:style-name="gr12" draw:text-style-name="P14" draw:layer="layout" svg:width="0.391cm" svg:height="0.393cm" svg:x="15.874cm" svg:y="4.054cm" svg:viewBox="0 0 392 394" draw:points="0,394 392,394 392,0 0,0">
          <text:p/>
        </draw:polygon>
        <draw:polygon draw:style-name="gr1" draw:text-style-name="P1" draw:layer="layout" svg:width="0.391cm" svg:height="0.393cm" svg:x="11.524cm" svg:y="5.254cm" svg:viewBox="0 0 392 394" draw:points="0,0 392,0 392,394 0,394">
          <text:p/>
        </draw:polygon>
        <draw:polygon draw:style-name="gr12" draw:text-style-name="P14" draw:layer="layout" svg:width="0.391cm" svg:height="0.393cm" svg:x="11.524cm" svg:y="5.254cm" svg:viewBox="0 0 392 394" draw:points="0,394 392,394 392,0 0,0">
          <text:p/>
        </draw:polygon>
        <draw:polygon draw:style-name="gr1" draw:text-style-name="P1" draw:layer="layout" svg:width="0.391cm" svg:height="0.393cm" svg:x="11.524cm" svg:y="7.654cm" svg:viewBox="0 0 392 394" draw:points="0,0 392,0 392,394 0,394">
          <text:p/>
        </draw:polygon>
        <draw:polygon draw:style-name="gr12" draw:text-style-name="P14" draw:layer="layout" svg:width="0.391cm" svg:height="0.393cm" svg:x="11.524cm" svg:y="7.654cm" svg:viewBox="0 0 392 394" draw:points="0,394 392,394 392,0 0,0">
          <text:p/>
        </draw:polygon>
        <draw:polygon draw:style-name="gr1" draw:text-style-name="P1" draw:layer="layout" svg:width="0.392cm" svg:height="0.393cm" svg:x="15.823cm" svg:y="7.654cm" svg:viewBox="0 0 393 394" draw:points="0,0 393,0 393,394 0,394">
          <text:p/>
        </draw:polygon>
        <draw:polygon draw:style-name="gr12" draw:text-style-name="P14" draw:layer="layout" svg:width="0.392cm" svg:height="0.393cm" svg:x="15.823cm" svg:y="7.654cm" svg:viewBox="0 0 393 394" draw:points="0,394 393,394 393,0 0,0">
          <text:p/>
        </draw:polygon>
        <draw:polygon draw:style-name="gr1" draw:text-style-name="P1" draw:layer="layout" svg:width="0.391cm" svg:height="0.393cm" svg:x="11.524cm" svg:y="8.829cm" svg:viewBox="0 0 392 394" draw:points="0,0 392,0 392,394 0,394">
          <text:p/>
        </draw:polygon>
        <draw:polygon draw:style-name="gr12" draw:text-style-name="P14" draw:layer="layout" svg:width="0.391cm" svg:height="0.393cm" svg:x="11.524cm" svg:y="8.829cm" svg:viewBox="0 0 392 394" draw:points="0,394 392,394 392,0 0,0">
          <text:p/>
        </draw:polygon>
        <draw:polygon draw:style-name="gr1" draw:text-style-name="P1" draw:layer="layout" svg:width="0.391cm" svg:height="0.393cm" svg:x="11.524cm" svg:y="11.854cm" svg:viewBox="0 0 392 394" draw:points="0,0 392,0 392,394 0,394">
          <text:p/>
        </draw:polygon>
        <draw:polygon draw:style-name="gr12" draw:text-style-name="P14" draw:layer="layout" svg:width="0.391cm" svg:height="0.393cm" svg:x="11.524cm" svg:y="11.854cm" svg:viewBox="0 0 392 394" draw:points="0,394 392,394 392,0 0,0">
          <text:p/>
        </draw:polygon>
        <draw:polygon draw:style-name="gr1" draw:text-style-name="P1" draw:layer="layout" svg:width="0.392cm" svg:height="0.393cm" svg:x="15.823cm" svg:y="8.829cm" svg:viewBox="0 0 393 394" draw:points="0,0 393,0 393,394 0,394">
          <text:p/>
        </draw:polygon>
        <draw:polygon draw:style-name="gr12" draw:text-style-name="P14" draw:layer="layout" svg:width="0.392cm" svg:height="0.393cm" svg:x="15.823cm" svg:y="8.829cm" svg:viewBox="0 0 393 394" draw:points="0,394 393,394 393,0 0,0">
          <text:p/>
        </draw:polygon>
        <draw:polygon draw:style-name="gr1" draw:text-style-name="P1" draw:layer="layout" svg:width="0.392cm" svg:height="0.393cm" svg:x="15.823cm" svg:y="11.854cm" svg:viewBox="0 0 393 394" draw:points="0,0 393,0 393,394 0,394">
          <text:p/>
        </draw:polygon>
        <draw:polygon draw:style-name="gr12" draw:text-style-name="P14" draw:layer="layout" svg:width="0.392cm" svg:height="0.393cm" svg:x="15.823cm" svg:y="11.854cm" svg:viewBox="0 0 393 394" draw:points="0,394 393,394 393,0 0,0">
          <text:p/>
        </draw:polygon>
        <draw:polygon draw:style-name="gr1" draw:text-style-name="P1" draw:layer="layout" svg:width="0.391cm" svg:height="0.393cm" svg:x="11.524cm" svg:y="10.029cm" svg:viewBox="0 0 392 394" draw:points="0,0 392,0 392,394 0,394">
          <text:p/>
        </draw:polygon>
        <draw:polygon draw:style-name="gr12" draw:text-style-name="P14" draw:layer="layout" svg:width="0.391cm" svg:height="0.393cm" svg:x="11.524cm" svg:y="10.029cm" svg:viewBox="0 0 392 394" draw:points="0,394 392,394 392,0 0,0">
          <text:p/>
        </draw:polygon>
        <draw:polygon draw:style-name="gr1" draw:text-style-name="P1" draw:layer="layout" svg:width="0.391cm" svg:height="0.393cm" svg:x="11.524cm" svg:y="13.054cm" svg:viewBox="0 0 392 394" draw:points="0,0 392,0 392,394 0,394">
          <text:p/>
        </draw:polygon>
        <draw:polygon draw:style-name="gr12" draw:text-style-name="P14" draw:layer="layout" svg:width="0.391cm" svg:height="0.393cm" svg:x="11.524cm" svg:y="13.054cm" svg:viewBox="0 0 392 394" draw:points="0,394 392,394 392,0 0,0">
          <text:p/>
        </draw:polygon>
        <draw:polygon draw:style-name="gr1" draw:text-style-name="P1" draw:layer="layout" svg:width="0.392cm" svg:height="0.393cm" svg:x="15.823cm" svg:y="10.029cm" svg:viewBox="0 0 393 394" draw:points="0,0 393,0 393,394 0,394">
          <text:p/>
        </draw:polygon>
        <draw:polygon draw:style-name="gr12" draw:text-style-name="P14" draw:layer="layout" svg:width="0.392cm" svg:height="0.393cm" svg:x="15.823cm" svg:y="10.029cm" svg:viewBox="0 0 393 394" draw:points="0,394 393,394 393,0 0,0">
          <text:p/>
        </draw:polygon>
        <draw:polygon draw:style-name="gr1" draw:text-style-name="P1" draw:layer="layout" svg:width="0.392cm" svg:height="0.393cm" svg:x="15.823cm" svg:y="13.054cm" svg:viewBox="0 0 393 394" draw:points="0,0 393,0 393,394 0,394">
          <text:p/>
        </draw:polygon>
        <draw:polygon draw:style-name="gr12" draw:text-style-name="P14" draw:layer="layout" svg:width="0.392cm" svg:height="0.393cm" svg:x="15.823cm" svg:y="13.054cm" svg:viewBox="0 0 393 394" draw:points="0,394 393,394 393,0 0,0">
          <text:p/>
        </draw:polygon>
        <draw:polygon draw:style-name="gr1" draw:text-style-name="P1" draw:layer="layout" svg:width="0.391cm" svg:height="0.393cm" svg:x="15.874cm" svg:y="5.254cm" svg:viewBox="0 0 392 394" draw:points="0,0 392,0 392,394 0,394">
          <text:p/>
        </draw:polygon>
        <draw:polygon draw:style-name="gr12" draw:text-style-name="P14" draw:layer="layout" svg:width="0.391cm" svg:height="0.393cm" svg:x="15.874cm" svg:y="5.254cm" svg:viewBox="0 0 392 394" draw:points="0,394 392,394 392,0 0,0">
          <text:p/>
        </draw:polygon>
        <draw:polygon draw:style-name="gr1" draw:text-style-name="P1" draw:layer="layout" svg:width="0.391cm" svg:height="0.393cm" svg:x="11.524cm" svg:y="11.229cm" svg:viewBox="0 0 392 394" draw:points="0,0 392,0 392,394 0,394">
          <text:p/>
        </draw:polygon>
        <draw:polygon draw:style-name="gr12" draw:text-style-name="P14" draw:layer="layout" svg:width="0.391cm" svg:height="0.393cm" svg:x="11.524cm" svg:y="11.229cm" svg:viewBox="0 0 392 394" draw:points="0,394 392,394 392,0 0,0">
          <text:p/>
        </draw:polygon>
        <draw:polygon draw:style-name="gr1" draw:text-style-name="P1" draw:layer="layout" svg:width="0.392cm" svg:height="0.393cm" svg:x="14.524cm" svg:y="11.229cm" svg:viewBox="0 0 393 394" draw:points="0,0 393,0 393,394 0,394">
          <text:p/>
        </draw:polygon>
        <draw:polygon draw:style-name="gr12" draw:text-style-name="P14" draw:layer="layout" svg:width="0.392cm" svg:height="0.393cm" svg:x="14.524cm" svg:y="11.229cm" svg:viewBox="0 0 393 394" draw:points="0,394 393,394 393,0 0,0">
          <text:p/>
        </draw:polygon>
        <draw:polygon draw:style-name="gr1" draw:text-style-name="P1" draw:layer="layout" svg:width="0.391cm" svg:height="0.393cm" svg:x="17.574cm" svg:y="11.229cm" svg:viewBox="0 0 392 394" draw:points="0,0 392,0 392,394 0,394">
          <text:p/>
        </draw:polygon>
        <draw:polygon draw:style-name="gr12" draw:text-style-name="P14" draw:layer="layout" svg:width="0.391cm" svg:height="0.393cm" svg:x="17.574cm" svg:y="11.229cm" svg:viewBox="0 0 392 394" draw:points="0,394 392,394 392,0 0,0">
          <text:p/>
        </draw:polygon>
        <draw:frame draw:style-name="gr8" draw:text-style-name="P9" draw:layer="layout" svg:width="3.642cm" svg:height="0.492cm" draw:transform="rotate (1.5707963267949) translate (2.173cm 22.075cm)">
          <draw:text-box>
            <text:p text:style-name="P2"><text:span text:style-name="T16">Hardware Information</text:span></text:p>
          </draw:text-box>
        </draw:frame>
        <draw:polygon draw:style-name="gr1" draw:text-style-name="P1" draw:layer="layout" svg:width="0.393cm" svg:height="0.393cm" svg:x="3.252cm" svg:y="17.904cm" svg:viewBox="0 0 394 394" draw:points="0,0 394,0 394,394 0,394">
          <text:p/>
        </draw:polygon>
        <draw:polygon draw:style-name="gr12" draw:text-style-name="P14" draw:layer="layout" svg:width="0.393cm" svg:height="0.393cm" svg:x="3.252cm" svg:y="17.904cm" svg:viewBox="0 0 394 394" draw:points="0,394 394,394 394,0 0,0">
          <text:p/>
        </draw:polygon>
        <draw:polygon draw:style-name="gr1" draw:text-style-name="P1" draw:layer="layout" svg:width="0.391cm" svg:height="0.393cm" svg:x="11.599cm" svg:y="17.904cm" svg:viewBox="0 0 392 394" draw:points="0,0 392,0 392,394 0,394">
          <text:p/>
        </draw:polygon>
        <draw:polygon draw:style-name="gr12" draw:text-style-name="P14" draw:layer="layout" svg:width="0.391cm" svg:height="0.393cm" svg:x="11.599cm" svg:y="17.904cm" svg:viewBox="0 0 392 394" draw:points="0,394 392,394 392,0 0,0">
          <text:p/>
        </draw:polygon>
        <draw:polygon draw:style-name="gr1" draw:text-style-name="P1" draw:layer="layout" svg:width="0.391cm" svg:height="0.394cm" svg:x="11.599cm" svg:y="22.735cm" svg:viewBox="0 0 392 395" draw:points="0,0 392,0 392,395 0,395">
          <text:p/>
        </draw:polygon>
        <draw:polygon draw:style-name="gr12" draw:text-style-name="P14" draw:layer="layout" svg:width="0.391cm" svg:height="0.394cm" svg:x="11.599cm" svg:y="22.735cm" svg:viewBox="0 0 392 395" draw:points="0,395 392,395 392,0 0,0">
          <text:p/>
        </draw:polygon>
        <draw:polygon draw:style-name="gr1" draw:text-style-name="P1" draw:layer="layout" svg:width="0.391cm" svg:height="0.394cm" svg:x="15.894cm" svg:y="22.735cm" svg:viewBox="0 0 392 395" draw:points="0,0 392,0 392,395 0,395">
          <text:p/>
        </draw:polygon>
        <draw:polygon draw:style-name="gr12" draw:text-style-name="P14" draw:layer="layout" svg:width="0.391cm" svg:height="0.394cm" svg:x="15.894cm" svg:y="22.735cm" svg:viewBox="0 0 392 395" draw:points="0,395 392,395 392,0 0,0">
          <text:p/>
        </draw:polygon>
        <draw:polygon draw:style-name="gr1" draw:text-style-name="P1" draw:layer="layout" svg:width="0.391cm" svg:height="0.393cm" svg:x="15.894cm" svg:y="25.749cm" svg:viewBox="0 0 392 394" draw:points="0,0 392,0 392,394 0,394">
          <text:p/>
        </draw:polygon>
        <draw:polygon draw:style-name="gr12" draw:text-style-name="P14" draw:layer="layout" svg:width="0.391cm" svg:height="0.393cm" svg:x="15.894cm" svg:y="25.749cm" svg:viewBox="0 0 392 394" draw:points="0,394 392,394 392,0 0,0">
          <text:p/>
        </draw:polygon>
        <draw:polygon draw:style-name="gr1" draw:text-style-name="P1" draw:layer="layout" svg:width="0.391cm" svg:height="0.393cm" svg:x="11.599cm" svg:y="25.749cm" svg:viewBox="0 0 392 394" draw:points="0,0 392,0 392,394 0,394">
          <text:p/>
        </draw:polygon>
        <draw:polygon draw:style-name="gr12" draw:text-style-name="P14" draw:layer="layout" svg:width="0.391cm" svg:height="0.393cm" svg:x="11.599cm" svg:y="25.749cm" svg:viewBox="0 0 392 394" draw:points="0,394 392,394 392,0 0,0">
          <text:p/>
        </draw:polygon>
        <draw:polygon draw:style-name="gr1" draw:text-style-name="P1" draw:layer="layout" svg:width="0.391cm" svg:height="0.394cm" svg:x="15.894cm" svg:y="26.335cm" svg:viewBox="0 0 392 395" draw:points="0,0 392,0 392,395 0,395">
          <text:p/>
        </draw:polygon>
        <draw:polygon draw:style-name="gr12" draw:text-style-name="P14" draw:layer="layout" svg:width="0.391cm" svg:height="0.394cm" svg:x="15.894cm" svg:y="26.335cm" svg:viewBox="0 0 392 395" draw:points="0,395 392,395 392,0 0,0">
          <text:p/>
        </draw:polygon>
        <draw:polygon draw:style-name="gr1" draw:text-style-name="P1" draw:layer="layout" svg:width="0.391cm" svg:height="0.394cm" svg:x="11.599cm" svg:y="26.335cm" svg:viewBox="0 0 392 395" draw:points="0,0 392,0 392,395 0,395">
          <text:p/>
        </draw:polygon>
        <draw:polygon draw:style-name="gr12" draw:text-style-name="P14" draw:layer="layout" svg:width="0.391cm" svg:height="0.394cm" svg:x="11.599cm" svg:y="26.335cm" svg:viewBox="0 0 392 395" draw:points="0,395 392,395 392,0 0,0">
          <text:p/>
        </draw:polygon>
        <draw:polygon draw:style-name="gr1" draw:text-style-name="P1" draw:layer="layout" svg:width="0.391cm" svg:height="0.394cm" svg:x="15.894cm" svg:y="26.935cm" svg:viewBox="0 0 392 395" draw:points="0,0 392,0 392,395 0,395">
          <text:p/>
        </draw:polygon>
        <draw:polygon draw:style-name="gr12" draw:text-style-name="P14" draw:layer="layout" svg:width="0.391cm" svg:height="0.394cm" svg:x="15.894cm" svg:y="26.935cm" svg:viewBox="0 0 392 395" draw:points="0,395 392,395 392,0 0,0">
          <text:p/>
        </draw:polygon>
        <draw:polygon draw:style-name="gr1" draw:text-style-name="P1" draw:layer="layout" svg:width="0.391cm" svg:height="0.394cm" svg:x="11.599cm" svg:y="26.935cm" svg:viewBox="0 0 392 395" draw:points="0,0 392,0 392,395 0,395">
          <text:p/>
        </draw:polygon>
        <draw:polygon draw:style-name="gr12" draw:text-style-name="P14" draw:layer="layout" svg:width="0.391cm" svg:height="0.394cm" svg:x="11.599cm" svg:y="26.935cm" svg:viewBox="0 0 392 395" draw:points="0,395 392,395 392,0 0,0">
          <text:p/>
        </draw:polygon>
        <draw:frame draw:style-name="gr8" draw:text-style-name="P9" draw:layer="layout" svg:width="2.895cm" svg:height="0.492cm" draw:transform="rotate (1.5707963267949) translate (2.173cm 26.607cm)">
          <draw:text-box>
            <text:p text:style-name="P2"><text:span text:style-name="T15">Video Parameters</text:span></text:p>
          </draw:text-box>
        </draw:frame>
        <draw:frame draw:style-name="gr8" draw:text-style-name="P9" draw:layer="layout" svg:width="2.895cm" svg:height="0.492cm" draw:transform="rotate (1.5707963267949) translate (2.173cm 26.607cm)">
          <draw:text-box>
            <text:p text:style-name="P2"><text:span text:style-name="T16">Video Parameters</text:span></text:p>
          </draw:text-box>
        </draw:frame>
        <draw:frame draw:style-name="gr2" draw:text-style-name="P3" draw:layer="layout" svg:width="6.025cm" svg:height="0.357cm" svg:x="1.775cm" svg:y="28.798cm">
          <draw:text-box>
            <text:p text:style-name="P2"><text:span text:style-name="T23">Parameter-Checklist for Automotive Video Projects</text:span></text:p>
          </draw:text-box>
        </draw:frame>
        <draw:custom-shape draw:style-name="gr20" draw:text-style-name="P23" draw:layer="layout" svg:width="16.926cm" svg:height="2.381cm" svg:x="3.08cm" svg:y="14.111cm">
          <text:p/>
          <draw:enhanced-geometry svg:viewBox="0 0 21600 21600" draw:type="rectangle" draw:enhanced-path="M 0 0 L 21600 0 21600 21600 0 21600 0 0 Z N"/>
        </draw:custom-shape>
        <draw:frame draw:style-name="gr4" draw:text-style-name="P5" draw:layer="layout" svg:width="3.444cm" svg:height="0.446cm" svg:x="3.25cm" svg:y="13.582cm">
          <draw:text-box>
            <text:p text:style-name="P2"><text:span text:style-name="T10">Additional Information:</text:span></text:p>
          </draw:text-box>
        </draw:frame>
        <draw:frame draw:style-name="gr21" draw:text-style-name="P24" draw:layer="layout" svg:width="3.645cm" svg:height="0.53cm" svg:x="3.264cm" svg:y="10.605cm">
          <draw:text-box>
            <text:p text:style-name="P19"><text:span text:style-name="T24">Texas Instruments:</text:span></text:p>
          </draw:text-box>
        </draw:frame>
        <draw:custom-shape draw:style-name="gr22" draw:text-style-name="P23" draw:layer="layout" svg:width="19.295cm" svg:height="11.018cm" svg:x="1.078cm" svg:y="16.726cm">
          <text:p/>
          <draw:enhanced-geometry svg:viewBox="0 0 21600 21600" draw:type="rectangle" draw:enhanced-path="M 0 0 L 21600 0 21600 21600 0 21600 0 0 Z N"/>
        </draw:custom-shape>
        <draw:frame draw:style-name="gr8" draw:text-style-name="P9" draw:layer="layout" svg:width="18.458cm" svg:height="7.366cm" svg:x="1.869cm" svg:y="19.164cm">
          <draw:text-box>
            <text:p text:style-name="P2"><text:span text:style-name="T13">Some parameters are not supported by all our video devices. Please be not confused when unnecessary informa-</text:span></text:p>
            <text:p text:style-name="P2"><text:span text:style-name="T13">tion is requested for your project. Please give us as much information as possible about your project. Only in this </text:span></text:p>
            <text:p text:style-name="P2"><text:span text:style-name="T13">way we can create an offer that fits your application.</text:span></text:p>
            <text:p text:style-name="P2"><text:span text:style-name="T13"/></text:p>
            <text:p text:style-name="P2"><text:span text:style-name="T13"/></text:p>
            <text:p text:style-name="P2"><text:span text:style-name="T13"/></text:p>
            <text:p text:style-name="P2"><text:span text:style-name="T13">* Only available for Series 62 (Video Dragon 2)</text:span></text:p>
            <text:p text:style-name="P2"><text:span text:style-name="T13">** The </text:span><text:span text:style-name="T25">Dragon Suite</text:span><text:span text:style-name="T13"> software is provided free of charge to our customers to help them work with their Göpel video</text:span></text:p>
            <text:p text:style-name="P2"><text:span text:style-name="T13">devices. This includes configuring the device, generating and capturing images and videos, sideband communica-</text:span></text:p>
            <text:p text:style-name="P2"><text:span text:style-name="T13">tion as well as various IO and CAN functions.</text:span></text:p>
            <text:p text:style-name="P2"><text:span text:style-name="T13">In addition, the tool offers additional features that are available as a paid </text:span><text:span text:style-name="T25">Dragon Suite Advanced </text:span><text:span text:style-name="T13">(such as Script</text:span></text:p>
            <text:p text:style-name="P2"><text:span text:style-name="T13">Interface and Raw Data Recording) and are constantly being further developed.If you have any additional expan-</text:span></text:p>
            <text:p text:style-name="P2"><text:span text:style-name="T13">sion requests, please contact our support team: </text:span><text:span text:style-name="T25"><text:a xlink:href="mailto:ats.support@goepel.com" xlink:type="simple">ats.support@goepel.com</text:a></text:span><text:span text:style-name="T25">.</text:span></text:p>
            <text:p text:style-name="P2"><text:span text:style-name="T13">*** We are delighted to support our customers in the start-up and development of their applications. In case of</text:span></text:p>
            <text:p text:style-name="P2"><text:span text:style-name="T13">increased effort, <text:s/>we will offer you a fee-based support. </text:span></text:p>
          </draw:text-box>
        </draw:frame>
      </draw:page>
      <draw:page draw:name="page3" draw:style-name="dp1" draw:master-page-name="master-page3">
        <draw:polygon draw:style-name="gr1" draw:text-style-name="P1" draw:layer="layout" svg:width="20.997cm" svg:height="29.699cm" svg:x="0cm" svg:y="0cm" svg:viewBox="0 0 20998 29700" draw:points="0,0 20998,0 20998,29700 0,29700">
          <text:p/>
        </draw:polygon>
        <draw:polygon draw:style-name="gr1" draw:text-style-name="P1" draw:layer="layout" svg:width="20.997cm" svg:height="29.699cm" svg:x="0cm" svg:y="0cm" svg:viewBox="0 0 20998 29700" draw:points="0,0 20998,0 20998,29700 0,29700">
          <text:p/>
        </draw:polygon>
        <draw:path draw:style-name="gr11" draw:text-style-name="P13" draw:layer="layout" svg:width="16.956cm" svg:height="11.402cm" svg:x="3.064cm" svg:y="4.514cm" svg:viewBox="0 0 16957 11403" svg:d="M0 0h8321v600h-8321zM8321 0h4318v600h-4318zM12639 0h4318v600h-4318zM0 1203h8321v600h-8321zM8321 1203h8636v600h-8636zM0 2403h8321v600h-8321zM8321 2403h4318v600h-4318zM12639 2403h4318v600h-4318zM0 4803h8321v600h-8321zM0 6003h16957v600h-16957zM0 7203h8321v600h-8321zM8321 7203h4318v600h-4318zM12639 7203h4318v600h-4318zM0 8403h8321v600h-8321zM8321 8403h4318v600h-4318zM12639 8403h4318v600h-4318zM0 9603h8321v600h-8321zM8321 9603h2961v600h-2961zM11282 9603h3059v600h-3059zM14341 9603h2616v600h-2616zM0 10803h8321v600h-8321zM8321 10803h2961v600h-2961zM11282 10803h3059v600h-3059zM14341 10803h2616v600h-2616z">
          <text:p/>
        </draw:path>
        <draw:polygon draw:style-name="gr11" draw:text-style-name="P13" draw:layer="layout" svg:width="8.32cm" svg:height="0.602cm" svg:x="3.064cm" svg:y="8.114cm" svg:viewBox="0 0 8321 603" draw:points="0,0 8321,0 8321,603 0,603">
          <text:p/>
        </draw:polygon>
        <draw:path draw:style-name="gr11" draw:text-style-name="P13" draw:layer="layout" svg:width="8.637cm" svg:height="0.602cm" svg:x="11.383cm" svg:y="8.114cm" svg:viewBox="0 0 8638 603" svg:d="M0 0h4320v603h-4320zM4320 0h4318v603h-4318z">
          <text:p/>
        </draw:path>
        <draw:path draw:style-name="gr11" draw:text-style-name="P13" draw:layer="layout" svg:width="8.637cm" svg:height="0.602cm" svg:x="11.383cm" svg:y="9.314cm" svg:viewBox="0 0 8638 603" svg:d="M0 0h4320v603h-4320zM4320 0h4318v603h-4318z">
          <text:p/>
        </draw:path>
        <draw:polygon draw:style-name="gr11" draw:text-style-name="P13" draw:layer="layout" svg:width="16.956cm" svg:height="0.646cm" svg:x="3.064cm" svg:y="17.114cm" svg:viewBox="0 0 16957 647" draw:points="0,0 16957,0 16957,647 0,647">
          <text:p/>
        </draw:polygon>
        <draw:path draw:style-name="gr11" draw:text-style-name="P13" draw:layer="layout" svg:width="16.956cm" svg:height="9.036cm" svg:x="3.064cm" svg:y="18.358cm" svg:viewBox="0 0 16957 9037" svg:d="M0 0h8321v600h-8321zM8321 0h8636v600h-8636zM0 1588h8321v2258h-8321zM8321 1588h8636v2258h-8636zM0 4837h8321v600h-8321zM8321 4837h8636v600h-8636zM0 6037h8321v600h-8321zM8321 6037h8636v600h-8636zM0 7237h8321v600h-8321zM8321 7237h4318v600h-4318zM12639 7237h4318v600h-4318zM0 8437h8321v600h-8321zM8321 8437h4318v600h-4318zM12639 8437h4318v600h-4318z">
          <text:p/>
        </draw:path>
        <draw:line draw:style-name="gr12" draw:text-style-name="P14" draw:layer="layout" svg:x1="3.064cm" svg:y1="4.51cm" svg:x2="3.064cm" svg:y2="3.918cm">
          <text:p/>
        </draw:line>
        <draw:line draw:style-name="gr12" draw:text-style-name="P14" draw:layer="layout" svg:x1="3.064cm" svg:y1="5.71cm" svg:x2="3.064cm" svg:y2="5.118cm">
          <text:p/>
        </draw:line>
        <draw:line draw:style-name="gr12" draw:text-style-name="P14" draw:layer="layout" svg:x1="3.064cm" svg:y1="6.91cm" svg:x2="3.064cm" svg:y2="6.318cm">
          <text:p/>
        </draw:line>
        <draw:line draw:style-name="gr12" draw:text-style-name="P14" draw:layer="layout" svg:x1="3.064cm" svg:y1="8.11cm" svg:x2="3.064cm" svg:y2="7.523cm">
          <text:p/>
        </draw:line>
        <draw:line draw:style-name="gr12" draw:text-style-name="P14" draw:layer="layout" svg:x1="3.064cm" svg:y1="9.31cm" svg:x2="3.064cm" svg:y2="8.718cm">
          <text:p/>
        </draw:line>
        <draw:line draw:style-name="gr12" draw:text-style-name="P14" draw:layer="layout" svg:x1="3.064cm" svg:y1="18.353cm" svg:x2="3.064cm" svg:y2="17.762cm">
          <text:p/>
        </draw:line>
        <draw:line draw:style-name="gr12" draw:text-style-name="P14" draw:layer="layout" svg:x1="3.064cm" svg:y1="19.941cm" svg:x2="3.064cm" svg:y2="18.962cm">
          <text:p/>
        </draw:line>
        <draw:line draw:style-name="gr12" draw:text-style-name="P14" draw:layer="layout" svg:x1="3.064cm" svg:y1="23.192cm" svg:x2="3.064cm" svg:y2="22.208cm">
          <text:p/>
        </draw:line>
        <draw:line draw:style-name="gr12" draw:text-style-name="P14" draw:layer="layout" svg:x1="3.064cm" svg:y1="24.387cm" svg:x2="3.064cm" svg:y2="23.796cm">
          <text:p/>
        </draw:line>
        <draw:line draw:style-name="gr12" draw:text-style-name="P14" draw:layer="layout" svg:x1="3.064cm" svg:y1="25.587cm" svg:x2="3.064cm" svg:y2="24.996cm">
          <text:p/>
        </draw:line>
        <draw:line draw:style-name="gr12" draw:text-style-name="P14" draw:layer="layout" svg:x1="3.064cm" svg:y1="26.787cm" svg:x2="3.064cm" svg:y2="26.196cm">
          <text:p/>
        </draw:line>
        <draw:line draw:style-name="gr12" draw:text-style-name="P14" draw:layer="layout" svg:x1="11.383cm" svg:y1="4.51cm" svg:x2="11.383cm" svg:y2="3.918cm">
          <text:p/>
        </draw:line>
        <draw:line draw:style-name="gr12" draw:text-style-name="P14" draw:layer="layout" svg:x1="11.383cm" svg:y1="5.71cm" svg:x2="11.383cm" svg:y2="5.118cm">
          <text:p/>
        </draw:line>
        <draw:line draw:style-name="gr12" draw:text-style-name="P14" draw:layer="layout" svg:x1="11.383cm" svg:y1="6.91cm" svg:x2="11.383cm" svg:y2="6.318cm">
          <text:p/>
        </draw:line>
        <draw:line draw:style-name="gr12" draw:text-style-name="P14" draw:layer="layout" svg:x1="11.383cm" svg:y1="18.353cm" svg:x2="11.383cm" svg:y2="17.762cm">
          <text:p/>
        </draw:line>
        <draw:line draw:style-name="gr12" draw:text-style-name="P14" draw:layer="layout" svg:x1="11.383cm" svg:y1="19.941cm" svg:x2="11.383cm" svg:y2="18.962cm">
          <text:p/>
        </draw:line>
        <draw:line draw:style-name="gr12" draw:text-style-name="P14" draw:layer="layout" svg:x1="11.383cm" svg:y1="23.183cm" svg:x2="11.383cm" svg:y2="22.208cm">
          <text:p/>
        </draw:line>
        <draw:line draw:style-name="gr12" draw:text-style-name="P14" draw:layer="layout" svg:x1="11.383cm" svg:y1="24.387cm" svg:x2="11.383cm" svg:y2="23.796cm">
          <text:p/>
        </draw:line>
        <draw:line draw:style-name="gr12" draw:text-style-name="P14" draw:layer="layout" svg:x1="11.383cm" svg:y1="25.587cm" svg:x2="11.383cm" svg:y2="24.996cm">
          <text:p/>
        </draw:line>
        <draw:line draw:style-name="gr12" draw:text-style-name="P14" draw:layer="layout" svg:x1="11.383cm" svg:y1="26.787cm" svg:x2="11.383cm" svg:y2="26.196cm">
          <text:p/>
        </draw:line>
        <draw:line draw:style-name="gr12" draw:text-style-name="P14" draw:layer="layout" svg:x1="15.701cm" svg:y1="4.51cm" svg:x2="15.701cm" svg:y2="3.918cm">
          <text:p/>
        </draw:line>
        <draw:line draw:style-name="gr12" draw:text-style-name="P14" draw:layer="layout" svg:x1="20.019cm" svg:y1="4.51cm" svg:x2="20.019cm" svg:y2="3.918cm">
          <text:p/>
        </draw:line>
        <draw:line draw:style-name="gr12" draw:text-style-name="P14" draw:layer="layout" svg:x1="15.701cm" svg:y1="5.71cm" svg:x2="15.701cm" svg:y2="5.118cm">
          <text:p/>
        </draw:line>
        <draw:line draw:style-name="gr12" draw:text-style-name="P14" draw:layer="layout" svg:x1="20.019cm" svg:y1="5.71cm" svg:x2="20.019cm" svg:y2="5.118cm">
          <text:p/>
        </draw:line>
        <draw:line draw:style-name="gr12" draw:text-style-name="P14" draw:layer="layout" svg:x1="20.019cm" svg:y1="6.91cm" svg:x2="20.019cm" svg:y2="6.318cm">
          <text:p/>
        </draw:line>
        <draw:line draw:style-name="gr12" draw:text-style-name="P14" draw:layer="layout" svg:x1="20.019cm" svg:y1="18.353cm" svg:x2="20.019cm" svg:y2="17.762cm">
          <text:p/>
        </draw:line>
        <draw:line draw:style-name="gr12" draw:text-style-name="P14" draw:layer="layout" svg:x1="20.019cm" svg:y1="19.941cm" svg:x2="20.019cm" svg:y2="18.962cm">
          <text:p/>
        </draw:line>
        <draw:line draw:style-name="gr12" draw:text-style-name="P14" draw:layer="layout" svg:x1="15.701cm" svg:y1="23.183cm" svg:x2="15.701cm" svg:y2="22.208cm">
          <text:p/>
        </draw:line>
        <draw:line draw:style-name="gr12" draw:text-style-name="P14" draw:layer="layout" svg:x1="20.019cm" svg:y1="23.192cm" svg:x2="20.019cm" svg:y2="22.208cm">
          <text:p/>
        </draw:line>
        <draw:line draw:style-name="gr12" draw:text-style-name="P14" draw:layer="layout" svg:x1="20.019cm" svg:y1="24.387cm" svg:x2="20.019cm" svg:y2="23.796cm">
          <text:p/>
        </draw:line>
        <draw:line draw:style-name="gr12" draw:text-style-name="P14" draw:layer="layout" svg:x1="20.019cm" svg:y1="25.587cm" svg:x2="20.019cm" svg:y2="24.996cm">
          <text:p/>
        </draw:line>
        <draw:line draw:style-name="gr12" draw:text-style-name="P14" draw:layer="layout" svg:x1="15.701cm" svg:y1="26.187cm" svg:x2="15.701cm" svg:y2="25.596cm">
          <text:p/>
        </draw:line>
        <draw:line draw:style-name="gr12" draw:text-style-name="P14" draw:layer="layout" svg:x1="15.701cm" svg:y1="26.787cm" svg:x2="15.701cm" svg:y2="26.196cm">
          <text:p/>
        </draw:line>
        <draw:line draw:style-name="gr12" draw:text-style-name="P14" draw:layer="layout" svg:x1="20.019cm" svg:y1="26.787cm" svg:x2="20.019cm" svg:y2="26.196cm">
          <text:p/>
        </draw:line>
        <draw:line draw:style-name="gr12" draw:text-style-name="P14" draw:layer="layout" svg:x1="3.059cm" svg:y1="17.114cm" svg:x2="11.383cm" svg:y2="17.114cm">
          <text:p/>
        </draw:line>
        <draw:line draw:style-name="gr12" draw:text-style-name="P14" draw:layer="layout" svg:x1="3.064cm" svg:y1="17.753cm" svg:x2="3.064cm" svg:y2="17.118cm">
          <text:p/>
        </draw:line>
        <draw:line draw:style-name="gr12" draw:text-style-name="P14" draw:layer="layout" svg:x1="11.383cm" svg:y1="17.114cm" svg:x2="14.345cm" svg:y2="17.114cm">
          <text:p/>
        </draw:line>
        <draw:line draw:style-name="gr12" draw:text-style-name="P14" draw:layer="layout" svg:x1="14.344cm" svg:y1="17.114cm" svg:x2="15.701cm" svg:y2="17.114cm">
          <text:p/>
        </draw:line>
        <draw:line draw:style-name="gr12" draw:text-style-name="P14" draw:layer="layout" svg:x1="15.701cm" svg:y1="17.114cm" svg:x2="17.404cm" svg:y2="17.114cm">
          <text:p/>
        </draw:line>
        <draw:line draw:style-name="gr12" draw:text-style-name="P14" draw:layer="layout" svg:x1="17.404cm" svg:y1="17.114cm" svg:x2="20.025cm" svg:y2="17.114cm">
          <text:p/>
        </draw:line>
        <draw:line draw:style-name="gr12" draw:text-style-name="P14" draw:layer="layout" svg:x1="20.019cm" svg:y1="17.753cm" svg:x2="20.019cm" svg:y2="17.118cm">
          <text:p/>
        </draw:line>
        <draw:line draw:style-name="gr12" draw:text-style-name="P14" draw:layer="layout" svg:x1="3.059cm" svg:y1="17.758cm" svg:x2="11.383cm" svg:y2="17.758cm">
          <text:p/>
        </draw:line>
        <draw:line draw:style-name="gr12" draw:text-style-name="P14" draw:layer="layout" svg:x1="11.383cm" svg:y1="17.758cm" svg:x2="14.345cm" svg:y2="17.758cm">
          <text:p/>
        </draw:line>
        <draw:line draw:style-name="gr12" draw:text-style-name="P14" draw:layer="layout" svg:x1="14.344cm" svg:y1="17.758cm" svg:x2="15.701cm" svg:y2="17.758cm">
          <text:p/>
        </draw:line>
        <draw:line draw:style-name="gr12" draw:text-style-name="P14" draw:layer="layout" svg:x1="15.701cm" svg:y1="17.758cm" svg:x2="17.404cm" svg:y2="17.758cm">
          <text:p/>
        </draw:line>
        <draw:line draw:style-name="gr12" draw:text-style-name="P14" draw:layer="layout" svg:x1="17.404cm" svg:y1="17.758cm" svg:x2="20.025cm" svg:y2="17.758cm">
          <text:p/>
        </draw:line>
        <draw:line draw:style-name="gr12" draw:text-style-name="P14" draw:layer="layout" svg:x1="3.059cm" svg:y1="18.358cm" svg:x2="11.383cm" svg:y2="18.358cm">
          <text:p/>
        </draw:line>
        <draw:line draw:style-name="gr12" draw:text-style-name="P14" draw:layer="layout" svg:x1="3.064cm" svg:y1="18.953cm" svg:x2="3.064cm" svg:y2="18.362cm">
          <text:p/>
        </draw:line>
        <draw:line draw:style-name="gr12" draw:text-style-name="P14" draw:layer="layout" svg:x1="3.059cm" svg:y1="18.958cm" svg:x2="11.383cm" svg:y2="18.958cm">
          <text:p/>
        </draw:line>
        <draw:line draw:style-name="gr12" draw:text-style-name="P14" draw:layer="layout" svg:x1="11.383cm" svg:y1="18.358cm" svg:x2="14.345cm" svg:y2="18.358cm">
          <text:p/>
        </draw:line>
        <draw:line draw:style-name="gr12" draw:text-style-name="P14" draw:layer="layout" svg:x1="11.383cm" svg:y1="18.953cm" svg:x2="11.383cm" svg:y2="18.362cm">
          <text:p/>
        </draw:line>
        <draw:line draw:style-name="gr12" draw:text-style-name="P14" draw:layer="layout" svg:x1="14.344cm" svg:y1="18.358cm" svg:x2="15.701cm" svg:y2="18.358cm">
          <text:p/>
        </draw:line>
        <draw:line draw:style-name="gr12" draw:text-style-name="P14" draw:layer="layout" svg:x1="15.701cm" svg:y1="18.358cm" svg:x2="17.404cm" svg:y2="18.358cm">
          <text:p/>
        </draw:line>
        <draw:line draw:style-name="gr12" draw:text-style-name="P14" draw:layer="layout" svg:x1="17.404cm" svg:y1="18.358cm" svg:x2="20.025cm" svg:y2="18.358cm">
          <text:p/>
        </draw:line>
        <draw:line draw:style-name="gr12" draw:text-style-name="P14" draw:layer="layout" svg:x1="20.019cm" svg:y1="18.953cm" svg:x2="20.019cm" svg:y2="18.362cm">
          <text:p/>
        </draw:line>
        <draw:line draw:style-name="gr12" draw:text-style-name="P14" draw:layer="layout" svg:x1="11.383cm" svg:y1="18.958cm" svg:x2="14.345cm" svg:y2="18.958cm">
          <text:p/>
        </draw:line>
        <draw:line draw:style-name="gr12" draw:text-style-name="P14" draw:layer="layout" svg:x1="14.344cm" svg:y1="18.958cm" svg:x2="15.701cm" svg:y2="18.958cm">
          <text:p/>
        </draw:line>
        <draw:line draw:style-name="gr12" draw:text-style-name="P14" draw:layer="layout" svg:x1="15.701cm" svg:y1="18.958cm" svg:x2="17.404cm" svg:y2="18.958cm">
          <text:p/>
        </draw:line>
        <draw:line draw:style-name="gr12" draw:text-style-name="P14" draw:layer="layout" svg:x1="17.404cm" svg:y1="18.958cm" svg:x2="20.025cm" svg:y2="18.958cm">
          <text:p/>
        </draw:line>
        <draw:line draw:style-name="gr12" draw:text-style-name="P14" draw:layer="layout" svg:x1="3.059cm" svg:y1="19.946cm" svg:x2="11.383cm" svg:y2="19.946cm">
          <text:p/>
        </draw:line>
        <draw:line draw:style-name="gr12" draw:text-style-name="P14" draw:layer="layout" svg:x1="3.064cm" svg:y1="22.199cm" svg:x2="3.064cm" svg:y2="19.95cm">
          <text:p/>
        </draw:line>
        <draw:line draw:style-name="gr12" draw:text-style-name="P14" draw:layer="layout" svg:x1="3.059cm" svg:y1="22.204cm" svg:x2="11.383cm" svg:y2="22.204cm">
          <text:p/>
        </draw:line>
        <draw:line draw:style-name="gr12" draw:text-style-name="P14" draw:layer="layout" svg:x1="11.383cm" svg:y1="19.946cm" svg:x2="14.345cm" svg:y2="19.946cm">
          <text:p/>
        </draw:line>
        <draw:line draw:style-name="gr12" draw:text-style-name="P14" draw:layer="layout" svg:x1="11.383cm" svg:y1="22.199cm" svg:x2="11.383cm" svg:y2="19.95cm">
          <text:p/>
        </draw:line>
        <draw:line draw:style-name="gr12" draw:text-style-name="P14" draw:layer="layout" svg:x1="14.344cm" svg:y1="19.946cm" svg:x2="15.701cm" svg:y2="19.946cm">
          <text:p/>
        </draw:line>
        <draw:line draw:style-name="gr12" draw:text-style-name="P14" draw:layer="layout" svg:x1="15.701cm" svg:y1="19.946cm" svg:x2="17.404cm" svg:y2="19.946cm">
          <text:p/>
        </draw:line>
        <draw:line draw:style-name="gr12" draw:text-style-name="P14" draw:layer="layout" svg:x1="17.404cm" svg:y1="19.946cm" svg:x2="20.025cm" svg:y2="19.946cm">
          <text:p/>
        </draw:line>
        <draw:line draw:style-name="gr12" draw:text-style-name="P14" draw:layer="layout" svg:x1="20.019cm" svg:y1="22.199cm" svg:x2="20.019cm" svg:y2="19.95cm">
          <text:p/>
        </draw:line>
        <draw:line draw:style-name="gr12" draw:text-style-name="P14" draw:layer="layout" svg:x1="11.383cm" svg:y1="22.204cm" svg:x2="14.345cm" svg:y2="22.204cm">
          <text:p/>
        </draw:line>
        <draw:line draw:style-name="gr12" draw:text-style-name="P14" draw:layer="layout" svg:x1="14.344cm" svg:y1="22.204cm" svg:x2="15.701cm" svg:y2="22.204cm">
          <text:p/>
        </draw:line>
        <draw:line draw:style-name="gr12" draw:text-style-name="P14" draw:layer="layout" svg:x1="15.701cm" svg:y1="22.204cm" svg:x2="17.404cm" svg:y2="22.204cm">
          <text:p/>
        </draw:line>
        <draw:line draw:style-name="gr12" draw:text-style-name="P14" draw:layer="layout" svg:x1="17.404cm" svg:y1="22.204cm" svg:x2="20.025cm" svg:y2="22.204cm">
          <text:p/>
        </draw:line>
        <draw:line draw:style-name="gr12" draw:text-style-name="P14" draw:layer="layout" svg:x1="3.064cm" svg:y1="23.787cm" svg:x2="3.064cm" svg:y2="23.192cm">
          <text:p/>
        </draw:line>
        <draw:line draw:style-name="gr12" draw:text-style-name="P14" draw:layer="layout" svg:x1="3.059cm" svg:y1="23.792cm" svg:x2="11.383cm" svg:y2="23.792cm">
          <text:p/>
        </draw:line>
        <draw:line draw:style-name="gr12" draw:text-style-name="P14" draw:layer="layout" svg:x1="11.383cm" svg:y1="23.787cm" svg:x2="11.383cm" svg:y2="23.2cm">
          <text:p/>
        </draw:line>
        <draw:line draw:style-name="gr12" draw:text-style-name="P14" draw:layer="layout" svg:x1="20.019cm" svg:y1="23.787cm" svg:x2="20.019cm" svg:y2="23.192cm">
          <text:p/>
        </draw:line>
        <draw:line draw:style-name="gr12" draw:text-style-name="P14" draw:layer="layout" svg:x1="11.383cm" svg:y1="23.792cm" svg:x2="14.345cm" svg:y2="23.792cm">
          <text:p/>
        </draw:line>
        <draw:line draw:style-name="gr12" draw:text-style-name="P14" draw:layer="layout" svg:x1="14.344cm" svg:y1="23.792cm" svg:x2="15.701cm" svg:y2="23.792cm">
          <text:p/>
        </draw:line>
        <draw:line draw:style-name="gr12" draw:text-style-name="P14" draw:layer="layout" svg:x1="15.701cm" svg:y1="23.792cm" svg:x2="17.404cm" svg:y2="23.792cm">
          <text:p/>
        </draw:line>
        <draw:line draw:style-name="gr12" draw:text-style-name="P14" draw:layer="layout" svg:x1="17.404cm" svg:y1="23.792cm" svg:x2="20.025cm" svg:y2="23.792cm">
          <text:p/>
        </draw:line>
        <draw:line draw:style-name="gr12" draw:text-style-name="P14" draw:layer="layout" svg:x1="3.059cm" svg:y1="24.392cm" svg:x2="11.383cm" svg:y2="24.392cm">
          <text:p/>
        </draw:line>
        <draw:line draw:style-name="gr12" draw:text-style-name="P14" draw:layer="layout" svg:x1="3.064cm" svg:y1="24.987cm" svg:x2="3.064cm" svg:y2="24.396cm">
          <text:p/>
        </draw:line>
        <draw:line draw:style-name="gr12" draw:text-style-name="P14" draw:layer="layout" svg:x1="3.059cm" svg:y1="24.992cm" svg:x2="11.383cm" svg:y2="24.992cm">
          <text:p/>
        </draw:line>
        <draw:line draw:style-name="gr12" draw:text-style-name="P14" draw:layer="layout" svg:x1="11.383cm" svg:y1="24.392cm" svg:x2="14.345cm" svg:y2="24.392cm">
          <text:p/>
        </draw:line>
        <draw:line draw:style-name="gr12" draw:text-style-name="P14" draw:layer="layout" svg:x1="11.383cm" svg:y1="24.987cm" svg:x2="11.383cm" svg:y2="24.396cm">
          <text:p/>
        </draw:line>
        <draw:line draw:style-name="gr12" draw:text-style-name="P14" draw:layer="layout" svg:x1="14.344cm" svg:y1="24.392cm" svg:x2="15.701cm" svg:y2="24.392cm">
          <text:p/>
        </draw:line>
        <draw:line draw:style-name="gr12" draw:text-style-name="P14" draw:layer="layout" svg:x1="15.701cm" svg:y1="24.392cm" svg:x2="17.404cm" svg:y2="24.392cm">
          <text:p/>
        </draw:line>
        <draw:line draw:style-name="gr12" draw:text-style-name="P14" draw:layer="layout" svg:x1="17.404cm" svg:y1="24.392cm" svg:x2="20.025cm" svg:y2="24.392cm">
          <text:p/>
        </draw:line>
        <draw:line draw:style-name="gr12" draw:text-style-name="P14" draw:layer="layout" svg:x1="20.019cm" svg:y1="24.987cm" svg:x2="20.019cm" svg:y2="24.396cm">
          <text:p/>
        </draw:line>
        <draw:line draw:style-name="gr12" draw:text-style-name="P14" draw:layer="layout" svg:x1="11.383cm" svg:y1="24.992cm" svg:x2="14.345cm" svg:y2="24.992cm">
          <text:p/>
        </draw:line>
        <draw:line draw:style-name="gr12" draw:text-style-name="P14" draw:layer="layout" svg:x1="14.344cm" svg:y1="24.992cm" svg:x2="15.701cm" svg:y2="24.992cm">
          <text:p/>
        </draw:line>
        <draw:line draw:style-name="gr12" draw:text-style-name="P14" draw:layer="layout" svg:x1="15.701cm" svg:y1="24.992cm" svg:x2="17.404cm" svg:y2="24.992cm">
          <text:p/>
        </draw:line>
        <draw:line draw:style-name="gr12" draw:text-style-name="P14" draw:layer="layout" svg:x1="17.404cm" svg:y1="24.992cm" svg:x2="20.025cm" svg:y2="24.992cm">
          <text:p/>
        </draw:line>
        <draw:line draw:style-name="gr12" draw:text-style-name="P14" draw:layer="layout" svg:x1="3.059cm" svg:y1="25.592cm" svg:x2="11.383cm" svg:y2="25.592cm">
          <text:p/>
        </draw:line>
        <draw:line draw:style-name="gr12" draw:text-style-name="P14" draw:layer="layout" svg:x1="3.064cm" svg:y1="26.187cm" svg:x2="3.064cm" svg:y2="25.596cm">
          <text:p/>
        </draw:line>
        <draw:line draw:style-name="gr12" draw:text-style-name="P14" draw:layer="layout" svg:x1="3.059cm" svg:y1="26.192cm" svg:x2="11.383cm" svg:y2="26.192cm">
          <text:p/>
        </draw:line>
        <draw:line draw:style-name="gr12" draw:text-style-name="P14" draw:layer="layout" svg:x1="11.383cm" svg:y1="25.592cm" svg:x2="14.345cm" svg:y2="25.592cm">
          <text:p/>
        </draw:line>
        <draw:line draw:style-name="gr12" draw:text-style-name="P14" draw:layer="layout" svg:x1="11.383cm" svg:y1="26.187cm" svg:x2="11.383cm" svg:y2="25.596cm">
          <text:p/>
        </draw:line>
        <draw:line draw:style-name="gr12" draw:text-style-name="P14" draw:layer="layout" svg:x1="14.344cm" svg:y1="25.592cm" svg:x2="15.701cm" svg:y2="25.592cm">
          <text:p/>
        </draw:line>
        <draw:line draw:style-name="gr12" draw:text-style-name="P14" draw:layer="layout" svg:x1="15.701cm" svg:y1="25.592cm" svg:x2="17.404cm" svg:y2="25.592cm">
          <text:p/>
        </draw:line>
        <draw:line draw:style-name="gr12" draw:text-style-name="P14" draw:layer="layout" svg:x1="17.404cm" svg:y1="25.592cm" svg:x2="20.025cm" svg:y2="25.592cm">
          <text:p/>
        </draw:line>
        <draw:line draw:style-name="gr12" draw:text-style-name="P14" draw:layer="layout" svg:x1="20.019cm" svg:y1="26.187cm" svg:x2="20.019cm" svg:y2="25.596cm">
          <text:p/>
        </draw:line>
        <draw:line draw:style-name="gr12" draw:text-style-name="P14" draw:layer="layout" svg:x1="11.383cm" svg:y1="26.192cm" svg:x2="14.345cm" svg:y2="26.192cm">
          <text:p/>
        </draw:line>
        <draw:line draw:style-name="gr12" draw:text-style-name="P14" draw:layer="layout" svg:x1="14.344cm" svg:y1="26.192cm" svg:x2="15.701cm" svg:y2="26.192cm">
          <text:p/>
        </draw:line>
        <draw:line draw:style-name="gr12" draw:text-style-name="P14" draw:layer="layout" svg:x1="15.701cm" svg:y1="26.192cm" svg:x2="17.404cm" svg:y2="26.192cm">
          <text:p/>
        </draw:line>
        <draw:line draw:style-name="gr12" draw:text-style-name="P14" draw:layer="layout" svg:x1="17.404cm" svg:y1="26.192cm" svg:x2="20.025cm" svg:y2="26.192cm">
          <text:p/>
        </draw:line>
        <draw:line draw:style-name="gr12" draw:text-style-name="P14" draw:layer="layout" svg:x1="15.701cm" svg:y1="27.387cm" svg:x2="15.701cm" svg:y2="26.796cm">
          <text:p/>
        </draw:line>
        <draw:line draw:style-name="gr12" draw:text-style-name="P14" draw:layer="layout" svg:x1="3.059cm" svg:y1="3.914cm" svg:x2="11.383cm" svg:y2="3.914cm">
          <text:p/>
        </draw:line>
        <draw:line draw:style-name="gr12" draw:text-style-name="P14" draw:layer="layout" svg:x1="3.059cm" svg:y1="26.792cm" svg:x2="11.383cm" svg:y2="26.792cm">
          <text:p/>
        </draw:line>
        <draw:line draw:style-name="gr12" draw:text-style-name="P14" draw:layer="layout" svg:x1="3.064cm" svg:y1="27.387cm" svg:x2="3.064cm" svg:y2="26.796cm">
          <text:p/>
        </draw:line>
        <draw:line draw:style-name="gr12" draw:text-style-name="P14" draw:layer="layout" svg:x1="3.059cm" svg:y1="27.392cm" svg:x2="11.383cm" svg:y2="27.392cm">
          <text:p/>
        </draw:line>
        <draw:line draw:style-name="gr12" draw:text-style-name="P14" draw:layer="layout" svg:x1="11.383cm" svg:y1="3.914cm" svg:x2="14.345cm" svg:y2="3.914cm">
          <text:p/>
        </draw:line>
        <draw:line draw:style-name="gr12" draw:text-style-name="P14" draw:layer="layout" svg:x1="14.344cm" svg:y1="3.914cm" svg:x2="15.701cm" svg:y2="3.914cm">
          <text:p/>
        </draw:line>
        <draw:line draw:style-name="gr12" draw:text-style-name="P14" draw:layer="layout" svg:x1="15.701cm" svg:y1="3.914cm" svg:x2="17.404cm" svg:y2="3.914cm">
          <text:p/>
        </draw:line>
        <draw:line draw:style-name="gr12" draw:text-style-name="P14" draw:layer="layout" svg:x1="17.404cm" svg:y1="3.914cm" svg:x2="20.025cm" svg:y2="3.914cm">
          <text:p/>
        </draw:line>
        <draw:line draw:style-name="gr12" draw:text-style-name="P14" draw:layer="layout" svg:x1="11.383cm" svg:y1="26.792cm" svg:x2="14.345cm" svg:y2="26.792cm">
          <text:p/>
        </draw:line>
        <draw:line draw:style-name="gr12" draw:text-style-name="P14" draw:layer="layout" svg:x1="11.383cm" svg:y1="27.387cm" svg:x2="11.383cm" svg:y2="26.796cm">
          <text:p/>
        </draw:line>
        <draw:line draw:style-name="gr12" draw:text-style-name="P14" draw:layer="layout" svg:x1="14.344cm" svg:y1="26.792cm" svg:x2="15.701cm" svg:y2="26.792cm">
          <text:p/>
        </draw:line>
        <draw:line draw:style-name="gr12" draw:text-style-name="P14" draw:layer="layout" svg:x1="15.701cm" svg:y1="26.792cm" svg:x2="17.404cm" svg:y2="26.792cm">
          <text:p/>
        </draw:line>
        <draw:line draw:style-name="gr12" draw:text-style-name="P14" draw:layer="layout" svg:x1="17.404cm" svg:y1="26.792cm" svg:x2="20.025cm" svg:y2="26.792cm">
          <text:p/>
        </draw:line>
        <draw:line draw:style-name="gr12" draw:text-style-name="P14" draw:layer="layout" svg:x1="20.019cm" svg:y1="27.387cm" svg:x2="20.019cm" svg:y2="26.796cm">
          <text:p/>
        </draw:line>
        <draw:line draw:style-name="gr12" draw:text-style-name="P14" draw:layer="layout" svg:x1="11.383cm" svg:y1="27.392cm" svg:x2="14.345cm" svg:y2="27.392cm">
          <text:p/>
        </draw:line>
        <draw:line draw:style-name="gr12" draw:text-style-name="P14" draw:layer="layout" svg:x1="14.344cm" svg:y1="27.392cm" svg:x2="15.701cm" svg:y2="27.392cm">
          <text:p/>
        </draw:line>
        <draw:line draw:style-name="gr12" draw:text-style-name="P14" draw:layer="layout" svg:x1="15.701cm" svg:y1="27.392cm" svg:x2="17.404cm" svg:y2="27.392cm">
          <text:p/>
        </draw:line>
        <draw:line draw:style-name="gr12" draw:text-style-name="P14" draw:layer="layout" svg:x1="17.404cm" svg:y1="27.392cm" svg:x2="20.025cm" svg:y2="27.392cm">
          <text:p/>
        </draw:line>
        <draw:line draw:style-name="gr12" draw:text-style-name="P14" draw:layer="layout" svg:x1="3.059cm" svg:y1="4.514cm" svg:x2="11.383cm" svg:y2="4.514cm">
          <text:p/>
        </draw:line>
        <draw:line draw:style-name="gr12" draw:text-style-name="P14" draw:layer="layout" svg:x1="3.064cm" svg:y1="5.11cm" svg:x2="3.064cm" svg:y2="4.518cm">
          <text:p/>
        </draw:line>
        <draw:line draw:style-name="gr12" draw:text-style-name="P14" draw:layer="layout" svg:x1="3.059cm" svg:y1="5.114cm" svg:x2="11.383cm" svg:y2="5.114cm">
          <text:p/>
        </draw:line>
        <draw:line draw:style-name="gr12" draw:text-style-name="P14" draw:layer="layout" svg:x1="3.059cm" svg:y1="8.114cm" svg:x2="11.383cm" svg:y2="8.114cm">
          <text:p/>
        </draw:line>
        <draw:line draw:style-name="gr12" draw:text-style-name="P14" draw:layer="layout" svg:x1="3.064cm" svg:y1="8.71cm" svg:x2="3.064cm" svg:y2="8.118cm">
          <text:p/>
        </draw:line>
        <draw:line draw:style-name="gr12" draw:text-style-name="P14" draw:layer="layout" svg:x1="3.059cm" svg:y1="8.714cm" svg:x2="11.383cm" svg:y2="8.714cm">
          <text:p/>
        </draw:line>
        <draw:line draw:style-name="gr12" draw:text-style-name="P14" draw:layer="layout" svg:x1="11.383cm" svg:y1="4.514cm" svg:x2="14.345cm" svg:y2="4.514cm">
          <text:p/>
        </draw:line>
        <draw:line draw:style-name="gr12" draw:text-style-name="P14" draw:layer="layout" svg:x1="11.383cm" svg:y1="5.11cm" svg:x2="11.383cm" svg:y2="4.518cm">
          <text:p/>
        </draw:line>
        <draw:line draw:style-name="gr12" draw:text-style-name="P14" draw:layer="layout" svg:x1="14.344cm" svg:y1="4.514cm" svg:x2="15.701cm" svg:y2="4.514cm">
          <text:p/>
        </draw:line>
        <draw:line draw:style-name="gr12" draw:text-style-name="P14" draw:layer="layout" svg:x1="11.383cm" svg:y1="5.114cm" svg:x2="14.345cm" svg:y2="5.114cm">
          <text:p/>
        </draw:line>
        <draw:line draw:style-name="gr12" draw:text-style-name="P14" draw:layer="layout" svg:x1="14.344cm" svg:y1="5.114cm" svg:x2="15.701cm" svg:y2="5.114cm">
          <text:p/>
        </draw:line>
        <draw:line draw:style-name="gr12" draw:text-style-name="P14" draw:layer="layout" svg:x1="15.701cm" svg:y1="4.514cm" svg:x2="17.404cm" svg:y2="4.514cm">
          <text:p/>
        </draw:line>
        <draw:line draw:style-name="gr12" draw:text-style-name="P14" draw:layer="layout" svg:x1="15.701cm" svg:y1="5.11cm" svg:x2="15.701cm" svg:y2="4.518cm">
          <text:p/>
        </draw:line>
        <draw:line draw:style-name="gr12" draw:text-style-name="P14" draw:layer="layout" svg:x1="17.404cm" svg:y1="4.514cm" svg:x2="20.025cm" svg:y2="4.514cm">
          <text:p/>
        </draw:line>
        <draw:line draw:style-name="gr12" draw:text-style-name="P14" draw:layer="layout" svg:x1="20.019cm" svg:y1="5.11cm" svg:x2="20.019cm" svg:y2="4.518cm">
          <text:p/>
        </draw:line>
        <draw:line draw:style-name="gr12" draw:text-style-name="P14" draw:layer="layout" svg:x1="15.701cm" svg:y1="5.114cm" svg:x2="17.404cm" svg:y2="5.114cm">
          <text:p/>
        </draw:line>
        <draw:line draw:style-name="gr12" draw:text-style-name="P14" draw:layer="layout" svg:x1="17.404cm" svg:y1="5.114cm" svg:x2="20.025cm" svg:y2="5.114cm">
          <text:p/>
        </draw:line>
        <draw:line draw:style-name="gr12" draw:text-style-name="P14" draw:layer="layout" svg:x1="3.059cm" svg:y1="6.914cm" svg:x2="11.383cm" svg:y2="6.914cm">
          <text:p/>
        </draw:line>
        <draw:line draw:style-name="gr12" draw:text-style-name="P14" draw:layer="layout" svg:x1="3.064cm" svg:y1="7.505cm" svg:x2="3.064cm" svg:y2="6.918cm">
          <text:p/>
        </draw:line>
        <draw:line draw:style-name="gr12" draw:text-style-name="P14" draw:layer="layout" svg:x1="3.064cm" svg:y1="9.91cm" svg:x2="3.064cm" svg:y2="9.318cm">
          <text:p/>
        </draw:line>
        <draw:line draw:style-name="gr12" draw:text-style-name="P14" draw:layer="layout" svg:x1="3.064cm" svg:y1="11.11cm" svg:x2="3.064cm" svg:y2="10.523cm">
          <text:p/>
        </draw:line>
        <draw:line draw:style-name="gr12" draw:text-style-name="P14" draw:layer="layout" svg:x1="3.064cm" svg:y1="12.31cm" svg:x2="3.064cm" svg:y2="11.718cm">
          <text:p/>
        </draw:line>
        <draw:line draw:style-name="gr12" draw:text-style-name="P14" draw:layer="layout" svg:x1="3.064cm" svg:y1="13.51cm" svg:x2="3.064cm" svg:y2="12.918cm">
          <text:p/>
        </draw:line>
        <draw:line draw:style-name="gr12" draw:text-style-name="P14" draw:layer="layout" svg:x1="11.383cm" svg:y1="6.914cm" svg:x2="14.345cm" svg:y2="6.914cm">
          <text:p/>
        </draw:line>
        <draw:line draw:style-name="gr12" draw:text-style-name="P14" draw:layer="layout" svg:x1="11.383cm" svg:y1="7.505cm" svg:x2="11.383cm" svg:y2="6.918cm">
          <text:p/>
        </draw:line>
        <draw:line draw:style-name="gr12" draw:text-style-name="P14" draw:layer="layout" svg:x1="14.344cm" svg:y1="6.914cm" svg:x2="15.701cm" svg:y2="6.914cm">
          <text:p/>
        </draw:line>
        <draw:line draw:style-name="gr12" draw:text-style-name="P14" draw:layer="layout" svg:x1="11.383cm" svg:y1="12.31cm" svg:x2="11.383cm" svg:y2="11.718cm">
          <text:p/>
        </draw:line>
        <draw:line draw:style-name="gr12" draw:text-style-name="P14" draw:layer="layout" svg:x1="11.383cm" svg:y1="13.51cm" svg:x2="11.383cm" svg:y2="12.918cm">
          <text:p/>
        </draw:line>
        <draw:line draw:style-name="gr12" draw:text-style-name="P14" draw:layer="layout" svg:x1="11.383cm" svg:y1="8.71cm" svg:x2="11.383cm" svg:y2="8.118cm">
          <text:p/>
        </draw:line>
        <draw:line draw:style-name="gr12" draw:text-style-name="P14" draw:layer="layout" svg:x1="11.383cm" svg:y1="9.91cm" svg:x2="11.383cm" svg:y2="9.318cm">
          <text:p/>
        </draw:line>
        <draw:line draw:style-name="gr12" draw:text-style-name="P14" draw:layer="layout" svg:x1="15.701cm" svg:y1="6.914cm" svg:x2="17.404cm" svg:y2="6.914cm">
          <text:p/>
        </draw:line>
        <draw:line draw:style-name="gr12" draw:text-style-name="P14" draw:layer="layout" svg:x1="15.701cm" svg:y1="7.505cm" svg:x2="15.701cm" svg:y2="6.918cm">
          <text:p/>
        </draw:line>
        <draw:line draw:style-name="gr12" draw:text-style-name="P14" draw:layer="layout" svg:x1="17.404cm" svg:y1="6.914cm" svg:x2="20.025cm" svg:y2="6.914cm">
          <text:p/>
        </draw:line>
        <draw:line draw:style-name="gr12" draw:text-style-name="P14" draw:layer="layout" svg:x1="20.019cm" svg:y1="7.505cm" svg:x2="20.019cm" svg:y2="6.918cm">
          <text:p/>
        </draw:line>
        <draw:line draw:style-name="gr12" draw:text-style-name="P14" draw:layer="layout" svg:x1="20.019cm" svg:y1="11.11cm" svg:x2="20.019cm" svg:y2="10.523cm">
          <text:p/>
        </draw:line>
        <draw:line draw:style-name="gr12" draw:text-style-name="P14" draw:layer="layout" svg:x1="15.701cm" svg:y1="12.31cm" svg:x2="15.701cm" svg:y2="11.718cm">
          <text:p/>
        </draw:line>
        <draw:line draw:style-name="gr12" draw:text-style-name="P14" draw:layer="layout" svg:x1="20.019cm" svg:y1="12.31cm" svg:x2="20.019cm" svg:y2="11.718cm">
          <text:p/>
        </draw:line>
        <draw:line draw:style-name="gr12" draw:text-style-name="P14" draw:layer="layout" svg:x1="15.701cm" svg:y1="13.51cm" svg:x2="15.701cm" svg:y2="12.918cm">
          <text:p/>
        </draw:line>
        <draw:line draw:style-name="gr12" draw:text-style-name="P14" draw:layer="layout" svg:x1="20.019cm" svg:y1="13.51cm" svg:x2="20.019cm" svg:y2="12.918cm">
          <text:p/>
        </draw:line>
        <draw:line draw:style-name="gr12" draw:text-style-name="P14" draw:layer="layout" svg:x1="15.701cm" svg:y1="8.71cm" svg:x2="15.701cm" svg:y2="8.118cm">
          <text:p/>
        </draw:line>
        <draw:line draw:style-name="gr12" draw:text-style-name="P14" draw:layer="layout" svg:x1="20.019cm" svg:y1="8.71cm" svg:x2="20.019cm" svg:y2="8.118cm">
          <text:p/>
        </draw:line>
        <draw:line draw:style-name="gr12" draw:text-style-name="P14" draw:layer="layout" svg:x1="15.701cm" svg:y1="9.91cm" svg:x2="15.701cm" svg:y2="9.318cm">
          <text:p/>
        </draw:line>
        <draw:line draw:style-name="gr12" draw:text-style-name="P14" draw:layer="layout" svg:x1="20.019cm" svg:y1="9.91cm" svg:x2="20.019cm" svg:y2="9.318cm">
          <text:p/>
        </draw:line>
        <draw:line draw:style-name="gr12" draw:text-style-name="P14" draw:layer="layout" svg:x1="3.059cm" svg:y1="5.714cm" svg:x2="11.383cm" svg:y2="5.714cm">
          <text:p/>
        </draw:line>
        <draw:line draw:style-name="gr12" draw:text-style-name="P14" draw:layer="layout" svg:x1="3.064cm" svg:y1="6.31cm" svg:x2="3.064cm" svg:y2="5.718cm">
          <text:p/>
        </draw:line>
        <draw:line draw:style-name="gr12" draw:text-style-name="P14" draw:layer="layout" svg:x1="3.059cm" svg:y1="6.314cm" svg:x2="11.383cm" svg:y2="6.314cm">
          <text:p/>
        </draw:line>
        <draw:line draw:style-name="gr12" draw:text-style-name="P14" draw:layer="layout" svg:x1="3.059cm" svg:y1="9.314cm" svg:x2="11.383cm" svg:y2="9.314cm">
          <text:p/>
        </draw:line>
        <draw:line draw:style-name="gr12" draw:text-style-name="P14" draw:layer="layout" svg:x1="11.383cm" svg:y1="5.714cm" svg:x2="14.345cm" svg:y2="5.714cm">
          <text:p/>
        </draw:line>
        <draw:line draw:style-name="gr12" draw:text-style-name="P14" draw:layer="layout" svg:x1="11.383cm" svg:y1="6.31cm" svg:x2="11.383cm" svg:y2="5.718cm">
          <text:p/>
        </draw:line>
        <draw:line draw:style-name="gr12" draw:text-style-name="P14" draw:layer="layout" svg:x1="14.344cm" svg:y1="5.714cm" svg:x2="15.701cm" svg:y2="5.714cm">
          <text:p/>
        </draw:line>
        <draw:line draw:style-name="gr12" draw:text-style-name="P14" draw:layer="layout" svg:x1="15.701cm" svg:y1="5.714cm" svg:x2="17.404cm" svg:y2="5.714cm">
          <text:p/>
        </draw:line>
        <draw:line draw:style-name="gr12" draw:text-style-name="P14" draw:layer="layout" svg:x1="17.404cm" svg:y1="5.714cm" svg:x2="20.025cm" svg:y2="5.714cm">
          <text:p/>
        </draw:line>
        <draw:line draw:style-name="gr12" draw:text-style-name="P14" draw:layer="layout" svg:x1="20.019cm" svg:y1="6.31cm" svg:x2="20.019cm" svg:y2="5.718cm">
          <text:p/>
        </draw:line>
        <draw:line draw:style-name="gr12" draw:text-style-name="P14" draw:layer="layout" svg:x1="11.383cm" svg:y1="6.314cm" svg:x2="14.345cm" svg:y2="6.314cm">
          <text:p/>
        </draw:line>
        <draw:line draw:style-name="gr12" draw:text-style-name="P14" draw:layer="layout" svg:x1="14.344cm" svg:y1="6.314cm" svg:x2="15.701cm" svg:y2="6.314cm">
          <text:p/>
        </draw:line>
        <draw:line draw:style-name="gr12" draw:text-style-name="P14" draw:layer="layout" svg:x1="15.701cm" svg:y1="6.314cm" svg:x2="17.404cm" svg:y2="6.314cm">
          <text:p/>
        </draw:line>
        <draw:line draw:style-name="gr12" draw:text-style-name="P14" draw:layer="layout" svg:x1="17.404cm" svg:y1="6.314cm" svg:x2="20.025cm" svg:y2="6.314cm">
          <text:p/>
        </draw:line>
        <draw:line draw:style-name="gr13" draw:text-style-name="P14" draw:layer="layout" svg:x1="3.068cm" svg:y1="23.192cm" svg:x2="11.383cm" svg:y2="23.192cm">
          <text:p/>
        </draw:line>
        <draw:line draw:style-name="gr13" draw:text-style-name="P14" draw:layer="layout" svg:x1="11.383cm" svg:y1="23.192cm" svg:x2="14.345cm" svg:y2="23.192cm">
          <text:p/>
        </draw:line>
        <draw:line draw:style-name="gr13" draw:text-style-name="P14" draw:layer="layout" svg:x1="14.344cm" svg:y1="23.192cm" svg:x2="15.701cm" svg:y2="23.192cm">
          <text:p/>
        </draw:line>
        <draw:line draw:style-name="gr13" draw:text-style-name="P14" draw:layer="layout" svg:x1="15.701cm" svg:y1="23.192cm" svg:x2="17.404cm" svg:y2="23.192cm">
          <text:p/>
        </draw:line>
        <draw:line draw:style-name="gr13" draw:text-style-name="P14" draw:layer="layout" svg:x1="17.404cm" svg:y1="23.192cm" svg:x2="20.016cm" svg:y2="23.192cm">
          <text:p/>
        </draw:line>
        <draw:line draw:style-name="gr13" draw:text-style-name="P14" draw:layer="layout" svg:x1="3.059cm" svg:y1="7.514cm" svg:x2="11.383cm" svg:y2="7.514cm">
          <text:p/>
        </draw:line>
        <draw:line draw:style-name="gr12" draw:text-style-name="P14" draw:layer="layout" svg:x1="3.059cm" svg:y1="9.914cm" svg:x2="11.389cm" svg:y2="9.914cm">
          <text:p/>
        </draw:line>
        <draw:line draw:style-name="gr12" draw:text-style-name="P14" draw:layer="layout" svg:x1="3.064cm" svg:y1="10.505cm" svg:x2="3.064cm" svg:y2="9.918cm">
          <text:p/>
        </draw:line>
        <draw:line draw:style-name="gr13" draw:text-style-name="P14" draw:layer="layout" svg:x1="3.059cm" svg:y1="10.514cm" svg:x2="11.383cm" svg:y2="10.514cm">
          <text:p/>
        </draw:line>
        <draw:line draw:style-name="gr12" draw:text-style-name="P14" draw:layer="layout" svg:x1="3.064cm" svg:y1="11.71cm" svg:x2="3.064cm" svg:y2="11.118cm">
          <text:p/>
        </draw:line>
        <draw:line draw:style-name="gr12" draw:text-style-name="P14" draw:layer="layout" svg:x1="11.383cm" svg:y1="11.71cm" svg:x2="11.383cm" svg:y2="11.118cm">
          <text:p/>
        </draw:line>
        <draw:line draw:style-name="gr12" draw:text-style-name="P14" draw:layer="layout" svg:x1="11.383cm" svg:y1="16.505cm" svg:x2="11.383cm" svg:y2="15.918cm">
          <text:p/>
        </draw:line>
        <draw:line draw:style-name="gr12" draw:text-style-name="P14" draw:layer="layout" svg:x1="14.344cm" svg:y1="11.71cm" svg:x2="14.344cm" svg:y2="11.118cm">
          <text:p/>
        </draw:line>
        <draw:line draw:style-name="gr12" draw:text-style-name="P14" draw:layer="layout" svg:x1="14.344cm" svg:y1="16.505cm" svg:x2="14.344cm" svg:y2="15.918cm">
          <text:p/>
        </draw:line>
        <draw:line draw:style-name="gr12" draw:text-style-name="P14" draw:layer="layout" svg:x1="17.404cm" svg:y1="11.71cm" svg:x2="17.404cm" svg:y2="11.118cm">
          <text:p/>
        </draw:line>
        <draw:line draw:style-name="gr12" draw:text-style-name="P14" draw:layer="layout" svg:x1="17.404cm" svg:y1="16.505cm" svg:x2="17.404cm" svg:y2="15.918cm">
          <text:p/>
        </draw:line>
        <draw:line draw:style-name="gr12" draw:text-style-name="P14" draw:layer="layout" svg:x1="20.019cm" svg:y1="11.71cm" svg:x2="20.019cm" svg:y2="11.118cm">
          <text:p/>
        </draw:line>
        <draw:line draw:style-name="gr12" draw:text-style-name="P14" draw:layer="layout" svg:x1="20.019cm" svg:y1="16.505cm" svg:x2="20.019cm" svg:y2="15.918cm">
          <text:p/>
        </draw:line>
        <draw:line draw:style-name="gr12" draw:text-style-name="P14" draw:layer="layout" svg:x1="3.059cm" svg:y1="11.714cm" svg:x2="11.383cm" svg:y2="11.714cm">
          <text:p/>
        </draw:line>
        <draw:line draw:style-name="gr12" draw:text-style-name="P14" draw:layer="layout" svg:x1="11.383cm" svg:y1="11.714cm" svg:x2="14.345cm" svg:y2="11.714cm">
          <text:p/>
        </draw:line>
        <draw:line draw:style-name="gr12" draw:text-style-name="P14" draw:layer="layout" svg:x1="14.344cm" svg:y1="11.714cm" svg:x2="15.701cm" svg:y2="11.714cm">
          <text:p/>
        </draw:line>
        <draw:line draw:style-name="gr12" draw:text-style-name="P14" draw:layer="layout" svg:x1="15.701cm" svg:y1="11.714cm" svg:x2="17.404cm" svg:y2="11.714cm">
          <text:p/>
        </draw:line>
        <draw:line draw:style-name="gr12" draw:text-style-name="P14" draw:layer="layout" svg:x1="17.404cm" svg:y1="11.714cm" svg:x2="20.025cm" svg:y2="11.714cm">
          <text:p/>
        </draw:line>
        <draw:line draw:style-name="gr12" draw:text-style-name="P14" draw:layer="layout" svg:x1="3.059cm" svg:y1="11.114cm" svg:x2="11.383cm" svg:y2="11.114cm">
          <text:p/>
        </draw:line>
        <draw:line draw:style-name="gr12" draw:text-style-name="P14" draw:layer="layout" svg:x1="11.383cm" svg:y1="11.114cm" svg:x2="14.345cm" svg:y2="11.114cm">
          <text:p/>
        </draw:line>
        <draw:line draw:style-name="gr12" draw:text-style-name="P14" draw:layer="layout" svg:x1="14.344cm" svg:y1="11.114cm" svg:x2="15.701cm" svg:y2="11.114cm">
          <text:p/>
        </draw:line>
        <draw:line draw:style-name="gr12" draw:text-style-name="P14" draw:layer="layout" svg:x1="15.701cm" svg:y1="11.114cm" svg:x2="17.404cm" svg:y2="11.114cm">
          <text:p/>
        </draw:line>
        <draw:line draw:style-name="gr12" draw:text-style-name="P14" draw:layer="layout" svg:x1="17.404cm" svg:y1="11.114cm" svg:x2="20.025cm" svg:y2="11.114cm">
          <text:p/>
        </draw:line>
        <draw:line draw:style-name="gr12" draw:text-style-name="P14" draw:layer="layout" svg:x1="3.064cm" svg:y1="12.91cm" svg:x2="3.064cm" svg:y2="12.318cm">
          <text:p/>
        </draw:line>
        <draw:line draw:style-name="gr12" draw:text-style-name="P14" draw:layer="layout" svg:x1="3.059cm" svg:y1="12.314cm" svg:x2="11.383cm" svg:y2="12.314cm">
          <text:p/>
        </draw:line>
        <draw:line draw:style-name="gr12" draw:text-style-name="P14" draw:layer="layout" svg:x1="11.383cm" svg:y1="12.314cm" svg:x2="14.345cm" svg:y2="12.314cm">
          <text:p/>
        </draw:line>
        <draw:line draw:style-name="gr12" draw:text-style-name="P14" draw:layer="layout" svg:x1="14.344cm" svg:y1="12.314cm" svg:x2="15.701cm" svg:y2="12.314cm">
          <text:p/>
        </draw:line>
        <draw:line draw:style-name="gr12" draw:text-style-name="P14" draw:layer="layout" svg:x1="15.701cm" svg:y1="12.314cm" svg:x2="17.404cm" svg:y2="12.314cm">
          <text:p/>
        </draw:line>
        <draw:line draw:style-name="gr12" draw:text-style-name="P14" draw:layer="layout" svg:x1="17.404cm" svg:y1="12.314cm" svg:x2="20.025cm" svg:y2="12.314cm">
          <text:p/>
        </draw:line>
        <draw:line draw:style-name="gr12" draw:text-style-name="P14" draw:layer="layout" svg:x1="11.383cm" svg:y1="12.91cm" svg:x2="11.383cm" svg:y2="12.318cm">
          <text:p/>
        </draw:line>
        <draw:line draw:style-name="gr12" draw:text-style-name="P14" draw:layer="layout" svg:x1="15.701cm" svg:y1="12.91cm" svg:x2="15.701cm" svg:y2="12.318cm">
          <text:p/>
        </draw:line>
        <draw:line draw:style-name="gr12" draw:text-style-name="P14" draw:layer="layout" svg:x1="20.019cm" svg:y1="12.91cm" svg:x2="20.019cm" svg:y2="12.318cm">
          <text:p/>
        </draw:line>
        <draw:line draw:style-name="gr12" draw:text-style-name="P14" draw:layer="layout" svg:x1="3.059cm" svg:y1="12.914cm" svg:x2="11.383cm" svg:y2="12.914cm">
          <text:p/>
        </draw:line>
        <draw:line draw:style-name="gr12" draw:text-style-name="P14" draw:layer="layout" svg:x1="11.383cm" svg:y1="12.914cm" svg:x2="14.345cm" svg:y2="12.914cm">
          <text:p/>
        </draw:line>
        <draw:line draw:style-name="gr12" draw:text-style-name="P14" draw:layer="layout" svg:x1="14.344cm" svg:y1="12.914cm" svg:x2="15.701cm" svg:y2="12.914cm">
          <text:p/>
        </draw:line>
        <draw:line draw:style-name="gr12" draw:text-style-name="P14" draw:layer="layout" svg:x1="15.701cm" svg:y1="12.914cm" svg:x2="17.404cm" svg:y2="12.914cm">
          <text:p/>
        </draw:line>
        <draw:line draw:style-name="gr12" draw:text-style-name="P14" draw:layer="layout" svg:x1="17.404cm" svg:y1="12.914cm" svg:x2="20.025cm" svg:y2="12.914cm">
          <text:p/>
        </draw:line>
        <draw:line draw:style-name="gr12" draw:text-style-name="P14" draw:layer="layout" svg:x1="3.064cm" svg:y1="14.11cm" svg:x2="3.064cm" svg:y2="13.518cm">
          <text:p/>
        </draw:line>
        <draw:line draw:style-name="gr12" draw:text-style-name="P14" draw:layer="layout" svg:x1="3.059cm" svg:y1="13.514cm" svg:x2="11.383cm" svg:y2="13.514cm">
          <text:p/>
        </draw:line>
        <draw:line draw:style-name="gr12" draw:text-style-name="P14" draw:layer="layout" svg:x1="11.383cm" svg:y1="13.514cm" svg:x2="14.345cm" svg:y2="13.514cm">
          <text:p/>
        </draw:line>
        <draw:line draw:style-name="gr12" draw:text-style-name="P14" draw:layer="layout" svg:x1="14.344cm" svg:y1="13.514cm" svg:x2="15.701cm" svg:y2="13.514cm">
          <text:p/>
        </draw:line>
        <draw:line draw:style-name="gr12" draw:text-style-name="P14" draw:layer="layout" svg:x1="15.701cm" svg:y1="13.514cm" svg:x2="17.404cm" svg:y2="13.514cm">
          <text:p/>
        </draw:line>
        <draw:line draw:style-name="gr12" draw:text-style-name="P14" draw:layer="layout" svg:x1="17.404cm" svg:y1="13.514cm" svg:x2="20.025cm" svg:y2="13.514cm">
          <text:p/>
        </draw:line>
        <draw:line draw:style-name="gr12" draw:text-style-name="P14" draw:layer="layout" svg:x1="20.019cm" svg:y1="14.11cm" svg:x2="20.019cm" svg:y2="13.518cm">
          <text:p/>
        </draw:line>
        <draw:line draw:style-name="gr12" draw:text-style-name="P14" draw:layer="layout" svg:x1="3.064cm" svg:y1="16.505cm" svg:x2="3.064cm" svg:y2="15.918cm">
          <text:p/>
        </draw:line>
        <draw:line draw:style-name="gr12" draw:text-style-name="P14" draw:layer="layout" svg:x1="3.064cm" svg:y1="15.31cm" svg:x2="3.064cm" svg:y2="14.718cm">
          <text:p/>
        </draw:line>
        <draw:line draw:style-name="gr12" draw:text-style-name="P14" draw:layer="layout" svg:x1="20.019cm" svg:y1="15.31cm" svg:x2="20.019cm" svg:y2="14.718cm">
          <text:p/>
        </draw:line>
        <draw:line draw:style-name="gr12" draw:text-style-name="P14" draw:layer="layout" svg:x1="11.383cm" svg:y1="8.11cm" svg:x2="11.383cm" svg:y2="7.523cm">
          <text:p/>
        </draw:line>
        <draw:line draw:style-name="gr12" draw:text-style-name="P14" draw:layer="layout" svg:x1="11.383cm" svg:y1="9.31cm" svg:x2="11.383cm" svg:y2="8.718cm">
          <text:p/>
        </draw:line>
        <draw:line draw:style-name="gr12" draw:text-style-name="P14" draw:layer="layout" svg:x1="11.383cm" svg:y1="10.505cm" svg:x2="11.383cm" svg:y2="9.918cm">
          <text:p/>
        </draw:line>
        <draw:line draw:style-name="gr13" draw:text-style-name="P14" draw:layer="layout" svg:x1="11.383cm" svg:y1="7.514cm" svg:x2="14.345cm" svg:y2="7.514cm">
          <text:p/>
        </draw:line>
        <draw:line draw:style-name="gr13" draw:text-style-name="P14" draw:layer="layout" svg:x1="14.344cm" svg:y1="7.514cm" svg:x2="15.701cm" svg:y2="7.514cm">
          <text:p/>
        </draw:line>
        <draw:line draw:style-name="gr13" draw:text-style-name="P14" draw:layer="layout" svg:x1="15.701cm" svg:y1="7.514cm" svg:x2="17.404cm" svg:y2="7.514cm">
          <text:p/>
        </draw:line>
        <draw:line draw:style-name="gr13" draw:text-style-name="P14" draw:layer="layout" svg:x1="17.404cm" svg:y1="7.514cm" svg:x2="20.025cm" svg:y2="7.514cm">
          <text:p/>
        </draw:line>
        <draw:line draw:style-name="gr12" draw:text-style-name="P14" draw:layer="layout" svg:x1="15.701cm" svg:y1="8.11cm" svg:x2="15.701cm" svg:y2="7.523cm">
          <text:p/>
        </draw:line>
        <draw:line draw:style-name="gr12" draw:text-style-name="P14" draw:layer="layout" svg:x1="15.701cm" svg:y1="9.31cm" svg:x2="15.701cm" svg:y2="8.718cm">
          <text:p/>
        </draw:line>
        <draw:line draw:style-name="gr12" draw:text-style-name="P14" draw:layer="layout" svg:x1="15.701cm" svg:y1="10.505cm" svg:x2="15.701cm" svg:y2="9.918cm">
          <text:p/>
        </draw:line>
        <draw:line draw:style-name="gr12" draw:text-style-name="P14" draw:layer="layout" svg:x1="20.019cm" svg:y1="8.11cm" svg:x2="20.019cm" svg:y2="7.523cm">
          <text:p/>
        </draw:line>
        <draw:line draw:style-name="gr12" draw:text-style-name="P14" draw:layer="layout" svg:x1="20.019cm" svg:y1="9.31cm" svg:x2="20.019cm" svg:y2="8.718cm">
          <text:p/>
        </draw:line>
        <draw:line draw:style-name="gr12" draw:text-style-name="P14" draw:layer="layout" svg:x1="20.019cm" svg:y1="10.505cm" svg:x2="20.019cm" svg:y2="9.918cm">
          <text:p/>
        </draw:line>
        <draw:line draw:style-name="gr12" draw:text-style-name="P14" draw:layer="layout" svg:x1="11.383cm" svg:y1="8.114cm" svg:x2="14.345cm" svg:y2="8.114cm">
          <text:p/>
        </draw:line>
        <draw:line draw:style-name="gr12" draw:text-style-name="P14" draw:layer="layout" svg:x1="14.344cm" svg:y1="8.114cm" svg:x2="15.701cm" svg:y2="8.114cm">
          <text:p/>
        </draw:line>
        <draw:line draw:style-name="gr12" draw:text-style-name="P14" draw:layer="layout" svg:x1="11.383cm" svg:y1="9.314cm" svg:x2="14.345cm" svg:y2="9.314cm">
          <text:p/>
        </draw:line>
        <draw:line draw:style-name="gr12" draw:text-style-name="P14" draw:layer="layout" svg:x1="14.344cm" svg:y1="9.314cm" svg:x2="15.701cm" svg:y2="9.314cm">
          <text:p/>
        </draw:line>
        <draw:line draw:style-name="gr12" draw:text-style-name="P14" draw:layer="layout" svg:x1="15.701cm" svg:y1="8.114cm" svg:x2="17.404cm" svg:y2="8.114cm">
          <text:p/>
        </draw:line>
        <draw:line draw:style-name="gr12" draw:text-style-name="P14" draw:layer="layout" svg:x1="17.404cm" svg:y1="8.114cm" svg:x2="20.025cm" svg:y2="8.114cm">
          <text:p/>
        </draw:line>
        <draw:line draw:style-name="gr12" draw:text-style-name="P14" draw:layer="layout" svg:x1="15.701cm" svg:y1="9.314cm" svg:x2="17.404cm" svg:y2="9.314cm">
          <text:p/>
        </draw:line>
        <draw:line draw:style-name="gr12" draw:text-style-name="P14" draw:layer="layout" svg:x1="17.404cm" svg:y1="9.314cm" svg:x2="20.025cm" svg:y2="9.314cm">
          <text:p/>
        </draw:line>
        <draw:line draw:style-name="gr12" draw:text-style-name="P14" draw:layer="layout" svg:x1="11.383cm" svg:y1="8.714cm" svg:x2="14.345cm" svg:y2="8.714cm">
          <text:p/>
        </draw:line>
        <draw:line draw:style-name="gr12" draw:text-style-name="P14" draw:layer="layout" svg:x1="14.344cm" svg:y1="8.714cm" svg:x2="15.701cm" svg:y2="8.714cm">
          <text:p/>
        </draw:line>
        <draw:line draw:style-name="gr12" draw:text-style-name="P14" draw:layer="layout" svg:x1="15.701cm" svg:y1="8.714cm" svg:x2="17.404cm" svg:y2="8.714cm">
          <text:p/>
        </draw:line>
        <draw:line draw:style-name="gr12" draw:text-style-name="P14" draw:layer="layout" svg:x1="17.404cm" svg:y1="8.714cm" svg:x2="20.025cm" svg:y2="8.714cm">
          <text:p/>
        </draw:line>
        <draw:line draw:style-name="gr12" draw:text-style-name="P14" draw:layer="layout" svg:x1="11.389cm" svg:y1="9.914cm" svg:x2="14.345cm" svg:y2="9.914cm">
          <text:p/>
        </draw:line>
        <draw:line draw:style-name="gr12" draw:text-style-name="P14" draw:layer="layout" svg:x1="14.344cm" svg:y1="9.914cm" svg:x2="15.701cm" svg:y2="9.914cm">
          <text:p/>
        </draw:line>
        <draw:line draw:style-name="gr12" draw:text-style-name="P14" draw:layer="layout" svg:x1="15.701cm" svg:y1="9.914cm" svg:x2="17.404cm" svg:y2="9.914cm">
          <text:p/>
        </draw:line>
        <draw:line draw:style-name="gr12" draw:text-style-name="P14" draw:layer="layout" svg:x1="17.404cm" svg:y1="9.914cm" svg:x2="20.025cm" svg:y2="9.914cm">
          <text:p/>
        </draw:line>
        <draw:line draw:style-name="gr13" draw:text-style-name="P14" draw:layer="layout" svg:x1="11.383cm" svg:y1="10.514cm" svg:x2="14.345cm" svg:y2="10.514cm">
          <text:p/>
        </draw:line>
        <draw:line draw:style-name="gr13" draw:text-style-name="P14" draw:layer="layout" svg:x1="14.344cm" svg:y1="10.514cm" svg:x2="15.701cm" svg:y2="10.514cm">
          <text:p/>
        </draw:line>
        <draw:line draw:style-name="gr13" draw:text-style-name="P14" draw:layer="layout" svg:x1="15.701cm" svg:y1="10.514cm" svg:x2="17.404cm" svg:y2="10.514cm">
          <text:p/>
        </draw:line>
        <draw:line draw:style-name="gr13" draw:text-style-name="P14" draw:layer="layout" svg:x1="17.404cm" svg:y1="10.514cm" svg:x2="20.025cm" svg:y2="10.514cm">
          <text:p/>
        </draw:line>
        <draw:line draw:style-name="gr12" draw:text-style-name="P14" draw:layer="layout" svg:x1="3.064cm" svg:y1="14.71cm" svg:x2="3.064cm" svg:y2="14.118cm">
          <text:p/>
        </draw:line>
        <draw:line draw:style-name="gr12" draw:text-style-name="P14" draw:layer="layout" svg:x1="3.059cm" svg:y1="14.114cm" svg:x2="11.383cm" svg:y2="14.114cm">
          <text:p/>
        </draw:line>
        <draw:line draw:style-name="gr12" draw:text-style-name="P14" draw:layer="layout" svg:x1="11.383cm" svg:y1="14.114cm" svg:x2="14.345cm" svg:y2="14.114cm">
          <text:p/>
        </draw:line>
        <draw:line draw:style-name="gr12" draw:text-style-name="P14" draw:layer="layout" svg:x1="14.344cm" svg:y1="14.114cm" svg:x2="15.701cm" svg:y2="14.114cm">
          <text:p/>
        </draw:line>
        <draw:line draw:style-name="gr12" draw:text-style-name="P14" draw:layer="layout" svg:x1="15.701cm" svg:y1="14.114cm" svg:x2="17.404cm" svg:y2="14.114cm">
          <text:p/>
        </draw:line>
        <draw:line draw:style-name="gr12" draw:text-style-name="P14" draw:layer="layout" svg:x1="17.404cm" svg:y1="14.114cm" svg:x2="20.025cm" svg:y2="14.114cm">
          <text:p/>
        </draw:line>
        <draw:line draw:style-name="gr12" draw:text-style-name="P14" draw:layer="layout" svg:x1="11.383cm" svg:y1="14.71cm" svg:x2="11.383cm" svg:y2="14.118cm">
          <text:p/>
        </draw:line>
        <draw:line draw:style-name="gr12" draw:text-style-name="P14" draw:layer="layout" svg:x1="14.344cm" svg:y1="14.71cm" svg:x2="14.344cm" svg:y2="14.118cm">
          <text:p/>
        </draw:line>
        <draw:line draw:style-name="gr12" draw:text-style-name="P14" draw:layer="layout" svg:x1="17.404cm" svg:y1="14.71cm" svg:x2="17.404cm" svg:y2="14.118cm">
          <text:p/>
        </draw:line>
        <draw:line draw:style-name="gr12" draw:text-style-name="P14" draw:layer="layout" svg:x1="20.019cm" svg:y1="14.71cm" svg:x2="20.019cm" svg:y2="14.118cm">
          <text:p/>
        </draw:line>
        <draw:line draw:style-name="gr12" draw:text-style-name="P14" draw:layer="layout" svg:x1="3.059cm" svg:y1="14.714cm" svg:x2="11.383cm" svg:y2="14.714cm">
          <text:p/>
        </draw:line>
        <draw:line draw:style-name="gr12" draw:text-style-name="P14" draw:layer="layout" svg:x1="11.383cm" svg:y1="14.714cm" svg:x2="14.345cm" svg:y2="14.714cm">
          <text:p/>
        </draw:line>
        <draw:line draw:style-name="gr12" draw:text-style-name="P14" draw:layer="layout" svg:x1="14.344cm" svg:y1="14.714cm" svg:x2="15.701cm" svg:y2="14.714cm">
          <text:p/>
        </draw:line>
        <draw:line draw:style-name="gr12" draw:text-style-name="P14" draw:layer="layout" svg:x1="15.701cm" svg:y1="14.714cm" svg:x2="17.404cm" svg:y2="14.714cm">
          <text:p/>
        </draw:line>
        <draw:line draw:style-name="gr12" draw:text-style-name="P14" draw:layer="layout" svg:x1="17.404cm" svg:y1="14.714cm" svg:x2="20.025cm" svg:y2="14.714cm">
          <text:p/>
        </draw:line>
        <draw:line draw:style-name="gr12" draw:text-style-name="P14" draw:layer="layout" svg:x1="3.064cm" svg:y1="15.91cm" svg:x2="3.064cm" svg:y2="15.318cm">
          <text:p/>
        </draw:line>
        <draw:line draw:style-name="gr12" draw:text-style-name="P14" draw:layer="layout" svg:x1="3.059cm" svg:y1="15.314cm" svg:x2="11.383cm" svg:y2="15.314cm">
          <text:p/>
        </draw:line>
        <draw:line draw:style-name="gr12" draw:text-style-name="P14" draw:layer="layout" svg:x1="11.383cm" svg:y1="15.314cm" svg:x2="14.345cm" svg:y2="15.314cm">
          <text:p/>
        </draw:line>
        <draw:line draw:style-name="gr12" draw:text-style-name="P14" draw:layer="layout" svg:x1="14.344cm" svg:y1="15.314cm" svg:x2="15.701cm" svg:y2="15.314cm">
          <text:p/>
        </draw:line>
        <draw:line draw:style-name="gr12" draw:text-style-name="P14" draw:layer="layout" svg:x1="15.701cm" svg:y1="15.314cm" svg:x2="17.404cm" svg:y2="15.314cm">
          <text:p/>
        </draw:line>
        <draw:line draw:style-name="gr12" draw:text-style-name="P14" draw:layer="layout" svg:x1="17.404cm" svg:y1="15.314cm" svg:x2="20.025cm" svg:y2="15.314cm">
          <text:p/>
        </draw:line>
        <draw:line draw:style-name="gr12" draw:text-style-name="P14" draw:layer="layout" svg:x1="11.383cm" svg:y1="15.91cm" svg:x2="11.383cm" svg:y2="15.318cm">
          <text:p/>
        </draw:line>
        <draw:line draw:style-name="gr12" draw:text-style-name="P14" draw:layer="layout" svg:x1="14.344cm" svg:y1="15.91cm" svg:x2="14.344cm" svg:y2="15.318cm">
          <text:p/>
        </draw:line>
        <draw:line draw:style-name="gr12" draw:text-style-name="P14" draw:layer="layout" svg:x1="17.404cm" svg:y1="15.91cm" svg:x2="17.404cm" svg:y2="15.318cm">
          <text:p/>
        </draw:line>
        <draw:line draw:style-name="gr12" draw:text-style-name="P14" draw:layer="layout" svg:x1="20.019cm" svg:y1="15.91cm" svg:x2="20.019cm" svg:y2="15.318cm">
          <text:p/>
        </draw:line>
        <draw:line draw:style-name="gr12" draw:text-style-name="P14" draw:layer="layout" svg:x1="3.059cm" svg:y1="15.914cm" svg:x2="11.383cm" svg:y2="15.914cm">
          <text:p/>
        </draw:line>
        <draw:line draw:style-name="gr12" draw:text-style-name="P14" draw:layer="layout" svg:x1="11.383cm" svg:y1="15.914cm" svg:x2="14.345cm" svg:y2="15.914cm">
          <text:p/>
        </draw:line>
        <draw:line draw:style-name="gr12" draw:text-style-name="P14" draw:layer="layout" svg:x1="14.344cm" svg:y1="15.914cm" svg:x2="15.701cm" svg:y2="15.914cm">
          <text:p/>
        </draw:line>
        <draw:line draw:style-name="gr12" draw:text-style-name="P14" draw:layer="layout" svg:x1="15.701cm" svg:y1="15.914cm" svg:x2="17.404cm" svg:y2="15.914cm">
          <text:p/>
        </draw:line>
        <draw:line draw:style-name="gr12" draw:text-style-name="P14" draw:layer="layout" svg:x1="17.404cm" svg:y1="15.914cm" svg:x2="20.025cm" svg:y2="15.914cm">
          <text:p/>
        </draw:line>
        <draw:line draw:style-name="gr13" draw:text-style-name="P14" draw:layer="layout" svg:x1="3.059cm" svg:y1="16.514cm" svg:x2="11.383cm" svg:y2="16.514cm">
          <text:p/>
        </draw:line>
        <draw:line draw:style-name="gr13" draw:text-style-name="P14" draw:layer="layout" svg:x1="11.383cm" svg:y1="16.514cm" svg:x2="14.345cm" svg:y2="16.514cm">
          <text:p/>
        </draw:line>
        <draw:line draw:style-name="gr13" draw:text-style-name="P14" draw:layer="layout" svg:x1="14.344cm" svg:y1="16.514cm" svg:x2="15.701cm" svg:y2="16.514cm">
          <text:p/>
        </draw:line>
        <draw:line draw:style-name="gr13" draw:text-style-name="P14" draw:layer="layout" svg:x1="15.701cm" svg:y1="16.514cm" svg:x2="17.404cm" svg:y2="16.514cm">
          <text:p/>
        </draw:line>
        <draw:line draw:style-name="gr13" draw:text-style-name="P14" draw:layer="layout" svg:x1="17.404cm" svg:y1="16.514cm" svg:x2="20.025cm" svg:y2="16.514cm">
          <text:p/>
        </draw:line>
        <draw:frame draw:style-name="gr4" draw:text-style-name="P5" draw:layer="layout" svg:width="1.04cm" svg:height="0.446cm" svg:x="19.342cm" svg:y="28.738cm">
          <draw:text-box>
            <text:p text:style-name="P2"><text:span text:style-name="T7">3 von 4</text:span></text:p>
          </draw:text-box>
        </draw:frame>
        <draw:frame draw:style-name="gr4" draw:text-style-name="P5" draw:layer="layout" svg:width="2.767cm" svg:height="0.446cm" svg:x="3.264cm" svg:y="4.067cm">
          <draw:text-box>
            <text:p text:style-name="P2"><text:span text:style-name="T10">PixelClockPolarity:</text:span></text:p>
          </draw:text-box>
        </draw:frame>
        <draw:frame draw:style-name="gr4" draw:text-style-name="P5" draw:layer="layout" svg:width="1.183cm" svg:height="0.446cm" svg:x="11.585cm" svg:y="4.067cm">
          <draw:text-box>
            <text:p text:style-name="P2"><text:span text:style-name="T8"><text:s text:c="7"/>High</text:span></text:p>
          </draw:text-box>
        </draw:frame>
        <draw:frame draw:style-name="gr4" draw:text-style-name="P5" draw:layer="layout" svg:width="1.112cm" svg:height="0.446cm" svg:x="15.903cm" svg:y="4.067cm">
          <draw:text-box>
            <text:p text:style-name="P2"><text:span text:style-name="T8"><text:s text:c="7"/>Low</text:span></text:p>
          </draw:text-box>
        </draw:frame>
        <draw:frame draw:style-name="gr4" draw:text-style-name="P5" draw:layer="layout" svg:width="2.849cm" svg:height="0.446cm" svg:x="3.264cm" svg:y="4.667cm">
          <draw:text-box>
            <text:p text:style-name="P2"><text:span text:style-name="T10">LockOutputEnable:</text:span></text:p>
          </draw:text-box>
        </draw:frame>
        <draw:frame draw:style-name="gr4" draw:text-style-name="P5" draw:layer="layout" svg:width="1.183cm" svg:height="0.446cm" svg:x="11.585cm" svg:y="4.667cm">
          <draw:text-box>
            <text:p text:style-name="P2"><text:span text:style-name="T8"><text:s text:c="7"/>High</text:span></text:p>
          </draw:text-box>
        </draw:frame>
        <draw:frame draw:style-name="gr4" draw:text-style-name="P5" draw:layer="layout" svg:width="1.112cm" svg:height="0.446cm" svg:x="15.903cm" svg:y="4.667cm">
          <draw:text-box>
            <text:p text:style-name="P2"><text:span text:style-name="T8"><text:s text:c="7"/>Low</text:span></text:p>
          </draw:text-box>
        </draw:frame>
        <draw:frame draw:style-name="gr4" draw:text-style-name="P5" draw:layer="layout" svg:width="1.938cm" svg:height="0.446cm" svg:x="3.264cm" svg:y="5.267cm">
          <draw:text-box>
            <text:p text:style-name="P2"><text:span text:style-name="T10">LockPolarity:</text:span></text:p>
          </draw:text-box>
        </draw:frame>
        <draw:frame draw:style-name="gr4" draw:text-style-name="P5" draw:layer="layout" svg:width="1.183cm" svg:height="0.446cm" svg:x="11.585cm" svg:y="5.267cm">
          <draw:text-box>
            <text:p text:style-name="P2"><text:span text:style-name="T8"><text:s text:c="7"/>High</text:span></text:p>
          </draw:text-box>
        </draw:frame>
        <draw:frame draw:style-name="gr4" draw:text-style-name="P5" draw:layer="layout" svg:width="1.112cm" svg:height="0.446cm" svg:x="15.903cm" svg:y="5.267cm">
          <draw:text-box>
            <text:p text:style-name="P2"><text:span text:style-name="T8"><text:s text:c="7"/>Low</text:span></text:p>
          </draw:text-box>
        </draw:frame>
        <draw:frame draw:style-name="gr4" draw:text-style-name="P5" draw:layer="layout" svg:width="6.563cm" svg:height="0.446cm" svg:x="3.264cm" svg:y="5.868cm">
          <draw:text-box>
            <text:p text:style-name="P2"><text:span text:style-name="T10">Video format (RGB888, YUV422, RAW12, etc.):</text:span></text:p>
          </draw:text-box>
        </draw:frame>
        <draw:frame draw:style-name="gr4" draw:text-style-name="P5" draw:layer="layout" svg:width="5.6cm" svg:height="0.446cm" svg:x="3.264cm" svg:y="6.468cm">
          <draw:text-box>
            <text:p text:style-name="P2"><text:span text:style-name="T10">Number of video channels per stream:</text:span></text:p>
          </draw:text-box>
        </draw:frame>
        <draw:frame draw:style-name="gr4" draw:text-style-name="P5" draw:layer="layout" svg:width="2.089cm" svg:height="0.446cm" svg:x="3.264cm" svg:y="7.068cm">
          <draw:text-box>
            <text:p text:style-name="P2"><text:span text:style-name="T10">Is HDCP used?</text:span></text:p>
          </draw:text-box>
        </draw:frame>
        <draw:frame draw:style-name="gr4" draw:text-style-name="P5" draw:layer="layout" svg:width="0.988cm" svg:height="0.446cm" svg:x="11.585cm" svg:y="7.068cm">
          <draw:text-box>
            <text:p text:style-name="P2"><text:span text:style-name="T8"><text:s text:c="7"/>Yes</text:span></text:p>
          </draw:text-box>
        </draw:frame>
        <draw:frame draw:style-name="gr4" draw:text-style-name="P5" draw:layer="layout" svg:width="0.917cm" svg:height="0.446cm" svg:x="15.903cm" svg:y="7.068cm">
          <draw:text-box>
            <text:p text:style-name="P2"><text:span text:style-name="T8"><text:s text:c="7"/>No</text:span></text:p>
          </draw:text-box>
        </draw:frame>
        <draw:frame draw:style-name="gr4" draw:text-style-name="P5" draw:layer="layout" svg:width="0.352cm" svg:height="0.446cm" svg:x="3.264cm" svg:y="7.668cm">
          <draw:text-box>
            <text:p text:style-name="P2"><text:span text:style-name="T10">I</text:span></text:p>
          </draw:text-box>
        </draw:frame>
        <draw:frame draw:style-name="gr18" draw:text-style-name="P21" draw:layer="layout" svg:width="0.204cm" svg:height="0.255cm" svg:x="3.347cm" svg:y="7.693cm">
          <draw:text-box>
            <text:p text:style-name="P2"><text:span text:style-name="T20">2</text:span></text:p>
          </draw:text-box>
        </draw:frame>
        <draw:frame draw:style-name="gr4" draw:text-style-name="P5" draw:layer="layout" svg:width="0.352cm" svg:height="0.446cm" svg:x="3.449cm" svg:y="7.667cm">
          <draw:text-box>
            <text:p text:style-name="P2"><text:span text:style-name="T10">C:</text:span></text:p>
          </draw:text-box>
        </draw:frame>
        <draw:frame draw:style-name="gr4" draw:text-style-name="P5" draw:layer="layout" svg:width="0.988cm" svg:height="0.446cm" svg:x="11.585cm" svg:y="7.667cm">
          <draw:text-box>
            <text:p text:style-name="P2"><text:span text:style-name="T8"><text:s text:c="7"/>Yes</text:span></text:p>
          </draw:text-box>
        </draw:frame>
        <draw:frame draw:style-name="gr4" draw:text-style-name="P5" draw:layer="layout" svg:width="0.917cm" svg:height="0.446cm" svg:x="15.903cm" svg:y="7.667cm">
          <draw:text-box>
            <text:p text:style-name="P2"><text:span text:style-name="T8"><text:s text:c="7"/>No</text:span></text:p>
          </draw:text-box>
        </draw:frame>
        <draw:frame draw:style-name="gr4" draw:text-style-name="P5" draw:layer="layout" svg:width="0.9cm" svg:height="0.446cm" svg:x="3.264cm" svg:y="8.267cm">
          <draw:text-box>
            <text:p text:style-name="P2"><text:span text:style-name="T10">UART:</text:span></text:p>
          </draw:text-box>
        </draw:frame>
        <draw:frame draw:style-name="gr4" draw:text-style-name="P5" draw:layer="layout" svg:width="0.988cm" svg:height="0.446cm" svg:x="11.585cm" svg:y="8.267cm">
          <draw:text-box>
            <text:p text:style-name="P2"><text:span text:style-name="T8"><text:s text:c="7"/>Yes</text:span></text:p>
          </draw:text-box>
        </draw:frame>
        <draw:frame draw:style-name="gr4" draw:text-style-name="P5" draw:layer="layout" svg:width="0.917cm" svg:height="0.446cm" svg:x="15.903cm" svg:y="8.267cm">
          <draw:text-box>
            <text:p text:style-name="P2"><text:span text:style-name="T8"><text:s text:c="7"/>No</text:span></text:p>
          </draw:text-box>
        </draw:frame>
        <draw:frame draw:style-name="gr4" draw:text-style-name="P5" draw:layer="layout" svg:width="0.572cm" svg:height="0.446cm" svg:x="3.264cm" svg:y="8.867cm">
          <draw:text-box>
            <text:p text:style-name="P2"><text:span text:style-name="T10">SPI:</text:span></text:p>
          </draw:text-box>
        </draw:frame>
        <draw:frame draw:style-name="gr4" draw:text-style-name="P5" draw:layer="layout" svg:width="0.988cm" svg:height="0.446cm" svg:x="11.585cm" svg:y="8.867cm">
          <draw:text-box>
            <text:p text:style-name="P2"><text:span text:style-name="T8"><text:s text:c="7"/>Yes</text:span></text:p>
          </draw:text-box>
        </draw:frame>
        <draw:frame draw:style-name="gr4" draw:text-style-name="P5" draw:layer="layout" svg:width="0.917cm" svg:height="0.446cm" svg:x="15.903cm" svg:y="8.867cm">
          <draw:text-box>
            <text:p text:style-name="P2"><text:span text:style-name="T8"><text:s text:c="7"/>No</text:span></text:p>
          </draw:text-box>
        </draw:frame>
        <draw:frame draw:style-name="gr4" draw:text-style-name="P5" draw:layer="layout" svg:width="0.53cm" svg:height="0.446cm" svg:x="3.264cm" svg:y="9.468cm">
          <draw:text-box>
            <text:p text:style-name="P2"><text:span text:style-name="T10">MII:</text:span></text:p>
          </draw:text-box>
        </draw:frame>
        <draw:frame draw:style-name="gr4" draw:text-style-name="P5" draw:layer="layout" svg:width="0.988cm" svg:height="0.446cm" svg:x="11.585cm" svg:y="9.468cm">
          <draw:text-box>
            <text:p text:style-name="P2"><text:span text:style-name="T8"><text:s text:c="7"/>Yes</text:span></text:p>
          </draw:text-box>
        </draw:frame>
        <draw:frame draw:style-name="gr4" draw:text-style-name="P5" draw:layer="layout" svg:width="0.917cm" svg:height="0.446cm" svg:x="15.903cm" svg:y="9.468cm">
          <draw:text-box>
            <text:p text:style-name="P2"><text:span text:style-name="T8"><text:s text:c="7"/>No</text:span></text:p>
          </draw:text-box>
        </draw:frame>
        <draw:frame draw:style-name="gr4" draw:text-style-name="P5" draw:layer="layout" svg:width="0.709cm" svg:height="0.446cm" svg:x="3.264cm" svg:y="10.068cm">
          <draw:text-box>
            <text:p text:style-name="P2"><text:span text:style-name="T10">CAN:</text:span></text:p>
          </draw:text-box>
        </draw:frame>
        <draw:frame draw:style-name="gr4" draw:text-style-name="P5" draw:layer="layout" svg:width="0.988cm" svg:height="0.446cm" svg:x="11.585cm" svg:y="10.068cm">
          <draw:text-box>
            <text:p text:style-name="P2"><text:span text:style-name="T8"><text:s text:c="7"/>Yes</text:span></text:p>
          </draw:text-box>
        </draw:frame>
        <draw:frame draw:style-name="gr4" draw:text-style-name="P5" draw:layer="layout" svg:width="0.917cm" svg:height="0.446cm" svg:x="15.903cm" svg:y="10.068cm">
          <draw:text-box>
            <text:p text:style-name="P2"><text:span text:style-name="T8"><text:s text:c="7"/>No</text:span></text:p>
          </draw:text-box>
        </draw:frame>
        <draw:frame draw:style-name="gr4" draw:text-style-name="P5" draw:layer="layout" svg:width="3.451cm" svg:height="0.446cm" svg:x="3.264cm" svg:y="10.667cm">
          <draw:text-box>
            <text:p text:style-name="P2"><text:span text:style-name="T26">Texas Instruments Chip</text:span></text:p>
          </draw:text-box>
        </draw:frame>
        <draw:frame draw:style-name="gr4" draw:text-style-name="P5" draw:layer="layout" svg:width="3.451cm" svg:height="0.446cm" svg:x="3.264cm" svg:y="10.667cm">
          <draw:text-box>
            <text:p text:style-name="P2"><text:span text:style-name="T10">Texas Instruments Chip</text:span></text:p>
          </draw:text-box>
        </draw:frame>
        <draw:frame draw:style-name="gr4" draw:text-style-name="P5" draw:layer="layout" svg:width="1.376cm" svg:height="0.446cm" svg:x="3.264cm" svg:y="11.267cm">
          <draw:text-box>
            <text:p text:style-name="P2"><text:span text:style-name="T10">FPD Link:</text:span></text:p>
          </draw:text-box>
        </draw:frame>
        <draw:frame draw:style-name="gr4" draw:text-style-name="P5" draw:layer="layout" svg:width="1.949cm" svg:height="0.446cm" svg:x="11.585cm" svg:y="11.267cm">
          <draw:text-box>
            <text:p text:style-name="P2"><text:span text:style-name="T8"><text:s text:c="7"/>FPD Link I</text:span></text:p>
          </draw:text-box>
        </draw:frame>
        <draw:frame draw:style-name="gr4" draw:text-style-name="P5" draw:layer="layout" svg:width="2.041cm" svg:height="0.446cm" svg:x="14.545cm" svg:y="11.267cm">
          <draw:text-box>
            <text:p text:style-name="P2"><text:span text:style-name="T8"><text:s text:c="7"/>FPD Link II</text:span></text:p>
          </draw:text-box>
        </draw:frame>
        <draw:frame draw:style-name="gr4" draw:text-style-name="P5" draw:layer="layout" svg:width="2.133cm" svg:height="0.446cm" svg:x="17.605cm" svg:y="11.267cm">
          <draw:text-box>
            <text:p text:style-name="P2"><text:span text:style-name="T8"><text:s text:c="7"/>FPD Link III</text:span></text:p>
          </draw:text-box>
        </draw:frame>
        <draw:frame draw:style-name="gr4" draw:text-style-name="P5" draw:layer="layout" svg:width="4.233cm" svg:height="0.446cm" svg:x="3.264cm" svg:y="11.867cm">
          <draw:text-box>
            <text:p text:style-name="P2"><text:span text:style-name="T10">Backward compatible mode:</text:span></text:p>
          </draw:text-box>
        </draw:frame>
        <draw:frame draw:style-name="gr4" draw:text-style-name="P5" draw:layer="layout" svg:width="0.988cm" svg:height="0.446cm" svg:x="11.585cm" svg:y="11.867cm">
          <draw:text-box>
            <text:p text:style-name="P2"><text:span text:style-name="T8"><text:s text:c="7"/>Yes</text:span></text:p>
          </draw:text-box>
        </draw:frame>
        <draw:frame draw:style-name="gr4" draw:text-style-name="P5" draw:layer="layout" svg:width="0.917cm" svg:height="0.446cm" svg:x="15.903cm" svg:y="11.867cm">
          <draw:text-box>
            <text:p text:style-name="P2"><text:span text:style-name="T8"><text:s text:c="7"/>No</text:span></text:p>
          </draw:text-box>
        </draw:frame>
        <draw:frame draw:style-name="gr4" draw:text-style-name="P5" draw:layer="layout" svg:width="3.17cm" svg:height="0.446cm" svg:x="3.264cm" svg:y="12.468cm">
          <draw:text-box>
            <text:p text:style-name="P2"><text:span text:style-name="T10">Low frequency mode:</text:span></text:p>
          </draw:text-box>
        </draw:frame>
        <draw:frame draw:style-name="gr4" draw:text-style-name="P5" draw:layer="layout" svg:width="0.988cm" svg:height="0.446cm" svg:x="11.585cm" svg:y="12.468cm">
          <draw:text-box>
            <text:p text:style-name="P2"><text:span text:style-name="T8"><text:s text:c="7"/>Yes</text:span></text:p>
          </draw:text-box>
        </draw:frame>
        <draw:frame draw:style-name="gr4" draw:text-style-name="P5" draw:layer="layout" svg:width="0.917cm" svg:height="0.446cm" svg:x="15.903cm" svg:y="12.468cm">
          <draw:text-box>
            <text:p text:style-name="P2"><text:span text:style-name="T8"><text:s text:c="7"/>No</text:span></text:p>
          </draw:text-box>
        </draw:frame>
        <draw:frame draw:style-name="gr4" draw:text-style-name="P5" draw:layer="layout" svg:width="3.822cm" svg:height="0.446cm" svg:x="3.264cm" svg:y="13.068cm">
          <draw:text-box>
            <text:p text:style-name="P2"><text:span text:style-name="T10">FPD Link III Transfer Mode</text:span></text:p>
          </draw:text-box>
        </draw:frame>
        <draw:frame draw:style-name="gr4" draw:text-style-name="P5" draw:layer="layout" svg:width="2.194cm" svg:height="0.446cm" svg:x="11.585cm" svg:y="13.068cm">
          <draw:text-box>
            <text:p text:style-name="P2"><text:span text:style-name="T8"><text:s text:c="7"/>Single Lane</text:span></text:p>
          </draw:text-box>
        </draw:frame>
        <draw:frame draw:style-name="gr4" draw:text-style-name="P5" draw:layer="layout" svg:width="1.964cm" svg:height="0.446cm" svg:x="15.903cm" svg:y="13.068cm">
          <draw:text-box>
            <text:p text:style-name="P2"><text:span text:style-name="T8"><text:s text:c="7"/>Dual Lane</text:span></text:p>
          </draw:text-box>
        </draw:frame>
        <draw:frame draw:style-name="gr4" draw:text-style-name="P5" draw:layer="layout" svg:width="1.412cm" svg:height="0.446cm" svg:x="3.264cm" svg:y="13.667cm">
          <draw:text-box>
            <text:p text:style-name="P2"><text:span text:style-name="T26">APIX Chip</text:span></text:p>
          </draw:text-box>
        </draw:frame>
        <draw:frame draw:style-name="gr4" draw:text-style-name="P5" draw:layer="layout" svg:width="1.412cm" svg:height="0.446cm" svg:x="3.264cm" svg:y="13.667cm">
          <draw:text-box>
            <text:p text:style-name="P2"><text:span text:style-name="T10">APIX Chip</text:span></text:p>
          </draw:text-box>
        </draw:frame>
        <draw:frame draw:style-name="gr4" draw:text-style-name="P5" draw:layer="layout" svg:width="1.903cm" svg:height="0.446cm" svg:x="3.264cm" svg:y="14.267cm">
          <draw:text-box>
            <text:p text:style-name="P2"><text:span text:style-name="T10">APIX version:</text:span></text:p>
          </draw:text-box>
        </draw:frame>
        <draw:frame draw:style-name="gr4" draw:text-style-name="P5" draw:layer="layout" svg:width="1.328cm" svg:height="0.446cm" svg:x="11.585cm" svg:y="14.267cm">
          <draw:text-box>
            <text:p text:style-name="P2"><text:span text:style-name="T8"><text:s text:c="7"/>APIX I</text:span></text:p>
          </draw:text-box>
        </draw:frame>
        <draw:frame draw:style-name="gr4" draw:text-style-name="P5" draw:layer="layout" svg:width="1.421cm" svg:height="0.446cm" svg:x="14.545cm" svg:y="14.267cm">
          <draw:text-box>
            <text:p text:style-name="P2"><text:span text:style-name="T8"><text:s text:c="7"/>APIX II</text:span></text:p>
          </draw:text-box>
        </draw:frame>
        <draw:frame draw:style-name="gr4" draw:text-style-name="P5" draw:layer="layout" svg:width="1.513cm" svg:height="0.446cm" svg:x="17.605cm" svg:y="14.267cm">
          <draw:text-box>
            <text:p text:style-name="P2"><text:span text:style-name="T8"><text:s text:c="7"/>APIX III</text:span></text:p>
          </draw:text-box>
        </draw:frame>
        <draw:frame draw:style-name="gr4" draw:text-style-name="P5" draw:layer="layout" svg:width="1.716cm" svg:height="0.446cm" svg:x="3.264cm" svg:y="14.867cm">
          <draw:text-box>
            <text:p text:style-name="P2"><text:span text:style-name="T26">Maxim Chip</text:span></text:p>
          </draw:text-box>
        </draw:frame>
        <draw:frame draw:style-name="gr4" draw:text-style-name="P5" draw:layer="layout" svg:width="1.716cm" svg:height="0.446cm" svg:x="3.264cm" svg:y="14.867cm">
          <draw:text-box>
            <text:p text:style-name="P2"><text:span text:style-name="T10">Maxim Chip</text:span></text:p>
          </draw:text-box>
        </draw:frame>
        <draw:frame draw:style-name="gr4" draw:text-style-name="P5" draw:layer="layout" svg:width="2.068cm" svg:height="0.446cm" svg:x="3.264cm" svg:y="15.467cm">
          <draw:text-box>
            <text:p text:style-name="P2"><text:span text:style-name="T10">GMSL version:</text:span></text:p>
          </draw:text-box>
        </draw:frame>
        <draw:frame draw:style-name="gr4" draw:text-style-name="P5" draw:layer="layout" svg:width="1.493cm" svg:height="0.446cm" svg:x="11.585cm" svg:y="15.467cm">
          <draw:text-box>
            <text:p text:style-name="P2"><text:span text:style-name="T8"><text:s text:c="7"/>GMSL I</text:span></text:p>
          </draw:text-box>
        </draw:frame>
        <draw:frame draw:style-name="gr4" draw:text-style-name="P5" draw:layer="layout" svg:width="1.585cm" svg:height="0.446cm" svg:x="14.545cm" svg:y="15.467cm">
          <draw:text-box>
            <text:p text:style-name="P2"><text:span text:style-name="T8"><text:s text:c="7"/>GMSL II</text:span></text:p>
          </draw:text-box>
        </draw:frame>
        <draw:frame draw:style-name="gr4" draw:text-style-name="P5" draw:layer="layout" svg:width="1.678cm" svg:height="0.446cm" svg:x="17.605cm" svg:y="15.467cm">
          <draw:text-box>
            <text:p text:style-name="P2"><text:span text:style-name="T8"><text:s text:c="7"/>GMSL III</text:span></text:p>
          </draw:text-box>
        </draw:frame>
        <draw:frame draw:style-name="gr4" draw:text-style-name="P5" draw:layer="layout" svg:width="3.21cm" svg:height="0.446cm" svg:x="3.265cm" svg:y="16.067cm">
          <draw:text-box>
            <text:p text:style-name="P2"><text:span text:style-name="T10">Bus width/ Bus mode:</text:span></text:p>
          </draw:text-box>
        </draw:frame>
        <draw:frame draw:style-name="gr4" draw:text-style-name="P5" draw:layer="layout" svg:width="1.319cm" svg:height="0.446cm" svg:x="11.585cm" svg:y="16.067cm">
          <draw:text-box>
            <text:p text:style-name="P2"><text:span text:style-name="T8"><text:s text:c="7"/>24 bit</text:span></text:p>
          </draw:text-box>
        </draw:frame>
        <draw:frame draw:style-name="gr4" draw:text-style-name="P5" draw:layer="layout" svg:width="1.319cm" svg:height="0.446cm" svg:x="14.546cm" svg:y="16.067cm">
          <draw:text-box>
            <text:p text:style-name="P2"><text:span text:style-name="T8"><text:s text:c="7"/>32 bit</text:span></text:p>
          </draw:text-box>
        </draw:frame>
        <draw:frame draw:style-name="gr4" draw:text-style-name="P5" draw:layer="layout" svg:width="1.319cm" svg:height="0.446cm" svg:x="17.606cm" svg:y="16.067cm">
          <draw:text-box>
            <text:p text:style-name="P2"><text:span text:style-name="T8"><text:s text:c="7"/>64 bit</text:span></text:p>
          </draw:text-box>
        </draw:frame>
        <draw:frame draw:style-name="gr19" draw:text-style-name="P22" draw:layer="layout" svg:width="3.837cm" svg:height="0.573cm" svg:x="3.264cm" svg:y="17.201cm">
          <draw:text-box>
            <text:p text:style-name="P2"><text:span text:style-name="T21">UUT Video IN/OUT 3</text:span></text:p>
          </draw:text-box>
        </draw:frame>
        <draw:frame draw:style-name="gr19" draw:text-style-name="P22" draw:layer="layout" svg:width="3.837cm" svg:height="0.573cm" svg:x="3.264cm" svg:y="17.201cm">
          <draw:text-box>
            <text:p text:style-name="P2"><text:span text:style-name="T22">UUT Video IN/OUT 3</text:span></text:p>
          </draw:text-box>
        </draw:frame>
        <draw:frame draw:style-name="gr4" draw:text-style-name="P5" draw:layer="layout" svg:width="1.289cm" svg:height="0.446cm" svg:x="3.264cm" svg:y="17.911cm">
          <draw:text-box>
            <text:p text:style-name="P2"><text:span text:style-name="T9"><text:s text:c="7"/></text:span><text:span text:style-name="T10">Input</text:span></text:p>
          </draw:text-box>
        </draw:frame>
        <draw:frame draw:style-name="gr2" draw:text-style-name="P3" draw:layer="layout" svg:width="0.518cm" svg:height="0.357cm" svg:x="11.585cm" svg:y="17.985cm">
          <draw:text-box>
            <text:p text:style-name="P2"><text:span text:style-name="T11"><text:s text:c="9"/></text:span></text:p>
          </draw:text-box>
        </draw:frame>
        <draw:frame draw:style-name="gr4" draw:text-style-name="P5" draw:layer="layout" svg:width="1.05cm" svg:height="0.446cm" svg:x="12.09cm" svg:y="17.911cm">
          <draw:text-box>
            <text:p text:style-name="P2"><text:span text:style-name="T10">Output</text:span></text:p>
          </draw:text-box>
        </draw:frame>
        <draw:frame draw:style-name="gr4" draw:text-style-name="P5" draw:layer="layout" svg:width="6.33cm" svg:height="0.446cm" svg:x="3.264cm" svg:y="18.511cm">
          <draw:text-box>
            <text:p text:style-name="P2"><text:span text:style-name="T8">Source/ Sink IC (de-/serializer type) of UUT:</text:span></text:p>
          </draw:text-box>
        </draw:frame>
        <draw:frame draw:style-name="gr4" draw:text-style-name="P5" draw:layer="layout" svg:width="7.394cm" svg:height="0.446cm" svg:x="3.264cm" svg:y="19.076cm">
          <draw:text-box>
            <text:p text:style-name="P2"><text:span text:style-name="T8">Video connector type (Coax (Fakra), STP, etc.) and </text:span></text:p>
          </draw:text-box>
        </draw:frame>
        <draw:frame draw:style-name="gr4" draw:text-style-name="P5" draw:layer="layout" svg:width="1.507cm" svg:height="0.446cm" svg:x="3.264cm" svg:y="19.499cm">
          <draw:text-box>
            <text:p text:style-name="P2"><text:span text:style-name="T8">vendor ID:</text:span></text:p>
          </draw:text-box>
        </draw:frame>
        <draw:frame draw:style-name="gr4" draw:text-style-name="P5" draw:layer="layout" svg:width="4.035cm" svg:height="0.446cm" svg:x="3.264cm" svg:y="20.064cm">
          <draw:text-box>
            <text:p text:style-name="P2"><text:span text:style-name="T8">Pinning of video connector:</text:span></text:p>
          </draw:text-box>
        </draw:frame>
        <draw:frame draw:style-name="gr4" draw:text-style-name="P5" draw:layer="layout" svg:width="5.475cm" svg:height="0.446cm" svg:x="3.264cm" svg:y="22.321cm">
          <draw:text-box>
            <text:p text:style-name="P2"><text:span text:style-name="T8">Power supply of UUT via video cable?</text:span></text:p>
          </draw:text-box>
        </draw:frame>
        <draw:frame draw:style-name="gr4" draw:text-style-name="P5" draw:layer="layout" svg:width="6.005cm" svg:height="0.446cm" svg:x="3.264cm" svg:y="22.745cm">
          <draw:text-box>
            <text:p text:style-name="P2"><text:span text:style-name="T8">If Yes - voltage and current consumption:</text:span></text:p>
          </draw:text-box>
        </draw:frame>
        <draw:frame draw:style-name="gr4" draw:text-style-name="P5" draw:layer="layout" svg:width="1.059cm" svg:height="0.446cm" svg:x="11.585cm" svg:y="22.745cm">
          <draw:text-box>
            <text:p text:style-name="P2"><text:span text:style-name="T8"><text:s text:c="8"/>Yes</text:span></text:p>
          </draw:text-box>
        </draw:frame>
        <draw:frame draw:style-name="gr4" draw:text-style-name="P5" draw:layer="layout" svg:width="0.917cm" svg:height="0.446cm" svg:x="15.903cm" svg:y="22.745cm">
          <draw:text-box>
            <text:p text:style-name="P2"><text:span text:style-name="T8"><text:s text:c="7"/>No</text:span></text:p>
          </draw:text-box>
        </draw:frame>
        <draw:frame draw:style-name="gr4" draw:text-style-name="P5" draw:layer="layout" svg:width="1.644cm" svg:height="0.446cm" svg:x="3.264cm" svg:y="23.345cm">
          <draw:text-box>
            <text:p text:style-name="P2"><text:span text:style-name="T8">Pixel clock:</text:span></text:p>
          </draw:text-box>
        </draw:frame>
        <draw:frame draw:style-name="gr4" draw:text-style-name="P5" draw:layer="layout" svg:width="1.919cm" svg:height="0.446cm" svg:x="3.264cm" svg:y="23.945cm">
          <draw:text-box>
            <text:p text:style-name="P2"><text:span text:style-name="T8">Image width:</text:span></text:p>
          </draw:text-box>
        </draw:frame>
        <draw:frame draw:style-name="gr4" draw:text-style-name="P5" draw:layer="layout" svg:width="2.014cm" svg:height="0.446cm" svg:x="3.264cm" svg:y="24.545cm">
          <draw:text-box>
            <text:p text:style-name="P2"><text:span text:style-name="T8">Image height:</text:span></text:p>
          </draw:text-box>
        </draw:frame>
        <draw:frame draw:style-name="gr4" draw:text-style-name="P5" draw:layer="layout" svg:width="1.696cm" svg:height="0.446cm" svg:x="3.264cm" svg:y="25.145cm">
          <draw:text-box>
            <text:p text:style-name="P2"><text:span text:style-name="T8">Frame rate:</text:span></text:p>
          </draw:text-box>
        </draw:frame>
        <draw:frame draw:style-name="gr4" draw:text-style-name="P5" draw:layer="layout" svg:width="3.495cm" svg:height="0.446cm" svg:x="3.264cm" svg:y="25.745cm">
          <draw:text-box>
            <text:p text:style-name="P2"><text:span text:style-name="T8">HorizontalSyncPolarity:</text:span></text:p>
          </draw:text-box>
        </draw:frame>
        <draw:frame draw:style-name="gr4" draw:text-style-name="P5" draw:layer="layout" svg:width="1.183cm" svg:height="0.446cm" svg:x="11.585cm" svg:y="25.745cm">
          <draw:text-box>
            <text:p text:style-name="P2"><text:span text:style-name="T8"><text:s text:c="7"/>High</text:span></text:p>
          </draw:text-box>
        </draw:frame>
        <draw:frame draw:style-name="gr4" draw:text-style-name="P5" draw:layer="layout" svg:width="1.112cm" svg:height="0.446cm" svg:x="15.903cm" svg:y="25.745cm">
          <draw:text-box>
            <text:p text:style-name="P2"><text:span text:style-name="T8"><text:s text:c="7"/>Low</text:span></text:p>
          </draw:text-box>
        </draw:frame>
        <draw:frame draw:style-name="gr4" draw:text-style-name="P5" draw:layer="layout" svg:width="3.059cm" svg:height="0.446cm" svg:x="3.264cm" svg:y="26.345cm">
          <draw:text-box>
            <text:p text:style-name="P2"><text:span text:style-name="T8">VerticalSyncPolarity:</text:span></text:p>
          </draw:text-box>
        </draw:frame>
        <draw:frame draw:style-name="gr4" draw:text-style-name="P5" draw:layer="layout" svg:width="1.183cm" svg:height="0.446cm" svg:x="11.585cm" svg:y="26.345cm">
          <draw:text-box>
            <text:p text:style-name="P2"><text:span text:style-name="T8"><text:s text:c="7"/>High</text:span></text:p>
          </draw:text-box>
        </draw:frame>
        <draw:frame draw:style-name="gr4" draw:text-style-name="P5" draw:layer="layout" svg:width="1.112cm" svg:height="0.446cm" svg:x="15.903cm" svg:y="26.345cm">
          <draw:text-box>
            <text:p text:style-name="P2"><text:span text:style-name="T8"><text:s text:c="7"/>Low</text:span></text:p>
          </draw:text-box>
        </draw:frame>
        <draw:polygon draw:style-name="gr14" draw:text-style-name="P15" draw:layer="layout" svg:width="1.227cm" svg:height="3.588cm" svg:x="1.829cm" svg:y="3.909cm" svg:viewBox="0 0 1228 3589" draw:points="0,0 1228,0 1228,3589 0,3589">
          <text:p/>
        </draw:polygon>
        <draw:polygon draw:style-name="gr14" draw:text-style-name="P15" draw:layer="layout" svg:width="1.227cm" svg:height="6.006cm" svg:x="1.829cm" svg:y="10.52cm" svg:viewBox="0 0 1228 6007" draw:points="0,0 1228,0 1228,6007 0,6007">
          <text:p/>
        </draw:polygon>
        <draw:polygon draw:style-name="gr14" draw:text-style-name="P15" draw:layer="layout" svg:width="1.227cm" svg:height="2.947cm" svg:x="1.829cm" svg:y="7.535cm" svg:viewBox="0 0 1228 2948" draw:points="0,0 1228,0 1228,2948 0,2948">
          <text:p/>
        </draw:polygon>
        <draw:frame draw:style-name="gr4" draw:text-style-name="P5" draw:layer="layout" svg:width="2.954cm" svg:height="0.446cm" svg:x="3.264cm" svg:y="26.945cm">
          <draw:text-box>
            <text:p text:style-name="P2"><text:span text:style-name="T10">DataEnablePolarity:</text:span></text:p>
          </draw:text-box>
        </draw:frame>
        <draw:frame draw:style-name="gr4" draw:text-style-name="P5" draw:layer="layout" svg:width="1.183cm" svg:height="0.446cm" svg:x="11.585cm" svg:y="26.945cm">
          <draw:text-box>
            <text:p text:style-name="P2"><text:span text:style-name="T8"><text:s text:c="7"/>High</text:span></text:p>
          </draw:text-box>
        </draw:frame>
        <draw:frame draw:style-name="gr4" draw:text-style-name="P5" draw:layer="layout" svg:width="1.112cm" svg:height="0.446cm" svg:x="15.903cm" svg:y="26.945cm">
          <draw:text-box>
            <text:p text:style-name="P2"><text:span text:style-name="T8"><text:s text:c="7"/>Low</text:span></text:p>
          </draw:text-box>
        </draw:frame>
        <draw:frame draw:style-name="gr8" draw:text-style-name="P9" draw:layer="layout" svg:width="2.895cm" svg:height="0.492cm" draw:transform="rotate (1.5707963267949) translate (2.173cm 7.107cm)">
          <draw:text-box>
            <text:p text:style-name="P2"><text:span text:style-name="T15">Video Parameters</text:span></text:p>
          </draw:text-box>
        </draw:frame>
        <draw:frame draw:style-name="gr8" draw:text-style-name="P9" draw:layer="layout" svg:width="2.895cm" svg:height="0.492cm" draw:transform="rotate (1.5707963267949) translate (2.173cm 7.107cm)">
          <draw:text-box>
            <text:p text:style-name="P2"><text:span text:style-name="T16">Video Parameters</text:span></text:p>
          </draw:text-box>
        </draw:frame>
        <draw:frame draw:style-name="gr8" draw:text-style-name="P9" draw:layer="layout" svg:width="4.641cm" svg:height="0.492cm" draw:transform="rotate (1.5707963267949) translate (2.173cm 15.707cm)">
          <draw:text-box>
            <text:p text:style-name="P2"><text:span text:style-name="T15">Chip dependent Information</text:span></text:p>
          </draw:text-box>
        </draw:frame>
        <draw:frame draw:style-name="gr8" draw:text-style-name="P9" draw:layer="layout" svg:width="4.641cm" svg:height="0.492cm" draw:transform="rotate (1.5707963267949) translate (2.173cm 15.707cm)">
          <draw:text-box>
            <text:p text:style-name="P2"><text:span text:style-name="T16">Chip dependent Information</text:span></text:p>
          </draw:text-box>
        </draw:frame>
        <draw:frame draw:style-name="gr8" draw:text-style-name="P9" draw:layer="layout" svg:width="1.639cm" svg:height="0.492cm" draw:transform="rotate (1.5707963267949) translate (2.023cm 10.232cm)">
          <draw:text-box>
            <text:p text:style-name="P2"><text:span text:style-name="T15">Sideband </text:span></text:p>
          </draw:text-box>
        </draw:frame>
        <draw:polygon draw:style-name="gr14" draw:text-style-name="P15" draw:layer="layout" svg:width="1.227cm" svg:height="6.057cm" svg:x="1.829cm" svg:y="17.115cm" svg:viewBox="0 0 1228 6058" draw:points="0,0 1228,0 1228,6058 0,6058">
          <text:p/>
        </draw:polygon>
        <draw:polygon draw:style-name="gr14" draw:text-style-name="P15" draw:layer="layout" svg:width="1.227cm" svg:height="4.182cm" svg:x="1.829cm" svg:y="23.22cm" svg:viewBox="0 0 1228 4183" draw:points="0,0 1228,0 1228,4183 0,4183">
          <text:p/>
        </draw:polygon>
        <draw:frame draw:style-name="gr8" draw:text-style-name="P9" draw:layer="layout" svg:width="1.639cm" svg:height="0.492cm" draw:transform="rotate (1.5707963267949) translate (2.023cm 10.232cm)">
          <draw:text-box>
            <text:p text:style-name="P2"><text:span text:style-name="T16">Sideband </text:span></text:p>
          </draw:text-box>
        </draw:frame>
        <draw:frame draw:style-name="gr8" draw:text-style-name="P9" draw:layer="layout" svg:width="2.631cm" svg:height="0.492cm" draw:transform="rotate (1.5707963267949) translate (2.375cm 10.232cm)">
          <draw:text-box>
            <text:p text:style-name="P2"><text:span text:style-name="T15">Communication</text:span></text:p>
          </draw:text-box>
        </draw:frame>
        <draw:frame draw:style-name="gr8" draw:text-style-name="P9" draw:layer="layout" svg:width="2.631cm" svg:height="0.492cm" draw:transform="rotate (1.5707963267949) translate (2.375cm 10.232cm)">
          <draw:text-box>
            <text:p text:style-name="P2"><text:span text:style-name="T16">Communication</text:span></text:p>
          </draw:text-box>
        </draw:frame>
        <draw:frame draw:style-name="gr8" draw:text-style-name="P9" draw:layer="layout" svg:width="3.642cm" svg:height="0.492cm" draw:transform="rotate (1.5707963267949) translate (2.173cm 22.075cm)">
          <draw:text-box>
            <text:p text:style-name="P2"><text:span text:style-name="T15">Hardware Information</text:span></text:p>
          </draw:text-box>
        </draw:frame>
        <draw:path draw:style-name="gr9" draw:text-style-name="P11" draw:layer="layout" svg:width="0.375cm" svg:height="0.384cm" svg:x="16.556cm" svg:y="1.986cm" svg:viewBox="0 0 376 385" svg:d="M92 156c12-44 59-72 100-72 45 0 83 26 97 72zM371 233c2-14 5-28 5-41 0-104-81-192-184-192-109 0-192 88-192 197 0 104 86 188 191 188 76 0 150-51 173-115h-95c-17 19-49 31-81 31-43 0-82-27-96-68z">
          <text:p/>
        </draw:path>
        <draw:polygon draw:style-name="gr9" draw:text-style-name="P11" draw:layer="layout" svg:width="0.087cm" svg:height="0.481cm" svg:x="16.986cm" svg:y="1.878cm" svg:viewBox="0 0 88 482" draw:points="0,0 88,0 88,482 0,482">
          <text:p/>
        </draw:polygon>
        <draw:path draw:style-name="gr9" draw:text-style-name="P11" draw:layer="layout" svg:width="0.376cm" svg:height="0.384cm" svg:x="17.124cm" svg:y="1.986cm" svg:viewBox="0 0 377 385" svg:d="M92 156c12-44 56-72 99-72 46 0 84 26 98 72zM374 233c3-14 3-28 3-41 0-104-82-192-186-192-107 0-191 88-191 197 0 104 87 188 191 188 77 0 151-51 174-115h-96c-18 19-49 31-81 31-43 0-84-27-95-68z">
          <text:p/>
        </draw:path>
        <draw:path draw:style-name="gr9" draw:text-style-name="P11" draw:layer="layout" svg:width="0.37cm" svg:height="0.384cm" svg:x="17.54cm" svg:y="1.986cm" svg:viewBox="0 0 371 385" svg:d="M273 257c-15 27-47 44-79 44-60 0-106-45-106-108 0-60 40-109 103-109 36 0 64 15 82 50h98c-23-81-101-134-180-134-103 0-191 84-191 192 0 53 20 103 59 140 34 33 84 53 133 53 80 0 155-52 179-128z">
          <text:p/>
        </draw:path>
        <draw:polygon draw:style-name="gr9" draw:text-style-name="P11" draw:layer="layout" svg:width="0.18cm" svg:height="0.481cm" svg:x="17.941cm" svg:y="1.878cm" svg:viewBox="0 0 181 482" draw:points="41,482 127,482 127,196 181,196 181,120 127,120 127,0 41,0 41,120 0,120 0,196 41,196">
          <text:p/>
        </draw:polygon>
        <draw:path draw:style-name="gr9" draw:text-style-name="P11" draw:layer="layout" svg:width="0.165cm" svg:height="0.373cm" svg:x="18.163cm" svg:y="1.986cm" svg:viewBox="0 0 166 374" svg:d="M0 374h88v-194c0-30 0-56 23-76 17-11 38-17 55-17v-87h-8c-35 0-58 14-79 44v-32h-79z">
          <text:p/>
        </draw:path>
        <draw:path draw:style-name="gr9" draw:text-style-name="P11" draw:layer="layout" svg:width="0.384cm" svg:height="0.384cm" svg:x="18.342cm" svg:y="1.986cm" svg:viewBox="0 0 385 385" svg:d="M191 84c61 0 108 52 108 111 0 60-46 106-108 106-61 0-104-48-104-106 0-29 9-54 29-77 17-20 49-34 75-34zM197 0c-110 0-197 84-197 195 0 104 87 190 191 190 108 0 194-84 194-190 0-107-83-195-188-195z">
          <text:p/>
        </draw:path>
        <draw:path draw:style-name="gr9" draw:text-style-name="P11" draw:layer="layout" svg:width="0.321cm" svg:height="0.373cm" svg:x="18.772cm" svg:y="1.986cm" svg:viewBox="0 0 322 374" svg:d="M0 374h87v-163c0-28-3-67 14-92 12-19 35-32 61-32 23 0 43 11 58 30 14 24 14 60 14 88v169h88v-186c0-46 0-91-29-132-3-4-6-8-9-11-27-28-67-45-105-45-37 0-78 15-98 45v-33h-81z">
          <text:p/>
        </draw:path>
        <draw:path draw:style-name="gr9" draw:text-style-name="P11" draw:layer="layout" svg:width="0.09cm" svg:height="0.481cm" svg:x="19.159cm" svg:y="1.878cm" svg:viewBox="0 0 91 482" svg:d="M0 78h91v-78h-91zM0 482h91v-362h-91z">
          <text:p/>
        </draw:path>
        <draw:path draw:style-name="gr9" draw:text-style-name="P11" draw:layer="layout" svg:width="0.369cm" svg:height="0.384cm" svg:x="19.301cm" svg:y="1.986cm" svg:viewBox="0 0 370 385" svg:d="M275 257c-17 27-46 44-78 44-64 0-110-45-110-108 0-60 44-109 104-109 38 0 64 15 84 50h95c-20-81-98-134-178-134-104 0-192 84-192 192 0 53 19 103 57 140 39 33 88 53 135 53 80 0 155-52 178-128z">
          <text:p/>
        </draw:path>
        <draw:path draw:style-name="gr9" draw:text-style-name="P11" draw:layer="layout" svg:width="0.491cm" svg:height="0.482cm" svg:x="16.541cm" svg:y="1.175cm" svg:viewBox="0 0 492 483" svg:d="M469 147c-35-88-131-147-224-147-132 0-245 109-245 245 0 135 113 238 246 238 132 0 246-101 246-236v-10h-301v80h193c-26 50-84 83-136 83-46 0-87-18-118-51-29-28-44-69-44-107 0-43 21-88 52-116 30-26 67-40 107-40 46 0 93 23 122 61z">
          <text:p/>
        </draw:path>
        <draw:path draw:style-name="gr9" draw:text-style-name="P11" draw:layer="layout" svg:width="0.48cm" svg:height="0.482cm" svg:x="17.063cm" svg:y="1.175cm" svg:viewBox="0 0 481 483" svg:d="M240 86c84 0 153 70 153 156s-69 158-153 158-156-72-156-158 70-156 156-156zM240 0c-133 0-240 110-240 244 0 133 107 239 240 239 130 0 241-106 241-239 0-134-111-244-241-244z">
          <text:p/>
        </draw:path>
        <draw:path draw:style-name="gr9" draw:text-style-name="P11" draw:layer="layout" svg:width="0.295cm" svg:height="0.462cm" svg:x="17.609cm" svg:y="1.184cm" svg:viewBox="0 0 296 463" svg:d="M84 203v-120h17c18 0 46-2 64 4 27 6 44 26 44 54 0 27-14 49-41 57-21 6-47 5-67 5zM84 463v-177h17c46 0 102 2 140-28 35-29 55-72 55-118s-23-90-61-116c-40-26-82-24-128-24h-107v463z">
          <text:p/>
        </draw:path>
        <draw:polygon draw:style-name="gr9" draw:text-style-name="P11" draw:layer="layout" svg:width="0.248cm" svg:height="0.462cm" svg:x="17.956cm" svg:y="1.184cm" svg:viewBox="0 0 249 463" draw:points="0,463 249,463 249,377 87,377 87,271 243,271 243,189 87,189 87,83 249,83 249,0 0,0">
          <text:p/>
        </draw:polygon>
        <draw:polygon draw:style-name="gr9" draw:text-style-name="P11" draw:layer="layout" svg:width="0.228cm" svg:height="0.462cm" svg:x="18.279cm" svg:y="1.184cm" svg:viewBox="0 0 229 463" draw:points="0,463 229,463 229,377 87,377 87,0 0,0">
          <text:p/>
        </draw:polygon>
        <draw:polygon draw:style-name="gr9" draw:text-style-name="P11" draw:layer="layout" svg:width="0.076cm" svg:height="0.077cm" svg:x="17.265cm" svg:y="1.386cm" svg:viewBox="0 0 77 78" draw:points="0,0 77,0 77,78 0,78">
          <text:p/>
        </draw:polygon>
        <draw:polygon draw:style-name="gr9" draw:text-style-name="P11" draw:layer="layout" svg:width="0.076cm" svg:height="0.078cm" svg:x="17.265cm" svg:y="1.283cm" svg:viewBox="0 0 77 79" draw:points="0,0 77,0 77,79 0,79">
          <text:p/>
        </draw:polygon>
        <draw:polygon draw:style-name="gr9" draw:text-style-name="P11" draw:layer="layout" svg:width="3.43cm" svg:height="0.032cm" svg:x="16.377cm" svg:y="1.747cm" svg:viewBox="0 0 3431 33" draw:points="0,0 3431,0 3431,33 0,33">
          <text:p/>
        </draw:polygon>
        <draw:path draw:style-name="gr9" draw:text-style-name="P11" draw:layer="layout" svg:width="0.167cm" svg:height="0.244cm" svg:x="17.875cm" svg:y="2.624cm" svg:viewBox="0 0 168 245" svg:d="M34 32c0-2 0-5 0-7-2-2-2-4-3-5-2-1-3-2-5-3-3 0-6-1-9-1s-6 0-6 1c-3 0-6 0-11 1v-10c6-1 11-2 17-3 8 0 12-1 17-2 6 0 11-1 15-1 5 0 8 0 11 0 12 0 24-1 33-1s18 0 26 0c9 0 15-1 20-1 4 0 7 0 9 0 3 0 6 1 6 2 3 2 3 4 3 7 0 1 0 4 0 7 0 4 0 8 0 13 0 4 0 9-3 14 0 6 0 10 0 15h-11c0-3 0-6 0-8s0-4 0-6c0-6 0-11-1-14 0-4-2-7-3-9-2-2-5-3-8-4s-6-1-12-1c-8 0-14 0-17 0-6-1-12-1-17-1h-3c-5 0-8 0-10 1-3 0-6 0-12 0 0 5 0 12 0 19s0 15 0 23 0 16 0 25 0 18-3 28c9 0 18 1 27 1 6 0 12 0 18 0 8 0 14 0 20-1 6 0 12-1 15-2 2 3 2 6 2 8s0 4-2 5c-1 2-3 3-6 4 0 1-3 1-6 2-6 0-9 0-12 0-8 0-14 0-25-1-9-1-19-2-31-3 0 4 0 9 0 14 0 6 0 12 0 18 0 9 0 15 0 22-2 7-2 14-2 20s0 12-1 17c0 5-2 9-2 12 8-1 14-2 20-2 7 0 12-1 18-1 9 0 15 1 20 1 6 0 12 0 21 0 3 0 6 0 11-1 3-1 4-3 9-6 0-3 3-7 6-12 0-5 0-11 3-19h8c0 12 0 22-3 29 0 8-3 13-5 18-3 4-6 7-9 9-5 2-9 2-14 2-3 0-9 0-12-1-6 0-11-1-15-2-5-1-11-2-17-2-6-1-14-1-21-1-6 0-15 0-21 1-8 1-17 2-23 4h-2c0-7 2-16 3-25 0-10 0-21 2-32 1-13 1-25 1-40 0-13 0-26 2-39 0-13 0-26 0-39s0-25 0-37z">
          <text:p/>
        </draw:path>
        <draw:path draw:style-name="gr9" draw:text-style-name="P11" draw:layer="layout" svg:width="0.187cm" svg:height="0.157cm" svg:x="18.051cm" svg:y="2.712cm" svg:viewBox="0 0 188 158" svg:d="M34 32c0-3 0-5-2-7 0-2 0-4 0-5-1-1-3-2-4-2-2-1-3-1-5-1-3 0-6 0-9 1s-8 2-11 3l-3-8c6-1 11-3 14-4 6-2 9-3 14-4 4-1 6-2 9-2 3-1 6-1 6-1 6 0 9 1 11 3 1 3 3 7 3 13 0 0 0 2 0 4 0 3 0 6 0 10-2 4-2 8-2 13s0 11 0 16c-1 6-1 12-3 18 0 6 0 12-1 18h1c5-18 11-33 17-45s12-22 18-30 14-13 20-16c5-4 11-6 17-6 3 0 9 0 11 3 3 1 6 3 9 7 3 3 6 7 9 12 0 5 0 11 0 18 0 2 0 5 0 8 0 4 0 8 0 12s0 9 0 14c-3 4-3 9-3 14 0 4 0 9 0 13s0 8 0 11c0 5 0 9 0 13 0 3 0 6 3 8 0 2 0 3 3 4 3 3 3 3 5 3 4 0 9-3 12-4 6-1 10-2 13-4l2 8c-2 2-5 4-9 6-6 2-9 4-14 5-4 2-6 3-12 5-3 2-8 2-11 2-4 0-7-2-9-4 0-2-3-5-3-8-3-3-3-9-3-14s0-10 0-15c0-6 0-13 0-20s0-13 3-20c0-6 0-11 0-16s0-10 0-13c0-8 0-14-3-17-3-4-9-6-14-6-3 0-6 2-12 5-5 3-9 8-14 14-3 6-7 13-12 21-6 8-9 16-12 26-3 9-5 19-8 29-1 10-3 22-3 33l-23 2c0-6 0-13 0-23 2-8 2-16 2-24 1-8 1-16 1-23 0-8 0-15 0-22 2-7 2-13 2-18 0-6 0-10 0-13z">
          <text:p/>
        </draw:path>
        <draw:path draw:style-name="gr9" draw:text-style-name="P11" draw:layer="layout" svg:width="0.128cm" svg:height="0.335cm" svg:x="18.181cm" svg:y="2.633cm" svg:viewBox="0 0 129 336" svg:d="M110 37c-2 0-5-1-5-2-3-1-6-2-6-4 0-1-3-3-3-5-2-2-2-4-2-7s2-6 2-8c3-2 3-4 6-6 0-2 3-3 3-4 3 0 5-1 6-1 2 0 5 1 6 2 2 0 6 2 6 3 3 2 3 3 3 5 3 2 3 4 3 7 0 2 0 4-3 7 0 2 0 4-3 6 0 2-4 4-7 5-2 1-3 2-6 2zM123 83c0 11 0 21 0 32s-4 22-4 33 0 22-2 33c-1 12-1 22-3 35-1 10-3 21-4 30-2 10-5 19-5 28-3 12-9 22-15 30-5 8-8 14-14 19-8 5-14 8-21 10-6 2-12 3-18 3s-11-1-15-2c-5-1-8-3-11-5s-8-4-9-7c-2-2-2-5-2-8 0-2 0-4 0-5 2-2 3-4 3-5 2-1 5-3 5-4 3 0 6-1 6-1 6 7 11 12 15 15 6 3 12 5 20 5 3 0 6-1 12-2 3-2 7-5 12-9 3-6 9-15 11-27 3-12 6-27 6-45 3-18 3-41 3-66 1-24 1-51 1-81 0-2 2-3 2-4 3-2 3-3 3-3 3-1 3-1 6-2h3c5 0 8 1 15 3z">
          <text:p/>
        </draw:path>
        <draw:path draw:style-name="gr9" draw:text-style-name="P11" draw:layer="layout" svg:width="0.129cm" svg:height="0.158cm" svg:x="18.337cm" svg:y="2.712cm" svg:viewBox="0 0 130 159" svg:d="M26 83c0 5 0 10 0 15 2 5 2 9 5 14 0 4 3 8 3 12 3 4 6 7 9 10 4 3 10 6 12 7 3 2 9 3 12 3 6 0 12-1 14-4 3-2 7-5 9-8 3-4 6-8 9-12 0-5 3-10 3-15 2-5 2-10 2-14 1-5 1-10 1-14s-1-9-1-14-2-9-2-14c-3-4-3-9-6-12-3-5-6-9-9-12-3-2-6-5-11-6-3-2-6-3-12-3-5 0-9 1-14 3-3 3-7 5-10 9s-6 9-6 13c-3 5-6 10-6 15 0 4-2 9-2 14s0 9 0 13zM0 93c0-7 0-14 2-21 0-7 3-14 6-21 3-6 8-13 12-20 5-6 8-11 14-15s13-8 19-11c8-2 14-5 23-5 8 0 17 4 23 7 6 4 12 9 17 15 6 6 9 13 12 22 0 7 2 15 2 24 0 7 0 14-2 21 0 7-3 14-6 21-3 6-6 13-12 19-3 5-8 11-14 15s-12 8-17 10c-6 3-15 5-23 5-9 0-19-3-25-6-5-4-11-9-15-15-8-6-11-13-14-21 0-8-2-16-2-24z">
          <text:p/>
        </draw:path>
        <draw:path draw:style-name="gr9" draw:text-style-name="P11" draw:layer="layout" svg:width="0.162cm" svg:height="0.256cm" svg:x="18.475cm" svg:y="2.712cm" svg:viewBox="0 0 163 257" svg:d="M72 151c0-7-3-14-5-21-1-7-3-14-6-22-1-7-3-14-6-21s-3-14-6-20-3-12-6-18c-2-5-2-10-5-14 0-4-3-7-3-10-1-2-3-4-4-6-2-1-5-2-5-3-3 0-3 0-6 0s-3 0-6 0c-2 1-5 1-11 2l-3-7c8-2 12-3 15-4 5-2 8-3 11-4 3 0 6-1 9-2 3 0 5 0 6 0 2 0 2 0 5 1 3 0 3 1 6 3 0 1 3 4 3 6 3 3 3 6 5 11 1 2 3 6 4 10 0 4 3 8 3 14 2 5 5 10 5 17 3 6 3 12 6 19 3 6 3 13 6 20 2 7 3 14 5 21 3-9 6-19 9-28 6-10 9-20 14-30 4-10 6-20 11-30 5-9 8-19 11-28 3-1 3-2 3-3 3-1 3-2 6-3 0 0 0-1 2-1 1 0 3 0 4 0 2 0 5 0 6 1 5 1 5 1 8 2-3 5-8 11-11 17-4 6-7 13-9 20-3 7-6 14-12 22-3 7-6 15-13 23-2 8-5 16-8 24s-9 15-12 23-6 15-8 23c-3 8-6 15-7 22-3 7-8 14-11 22 0 6-3 13-6 19-2 7-5 11-8 16s-6 9-12 12c-3 3-5 6-11 8-3 2-9 3-15 3-3 0-5-1-8-2-1 0-4-2-6-3-3-1-6-3-6-5s0-4 0-6 0-4 0-7c3-2 6-4 8-5 3 1 6 3 9 3 3 1 6 2 6 2 8 0 12-2 17-5 3-3 6-9 12-15 3-7 8-15 12-25 3-9 11-26 11-32 0-3 0-6 0-6z">
          <text:p/>
        </draw:path>
        <draw:path draw:style-name="gr9" draw:text-style-name="P11" draw:layer="layout" svg:width="0.185cm" svg:height="0.244cm" svg:x="18.712cm" svg:y="2.623cm" svg:viewBox="0 0 186 245" svg:d="M11 62h-9c0-9-2-16-2-22 0-7 2-13 2-18 1-4 1-8 4-11 2-4 5-6 8-7 3-2 9-2 15-2 5 0 8 0 14 0s12 0 17 1c7 0 13 0 19 0 5 0 11 0 17 0 9 0 17 0 23 0 9 0 15 0 20 0 6 0 12 0 15 0 6 0 8 0 11-1 4 0 7 0 12-1 3 0 6-1 9-1 0 3 0 6 0 8 0 5 0 8-6 11-3 2-9 3-17 3-6 0-15 0-24-1-11-1-20-2-34-3 0 11 0 21 0 33s0 23 0 36c-1 12-1 25-1 38-2 13-2 27-2 40 0 14 0 27-1 40 0 13 0 25-2 37l-23 3h-3c0-14 2-26 2-38 1-12 1-24 1-37s2-25 2-37c0-11 1-23 1-36 0-12 0-25 0-38s0-27 0-42c-3 0-9 0-12 0-7-1-9-1-13-1-5 0-11 0-14 1-3 0-6 0-9 1s-5 2-8 4-6 4-6 7c-3 4-3 8-6 13 0 5 0 11 0 18z">
          <text:p/>
        </draw:path>
        <draw:path draw:style-name="gr9" draw:text-style-name="P11" draw:layer="layout" svg:width="0.113cm" svg:height="0.158cm" svg:x="18.861cm" svg:y="2.712cm" svg:viewBox="0 0 114 159" svg:d="M88 38c0-4 0-7-2-10 0-3 0-5-3-7s-3-4-6-5c-5-1-6-2-13-2-3 0-8 1-11 2-3 2-9 4-9 7-3 3-6 6-8 9-3 5-4 9-6 13-1 4-3 8-4 12 0 5-2 9-2 13 9-1 17-2 26-4 8-1 14-4 21-6 6-3 12-6 15-10 0-3 2-8 2-12zM109 121c0 1 3 1 3 2v1c0 1 2 1 2 2h-2c-3 6-6 11-12 14-3 4-9 8-14 10-3 3-9 5-14 6-8 3-11 3-16 3-9 0-18-2-23-6-7-3-15-8-18-14-5-6-9-12-11-20-3-8-4-17-4-26 0-7 0-14 1-22 3-7 5-14 8-21s6-13 9-19c6-6 12-11 17-15 6-5 12-8 18-10 6-3 16-6 24-6 6 0 9 3 14 4 6 1 9 3 12 6 6 3 6 6 9 10 2 3 2 8 2 12 0 8-2 15-5 20-6 5-12 9-20 13-6 4-18 7-30 9s-23 4-35 5v2c0 9 0 17 3 24 2 7 5 13 9 19 2 5 8 9 14 12s11 4 18 4c9 0 15-1 20-4 6-4 15-9 21-15z">
          <text:p/>
        </draw:path>
        <draw:path draw:style-name="gr9" draw:text-style-name="P11" draw:layer="layout" svg:width="0.107cm" svg:height="0.158cm" svg:x="19.006cm" svg:y="2.712cm" svg:viewBox="0 0 108 159" svg:d="M20 115c0 6 1 10 4 14 2 4 5 7 8 9 6 3 9 4 12 6 5 1 9 1 14 1 3 0 6 0 11-1 3-1 6-3 9-5s6-4 6-7c3-3 3-6 3-9 0-4 0-7-3-10s-5-5-8-7c-3-3-6-5-9-7s-9-4-12-6c-5-1-9-3-11-5-3-2-9-4-12-6s-6-4-9-6c-3-3-6-5-8-8-3-3-4-7-6-10 0-4-1-8-1-12 0-5 1-9 1-14 3-4 5-8 8-11s6-6 9-9c4-2 9-4 12-6 6-1 9-2 14-3 6-3 9-3 15-3 5 0 9 0 14 3 6 2 9 3 15 6 3 2 6 5 9 8 1 3 3 7 3 11 0 2 0 4-2 5 0 2-1 5-3 7-1 1-3 3-4 4-3 1-6 1-9 2-3 0-6-1-9-2v-1c0-2 3-4 3-6 0-3 0-5 0-6 0-3 0-6-3-8-2-2-3-4-6-5-3-2-5-3-8-3-3-1-6-1-9-1-5 0-9 0-14 2-3 1-6 3-9 5s-5 4-6 7c-2 3-3 6-3 10s1 7 3 10c3 3 6 6 9 8 3 3 6 5 11 7 6 2 9 5 15 7 5 2 9 5 15 8 5 2 11 5 14 9 4 3 9 7 10 11 3 5 5 10 5 16 0 7-3 13-6 19-3 5-6 10-12 14-6 3-12 6-18 8-8 2-14 4-23 4-3 0-8 0-11-2-3 0-8-1-12-2-3-1-6-3-9-4-5-2-6-4-9-6-2-2-5-4-8-7 0-3 0-5 0-8s0-5 0-7c3-2 3-4 6-5 2-1 3-2 6-2 3-1 5-1 8-1z">
          <text:p/>
        </draw:path>
        <draw:path draw:style-name="gr9" draw:text-style-name="P11" draw:layer="layout" svg:width="0.105cm" svg:height="0.233cm" svg:x="19.144cm" svg:y="2.636cm" svg:viewBox="0 0 106 234" svg:d="M65 2c-3 13-6 28-8 44-3 14-3 28-6 41 3 0 8 0 11 0s6 1 9 1 6 0 9 0h3c6 0 11-1 17-1 0 1 0 2 0 3s0 2 0 3c0 3 0 4-3 5s-6 2-12 2c-5 0-8-1-14-1-9-1-14-1-20-2-1 8-1 15-3 22 0 7 0 13 0 20 0 6-1 12-1 17s0 10 0 14c0 7 0 14 1 19 0 6 2 11 3 15 3 4 6 7 8 9 3 3 9 4 15 4 3 0 9-1 11-2 6-2 10-4 18-7 0 2 3 5 3 7-6 3-9 6-15 8-3 2-8 4-11 6-6 1-9 3-15 4-3 1-6 1-11 1-3 0-9-1-13-3-3-1-8-4-9-8-3-5-5-11-8-18 0-7-1-16-1-28 0-6 0-12 0-19s1-13 1-20 0-14 0-21c2-6 3-13 3-20-6 0-12 1-15 1-5 0-9 1-12 2 0-1 0-1 0-2s1-3 1-4c2-1 3-2 6-3 2-1 5-2 8-3s9-1 12-1c3-15 5-28 6-41 2-15 2-27 5-37 0-2 0-4 3-5 0-1 0-2 4-3l3-1c3 0 3 0 5 0 3 0 4 0 6 0 0 1 3 1 6 2z">
          <text:p/>
        </draw:path>
        <draw:path draw:style-name="gr9" draw:text-style-name="P11" draw:layer="layout" svg:width="0.063cm" svg:height="0.235cm" svg:x="19.278cm" svg:y="2.633cm" svg:viewBox="0 0 64 236" svg:d="M20 38c-1 0-3-1-6-2-3-2-3-3-6-5 0-1 0-3-3-5 0-2 0-5 0-7 0-3 0-6 3-8 0-2 0-4 3-6 0-2 3-3 6-4 2 0 3-1 6-1 2 0 3 1 5 1 3 1 7 3 7 4 1 2 3 3 3 5 3 2 3 4 3 7 0 2 0 4-3 7 0 2-2 4-3 6-4 2-4 4-7 6-2 1-5 2-8 2zM31 86c-3 8-3 16-5 24 0 8 0 15-1 23 0 7-2 14-2 21 0 6 0 12 0 17 0 8 0 14 0 19s2 9 2 13c1 3 1 6 1 8 2 2 2 4 5 5 0 1 0 2 4 2 1 1 3 1 6 1s6-1 9-2c5-1 8-2 11-4l3 6c-3 2-6 4-9 6-5 2-8 4-11 5-6 2-9 3-16 5-3 1-6 1-9 1-2 0-5 0-5 0-3-1-3-1-6-3 0-1-3-3-3-5s-3-6-3-10 0-9 0-15c0-7-2-14-2-23 0-5 0-11 2-17 0-7 0-14 0-21 0-8 0-16 0-24s0-17 0-26c0-2 3-3 3-4 0-2 3-3 3-3 0-1 3-1 3-2 3 0 5 0 6 0 5 0 9 1 14 3z">
          <text:p/>
        </draw:path>
        <draw:path draw:style-name="gr9" draw:text-style-name="P11" draw:layer="layout" svg:width="0.185cm" svg:height="0.157cm" svg:x="19.355cm" svg:y="2.712cm" svg:viewBox="0 0 186 158" svg:d="M32 32c0-3 0-5 0-7-3-2-3-4-3-5s-3-2-3-2c-2-1-2-1-5-1s-6 0-9 1-6 2-12 3v-8c3-1 9-3 14-4 4-2 7-3 12-4 3-1 6-2 9-2 3-1 6-1 8-1 4 0 7 1 9 3 3 3 3 7 3 13 0 0 0 2 0 4 0 3 0 6 0 10s-3 8-3 13 0 11 0 16c0 6 0 12-2 18 0 6 0 12 0 18 5-18 11-33 17-45s12-22 18-30c8-8 14-13 19-16 6-4 12-6 18-6 3 0 8 0 11 3 3 1 6 3 9 7 3 3 6 7 9 12 0 5 0 11 0 18 0 2 0 5 0 8 0 4 0 8 0 12s0 9 0 14c-3 4-3 9-3 14 0 4 0 9 0 13s0 8 0 11c0 5 0 9 0 13 0 3 0 6 3 8 0 2 2 3 2 4 3 3 4 3 7 3 4 0 9-3 12-4 6-1 8-2 12-4l2 8c-3 2-6 4-8 6-6 2-9 4-14 5-5 2-8 3-13 5-3 2-6 2-9 2-6 0-9-2-11-4-1-2-4-5-4-8-2-3-2-9-2-14s0-10 0-15c0-6 0-13 0-20s0-13 2-20c0-6 0-11 0-16 1-5 1-10 1-13 0-8-1-14-3-17-3-4-9-6-14-6-4 0-7 2-12 5-3 3-9 8-12 14-6 6-9 13-14 21-3 8-6 16-11 26-3 9-7 19-10 29 0 10-2 22-2 33l-24 2c0-6 0-13 0-23 3-8 3-16 3-24s0-16 0-23c0-8 0-15 3-22 0-7 0-13 0-18 0-6 0-10 0-13z">
          <text:p/>
        </draw:path>
        <draw:path draw:style-name="gr9" draw:text-style-name="P11" draw:layer="layout" svg:width="0.17cm" svg:height="0.27cm" svg:x="19.54cm" svg:y="2.7cm" svg:viewBox="0 0 171 271" svg:d="M84 116c3 0 9-1 12-2s4-3 7-5c2-2 5-6 8-9 0-3 3-6 3-9s3-6 3-9c0-4 0-7 0-10 0-4 0-7 0-11-3-4-3-8-3-12-3-3-3-7-6-10s-6-6-8-8c-3-3-7-4-10-6-3-1-6-2-12-2-3 0-6 1-9 2-5 1-5 3-8 5s-6 5-8 7c-1 3-3 6-4 9 0 3-2 7-2 10-1 3-1 6-1 9 0 4 0 8 1 12 2 4 2 8 3 11 2 4 3 7 5 10 3 4 6 8 9 10s5 4 8 6c3 1 7 2 12 2zM64 180c-6 2-11 3-15 6-5 2-8 5-11 9-3 3-6 8-9 12-3 5-3 10-3 15 0 7 0 12 5 17 4 5 7 9 12 12 3 3 9 5 15 7s11 2 17 2c9 0 15-1 22-3 8-3 14-6 20-10 3-4 8-9 11-14 3-6 6-12 6-19 0-3-2-7-3-9-3-3-5-5-8-7-1-2-6-4-9-5-3-2-8-3-12-4-6-1-12-3-18-4-8-2-15-3-20-5zM132 33c5 5 8 10 8 15 3 5 3 10 3 15 0 6 0 11-3 16 0 6-3 11-6 15-5 5-8 9-12 14-2 4-8 7-11 10-6 3-11 5-18 8-3 1-9 2-15 2-3 0-3 0-6 0 0 0-3 0-3-1-2 1-5 2-8 3 0 1-3 2-3 3-3 1-5 4-6 5 0 2 0 3 0 5 0 3 0 5 3 7 3 3 6 4 9 6 5 2 9 3 14 4 6 1 12 3 18 4s10 2 15 3c6 1 9 3 14 4 6 2 12 4 15 6s6 4 9 7c2 2 5 6 6 9 2 4 5 8 5 13 0 6-3 12-6 17-2 6-5 11-8 16-3 4-9 9-15 13s-11 7-17 10c-8 3-15 5-24 7-6 1-12 2-21 2h-2c-3 0-9 0-14-1-4-1-10-2-15-3-3-1-9-3-15-5-3-3-6-5-11-9-3-3-6-6-9-11 0-4-3-8-3-14 0-4 3-8 3-12 3-4 5-8 6-12 3-3 6-6 9-10 2-3 8-5 11-8 3-2 6-4 12-6 2-2 6-3 9-4v-1c-1-1-4-2-7-3-2-2-5-3-5-5-3-2-3-5-6-7-1-2-1-5-1-8 0-4 0-7 1-10 3-3 6-5 6-8 3-2 5-4 8-6 3-1 6-4 9-5-5-2-9-5-14-8-3-3-6-7-10-12-5-4-5-9-8-13 0-5-3-10-3-16 0-9 3-17 6-25 5-7 9-14 15-20 6-5 14-10 23-13 5-3 14-4 23-4 3 0 6 0 9 0 3 1 6 1 9 2 1 1 6 2 6 2 3 1 3 2 6 3s5 2 8 3c1 1 4 2 9 2 3 0 6 0 9-1s3-3 5-4c3-2 4-4 6-6 0-3 0-6 0-9v-1c0 0 0-1 0-2l1-1c5 3 11 5 11 9 3 3 5 6 5 10 0 2-2 5-2 7s-3 3-3 5c-3 1-6 2-9 3s-6 1-9 1c-5 0-8-1-14-3z">
          <text:p/>
        </draw:path>
        <draw:path draw:style-name="gr9" draw:text-style-name="P11" draw:layer="layout" svg:width="0.071cm" svg:height="0.067cm" svg:x="15.416cm" svg:y="2.608cm" svg:viewBox="0 0 72 68" svg:d="M20 0h33c32 16 20 67-17 68-19 0-37-17-36-41 2-13 11-22 20-27z">
          <text:p/>
        </draw:path>
        <draw:path draw:style-name="gr9" draw:text-style-name="P11" draw:layer="layout" svg:width="0.067cm" svg:height="0.065cm" svg:x="15.532cm" svg:y="2.608cm" svg:viewBox="0 0 68 66" svg:d="M19 0h30c32 14 20 68-18 66-38-1-41-55-12-66z">
          <text:p/>
        </draw:path>
        <draw:path draw:style-name="gr9" draw:text-style-name="P11" draw:layer="layout" svg:width="0.066cm" svg:height="0.064cm" svg:x="15.643cm" svg:y="2.608cm" svg:viewBox="0 0 67 65" svg:d="M21 0h26c6 5 11 9 15 16 15 23-4 47-24 49-32 4-50-34-29-56 3-4 9-7 12-9z">
          <text:p/>
        </draw:path>
        <draw:path draw:style-name="gr9" draw:text-style-name="P11" draw:layer="layout" svg:width="0.066cm" svg:height="0.064cm" svg:x="15.756cm" svg:y="2.608cm" svg:viewBox="0 0 67 65" svg:d="M24 0h17c18 6 32 24 24 46-12 27-51 24-62-1-9-22 6-40 21-45z">
          <text:p/>
        </draw:path>
        <draw:path draw:style-name="gr9" draw:text-style-name="P11" draw:layer="layout" svg:width="0.061cm" svg:height="0.062cm" svg:x="15.871cm" svg:y="2.608cm" svg:viewBox="0 0 62 63" svg:d="M30 0h3c39 4 39 63-3 63-41 0-38-63 0-63z">
          <text:p/>
        </draw:path>
        <draw:path draw:style-name="gr9" draw:text-style-name="P11" draw:layer="layout" svg:width="0.061cm" svg:height="0.061cm" svg:x="15.984cm" svg:y="2.607cm" svg:viewBox="0 0 62 62" svg:d="M26 0c19-2 36 13 36 31 0 20-23 39-47 27-12-7-21-25-11-42 2-5 11-13 22-16z">
          <text:p/>
        </draw:path>
        <draw:path draw:style-name="gr9" draw:text-style-name="P11" draw:layer="layout" svg:width="0.056cm" svg:height="0.058cm" svg:x="16.099cm" svg:y="2.608cm" svg:viewBox="0 0 57 59" svg:d="M25 0c5-1 14 0 20 5 3 2 9 7 11 15 8 23-14 41-31 38-33-4-33-52 0-58z">
          <text:p/>
        </draw:path>
        <draw:path draw:style-name="gr9" draw:text-style-name="P11" draw:layer="layout" svg:width="0.055cm" svg:height="0.056cm" svg:x="16.211cm" svg:y="2.61cm" svg:viewBox="0 0 56 57" svg:d="M22 0c6-1 15 0 21 3 17 10 20 43-6 51-39 17-51-47-15-54z">
          <text:p/>
        </draw:path>
        <draw:path draw:style-name="gr9" draw:text-style-name="P11" draw:layer="layout" svg:width="0.054cm" svg:height="0.054cm" svg:x="16.325cm" svg:y="2.611cm" svg:viewBox="0 0 55 55" svg:d="M26 0c18-2 35 20 27 40-15 30-65 9-50-23 3-9 9-16 23-17z">
          <text:p/>
        </draw:path>
        <draw:path draw:style-name="gr9" draw:text-style-name="P11" draw:layer="layout" svg:width="0.051cm" svg:height="0.051cm" svg:x="16.438cm" svg:y="2.612cm" svg:viewBox="0 0 52 52" svg:d="M20 0c18-2 32 11 32 26 0 34-49 34-52 5-3-15 8-29 20-31z">
          <text:p/>
        </draw:path>
        <draw:path draw:style-name="gr9" draw:text-style-name="P11" draw:layer="layout" svg:width="0.048cm" svg:height="0.049cm" svg:x="16.553cm" svg:y="2.613cm" svg:viewBox="0 0 49 50" svg:d="M18 0c15-2 26 5 29 15 9 20-12 41-33 33-20-9-18-43 4-48z">
          <text:p/>
        </draw:path>
        <draw:path draw:style-name="gr9" draw:text-style-name="P11" draw:layer="layout" svg:width="0.046cm" svg:height="0.047cm" svg:x="16.666cm" svg:y="2.614cm" svg:viewBox="0 0 47 48" svg:d="M20 0c12-2 27 7 27 22 0 20-18 30-32 24-22-8-18-41 5-46z">
          <text:p/>
        </draw:path>
        <draw:path draw:style-name="gr9" draw:text-style-name="P11" draw:layer="layout" svg:width="0.044cm" svg:height="0.045cm" svg:x="16.78cm" svg:y="2.615cm" svg:viewBox="0 0 45 46" svg:d="M22 0c12-1 21 7 23 18 3 18-14 34-31 25-22-8-16-40 8-43z">
          <text:p/>
        </draw:path>
        <draw:path draw:style-name="gr9" draw:text-style-name="P11" draw:layer="layout" svg:width="0.041cm" svg:height="0.042cm" svg:x="16.894cm" svg:y="2.616cm" svg:viewBox="0 0 42 43" svg:d="M18 0c14-2 29 12 23 30-9 25-50 10-39-17 0-5 6-10 16-13z">
          <text:p/>
        </draw:path>
        <draw:path draw:style-name="gr9" draw:text-style-name="P11" draw:layer="layout" svg:width="0.04cm" svg:height="0.04cm" svg:x="17.006cm" svg:y="2.619cm" svg:viewBox="0 0 41 41" svg:d="M15 1c15-3 23 5 26 15 3 15-9 29-27 25-12-3-19-22-9-33 1-3 6-7 10-7z">
          <text:p/>
        </draw:path>
        <draw:path draw:style-name="gr9" draw:text-style-name="P11" draw:layer="layout" svg:width="0.039cm" svg:height="0.036cm" svg:x="17.12cm" svg:y="2.62cm" svg:viewBox="0 0 40 37" svg:d="M16 1c12-3 24 5 24 17 0 32-50 22-38-8 2-4 5-8 14-9z">
          <text:p/>
        </draw:path>
        <draw:path draw:style-name="gr9" draw:text-style-name="P11" draw:layer="layout" svg:width="0.037cm" svg:height="0.035cm" svg:x="17.233cm" svg:y="2.619cm" svg:viewBox="0 0 38 36" svg:d="M15 0c11-1 18 6 21 12 9 30-42 34-36 2 2-6 9-13 15-14z">
          <text:p/>
        </draw:path>
        <draw:path draw:style-name="gr9" draw:text-style-name="P11" draw:layer="layout" svg:width="0.032cm" svg:height="0.032cm" svg:x="17.346cm" svg:y="2.62cm" svg:viewBox="0 0 33 33" svg:d="M11 0c12-2 22 4 22 14 2 23-31 25-33 6-1-11 2-18 11-20z">
          <text:p/>
        </draw:path>
        <draw:path draw:style-name="gr9" draw:text-style-name="P11" draw:layer="layout" svg:width="0.026cm" svg:height="0.026cm" svg:x="17.464cm" svg:y="2.624cm" svg:viewBox="0 0 27 27" svg:d="M9 0c7-1 16 4 18 11 3 20-29 22-27 2 0-8 3-10 9-13z">
          <text:p/>
        </draw:path>
        <draw:path draw:style-name="gr9" draw:text-style-name="P11" draw:layer="layout" svg:width="0.018cm" svg:height="0.018cm" svg:x="17.582cm" svg:y="2.628cm" svg:viewBox="0 0 19 19" svg:d="M6 0c18-3 16 24 0 18-7-2-10-14 0-18z">
          <text:p/>
        </draw:path>
        <draw:path draw:style-name="gr9" draw:text-style-name="P11" draw:layer="layout" svg:width="0.015cm" svg:height="0.015cm" svg:x="17.693cm" svg:y="2.63cm" svg:viewBox="0 0 16 16" svg:d="M8 0c10-2 10 16 1 16s-15-15-1-16z">
          <text:p/>
        </draw:path>
        <draw:path draw:style-name="gr9" draw:text-style-name="P11" draw:layer="layout" svg:width="0.074cm" svg:height="0.072cm" svg:x="15.358cm" svg:y="2.659cm" svg:viewBox="0 0 75 73" svg:d="M33 1c22-5 40 13 42 34 0 31-31 46-51 35-9-5-22-17-24-27-1-23 15-38 33-42z">
          <text:p/>
        </draw:path>
        <draw:path draw:style-name="gr9" draw:text-style-name="P11" draw:layer="layout" svg:width="0.07cm" svg:height="0.069cm" svg:x="15.473cm" svg:y="2.658cm" svg:viewBox="0 0 71 70" svg:d="M33 0c49-5 50 70 3 70-21 0-39-17-36-40 3-17 15-29 33-30z">
          <text:p/>
        </draw:path>
        <draw:path draw:style-name="gr9" draw:text-style-name="P11" draw:layer="layout" svg:width="0.066cm" svg:height="0.066cm" svg:x="15.585cm" svg:y="2.66cm" svg:viewBox="0 0 67 67" svg:d="M29 0c20-3 38 12 38 32 0 47-73 46-67-4 2-14 11-26 29-28z">
          <text:p/>
        </draw:path>
        <draw:path draw:style-name="gr9" draw:text-style-name="P11" draw:layer="layout" svg:width="0.067cm" svg:height="0.064cm" svg:x="15.701cm" svg:y="2.661cm" svg:viewBox="0 0 68 65" svg:d="M30 0c22-3 41 13 38 39-5 31-49 34-64 10-11-22 3-46 26-49z">
          <text:p/>
        </draw:path>
        <draw:path draw:style-name="gr9" draw:text-style-name="P11" draw:layer="layout" svg:width="0.063cm" svg:height="0.063cm" svg:x="15.815cm" svg:y="2.662cm" svg:viewBox="0 0 64 64" svg:d="M26 0c26-3 47 18 36 44-4 14-24 27-45 16-26-13-20-55 9-60z">
          <text:p/>
        </draw:path>
        <draw:path draw:style-name="gr9" draw:text-style-name="P11" draw:layer="layout" svg:width="0.062cm" svg:height="0.061cm" svg:x="15.926cm" svg:y="2.663cm" svg:viewBox="0 0 63 62" svg:d="M27 0c21-2 41 16 35 39-3 10-14 23-32 23s-30-16-30-36c3-14 12-24 27-26z">
          <text:p/>
        </draw:path>
        <draw:path draw:style-name="gr9" draw:text-style-name="P11" draw:layer="layout" svg:width="0.059cm" svg:height="0.059cm" svg:x="16.04cm" svg:y="2.664cm" svg:viewBox="0 0 60 60" svg:d="M27 0c43-6 43 63 1 59-17-1-35-23-26-42 6-7 14-15 25-17z">
          <text:p/>
        </draw:path>
        <draw:path draw:style-name="gr9" draw:text-style-name="P11" draw:layer="layout" svg:width="0.055cm" svg:height="0.055cm" svg:x="16.155cm" svg:y="2.667cm" svg:viewBox="0 0 56 56" svg:d="M22 1c21-6 38 12 33 33-3 16-22 26-36 21-26-7-26-48 3-54z">
          <text:p/>
        </draw:path>
        <draw:path draw:style-name="gr9" draw:text-style-name="P11" draw:layer="layout" svg:width="0.055cm" svg:height="0.055cm" svg:x="16.269cm" svg:y="2.668cm" svg:viewBox="0 0 56 56" svg:d="M28 0c4 0 12 1 15 3 23 15 15 60-21 52-14-3-26-18-20-35 3-9 11-19 26-20z">
          <text:p/>
        </draw:path>
        <draw:path draw:style-name="gr9" draw:text-style-name="P11" draw:layer="layout" svg:width="0.052cm" svg:height="0.053cm" svg:x="16.382cm" svg:y="2.669cm" svg:viewBox="0 0 53 54" svg:d="M25 0c17-1 34 16 26 38-9 32-65 12-48-21 0-4 9-14 22-17z">
          <text:p/>
        </draw:path>
        <draw:path draw:style-name="gr9" draw:text-style-name="P11" draw:layer="layout" svg:width="0.049cm" svg:height="0.048cm" svg:x="16.496cm" svg:y="2.668cm" svg:viewBox="0 0 50 49" svg:d="M19 0c19-3 33 10 31 26-1 28-40 30-48 8-6-17 3-32 17-34z">
          <text:p/>
        </draw:path>
        <draw:path draw:style-name="gr9" draw:text-style-name="P11" draw:layer="layout" svg:width="0.046cm" svg:height="0.048cm" svg:x="16.61cm" svg:y="2.671cm" svg:viewBox="0 0 47 49" svg:d="M21 1c32-6 35 43 9 48-35 5-41-43-9-48z">
          <text:p/>
        </draw:path>
        <draw:path draw:style-name="gr9" draw:text-style-name="P11" draw:layer="layout" svg:width="0.045cm" svg:height="0.044cm" svg:x="16.722cm" svg:y="2.671cm" svg:viewBox="0 0 46 45" svg:d="M24 0c9-1 21 6 22 19 5 30-40 36-45 7-3-14 6-25 23-26z">
          <text:p/>
        </draw:path>
        <draw:path draw:style-name="gr9" draw:text-style-name="P11" draw:layer="layout" svg:width="0.042cm" svg:height="0.042cm" svg:x="16.836cm" svg:y="2.672cm" svg:viewBox="0 0 43 43" svg:d="M19 0c10-2 18 4 21 11 16 33-35 45-40 13 0-13 5-22 19-24z">
          <text:p/>
        </draw:path>
        <draw:path draw:style-name="gr9" draw:text-style-name="P11" draw:layer="layout" svg:width="0.042cm" svg:height="0.041cm" svg:x="16.95cm" svg:y="2.673cm" svg:viewBox="0 0 43 42" svg:d="M17 0c14-2 26 8 26 23-3 25-35 23-42 5-3-13 4-26 16-28z">
          <text:p/>
        </draw:path>
        <draw:path draw:style-name="gr9" draw:text-style-name="P11" draw:layer="layout" svg:width="0.037cm" svg:height="0.039cm" svg:x="17.065cm" svg:y="2.675cm" svg:viewBox="0 0 38 40" svg:d="M15 1c31-7 31 46 0 39-19-3-20-33 0-39z">
          <text:p/>
        </draw:path>
        <draw:path draw:style-name="gr9" draw:text-style-name="P11" draw:layer="layout" svg:width="0.036cm" svg:height="0.037cm" svg:x="17.176cm" svg:y="2.675cm" svg:viewBox="0 0 37 38" svg:d="M18 0c24-2 27 38 0 38-21-1-26-36 0-38z">
          <text:p/>
        </draw:path>
        <draw:path draw:style-name="gr9" draw:text-style-name="P11" draw:layer="layout" svg:width="0.033cm" svg:height="0.034cm" svg:x="17.292cm" svg:y="2.676cm" svg:viewBox="0 0 34 35" svg:d="M15 0c25-3 25 34 3 35-22 2-24-32-3-35z">
          <text:p/>
        </draw:path>
        <draw:path draw:style-name="gr9" draw:text-style-name="P11" draw:layer="layout" svg:width="0.031cm" svg:height="0.033cm" svg:x="17.405cm" svg:y="2.679cm" svg:viewBox="0 0 32 34" svg:d="M14 1c3-1 5-1 8 0 16 6 13 40-11 32-13-4-18-29 3-32z">
          <text:p/>
        </draw:path>
        <draw:path draw:style-name="gr9" draw:text-style-name="P11" draw:layer="layout" svg:width="0.024cm" svg:height="0.025cm" svg:x="17.522cm" svg:y="2.681cm" svg:viewBox="0 0 25 26" svg:d="M9 0c16-3 22 19 10 25-18 5-27-21-10-25z">
          <text:p/>
        </draw:path>
        <draw:path draw:style-name="gr9" draw:text-style-name="P11" draw:layer="layout" svg:width="0.02cm" svg:height="0.021cm" svg:x="17.635cm" svg:y="2.683cm" svg:viewBox="0 0 21 22" svg:d="M10 0c14-2 14 22 2 22-14 0-17-21-2-22z">
          <text:p/>
        </draw:path>
        <draw:path draw:style-name="gr9" draw:text-style-name="P11" draw:layer="layout" svg:width="0.072cm" svg:height="0.07cm" svg:x="15.415cm" svg:y="2.716cm" svg:viewBox="0 0 73 71" svg:d="M35 0c20-1 38 15 38 38-3 47-77 44-73-7 2-17 17-30 35-31z">
          <text:p/>
        </draw:path>
        <draw:path draw:style-name="gr9" draw:text-style-name="P11" draw:layer="layout" svg:width="0.068cm" svg:height="0.068cm" svg:x="15.53cm" svg:y="2.715cm" svg:viewBox="0 0 69 69" svg:d="M31 0c23-4 41 17 37 41-5 33-52 36-64 9-12-22 3-47 27-50z">
          <text:p/>
        </draw:path>
        <draw:path draw:style-name="gr9" draw:text-style-name="P11" draw:layer="layout" svg:width="0.067cm" svg:height="0.067cm" svg:x="15.643cm" svg:y="2.716cm" svg:viewBox="0 0 68 68" svg:d="M29 0c25-4 48 24 36 49-3 6-11 13-17 16-27 10-53-13-47-40 2-13 14-22 28-25z">
          <text:p/>
        </draw:path>
        <draw:path draw:style-name="gr9" draw:text-style-name="P11" draw:layer="layout" svg:width="0.066cm" svg:height="0.064cm" svg:x="15.756cm" svg:y="2.719cm" svg:viewBox="0 0 67 65" svg:d="M28 1c17-4 31 5 37 18 12 29-20 55-44 43-8-4-15-9-18-17-9-22 7-41 25-44z">
          <text:p/>
        </draw:path>
        <draw:path draw:style-name="gr9" draw:text-style-name="P11" draw:layer="layout" svg:width="0.061cm" svg:height="0.061cm" svg:x="15.871cm" svg:y="2.718cm" svg:viewBox="0 0 62 62" svg:d="M28 0c20-2 35 14 34 35-5 39-68 35-61-8 2-17 11-26 27-27z">
          <text:p/>
        </draw:path>
        <draw:path draw:style-name="gr9" draw:text-style-name="P11" draw:layer="layout" svg:width="0.059cm" svg:height="0.059cm" svg:x="15.985cm" svg:y="2.719cm" svg:viewBox="0 0 60 60" svg:d="M25 0c44-6 47 61 5 60-39 0-40-55-5-60z">
          <text:p/>
        </draw:path>
        <draw:path draw:style-name="gr9" draw:text-style-name="P11" draw:layer="layout" svg:width="0.056cm" svg:height="0.057cm" svg:x="16.099cm" svg:y="2.723cm" svg:viewBox="0 0 57 58" svg:d="M24 1c20-4 39 14 31 35-2 12-19 27-34 21-28-6-30-51 3-56z">
          <text:p/>
        </draw:path>
        <draw:path draw:style-name="gr9" draw:text-style-name="P11" draw:layer="layout" svg:width="0.054cm" svg:height="0.056cm" svg:x="16.211cm" svg:y="2.724cm" svg:viewBox="0 0 55 57" svg:d="M22 1c33-6 44 40 21 53-23 12-48-8-42-30 0-10 9-20 21-23z">
          <text:p/>
        </draw:path>
        <draw:path draw:style-name="gr9" draw:text-style-name="P11" draw:layer="layout" svg:width="0.052cm" svg:height="0.053cm" svg:x="16.325cm" svg:y="2.723cm" svg:viewBox="0 0 53 54" svg:d="M26 0c36-4 36 54 4 54-19 0-39-16-25-38 1-4 6-15 21-16z">
          <text:p/>
        </draw:path>
        <draw:path draw:style-name="gr9" draw:text-style-name="P11" draw:layer="layout" svg:width="0.049cm" svg:height="0.052cm" svg:x="16.439cm" svg:y="2.724cm" svg:viewBox="0 0 50 53" svg:d="M21 0c36-6 39 49 6 52-17 1-32-15-26-30 0-11 9-20 20-22z">
          <text:p/>
        </draw:path>
        <draw:path draw:style-name="gr9" draw:text-style-name="P11" draw:layer="layout" svg:width="0.049cm" svg:height="0.048cm" svg:x="16.552cm" svg:y="2.725cm" svg:viewBox="0 0 50 49" svg:d="M21 0c18-3 36 14 27 35-8 21-44 18-47-5-3-14 6-27 20-30z">
          <text:p/>
        </draw:path>
        <draw:path draw:style-name="gr9" draw:text-style-name="P11" draw:layer="layout" svg:width="0.046cm" svg:height="0.047cm" svg:x="16.666cm" svg:y="2.728cm" svg:viewBox="0 0 47 48" svg:d="M18 1c17-3 29 5 29 23 0 11-6 20-15 23-33 8-45-40-14-46z">
          <text:p/>
        </draw:path>
        <draw:path draw:style-name="gr9" draw:text-style-name="P11" draw:layer="layout" svg:width="0.044cm" svg:height="0.044cm" svg:x="16.778cm" svg:y="2.727cm" svg:viewBox="0 0 45 45" svg:d="M21 0c12-1 26 10 23 28-3 25-49 24-44-9 2-9 8-17 21-19z">
          <text:p/>
        </draw:path>
        <draw:path draw:style-name="gr9" draw:text-style-name="P11" draw:layer="layout" svg:width="0.041cm" svg:height="0.042cm" svg:x="16.894cm" svg:y="2.728cm" svg:viewBox="0 0 42 43" svg:d="M17 1c30-6 35 40 6 42-21 2-29-23-18-37 3-2 6-5 12-5z">
          <text:p/>
        </draw:path>
        <draw:path draw:style-name="gr9" draw:text-style-name="P11" draw:layer="layout" svg:width="0.039cm" svg:height="0.04cm" svg:x="17.007cm" svg:y="2.731cm" svg:viewBox="0 0 40 41" svg:d="M14 1c18-4 33 15 23 33-14 19-50-3-32-27 2-2 3-5 9-6z">
          <text:p/>
        </draw:path>
        <draw:path draw:style-name="gr9" draw:text-style-name="P11" draw:layer="layout" svg:width="0.04cm" svg:height="0.037cm" svg:x="17.119cm" svg:y="2.731cm" svg:viewBox="0 0 41 38" svg:d="M20 0c9-1 21 7 21 18 0 32-51 21-39-7 3-4 9-11 18-11z">
          <text:p/>
        </draw:path>
        <draw:path draw:style-name="gr9" draw:text-style-name="P11" draw:layer="layout" svg:width="0.036cm" svg:height="0.036cm" svg:x="17.233cm" svg:y="2.732cm" svg:viewBox="0 0 37 37" svg:d="M16 0c15-2 24 10 21 26-6 17-33 12-36-4-3-13 6-21 15-22z">
          <text:p/>
        </draw:path>
        <draw:path draw:style-name="gr9" draw:text-style-name="P11" draw:layer="layout" svg:width="0.033cm" svg:height="0.034cm" svg:x="17.348cm" svg:y="2.733cm" svg:viewBox="0 0 34 35" svg:d="M13 0c12-2 21 6 21 17 0 25-39 22-33-4 0-5 3-10 12-13z">
          <text:p/>
        </draw:path>
        <draw:path draw:style-name="gr9" draw:text-style-name="P11" draw:layer="layout" svg:width="0.029cm" svg:height="0.032cm" svg:x="17.462cm" svg:y="2.736cm" svg:viewBox="0 0 30 33" svg:d="M13 1c20-5 23 29 5 32-9 1-18-3-18-13 0-9 3-17 13-19z">
          <text:p/>
        </draw:path>
        <draw:path draw:style-name="gr9" draw:text-style-name="P11" draw:layer="layout" svg:width="0.02cm" svg:height="0.023cm" svg:x="17.578cm" svg:y="2.74cm" svg:viewBox="0 0 21 24" svg:d="M11 0c15-1 14 28-4 23-9-3-11-21 4-23z">
          <text:p/>
        </draw:path>
        <draw:path draw:style-name="gr9" draw:text-style-name="P11" draw:layer="layout" svg:width="0.021cm" svg:height="0.021cm" svg:x="17.691cm" svg:y="2.739cm" svg:viewBox="0 0 22 22" svg:d="M8 0c18-3 18 24 3 22-13 0-16-19-3-22z">
          <text:p/>
        </draw:path>
        <draw:path draw:style-name="gr9" draw:text-style-name="P11" draw:layer="layout" svg:width="0.072cm" svg:height="0.07cm" svg:x="15.359cm" svg:y="2.77cm" svg:viewBox="0 0 73 71" svg:d="M34 0c25-2 49 22 34 49-5 12-14 21-29 22-22 1-41-18-39-40 1-18 16-30 34-31z">
          <text:p/>
        </draw:path>
        <draw:path draw:style-name="gr9" draw:text-style-name="P11" draw:layer="layout" svg:width="0.07cm" svg:height="0.067cm" svg:x="15.472cm" svg:y="2.771cm" svg:viewBox="0 0 71 68" svg:d="M30 0c12-1 23 2 29 7 3 4 12 14 12 30-3 41-68 40-71 1-3-20 12-32 20-36 3-1 3-1 10-2z">
          <text:p/>
        </draw:path>
        <draw:path draw:style-name="gr9" draw:text-style-name="P11" draw:layer="layout" svg:width="0.067cm" svg:height="0.066cm" svg:x="15.586cm" svg:y="2.772cm" svg:viewBox="0 0 68 67" svg:d="M28 0c23-3 39 13 39 33 2 24-22 36-39 33-12-1-21-10-26-21-9-22 8-42 26-45z">
          <text:p/>
        </draw:path>
        <draw:path draw:style-name="gr9" draw:text-style-name="P11" draw:layer="layout" svg:width="0.066cm" svg:height="0.065cm" svg:x="15.7cm" svg:y="2.773cm" svg:viewBox="0 0 67 66" svg:d="M27 0c20-3 39 13 39 28 3 18-13 38-33 38-23 0-42-28-29-50 6-6 12-13 23-16z">
          <text:p/>
        </draw:path>
        <draw:path draw:style-name="gr9" draw:text-style-name="P11" draw:layer="layout" svg:width="0.062cm" svg:height="0.061cm" svg:x="15.814cm" svg:y="2.774cm" svg:viewBox="0 0 63 62" svg:d="M32 0c15-1 31 12 31 32 0 18-14 29-28 30-22 3-42-19-33-43 3-7 11-17 30-19z">
          <text:p/>
        </draw:path>
        <draw:path draw:style-name="gr9" draw:text-style-name="P11" draw:layer="layout" svg:width="0.06cm" svg:height="0.058cm" svg:x="15.927cm" svg:y="2.775cm" svg:viewBox="0 0 61 59" svg:d="M25 0c21-2 33 9 36 24 6 45-61 46-61 6-1-16 9-28 25-30z">
          <text:p/>
        </draw:path>
        <draw:path draw:style-name="gr9" draw:text-style-name="P11" draw:layer="layout" svg:width="0.059cm" svg:height="0.057cm" svg:x="16.04cm" svg:y="2.777cm" svg:viewBox="0 0 60 58" svg:d="M24 1c22-5 44 18 33 39-14 28-61 23-57-14 0-14 12-22 24-25z">
          <text:p/>
        </draw:path>
        <draw:path draw:style-name="gr9" draw:text-style-name="P11" draw:layer="layout" svg:width="0.057cm" svg:height="0.054cm" svg:x="16.154cm" svg:y="2.779cm" svg:viewBox="0 0 58 55" svg:d="M25 0c16-3 28 8 31 21 7 16-8 34-26 34-17 0-30-15-30-29 4-12 13-23 25-26z">
          <text:p/>
        </draw:path>
        <draw:path draw:style-name="gr9" draw:text-style-name="P11" draw:layer="layout" svg:width="0.055cm" svg:height="0.052cm" svg:x="16.267cm" svg:y="2.778cm" svg:viewBox="0 0 56 53" svg:d="M27 0c17-2 29 11 29 24 2 36-51 39-56 5-2-17 11-27 27-29z">
          <text:p/>
        </draw:path>
        <draw:path draw:style-name="gr9" draw:text-style-name="P11" draw:layer="layout" svg:width="0.053cm" svg:height="0.05cm" svg:x="16.381cm" svg:y="2.78cm" svg:viewBox="0 0 54 51" svg:d="M21 0c18-2 35 9 32 30-5 28-50 27-53-1-2-18 9-27 21-29z">
          <text:p/>
        </draw:path>
        <draw:path draw:style-name="gr9" draw:text-style-name="P11" draw:layer="layout" svg:width="0.049cm" svg:height="0.048cm" svg:x="16.495cm" svg:y="2.783cm" svg:viewBox="0 0 50 49" svg:d="M20 1c30-7 42 35 15 45-18 9-35-5-35-23 0-13 9-20 20-22z">
          <text:p/>
        </draw:path>
        <draw:path draw:style-name="gr9" draw:text-style-name="P11" draw:layer="layout" svg:width="0.046cm" svg:height="0.045cm" svg:x="16.61cm" svg:y="2.782cm" svg:viewBox="0 0 47 46" svg:d="M19 0c17-3 35 14 26 32-8 22-44 16-45-8 0-11 7-21 19-24z">
          <text:p/>
        </draw:path>
        <draw:path draw:style-name="gr9" draw:text-style-name="P11" draw:layer="layout" svg:width="0.044cm" svg:height="0.043cm" svg:x="16.722cm" svg:y="2.783cm" svg:viewBox="0 0 45 44" svg:d="M20 0c15-1 25 7 25 21 2 32-48 30-45-2 0-10 8-18 20-19z">
          <text:p/>
        </draw:path>
        <draw:path draw:style-name="gr9" draw:text-style-name="P11" draw:layer="layout" svg:width="0.042cm" svg:height="0.042cm" svg:x="16.836cm" svg:y="2.783cm" svg:viewBox="0 0 43 43" svg:d="M19 0c34-5 31 51-5 42-3-2-12-10-14-19 0-14 8-21 19-23z">
          <text:p/>
        </draw:path>
        <draw:path draw:style-name="gr9" draw:text-style-name="P11" draw:layer="layout" svg:width="0.042cm" svg:height="0.04cm" svg:x="16.949cm" svg:y="2.785cm" svg:viewBox="0 0 43 41" svg:d="M17 0c12-2 24 8 26 19 1 28-41 29-43 4-1-11 6-19 17-23z">
          <text:p/>
        </draw:path>
        <draw:path draw:style-name="gr9" draw:text-style-name="P11" draw:layer="layout" svg:width="0.038cm" svg:height="0.037cm" svg:x="17.064cm" svg:y="2.788cm" svg:viewBox="0 0 39 38" svg:d="M14 1c15-3 27 6 25 20-2 23-39 24-39-3 0-7 5-14 14-17z">
          <text:p/>
        </draw:path>
        <draw:path draw:style-name="gr9" draw:text-style-name="P11" draw:layer="layout" svg:width="0.038cm" svg:height="0.035cm" svg:x="17.176cm" svg:y="2.787cm" svg:viewBox="0 0 39 36" svg:d="M19 0c11-2 20 5 20 17 0 25-39 24-39 0 0-9 6-15 19-17z">
          <text:p/>
        </draw:path>
        <draw:path draw:style-name="gr9" draw:text-style-name="P11" draw:layer="layout" svg:width="0.034cm" svg:height="0.032cm" svg:x="17.292cm" svg:y="2.788cm" svg:viewBox="0 0 35 33" svg:d="M14 0c9-2 21 5 21 18 0 20-36 20-35-2 0-10 5-15 14-16z">
          <text:p/>
        </draw:path>
        <draw:path draw:style-name="gr9" draw:text-style-name="P11" draw:layer="layout" svg:width="0.032cm" svg:height="0.03cm" svg:x="17.404cm" svg:y="2.791cm" svg:viewBox="0 0 33 31" svg:d="M12 1c12-3 21 4 21 16 0 19-33 19-33 1 0-8 3-15 12-17z">
          <text:p/>
        </draw:path>
        <draw:path draw:style-name="gr9" draw:text-style-name="P11" draw:layer="layout" svg:width="0.032cm" svg:height="0.03cm" svg:x="17.517cm" svg:y="2.791cm" svg:viewBox="0 0 33 31" svg:d="M9 0c12-2 24 6 24 16-1 19-31 19-33 1-1-8 5-13 9-17z">
          <text:p/>
        </draw:path>
        <draw:path draw:style-name="gr9" draw:text-style-name="P11" draw:layer="layout" svg:width="0.021cm" svg:height="0.02cm" svg:x="17.635cm" svg:y="2.795cm" svg:viewBox="0 0 22 21" svg:d="M9 0c10-1 13 4 13 10 0 14-22 14-22 1 0-6 6-10 9-11z">
          <text:p/>
        </draw:path>
        <draw:path draw:style-name="gr9" draw:text-style-name="P11" draw:layer="layout" svg:width="0.02cm" svg:height="0.02cm" svg:x="17.748cm" svg:y="2.797cm" svg:viewBox="0 0 21 21" svg:d="M9 1c9-3 12 3 12 10 0 13-21 14-21-1 0-5 4-8 9-9z">
          <text:p/>
        </draw:path>
        <draw:path draw:style-name="gr9" draw:text-style-name="P11" draw:layer="layout" svg:width="0.07cm" svg:height="0.058cm" svg:x="15.417cm" svg:y="2.824cm" svg:viewBox="0 0 71 59" svg:d="M64 59h-56c-20-30 3-62 33-59 26 3 41 35 23 59z">
          <text:p/>
        </draw:path>
        <draw:path draw:style-name="gr9" draw:text-style-name="P11" draw:layer="layout" svg:width="0.067cm" svg:height="0.058cm" svg:x="15.53cm" svg:y="2.826cm" svg:viewBox="0 0 68 59" svg:d="M62 59h-54c-17-23-5-51 15-58 20-5 39 7 42 21 5 11 2 30-3 37z">
          <text:p/>
        </draw:path>
        <draw:path draw:style-name="gr9" draw:text-style-name="P11" draw:layer="layout" svg:width="0.066cm" svg:height="0.057cm" svg:x="15.644cm" svg:y="2.828cm" svg:viewBox="0 0 67 58" svg:d="M58 58h-50c-18-24-3-57 24-58 21 0 41 19 33 43-1 5-4 11-7 15z">
          <text:p/>
        </draw:path>
        <draw:path draw:style-name="gr9" draw:text-style-name="P11" draw:layer="layout" svg:width="0.062cm" svg:height="0.054cm" svg:x="15.758cm" svg:y="2.829cm" svg:viewBox="0 0 63 55" svg:d="M57 55h-48c-29-31 22-77 48-43 6 9 11 32 0 41 0 1 0 1 0 2z">
          <text:p/>
        </draw:path>
        <draw:path draw:style-name="gr9" draw:text-style-name="P11" draw:layer="layout" svg:width="0.061cm" svg:height="0.054cm" svg:x="15.87cm" svg:y="2.829cm" svg:viewBox="0 0 62 55" svg:d="M54 55h-44c-22-22-3-59 27-55 23 3 35 38 17 55z">
          <text:p/>
        </draw:path>
        <draw:path draw:style-name="gr9" draw:text-style-name="P11" draw:layer="layout" svg:width="0.059cm" svg:height="0.052cm" svg:x="15.985cm" svg:y="2.83cm" svg:viewBox="0 0 60 53" svg:d="M49 53h-37c-21-16-12-44 8-51 32-13 54 30 29 51z">
          <text:p/>
        </draw:path>
        <draw:path draw:style-name="gr9" draw:text-style-name="P11" draw:layer="layout" svg:width="0.057cm" svg:height="0.052cm" svg:x="16.098cm" svg:y="2.833cm" svg:viewBox="0 0 58 53" svg:d="M48 53h-38c-21-21-7-53 20-53 26 0 37 35 18 53z">
          <text:p/>
        </draw:path>
        <draw:path draw:style-name="gr9" draw:text-style-name="P11" draw:layer="layout" svg:width="0.054cm" svg:height="0.051cm" svg:x="16.212cm" svg:y="2.832cm" svg:viewBox="0 0 55 52" svg:d="M44 52h-33c-22-19-8-54 19-52 24 2 35 36 14 52z">
          <text:p/>
        </draw:path>
        <draw:path draw:style-name="gr9" draw:text-style-name="P11" draw:layer="layout" svg:width="0.054cm" svg:height="0.049cm" svg:x="16.324cm" svg:y="2.834cm" svg:viewBox="0 0 55 50" svg:d="M42 50h-30c-6-6-9-8-11-16-9-33 35-44 49-25 9 11 4 36-8 41z">
          <text:p/>
        </draw:path>
        <draw:path draw:style-name="gr9" draw:text-style-name="P11" draw:layer="layout" svg:width="0.051cm" svg:height="0.049cm" svg:x="16.439cm" svg:y="2.834cm" svg:viewBox="0 0 52 50" svg:d="M39 50h-26c-21-13-16-43 5-49 29-10 48 36 21 49z">
          <text:p/>
        </draw:path>
        <draw:path draw:style-name="gr9" draw:text-style-name="P11" draw:layer="layout" svg:width="0.048cm" svg:height="0.047cm" svg:x="16.553cm" svg:y="2.837cm" svg:viewBox="0 0 49 48" svg:d="M35 48h-21c-11-7-17-23-12-34 12-28 57-12 45 19-2 6-8 11-12 15z">
          <text:p/>
        </draw:path>
        <draw:path draw:style-name="gr9" draw:text-style-name="P11" draw:layer="layout" svg:width="0.045cm" svg:height="0.047cm" svg:x="16.666cm" svg:y="2.836cm" svg:viewBox="0 0 46 48" svg:d="M29 48h-11c-6-4-16-9-16-15-8-19 13-40 33-31 17 9 15 40-6 46z">
          <text:p/>
        </draw:path>
        <draw:path draw:style-name="gr9" draw:text-style-name="P11" draw:layer="layout" svg:width="0.044cm" svg:height="0.043cm" svg:x="16.778cm" svg:y="2.838cm" svg:viewBox="0 0 45 44" svg:d="M19 0c14-2 25 5 26 16 2 13-3 19-7 22-17 17-47-5-35-27 2-2 7-9 16-11z">
          <text:p/>
        </draw:path>
        <draw:path draw:style-name="gr9" draw:text-style-name="P11" draw:layer="layout" svg:width="0.044cm" svg:height="0.041cm" svg:x="16.892cm" svg:y="2.839cm" svg:viewBox="0 0 45 42" svg:d="M21 0c10-1 21 7 24 20 0 30-42 27-45 5-2-13 6-24 21-25z">
          <text:p/>
        </draw:path>
        <draw:path draw:style-name="gr9" draw:text-style-name="P11" draw:layer="layout" svg:width="0.039cm" svg:height="0.041cm" svg:x="17.006cm" svg:y="2.84cm" svg:viewBox="0 0 40 42" svg:d="M17 0c36-4 27 51-3 40-19-6-19-37 3-40z">
          <text:p/>
        </draw:path>
        <draw:path draw:style-name="gr9" draw:text-style-name="P11" draw:layer="layout" svg:width="0.037cm" svg:height="0.038cm" svg:x="17.122cm" svg:y="2.841cm" svg:viewBox="0 0 38 39" svg:d="M14 0c29-5 33 36 6 38-24 2-27-34-6-38z">
          <text:p/>
        </draw:path>
        <draw:path draw:style-name="gr9" draw:text-style-name="P11" draw:layer="layout" svg:width="0.037cm" svg:height="0.035cm" svg:x="17.233cm" svg:y="2.844cm" svg:viewBox="0 0 38 36" svg:d="M16 1c12-3 20 4 21 13 6 31-45 28-36-2 2-5 7-10 15-11z">
          <text:p/>
        </draw:path>
        <draw:path draw:style-name="gr9" draw:text-style-name="P11" draw:layer="layout" svg:width="0.034cm" svg:height="0.032cm" svg:x="17.347cm" svg:y="2.843cm" svg:viewBox="0 0 35 33" svg:d="M16 0c9-1 19 4 19 13 0 25-33 26-35 5-1-10 3-17 16-18z">
          <text:p/>
        </draw:path>
        <draw:path draw:style-name="gr9" draw:text-style-name="P11" draw:layer="layout" svg:width="0.031cm" svg:height="0.031cm" svg:x="17.462cm" svg:y="2.844cm" svg:viewBox="0 0 32 32" svg:d="M12 0c29-4 24 36 0 31-14-3-18-28 0-31z">
          <text:p/>
        </draw:path>
        <draw:path draw:style-name="gr9" draw:text-style-name="P11" draw:layer="layout" svg:width="0.028cm" svg:height="0.029cm" svg:x="17.574cm" svg:y="2.847cm" svg:viewBox="0 0 29 30" svg:d="M11 1c12-4 18 3 18 11 3 25-32 22-29-1 2-4 5-8 11-10z">
          <text:p/>
        </draw:path>
        <draw:path draw:style-name="gr9" draw:text-style-name="P11" draw:layer="layout" svg:width="0.023cm" svg:height="0.021cm" svg:x="17.69cm" svg:y="2.85cm" svg:viewBox="0 0 24 22" svg:d="M10 1c5-3 15 3 14 13-3 12-26 12-24-4 0-5 5-8 10-9z">
          <text:p/>
        </draw:path>
        <draw:path draw:style-name="gr9" draw:text-style-name="P11" draw:layer="layout" svg:width="0.07cm" svg:height="0.067cm" svg:x="15.304cm" svg:y="2.608cm" svg:viewBox="0 0 71 68" svg:d="M16 0h38c30 16 18 67-18 68-20 0-40-17-35-41 1-13 9-22 15-27z">
          <text:p/>
        </draw:path>
        <draw:path draw:style-name="gr9" draw:text-style-name="P11" draw:layer="layout" svg:width="0.072cm" svg:height="0.07cm" svg:x="15.303cm" svg:y="2.716cm" svg:viewBox="0 0 73 71" svg:d="M32 0c22-1 41 15 41 38-3 47-80 44-73-7 2-17 14-30 32-31z">
          <text:p/>
        </draw:path>
        <draw:path draw:style-name="gr9" draw:text-style-name="P11" draw:layer="layout" svg:width="0.069cm" svg:height="0.058cm" svg:x="15.305cm" svg:y="2.825cm" svg:viewBox="0 0 70 59" svg:d="M63 59h-56c-18-31 3-63 31-59 27 2 42 34 25 59z">
          <text:p/>
        </draw:path>
        <draw:path draw:style-name="gr9" draw:text-style-name="P11" draw:layer="layout" svg:width="0.616cm" svg:height="0.418cm" svg:x="15.761cm" svg:y="1.332cm" svg:viewBox="0 0 617 419" svg:d="M617 419c-3-162-71-311-177-419-3 1-416 395-440 419z">
          <text:p/>
        </draw:path>
        <draw:path draw:style-name="gr9" draw:text-style-name="P11" draw:layer="layout" svg:width="1.233cm" svg:height="1.234cm" svg:x="15.144cm" svg:y="1.146cm" svg:viewBox="0 0 1234 1235" svg:d="M619 630v85h373c-41 167-194 290-373 290-213 0-385-173-385-389 0-213 172-385 385-385 93 0 190 39 257 94l161-158c-101-96-254-167-418-167-341 0-619 276-619 616v1c0 343 278 618 619 618 338 0 612-262 615-605z">
          <text:p/>
        </draw:path>
        <draw:frame draw:style-name="gr8" draw:text-style-name="P9" draw:layer="layout" svg:width="3.642cm" svg:height="0.492cm" draw:transform="rotate (1.5707963267949) translate (2.173cm 22.075cm)">
          <draw:text-box>
            <text:p text:style-name="P2"><text:span text:style-name="T16">Hardware Information</text:span></text:p>
          </draw:text-box>
        </draw:frame>
        <draw:polygon draw:style-name="gr1" draw:text-style-name="P1" draw:layer="layout" svg:width="0.393cm" svg:height="0.393cm" svg:x="3.252cm" svg:y="17.904cm" svg:viewBox="0 0 394 394" draw:points="0,0 394,0 394,394 0,394">
          <text:p/>
        </draw:polygon>
        <draw:polygon draw:style-name="gr12" draw:text-style-name="P14" draw:layer="layout" svg:width="0.393cm" svg:height="0.393cm" svg:x="3.252cm" svg:y="17.904cm" svg:viewBox="0 0 394 394" draw:points="0,394 394,394 394,0 0,0">
          <text:p/>
        </draw:polygon>
        <draw:polygon draw:style-name="gr1" draw:text-style-name="P1" draw:layer="layout" svg:width="0.391cm" svg:height="0.393cm" svg:x="11.599cm" svg:y="17.904cm" svg:viewBox="0 0 392 394" draw:points="0,0 392,0 392,394 0,394">
          <text:p/>
        </draw:polygon>
        <draw:polygon draw:style-name="gr12" draw:text-style-name="P14" draw:layer="layout" svg:width="0.391cm" svg:height="0.393cm" svg:x="11.599cm" svg:y="17.904cm" svg:viewBox="0 0 392 394" draw:points="0,394 392,394 392,0 0,0">
          <text:p/>
        </draw:polygon>
        <draw:polygon draw:style-name="gr1" draw:text-style-name="P1" draw:layer="layout" svg:width="0.391cm" svg:height="0.394cm" svg:x="11.599cm" svg:y="22.735cm" svg:viewBox="0 0 392 395" draw:points="0,0 392,0 392,395 0,395">
          <text:p/>
        </draw:polygon>
        <draw:polygon draw:style-name="gr12" draw:text-style-name="P14" draw:layer="layout" svg:width="0.391cm" svg:height="0.394cm" svg:x="11.599cm" svg:y="22.735cm" svg:viewBox="0 0 392 395" draw:points="0,395 392,395 392,0 0,0">
          <text:p/>
        </draw:polygon>
        <draw:polygon draw:style-name="gr1" draw:text-style-name="P1" draw:layer="layout" svg:width="0.391cm" svg:height="0.394cm" svg:x="15.894cm" svg:y="22.735cm" svg:viewBox="0 0 392 395" draw:points="0,0 392,0 392,395 0,395">
          <text:p/>
        </draw:polygon>
        <draw:polygon draw:style-name="gr12" draw:text-style-name="P14" draw:layer="layout" svg:width="0.391cm" svg:height="0.394cm" svg:x="15.894cm" svg:y="22.735cm" svg:viewBox="0 0 392 395" draw:points="0,395 392,395 392,0 0,0">
          <text:p/>
        </draw:polygon>
        <draw:polygon draw:style-name="gr1" draw:text-style-name="P1" draw:layer="layout" svg:width="0.391cm" svg:height="0.393cm" svg:x="11.599cm" svg:y="25.749cm" svg:viewBox="0 0 392 394" draw:points="0,0 392,0 392,394 0,394">
          <text:p/>
        </draw:polygon>
        <draw:polygon draw:style-name="gr12" draw:text-style-name="P14" draw:layer="layout" svg:width="0.391cm" svg:height="0.393cm" svg:x="11.599cm" svg:y="25.749cm" svg:viewBox="0 0 392 394" draw:points="0,394 392,394 392,0 0,0">
          <text:p/>
        </draw:polygon>
        <draw:polygon draw:style-name="gr1" draw:text-style-name="P1" draw:layer="layout" svg:width="0.391cm" svg:height="0.393cm" svg:x="15.894cm" svg:y="25.749cm" svg:viewBox="0 0 392 394" draw:points="0,0 392,0 392,394 0,394">
          <text:p/>
        </draw:polygon>
        <draw:polygon draw:style-name="gr12" draw:text-style-name="P14" draw:layer="layout" svg:width="0.391cm" svg:height="0.393cm" svg:x="15.894cm" svg:y="25.749cm" svg:viewBox="0 0 392 394" draw:points="0,394 392,394 392,0 0,0">
          <text:p/>
        </draw:polygon>
        <draw:polygon draw:style-name="gr1" draw:text-style-name="P1" draw:layer="layout" svg:width="0.391cm" svg:height="0.394cm" svg:x="11.599cm" svg:y="26.335cm" svg:viewBox="0 0 392 395" draw:points="0,0 392,0 392,395 0,395">
          <text:p/>
        </draw:polygon>
        <draw:polygon draw:style-name="gr12" draw:text-style-name="P14" draw:layer="layout" svg:width="0.391cm" svg:height="0.394cm" svg:x="11.599cm" svg:y="26.335cm" svg:viewBox="0 0 392 395" draw:points="0,395 392,395 392,0 0,0">
          <text:p/>
        </draw:polygon>
        <draw:polygon draw:style-name="gr1" draw:text-style-name="P1" draw:layer="layout" svg:width="0.391cm" svg:height="0.394cm" svg:x="15.894cm" svg:y="26.335cm" svg:viewBox="0 0 392 395" draw:points="0,0 392,0 392,395 0,395">
          <text:p/>
        </draw:polygon>
        <draw:polygon draw:style-name="gr12" draw:text-style-name="P14" draw:layer="layout" svg:width="0.391cm" svg:height="0.394cm" svg:x="15.894cm" svg:y="26.335cm" svg:viewBox="0 0 392 395" draw:points="0,395 392,395 392,0 0,0">
          <text:p/>
        </draw:polygon>
        <draw:polygon draw:style-name="gr1" draw:text-style-name="P1" draw:layer="layout" svg:width="0.391cm" svg:height="0.394cm" svg:x="11.599cm" svg:y="26.935cm" svg:viewBox="0 0 392 395" draw:points="0,0 392,0 392,395 0,395">
          <text:p/>
        </draw:polygon>
        <draw:polygon draw:style-name="gr12" draw:text-style-name="P14" draw:layer="layout" svg:width="0.391cm" svg:height="0.394cm" svg:x="11.599cm" svg:y="26.935cm" svg:viewBox="0 0 392 395" draw:points="0,395 392,395 392,0 0,0">
          <text:p/>
        </draw:polygon>
        <draw:polygon draw:style-name="gr1" draw:text-style-name="P1" draw:layer="layout" svg:width="0.391cm" svg:height="0.394cm" svg:x="15.894cm" svg:y="26.935cm" svg:viewBox="0 0 392 395" draw:points="0,0 392,0 392,395 0,395">
          <text:p/>
        </draw:polygon>
        <draw:polygon draw:style-name="gr12" draw:text-style-name="P14" draw:layer="layout" svg:width="0.391cm" svg:height="0.394cm" svg:x="15.894cm" svg:y="26.935cm" svg:viewBox="0 0 392 395" draw:points="0,395 392,395 392,0 0,0">
          <text:p/>
        </draw:polygon>
        <draw:polygon draw:style-name="gr1" draw:text-style-name="P1" draw:layer="layout" svg:width="0.391cm" svg:height="0.393cm" svg:x="11.524cm" svg:y="4.654cm" svg:viewBox="0 0 392 394" draw:points="0,0 392,0 392,394 0,394">
          <text:p/>
        </draw:polygon>
        <draw:polygon draw:style-name="gr12" draw:text-style-name="P14" draw:layer="layout" svg:width="0.391cm" svg:height="0.393cm" svg:x="11.524cm" svg:y="4.654cm" svg:viewBox="0 0 392 394" draw:points="0,394 392,394 392,0 0,0">
          <text:p/>
        </draw:polygon>
        <draw:polygon draw:style-name="gr1" draw:text-style-name="P1" draw:layer="layout" svg:width="0.391cm" svg:height="0.393cm" svg:x="11.524cm" svg:y="4.054cm" svg:viewBox="0 0 392 394" draw:points="0,0 392,0 392,394 0,394">
          <text:p/>
        </draw:polygon>
        <draw:polygon draw:style-name="gr12" draw:text-style-name="P14" draw:layer="layout" svg:width="0.391cm" svg:height="0.393cm" svg:x="11.524cm" svg:y="4.054cm" svg:viewBox="0 0 392 394" draw:points="0,394 392,394 392,0 0,0">
          <text:p/>
        </draw:polygon>
        <draw:polygon draw:style-name="gr1" draw:text-style-name="P1" draw:layer="layout" svg:width="0.391cm" svg:height="0.393cm" svg:x="11.524cm" svg:y="7.054cm" svg:viewBox="0 0 392 394" draw:points="0,0 392,0 392,394 0,394">
          <text:p/>
        </draw:polygon>
        <draw:polygon draw:style-name="gr12" draw:text-style-name="P14" draw:layer="layout" svg:width="0.391cm" svg:height="0.393cm" svg:x="11.524cm" svg:y="7.054cm" svg:viewBox="0 0 392 394" draw:points="0,394 392,394 392,0 0,0">
          <text:p/>
        </draw:polygon>
        <draw:polygon draw:style-name="gr1" draw:text-style-name="P1" draw:layer="layout" svg:width="0.392cm" svg:height="0.393cm" svg:x="15.823cm" svg:y="7.054cm" svg:viewBox="0 0 393 394" draw:points="0,0 393,0 393,394 0,394">
          <text:p/>
        </draw:polygon>
        <draw:polygon draw:style-name="gr12" draw:text-style-name="P14" draw:layer="layout" svg:width="0.392cm" svg:height="0.393cm" svg:x="15.823cm" svg:y="7.054cm" svg:viewBox="0 0 393 394" draw:points="0,394 393,394 393,0 0,0">
          <text:p/>
        </draw:polygon>
        <draw:polygon draw:style-name="gr1" draw:text-style-name="P1" draw:layer="layout" svg:width="0.391cm" svg:height="0.393cm" svg:x="11.524cm" svg:y="8.229cm" svg:viewBox="0 0 392 394" draw:points="0,0 392,0 392,394 0,394">
          <text:p/>
        </draw:polygon>
        <draw:polygon draw:style-name="gr12" draw:text-style-name="P14" draw:layer="layout" svg:width="0.391cm" svg:height="0.393cm" svg:x="11.524cm" svg:y="8.229cm" svg:viewBox="0 0 392 394" draw:points="0,394 392,394 392,0 0,0">
          <text:p/>
        </draw:polygon>
        <draw:polygon draw:style-name="gr1" draw:text-style-name="P1" draw:layer="layout" svg:width="0.392cm" svg:height="0.393cm" svg:x="15.823cm" svg:y="8.229cm" svg:viewBox="0 0 393 394" draw:points="0,0 393,0 393,394 0,394">
          <text:p/>
        </draw:polygon>
        <draw:polygon draw:style-name="gr12" draw:text-style-name="P14" draw:layer="layout" svg:width="0.392cm" svg:height="0.393cm" svg:x="15.823cm" svg:y="8.229cm" svg:viewBox="0 0 393 394" draw:points="0,394 393,394 393,0 0,0">
          <text:p/>
        </draw:polygon>
        <draw:polygon draw:style-name="gr1" draw:text-style-name="P1" draw:layer="layout" svg:width="0.391cm" svg:height="0.393cm" svg:x="11.524cm" svg:y="9.429cm" svg:viewBox="0 0 392 394" draw:points="0,0 392,0 392,394 0,394">
          <text:p/>
        </draw:polygon>
        <draw:polygon draw:style-name="gr12" draw:text-style-name="P14" draw:layer="layout" svg:width="0.391cm" svg:height="0.393cm" svg:x="11.524cm" svg:y="9.429cm" svg:viewBox="0 0 392 394" draw:points="0,394 392,394 392,0 0,0">
          <text:p/>
        </draw:polygon>
        <draw:polygon draw:style-name="gr1" draw:text-style-name="P1" draw:layer="layout" svg:width="0.391cm" svg:height="0.393cm" svg:x="11.524cm" svg:y="12.454cm" svg:viewBox="0 0 392 394" draw:points="0,0 392,0 392,394 0,394">
          <text:p/>
        </draw:polygon>
        <draw:polygon draw:style-name="gr12" draw:text-style-name="P14" draw:layer="layout" svg:width="0.391cm" svg:height="0.393cm" svg:x="11.524cm" svg:y="12.454cm" svg:viewBox="0 0 392 394" draw:points="0,394 392,394 392,0 0,0">
          <text:p/>
        </draw:polygon>
        <draw:polygon draw:style-name="gr1" draw:text-style-name="P1" draw:layer="layout" svg:width="0.392cm" svg:height="0.393cm" svg:x="15.823cm" svg:y="9.429cm" svg:viewBox="0 0 393 394" draw:points="0,0 393,0 393,394 0,394">
          <text:p/>
        </draw:polygon>
        <draw:polygon draw:style-name="gr12" draw:text-style-name="P14" draw:layer="layout" svg:width="0.392cm" svg:height="0.393cm" svg:x="15.823cm" svg:y="9.429cm" svg:viewBox="0 0 393 394" draw:points="0,394 393,394 393,0 0,0">
          <text:p/>
        </draw:polygon>
        <draw:polygon draw:style-name="gr1" draw:text-style-name="P1" draw:layer="layout" svg:width="0.392cm" svg:height="0.393cm" svg:x="15.823cm" svg:y="12.454cm" svg:viewBox="0 0 393 394" draw:points="0,0 393,0 393,394 0,394">
          <text:p/>
        </draw:polygon>
        <draw:polygon draw:style-name="gr12" draw:text-style-name="P14" draw:layer="layout" svg:width="0.392cm" svg:height="0.393cm" svg:x="15.823cm" svg:y="12.454cm" svg:viewBox="0 0 393 394" draw:points="0,394 393,394 393,0 0,0">
          <text:p/>
        </draw:polygon>
        <draw:polygon draw:style-name="gr1" draw:text-style-name="P1" draw:layer="layout" svg:width="0.391cm" svg:height="0.393cm" svg:x="15.874cm" svg:y="4.654cm" svg:viewBox="0 0 392 394" draw:points="0,0 392,0 392,394 0,394">
          <text:p/>
        </draw:polygon>
        <draw:polygon draw:style-name="gr12" draw:text-style-name="P14" draw:layer="layout" svg:width="0.391cm" svg:height="0.393cm" svg:x="15.874cm" svg:y="4.654cm" svg:viewBox="0 0 392 394" draw:points="0,394 392,394 392,0 0,0">
          <text:p/>
        </draw:polygon>
        <draw:polygon draw:style-name="gr1" draw:text-style-name="P1" draw:layer="layout" svg:width="0.391cm" svg:height="0.393cm" svg:x="15.874cm" svg:y="4.054cm" svg:viewBox="0 0 392 394" draw:points="0,0 392,0 392,394 0,394">
          <text:p/>
        </draw:polygon>
        <draw:polygon draw:style-name="gr12" draw:text-style-name="P14" draw:layer="layout" svg:width="0.391cm" svg:height="0.393cm" svg:x="15.874cm" svg:y="4.054cm" svg:viewBox="0 0 392 394" draw:points="0,394 392,394 392,0 0,0">
          <text:p/>
        </draw:polygon>
        <draw:polygon draw:style-name="gr1" draw:text-style-name="P1" draw:layer="layout" svg:width="0.391cm" svg:height="0.393cm" svg:x="11.524cm" svg:y="5.254cm" svg:viewBox="0 0 392 394" draw:points="0,0 392,0 392,394 0,394">
          <text:p/>
        </draw:polygon>
        <draw:polygon draw:style-name="gr12" draw:text-style-name="P14" draw:layer="layout" svg:width="0.391cm" svg:height="0.393cm" svg:x="11.524cm" svg:y="5.254cm" svg:viewBox="0 0 392 394" draw:points="0,394 392,394 392,0 0,0">
          <text:p/>
        </draw:polygon>
        <draw:polygon draw:style-name="gr1" draw:text-style-name="P1" draw:layer="layout" svg:width="0.391cm" svg:height="0.393cm" svg:x="11.524cm" svg:y="7.654cm" svg:viewBox="0 0 392 394" draw:points="0,0 392,0 392,394 0,394">
          <text:p/>
        </draw:polygon>
        <draw:polygon draw:style-name="gr12" draw:text-style-name="P14" draw:layer="layout" svg:width="0.391cm" svg:height="0.393cm" svg:x="11.524cm" svg:y="7.654cm" svg:viewBox="0 0 392 394" draw:points="0,394 392,394 392,0 0,0">
          <text:p/>
        </draw:polygon>
        <draw:polygon draw:style-name="gr1" draw:text-style-name="P1" draw:layer="layout" svg:width="0.392cm" svg:height="0.393cm" svg:x="15.823cm" svg:y="7.654cm" svg:viewBox="0 0 393 394" draw:points="0,0 393,0 393,394 0,394">
          <text:p/>
        </draw:polygon>
        <draw:polygon draw:style-name="gr12" draw:text-style-name="P14" draw:layer="layout" svg:width="0.392cm" svg:height="0.393cm" svg:x="15.823cm" svg:y="7.654cm" svg:viewBox="0 0 393 394" draw:points="0,394 393,394 393,0 0,0">
          <text:p/>
        </draw:polygon>
        <draw:polygon draw:style-name="gr1" draw:text-style-name="P1" draw:layer="layout" svg:width="0.391cm" svg:height="0.393cm" svg:x="11.524cm" svg:y="8.829cm" svg:viewBox="0 0 392 394" draw:points="0,0 392,0 392,394 0,394">
          <text:p/>
        </draw:polygon>
        <draw:polygon draw:style-name="gr12" draw:text-style-name="P14" draw:layer="layout" svg:width="0.391cm" svg:height="0.393cm" svg:x="11.524cm" svg:y="8.829cm" svg:viewBox="0 0 392 394" draw:points="0,394 392,394 392,0 0,0">
          <text:p/>
        </draw:polygon>
        <draw:polygon draw:style-name="gr1" draw:text-style-name="P1" draw:layer="layout" svg:width="0.391cm" svg:height="0.393cm" svg:x="11.524cm" svg:y="11.854cm" svg:viewBox="0 0 392 394" draw:points="0,0 392,0 392,394 0,394">
          <text:p/>
        </draw:polygon>
        <draw:polygon draw:style-name="gr12" draw:text-style-name="P14" draw:layer="layout" svg:width="0.391cm" svg:height="0.393cm" svg:x="11.524cm" svg:y="11.854cm" svg:viewBox="0 0 392 394" draw:points="0,394 392,394 392,0 0,0">
          <text:p/>
        </draw:polygon>
        <draw:polygon draw:style-name="gr1" draw:text-style-name="P1" draw:layer="layout" svg:width="0.392cm" svg:height="0.393cm" svg:x="15.823cm" svg:y="8.829cm" svg:viewBox="0 0 393 394" draw:points="0,0 393,0 393,394 0,394">
          <text:p/>
        </draw:polygon>
        <draw:polygon draw:style-name="gr12" draw:text-style-name="P14" draw:layer="layout" svg:width="0.392cm" svg:height="0.393cm" svg:x="15.823cm" svg:y="8.829cm" svg:viewBox="0 0 393 394" draw:points="0,394 393,394 393,0 0,0">
          <text:p/>
        </draw:polygon>
        <draw:polygon draw:style-name="gr1" draw:text-style-name="P1" draw:layer="layout" svg:width="0.392cm" svg:height="0.393cm" svg:x="15.823cm" svg:y="11.854cm" svg:viewBox="0 0 393 394" draw:points="0,0 393,0 393,394 0,394">
          <text:p/>
        </draw:polygon>
        <draw:polygon draw:style-name="gr12" draw:text-style-name="P14" draw:layer="layout" svg:width="0.392cm" svg:height="0.393cm" svg:x="15.823cm" svg:y="11.854cm" svg:viewBox="0 0 393 394" draw:points="0,394 393,394 393,0 0,0">
          <text:p/>
        </draw:polygon>
        <draw:polygon draw:style-name="gr1" draw:text-style-name="P1" draw:layer="layout" svg:width="0.391cm" svg:height="0.393cm" svg:x="11.524cm" svg:y="10.029cm" svg:viewBox="0 0 392 394" draw:points="0,0 392,0 392,394 0,394">
          <text:p/>
        </draw:polygon>
        <draw:polygon draw:style-name="gr12" draw:text-style-name="P14" draw:layer="layout" svg:width="0.391cm" svg:height="0.393cm" svg:x="11.524cm" svg:y="10.029cm" svg:viewBox="0 0 392 394" draw:points="0,394 392,394 392,0 0,0">
          <text:p/>
        </draw:polygon>
        <draw:polygon draw:style-name="gr1" draw:text-style-name="P1" draw:layer="layout" svg:width="0.391cm" svg:height="0.393cm" svg:x="11.524cm" svg:y="13.054cm" svg:viewBox="0 0 392 394" draw:points="0,0 392,0 392,394 0,394">
          <text:p/>
        </draw:polygon>
        <draw:polygon draw:style-name="gr12" draw:text-style-name="P14" draw:layer="layout" svg:width="0.391cm" svg:height="0.393cm" svg:x="11.524cm" svg:y="13.054cm" svg:viewBox="0 0 392 394" draw:points="0,394 392,394 392,0 0,0">
          <text:p/>
        </draw:polygon>
        <draw:polygon draw:style-name="gr1" draw:text-style-name="P1" draw:layer="layout" svg:width="0.392cm" svg:height="0.393cm" svg:x="15.823cm" svg:y="10.029cm" svg:viewBox="0 0 393 394" draw:points="0,0 393,0 393,394 0,394">
          <text:p/>
        </draw:polygon>
        <draw:polygon draw:style-name="gr12" draw:text-style-name="P14" draw:layer="layout" svg:width="0.392cm" svg:height="0.393cm" svg:x="15.823cm" svg:y="10.029cm" svg:viewBox="0 0 393 394" draw:points="0,394 393,394 393,0 0,0">
          <text:p/>
        </draw:polygon>
        <draw:polygon draw:style-name="gr1" draw:text-style-name="P1" draw:layer="layout" svg:width="0.392cm" svg:height="0.393cm" svg:x="15.823cm" svg:y="13.054cm" svg:viewBox="0 0 393 394" draw:points="0,0 393,0 393,394 0,394">
          <text:p/>
        </draw:polygon>
        <draw:polygon draw:style-name="gr12" draw:text-style-name="P14" draw:layer="layout" svg:width="0.392cm" svg:height="0.393cm" svg:x="15.823cm" svg:y="13.054cm" svg:viewBox="0 0 393 394" draw:points="0,394 393,394 393,0 0,0">
          <text:p/>
        </draw:polygon>
        <draw:polygon draw:style-name="gr1" draw:text-style-name="P1" draw:layer="layout" svg:width="0.391cm" svg:height="0.393cm" svg:x="15.874cm" svg:y="5.254cm" svg:viewBox="0 0 392 394" draw:points="0,0 392,0 392,394 0,394">
          <text:p/>
        </draw:polygon>
        <draw:polygon draw:style-name="gr12" draw:text-style-name="P14" draw:layer="layout" svg:width="0.391cm" svg:height="0.393cm" svg:x="15.874cm" svg:y="5.254cm" svg:viewBox="0 0 392 394" draw:points="0,394 392,394 392,0 0,0">
          <text:p/>
        </draw:polygon>
        <draw:polygon draw:style-name="gr1" draw:text-style-name="P1" draw:layer="layout" svg:width="0.391cm" svg:height="0.393cm" svg:x="11.524cm" svg:y="11.229cm" svg:viewBox="0 0 392 394" draw:points="0,0 392,0 392,394 0,394">
          <text:p/>
        </draw:polygon>
        <draw:polygon draw:style-name="gr12" draw:text-style-name="P14" draw:layer="layout" svg:width="0.391cm" svg:height="0.393cm" svg:x="11.524cm" svg:y="11.229cm" svg:viewBox="0 0 392 394" draw:points="0,394 392,394 392,0 0,0">
          <text:p/>
        </draw:polygon>
        <draw:polygon draw:style-name="gr1" draw:text-style-name="P1" draw:layer="layout" svg:width="0.391cm" svg:height="0.393cm" svg:x="11.524cm" svg:y="14.254cm" svg:viewBox="0 0 392 394" draw:points="0,0 392,0 392,394 0,394">
          <text:p/>
        </draw:polygon>
        <draw:polygon draw:style-name="gr12" draw:text-style-name="P14" draw:layer="layout" svg:width="0.391cm" svg:height="0.393cm" svg:x="11.524cm" svg:y="14.254cm" svg:viewBox="0 0 392 394" draw:points="0,394 392,394 392,0 0,0">
          <text:p/>
        </draw:polygon>
        <draw:polygon draw:style-name="gr1" draw:text-style-name="P1" draw:layer="layout" svg:width="0.391cm" svg:height="0.393cm" svg:x="11.524cm" svg:y="15.434cm" svg:viewBox="0 0 392 394" draw:points="0,0 392,0 392,394 0,394">
          <text:p/>
        </draw:polygon>
        <draw:polygon draw:style-name="gr12" draw:text-style-name="P14" draw:layer="layout" svg:width="0.391cm" svg:height="0.393cm" svg:x="11.524cm" svg:y="15.434cm" svg:viewBox="0 0 392 394" draw:points="0,394 392,394 392,0 0,0">
          <text:p/>
        </draw:polygon>
        <draw:polygon draw:style-name="gr1" draw:text-style-name="P1" draw:layer="layout" svg:width="0.391cm" svg:height="0.393cm" svg:x="11.524cm" svg:y="16.049cm" svg:viewBox="0 0 392 394" draw:points="0,0 392,0 392,394 0,394">
          <text:p/>
        </draw:polygon>
        <draw:polygon draw:style-name="gr12" draw:text-style-name="P14" draw:layer="layout" svg:width="0.391cm" svg:height="0.393cm" svg:x="11.524cm" svg:y="16.049cm" svg:viewBox="0 0 392 394" draw:points="0,394 392,394 392,0 0,0">
          <text:p/>
        </draw:polygon>
        <draw:polygon draw:style-name="gr1" draw:text-style-name="P1" draw:layer="layout" svg:width="0.392cm" svg:height="0.393cm" svg:x="14.524cm" svg:y="11.229cm" svg:viewBox="0 0 393 394" draw:points="0,0 393,0 393,394 0,394">
          <text:p/>
        </draw:polygon>
        <draw:polygon draw:style-name="gr12" draw:text-style-name="P14" draw:layer="layout" svg:width="0.392cm" svg:height="0.393cm" svg:x="14.524cm" svg:y="11.229cm" svg:viewBox="0 0 393 394" draw:points="0,394 393,394 393,0 0,0">
          <text:p/>
        </draw:polygon>
        <draw:polygon draw:style-name="gr1" draw:text-style-name="P1" draw:layer="layout" svg:width="0.392cm" svg:height="0.393cm" svg:x="14.524cm" svg:y="14.254cm" svg:viewBox="0 0 393 394" draw:points="0,0 393,0 393,394 0,394">
          <text:p/>
        </draw:polygon>
        <draw:polygon draw:style-name="gr12" draw:text-style-name="P14" draw:layer="layout" svg:width="0.392cm" svg:height="0.393cm" svg:x="14.524cm" svg:y="14.254cm" svg:viewBox="0 0 393 394" draw:points="0,394 393,394 393,0 0,0">
          <text:p/>
        </draw:polygon>
        <draw:polygon draw:style-name="gr1" draw:text-style-name="P1" draw:layer="layout" svg:width="0.392cm" svg:height="0.393cm" svg:x="14.524cm" svg:y="15.434cm" svg:viewBox="0 0 393 394" draw:points="0,0 393,0 393,394 0,394">
          <text:p/>
        </draw:polygon>
        <draw:polygon draw:style-name="gr12" draw:text-style-name="P14" draw:layer="layout" svg:width="0.392cm" svg:height="0.393cm" svg:x="14.524cm" svg:y="15.434cm" svg:viewBox="0 0 393 394" draw:points="0,394 393,394 393,0 0,0">
          <text:p/>
        </draw:polygon>
        <draw:polygon draw:style-name="gr1" draw:text-style-name="P1" draw:layer="layout" svg:width="0.392cm" svg:height="0.393cm" svg:x="14.524cm" svg:y="16.049cm" svg:viewBox="0 0 393 394" draw:points="0,0 393,0 393,394 0,394">
          <text:p/>
        </draw:polygon>
        <draw:polygon draw:style-name="gr12" draw:text-style-name="P14" draw:layer="layout" svg:width="0.392cm" svg:height="0.393cm" svg:x="14.524cm" svg:y="16.049cm" svg:viewBox="0 0 393 394" draw:points="0,394 393,394 393,0 0,0">
          <text:p/>
        </draw:polygon>
        <draw:polygon draw:style-name="gr1" draw:text-style-name="P1" draw:layer="layout" svg:width="0.391cm" svg:height="0.393cm" svg:x="17.574cm" svg:y="11.229cm" svg:viewBox="0 0 392 394" draw:points="0,0 392,0 392,394 0,394">
          <text:p/>
        </draw:polygon>
        <draw:polygon draw:style-name="gr12" draw:text-style-name="P14" draw:layer="layout" svg:width="0.391cm" svg:height="0.393cm" svg:x="17.574cm" svg:y="11.229cm" svg:viewBox="0 0 392 394" draw:points="0,394 392,394 392,0 0,0">
          <text:p/>
        </draw:polygon>
        <draw:polygon draw:style-name="gr1" draw:text-style-name="P1" draw:layer="layout" svg:width="0.391cm" svg:height="0.393cm" svg:x="17.574cm" svg:y="14.254cm" svg:viewBox="0 0 392 394" draw:points="0,0 392,0 392,394 0,394">
          <text:p/>
        </draw:polygon>
        <draw:polygon draw:style-name="gr12" draw:text-style-name="P14" draw:layer="layout" svg:width="0.391cm" svg:height="0.393cm" svg:x="17.574cm" svg:y="14.254cm" svg:viewBox="0 0 392 394" draw:points="0,394 392,394 392,0 0,0">
          <text:p/>
        </draw:polygon>
        <draw:polygon draw:style-name="gr1" draw:text-style-name="P1" draw:layer="layout" svg:width="0.391cm" svg:height="0.393cm" svg:x="17.574cm" svg:y="15.434cm" svg:viewBox="0 0 392 394" draw:points="0,0 392,0 392,394 0,394">
          <text:p/>
        </draw:polygon>
        <draw:polygon draw:style-name="gr12" draw:text-style-name="P14" draw:layer="layout" svg:width="0.391cm" svg:height="0.393cm" svg:x="17.574cm" svg:y="15.434cm" svg:viewBox="0 0 392 394" draw:points="0,394 392,394 392,0 0,0">
          <text:p/>
        </draw:polygon>
        <draw:polygon draw:style-name="gr1" draw:text-style-name="P1" draw:layer="layout" svg:width="0.391cm" svg:height="0.393cm" svg:x="17.574cm" svg:y="16.049cm" svg:viewBox="0 0 392 394" draw:points="0,0 392,0 392,394 0,394">
          <text:p/>
        </draw:polygon>
        <draw:polygon draw:style-name="gr12" draw:text-style-name="P14" draw:layer="layout" svg:width="0.391cm" svg:height="0.393cm" svg:x="17.574cm" svg:y="16.049cm" svg:viewBox="0 0 392 394" draw:points="0,394 392,394 392,0 0,0">
          <text:p/>
        </draw:polygon>
        <draw:frame draw:style-name="gr8" draw:text-style-name="P9" draw:layer="layout" svg:width="2.895cm" svg:height="0.492cm" draw:transform="rotate (1.5707963267949) translate (2.173cm 26.607cm)">
          <draw:text-box>
            <text:p text:style-name="P2"><text:span text:style-name="T15">Video Parameters</text:span></text:p>
          </draw:text-box>
        </draw:frame>
        <draw:frame draw:style-name="gr8" draw:text-style-name="P9" draw:layer="layout" svg:width="2.895cm" svg:height="0.492cm" draw:transform="rotate (1.5707963267949) translate (2.173cm 26.607cm)">
          <draw:text-box>
            <text:p text:style-name="P2"><text:span text:style-name="T16">Video Parameters</text:span></text:p>
          </draw:text-box>
        </draw:frame>
        <draw:frame draw:style-name="gr2" draw:text-style-name="P3" draw:layer="layout" svg:width="6.025cm" svg:height="0.357cm" svg:x="1.775cm" svg:y="28.798cm">
          <draw:text-box>
            <text:p text:style-name="P2"><text:span text:style-name="T23">Parameter-Checklist for Automotive Video Projects</text:span></text:p>
          </draw:text-box>
        </draw:frame>
      </draw:page>
      <draw:page draw:name="page4" draw:style-name="dp1" draw:master-page-name="master-page3">
        <draw:polygon draw:style-name="gr1" draw:text-style-name="P1" draw:layer="layout" svg:width="20.997cm" svg:height="29.699cm" svg:x="0cm" svg:y="0cm" svg:viewBox="0 0 20998 29700" draw:points="0,0 20998,0 20998,29700 0,29700">
          <text:p/>
        </draw:polygon>
        <draw:polygon draw:style-name="gr1" draw:text-style-name="P1" draw:layer="layout" svg:width="20.997cm" svg:height="29.699cm" svg:x="-0.024cm" svg:y="-0.024cm" svg:viewBox="0 0 20998 29700" draw:points="0,0 20998,0 20998,29700 0,29700">
          <text:p/>
        </draw:polygon>
        <draw:path draw:style-name="gr11" draw:text-style-name="P13" draw:layer="layout" svg:width="16.956cm" svg:height="11.402cm" svg:x="3.064cm" svg:y="4.514cm" svg:viewBox="0 0 16957 11403" svg:d="M0 0h8321v600h-8321zM8321 0h4318v600h-4318zM12639 0h4318v600h-4318zM0 1203h8321v600h-8321zM8321 1203h8636v600h-8636zM0 2403h8321v600h-8321zM8321 2403h4318v600h-4318zM12639 2403h4318v600h-4318zM0 4803h8321v600h-8321zM0 6003h16957v600h-16957zM0 7203h8321v600h-8321zM8321 7203h4318v600h-4318zM12639 7203h4318v600h-4318zM0 8403h8321v600h-8321zM8321 8403h4318v600h-4318zM12639 8403h4318v600h-4318zM0 9603h8321v600h-8321zM8321 9603h2961v600h-2961zM11282 9603h3059v600h-3059zM14341 9603h2616v600h-2616zM0 10803h8321v600h-8321zM8321 10803h2961v600h-2961zM11282 10803h3059v600h-3059zM14341 10803h2616v600h-2616z">
          <text:p/>
        </draw:path>
        <draw:polygon draw:style-name="gr11" draw:text-style-name="P13" draw:layer="layout" svg:width="8.32cm" svg:height="0.602cm" svg:x="3.064cm" svg:y="8.114cm" svg:viewBox="0 0 8321 603" draw:points="0,0 8321,0 8321,603 0,603">
          <text:p/>
        </draw:polygon>
        <draw:path draw:style-name="gr11" draw:text-style-name="P13" draw:layer="layout" svg:width="8.637cm" svg:height="0.602cm" svg:x="11.383cm" svg:y="8.114cm" svg:viewBox="0 0 8638 603" svg:d="M0 0h4320v603h-4320zM4320 0h4318v603h-4318z">
          <text:p/>
        </draw:path>
        <draw:path draw:style-name="gr11" draw:text-style-name="P13" draw:layer="layout" svg:width="8.637cm" svg:height="0.602cm" svg:x="11.383cm" svg:y="9.314cm" svg:viewBox="0 0 8638 603" svg:d="M0 0h4320v603h-4320zM4320 0h4318v603h-4318z">
          <text:p/>
        </draw:path>
        <draw:path draw:style-name="gr11" draw:text-style-name="P13" draw:layer="layout" svg:width="16.956cm" svg:height="3.308cm" svg:x="3.064cm" svg:y="17.114cm" svg:viewBox="0 0 16957 3309" svg:d="M0 0h8321v917h-8321zM8321 0h4318v917h-4318zM12639 0h4318v917h-4318zM0 1520h8321v1789h-8321zM8321 1520h8636v1789h-8636z">
          <text:p/>
        </draw:path>
        <draw:path draw:style-name="gr1" draw:text-style-name="P1" draw:layer="layout" svg:width="16.956cm" svg:height="0.602cm" svg:x="3.064cm" svg:y="18.031cm" svg:viewBox="0 0 16957 603" svg:d="M0 0h8321v603h-8321zM8321 0h4318v603h-4318zM12639 0h4318v603h-4318z">
          <text:p/>
        </draw:path>
        <draw:line draw:style-name="gr12" draw:text-style-name="P14" draw:layer="layout" svg:x1="3.064cm" svg:y1="4.51cm" svg:x2="3.064cm" svg:y2="3.918cm">
          <text:p/>
        </draw:line>
        <draw:line draw:style-name="gr12" draw:text-style-name="P14" draw:layer="layout" svg:x1="3.064cm" svg:y1="5.71cm" svg:x2="3.064cm" svg:y2="5.118cm">
          <text:p/>
        </draw:line>
        <draw:line draw:style-name="gr12" draw:text-style-name="P14" draw:layer="layout" svg:x1="3.064cm" svg:y1="6.91cm" svg:x2="3.064cm" svg:y2="6.318cm">
          <text:p/>
        </draw:line>
        <draw:line draw:style-name="gr12" draw:text-style-name="P14" draw:layer="layout" svg:x1="3.064cm" svg:y1="8.11cm" svg:x2="3.064cm" svg:y2="7.523cm">
          <text:p/>
        </draw:line>
        <draw:line draw:style-name="gr12" draw:text-style-name="P14" draw:layer="layout" svg:x1="3.064cm" svg:y1="9.31cm" svg:x2="3.064cm" svg:y2="8.718cm">
          <text:p/>
        </draw:line>
        <draw:line draw:style-name="gr12" draw:text-style-name="P14" draw:layer="layout" svg:x1="11.383cm" svg:y1="4.51cm" svg:x2="11.383cm" svg:y2="3.918cm">
          <text:p/>
        </draw:line>
        <draw:line draw:style-name="gr12" draw:text-style-name="P14" draw:layer="layout" svg:x1="11.383cm" svg:y1="5.71cm" svg:x2="11.383cm" svg:y2="5.118cm">
          <text:p/>
        </draw:line>
        <draw:line draw:style-name="gr12" draw:text-style-name="P14" draw:layer="layout" svg:x1="11.383cm" svg:y1="6.91cm" svg:x2="11.383cm" svg:y2="6.318cm">
          <text:p/>
        </draw:line>
        <draw:line draw:style-name="gr12" draw:text-style-name="P14" draw:layer="layout" svg:x1="15.701cm" svg:y1="4.51cm" svg:x2="15.701cm" svg:y2="3.918cm">
          <text:p/>
        </draw:line>
        <draw:line draw:style-name="gr12" draw:text-style-name="P14" draw:layer="layout" svg:x1="20.019cm" svg:y1="4.51cm" svg:x2="20.019cm" svg:y2="3.918cm">
          <text:p/>
        </draw:line>
        <draw:line draw:style-name="gr12" draw:text-style-name="P14" draw:layer="layout" svg:x1="15.701cm" svg:y1="5.71cm" svg:x2="15.701cm" svg:y2="5.118cm">
          <text:p/>
        </draw:line>
        <draw:line draw:style-name="gr12" draw:text-style-name="P14" draw:layer="layout" svg:x1="20.019cm" svg:y1="5.71cm" svg:x2="20.019cm" svg:y2="5.118cm">
          <text:p/>
        </draw:line>
        <draw:line draw:style-name="gr12" draw:text-style-name="P14" draw:layer="layout" svg:x1="20.019cm" svg:y1="6.91cm" svg:x2="20.019cm" svg:y2="6.318cm">
          <text:p/>
        </draw:line>
        <draw:line draw:style-name="gr12" draw:text-style-name="P14" draw:layer="layout" svg:x1="3.059cm" svg:y1="3.914cm" svg:x2="11.383cm" svg:y2="3.914cm">
          <text:p/>
        </draw:line>
        <draw:line draw:style-name="gr12" draw:text-style-name="P14" draw:layer="layout" svg:x1="11.383cm" svg:y1="3.914cm" svg:x2="14.345cm" svg:y2="3.914cm">
          <text:p/>
        </draw:line>
        <draw:line draw:style-name="gr12" draw:text-style-name="P14" draw:layer="layout" svg:x1="14.344cm" svg:y1="3.914cm" svg:x2="15.701cm" svg:y2="3.914cm">
          <text:p/>
        </draw:line>
        <draw:line draw:style-name="gr12" draw:text-style-name="P14" draw:layer="layout" svg:x1="15.701cm" svg:y1="3.914cm" svg:x2="17.404cm" svg:y2="3.914cm">
          <text:p/>
        </draw:line>
        <draw:line draw:style-name="gr12" draw:text-style-name="P14" draw:layer="layout" svg:x1="17.404cm" svg:y1="3.914cm" svg:x2="20.025cm" svg:y2="3.914cm">
          <text:p/>
        </draw:line>
        <draw:line draw:style-name="gr12" draw:text-style-name="P14" draw:layer="layout" svg:x1="3.059cm" svg:y1="4.514cm" svg:x2="11.383cm" svg:y2="4.514cm">
          <text:p/>
        </draw:line>
        <draw:line draw:style-name="gr12" draw:text-style-name="P14" draw:layer="layout" svg:x1="3.064cm" svg:y1="5.11cm" svg:x2="3.064cm" svg:y2="4.518cm">
          <text:p/>
        </draw:line>
        <draw:line draw:style-name="gr12" draw:text-style-name="P14" draw:layer="layout" svg:x1="3.059cm" svg:y1="5.114cm" svg:x2="11.383cm" svg:y2="5.114cm">
          <text:p/>
        </draw:line>
        <draw:line draw:style-name="gr12" draw:text-style-name="P14" draw:layer="layout" svg:x1="3.059cm" svg:y1="8.114cm" svg:x2="11.383cm" svg:y2="8.114cm">
          <text:p/>
        </draw:line>
        <draw:line draw:style-name="gr12" draw:text-style-name="P14" draw:layer="layout" svg:x1="3.064cm" svg:y1="8.71cm" svg:x2="3.064cm" svg:y2="8.118cm">
          <text:p/>
        </draw:line>
        <draw:line draw:style-name="gr12" draw:text-style-name="P14" draw:layer="layout" svg:x1="3.059cm" svg:y1="8.714cm" svg:x2="11.383cm" svg:y2="8.714cm">
          <text:p/>
        </draw:line>
        <draw:line draw:style-name="gr12" draw:text-style-name="P14" draw:layer="layout" svg:x1="11.383cm" svg:y1="4.514cm" svg:x2="14.345cm" svg:y2="4.514cm">
          <text:p/>
        </draw:line>
        <draw:line draw:style-name="gr12" draw:text-style-name="P14" draw:layer="layout" svg:x1="11.383cm" svg:y1="5.11cm" svg:x2="11.383cm" svg:y2="4.518cm">
          <text:p/>
        </draw:line>
        <draw:line draw:style-name="gr12" draw:text-style-name="P14" draw:layer="layout" svg:x1="14.344cm" svg:y1="4.514cm" svg:x2="15.701cm" svg:y2="4.514cm">
          <text:p/>
        </draw:line>
        <draw:line draw:style-name="gr12" draw:text-style-name="P14" draw:layer="layout" svg:x1="11.383cm" svg:y1="5.114cm" svg:x2="14.345cm" svg:y2="5.114cm">
          <text:p/>
        </draw:line>
        <draw:line draw:style-name="gr12" draw:text-style-name="P14" draw:layer="layout" svg:x1="14.344cm" svg:y1="5.114cm" svg:x2="15.701cm" svg:y2="5.114cm">
          <text:p/>
        </draw:line>
        <draw:line draw:style-name="gr12" draw:text-style-name="P14" draw:layer="layout" svg:x1="15.701cm" svg:y1="4.514cm" svg:x2="17.404cm" svg:y2="4.514cm">
          <text:p/>
        </draw:line>
        <draw:line draw:style-name="gr12" draw:text-style-name="P14" draw:layer="layout" svg:x1="15.701cm" svg:y1="5.11cm" svg:x2="15.701cm" svg:y2="4.518cm">
          <text:p/>
        </draw:line>
        <draw:line draw:style-name="gr12" draw:text-style-name="P14" draw:layer="layout" svg:x1="17.404cm" svg:y1="4.514cm" svg:x2="20.025cm" svg:y2="4.514cm">
          <text:p/>
        </draw:line>
        <draw:line draw:style-name="gr12" draw:text-style-name="P14" draw:layer="layout" svg:x1="20.019cm" svg:y1="5.11cm" svg:x2="20.019cm" svg:y2="4.518cm">
          <text:p/>
        </draw:line>
        <draw:line draw:style-name="gr12" draw:text-style-name="P14" draw:layer="layout" svg:x1="15.701cm" svg:y1="5.114cm" svg:x2="17.404cm" svg:y2="5.114cm">
          <text:p/>
        </draw:line>
        <draw:line draw:style-name="gr12" draw:text-style-name="P14" draw:layer="layout" svg:x1="17.404cm" svg:y1="5.114cm" svg:x2="20.025cm" svg:y2="5.114cm">
          <text:p/>
        </draw:line>
        <draw:line draw:style-name="gr12" draw:text-style-name="P14" draw:layer="layout" svg:x1="3.059cm" svg:y1="6.914cm" svg:x2="11.383cm" svg:y2="6.914cm">
          <text:p/>
        </draw:line>
        <draw:line draw:style-name="gr12" draw:text-style-name="P14" draw:layer="layout" svg:x1="3.064cm" svg:y1="7.505cm" svg:x2="3.064cm" svg:y2="6.918cm">
          <text:p/>
        </draw:line>
        <draw:line draw:style-name="gr12" draw:text-style-name="P14" draw:layer="layout" svg:x1="3.064cm" svg:y1="9.91cm" svg:x2="3.064cm" svg:y2="9.318cm">
          <text:p/>
        </draw:line>
        <draw:line draw:style-name="gr12" draw:text-style-name="P14" draw:layer="layout" svg:x1="3.064cm" svg:y1="11.11cm" svg:x2="3.064cm" svg:y2="10.523cm">
          <text:p/>
        </draw:line>
        <draw:line draw:style-name="gr12" draw:text-style-name="P14" draw:layer="layout" svg:x1="3.064cm" svg:y1="12.31cm" svg:x2="3.064cm" svg:y2="11.718cm">
          <text:p/>
        </draw:line>
        <draw:line draw:style-name="gr12" draw:text-style-name="P14" draw:layer="layout" svg:x1="3.064cm" svg:y1="13.51cm" svg:x2="3.064cm" svg:y2="12.918cm">
          <text:p/>
        </draw:line>
        <draw:line draw:style-name="gr12" draw:text-style-name="P14" draw:layer="layout" svg:x1="11.383cm" svg:y1="6.914cm" svg:x2="14.345cm" svg:y2="6.914cm">
          <text:p/>
        </draw:line>
        <draw:line draw:style-name="gr12" draw:text-style-name="P14" draw:layer="layout" svg:x1="11.383cm" svg:y1="7.505cm" svg:x2="11.383cm" svg:y2="6.918cm">
          <text:p/>
        </draw:line>
        <draw:line draw:style-name="gr12" draw:text-style-name="P14" draw:layer="layout" svg:x1="14.344cm" svg:y1="6.914cm" svg:x2="15.701cm" svg:y2="6.914cm">
          <text:p/>
        </draw:line>
        <draw:line draw:style-name="gr12" draw:text-style-name="P14" draw:layer="layout" svg:x1="11.383cm" svg:y1="12.31cm" svg:x2="11.383cm" svg:y2="11.718cm">
          <text:p/>
        </draw:line>
        <draw:line draw:style-name="gr12" draw:text-style-name="P14" draw:layer="layout" svg:x1="11.383cm" svg:y1="13.51cm" svg:x2="11.383cm" svg:y2="12.918cm">
          <text:p/>
        </draw:line>
        <draw:line draw:style-name="gr12" draw:text-style-name="P14" draw:layer="layout" svg:x1="11.383cm" svg:y1="8.71cm" svg:x2="11.383cm" svg:y2="8.118cm">
          <text:p/>
        </draw:line>
        <draw:line draw:style-name="gr12" draw:text-style-name="P14" draw:layer="layout" svg:x1="11.383cm" svg:y1="9.91cm" svg:x2="11.383cm" svg:y2="9.318cm">
          <text:p/>
        </draw:line>
        <draw:line draw:style-name="gr12" draw:text-style-name="P14" draw:layer="layout" svg:x1="15.701cm" svg:y1="6.914cm" svg:x2="17.404cm" svg:y2="6.914cm">
          <text:p/>
        </draw:line>
        <draw:line draw:style-name="gr12" draw:text-style-name="P14" draw:layer="layout" svg:x1="15.701cm" svg:y1="7.505cm" svg:x2="15.701cm" svg:y2="6.918cm">
          <text:p/>
        </draw:line>
        <draw:line draw:style-name="gr12" draw:text-style-name="P14" draw:layer="layout" svg:x1="17.404cm" svg:y1="6.914cm" svg:x2="20.025cm" svg:y2="6.914cm">
          <text:p/>
        </draw:line>
        <draw:line draw:style-name="gr12" draw:text-style-name="P14" draw:layer="layout" svg:x1="20.019cm" svg:y1="7.505cm" svg:x2="20.019cm" svg:y2="6.918cm">
          <text:p/>
        </draw:line>
        <draw:line draw:style-name="gr12" draw:text-style-name="P14" draw:layer="layout" svg:x1="20.019cm" svg:y1="11.11cm" svg:x2="20.019cm" svg:y2="10.523cm">
          <text:p/>
        </draw:line>
        <draw:line draw:style-name="gr12" draw:text-style-name="P14" draw:layer="layout" svg:x1="15.701cm" svg:y1="12.31cm" svg:x2="15.701cm" svg:y2="11.718cm">
          <text:p/>
        </draw:line>
        <draw:line draw:style-name="gr12" draw:text-style-name="P14" draw:layer="layout" svg:x1="20.019cm" svg:y1="12.31cm" svg:x2="20.019cm" svg:y2="11.718cm">
          <text:p/>
        </draw:line>
        <draw:line draw:style-name="gr12" draw:text-style-name="P14" draw:layer="layout" svg:x1="15.701cm" svg:y1="13.51cm" svg:x2="15.701cm" svg:y2="12.918cm">
          <text:p/>
        </draw:line>
        <draw:line draw:style-name="gr12" draw:text-style-name="P14" draw:layer="layout" svg:x1="20.019cm" svg:y1="13.51cm" svg:x2="20.019cm" svg:y2="12.918cm">
          <text:p/>
        </draw:line>
        <draw:line draw:style-name="gr12" draw:text-style-name="P14" draw:layer="layout" svg:x1="15.701cm" svg:y1="8.71cm" svg:x2="15.701cm" svg:y2="8.118cm">
          <text:p/>
        </draw:line>
        <draw:line draw:style-name="gr12" draw:text-style-name="P14" draw:layer="layout" svg:x1="20.019cm" svg:y1="8.71cm" svg:x2="20.019cm" svg:y2="8.118cm">
          <text:p/>
        </draw:line>
        <draw:line draw:style-name="gr12" draw:text-style-name="P14" draw:layer="layout" svg:x1="15.701cm" svg:y1="9.91cm" svg:x2="15.701cm" svg:y2="9.318cm">
          <text:p/>
        </draw:line>
        <draw:line draw:style-name="gr12" draw:text-style-name="P14" draw:layer="layout" svg:x1="20.019cm" svg:y1="9.91cm" svg:x2="20.019cm" svg:y2="9.318cm">
          <text:p/>
        </draw:line>
        <draw:line draw:style-name="gr12" draw:text-style-name="P14" draw:layer="layout" svg:x1="3.059cm" svg:y1="5.714cm" svg:x2="11.383cm" svg:y2="5.714cm">
          <text:p/>
        </draw:line>
        <draw:line draw:style-name="gr12" draw:text-style-name="P14" draw:layer="layout" svg:x1="3.064cm" svg:y1="6.31cm" svg:x2="3.064cm" svg:y2="5.718cm">
          <text:p/>
        </draw:line>
        <draw:line draw:style-name="gr12" draw:text-style-name="P14" draw:layer="layout" svg:x1="3.059cm" svg:y1="6.314cm" svg:x2="11.383cm" svg:y2="6.314cm">
          <text:p/>
        </draw:line>
        <draw:line draw:style-name="gr12" draw:text-style-name="P14" draw:layer="layout" svg:x1="3.059cm" svg:y1="9.314cm" svg:x2="11.383cm" svg:y2="9.314cm">
          <text:p/>
        </draw:line>
        <draw:line draw:style-name="gr12" draw:text-style-name="P14" draw:layer="layout" svg:x1="11.383cm" svg:y1="5.714cm" svg:x2="14.345cm" svg:y2="5.714cm">
          <text:p/>
        </draw:line>
        <draw:line draw:style-name="gr12" draw:text-style-name="P14" draw:layer="layout" svg:x1="11.383cm" svg:y1="6.31cm" svg:x2="11.383cm" svg:y2="5.718cm">
          <text:p/>
        </draw:line>
        <draw:line draw:style-name="gr12" draw:text-style-name="P14" draw:layer="layout" svg:x1="14.344cm" svg:y1="5.714cm" svg:x2="15.701cm" svg:y2="5.714cm">
          <text:p/>
        </draw:line>
        <draw:line draw:style-name="gr12" draw:text-style-name="P14" draw:layer="layout" svg:x1="15.701cm" svg:y1="5.714cm" svg:x2="17.404cm" svg:y2="5.714cm">
          <text:p/>
        </draw:line>
        <draw:line draw:style-name="gr12" draw:text-style-name="P14" draw:layer="layout" svg:x1="17.404cm" svg:y1="5.714cm" svg:x2="20.025cm" svg:y2="5.714cm">
          <text:p/>
        </draw:line>
        <draw:line draw:style-name="gr12" draw:text-style-name="P14" draw:layer="layout" svg:x1="20.019cm" svg:y1="6.31cm" svg:x2="20.019cm" svg:y2="5.718cm">
          <text:p/>
        </draw:line>
        <draw:line draw:style-name="gr12" draw:text-style-name="P14" draw:layer="layout" svg:x1="11.383cm" svg:y1="6.314cm" svg:x2="14.345cm" svg:y2="6.314cm">
          <text:p/>
        </draw:line>
        <draw:line draw:style-name="gr12" draw:text-style-name="P14" draw:layer="layout" svg:x1="14.344cm" svg:y1="6.314cm" svg:x2="15.701cm" svg:y2="6.314cm">
          <text:p/>
        </draw:line>
        <draw:line draw:style-name="gr12" draw:text-style-name="P14" draw:layer="layout" svg:x1="15.701cm" svg:y1="6.314cm" svg:x2="17.404cm" svg:y2="6.314cm">
          <text:p/>
        </draw:line>
        <draw:line draw:style-name="gr12" draw:text-style-name="P14" draw:layer="layout" svg:x1="17.404cm" svg:y1="6.314cm" svg:x2="20.025cm" svg:y2="6.314cm">
          <text:p/>
        </draw:line>
        <draw:line draw:style-name="gr13" draw:text-style-name="P14" draw:layer="layout" svg:x1="3.059cm" svg:y1="7.514cm" svg:x2="11.383cm" svg:y2="7.514cm">
          <text:p/>
        </draw:line>
        <draw:line draw:style-name="gr12" draw:text-style-name="P14" draw:layer="layout" svg:x1="3.059cm" svg:y1="9.914cm" svg:x2="11.389cm" svg:y2="9.914cm">
          <text:p/>
        </draw:line>
        <draw:line draw:style-name="gr12" draw:text-style-name="P14" draw:layer="layout" svg:x1="3.064cm" svg:y1="10.505cm" svg:x2="3.064cm" svg:y2="9.918cm">
          <text:p/>
        </draw:line>
        <draw:line draw:style-name="gr13" draw:text-style-name="P14" draw:layer="layout" svg:x1="3.059cm" svg:y1="10.514cm" svg:x2="11.383cm" svg:y2="10.514cm">
          <text:p/>
        </draw:line>
        <draw:line draw:style-name="gr12" draw:text-style-name="P14" draw:layer="layout" svg:x1="3.064cm" svg:y1="11.71cm" svg:x2="3.064cm" svg:y2="11.118cm">
          <text:p/>
        </draw:line>
        <draw:line draw:style-name="gr12" draw:text-style-name="P14" draw:layer="layout" svg:x1="11.383cm" svg:y1="11.71cm" svg:x2="11.383cm" svg:y2="11.118cm">
          <text:p/>
        </draw:line>
        <draw:line draw:style-name="gr12" draw:text-style-name="P14" draw:layer="layout" svg:x1="11.383cm" svg:y1="16.505cm" svg:x2="11.383cm" svg:y2="15.918cm">
          <text:p/>
        </draw:line>
        <draw:line draw:style-name="gr12" draw:text-style-name="P14" draw:layer="layout" svg:x1="14.344cm" svg:y1="11.71cm" svg:x2="14.344cm" svg:y2="11.118cm">
          <text:p/>
        </draw:line>
        <draw:line draw:style-name="gr12" draw:text-style-name="P14" draw:layer="layout" svg:x1="14.344cm" svg:y1="16.505cm" svg:x2="14.344cm" svg:y2="15.918cm">
          <text:p/>
        </draw:line>
        <draw:line draw:style-name="gr12" draw:text-style-name="P14" draw:layer="layout" svg:x1="17.404cm" svg:y1="11.71cm" svg:x2="17.404cm" svg:y2="11.118cm">
          <text:p/>
        </draw:line>
        <draw:line draw:style-name="gr12" draw:text-style-name="P14" draw:layer="layout" svg:x1="17.404cm" svg:y1="16.505cm" svg:x2="17.404cm" svg:y2="15.918cm">
          <text:p/>
        </draw:line>
        <draw:line draw:style-name="gr12" draw:text-style-name="P14" draw:layer="layout" svg:x1="20.019cm" svg:y1="11.71cm" svg:x2="20.019cm" svg:y2="11.118cm">
          <text:p/>
        </draw:line>
        <draw:line draw:style-name="gr12" draw:text-style-name="P14" draw:layer="layout" svg:x1="20.019cm" svg:y1="16.505cm" svg:x2="20.019cm" svg:y2="15.918cm">
          <text:p/>
        </draw:line>
        <draw:line draw:style-name="gr12" draw:text-style-name="P14" draw:layer="layout" svg:x1="3.059cm" svg:y1="11.714cm" svg:x2="11.383cm" svg:y2="11.714cm">
          <text:p/>
        </draw:line>
        <draw:line draw:style-name="gr12" draw:text-style-name="P14" draw:layer="layout" svg:x1="11.383cm" svg:y1="11.714cm" svg:x2="14.345cm" svg:y2="11.714cm">
          <text:p/>
        </draw:line>
        <draw:line draw:style-name="gr12" draw:text-style-name="P14" draw:layer="layout" svg:x1="14.344cm" svg:y1="11.714cm" svg:x2="15.701cm" svg:y2="11.714cm">
          <text:p/>
        </draw:line>
        <draw:line draw:style-name="gr12" draw:text-style-name="P14" draw:layer="layout" svg:x1="15.701cm" svg:y1="11.714cm" svg:x2="17.404cm" svg:y2="11.714cm">
          <text:p/>
        </draw:line>
        <draw:line draw:style-name="gr12" draw:text-style-name="P14" draw:layer="layout" svg:x1="17.404cm" svg:y1="11.714cm" svg:x2="20.025cm" svg:y2="11.714cm">
          <text:p/>
        </draw:line>
        <draw:line draw:style-name="gr12" draw:text-style-name="P14" draw:layer="layout" svg:x1="3.059cm" svg:y1="11.114cm" svg:x2="11.383cm" svg:y2="11.114cm">
          <text:p/>
        </draw:line>
        <draw:line draw:style-name="gr12" draw:text-style-name="P14" draw:layer="layout" svg:x1="11.383cm" svg:y1="11.114cm" svg:x2="14.345cm" svg:y2="11.114cm">
          <text:p/>
        </draw:line>
        <draw:line draw:style-name="gr12" draw:text-style-name="P14" draw:layer="layout" svg:x1="14.344cm" svg:y1="11.114cm" svg:x2="15.701cm" svg:y2="11.114cm">
          <text:p/>
        </draw:line>
        <draw:line draw:style-name="gr12" draw:text-style-name="P14" draw:layer="layout" svg:x1="15.701cm" svg:y1="11.114cm" svg:x2="17.404cm" svg:y2="11.114cm">
          <text:p/>
        </draw:line>
        <draw:line draw:style-name="gr12" draw:text-style-name="P14" draw:layer="layout" svg:x1="17.404cm" svg:y1="11.114cm" svg:x2="20.025cm" svg:y2="11.114cm">
          <text:p/>
        </draw:line>
        <draw:line draw:style-name="gr12" draw:text-style-name="P14" draw:layer="layout" svg:x1="3.064cm" svg:y1="12.91cm" svg:x2="3.064cm" svg:y2="12.318cm">
          <text:p/>
        </draw:line>
        <draw:line draw:style-name="gr12" draw:text-style-name="P14" draw:layer="layout" svg:x1="3.059cm" svg:y1="12.314cm" svg:x2="11.383cm" svg:y2="12.314cm">
          <text:p/>
        </draw:line>
        <draw:line draw:style-name="gr12" draw:text-style-name="P14" draw:layer="layout" svg:x1="11.383cm" svg:y1="12.314cm" svg:x2="14.345cm" svg:y2="12.314cm">
          <text:p/>
        </draw:line>
        <draw:line draw:style-name="gr12" draw:text-style-name="P14" draw:layer="layout" svg:x1="14.344cm" svg:y1="12.314cm" svg:x2="15.701cm" svg:y2="12.314cm">
          <text:p/>
        </draw:line>
        <draw:line draw:style-name="gr12" draw:text-style-name="P14" draw:layer="layout" svg:x1="15.701cm" svg:y1="12.314cm" svg:x2="17.404cm" svg:y2="12.314cm">
          <text:p/>
        </draw:line>
        <draw:line draw:style-name="gr12" draw:text-style-name="P14" draw:layer="layout" svg:x1="17.404cm" svg:y1="12.314cm" svg:x2="20.025cm" svg:y2="12.314cm">
          <text:p/>
        </draw:line>
        <draw:line draw:style-name="gr12" draw:text-style-name="P14" draw:layer="layout" svg:x1="11.383cm" svg:y1="12.91cm" svg:x2="11.383cm" svg:y2="12.318cm">
          <text:p/>
        </draw:line>
        <draw:line draw:style-name="gr12" draw:text-style-name="P14" draw:layer="layout" svg:x1="11.383cm" svg:y1="18.627cm" svg:x2="11.383cm" svg:y2="18.036cm">
          <text:p/>
        </draw:line>
        <draw:line draw:style-name="gr12" draw:text-style-name="P14" draw:layer="layout" svg:x1="15.701cm" svg:y1="12.91cm" svg:x2="15.701cm" svg:y2="12.318cm">
          <text:p/>
        </draw:line>
        <draw:line draw:style-name="gr12" draw:text-style-name="P14" draw:layer="layout" svg:x1="15.701cm" svg:y1="18.627cm" svg:x2="15.701cm" svg:y2="18.036cm">
          <text:p/>
        </draw:line>
        <draw:line draw:style-name="gr12" draw:text-style-name="P14" draw:layer="layout" svg:x1="20.019cm" svg:y1="12.91cm" svg:x2="20.019cm" svg:y2="12.318cm">
          <text:p/>
        </draw:line>
        <draw:line draw:style-name="gr12" draw:text-style-name="P14" draw:layer="layout" svg:x1="20.019cm" svg:y1="18.627cm" svg:x2="20.019cm" svg:y2="18.036cm">
          <text:p/>
        </draw:line>
        <draw:line draw:style-name="gr12" draw:text-style-name="P14" draw:layer="layout" svg:x1="3.059cm" svg:y1="12.914cm" svg:x2="11.383cm" svg:y2="12.914cm">
          <text:p/>
        </draw:line>
        <draw:line draw:style-name="gr12" draw:text-style-name="P14" draw:layer="layout" svg:x1="11.383cm" svg:y1="12.914cm" svg:x2="14.345cm" svg:y2="12.914cm">
          <text:p/>
        </draw:line>
        <draw:line draw:style-name="gr12" draw:text-style-name="P14" draw:layer="layout" svg:x1="14.344cm" svg:y1="12.914cm" svg:x2="15.701cm" svg:y2="12.914cm">
          <text:p/>
        </draw:line>
        <draw:line draw:style-name="gr12" draw:text-style-name="P14" draw:layer="layout" svg:x1="15.701cm" svg:y1="12.914cm" svg:x2="17.404cm" svg:y2="12.914cm">
          <text:p/>
        </draw:line>
        <draw:line draw:style-name="gr12" draw:text-style-name="P14" draw:layer="layout" svg:x1="17.404cm" svg:y1="12.914cm" svg:x2="20.025cm" svg:y2="12.914cm">
          <text:p/>
        </draw:line>
        <draw:line draw:style-name="gr12" draw:text-style-name="P14" draw:layer="layout" svg:x1="3.064cm" svg:y1="14.11cm" svg:x2="3.064cm" svg:y2="13.518cm">
          <text:p/>
        </draw:line>
        <draw:line draw:style-name="gr12" draw:text-style-name="P14" draw:layer="layout" svg:x1="3.059cm" svg:y1="13.514cm" svg:x2="11.383cm" svg:y2="13.514cm">
          <text:p/>
        </draw:line>
        <draw:line draw:style-name="gr12" draw:text-style-name="P14" draw:layer="layout" svg:x1="11.383cm" svg:y1="13.514cm" svg:x2="14.345cm" svg:y2="13.514cm">
          <text:p/>
        </draw:line>
        <draw:line draw:style-name="gr12" draw:text-style-name="P14" draw:layer="layout" svg:x1="14.344cm" svg:y1="13.514cm" svg:x2="15.701cm" svg:y2="13.514cm">
          <text:p/>
        </draw:line>
        <draw:line draw:style-name="gr12" draw:text-style-name="P14" draw:layer="layout" svg:x1="15.701cm" svg:y1="13.514cm" svg:x2="17.404cm" svg:y2="13.514cm">
          <text:p/>
        </draw:line>
        <draw:line draw:style-name="gr12" draw:text-style-name="P14" draw:layer="layout" svg:x1="17.404cm" svg:y1="13.514cm" svg:x2="20.025cm" svg:y2="13.514cm">
          <text:p/>
        </draw:line>
        <draw:line draw:style-name="gr12" draw:text-style-name="P14" draw:layer="layout" svg:x1="20.019cm" svg:y1="14.11cm" svg:x2="20.019cm" svg:y2="13.518cm">
          <text:p/>
        </draw:line>
        <draw:line draw:style-name="gr12" draw:text-style-name="P14" draw:layer="layout" svg:x1="3.064cm" svg:y1="16.505cm" svg:x2="3.064cm" svg:y2="15.918cm">
          <text:p/>
        </draw:line>
        <draw:line draw:style-name="gr12" draw:text-style-name="P14" draw:layer="layout" svg:x1="3.064cm" svg:y1="15.31cm" svg:x2="3.064cm" svg:y2="14.718cm">
          <text:p/>
        </draw:line>
        <draw:line draw:style-name="gr12" draw:text-style-name="P14" draw:layer="layout" svg:x1="20.019cm" svg:y1="15.31cm" svg:x2="20.019cm" svg:y2="14.718cm">
          <text:p/>
        </draw:line>
        <draw:line draw:style-name="gr12" draw:text-style-name="P14" draw:layer="layout" svg:x1="11.383cm" svg:y1="8.11cm" svg:x2="11.383cm" svg:y2="7.523cm">
          <text:p/>
        </draw:line>
        <draw:line draw:style-name="gr12" draw:text-style-name="P14" draw:layer="layout" svg:x1="11.383cm" svg:y1="9.31cm" svg:x2="11.383cm" svg:y2="8.718cm">
          <text:p/>
        </draw:line>
        <draw:line draw:style-name="gr12" draw:text-style-name="P14" draw:layer="layout" svg:x1="11.383cm" svg:y1="10.505cm" svg:x2="11.383cm" svg:y2="9.918cm">
          <text:p/>
        </draw:line>
        <draw:line draw:style-name="gr13" draw:text-style-name="P14" draw:layer="layout" svg:x1="11.383cm" svg:y1="7.514cm" svg:x2="14.345cm" svg:y2="7.514cm">
          <text:p/>
        </draw:line>
        <draw:line draw:style-name="gr13" draw:text-style-name="P14" draw:layer="layout" svg:x1="14.344cm" svg:y1="7.514cm" svg:x2="15.701cm" svg:y2="7.514cm">
          <text:p/>
        </draw:line>
        <draw:line draw:style-name="gr13" draw:text-style-name="P14" draw:layer="layout" svg:x1="15.701cm" svg:y1="7.514cm" svg:x2="17.404cm" svg:y2="7.514cm">
          <text:p/>
        </draw:line>
        <draw:line draw:style-name="gr13" draw:text-style-name="P14" draw:layer="layout" svg:x1="17.404cm" svg:y1="7.514cm" svg:x2="20.025cm" svg:y2="7.514cm">
          <text:p/>
        </draw:line>
        <draw:line draw:style-name="gr12" draw:text-style-name="P14" draw:layer="layout" svg:x1="15.701cm" svg:y1="8.11cm" svg:x2="15.701cm" svg:y2="7.523cm">
          <text:p/>
        </draw:line>
        <draw:line draw:style-name="gr12" draw:text-style-name="P14" draw:layer="layout" svg:x1="15.701cm" svg:y1="9.31cm" svg:x2="15.701cm" svg:y2="8.718cm">
          <text:p/>
        </draw:line>
        <draw:line draw:style-name="gr12" draw:text-style-name="P14" draw:layer="layout" svg:x1="15.701cm" svg:y1="10.505cm" svg:x2="15.701cm" svg:y2="9.918cm">
          <text:p/>
        </draw:line>
        <draw:line draw:style-name="gr12" draw:text-style-name="P14" draw:layer="layout" svg:x1="20.019cm" svg:y1="8.11cm" svg:x2="20.019cm" svg:y2="7.523cm">
          <text:p/>
        </draw:line>
        <draw:line draw:style-name="gr12" draw:text-style-name="P14" draw:layer="layout" svg:x1="20.019cm" svg:y1="9.31cm" svg:x2="20.019cm" svg:y2="8.718cm">
          <text:p/>
        </draw:line>
        <draw:line draw:style-name="gr12" draw:text-style-name="P14" draw:layer="layout" svg:x1="20.019cm" svg:y1="10.505cm" svg:x2="20.019cm" svg:y2="9.918cm">
          <text:p/>
        </draw:line>
        <draw:line draw:style-name="gr12" draw:text-style-name="P14" draw:layer="layout" svg:x1="11.383cm" svg:y1="8.114cm" svg:x2="14.345cm" svg:y2="8.114cm">
          <text:p/>
        </draw:line>
        <draw:line draw:style-name="gr12" draw:text-style-name="P14" draw:layer="layout" svg:x1="14.344cm" svg:y1="8.114cm" svg:x2="15.701cm" svg:y2="8.114cm">
          <text:p/>
        </draw:line>
        <draw:line draw:style-name="gr12" draw:text-style-name="P14" draw:layer="layout" svg:x1="11.383cm" svg:y1="9.314cm" svg:x2="14.345cm" svg:y2="9.314cm">
          <text:p/>
        </draw:line>
        <draw:line draw:style-name="gr12" draw:text-style-name="P14" draw:layer="layout" svg:x1="14.344cm" svg:y1="9.314cm" svg:x2="15.701cm" svg:y2="9.314cm">
          <text:p/>
        </draw:line>
        <draw:line draw:style-name="gr12" draw:text-style-name="P14" draw:layer="layout" svg:x1="15.701cm" svg:y1="8.114cm" svg:x2="17.404cm" svg:y2="8.114cm">
          <text:p/>
        </draw:line>
        <draw:line draw:style-name="gr12" draw:text-style-name="P14" draw:layer="layout" svg:x1="17.404cm" svg:y1="8.114cm" svg:x2="20.025cm" svg:y2="8.114cm">
          <text:p/>
        </draw:line>
        <draw:line draw:style-name="gr12" draw:text-style-name="P14" draw:layer="layout" svg:x1="15.701cm" svg:y1="9.314cm" svg:x2="17.404cm" svg:y2="9.314cm">
          <text:p/>
        </draw:line>
        <draw:line draw:style-name="gr12" draw:text-style-name="P14" draw:layer="layout" svg:x1="17.404cm" svg:y1="9.314cm" svg:x2="20.025cm" svg:y2="9.314cm">
          <text:p/>
        </draw:line>
        <draw:line draw:style-name="gr12" draw:text-style-name="P14" draw:layer="layout" svg:x1="11.383cm" svg:y1="8.714cm" svg:x2="14.345cm" svg:y2="8.714cm">
          <text:p/>
        </draw:line>
        <draw:line draw:style-name="gr12" draw:text-style-name="P14" draw:layer="layout" svg:x1="14.344cm" svg:y1="8.714cm" svg:x2="15.701cm" svg:y2="8.714cm">
          <text:p/>
        </draw:line>
        <draw:line draw:style-name="gr12" draw:text-style-name="P14" draw:layer="layout" svg:x1="15.701cm" svg:y1="8.714cm" svg:x2="17.404cm" svg:y2="8.714cm">
          <text:p/>
        </draw:line>
        <draw:line draw:style-name="gr12" draw:text-style-name="P14" draw:layer="layout" svg:x1="17.404cm" svg:y1="8.714cm" svg:x2="20.025cm" svg:y2="8.714cm">
          <text:p/>
        </draw:line>
        <draw:line draw:style-name="gr12" draw:text-style-name="P14" draw:layer="layout" svg:x1="11.389cm" svg:y1="9.914cm" svg:x2="14.345cm" svg:y2="9.914cm">
          <text:p/>
        </draw:line>
        <draw:line draw:style-name="gr12" draw:text-style-name="P14" draw:layer="layout" svg:x1="14.344cm" svg:y1="9.914cm" svg:x2="15.701cm" svg:y2="9.914cm">
          <text:p/>
        </draw:line>
        <draw:line draw:style-name="gr12" draw:text-style-name="P14" draw:layer="layout" svg:x1="15.701cm" svg:y1="9.914cm" svg:x2="17.404cm" svg:y2="9.914cm">
          <text:p/>
        </draw:line>
        <draw:line draw:style-name="gr12" draw:text-style-name="P14" draw:layer="layout" svg:x1="17.404cm" svg:y1="9.914cm" svg:x2="20.025cm" svg:y2="9.914cm">
          <text:p/>
        </draw:line>
        <draw:line draw:style-name="gr13" draw:text-style-name="P14" draw:layer="layout" svg:x1="11.383cm" svg:y1="10.514cm" svg:x2="14.345cm" svg:y2="10.514cm">
          <text:p/>
        </draw:line>
        <draw:line draw:style-name="gr13" draw:text-style-name="P14" draw:layer="layout" svg:x1="14.344cm" svg:y1="10.514cm" svg:x2="15.701cm" svg:y2="10.514cm">
          <text:p/>
        </draw:line>
        <draw:line draw:style-name="gr13" draw:text-style-name="P14" draw:layer="layout" svg:x1="15.701cm" svg:y1="10.514cm" svg:x2="17.404cm" svg:y2="10.514cm">
          <text:p/>
        </draw:line>
        <draw:line draw:style-name="gr13" draw:text-style-name="P14" draw:layer="layout" svg:x1="17.404cm" svg:y1="10.514cm" svg:x2="20.025cm" svg:y2="10.514cm">
          <text:p/>
        </draw:line>
        <draw:line draw:style-name="gr12" draw:text-style-name="P14" draw:layer="layout" svg:x1="3.064cm" svg:y1="14.71cm" svg:x2="3.064cm" svg:y2="14.118cm">
          <text:p/>
        </draw:line>
        <draw:line draw:style-name="gr12" draw:text-style-name="P14" draw:layer="layout" svg:x1="3.059cm" svg:y1="14.114cm" svg:x2="11.383cm" svg:y2="14.114cm">
          <text:p/>
        </draw:line>
        <draw:line draw:style-name="gr12" draw:text-style-name="P14" draw:layer="layout" svg:x1="11.383cm" svg:y1="14.114cm" svg:x2="14.345cm" svg:y2="14.114cm">
          <text:p/>
        </draw:line>
        <draw:line draw:style-name="gr12" draw:text-style-name="P14" draw:layer="layout" svg:x1="14.344cm" svg:y1="14.114cm" svg:x2="15.701cm" svg:y2="14.114cm">
          <text:p/>
        </draw:line>
        <draw:line draw:style-name="gr12" draw:text-style-name="P14" draw:layer="layout" svg:x1="15.701cm" svg:y1="14.114cm" svg:x2="17.404cm" svg:y2="14.114cm">
          <text:p/>
        </draw:line>
        <draw:line draw:style-name="gr12" draw:text-style-name="P14" draw:layer="layout" svg:x1="17.404cm" svg:y1="14.114cm" svg:x2="20.025cm" svg:y2="14.114cm">
          <text:p/>
        </draw:line>
        <draw:line draw:style-name="gr12" draw:text-style-name="P14" draw:layer="layout" svg:x1="11.383cm" svg:y1="14.71cm" svg:x2="11.383cm" svg:y2="14.118cm">
          <text:p/>
        </draw:line>
        <draw:line draw:style-name="gr12" draw:text-style-name="P14" draw:layer="layout" svg:x1="14.344cm" svg:y1="14.71cm" svg:x2="14.344cm" svg:y2="14.118cm">
          <text:p/>
        </draw:line>
        <draw:line draw:style-name="gr12" draw:text-style-name="P14" draw:layer="layout" svg:x1="17.404cm" svg:y1="14.71cm" svg:x2="17.404cm" svg:y2="14.118cm">
          <text:p/>
        </draw:line>
        <draw:line draw:style-name="gr12" draw:text-style-name="P14" draw:layer="layout" svg:x1="20.019cm" svg:y1="14.71cm" svg:x2="20.019cm" svg:y2="14.118cm">
          <text:p/>
        </draw:line>
        <draw:line draw:style-name="gr12" draw:text-style-name="P14" draw:layer="layout" svg:x1="3.059cm" svg:y1="14.714cm" svg:x2="11.383cm" svg:y2="14.714cm">
          <text:p/>
        </draw:line>
        <draw:line draw:style-name="gr12" draw:text-style-name="P14" draw:layer="layout" svg:x1="11.383cm" svg:y1="14.714cm" svg:x2="14.345cm" svg:y2="14.714cm">
          <text:p/>
        </draw:line>
        <draw:line draw:style-name="gr12" draw:text-style-name="P14" draw:layer="layout" svg:x1="14.344cm" svg:y1="14.714cm" svg:x2="15.701cm" svg:y2="14.714cm">
          <text:p/>
        </draw:line>
        <draw:line draw:style-name="gr12" draw:text-style-name="P14" draw:layer="layout" svg:x1="15.701cm" svg:y1="14.714cm" svg:x2="17.404cm" svg:y2="14.714cm">
          <text:p/>
        </draw:line>
        <draw:line draw:style-name="gr12" draw:text-style-name="P14" draw:layer="layout" svg:x1="17.404cm" svg:y1="14.714cm" svg:x2="20.025cm" svg:y2="14.714cm">
          <text:p/>
        </draw:line>
        <draw:line draw:style-name="gr12" draw:text-style-name="P14" draw:layer="layout" svg:x1="3.064cm" svg:y1="15.91cm" svg:x2="3.064cm" svg:y2="15.318cm">
          <text:p/>
        </draw:line>
        <draw:line draw:style-name="gr12" draw:text-style-name="P14" draw:layer="layout" svg:x1="3.059cm" svg:y1="15.314cm" svg:x2="11.383cm" svg:y2="15.314cm">
          <text:p/>
        </draw:line>
        <draw:line draw:style-name="gr12" draw:text-style-name="P14" draw:layer="layout" svg:x1="11.383cm" svg:y1="15.314cm" svg:x2="14.345cm" svg:y2="15.314cm">
          <text:p/>
        </draw:line>
        <draw:line draw:style-name="gr12" draw:text-style-name="P14" draw:layer="layout" svg:x1="14.344cm" svg:y1="15.314cm" svg:x2="15.701cm" svg:y2="15.314cm">
          <text:p/>
        </draw:line>
        <draw:line draw:style-name="gr12" draw:text-style-name="P14" draw:layer="layout" svg:x1="15.701cm" svg:y1="15.314cm" svg:x2="17.404cm" svg:y2="15.314cm">
          <text:p/>
        </draw:line>
        <draw:line draw:style-name="gr12" draw:text-style-name="P14" draw:layer="layout" svg:x1="17.404cm" svg:y1="15.314cm" svg:x2="20.025cm" svg:y2="15.314cm">
          <text:p/>
        </draw:line>
        <draw:line draw:style-name="gr12" draw:text-style-name="P14" draw:layer="layout" svg:x1="11.383cm" svg:y1="15.91cm" svg:x2="11.383cm" svg:y2="15.318cm">
          <text:p/>
        </draw:line>
        <draw:line draw:style-name="gr12" draw:text-style-name="P14" draw:layer="layout" svg:x1="14.344cm" svg:y1="15.91cm" svg:x2="14.344cm" svg:y2="15.318cm">
          <text:p/>
        </draw:line>
        <draw:line draw:style-name="gr12" draw:text-style-name="P14" draw:layer="layout" svg:x1="17.404cm" svg:y1="15.91cm" svg:x2="17.404cm" svg:y2="15.318cm">
          <text:p/>
        </draw:line>
        <draw:line draw:style-name="gr12" draw:text-style-name="P14" draw:layer="layout" svg:x1="20.019cm" svg:y1="15.91cm" svg:x2="20.019cm" svg:y2="15.318cm">
          <text:p/>
        </draw:line>
        <draw:line draw:style-name="gr12" draw:text-style-name="P14" draw:layer="layout" svg:x1="3.059cm" svg:y1="15.914cm" svg:x2="11.383cm" svg:y2="15.914cm">
          <text:p/>
        </draw:line>
        <draw:line draw:style-name="gr12" draw:text-style-name="P14" draw:layer="layout" svg:x1="11.383cm" svg:y1="15.914cm" svg:x2="14.345cm" svg:y2="15.914cm">
          <text:p/>
        </draw:line>
        <draw:line draw:style-name="gr12" draw:text-style-name="P14" draw:layer="layout" svg:x1="14.344cm" svg:y1="15.914cm" svg:x2="15.701cm" svg:y2="15.914cm">
          <text:p/>
        </draw:line>
        <draw:line draw:style-name="gr12" draw:text-style-name="P14" draw:layer="layout" svg:x1="15.701cm" svg:y1="15.914cm" svg:x2="17.404cm" svg:y2="15.914cm">
          <text:p/>
        </draw:line>
        <draw:line draw:style-name="gr12" draw:text-style-name="P14" draw:layer="layout" svg:x1="17.404cm" svg:y1="15.914cm" svg:x2="20.025cm" svg:y2="15.914cm">
          <text:p/>
        </draw:line>
        <draw:line draw:style-name="gr12" draw:text-style-name="P14" draw:layer="layout" svg:x1="3.064cm" svg:y1="18.627cm" svg:x2="3.064cm" svg:y2="18.036cm">
          <text:p/>
        </draw:line>
        <draw:line draw:style-name="gr12" draw:text-style-name="P14" draw:layer="layout" svg:x1="20.019cm" svg:y1="20.411cm" svg:x2="20.019cm" svg:y2="18.636cm">
          <text:p/>
        </draw:line>
        <draw:line draw:style-name="gr12" draw:text-style-name="P14" draw:layer="layout" svg:x1="3.064cm" svg:y1="20.411cm" svg:x2="3.064cm" svg:y2="18.636cm">
          <text:p/>
        </draw:line>
        <draw:line draw:style-name="gr12" draw:text-style-name="P14" draw:layer="layout" svg:x1="11.383cm" svg:y1="20.411cm" svg:x2="11.383cm" svg:y2="18.636cm">
          <text:p/>
        </draw:line>
        <draw:line draw:style-name="gr12" draw:text-style-name="P14" draw:layer="layout" svg:x1="3.064cm" svg:y1="18.027cm" svg:x2="3.064cm" svg:y2="17.123cm">
          <text:p/>
        </draw:line>
        <draw:line draw:style-name="gr12" draw:text-style-name="P14" draw:layer="layout" svg:x1="11.383cm" svg:y1="18.027cm" svg:x2="11.383cm" svg:y2="17.123cm">
          <text:p/>
        </draw:line>
        <draw:line draw:style-name="gr12" draw:text-style-name="P14" draw:layer="layout" svg:x1="15.701cm" svg:y1="18.027cm" svg:x2="15.701cm" svg:y2="17.123cm">
          <text:p/>
        </draw:line>
        <draw:line draw:style-name="gr12" draw:text-style-name="P14" draw:layer="layout" svg:x1="20.019cm" svg:y1="18.027cm" svg:x2="20.019cm" svg:y2="17.123cm">
          <text:p/>
        </draw:line>
        <draw:line draw:style-name="gr12" draw:text-style-name="P14" draw:layer="layout" svg:x1="3.059cm" svg:y1="18.031cm" svg:x2="11.383cm" svg:y2="18.031cm">
          <text:p/>
        </draw:line>
        <draw:line draw:style-name="gr12" draw:text-style-name="P14" draw:layer="layout" svg:x1="11.383cm" svg:y1="18.031cm" svg:x2="14.345cm" svg:y2="18.031cm">
          <text:p/>
        </draw:line>
        <draw:line draw:style-name="gr12" draw:text-style-name="P14" draw:layer="layout" svg:x1="14.344cm" svg:y1="18.031cm" svg:x2="15.701cm" svg:y2="18.031cm">
          <text:p/>
        </draw:line>
        <draw:line draw:style-name="gr12" draw:text-style-name="P14" draw:layer="layout" svg:x1="15.701cm" svg:y1="18.031cm" svg:x2="17.404cm" svg:y2="18.031cm">
          <text:p/>
        </draw:line>
        <draw:line draw:style-name="gr12" draw:text-style-name="P14" draw:layer="layout" svg:x1="17.404cm" svg:y1="18.031cm" svg:x2="20.025cm" svg:y2="18.031cm">
          <text:p/>
        </draw:line>
        <draw:line draw:style-name="gr23" draw:text-style-name="P14" draw:layer="layout" svg:x1="3.059cm" svg:y1="18.631cm" svg:x2="11.383cm" svg:y2="18.631cm">
          <text:p/>
        </draw:line>
        <draw:line draw:style-name="gr23" draw:text-style-name="P14" draw:layer="layout" svg:x1="11.383cm" svg:y1="18.631cm" svg:x2="14.345cm" svg:y2="18.631cm">
          <text:p/>
        </draw:line>
        <draw:line draw:style-name="gr23" draw:text-style-name="P14" draw:layer="layout" svg:x1="14.344cm" svg:y1="18.631cm" svg:x2="15.701cm" svg:y2="18.631cm">
          <text:p/>
        </draw:line>
        <draw:line draw:style-name="gr23" draw:text-style-name="P14" draw:layer="layout" svg:x1="15.701cm" svg:y1="18.631cm" svg:x2="17.404cm" svg:y2="18.631cm">
          <text:p/>
        </draw:line>
        <draw:line draw:style-name="gr23" draw:text-style-name="P14" draw:layer="layout" svg:x1="17.404cm" svg:y1="18.631cm" svg:x2="20.025cm" svg:y2="18.631cm">
          <text:p/>
        </draw:line>
        <draw:line draw:style-name="gr13" draw:text-style-name="P14" draw:layer="layout" svg:x1="3.059cm" svg:y1="16.514cm" svg:x2="11.383cm" svg:y2="16.514cm">
          <text:p/>
        </draw:line>
        <draw:line draw:style-name="gr13" draw:text-style-name="P14" draw:layer="layout" svg:x1="11.383cm" svg:y1="16.514cm" svg:x2="14.345cm" svg:y2="16.514cm">
          <text:p/>
        </draw:line>
        <draw:line draw:style-name="gr13" draw:text-style-name="P14" draw:layer="layout" svg:x1="14.344cm" svg:y1="16.514cm" svg:x2="15.701cm" svg:y2="16.514cm">
          <text:p/>
        </draw:line>
        <draw:line draw:style-name="gr13" draw:text-style-name="P14" draw:layer="layout" svg:x1="15.701cm" svg:y1="16.514cm" svg:x2="17.404cm" svg:y2="16.514cm">
          <text:p/>
        </draw:line>
        <draw:line draw:style-name="gr13" draw:text-style-name="P14" draw:layer="layout" svg:x1="17.404cm" svg:y1="16.514cm" svg:x2="20.025cm" svg:y2="16.514cm">
          <text:p/>
        </draw:line>
        <draw:line draw:style-name="gr13" draw:text-style-name="P14" draw:layer="layout" svg:x1="3.059cm" svg:y1="17.114cm" svg:x2="11.383cm" svg:y2="17.114cm">
          <text:p/>
        </draw:line>
        <draw:line draw:style-name="gr13" draw:text-style-name="P14" draw:layer="layout" svg:x1="11.383cm" svg:y1="17.114cm" svg:x2="14.345cm" svg:y2="17.114cm">
          <text:p/>
        </draw:line>
        <draw:line draw:style-name="gr13" draw:text-style-name="P14" draw:layer="layout" svg:x1="14.344cm" svg:y1="17.114cm" svg:x2="15.701cm" svg:y2="17.114cm">
          <text:p/>
        </draw:line>
        <draw:line draw:style-name="gr13" draw:text-style-name="P14" draw:layer="layout" svg:x1="15.701cm" svg:y1="17.114cm" svg:x2="17.404cm" svg:y2="17.114cm">
          <text:p/>
        </draw:line>
        <draw:line draw:style-name="gr13" draw:text-style-name="P14" draw:layer="layout" svg:x1="17.404cm" svg:y1="17.114cm" svg:x2="20.025cm" svg:y2="17.114cm">
          <text:p/>
        </draw:line>
        <draw:line draw:style-name="gr13" draw:text-style-name="P14" draw:layer="layout" svg:x1="3.059cm" svg:y1="20.42cm" svg:x2="11.383cm" svg:y2="20.42cm">
          <text:p/>
        </draw:line>
        <draw:line draw:style-name="gr13" draw:text-style-name="P14" draw:layer="layout" svg:x1="11.383cm" svg:y1="20.42cm" svg:x2="14.345cm" svg:y2="20.42cm">
          <text:p/>
        </draw:line>
        <draw:line draw:style-name="gr13" draw:text-style-name="P14" draw:layer="layout" svg:x1="14.344cm" svg:y1="20.42cm" svg:x2="15.701cm" svg:y2="20.42cm">
          <text:p/>
        </draw:line>
        <draw:line draw:style-name="gr13" draw:text-style-name="P14" draw:layer="layout" svg:x1="15.701cm" svg:y1="20.42cm" svg:x2="17.404cm" svg:y2="20.42cm">
          <text:p/>
        </draw:line>
        <draw:line draw:style-name="gr13" draw:text-style-name="P14" draw:layer="layout" svg:x1="17.404cm" svg:y1="20.42cm" svg:x2="20.025cm" svg:y2="20.42cm">
          <text:p/>
        </draw:line>
        <draw:frame draw:style-name="gr4" draw:text-style-name="P5" draw:layer="layout" svg:width="1.04cm" svg:height="0.446cm" svg:x="19.342cm" svg:y="28.738cm">
          <draw:text-box>
            <text:p text:style-name="P2"><text:span text:style-name="T7">4 von 4</text:span></text:p>
          </draw:text-box>
        </draw:frame>
        <draw:frame draw:style-name="gr4" draw:text-style-name="P5" draw:layer="layout" svg:width="2.767cm" svg:height="0.446cm" svg:x="3.264cm" svg:y="4.067cm">
          <draw:text-box>
            <text:p text:style-name="P2"><text:span text:style-name="T10">PixelClockPolarity:</text:span></text:p>
          </draw:text-box>
        </draw:frame>
        <draw:frame draw:style-name="gr4" draw:text-style-name="P5" draw:layer="layout" svg:width="1.183cm" svg:height="0.446cm" svg:x="11.585cm" svg:y="4.067cm">
          <draw:text-box>
            <text:p text:style-name="P2"><text:span text:style-name="T8"><text:s text:c="7"/>High</text:span></text:p>
          </draw:text-box>
        </draw:frame>
        <draw:frame draw:style-name="gr4" draw:text-style-name="P5" draw:layer="layout" svg:width="1.112cm" svg:height="0.446cm" svg:x="15.903cm" svg:y="4.067cm">
          <draw:text-box>
            <text:p text:style-name="P2"><text:span text:style-name="T8"><text:s text:c="7"/>Low</text:span></text:p>
          </draw:text-box>
        </draw:frame>
        <draw:frame draw:style-name="gr4" draw:text-style-name="P5" draw:layer="layout" svg:width="2.849cm" svg:height="0.446cm" svg:x="3.264cm" svg:y="4.667cm">
          <draw:text-box>
            <text:p text:style-name="P2"><text:span text:style-name="T10">LockOutputEnable:</text:span></text:p>
          </draw:text-box>
        </draw:frame>
        <draw:frame draw:style-name="gr4" draw:text-style-name="P5" draw:layer="layout" svg:width="1.183cm" svg:height="0.446cm" svg:x="11.585cm" svg:y="4.667cm">
          <draw:text-box>
            <text:p text:style-name="P2"><text:span text:style-name="T8"><text:s text:c="7"/>High</text:span></text:p>
          </draw:text-box>
        </draw:frame>
        <draw:frame draw:style-name="gr4" draw:text-style-name="P5" draw:layer="layout" svg:width="1.112cm" svg:height="0.446cm" svg:x="15.903cm" svg:y="4.667cm">
          <draw:text-box>
            <text:p text:style-name="P2"><text:span text:style-name="T8"><text:s text:c="7"/>Low</text:span></text:p>
          </draw:text-box>
        </draw:frame>
        <draw:frame draw:style-name="gr4" draw:text-style-name="P5" draw:layer="layout" svg:width="1.938cm" svg:height="0.446cm" svg:x="3.264cm" svg:y="5.267cm">
          <draw:text-box>
            <text:p text:style-name="P2"><text:span text:style-name="T10">LockPolarity:</text:span></text:p>
          </draw:text-box>
        </draw:frame>
        <draw:frame draw:style-name="gr4" draw:text-style-name="P5" draw:layer="layout" svg:width="1.183cm" svg:height="0.446cm" svg:x="11.585cm" svg:y="5.267cm">
          <draw:text-box>
            <text:p text:style-name="P2"><text:span text:style-name="T8"><text:s text:c="7"/>High</text:span></text:p>
          </draw:text-box>
        </draw:frame>
        <draw:frame draw:style-name="gr4" draw:text-style-name="P5" draw:layer="layout" svg:width="1.112cm" svg:height="0.446cm" svg:x="15.903cm" svg:y="5.267cm">
          <draw:text-box>
            <text:p text:style-name="P2"><text:span text:style-name="T8"><text:s text:c="7"/>Low</text:span></text:p>
          </draw:text-box>
        </draw:frame>
        <draw:frame draw:style-name="gr4" draw:text-style-name="P5" draw:layer="layout" svg:width="6.563cm" svg:height="0.446cm" svg:x="3.264cm" svg:y="5.868cm">
          <draw:text-box>
            <text:p text:style-name="P2"><text:span text:style-name="T10">Video format (RGB888, YUV422, RAW12, etc.):</text:span></text:p>
          </draw:text-box>
        </draw:frame>
        <draw:frame draw:style-name="gr4" draw:text-style-name="P5" draw:layer="layout" svg:width="5.6cm" svg:height="0.446cm" svg:x="3.264cm" svg:y="6.468cm">
          <draw:text-box>
            <text:p text:style-name="P2"><text:span text:style-name="T10">Number of video channels per stream:</text:span></text:p>
          </draw:text-box>
        </draw:frame>
        <draw:frame draw:style-name="gr4" draw:text-style-name="P5" draw:layer="layout" svg:width="2.089cm" svg:height="0.446cm" svg:x="3.264cm" svg:y="7.068cm">
          <draw:text-box>
            <text:p text:style-name="P2"><text:span text:style-name="T10">Is HDCP used?</text:span></text:p>
          </draw:text-box>
        </draw:frame>
        <draw:frame draw:style-name="gr4" draw:text-style-name="P5" draw:layer="layout" svg:width="0.988cm" svg:height="0.446cm" svg:x="11.585cm" svg:y="7.068cm">
          <draw:text-box>
            <text:p text:style-name="P2"><text:span text:style-name="T8"><text:s text:c="7"/>Yes</text:span></text:p>
          </draw:text-box>
        </draw:frame>
        <draw:frame draw:style-name="gr4" draw:text-style-name="P5" draw:layer="layout" svg:width="0.917cm" svg:height="0.446cm" svg:x="15.903cm" svg:y="7.068cm">
          <draw:text-box>
            <text:p text:style-name="P2"><text:span text:style-name="T8"><text:s text:c="7"/>No</text:span></text:p>
          </draw:text-box>
        </draw:frame>
        <draw:frame draw:style-name="gr4" draw:text-style-name="P5" draw:layer="layout" svg:width="0.352cm" svg:height="0.446cm" svg:x="3.264cm" svg:y="7.668cm">
          <draw:text-box>
            <text:p text:style-name="P2"><text:span text:style-name="T10">I</text:span></text:p>
          </draw:text-box>
        </draw:frame>
        <draw:frame draw:style-name="gr18" draw:text-style-name="P21" draw:layer="layout" svg:width="0.204cm" svg:height="0.255cm" svg:x="3.347cm" svg:y="7.693cm">
          <draw:text-box>
            <text:p text:style-name="P2"><text:span text:style-name="T20">2</text:span></text:p>
          </draw:text-box>
        </draw:frame>
        <draw:frame draw:style-name="gr4" draw:text-style-name="P5" draw:layer="layout" svg:width="0.352cm" svg:height="0.446cm" svg:x="3.449cm" svg:y="7.667cm">
          <draw:text-box>
            <text:p text:style-name="P2"><text:span text:style-name="T10">C:</text:span></text:p>
          </draw:text-box>
        </draw:frame>
        <draw:frame draw:style-name="gr4" draw:text-style-name="P5" draw:layer="layout" svg:width="0.988cm" svg:height="0.446cm" svg:x="11.585cm" svg:y="7.667cm">
          <draw:text-box>
            <text:p text:style-name="P2"><text:span text:style-name="T8"><text:s text:c="7"/>Yes</text:span></text:p>
          </draw:text-box>
        </draw:frame>
        <draw:frame draw:style-name="gr4" draw:text-style-name="P5" draw:layer="layout" svg:width="0.917cm" svg:height="0.446cm" svg:x="15.903cm" svg:y="7.667cm">
          <draw:text-box>
            <text:p text:style-name="P2"><text:span text:style-name="T8"><text:s text:c="7"/>No</text:span></text:p>
          </draw:text-box>
        </draw:frame>
        <draw:frame draw:style-name="gr4" draw:text-style-name="P5" draw:layer="layout" svg:width="0.9cm" svg:height="0.446cm" svg:x="3.264cm" svg:y="8.267cm">
          <draw:text-box>
            <text:p text:style-name="P2"><text:span text:style-name="T10">UART:</text:span></text:p>
          </draw:text-box>
        </draw:frame>
        <draw:frame draw:style-name="gr4" draw:text-style-name="P5" draw:layer="layout" svg:width="0.988cm" svg:height="0.446cm" svg:x="11.585cm" svg:y="8.267cm">
          <draw:text-box>
            <text:p text:style-name="P2"><text:span text:style-name="T8"><text:s text:c="7"/>Yes</text:span></text:p>
          </draw:text-box>
        </draw:frame>
        <draw:frame draw:style-name="gr4" draw:text-style-name="P5" draw:layer="layout" svg:width="0.917cm" svg:height="0.446cm" svg:x="15.903cm" svg:y="8.267cm">
          <draw:text-box>
            <text:p text:style-name="P2"><text:span text:style-name="T8"><text:s text:c="7"/>No</text:span></text:p>
          </draw:text-box>
        </draw:frame>
        <draw:frame draw:style-name="gr4" draw:text-style-name="P5" draw:layer="layout" svg:width="0.572cm" svg:height="0.446cm" svg:x="3.264cm" svg:y="8.867cm">
          <draw:text-box>
            <text:p text:style-name="P2"><text:span text:style-name="T10">SPI:</text:span></text:p>
          </draw:text-box>
        </draw:frame>
        <draw:frame draw:style-name="gr4" draw:text-style-name="P5" draw:layer="layout" svg:width="0.988cm" svg:height="0.446cm" svg:x="11.585cm" svg:y="8.867cm">
          <draw:text-box>
            <text:p text:style-name="P2"><text:span text:style-name="T8"><text:s text:c="7"/>Yes</text:span></text:p>
          </draw:text-box>
        </draw:frame>
        <draw:frame draw:style-name="gr4" draw:text-style-name="P5" draw:layer="layout" svg:width="0.917cm" svg:height="0.446cm" svg:x="15.903cm" svg:y="8.867cm">
          <draw:text-box>
            <text:p text:style-name="P2"><text:span text:style-name="T8"><text:s text:c="7"/>No</text:span></text:p>
          </draw:text-box>
        </draw:frame>
        <draw:frame draw:style-name="gr4" draw:text-style-name="P5" draw:layer="layout" svg:width="0.53cm" svg:height="0.446cm" svg:x="3.264cm" svg:y="9.468cm">
          <draw:text-box>
            <text:p text:style-name="P2"><text:span text:style-name="T10">MII:</text:span></text:p>
          </draw:text-box>
        </draw:frame>
        <draw:frame draw:style-name="gr4" draw:text-style-name="P5" draw:layer="layout" svg:width="0.988cm" svg:height="0.446cm" svg:x="11.585cm" svg:y="9.468cm">
          <draw:text-box>
            <text:p text:style-name="P2"><text:span text:style-name="T8"><text:s text:c="7"/>Yes</text:span></text:p>
          </draw:text-box>
        </draw:frame>
        <draw:frame draw:style-name="gr4" draw:text-style-name="P5" draw:layer="layout" svg:width="0.917cm" svg:height="0.446cm" svg:x="15.903cm" svg:y="9.468cm">
          <draw:text-box>
            <text:p text:style-name="P2"><text:span text:style-name="T8"><text:s text:c="7"/>No</text:span></text:p>
          </draw:text-box>
        </draw:frame>
        <draw:frame draw:style-name="gr4" draw:text-style-name="P5" draw:layer="layout" svg:width="0.709cm" svg:height="0.446cm" svg:x="3.264cm" svg:y="10.068cm">
          <draw:text-box>
            <text:p text:style-name="P2"><text:span text:style-name="T10">CAN:</text:span></text:p>
          </draw:text-box>
        </draw:frame>
        <draw:frame draw:style-name="gr4" draw:text-style-name="P5" draw:layer="layout" svg:width="0.988cm" svg:height="0.446cm" svg:x="11.585cm" svg:y="10.068cm">
          <draw:text-box>
            <text:p text:style-name="P2"><text:span text:style-name="T8"><text:s text:c="7"/>Yes</text:span></text:p>
          </draw:text-box>
        </draw:frame>
        <draw:frame draw:style-name="gr4" draw:text-style-name="P5" draw:layer="layout" svg:width="0.917cm" svg:height="0.446cm" svg:x="15.903cm" svg:y="10.068cm">
          <draw:text-box>
            <text:p text:style-name="P2"><text:span text:style-name="T8"><text:s text:c="7"/>No</text:span></text:p>
          </draw:text-box>
        </draw:frame>
        <draw:frame draw:style-name="gr4" draw:text-style-name="P5" draw:layer="layout" svg:width="3.451cm" svg:height="0.446cm" svg:x="3.264cm" svg:y="10.667cm">
          <draw:text-box>
            <text:p text:style-name="P2"><text:span text:style-name="T26">Texas Instruments Chip</text:span></text:p>
          </draw:text-box>
        </draw:frame>
        <draw:frame draw:style-name="gr4" draw:text-style-name="P5" draw:layer="layout" svg:width="3.451cm" svg:height="0.446cm" svg:x="3.264cm" svg:y="10.667cm">
          <draw:text-box>
            <text:p text:style-name="P2"><text:span text:style-name="T10">Texas Instruments Chip</text:span></text:p>
          </draw:text-box>
        </draw:frame>
        <draw:frame draw:style-name="gr4" draw:text-style-name="P5" draw:layer="layout" svg:width="1.376cm" svg:height="0.446cm" svg:x="3.264cm" svg:y="11.267cm">
          <draw:text-box>
            <text:p text:style-name="P2"><text:span text:style-name="T10">FPD Link:</text:span></text:p>
          </draw:text-box>
        </draw:frame>
        <draw:frame draw:style-name="gr4" draw:text-style-name="P5" draw:layer="layout" svg:width="1.949cm" svg:height="0.446cm" svg:x="11.585cm" svg:y="11.267cm">
          <draw:text-box>
            <text:p text:style-name="P2"><text:span text:style-name="T8"><text:s text:c="7"/>FPD Link I</text:span></text:p>
          </draw:text-box>
        </draw:frame>
        <draw:frame draw:style-name="gr4" draw:text-style-name="P5" draw:layer="layout" svg:width="2.041cm" svg:height="0.446cm" svg:x="14.545cm" svg:y="11.267cm">
          <draw:text-box>
            <text:p text:style-name="P2"><text:span text:style-name="T8"><text:s text:c="7"/>FPD Link II</text:span></text:p>
          </draw:text-box>
        </draw:frame>
        <draw:frame draw:style-name="gr4" draw:text-style-name="P5" draw:layer="layout" svg:width="2.133cm" svg:height="0.446cm" svg:x="17.605cm" svg:y="11.267cm">
          <draw:text-box>
            <text:p text:style-name="P2"><text:span text:style-name="T8"><text:s text:c="7"/>FPD Link III</text:span></text:p>
          </draw:text-box>
        </draw:frame>
        <draw:frame draw:style-name="gr4" draw:text-style-name="P5" draw:layer="layout" svg:width="4.233cm" svg:height="0.446cm" svg:x="3.264cm" svg:y="11.867cm">
          <draw:text-box>
            <text:p text:style-name="P2"><text:span text:style-name="T10">Backward compatible mode:</text:span></text:p>
          </draw:text-box>
        </draw:frame>
        <draw:frame draw:style-name="gr4" draw:text-style-name="P5" draw:layer="layout" svg:width="0.988cm" svg:height="0.446cm" svg:x="11.585cm" svg:y="11.867cm">
          <draw:text-box>
            <text:p text:style-name="P2"><text:span text:style-name="T8"><text:s text:c="7"/>Yes</text:span></text:p>
          </draw:text-box>
        </draw:frame>
        <draw:frame draw:style-name="gr4" draw:text-style-name="P5" draw:layer="layout" svg:width="0.917cm" svg:height="0.446cm" svg:x="15.903cm" svg:y="11.867cm">
          <draw:text-box>
            <text:p text:style-name="P2"><text:span text:style-name="T8"><text:s text:c="7"/>No</text:span></text:p>
          </draw:text-box>
        </draw:frame>
        <draw:frame draw:style-name="gr4" draw:text-style-name="P5" draw:layer="layout" svg:width="3.17cm" svg:height="0.446cm" svg:x="3.264cm" svg:y="12.468cm">
          <draw:text-box>
            <text:p text:style-name="P2"><text:span text:style-name="T10">Low frequency mode:</text:span></text:p>
          </draw:text-box>
        </draw:frame>
        <draw:frame draw:style-name="gr4" draw:text-style-name="P5" draw:layer="layout" svg:width="0.988cm" svg:height="0.446cm" svg:x="11.585cm" svg:y="12.468cm">
          <draw:text-box>
            <text:p text:style-name="P2"><text:span text:style-name="T8"><text:s text:c="7"/>Yes</text:span></text:p>
          </draw:text-box>
        </draw:frame>
        <draw:frame draw:style-name="gr4" draw:text-style-name="P5" draw:layer="layout" svg:width="0.917cm" svg:height="0.446cm" svg:x="15.903cm" svg:y="12.468cm">
          <draw:text-box>
            <text:p text:style-name="P2"><text:span text:style-name="T8"><text:s text:c="7"/>No</text:span></text:p>
          </draw:text-box>
        </draw:frame>
        <draw:frame draw:style-name="gr4" draw:text-style-name="P5" draw:layer="layout" svg:width="3.91cm" svg:height="0.446cm" svg:x="3.264cm" svg:y="13.068cm">
          <draw:text-box>
            <text:p text:style-name="P2"><text:span text:style-name="T10">FPD Link III Transfer Mode:</text:span></text:p>
          </draw:text-box>
        </draw:frame>
        <draw:frame draw:style-name="gr4" draw:text-style-name="P5" draw:layer="layout" svg:width="2.194cm" svg:height="0.446cm" svg:x="11.585cm" svg:y="13.068cm">
          <draw:text-box>
            <text:p text:style-name="P2"><text:span text:style-name="T8"><text:s text:c="7"/>Single Lane</text:span></text:p>
          </draw:text-box>
        </draw:frame>
        <draw:frame draw:style-name="gr4" draw:text-style-name="P5" draw:layer="layout" svg:width="1.964cm" svg:height="0.446cm" svg:x="15.903cm" svg:y="13.068cm">
          <draw:text-box>
            <text:p text:style-name="P2"><text:span text:style-name="T8"><text:s text:c="7"/>Dual Lane</text:span></text:p>
          </draw:text-box>
        </draw:frame>
        <draw:frame draw:style-name="gr4" draw:text-style-name="P5" draw:layer="layout" svg:width="1.412cm" svg:height="0.446cm" svg:x="3.264cm" svg:y="13.667cm">
          <draw:text-box>
            <text:p text:style-name="P2"><text:span text:style-name="T26">APIX Chip</text:span></text:p>
          </draw:text-box>
        </draw:frame>
        <draw:frame draw:style-name="gr4" draw:text-style-name="P5" draw:layer="layout" svg:width="1.412cm" svg:height="0.446cm" svg:x="3.264cm" svg:y="13.667cm">
          <draw:text-box>
            <text:p text:style-name="P2"><text:span text:style-name="T10">APIX Chip</text:span></text:p>
          </draw:text-box>
        </draw:frame>
        <draw:frame draw:style-name="gr4" draw:text-style-name="P5" draw:layer="layout" svg:width="1.903cm" svg:height="0.446cm" svg:x="3.264cm" svg:y="14.267cm">
          <draw:text-box>
            <text:p text:style-name="P2"><text:span text:style-name="T10">APIX version:</text:span></text:p>
          </draw:text-box>
        </draw:frame>
        <draw:frame draw:style-name="gr4" draw:text-style-name="P5" draw:layer="layout" svg:width="1.328cm" svg:height="0.446cm" svg:x="11.585cm" svg:y="14.267cm">
          <draw:text-box>
            <text:p text:style-name="P2"><text:span text:style-name="T8"><text:s text:c="7"/>APIX I</text:span></text:p>
          </draw:text-box>
        </draw:frame>
        <draw:frame draw:style-name="gr4" draw:text-style-name="P5" draw:layer="layout" svg:width="1.421cm" svg:height="0.446cm" svg:x="14.545cm" svg:y="14.267cm">
          <draw:text-box>
            <text:p text:style-name="P2"><text:span text:style-name="T8"><text:s text:c="7"/>APIX II</text:span></text:p>
          </draw:text-box>
        </draw:frame>
        <draw:frame draw:style-name="gr4" draw:text-style-name="P5" draw:layer="layout" svg:width="1.513cm" svg:height="0.446cm" svg:x="17.605cm" svg:y="14.267cm">
          <draw:text-box>
            <text:p text:style-name="P2"><text:span text:style-name="T8"><text:s text:c="7"/>APIX III</text:span></text:p>
          </draw:text-box>
        </draw:frame>
        <draw:frame draw:style-name="gr4" draw:text-style-name="P5" draw:layer="layout" svg:width="1.716cm" svg:height="0.446cm" svg:x="3.264cm" svg:y="14.867cm">
          <draw:text-box>
            <text:p text:style-name="P2"><text:span text:style-name="T26">Maxim Chip</text:span></text:p>
          </draw:text-box>
        </draw:frame>
        <draw:frame draw:style-name="gr4" draw:text-style-name="P5" draw:layer="layout" svg:width="1.716cm" svg:height="0.446cm" svg:x="3.264cm" svg:y="14.867cm">
          <draw:text-box>
            <text:p text:style-name="P2"><text:span text:style-name="T10">Maxim Chip</text:span></text:p>
          </draw:text-box>
        </draw:frame>
        <draw:frame draw:style-name="gr4" draw:text-style-name="P5" draw:layer="layout" svg:width="2.068cm" svg:height="0.446cm" svg:x="3.264cm" svg:y="15.467cm">
          <draw:text-box>
            <text:p text:style-name="P2"><text:span text:style-name="T10">GMSL version:</text:span></text:p>
          </draw:text-box>
        </draw:frame>
        <draw:frame draw:style-name="gr4" draw:text-style-name="P5" draw:layer="layout" svg:width="1.493cm" svg:height="0.446cm" svg:x="11.585cm" svg:y="15.467cm">
          <draw:text-box>
            <text:p text:style-name="P2"><text:span text:style-name="T8"><text:s text:c="7"/>GMSL I</text:span></text:p>
          </draw:text-box>
        </draw:frame>
        <draw:frame draw:style-name="gr4" draw:text-style-name="P5" draw:layer="layout" svg:width="1.585cm" svg:height="0.446cm" svg:x="14.545cm" svg:y="15.467cm">
          <draw:text-box>
            <text:p text:style-name="P2"><text:span text:style-name="T8"><text:s text:c="7"/>GMSL II</text:span></text:p>
          </draw:text-box>
        </draw:frame>
        <draw:frame draw:style-name="gr4" draw:text-style-name="P5" draw:layer="layout" svg:width="1.678cm" svg:height="0.446cm" svg:x="17.605cm" svg:y="15.467cm">
          <draw:text-box>
            <text:p text:style-name="P2"><text:span text:style-name="T8"><text:s text:c="7"/>GMSL III</text:span></text:p>
          </draw:text-box>
        </draw:frame>
        <draw:frame draw:style-name="gr4" draw:text-style-name="P5" draw:layer="layout" svg:width="3.21cm" svg:height="0.446cm" svg:x="3.265cm" svg:y="16.067cm">
          <draw:text-box>
            <text:p text:style-name="P2"><text:span text:style-name="T10">Bus width/ Bus mode:</text:span></text:p>
          </draw:text-box>
        </draw:frame>
        <draw:frame draw:style-name="gr4" draw:text-style-name="P5" draw:layer="layout" svg:width="1.319cm" svg:height="0.446cm" svg:x="11.585cm" svg:y="16.067cm">
          <draw:text-box>
            <text:p text:style-name="P2"><text:span text:style-name="T8"><text:s text:c="7"/>24 bit</text:span></text:p>
          </draw:text-box>
        </draw:frame>
        <draw:frame draw:style-name="gr4" draw:text-style-name="P5" draw:layer="layout" svg:width="1.319cm" svg:height="0.446cm" svg:x="14.546cm" svg:y="16.067cm">
          <draw:text-box>
            <text:p text:style-name="P2"><text:span text:style-name="T8"><text:s text:c="7"/>32 bit</text:span></text:p>
          </draw:text-box>
        </draw:frame>
        <draw:frame draw:style-name="gr4" draw:text-style-name="P5" draw:layer="layout" svg:width="1.319cm" svg:height="0.446cm" svg:x="17.606cm" svg:y="16.067cm">
          <draw:text-box>
            <text:p text:style-name="P2"><text:span text:style-name="T8"><text:s text:c="7"/>64 bit</text:span></text:p>
          </draw:text-box>
        </draw:frame>
        <draw:frame draw:style-name="gr4" draw:text-style-name="P5" draw:layer="layout" svg:width="7.157cm" svg:height="0.446cm" svg:x="3.265cm" svg:y="17.232cm">
          <draw:text-box>
            <text:p text:style-name="P2"><text:span text:style-name="T27">Are you interested in the </text:span><text:span text:style-name="T28">Dragon Suite Advanced </text:span></text:p>
          </draw:text-box>
        </draw:frame>
        <draw:frame draw:style-name="gr4" draw:text-style-name="P5" draw:layer="layout" svg:width="0.352cm" svg:height="0.446cm" svg:x="6.753cm" svg:y="17.232cm">
          <draw:text-box>
            <text:p text:style-name="P2"><text:span text:style-name="T27"><text:s/></text:span></text:p>
          </draw:text-box>
        </draw:frame>
        <draw:frame draw:style-name="gr4" draw:text-style-name="P5" draw:layer="layout" svg:width="1.791cm" svg:height="0.446cm" svg:x="3.264cm" svg:y="17.585cm">
          <draw:text-box>
            <text:p text:style-name="P2"><text:span text:style-name="T27">software? **</text:span></text:p>
          </draw:text-box>
        </draw:frame>
        <draw:frame draw:style-name="gr4" draw:text-style-name="P5" draw:layer="layout" svg:width="0.988cm" svg:height="0.446cm" svg:x="11.585cm" svg:y="17.585cm">
          <draw:text-box>
            <text:p text:style-name="P2"><text:span text:style-name="T8"><text:s text:c="7"/>Yes</text:span></text:p>
          </draw:text-box>
        </draw:frame>
        <draw:frame draw:style-name="gr4" draw:text-style-name="P5" draw:layer="layout" svg:width="0.917cm" svg:height="0.446cm" svg:x="15.903cm" svg:y="17.585cm">
          <draw:text-box>
            <text:p text:style-name="P2"><text:span text:style-name="T8"><text:s text:c="7"/>No</text:span></text:p>
          </draw:text-box>
        </draw:frame>
        <draw:frame draw:style-name="gr4" draw:text-style-name="P5" draw:layer="layout" svg:width="4.976cm" svg:height="0.446cm" svg:x="3.264cm" svg:y="18.185cm">
          <draw:text-box>
            <text:p text:style-name="P2"><text:span text:style-name="T27">Do you need start-up support? ***</text:span></text:p>
          </draw:text-box>
        </draw:frame>
        <draw:polygon draw:style-name="gr14" draw:text-style-name="P15" draw:layer="layout" svg:width="1.227cm" svg:height="3.588cm" svg:x="1.829cm" svg:y="3.909cm" svg:viewBox="0 0 1228 3589" draw:points="0,0 1228,0 1228,3589 0,3589">
          <text:p/>
        </draw:polygon>
        <draw:polygon draw:style-name="gr14" draw:text-style-name="P15" draw:layer="layout" svg:width="1.227cm" svg:height="5.977cm" svg:x="1.829cm" svg:y="10.54cm" svg:viewBox="0 0 1228 5978" draw:points="0,0 1228,0 1228,5978 0,5978">
          <text:p/>
        </draw:polygon>
        <draw:polygon draw:style-name="gr14" draw:text-style-name="P15" draw:layer="layout" svg:width="1.227cm" svg:height="3.307cm" svg:x="1.829cm" svg:y="17.115cm" svg:viewBox="0 0 1228 3308" draw:points="0,0 1228,0 1228,3308 0,3308">
          <text:p/>
        </draw:polygon>
        <draw:polygon draw:style-name="gr14" draw:text-style-name="P15" draw:layer="layout" svg:width="1.227cm" svg:height="2.962cm" svg:x="1.829cm" svg:y="7.534cm" svg:viewBox="0 0 1228 2963" draw:points="0,0 1228,0 1228,2963 0,2963">
          <text:p/>
        </draw:polygon>
        <draw:frame draw:style-name="gr4" draw:text-style-name="P5" draw:layer="layout" svg:width="0.988cm" svg:height="0.446cm" svg:x="11.585cm" svg:y="18.185cm">
          <draw:text-box>
            <text:p text:style-name="P2"><text:span text:style-name="T8"><text:s text:c="7"/>Yes</text:span></text:p>
          </draw:text-box>
        </draw:frame>
        <draw:frame draw:style-name="gr4" draw:text-style-name="P5" draw:layer="layout" svg:width="0.917cm" svg:height="0.446cm" svg:x="15.903cm" svg:y="18.185cm">
          <draw:text-box>
            <text:p text:style-name="P2"><text:span text:style-name="T8"><text:s text:c="7"/>No</text:span></text:p>
          </draw:text-box>
        </draw:frame>
        <draw:frame draw:style-name="gr4" draw:text-style-name="P5" draw:layer="layout" svg:width="1.382cm" svg:height="0.446cm" svg:x="3.264cm" svg:y="18.81cm">
          <draw:text-box>
            <text:p text:style-name="P2"><text:span text:style-name="T27">Remarks:</text:span></text:p>
          </draw:text-box>
        </draw:frame>
        <draw:frame draw:style-name="gr8" draw:text-style-name="P9" draw:layer="layout" svg:width="2.895cm" svg:height="0.492cm" draw:transform="rotate (1.5707963267949) translate (2.173cm 7.107cm)">
          <draw:text-box>
            <text:p text:style-name="P2"><text:span text:style-name="T15">Video Parameters</text:span></text:p>
          </draw:text-box>
        </draw:frame>
        <draw:frame draw:style-name="gr8" draw:text-style-name="P9" draw:layer="layout" svg:width="2.895cm" svg:height="0.492cm" draw:transform="rotate (1.5707963267949) translate (2.173cm 7.107cm)">
          <draw:text-box>
            <text:p text:style-name="P2"><text:span text:style-name="T16">Video Parameters</text:span></text:p>
          </draw:text-box>
        </draw:frame>
        <draw:frame draw:style-name="gr8" draw:text-style-name="P9" draw:layer="layout" svg:width="4.641cm" svg:height="0.492cm" draw:transform="rotate (1.5707963267949) translate (2.173cm 15.707cm)">
          <draw:text-box>
            <text:p text:style-name="P2"><text:span text:style-name="T15">Chip dependent Information</text:span></text:p>
          </draw:text-box>
        </draw:frame>
        <draw:frame draw:style-name="gr8" draw:text-style-name="P9" draw:layer="layout" svg:width="4.641cm" svg:height="0.492cm" draw:transform="rotate (1.5707963267949) translate (2.173cm 15.707cm)">
          <draw:text-box>
            <text:p text:style-name="P2"><text:span text:style-name="T16">Chip dependent Information</text:span></text:p>
          </draw:text-box>
        </draw:frame>
        <draw:frame draw:style-name="gr8" draw:text-style-name="P9" draw:layer="layout" svg:width="3.082cm" svg:height="0.492cm" draw:transform="rotate (1.5707963267949) translate (2.173cm 20.257cm)">
          <draw:text-box>
            <text:p text:style-name="P2"><text:span text:style-name="T15">Any other Business</text:span></text:p>
          </draw:text-box>
        </draw:frame>
        <draw:frame draw:style-name="gr8" draw:text-style-name="P9" draw:layer="layout" svg:width="3.082cm" svg:height="0.492cm" draw:transform="rotate (1.5707963267949) translate (2.173cm 20.257cm)">
          <draw:text-box>
            <text:p text:style-name="P2"><text:span text:style-name="T16">Any other Business</text:span></text:p>
          </draw:text-box>
        </draw:frame>
        <draw:frame draw:style-name="gr8" draw:text-style-name="P9" draw:layer="layout" svg:width="1.639cm" svg:height="0.492cm" draw:transform="rotate (1.5707963267949) translate (2.023cm 10.232cm)">
          <draw:text-box>
            <text:p text:style-name="P2"><text:span text:style-name="T15">Sideband </text:span></text:p>
          </draw:text-box>
        </draw:frame>
        <draw:path draw:style-name="gr9" draw:text-style-name="P11" draw:layer="layout" svg:width="0.375cm" svg:height="0.384cm" svg:x="16.556cm" svg:y="1.986cm" svg:viewBox="0 0 376 385" svg:d="M92 156c12-44 59-72 100-72 45 0 83 26 97 72zM371 233c2-14 5-28 5-41 0-104-81-192-184-192-109 0-192 88-192 197 0 104 86 188 191 188 76 0 150-51 173-115h-95c-17 19-49 31-81 31-43 0-82-27-96-68z">
          <text:p/>
        </draw:path>
        <draw:polygon draw:style-name="gr9" draw:text-style-name="P11" draw:layer="layout" svg:width="0.087cm" svg:height="0.481cm" svg:x="16.986cm" svg:y="1.878cm" svg:viewBox="0 0 88 482" draw:points="0,0 88,0 88,482 0,482">
          <text:p/>
        </draw:polygon>
        <draw:path draw:style-name="gr9" draw:text-style-name="P11" draw:layer="layout" svg:width="0.376cm" svg:height="0.384cm" svg:x="17.124cm" svg:y="1.986cm" svg:viewBox="0 0 377 385" svg:d="M92 156c12-44 56-72 99-72 46 0 84 26 98 72zM374 233c3-14 3-28 3-41 0-104-82-192-186-192-107 0-191 88-191 197 0 104 87 188 191 188 77 0 151-51 174-115h-96c-18 19-49 31-81 31-43 0-84-27-95-68z">
          <text:p/>
        </draw:path>
        <draw:path draw:style-name="gr9" draw:text-style-name="P11" draw:layer="layout" svg:width="0.37cm" svg:height="0.384cm" svg:x="17.54cm" svg:y="1.986cm" svg:viewBox="0 0 371 385" svg:d="M273 257c-15 27-47 44-79 44-60 0-106-45-106-108 0-60 40-109 103-109 36 0 64 15 82 50h98c-23-81-101-134-180-134-103 0-191 84-191 192 0 53 20 103 59 140 34 33 84 53 133 53 80 0 155-52 179-128z">
          <text:p/>
        </draw:path>
        <draw:polygon draw:style-name="gr9" draw:text-style-name="P11" draw:layer="layout" svg:width="0.18cm" svg:height="0.481cm" svg:x="17.941cm" svg:y="1.878cm" svg:viewBox="0 0 181 482" draw:points="41,482 127,482 127,196 181,196 181,120 127,120 127,0 41,0 41,120 0,120 0,196 41,196">
          <text:p/>
        </draw:polygon>
        <draw:path draw:style-name="gr9" draw:text-style-name="P11" draw:layer="layout" svg:width="0.165cm" svg:height="0.373cm" svg:x="18.163cm" svg:y="1.986cm" svg:viewBox="0 0 166 374" svg:d="M0 374h88v-194c0-30 0-56 23-76 17-11 38-17 55-17v-87h-8c-35 0-58 14-79 44v-32h-79z">
          <text:p/>
        </draw:path>
        <draw:path draw:style-name="gr9" draw:text-style-name="P11" draw:layer="layout" svg:width="0.384cm" svg:height="0.384cm" svg:x="18.342cm" svg:y="1.986cm" svg:viewBox="0 0 385 385" svg:d="M191 84c61 0 108 52 108 111 0 60-46 106-108 106-61 0-104-48-104-106 0-29 9-54 29-77 17-20 49-34 75-34zM197 0c-110 0-197 84-197 195 0 104 87 190 191 190 108 0 194-84 194-190 0-107-83-195-188-195z">
          <text:p/>
        </draw:path>
        <draw:path draw:style-name="gr9" draw:text-style-name="P11" draw:layer="layout" svg:width="0.321cm" svg:height="0.373cm" svg:x="18.772cm" svg:y="1.986cm" svg:viewBox="0 0 322 374" svg:d="M0 374h87v-163c0-28-3-67 14-92 12-19 35-32 61-32 23 0 43 11 58 30 14 24 14 60 14 88v169h88v-186c0-46 0-91-29-132-3-4-6-8-9-11-27-28-67-45-105-45-37 0-78 15-98 45v-33h-81z">
          <text:p/>
        </draw:path>
        <draw:path draw:style-name="gr9" draw:text-style-name="P11" draw:layer="layout" svg:width="0.09cm" svg:height="0.481cm" svg:x="19.159cm" svg:y="1.878cm" svg:viewBox="0 0 91 482" svg:d="M0 78h91v-78h-91zM0 482h91v-362h-91z">
          <text:p/>
        </draw:path>
        <draw:path draw:style-name="gr9" draw:text-style-name="P11" draw:layer="layout" svg:width="0.369cm" svg:height="0.384cm" svg:x="19.301cm" svg:y="1.986cm" svg:viewBox="0 0 370 385" svg:d="M275 257c-17 27-46 44-78 44-64 0-110-45-110-108 0-60 44-109 104-109 38 0 64 15 84 50h95c-20-81-98-134-178-134-104 0-192 84-192 192 0 53 19 103 57 140 39 33 88 53 135 53 80 0 155-52 178-128z">
          <text:p/>
        </draw:path>
        <draw:path draw:style-name="gr9" draw:text-style-name="P11" draw:layer="layout" svg:width="0.491cm" svg:height="0.482cm" svg:x="16.541cm" svg:y="1.175cm" svg:viewBox="0 0 492 483" svg:d="M469 147c-35-88-131-147-224-147-132 0-245 109-245 245 0 135 113 238 246 238 132 0 246-101 246-236v-10h-301v80h193c-26 50-84 83-136 83-46 0-87-18-118-51-29-28-44-69-44-107 0-43 21-88 52-116 30-26 67-40 107-40 46 0 93 23 122 61z">
          <text:p/>
        </draw:path>
        <draw:path draw:style-name="gr9" draw:text-style-name="P11" draw:layer="layout" svg:width="0.48cm" svg:height="0.482cm" svg:x="17.063cm" svg:y="1.175cm" svg:viewBox="0 0 481 483" svg:d="M240 86c84 0 153 70 153 156s-69 158-153 158-156-72-156-158 70-156 156-156zM240 0c-133 0-240 110-240 244 0 133 107 239 240 239 130 0 241-106 241-239 0-134-111-244-241-244z">
          <text:p/>
        </draw:path>
        <draw:path draw:style-name="gr9" draw:text-style-name="P11" draw:layer="layout" svg:width="0.295cm" svg:height="0.462cm" svg:x="17.609cm" svg:y="1.184cm" svg:viewBox="0 0 296 463" svg:d="M84 203v-120h17c18 0 46-2 64 4 27 6 44 26 44 54 0 27-14 49-41 57-21 6-47 5-67 5zM84 463v-177h17c46 0 102 2 140-28 35-29 55-72 55-118s-23-90-61-116c-40-26-82-24-128-24h-107v463z">
          <text:p/>
        </draw:path>
        <draw:polygon draw:style-name="gr9" draw:text-style-name="P11" draw:layer="layout" svg:width="0.248cm" svg:height="0.462cm" svg:x="17.956cm" svg:y="1.184cm" svg:viewBox="0 0 249 463" draw:points="0,463 249,463 249,377 87,377 87,271 243,271 243,189 87,189 87,83 249,83 249,0 0,0">
          <text:p/>
        </draw:polygon>
        <draw:polygon draw:style-name="gr9" draw:text-style-name="P11" draw:layer="layout" svg:width="0.228cm" svg:height="0.462cm" svg:x="18.279cm" svg:y="1.184cm" svg:viewBox="0 0 229 463" draw:points="0,463 229,463 229,377 87,377 87,0 0,0">
          <text:p/>
        </draw:polygon>
        <draw:polygon draw:style-name="gr9" draw:text-style-name="P11" draw:layer="layout" svg:width="0.076cm" svg:height="0.077cm" svg:x="17.265cm" svg:y="1.386cm" svg:viewBox="0 0 77 78" draw:points="0,0 77,0 77,78 0,78">
          <text:p/>
        </draw:polygon>
        <draw:polygon draw:style-name="gr9" draw:text-style-name="P11" draw:layer="layout" svg:width="0.076cm" svg:height="0.078cm" svg:x="17.265cm" svg:y="1.283cm" svg:viewBox="0 0 77 79" draw:points="0,0 77,0 77,79 0,79">
          <text:p/>
        </draw:polygon>
        <draw:polygon draw:style-name="gr9" draw:text-style-name="P11" draw:layer="layout" svg:width="3.43cm" svg:height="0.032cm" svg:x="16.377cm" svg:y="1.747cm" svg:viewBox="0 0 3431 33" draw:points="0,0 3431,0 3431,33 0,33">
          <text:p/>
        </draw:polygon>
        <draw:path draw:style-name="gr9" draw:text-style-name="P11" draw:layer="layout" svg:width="0.167cm" svg:height="0.244cm" svg:x="17.875cm" svg:y="2.624cm" svg:viewBox="0 0 168 245" svg:d="M34 32c0-2 0-5 0-7-2-2-2-4-3-5-2-1-3-2-5-3-3 0-6-1-9-1s-6 0-6 1c-3 0-6 0-11 1v-10c6-1 11-2 17-3 8 0 12-1 17-2 6 0 11-1 15-1 5 0 8 0 11 0 12 0 24-1 33-1s18 0 26 0c9 0 15-1 20-1 4 0 7 0 9 0 3 0 6 1 6 2 3 2 3 4 3 7 0 1 0 4 0 7 0 4 0 8 0 13 0 4 0 9-3 14 0 6 0 10 0 15h-11c0-3 0-6 0-8s0-4 0-6c0-6 0-11-1-14 0-4-2-7-3-9-2-2-5-3-8-4s-6-1-12-1c-8 0-14 0-17 0-6-1-12-1-17-1h-3c-5 0-8 0-10 1-3 0-6 0-12 0 0 5 0 12 0 19s0 15 0 23 0 16 0 25 0 18-3 28c9 0 18 1 27 1 6 0 12 0 18 0 8 0 14 0 20-1 6 0 12-1 15-2 2 3 2 6 2 8s0 4-2 5c-1 2-3 3-6 4 0 1-3 1-6 2-6 0-9 0-12 0-8 0-14 0-25-1-9-1-19-2-31-3 0 4 0 9 0 14 0 6 0 12 0 18 0 9 0 15 0 22-2 7-2 14-2 20s0 12-1 17c0 5-2 9-2 12 8-1 14-2 20-2 7 0 12-1 18-1 9 0 15 1 20 1 6 0 12 0 21 0 3 0 6 0 11-1 3-1 4-3 9-6 0-3 3-7 6-12 0-5 0-11 3-19h8c0 12 0 22-3 29 0 8-3 13-5 18-3 4-6 7-9 9-5 2-9 2-14 2-3 0-9 0-12-1-6 0-11-1-15-2-5-1-11-2-17-2-6-1-14-1-21-1-6 0-15 0-21 1-8 1-17 2-23 4h-2c0-7 2-16 3-25 0-10 0-21 2-32 1-13 1-25 1-40 0-13 0-26 2-39 0-13 0-26 0-39s0-25 0-37z">
          <text:p/>
        </draw:path>
        <draw:path draw:style-name="gr9" draw:text-style-name="P11" draw:layer="layout" svg:width="0.187cm" svg:height="0.157cm" svg:x="18.051cm" svg:y="2.712cm" svg:viewBox="0 0 188 158" svg:d="M34 32c0-3 0-5-2-7 0-2 0-4 0-5-1-1-3-2-4-2-2-1-3-1-5-1-3 0-6 0-9 1s-8 2-11 3l-3-8c6-1 11-3 14-4 6-2 9-3 14-4 4-1 6-2 9-2 3-1 6-1 6-1 6 0 9 1 11 3 1 3 3 7 3 13 0 0 0 2 0 4 0 3 0 6 0 10-2 4-2 8-2 13s0 11 0 16c-1 6-1 12-3 18 0 6 0 12-1 18h1c5-18 11-33 17-45s12-22 18-30 14-13 20-16c5-4 11-6 17-6 3 0 9 0 11 3 3 1 6 3 9 7 3 3 6 7 9 12 0 5 0 11 0 18 0 2 0 5 0 8 0 4 0 8 0 12s0 9 0 14c-3 4-3 9-3 14 0 4 0 9 0 13s0 8 0 11c0 5 0 9 0 13 0 3 0 6 3 8 0 2 0 3 3 4 3 3 3 3 5 3 4 0 9-3 12-4 6-1 10-2 13-4l2 8c-2 2-5 4-9 6-6 2-9 4-14 5-4 2-6 3-12 5-3 2-8 2-11 2-4 0-7-2-9-4 0-2-3-5-3-8-3-3-3-9-3-14s0-10 0-15c0-6 0-13 0-20s0-13 3-20c0-6 0-11 0-16s0-10 0-13c0-8 0-14-3-17-3-4-9-6-14-6-3 0-6 2-12 5-5 3-9 8-14 14-3 6-7 13-12 21-6 8-9 16-12 26-3 9-5 19-8 29-1 10-3 22-3 33l-23 2c0-6 0-13 0-23 2-8 2-16 2-24 1-8 1-16 1-23 0-8 0-15 0-22 2-7 2-13 2-18 0-6 0-10 0-13z">
          <text:p/>
        </draw:path>
        <draw:path draw:style-name="gr9" draw:text-style-name="P11" draw:layer="layout" svg:width="0.128cm" svg:height="0.335cm" svg:x="18.181cm" svg:y="2.633cm" svg:viewBox="0 0 129 336" svg:d="M110 37c-2 0-5-1-5-2-3-1-6-2-6-4 0-1-3-3-3-5-2-2-2-4-2-7s2-6 2-8c3-2 3-4 6-6 0-2 3-3 3-4 3 0 5-1 6-1 2 0 5 1 6 2 2 0 6 2 6 3 3 2 3 3 3 5 3 2 3 4 3 7 0 2 0 4-3 7 0 2 0 4-3 6 0 2-4 4-7 5-2 1-3 2-6 2zM123 83c0 11 0 21 0 32s-4 22-4 33 0 22-2 33c-1 12-1 22-3 35-1 10-3 21-4 30-2 10-5 19-5 28-3 12-9 22-15 30-5 8-8 14-14 19-8 5-14 8-21 10-6 2-12 3-18 3s-11-1-15-2c-5-1-8-3-11-5s-8-4-9-7c-2-2-2-5-2-8 0-2 0-4 0-5 2-2 3-4 3-5 2-1 5-3 5-4 3 0 6-1 6-1 6 7 11 12 15 15 6 3 12 5 20 5 3 0 6-1 12-2 3-2 7-5 12-9 3-6 9-15 11-27 3-12 6-27 6-45 3-18 3-41 3-66 1-24 1-51 1-81 0-2 2-3 2-4 3-2 3-3 3-3 3-1 3-1 6-2h3c5 0 8 1 15 3z">
          <text:p/>
        </draw:path>
        <draw:path draw:style-name="gr9" draw:text-style-name="P11" draw:layer="layout" svg:width="0.129cm" svg:height="0.158cm" svg:x="18.337cm" svg:y="2.712cm" svg:viewBox="0 0 130 159" svg:d="M26 83c0 5 0 10 0 15 2 5 2 9 5 14 0 4 3 8 3 12 3 4 6 7 9 10 4 3 10 6 12 7 3 2 9 3 12 3 6 0 12-1 14-4 3-2 7-5 9-8 3-4 6-8 9-12 0-5 3-10 3-15 2-5 2-10 2-14 1-5 1-10 1-14s-1-9-1-14-2-9-2-14c-3-4-3-9-6-12-3-5-6-9-9-12-3-2-6-5-11-6-3-2-6-3-12-3-5 0-9 1-14 3-3 3-7 5-10 9s-6 9-6 13c-3 5-6 10-6 15 0 4-2 9-2 14s0 9 0 13zM0 93c0-7 0-14 2-21 0-7 3-14 6-21 3-6 8-13 12-20 5-6 8-11 14-15s13-8 19-11c8-2 14-5 23-5 8 0 17 4 23 7 6 4 12 9 17 15 6 6 9 13 12 22 0 7 2 15 2 24 0 7 0 14-2 21 0 7-3 14-6 21-3 6-6 13-12 19-3 5-8 11-14 15s-12 8-17 10c-6 3-15 5-23 5-9 0-19-3-25-6-5-4-11-9-15-15-8-6-11-13-14-21 0-8-2-16-2-24z">
          <text:p/>
        </draw:path>
        <draw:path draw:style-name="gr9" draw:text-style-name="P11" draw:layer="layout" svg:width="0.162cm" svg:height="0.256cm" svg:x="18.475cm" svg:y="2.712cm" svg:viewBox="0 0 163 257" svg:d="M72 151c0-7-3-14-5-21-1-7-3-14-6-22-1-7-3-14-6-21s-3-14-6-20-3-12-6-18c-2-5-2-10-5-14 0-4-3-7-3-10-1-2-3-4-4-6-2-1-5-2-5-3-3 0-3 0-6 0s-3 0-6 0c-2 1-5 1-11 2l-3-7c8-2 12-3 15-4 5-2 8-3 11-4 3 0 6-1 9-2 3 0 5 0 6 0 2 0 2 0 5 1 3 0 3 1 6 3 0 1 3 4 3 6 3 3 3 6 5 11 1 2 3 6 4 10 0 4 3 8 3 14 2 5 5 10 5 17 3 6 3 12 6 19 3 6 3 13 6 20 2 7 3 14 5 21 3-9 6-19 9-28 6-10 9-20 14-30 4-10 6-20 11-30 5-9 8-19 11-28 3-1 3-2 3-3 3-1 3-2 6-3 0 0 0-1 2-1 1 0 3 0 4 0 2 0 5 0 6 1 5 1 5 1 8 2-3 5-8 11-11 17-4 6-7 13-9 20-3 7-6 14-12 22-3 7-6 15-13 23-2 8-5 16-8 24s-9 15-12 23-6 15-8 23c-3 8-6 15-7 22-3 7-8 14-11 22 0 6-3 13-6 19-2 7-5 11-8 16s-6 9-12 12c-3 3-5 6-11 8-3 2-9 3-15 3-3 0-5-1-8-2-1 0-4-2-6-3-3-1-6-3-6-5s0-4 0-6 0-4 0-7c3-2 6-4 8-5 3 1 6 3 9 3 3 1 6 2 6 2 8 0 12-2 17-5 3-3 6-9 12-15 3-7 8-15 12-25 3-9 11-26 11-32 0-3 0-6 0-6z">
          <text:p/>
        </draw:path>
        <draw:path draw:style-name="gr9" draw:text-style-name="P11" draw:layer="layout" svg:width="0.185cm" svg:height="0.244cm" svg:x="18.712cm" svg:y="2.623cm" svg:viewBox="0 0 186 245" svg:d="M11 62h-9c0-9-2-16-2-22 0-7 2-13 2-18 1-4 1-8 4-11 2-4 5-6 8-7 3-2 9-2 15-2 5 0 8 0 14 0s12 0 17 1c7 0 13 0 19 0 5 0 11 0 17 0 9 0 17 0 23 0 9 0 15 0 20 0 6 0 12 0 15 0 6 0 8 0 11-1 4 0 7 0 12-1 3 0 6-1 9-1 0 3 0 6 0 8 0 5 0 8-6 11-3 2-9 3-17 3-6 0-15 0-24-1-11-1-20-2-34-3 0 11 0 21 0 33s0 23 0 36c-1 12-1 25-1 38-2 13-2 27-2 40 0 14 0 27-1 40 0 13 0 25-2 37l-23 3h-3c0-14 2-26 2-38 1-12 1-24 1-37s2-25 2-37c0-11 1-23 1-36 0-12 0-25 0-38s0-27 0-42c-3 0-9 0-12 0-7-1-9-1-13-1-5 0-11 0-14 1-3 0-6 0-9 1s-5 2-8 4-6 4-6 7c-3 4-3 8-6 13 0 5 0 11 0 18z">
          <text:p/>
        </draw:path>
        <draw:path draw:style-name="gr9" draw:text-style-name="P11" draw:layer="layout" svg:width="0.113cm" svg:height="0.158cm" svg:x="18.861cm" svg:y="2.712cm" svg:viewBox="0 0 114 159" svg:d="M88 38c0-4 0-7-2-10 0-3 0-5-3-7s-3-4-6-5c-5-1-6-2-13-2-3 0-8 1-11 2-3 2-9 4-9 7-3 3-6 6-8 9-3 5-4 9-6 13-1 4-3 8-4 12 0 5-2 9-2 13 9-1 17-2 26-4 8-1 14-4 21-6 6-3 12-6 15-10 0-3 2-8 2-12zM109 121c0 1 3 1 3 2v1c0 1 2 1 2 2h-2c-3 6-6 11-12 14-3 4-9 8-14 10-3 3-9 5-14 6-8 3-11 3-16 3-9 0-18-2-23-6-7-3-15-8-18-14-5-6-9-12-11-20-3-8-4-17-4-26 0-7 0-14 1-22 3-7 5-14 8-21s6-13 9-19c6-6 12-11 17-15 6-5 12-8 18-10 6-3 16-6 24-6 6 0 9 3 14 4 6 1 9 3 12 6 6 3 6 6 9 10 2 3 2 8 2 12 0 8-2 15-5 20-6 5-12 9-20 13-6 4-18 7-30 9s-23 4-35 5v2c0 9 0 17 3 24 2 7 5 13 9 19 2 5 8 9 14 12s11 4 18 4c9 0 15-1 20-4 6-4 15-9 21-15z">
          <text:p/>
        </draw:path>
        <draw:path draw:style-name="gr9" draw:text-style-name="P11" draw:layer="layout" svg:width="0.107cm" svg:height="0.158cm" svg:x="19.006cm" svg:y="2.712cm" svg:viewBox="0 0 108 159" svg:d="M20 115c0 6 1 10 4 14 2 4 5 7 8 9 6 3 9 4 12 6 5 1 9 1 14 1 3 0 6 0 11-1 3-1 6-3 9-5s6-4 6-7c3-3 3-6 3-9 0-4 0-7-3-10s-5-5-8-7c-3-3-6-5-9-7s-9-4-12-6c-5-1-9-3-11-5-3-2-9-4-12-6s-6-4-9-6c-3-3-6-5-8-8-3-3-4-7-6-10 0-4-1-8-1-12 0-5 1-9 1-14 3-4 5-8 8-11s6-6 9-9c4-2 9-4 12-6 6-1 9-2 14-3 6-3 9-3 15-3 5 0 9 0 14 3 6 2 9 3 15 6 3 2 6 5 9 8 1 3 3 7 3 11 0 2 0 4-2 5 0 2-1 5-3 7-1 1-3 3-4 4-3 1-6 1-9 2-3 0-6-1-9-2v-1c0-2 3-4 3-6 0-3 0-5 0-6 0-3 0-6-3-8-2-2-3-4-6-5-3-2-5-3-8-3-3-1-6-1-9-1-5 0-9 0-14 2-3 1-6 3-9 5s-5 4-6 7c-2 3-3 6-3 10s1 7 3 10c3 3 6 6 9 8 3 3 6 5 11 7 6 2 9 5 15 7 5 2 9 5 15 8 5 2 11 5 14 9 4 3 9 7 10 11 3 5 5 10 5 16 0 7-3 13-6 19-3 5-6 10-12 14-6 3-12 6-18 8-8 2-14 4-23 4-3 0-8 0-11-2-3 0-8-1-12-2-3-1-6-3-9-4-5-2-6-4-9-6-2-2-5-4-8-7 0-3 0-5 0-8s0-5 0-7c3-2 3-4 6-5 2-1 3-2 6-2 3-1 5-1 8-1z">
          <text:p/>
        </draw:path>
        <draw:path draw:style-name="gr9" draw:text-style-name="P11" draw:layer="layout" svg:width="0.105cm" svg:height="0.233cm" svg:x="19.144cm" svg:y="2.636cm" svg:viewBox="0 0 106 234" svg:d="M65 2c-3 13-6 28-8 44-3 14-3 28-6 41 3 0 8 0 11 0s6 1 9 1 6 0 9 0h3c6 0 11-1 17-1 0 1 0 2 0 3s0 2 0 3c0 3 0 4-3 5s-6 2-12 2c-5 0-8-1-14-1-9-1-14-1-20-2-1 8-1 15-3 22 0 7 0 13 0 20 0 6-1 12-1 17s0 10 0 14c0 7 0 14 1 19 0 6 2 11 3 15 3 4 6 7 8 9 3 3 9 4 15 4 3 0 9-1 11-2 6-2 10-4 18-7 0 2 3 5 3 7-6 3-9 6-15 8-3 2-8 4-11 6-6 1-9 3-15 4-3 1-6 1-11 1-3 0-9-1-13-3-3-1-8-4-9-8-3-5-5-11-8-18 0-7-1-16-1-28 0-6 0-12 0-19s1-13 1-20 0-14 0-21c2-6 3-13 3-20-6 0-12 1-15 1-5 0-9 1-12 2 0-1 0-1 0-2s1-3 1-4c2-1 3-2 6-3 2-1 5-2 8-3s9-1 12-1c3-15 5-28 6-41 2-15 2-27 5-37 0-2 0-4 3-5 0-1 0-2 4-3l3-1c3 0 3 0 5 0 3 0 4 0 6 0 0 1 3 1 6 2z">
          <text:p/>
        </draw:path>
        <draw:path draw:style-name="gr9" draw:text-style-name="P11" draw:layer="layout" svg:width="0.063cm" svg:height="0.235cm" svg:x="19.278cm" svg:y="2.633cm" svg:viewBox="0 0 64 236" svg:d="M20 38c-1 0-3-1-6-2-3-2-3-3-6-5 0-1 0-3-3-5 0-2 0-5 0-7 0-3 0-6 3-8 0-2 0-4 3-6 0-2 3-3 6-4 2 0 3-1 6-1 2 0 3 1 5 1 3 1 7 3 7 4 1 2 3 3 3 5 3 2 3 4 3 7 0 2 0 4-3 7 0 2-2 4-3 6-4 2-4 4-7 6-2 1-5 2-8 2zM31 86c-3 8-3 16-5 24 0 8 0 15-1 23 0 7-2 14-2 21 0 6 0 12 0 17 0 8 0 14 0 19s2 9 2 13c1 3 1 6 1 8 2 2 2 4 5 5 0 1 0 2 4 2 1 1 3 1 6 1s6-1 9-2c5-1 8-2 11-4l3 6c-3 2-6 4-9 6-5 2-8 4-11 5-6 2-9 3-16 5-3 1-6 1-9 1-2 0-5 0-5 0-3-1-3-1-6-3 0-1-3-3-3-5s-3-6-3-10 0-9 0-15c0-7-2-14-2-23 0-5 0-11 2-17 0-7 0-14 0-21 0-8 0-16 0-24s0-17 0-26c0-2 3-3 3-4 0-2 3-3 3-3 0-1 3-1 3-2 3 0 5 0 6 0 5 0 9 1 14 3z">
          <text:p/>
        </draw:path>
        <draw:path draw:style-name="gr9" draw:text-style-name="P11" draw:layer="layout" svg:width="0.185cm" svg:height="0.157cm" svg:x="19.355cm" svg:y="2.712cm" svg:viewBox="0 0 186 158" svg:d="M32 32c0-3 0-5 0-7-3-2-3-4-3-5s-3-2-3-2c-2-1-2-1-5-1s-6 0-9 1-6 2-12 3v-8c3-1 9-3 14-4 4-2 7-3 12-4 3-1 6-2 9-2 3-1 6-1 8-1 4 0 7 1 9 3 3 3 3 7 3 13 0 0 0 2 0 4 0 3 0 6 0 10s-3 8-3 13 0 11 0 16c0 6 0 12-2 18 0 6 0 12 0 18 5-18 11-33 17-45s12-22 18-30c8-8 14-13 19-16 6-4 12-6 18-6 3 0 8 0 11 3 3 1 6 3 9 7 3 3 6 7 9 12 0 5 0 11 0 18 0 2 0 5 0 8 0 4 0 8 0 12s0 9 0 14c-3 4-3 9-3 14 0 4 0 9 0 13s0 8 0 11c0 5 0 9 0 13 0 3 0 6 3 8 0 2 2 3 2 4 3 3 4 3 7 3 4 0 9-3 12-4 6-1 8-2 12-4l2 8c-3 2-6 4-8 6-6 2-9 4-14 5-5 2-8 3-13 5-3 2-6 2-9 2-6 0-9-2-11-4-1-2-4-5-4-8-2-3-2-9-2-14s0-10 0-15c0-6 0-13 0-20s0-13 2-20c0-6 0-11 0-16 1-5 1-10 1-13 0-8-1-14-3-17-3-4-9-6-14-6-4 0-7 2-12 5-3 3-9 8-12 14-6 6-9 13-14 21-3 8-6 16-11 26-3 9-7 19-10 29 0 10-2 22-2 33l-24 2c0-6 0-13 0-23 3-8 3-16 3-24s0-16 0-23c0-8 0-15 3-22 0-7 0-13 0-18 0-6 0-10 0-13z">
          <text:p/>
        </draw:path>
        <draw:path draw:style-name="gr9" draw:text-style-name="P11" draw:layer="layout" svg:width="0.17cm" svg:height="0.27cm" svg:x="19.54cm" svg:y="2.7cm" svg:viewBox="0 0 171 271" svg:d="M84 116c3 0 9-1 12-2s4-3 7-5c2-2 5-6 8-9 0-3 3-6 3-9s3-6 3-9c0-4 0-7 0-10 0-4 0-7 0-11-3-4-3-8-3-12-3-3-3-7-6-10s-6-6-8-8c-3-3-7-4-10-6-3-1-6-2-12-2-3 0-6 1-9 2-5 1-5 3-8 5s-6 5-8 7c-1 3-3 6-4 9 0 3-2 7-2 10-1 3-1 6-1 9 0 4 0 8 1 12 2 4 2 8 3 11 2 4 3 7 5 10 3 4 6 8 9 10s5 4 8 6c3 1 7 2 12 2zM64 180c-6 2-11 3-15 6-5 2-8 5-11 9-3 3-6 8-9 12-3 5-3 10-3 15 0 7 0 12 5 17 4 5 7 9 12 12 3 3 9 5 15 7s11 2 17 2c9 0 15-1 22-3 8-3 14-6 20-10 3-4 8-9 11-14 3-6 6-12 6-19 0-3-2-7-3-9-3-3-5-5-8-7-1-2-6-4-9-5-3-2-8-3-12-4-6-1-12-3-18-4-8-2-15-3-20-5zM132 33c5 5 8 10 8 15 3 5 3 10 3 15 0 6 0 11-3 16 0 6-3 11-6 15-5 5-8 9-12 14-2 4-8 7-11 10-6 3-11 5-18 8-3 1-9 2-15 2-3 0-3 0-6 0 0 0-3 0-3-1-2 1-5 2-8 3 0 1-3 2-3 3-3 1-5 4-6 5 0 2 0 3 0 5 0 3 0 5 3 7 3 3 6 4 9 6 5 2 9 3 14 4 6 1 12 3 18 4s10 2 15 3c6 1 9 3 14 4 6 2 12 4 15 6s6 4 9 7c2 2 5 6 6 9 2 4 5 8 5 13 0 6-3 12-6 17-2 6-5 11-8 16-3 4-9 9-15 13s-11 7-17 10c-8 3-15 5-24 7-6 1-12 2-21 2h-2c-3 0-9 0-14-1-4-1-10-2-15-3-3-1-9-3-15-5-3-3-6-5-11-9-3-3-6-6-9-11 0-4-3-8-3-14 0-4 3-8 3-12 3-4 5-8 6-12 3-3 6-6 9-10 2-3 8-5 11-8 3-2 6-4 12-6 2-2 6-3 9-4v-1c-1-1-4-2-7-3-2-2-5-3-5-5-3-2-3-5-6-7-1-2-1-5-1-8 0-4 0-7 1-10 3-3 6-5 6-8 3-2 5-4 8-6 3-1 6-4 9-5-5-2-9-5-14-8-3-3-6-7-10-12-5-4-5-9-8-13 0-5-3-10-3-16 0-9 3-17 6-25 5-7 9-14 15-20 6-5 14-10 23-13 5-3 14-4 23-4 3 0 6 0 9 0 3 1 6 1 9 2 1 1 6 2 6 2 3 1 3 2 6 3s5 2 8 3c1 1 4 2 9 2 3 0 6 0 9-1s3-3 5-4c3-2 4-4 6-6 0-3 0-6 0-9v-1c0 0 0-1 0-2l1-1c5 3 11 5 11 9 3 3 5 6 5 10 0 2-2 5-2 7s-3 3-3 5c-3 1-6 2-9 3s-6 1-9 1c-5 0-8-1-14-3z">
          <text:p/>
        </draw:path>
        <draw:path draw:style-name="gr9" draw:text-style-name="P11" draw:layer="layout" svg:width="0.071cm" svg:height="0.067cm" svg:x="15.416cm" svg:y="2.608cm" svg:viewBox="0 0 72 68" svg:d="M20 0h33c32 16 20 67-17 68-19 0-37-17-36-41 2-13 11-22 20-27z">
          <text:p/>
        </draw:path>
        <draw:path draw:style-name="gr9" draw:text-style-name="P11" draw:layer="layout" svg:width="0.067cm" svg:height="0.065cm" svg:x="15.532cm" svg:y="2.608cm" svg:viewBox="0 0 68 66" svg:d="M19 0h30c32 14 20 68-18 66-38-1-41-55-12-66z">
          <text:p/>
        </draw:path>
        <draw:path draw:style-name="gr9" draw:text-style-name="P11" draw:layer="layout" svg:width="0.066cm" svg:height="0.064cm" svg:x="15.643cm" svg:y="2.608cm" svg:viewBox="0 0 67 65" svg:d="M21 0h26c6 5 11 9 15 16 15 23-4 47-24 49-32 4-50-34-29-56 3-4 9-7 12-9z">
          <text:p/>
        </draw:path>
        <draw:path draw:style-name="gr9" draw:text-style-name="P11" draw:layer="layout" svg:width="0.066cm" svg:height="0.064cm" svg:x="15.756cm" svg:y="2.608cm" svg:viewBox="0 0 67 65" svg:d="M24 0h17c18 6 32 24 24 46-12 27-51 24-62-1-9-22 6-40 21-45z">
          <text:p/>
        </draw:path>
        <draw:path draw:style-name="gr9" draw:text-style-name="P11" draw:layer="layout" svg:width="0.061cm" svg:height="0.062cm" svg:x="15.871cm" svg:y="2.608cm" svg:viewBox="0 0 62 63" svg:d="M30 0h3c39 4 39 63-3 63-41 0-38-63 0-63z">
          <text:p/>
        </draw:path>
        <draw:path draw:style-name="gr9" draw:text-style-name="P11" draw:layer="layout" svg:width="0.061cm" svg:height="0.061cm" svg:x="15.984cm" svg:y="2.607cm" svg:viewBox="0 0 62 62" svg:d="M26 0c19-2 36 13 36 31 0 20-23 39-47 27-12-7-21-25-11-42 2-5 11-13 22-16z">
          <text:p/>
        </draw:path>
        <draw:path draw:style-name="gr9" draw:text-style-name="P11" draw:layer="layout" svg:width="0.056cm" svg:height="0.058cm" svg:x="16.099cm" svg:y="2.608cm" svg:viewBox="0 0 57 59" svg:d="M25 0c5-1 14 0 20 5 3 2 9 7 11 15 8 23-14 41-31 38-33-4-33-52 0-58z">
          <text:p/>
        </draw:path>
        <draw:path draw:style-name="gr9" draw:text-style-name="P11" draw:layer="layout" svg:width="0.055cm" svg:height="0.056cm" svg:x="16.211cm" svg:y="2.61cm" svg:viewBox="0 0 56 57" svg:d="M22 0c6-1 15 0 21 3 17 10 20 43-6 51-39 17-51-47-15-54z">
          <text:p/>
        </draw:path>
        <draw:path draw:style-name="gr9" draw:text-style-name="P11" draw:layer="layout" svg:width="0.054cm" svg:height="0.054cm" svg:x="16.325cm" svg:y="2.611cm" svg:viewBox="0 0 55 55" svg:d="M26 0c18-2 35 20 27 40-15 30-65 9-50-23 3-9 9-16 23-17z">
          <text:p/>
        </draw:path>
        <draw:path draw:style-name="gr9" draw:text-style-name="P11" draw:layer="layout" svg:width="0.051cm" svg:height="0.051cm" svg:x="16.438cm" svg:y="2.612cm" svg:viewBox="0 0 52 52" svg:d="M20 0c18-2 32 11 32 26 0 34-49 34-52 5-3-15 8-29 20-31z">
          <text:p/>
        </draw:path>
        <draw:path draw:style-name="gr9" draw:text-style-name="P11" draw:layer="layout" svg:width="0.048cm" svg:height="0.049cm" svg:x="16.553cm" svg:y="2.613cm" svg:viewBox="0 0 49 50" svg:d="M18 0c15-2 26 5 29 15 9 20-12 41-33 33-20-9-18-43 4-48z">
          <text:p/>
        </draw:path>
        <draw:path draw:style-name="gr9" draw:text-style-name="P11" draw:layer="layout" svg:width="0.046cm" svg:height="0.047cm" svg:x="16.666cm" svg:y="2.614cm" svg:viewBox="0 0 47 48" svg:d="M20 0c12-2 27 7 27 22 0 20-18 30-32 24-22-8-18-41 5-46z">
          <text:p/>
        </draw:path>
        <draw:path draw:style-name="gr9" draw:text-style-name="P11" draw:layer="layout" svg:width="0.044cm" svg:height="0.045cm" svg:x="16.78cm" svg:y="2.615cm" svg:viewBox="0 0 45 46" svg:d="M22 0c12-1 21 7 23 18 3 18-14 34-31 25-22-8-16-40 8-43z">
          <text:p/>
        </draw:path>
        <draw:path draw:style-name="gr9" draw:text-style-name="P11" draw:layer="layout" svg:width="0.041cm" svg:height="0.042cm" svg:x="16.894cm" svg:y="2.616cm" svg:viewBox="0 0 42 43" svg:d="M18 0c14-2 29 12 23 30-9 25-50 10-39-17 0-5 6-10 16-13z">
          <text:p/>
        </draw:path>
        <draw:path draw:style-name="gr9" draw:text-style-name="P11" draw:layer="layout" svg:width="0.04cm" svg:height="0.04cm" svg:x="17.006cm" svg:y="2.619cm" svg:viewBox="0 0 41 41" svg:d="M15 1c15-3 23 5 26 15 3 15-9 29-27 25-12-3-19-22-9-33 1-3 6-7 10-7z">
          <text:p/>
        </draw:path>
        <draw:path draw:style-name="gr9" draw:text-style-name="P11" draw:layer="layout" svg:width="0.039cm" svg:height="0.036cm" svg:x="17.12cm" svg:y="2.62cm" svg:viewBox="0 0 40 37" svg:d="M16 1c12-3 24 5 24 17 0 32-50 22-38-8 2-4 5-8 14-9z">
          <text:p/>
        </draw:path>
        <draw:path draw:style-name="gr9" draw:text-style-name="P11" draw:layer="layout" svg:width="0.037cm" svg:height="0.035cm" svg:x="17.233cm" svg:y="2.619cm" svg:viewBox="0 0 38 36" svg:d="M15 0c11-1 18 6 21 12 9 30-42 34-36 2 2-6 9-13 15-14z">
          <text:p/>
        </draw:path>
        <draw:path draw:style-name="gr9" draw:text-style-name="P11" draw:layer="layout" svg:width="0.032cm" svg:height="0.032cm" svg:x="17.346cm" svg:y="2.62cm" svg:viewBox="0 0 33 33" svg:d="M11 0c12-2 22 4 22 14 2 23-31 25-33 6-1-11 2-18 11-20z">
          <text:p/>
        </draw:path>
        <draw:path draw:style-name="gr9" draw:text-style-name="P11" draw:layer="layout" svg:width="0.026cm" svg:height="0.026cm" svg:x="17.464cm" svg:y="2.624cm" svg:viewBox="0 0 27 27" svg:d="M9 0c7-1 16 4 18 11 3 20-29 22-27 2 0-8 3-10 9-13z">
          <text:p/>
        </draw:path>
        <draw:path draw:style-name="gr9" draw:text-style-name="P11" draw:layer="layout" svg:width="0.018cm" svg:height="0.018cm" svg:x="17.582cm" svg:y="2.628cm" svg:viewBox="0 0 19 19" svg:d="M6 0c18-3 16 24 0 18-7-2-10-14 0-18z">
          <text:p/>
        </draw:path>
        <draw:path draw:style-name="gr9" draw:text-style-name="P11" draw:layer="layout" svg:width="0.015cm" svg:height="0.015cm" svg:x="17.693cm" svg:y="2.63cm" svg:viewBox="0 0 16 16" svg:d="M8 0c10-2 10 16 1 16s-15-15-1-16z">
          <text:p/>
        </draw:path>
        <draw:path draw:style-name="gr9" draw:text-style-name="P11" draw:layer="layout" svg:width="0.074cm" svg:height="0.072cm" svg:x="15.358cm" svg:y="2.659cm" svg:viewBox="0 0 75 73" svg:d="M33 1c22-5 40 13 42 34 0 31-31 46-51 35-9-5-22-17-24-27-1-23 15-38 33-42z">
          <text:p/>
        </draw:path>
        <draw:path draw:style-name="gr9" draw:text-style-name="P11" draw:layer="layout" svg:width="0.07cm" svg:height="0.069cm" svg:x="15.473cm" svg:y="2.658cm" svg:viewBox="0 0 71 70" svg:d="M33 0c49-5 50 70 3 70-21 0-39-17-36-40 3-17 15-29 33-30z">
          <text:p/>
        </draw:path>
        <draw:path draw:style-name="gr9" draw:text-style-name="P11" draw:layer="layout" svg:width="0.066cm" svg:height="0.066cm" svg:x="15.585cm" svg:y="2.66cm" svg:viewBox="0 0 67 67" svg:d="M29 0c20-3 38 12 38 32 0 47-73 46-67-4 2-14 11-26 29-28z">
          <text:p/>
        </draw:path>
        <draw:path draw:style-name="gr9" draw:text-style-name="P11" draw:layer="layout" svg:width="0.067cm" svg:height="0.064cm" svg:x="15.701cm" svg:y="2.661cm" svg:viewBox="0 0 68 65" svg:d="M30 0c22-3 41 13 38 39-5 31-49 34-64 10-11-22 3-46 26-49z">
          <text:p/>
        </draw:path>
        <draw:path draw:style-name="gr9" draw:text-style-name="P11" draw:layer="layout" svg:width="0.063cm" svg:height="0.063cm" svg:x="15.815cm" svg:y="2.662cm" svg:viewBox="0 0 64 64" svg:d="M26 0c26-3 47 18 36 44-4 14-24 27-45 16-26-13-20-55 9-60z">
          <text:p/>
        </draw:path>
        <draw:path draw:style-name="gr9" draw:text-style-name="P11" draw:layer="layout" svg:width="0.062cm" svg:height="0.061cm" svg:x="15.926cm" svg:y="2.663cm" svg:viewBox="0 0 63 62" svg:d="M27 0c21-2 41 16 35 39-3 10-14 23-32 23s-30-16-30-36c3-14 12-24 27-26z">
          <text:p/>
        </draw:path>
        <draw:path draw:style-name="gr9" draw:text-style-name="P11" draw:layer="layout" svg:width="0.059cm" svg:height="0.059cm" svg:x="16.04cm" svg:y="2.664cm" svg:viewBox="0 0 60 60" svg:d="M27 0c43-6 43 63 1 59-17-1-35-23-26-42 6-7 14-15 25-17z">
          <text:p/>
        </draw:path>
        <draw:path draw:style-name="gr9" draw:text-style-name="P11" draw:layer="layout" svg:width="0.055cm" svg:height="0.055cm" svg:x="16.155cm" svg:y="2.667cm" svg:viewBox="0 0 56 56" svg:d="M22 1c21-6 38 12 33 33-3 16-22 26-36 21-26-7-26-48 3-54z">
          <text:p/>
        </draw:path>
        <draw:path draw:style-name="gr9" draw:text-style-name="P11" draw:layer="layout" svg:width="0.055cm" svg:height="0.055cm" svg:x="16.269cm" svg:y="2.668cm" svg:viewBox="0 0 56 56" svg:d="M28 0c4 0 12 1 15 3 23 15 15 60-21 52-14-3-26-18-20-35 3-9 11-19 26-20z">
          <text:p/>
        </draw:path>
        <draw:path draw:style-name="gr9" draw:text-style-name="P11" draw:layer="layout" svg:width="0.052cm" svg:height="0.053cm" svg:x="16.382cm" svg:y="2.669cm" svg:viewBox="0 0 53 54" svg:d="M25 0c17-1 34 16 26 38-9 32-65 12-48-21 0-4 9-14 22-17z">
          <text:p/>
        </draw:path>
        <draw:path draw:style-name="gr9" draw:text-style-name="P11" draw:layer="layout" svg:width="0.049cm" svg:height="0.048cm" svg:x="16.496cm" svg:y="2.668cm" svg:viewBox="0 0 50 49" svg:d="M19 0c19-3 33 10 31 26-1 28-40 30-48 8-6-17 3-32 17-34z">
          <text:p/>
        </draw:path>
        <draw:path draw:style-name="gr9" draw:text-style-name="P11" draw:layer="layout" svg:width="0.046cm" svg:height="0.048cm" svg:x="16.61cm" svg:y="2.671cm" svg:viewBox="0 0 47 49" svg:d="M21 1c32-6 35 43 9 48-35 5-41-43-9-48z">
          <text:p/>
        </draw:path>
        <draw:path draw:style-name="gr9" draw:text-style-name="P11" draw:layer="layout" svg:width="0.045cm" svg:height="0.044cm" svg:x="16.722cm" svg:y="2.671cm" svg:viewBox="0 0 46 45" svg:d="M24 0c9-1 21 6 22 19 5 30-40 36-45 7-3-14 6-25 23-26z">
          <text:p/>
        </draw:path>
        <draw:path draw:style-name="gr9" draw:text-style-name="P11" draw:layer="layout" svg:width="0.042cm" svg:height="0.042cm" svg:x="16.836cm" svg:y="2.672cm" svg:viewBox="0 0 43 43" svg:d="M19 0c10-2 18 4 21 11 16 33-35 45-40 13 0-13 5-22 19-24z">
          <text:p/>
        </draw:path>
        <draw:path draw:style-name="gr9" draw:text-style-name="P11" draw:layer="layout" svg:width="0.042cm" svg:height="0.041cm" svg:x="16.95cm" svg:y="2.673cm" svg:viewBox="0 0 43 42" svg:d="M17 0c14-2 26 8 26 23-3 25-35 23-42 5-3-13 4-26 16-28z">
          <text:p/>
        </draw:path>
        <draw:path draw:style-name="gr9" draw:text-style-name="P11" draw:layer="layout" svg:width="0.037cm" svg:height="0.039cm" svg:x="17.065cm" svg:y="2.675cm" svg:viewBox="0 0 38 40" svg:d="M15 1c31-7 31 46 0 39-19-3-20-33 0-39z">
          <text:p/>
        </draw:path>
        <draw:path draw:style-name="gr9" draw:text-style-name="P11" draw:layer="layout" svg:width="0.036cm" svg:height="0.037cm" svg:x="17.176cm" svg:y="2.675cm" svg:viewBox="0 0 37 38" svg:d="M18 0c24-2 27 38 0 38-21-1-26-36 0-38z">
          <text:p/>
        </draw:path>
        <draw:path draw:style-name="gr9" draw:text-style-name="P11" draw:layer="layout" svg:width="0.033cm" svg:height="0.034cm" svg:x="17.292cm" svg:y="2.676cm" svg:viewBox="0 0 34 35" svg:d="M15 0c25-3 25 34 3 35-22 2-24-32-3-35z">
          <text:p/>
        </draw:path>
        <draw:path draw:style-name="gr9" draw:text-style-name="P11" draw:layer="layout" svg:width="0.031cm" svg:height="0.033cm" svg:x="17.405cm" svg:y="2.679cm" svg:viewBox="0 0 32 34" svg:d="M14 1c3-1 5-1 8 0 16 6 13 40-11 32-13-4-18-29 3-32z">
          <text:p/>
        </draw:path>
        <draw:path draw:style-name="gr9" draw:text-style-name="P11" draw:layer="layout" svg:width="0.024cm" svg:height="0.025cm" svg:x="17.522cm" svg:y="2.681cm" svg:viewBox="0 0 25 26" svg:d="M9 0c16-3 22 19 10 25-18 5-27-21-10-25z">
          <text:p/>
        </draw:path>
        <draw:path draw:style-name="gr9" draw:text-style-name="P11" draw:layer="layout" svg:width="0.02cm" svg:height="0.021cm" svg:x="17.635cm" svg:y="2.683cm" svg:viewBox="0 0 21 22" svg:d="M10 0c14-2 14 22 2 22-14 0-17-21-2-22z">
          <text:p/>
        </draw:path>
        <draw:path draw:style-name="gr9" draw:text-style-name="P11" draw:layer="layout" svg:width="0.072cm" svg:height="0.07cm" svg:x="15.415cm" svg:y="2.716cm" svg:viewBox="0 0 73 71" svg:d="M35 0c20-1 38 15 38 38-3 47-77 44-73-7 2-17 17-30 35-31z">
          <text:p/>
        </draw:path>
        <draw:path draw:style-name="gr9" draw:text-style-name="P11" draw:layer="layout" svg:width="0.068cm" svg:height="0.068cm" svg:x="15.53cm" svg:y="2.715cm" svg:viewBox="0 0 69 69" svg:d="M31 0c23-4 41 17 37 41-5 33-52 36-64 9-12-22 3-47 27-50z">
          <text:p/>
        </draw:path>
        <draw:path draw:style-name="gr9" draw:text-style-name="P11" draw:layer="layout" svg:width="0.067cm" svg:height="0.067cm" svg:x="15.643cm" svg:y="2.716cm" svg:viewBox="0 0 68 68" svg:d="M29 0c25-4 48 24 36 49-3 6-11 13-17 16-27 10-53-13-47-40 2-13 14-22 28-25z">
          <text:p/>
        </draw:path>
        <draw:path draw:style-name="gr9" draw:text-style-name="P11" draw:layer="layout" svg:width="0.066cm" svg:height="0.064cm" svg:x="15.756cm" svg:y="2.719cm" svg:viewBox="0 0 67 65" svg:d="M28 1c17-4 31 5 37 18 12 29-20 55-44 43-8-4-15-9-18-17-9-22 7-41 25-44z">
          <text:p/>
        </draw:path>
        <draw:path draw:style-name="gr9" draw:text-style-name="P11" draw:layer="layout" svg:width="0.061cm" svg:height="0.061cm" svg:x="15.871cm" svg:y="2.718cm" svg:viewBox="0 0 62 62" svg:d="M28 0c20-2 35 14 34 35-5 39-68 35-61-8 2-17 11-26 27-27z">
          <text:p/>
        </draw:path>
        <draw:path draw:style-name="gr9" draw:text-style-name="P11" draw:layer="layout" svg:width="0.059cm" svg:height="0.059cm" svg:x="15.985cm" svg:y="2.719cm" svg:viewBox="0 0 60 60" svg:d="M25 0c44-6 47 61 5 60-39 0-40-55-5-60z">
          <text:p/>
        </draw:path>
        <draw:path draw:style-name="gr9" draw:text-style-name="P11" draw:layer="layout" svg:width="0.056cm" svg:height="0.057cm" svg:x="16.099cm" svg:y="2.723cm" svg:viewBox="0 0 57 58" svg:d="M24 1c20-4 39 14 31 35-2 12-19 27-34 21-28-6-30-51 3-56z">
          <text:p/>
        </draw:path>
        <draw:path draw:style-name="gr9" draw:text-style-name="P11" draw:layer="layout" svg:width="0.054cm" svg:height="0.056cm" svg:x="16.211cm" svg:y="2.724cm" svg:viewBox="0 0 55 57" svg:d="M22 1c33-6 44 40 21 53-23 12-48-8-42-30 0-10 9-20 21-23z">
          <text:p/>
        </draw:path>
        <draw:path draw:style-name="gr9" draw:text-style-name="P11" draw:layer="layout" svg:width="0.052cm" svg:height="0.053cm" svg:x="16.325cm" svg:y="2.723cm" svg:viewBox="0 0 53 54" svg:d="M26 0c36-4 36 54 4 54-19 0-39-16-25-38 1-4 6-15 21-16z">
          <text:p/>
        </draw:path>
        <draw:path draw:style-name="gr9" draw:text-style-name="P11" draw:layer="layout" svg:width="0.049cm" svg:height="0.052cm" svg:x="16.439cm" svg:y="2.724cm" svg:viewBox="0 0 50 53" svg:d="M21 0c36-6 39 49 6 52-17 1-32-15-26-30 0-11 9-20 20-22z">
          <text:p/>
        </draw:path>
        <draw:path draw:style-name="gr9" draw:text-style-name="P11" draw:layer="layout" svg:width="0.049cm" svg:height="0.048cm" svg:x="16.552cm" svg:y="2.725cm" svg:viewBox="0 0 50 49" svg:d="M21 0c18-3 36 14 27 35-8 21-44 18-47-5-3-14 6-27 20-30z">
          <text:p/>
        </draw:path>
        <draw:path draw:style-name="gr9" draw:text-style-name="P11" draw:layer="layout" svg:width="0.046cm" svg:height="0.047cm" svg:x="16.666cm" svg:y="2.728cm" svg:viewBox="0 0 47 48" svg:d="M18 1c17-3 29 5 29 23 0 11-6 20-15 23-33 8-45-40-14-46z">
          <text:p/>
        </draw:path>
        <draw:path draw:style-name="gr9" draw:text-style-name="P11" draw:layer="layout" svg:width="0.044cm" svg:height="0.044cm" svg:x="16.778cm" svg:y="2.727cm" svg:viewBox="0 0 45 45" svg:d="M21 0c12-1 26 10 23 28-3 25-49 24-44-9 2-9 8-17 21-19z">
          <text:p/>
        </draw:path>
        <draw:path draw:style-name="gr9" draw:text-style-name="P11" draw:layer="layout" svg:width="0.041cm" svg:height="0.042cm" svg:x="16.894cm" svg:y="2.728cm" svg:viewBox="0 0 42 43" svg:d="M17 1c30-6 35 40 6 42-21 2-29-23-18-37 3-2 6-5 12-5z">
          <text:p/>
        </draw:path>
        <draw:path draw:style-name="gr9" draw:text-style-name="P11" draw:layer="layout" svg:width="0.039cm" svg:height="0.04cm" svg:x="17.007cm" svg:y="2.731cm" svg:viewBox="0 0 40 41" svg:d="M14 1c18-4 33 15 23 33-14 19-50-3-32-27 2-2 3-5 9-6z">
          <text:p/>
        </draw:path>
        <draw:path draw:style-name="gr9" draw:text-style-name="P11" draw:layer="layout" svg:width="0.04cm" svg:height="0.037cm" svg:x="17.119cm" svg:y="2.731cm" svg:viewBox="0 0 41 38" svg:d="M20 0c9-1 21 7 21 18 0 32-51 21-39-7 3-4 9-11 18-11z">
          <text:p/>
        </draw:path>
        <draw:path draw:style-name="gr9" draw:text-style-name="P11" draw:layer="layout" svg:width="0.036cm" svg:height="0.036cm" svg:x="17.233cm" svg:y="2.732cm" svg:viewBox="0 0 37 37" svg:d="M16 0c15-2 24 10 21 26-6 17-33 12-36-4-3-13 6-21 15-22z">
          <text:p/>
        </draw:path>
        <draw:path draw:style-name="gr9" draw:text-style-name="P11" draw:layer="layout" svg:width="0.033cm" svg:height="0.034cm" svg:x="17.348cm" svg:y="2.733cm" svg:viewBox="0 0 34 35" svg:d="M13 0c12-2 21 6 21 17 0 25-39 22-33-4 0-5 3-10 12-13z">
          <text:p/>
        </draw:path>
        <draw:path draw:style-name="gr9" draw:text-style-name="P11" draw:layer="layout" svg:width="0.029cm" svg:height="0.032cm" svg:x="17.462cm" svg:y="2.736cm" svg:viewBox="0 0 30 33" svg:d="M13 1c20-5 23 29 5 32-9 1-18-3-18-13 0-9 3-17 13-19z">
          <text:p/>
        </draw:path>
        <draw:path draw:style-name="gr9" draw:text-style-name="P11" draw:layer="layout" svg:width="0.02cm" svg:height="0.023cm" svg:x="17.578cm" svg:y="2.74cm" svg:viewBox="0 0 21 24" svg:d="M11 0c15-1 14 28-4 23-9-3-11-21 4-23z">
          <text:p/>
        </draw:path>
        <draw:path draw:style-name="gr9" draw:text-style-name="P11" draw:layer="layout" svg:width="0.021cm" svg:height="0.021cm" svg:x="17.691cm" svg:y="2.739cm" svg:viewBox="0 0 22 22" svg:d="M8 0c18-3 18 24 3 22-13 0-16-19-3-22z">
          <text:p/>
        </draw:path>
        <draw:path draw:style-name="gr9" draw:text-style-name="P11" draw:layer="layout" svg:width="0.072cm" svg:height="0.07cm" svg:x="15.359cm" svg:y="2.77cm" svg:viewBox="0 0 73 71" svg:d="M34 0c25-2 49 22 34 49-5 12-14 21-29 22-22 1-41-18-39-40 1-18 16-30 34-31z">
          <text:p/>
        </draw:path>
        <draw:path draw:style-name="gr9" draw:text-style-name="P11" draw:layer="layout" svg:width="0.07cm" svg:height="0.067cm" svg:x="15.472cm" svg:y="2.771cm" svg:viewBox="0 0 71 68" svg:d="M30 0c12-1 23 2 29 7 3 4 12 14 12 30-3 41-68 40-71 1-3-20 12-32 20-36 3-1 3-1 10-2z">
          <text:p/>
        </draw:path>
        <draw:path draw:style-name="gr9" draw:text-style-name="P11" draw:layer="layout" svg:width="0.067cm" svg:height="0.066cm" svg:x="15.586cm" svg:y="2.772cm" svg:viewBox="0 0 68 67" svg:d="M28 0c23-3 39 13 39 33 2 24-22 36-39 33-12-1-21-10-26-21-9-22 8-42 26-45z">
          <text:p/>
        </draw:path>
        <draw:path draw:style-name="gr9" draw:text-style-name="P11" draw:layer="layout" svg:width="0.066cm" svg:height="0.065cm" svg:x="15.7cm" svg:y="2.773cm" svg:viewBox="0 0 67 66" svg:d="M27 0c20-3 39 13 39 28 3 18-13 38-33 38-23 0-42-28-29-50 6-6 12-13 23-16z">
          <text:p/>
        </draw:path>
        <draw:path draw:style-name="gr9" draw:text-style-name="P11" draw:layer="layout" svg:width="0.062cm" svg:height="0.061cm" svg:x="15.814cm" svg:y="2.774cm" svg:viewBox="0 0 63 62" svg:d="M32 0c15-1 31 12 31 32 0 18-14 29-28 30-22 3-42-19-33-43 3-7 11-17 30-19z">
          <text:p/>
        </draw:path>
        <draw:path draw:style-name="gr9" draw:text-style-name="P11" draw:layer="layout" svg:width="0.06cm" svg:height="0.058cm" svg:x="15.927cm" svg:y="2.775cm" svg:viewBox="0 0 61 59" svg:d="M25 0c21-2 33 9 36 24 6 45-61 46-61 6-1-16 9-28 25-30z">
          <text:p/>
        </draw:path>
        <draw:path draw:style-name="gr9" draw:text-style-name="P11" draw:layer="layout" svg:width="0.059cm" svg:height="0.057cm" svg:x="16.04cm" svg:y="2.777cm" svg:viewBox="0 0 60 58" svg:d="M24 1c22-5 44 18 33 39-14 28-61 23-57-14 0-14 12-22 24-25z">
          <text:p/>
        </draw:path>
        <draw:path draw:style-name="gr9" draw:text-style-name="P11" draw:layer="layout" svg:width="0.057cm" svg:height="0.054cm" svg:x="16.154cm" svg:y="2.779cm" svg:viewBox="0 0 58 55" svg:d="M25 0c16-3 28 8 31 21 7 16-8 34-26 34-17 0-30-15-30-29 4-12 13-23 25-26z">
          <text:p/>
        </draw:path>
        <draw:path draw:style-name="gr9" draw:text-style-name="P11" draw:layer="layout" svg:width="0.055cm" svg:height="0.052cm" svg:x="16.267cm" svg:y="2.778cm" svg:viewBox="0 0 56 53" svg:d="M27 0c17-2 29 11 29 24 2 36-51 39-56 5-2-17 11-27 27-29z">
          <text:p/>
        </draw:path>
        <draw:path draw:style-name="gr9" draw:text-style-name="P11" draw:layer="layout" svg:width="0.053cm" svg:height="0.05cm" svg:x="16.381cm" svg:y="2.78cm" svg:viewBox="0 0 54 51" svg:d="M21 0c18-2 35 9 32 30-5 28-50 27-53-1-2-18 9-27 21-29z">
          <text:p/>
        </draw:path>
        <draw:path draw:style-name="gr9" draw:text-style-name="P11" draw:layer="layout" svg:width="0.049cm" svg:height="0.048cm" svg:x="16.495cm" svg:y="2.783cm" svg:viewBox="0 0 50 49" svg:d="M20 1c30-7 42 35 15 45-18 9-35-5-35-23 0-13 9-20 20-22z">
          <text:p/>
        </draw:path>
        <draw:path draw:style-name="gr9" draw:text-style-name="P11" draw:layer="layout" svg:width="0.046cm" svg:height="0.045cm" svg:x="16.61cm" svg:y="2.782cm" svg:viewBox="0 0 47 46" svg:d="M19 0c17-3 35 14 26 32-8 22-44 16-45-8 0-11 7-21 19-24z">
          <text:p/>
        </draw:path>
        <draw:path draw:style-name="gr9" draw:text-style-name="P11" draw:layer="layout" svg:width="0.044cm" svg:height="0.043cm" svg:x="16.722cm" svg:y="2.783cm" svg:viewBox="0 0 45 44" svg:d="M20 0c15-1 25 7 25 21 2 32-48 30-45-2 0-10 8-18 20-19z">
          <text:p/>
        </draw:path>
        <draw:path draw:style-name="gr9" draw:text-style-name="P11" draw:layer="layout" svg:width="0.042cm" svg:height="0.042cm" svg:x="16.836cm" svg:y="2.783cm" svg:viewBox="0 0 43 43" svg:d="M19 0c34-5 31 51-5 42-3-2-12-10-14-19 0-14 8-21 19-23z">
          <text:p/>
        </draw:path>
        <draw:path draw:style-name="gr9" draw:text-style-name="P11" draw:layer="layout" svg:width="0.042cm" svg:height="0.04cm" svg:x="16.949cm" svg:y="2.785cm" svg:viewBox="0 0 43 41" svg:d="M17 0c12-2 24 8 26 19 1 28-41 29-43 4-1-11 6-19 17-23z">
          <text:p/>
        </draw:path>
        <draw:path draw:style-name="gr9" draw:text-style-name="P11" draw:layer="layout" svg:width="0.038cm" svg:height="0.037cm" svg:x="17.064cm" svg:y="2.788cm" svg:viewBox="0 0 39 38" svg:d="M14 1c15-3 27 6 25 20-2 23-39 24-39-3 0-7 5-14 14-17z">
          <text:p/>
        </draw:path>
        <draw:path draw:style-name="gr9" draw:text-style-name="P11" draw:layer="layout" svg:width="0.038cm" svg:height="0.035cm" svg:x="17.176cm" svg:y="2.787cm" svg:viewBox="0 0 39 36" svg:d="M19 0c11-2 20 5 20 17 0 25-39 24-39 0 0-9 6-15 19-17z">
          <text:p/>
        </draw:path>
        <draw:path draw:style-name="gr9" draw:text-style-name="P11" draw:layer="layout" svg:width="0.034cm" svg:height="0.032cm" svg:x="17.292cm" svg:y="2.788cm" svg:viewBox="0 0 35 33" svg:d="M14 0c9-2 21 5 21 18 0 20-36 20-35-2 0-10 5-15 14-16z">
          <text:p/>
        </draw:path>
        <draw:path draw:style-name="gr9" draw:text-style-name="P11" draw:layer="layout" svg:width="0.032cm" svg:height="0.03cm" svg:x="17.404cm" svg:y="2.791cm" svg:viewBox="0 0 33 31" svg:d="M12 1c12-3 21 4 21 16 0 19-33 19-33 1 0-8 3-15 12-17z">
          <text:p/>
        </draw:path>
        <draw:path draw:style-name="gr9" draw:text-style-name="P11" draw:layer="layout" svg:width="0.032cm" svg:height="0.03cm" svg:x="17.517cm" svg:y="2.791cm" svg:viewBox="0 0 33 31" svg:d="M9 0c12-2 24 6 24 16-1 19-31 19-33 1-1-8 5-13 9-17z">
          <text:p/>
        </draw:path>
        <draw:path draw:style-name="gr9" draw:text-style-name="P11" draw:layer="layout" svg:width="0.021cm" svg:height="0.02cm" svg:x="17.635cm" svg:y="2.795cm" svg:viewBox="0 0 22 21" svg:d="M9 0c10-1 13 4 13 10 0 14-22 14-22 1 0-6 6-10 9-11z">
          <text:p/>
        </draw:path>
        <draw:path draw:style-name="gr9" draw:text-style-name="P11" draw:layer="layout" svg:width="0.02cm" svg:height="0.02cm" svg:x="17.748cm" svg:y="2.797cm" svg:viewBox="0 0 21 21" svg:d="M9 1c9-3 12 3 12 10 0 13-21 14-21-1 0-5 4-8 9-9z">
          <text:p/>
        </draw:path>
        <draw:path draw:style-name="gr9" draw:text-style-name="P11" draw:layer="layout" svg:width="0.07cm" svg:height="0.058cm" svg:x="15.417cm" svg:y="2.824cm" svg:viewBox="0 0 71 59" svg:d="M64 59h-56c-20-30 3-62 33-59 26 3 41 35 23 59z">
          <text:p/>
        </draw:path>
        <draw:path draw:style-name="gr9" draw:text-style-name="P11" draw:layer="layout" svg:width="0.067cm" svg:height="0.058cm" svg:x="15.53cm" svg:y="2.826cm" svg:viewBox="0 0 68 59" svg:d="M62 59h-54c-17-23-5-51 15-58 20-5 39 7 42 21 5 11 2 30-3 37z">
          <text:p/>
        </draw:path>
        <draw:path draw:style-name="gr9" draw:text-style-name="P11" draw:layer="layout" svg:width="0.066cm" svg:height="0.057cm" svg:x="15.644cm" svg:y="2.828cm" svg:viewBox="0 0 67 58" svg:d="M58 58h-50c-18-24-3-57 24-58 21 0 41 19 33 43-1 5-4 11-7 15z">
          <text:p/>
        </draw:path>
        <draw:path draw:style-name="gr9" draw:text-style-name="P11" draw:layer="layout" svg:width="0.062cm" svg:height="0.054cm" svg:x="15.758cm" svg:y="2.829cm" svg:viewBox="0 0 63 55" svg:d="M57 55h-48c-29-31 22-77 48-43 6 9 11 32 0 41 0 1 0 1 0 2z">
          <text:p/>
        </draw:path>
        <draw:path draw:style-name="gr9" draw:text-style-name="P11" draw:layer="layout" svg:width="0.061cm" svg:height="0.054cm" svg:x="15.87cm" svg:y="2.829cm" svg:viewBox="0 0 62 55" svg:d="M54 55h-44c-22-22-3-59 27-55 23 3 35 38 17 55z">
          <text:p/>
        </draw:path>
        <draw:path draw:style-name="gr9" draw:text-style-name="P11" draw:layer="layout" svg:width="0.059cm" svg:height="0.052cm" svg:x="15.985cm" svg:y="2.83cm" svg:viewBox="0 0 60 53" svg:d="M49 53h-37c-21-16-12-44 8-51 32-13 54 30 29 51z">
          <text:p/>
        </draw:path>
        <draw:path draw:style-name="gr9" draw:text-style-name="P11" draw:layer="layout" svg:width="0.057cm" svg:height="0.052cm" svg:x="16.098cm" svg:y="2.833cm" svg:viewBox="0 0 58 53" svg:d="M48 53h-38c-21-21-7-53 20-53 26 0 37 35 18 53z">
          <text:p/>
        </draw:path>
        <draw:path draw:style-name="gr9" draw:text-style-name="P11" draw:layer="layout" svg:width="0.054cm" svg:height="0.051cm" svg:x="16.212cm" svg:y="2.832cm" svg:viewBox="0 0 55 52" svg:d="M44 52h-33c-22-19-8-54 19-52 24 2 35 36 14 52z">
          <text:p/>
        </draw:path>
        <draw:path draw:style-name="gr9" draw:text-style-name="P11" draw:layer="layout" svg:width="0.054cm" svg:height="0.049cm" svg:x="16.324cm" svg:y="2.834cm" svg:viewBox="0 0 55 50" svg:d="M42 50h-30c-6-6-9-8-11-16-9-33 35-44 49-25 9 11 4 36-8 41z">
          <text:p/>
        </draw:path>
        <draw:path draw:style-name="gr9" draw:text-style-name="P11" draw:layer="layout" svg:width="0.051cm" svg:height="0.049cm" svg:x="16.439cm" svg:y="2.834cm" svg:viewBox="0 0 52 50" svg:d="M39 50h-26c-21-13-16-43 5-49 29-10 48 36 21 49z">
          <text:p/>
        </draw:path>
        <draw:path draw:style-name="gr9" draw:text-style-name="P11" draw:layer="layout" svg:width="0.048cm" svg:height="0.047cm" svg:x="16.553cm" svg:y="2.837cm" svg:viewBox="0 0 49 48" svg:d="M35 48h-21c-11-7-17-23-12-34 12-28 57-12 45 19-2 6-8 11-12 15z">
          <text:p/>
        </draw:path>
        <draw:path draw:style-name="gr9" draw:text-style-name="P11" draw:layer="layout" svg:width="0.045cm" svg:height="0.047cm" svg:x="16.666cm" svg:y="2.836cm" svg:viewBox="0 0 46 48" svg:d="M29 48h-11c-6-4-16-9-16-15-8-19 13-40 33-31 17 9 15 40-6 46z">
          <text:p/>
        </draw:path>
        <draw:path draw:style-name="gr9" draw:text-style-name="P11" draw:layer="layout" svg:width="0.044cm" svg:height="0.043cm" svg:x="16.778cm" svg:y="2.838cm" svg:viewBox="0 0 45 44" svg:d="M19 0c14-2 25 5 26 16 2 13-3 19-7 22-17 17-47-5-35-27 2-2 7-9 16-11z">
          <text:p/>
        </draw:path>
        <draw:path draw:style-name="gr9" draw:text-style-name="P11" draw:layer="layout" svg:width="0.044cm" svg:height="0.041cm" svg:x="16.892cm" svg:y="2.839cm" svg:viewBox="0 0 45 42" svg:d="M21 0c10-1 21 7 24 20 0 30-42 27-45 5-2-13 6-24 21-25z">
          <text:p/>
        </draw:path>
        <draw:path draw:style-name="gr9" draw:text-style-name="P11" draw:layer="layout" svg:width="0.039cm" svg:height="0.041cm" svg:x="17.006cm" svg:y="2.84cm" svg:viewBox="0 0 40 42" svg:d="M17 0c36-4 27 51-3 40-19-6-19-37 3-40z">
          <text:p/>
        </draw:path>
        <draw:path draw:style-name="gr9" draw:text-style-name="P11" draw:layer="layout" svg:width="0.037cm" svg:height="0.038cm" svg:x="17.122cm" svg:y="2.841cm" svg:viewBox="0 0 38 39" svg:d="M14 0c29-5 33 36 6 38-24 2-27-34-6-38z">
          <text:p/>
        </draw:path>
        <draw:path draw:style-name="gr9" draw:text-style-name="P11" draw:layer="layout" svg:width="0.037cm" svg:height="0.035cm" svg:x="17.233cm" svg:y="2.844cm" svg:viewBox="0 0 38 36" svg:d="M16 1c12-3 20 4 21 13 6 31-45 28-36-2 2-5 7-10 15-11z">
          <text:p/>
        </draw:path>
        <draw:path draw:style-name="gr9" draw:text-style-name="P11" draw:layer="layout" svg:width="0.034cm" svg:height="0.032cm" svg:x="17.347cm" svg:y="2.843cm" svg:viewBox="0 0 35 33" svg:d="M16 0c9-1 19 4 19 13 0 25-33 26-35 5-1-10 3-17 16-18z">
          <text:p/>
        </draw:path>
        <draw:path draw:style-name="gr9" draw:text-style-name="P11" draw:layer="layout" svg:width="0.031cm" svg:height="0.031cm" svg:x="17.462cm" svg:y="2.844cm" svg:viewBox="0 0 32 32" svg:d="M12 0c29-4 24 36 0 31-14-3-18-28 0-31z">
          <text:p/>
        </draw:path>
        <draw:path draw:style-name="gr9" draw:text-style-name="P11" draw:layer="layout" svg:width="0.028cm" svg:height="0.029cm" svg:x="17.574cm" svg:y="2.847cm" svg:viewBox="0 0 29 30" svg:d="M11 1c12-4 18 3 18 11 3 25-32 22-29-1 2-4 5-8 11-10z">
          <text:p/>
        </draw:path>
        <draw:path draw:style-name="gr9" draw:text-style-name="P11" draw:layer="layout" svg:width="0.023cm" svg:height="0.021cm" svg:x="17.69cm" svg:y="2.85cm" svg:viewBox="0 0 24 22" svg:d="M10 1c5-3 15 3 14 13-3 12-26 12-24-4 0-5 5-8 10-9z">
          <text:p/>
        </draw:path>
        <draw:path draw:style-name="gr9" draw:text-style-name="P11" draw:layer="layout" svg:width="0.07cm" svg:height="0.067cm" svg:x="15.304cm" svg:y="2.608cm" svg:viewBox="0 0 71 68" svg:d="M16 0h38c30 16 18 67-18 68-20 0-40-17-35-41 1-13 9-22 15-27z">
          <text:p/>
        </draw:path>
        <draw:path draw:style-name="gr9" draw:text-style-name="P11" draw:layer="layout" svg:width="0.072cm" svg:height="0.07cm" svg:x="15.303cm" svg:y="2.716cm" svg:viewBox="0 0 73 71" svg:d="M32 0c22-1 41 15 41 38-3 47-80 44-73-7 2-17 14-30 32-31z">
          <text:p/>
        </draw:path>
        <draw:path draw:style-name="gr9" draw:text-style-name="P11" draw:layer="layout" svg:width="0.069cm" svg:height="0.058cm" svg:x="15.305cm" svg:y="2.825cm" svg:viewBox="0 0 70 59" svg:d="M63 59h-56c-18-31 3-63 31-59 27 2 42 34 25 59z">
          <text:p/>
        </draw:path>
        <draw:path draw:style-name="gr9" draw:text-style-name="P11" draw:layer="layout" svg:width="0.616cm" svg:height="0.418cm" svg:x="15.761cm" svg:y="1.332cm" svg:viewBox="0 0 617 419" svg:d="M617 419c-3-162-71-311-177-419-3 1-416 395-440 419z">
          <text:p/>
        </draw:path>
        <draw:path draw:style-name="gr9" draw:text-style-name="P11" draw:layer="layout" svg:width="1.233cm" svg:height="1.234cm" svg:x="15.144cm" svg:y="1.146cm" svg:viewBox="0 0 1234 1235" svg:d="M619 630v85h373c-41 167-194 290-373 290-213 0-385-173-385-389 0-213 172-385 385-385 93 0 190 39 257 94l161-158c-101-96-254-167-418-167-341 0-619 276-619 616v1c0 343 278 618 619 618 338 0 612-262 615-605z">
          <text:p/>
        </draw:path>
        <draw:frame draw:style-name="gr8" draw:text-style-name="P9" draw:layer="layout" svg:width="1.639cm" svg:height="0.492cm" draw:transform="rotate (1.5707963267949) translate (2.023cm 10.232cm)">
          <draw:text-box>
            <text:p text:style-name="P2"><text:span text:style-name="T16">Sideband </text:span></text:p>
          </draw:text-box>
        </draw:frame>
        <draw:frame draw:style-name="gr8" draw:text-style-name="P9" draw:layer="layout" svg:width="2.631cm" svg:height="0.492cm" draw:transform="rotate (1.5707963267949) translate (2.375cm 10.232cm)">
          <draw:text-box>
            <text:p text:style-name="P2"><text:span text:style-name="T15">Communication</text:span></text:p>
          </draw:text-box>
        </draw:frame>
        <draw:frame draw:style-name="gr8" draw:text-style-name="P9" draw:layer="layout" svg:width="2.631cm" svg:height="0.492cm" draw:transform="rotate (1.5707963267949) translate (2.375cm 10.232cm)">
          <draw:text-box>
            <text:p text:style-name="P2"><text:span text:style-name="T16">Communication</text:span></text:p>
          </draw:text-box>
        </draw:frame>
        <draw:frame draw:style-name="gr8" draw:text-style-name="P9" draw:layer="layout" svg:width="18.458cm" svg:height="7.366cm" svg:x="1.775cm" svg:y="20.883cm">
          <draw:text-box>
            <text:p text:style-name="P2"><text:span text:style-name="T13">Some parameters are not supported by all our video devices. Please be not confused when unnecessary informa-</text:span></text:p>
            <text:p text:style-name="P2"><text:span text:style-name="T13">tion is requested for your project. Please give us as much information as possible about your project. Only in this </text:span></text:p>
            <text:p text:style-name="P2"><text:span text:style-name="T13">way we can create an offer that fits your application.</text:span></text:p>
            <text:p text:style-name="P2"><text:span text:style-name="T13"/></text:p>
            <text:p text:style-name="P2"><text:span text:style-name="T13"/></text:p>
            <text:p text:style-name="P2"><text:span text:style-name="T13"/></text:p>
            <text:p text:style-name="P2"><text:span text:style-name="T13">* Only available for Series 62 (Video Dragon 2)</text:span></text:p>
            <text:p text:style-name="P2"><text:span text:style-name="T13">** The </text:span><text:span text:style-name="T25">Dragon Suite</text:span><text:span text:style-name="T13"> software is provided free of charge to our customers to help them work with their Göpel video</text:span></text:p>
            <text:p text:style-name="P2"><text:span text:style-name="T13">devices. This includes configuring the device, generating and capturing images and videos, sideband communica-</text:span></text:p>
            <text:p text:style-name="P2"><text:span text:style-name="T13">tion as well as various IO and CAN functions.</text:span></text:p>
            <text:p text:style-name="P2"><text:span text:style-name="T13">In addition, the tool offers additional features that are available as a paid </text:span><text:span text:style-name="T25">Dragon Suite Advanced </text:span><text:span text:style-name="T13">(such as Script</text:span></text:p>
            <text:p text:style-name="P2"><text:span text:style-name="T13">Interface and Raw Data Recording) and are constantly being further developed.If you have any additional expan-</text:span></text:p>
            <text:p text:style-name="P2"><text:span text:style-name="T13">sion requests, please contact our support team: </text:span><text:span text:style-name="T25"><text:a xlink:href="mailto:ats.support@goepel.com" xlink:type="simple">ats.support@goepel.com</text:a></text:span><text:span text:style-name="T25">.</text:span></text:p>
            <text:p text:style-name="P2"><text:span text:style-name="T13">*** We are delighted to support our customers in the start-up and development of their applications. In case of</text:span></text:p>
            <text:p text:style-name="P2"><text:span text:style-name="T13">increased effort, <text:s/>we will offer you a fee-based support. </text:span></text:p>
          </draw:text-box>
        </draw:frame>
        <draw:frame draw:style-name="gr8" draw:text-style-name="P9" draw:layer="layout" svg:width="0.387cm" svg:height="0.492cm" svg:x="13.173cm" svg:y="25.527cm">
          <draw:text-box>
            <text:p text:style-name="P2"><text:span text:style-name="T13"><text:s/></text:span></text:p>
          </draw:text-box>
        </draw:frame>
        <draw:polygon draw:style-name="gr1" draw:text-style-name="P1" draw:layer="layout" svg:width="0.391cm" svg:height="0.393cm" svg:x="11.524cm" svg:y="4.654cm" svg:viewBox="0 0 392 394" draw:points="0,0 392,0 392,394 0,394">
          <text:p/>
        </draw:polygon>
        <draw:polygon draw:style-name="gr12" draw:text-style-name="P14" draw:layer="layout" svg:width="0.391cm" svg:height="0.393cm" svg:x="11.524cm" svg:y="4.654cm" svg:viewBox="0 0 392 394" draw:points="0,394 392,394 392,0 0,0">
          <text:p/>
        </draw:polygon>
        <draw:polygon draw:style-name="gr1" draw:text-style-name="P1" draw:layer="layout" svg:width="0.391cm" svg:height="0.393cm" svg:x="11.524cm" svg:y="4.054cm" svg:viewBox="0 0 392 394" draw:points="0,0 392,0 392,394 0,394">
          <text:p/>
        </draw:polygon>
        <draw:polygon draw:style-name="gr12" draw:text-style-name="P14" draw:layer="layout" svg:width="0.391cm" svg:height="0.393cm" svg:x="11.524cm" svg:y="4.054cm" svg:viewBox="0 0 392 394" draw:points="0,394 392,394 392,0 0,0">
          <text:p/>
        </draw:polygon>
        <draw:polygon draw:style-name="gr1" draw:text-style-name="P1" draw:layer="layout" svg:width="0.391cm" svg:height="0.393cm" svg:x="11.524cm" svg:y="7.054cm" svg:viewBox="0 0 392 394" draw:points="0,0 392,0 392,394 0,394">
          <text:p/>
        </draw:polygon>
        <draw:polygon draw:style-name="gr12" draw:text-style-name="P14" draw:layer="layout" svg:width="0.391cm" svg:height="0.393cm" svg:x="11.524cm" svg:y="7.054cm" svg:viewBox="0 0 392 394" draw:points="0,394 392,394 392,0 0,0">
          <text:p/>
        </draw:polygon>
        <draw:polygon draw:style-name="gr1" draw:text-style-name="P1" draw:layer="layout" svg:width="0.392cm" svg:height="0.393cm" svg:x="15.823cm" svg:y="7.054cm" svg:viewBox="0 0 393 394" draw:points="0,0 393,0 393,394 0,394">
          <text:p/>
        </draw:polygon>
        <draw:polygon draw:style-name="gr12" draw:text-style-name="P14" draw:layer="layout" svg:width="0.392cm" svg:height="0.393cm" svg:x="15.823cm" svg:y="7.054cm" svg:viewBox="0 0 393 394" draw:points="0,394 393,394 393,0 0,0">
          <text:p/>
        </draw:polygon>
        <draw:polygon draw:style-name="gr1" draw:text-style-name="P1" draw:layer="layout" svg:width="0.391cm" svg:height="0.393cm" svg:x="11.524cm" svg:y="8.229cm" svg:viewBox="0 0 392 394" draw:points="0,0 392,0 392,394 0,394">
          <text:p/>
        </draw:polygon>
        <draw:polygon draw:style-name="gr12" draw:text-style-name="P14" draw:layer="layout" svg:width="0.391cm" svg:height="0.393cm" svg:x="11.524cm" svg:y="8.229cm" svg:viewBox="0 0 392 394" draw:points="0,394 392,394 392,0 0,0">
          <text:p/>
        </draw:polygon>
        <draw:polygon draw:style-name="gr1" draw:text-style-name="P1" draw:layer="layout" svg:width="0.392cm" svg:height="0.393cm" svg:x="15.823cm" svg:y="8.229cm" svg:viewBox="0 0 393 394" draw:points="0,0 393,0 393,394 0,394">
          <text:p/>
        </draw:polygon>
        <draw:polygon draw:style-name="gr12" draw:text-style-name="P14" draw:layer="layout" svg:width="0.392cm" svg:height="0.393cm" svg:x="15.823cm" svg:y="8.229cm" svg:viewBox="0 0 393 394" draw:points="0,394 393,394 393,0 0,0">
          <text:p/>
        </draw:polygon>
        <draw:polygon draw:style-name="gr1" draw:text-style-name="P1" draw:layer="layout" svg:width="0.391cm" svg:height="0.393cm" svg:x="11.524cm" svg:y="9.429cm" svg:viewBox="0 0 392 394" draw:points="0,0 392,0 392,394 0,394">
          <text:p/>
        </draw:polygon>
        <draw:polygon draw:style-name="gr12" draw:text-style-name="P14" draw:layer="layout" svg:width="0.391cm" svg:height="0.393cm" svg:x="11.524cm" svg:y="9.429cm" svg:viewBox="0 0 392 394" draw:points="0,394 392,394 392,0 0,0">
          <text:p/>
        </draw:polygon>
        <draw:polygon draw:style-name="gr1" draw:text-style-name="P1" draw:layer="layout" svg:width="0.391cm" svg:height="0.393cm" svg:x="11.524cm" svg:y="12.454cm" svg:viewBox="0 0 392 394" draw:points="0,0 392,0 392,394 0,394">
          <text:p/>
        </draw:polygon>
        <draw:polygon draw:style-name="gr12" draw:text-style-name="P14" draw:layer="layout" svg:width="0.391cm" svg:height="0.393cm" svg:x="11.524cm" svg:y="12.454cm" svg:viewBox="0 0 392 394" draw:points="0,394 392,394 392,0 0,0">
          <text:p/>
        </draw:polygon>
        <draw:polygon draw:style-name="gr1" draw:text-style-name="P1" draw:layer="layout" svg:width="0.391cm" svg:height="0.393cm" svg:x="11.524cm" svg:y="17.532cm" svg:viewBox="0 0 392 394" draw:points="0,0 392,0 392,394 0,394">
          <text:p/>
        </draw:polygon>
        <draw:polygon draw:style-name="gr12" draw:text-style-name="P14" draw:layer="layout" svg:width="0.391cm" svg:height="0.393cm" svg:x="11.524cm" svg:y="17.532cm" svg:viewBox="0 0 392 394" draw:points="0,394 392,394 392,0 0,0">
          <text:p/>
        </draw:polygon>
        <draw:polygon draw:style-name="gr1" draw:text-style-name="P1" draw:layer="layout" svg:width="0.392cm" svg:height="0.393cm" svg:x="15.823cm" svg:y="17.532cm" svg:viewBox="0 0 393 394" draw:points="0,0 393,0 393,394 0,394">
          <text:p/>
        </draw:polygon>
        <draw:polygon draw:style-name="gr12" draw:text-style-name="P14" draw:layer="layout" svg:width="0.392cm" svg:height="0.393cm" svg:x="15.823cm" svg:y="17.532cm" svg:viewBox="0 0 393 394" draw:points="0,394 393,394 393,0 0,0">
          <text:p/>
        </draw:polygon>
        <draw:polygon draw:style-name="gr1" draw:text-style-name="P1" draw:layer="layout" svg:width="0.392cm" svg:height="0.393cm" svg:x="15.823cm" svg:y="9.429cm" svg:viewBox="0 0 393 394" draw:points="0,0 393,0 393,394 0,394">
          <text:p/>
        </draw:polygon>
        <draw:polygon draw:style-name="gr12" draw:text-style-name="P14" draw:layer="layout" svg:width="0.392cm" svg:height="0.393cm" svg:x="15.823cm" svg:y="9.429cm" svg:viewBox="0 0 393 394" draw:points="0,394 393,394 393,0 0,0">
          <text:p/>
        </draw:polygon>
        <draw:polygon draw:style-name="gr1" draw:text-style-name="P1" draw:layer="layout" svg:width="0.392cm" svg:height="0.393cm" svg:x="15.823cm" svg:y="12.454cm" svg:viewBox="0 0 393 394" draw:points="0,0 393,0 393,394 0,394">
          <text:p/>
        </draw:polygon>
        <draw:polygon draw:style-name="gr12" draw:text-style-name="P14" draw:layer="layout" svg:width="0.392cm" svg:height="0.393cm" svg:x="15.823cm" svg:y="12.454cm" svg:viewBox="0 0 393 394" draw:points="0,394 393,394 393,0 0,0">
          <text:p/>
        </draw:polygon>
        <draw:polygon draw:style-name="gr1" draw:text-style-name="P1" draw:layer="layout" svg:width="0.391cm" svg:height="0.393cm" svg:x="15.874cm" svg:y="4.654cm" svg:viewBox="0 0 392 394" draw:points="0,0 392,0 392,394 0,394">
          <text:p/>
        </draw:polygon>
        <draw:polygon draw:style-name="gr12" draw:text-style-name="P14" draw:layer="layout" svg:width="0.391cm" svg:height="0.393cm" svg:x="15.874cm" svg:y="4.654cm" svg:viewBox="0 0 392 394" draw:points="0,394 392,394 392,0 0,0">
          <text:p/>
        </draw:polygon>
        <draw:polygon draw:style-name="gr1" draw:text-style-name="P1" draw:layer="layout" svg:width="0.391cm" svg:height="0.393cm" svg:x="15.874cm" svg:y="4.054cm" svg:viewBox="0 0 392 394" draw:points="0,0 392,0 392,394 0,394">
          <text:p/>
        </draw:polygon>
        <draw:polygon draw:style-name="gr12" draw:text-style-name="P14" draw:layer="layout" svg:width="0.391cm" svg:height="0.393cm" svg:x="15.874cm" svg:y="4.054cm" svg:viewBox="0 0 392 394" draw:points="0,394 392,394 392,0 0,0">
          <text:p/>
        </draw:polygon>
        <draw:polygon draw:style-name="gr1" draw:text-style-name="P1" draw:layer="layout" svg:width="0.391cm" svg:height="0.393cm" svg:x="11.524cm" svg:y="5.254cm" svg:viewBox="0 0 392 394" draw:points="0,0 392,0 392,394 0,394">
          <text:p/>
        </draw:polygon>
        <draw:polygon draw:style-name="gr12" draw:text-style-name="P14" draw:layer="layout" svg:width="0.391cm" svg:height="0.393cm" svg:x="11.524cm" svg:y="5.254cm" svg:viewBox="0 0 392 394" draw:points="0,394 392,394 392,0 0,0">
          <text:p/>
        </draw:polygon>
        <draw:polygon draw:style-name="gr1" draw:text-style-name="P1" draw:layer="layout" svg:width="0.391cm" svg:height="0.393cm" svg:x="11.524cm" svg:y="7.654cm" svg:viewBox="0 0 392 394" draw:points="0,0 392,0 392,394 0,394">
          <text:p/>
        </draw:polygon>
        <draw:polygon draw:style-name="gr12" draw:text-style-name="P14" draw:layer="layout" svg:width="0.391cm" svg:height="0.393cm" svg:x="11.524cm" svg:y="7.654cm" svg:viewBox="0 0 392 394" draw:points="0,394 392,394 392,0 0,0">
          <text:p/>
        </draw:polygon>
        <draw:polygon draw:style-name="gr1" draw:text-style-name="P1" draw:layer="layout" svg:width="0.392cm" svg:height="0.393cm" svg:x="15.823cm" svg:y="7.654cm" svg:viewBox="0 0 393 394" draw:points="0,0 393,0 393,394 0,394">
          <text:p/>
        </draw:polygon>
        <draw:polygon draw:style-name="gr12" draw:text-style-name="P14" draw:layer="layout" svg:width="0.392cm" svg:height="0.393cm" svg:x="15.823cm" svg:y="7.654cm" svg:viewBox="0 0 393 394" draw:points="0,394 393,394 393,0 0,0">
          <text:p/>
        </draw:polygon>
        <draw:polygon draw:style-name="gr1" draw:text-style-name="P1" draw:layer="layout" svg:width="0.391cm" svg:height="0.393cm" svg:x="11.524cm" svg:y="8.829cm" svg:viewBox="0 0 392 394" draw:points="0,0 392,0 392,394 0,394">
          <text:p/>
        </draw:polygon>
        <draw:polygon draw:style-name="gr12" draw:text-style-name="P14" draw:layer="layout" svg:width="0.391cm" svg:height="0.393cm" svg:x="11.524cm" svg:y="8.829cm" svg:viewBox="0 0 392 394" draw:points="0,394 392,394 392,0 0,0">
          <text:p/>
        </draw:polygon>
        <draw:polygon draw:style-name="gr1" draw:text-style-name="P1" draw:layer="layout" svg:width="0.391cm" svg:height="0.393cm" svg:x="11.524cm" svg:y="11.854cm" svg:viewBox="0 0 392 394" draw:points="0,0 392,0 392,394 0,394">
          <text:p/>
        </draw:polygon>
        <draw:polygon draw:style-name="gr12" draw:text-style-name="P14" draw:layer="layout" svg:width="0.391cm" svg:height="0.393cm" svg:x="11.524cm" svg:y="11.854cm" svg:viewBox="0 0 392 394" draw:points="0,394 392,394 392,0 0,0">
          <text:p/>
        </draw:polygon>
        <draw:polygon draw:style-name="gr1" draw:text-style-name="P1" draw:layer="layout" svg:width="0.392cm" svg:height="0.393cm" svg:x="15.823cm" svg:y="8.829cm" svg:viewBox="0 0 393 394" draw:points="0,0 393,0 393,394 0,394">
          <text:p/>
        </draw:polygon>
        <draw:polygon draw:style-name="gr12" draw:text-style-name="P14" draw:layer="layout" svg:width="0.392cm" svg:height="0.393cm" svg:x="15.823cm" svg:y="8.829cm" svg:viewBox="0 0 393 394" draw:points="0,394 393,394 393,0 0,0">
          <text:p/>
        </draw:polygon>
        <draw:polygon draw:style-name="gr1" draw:text-style-name="P1" draw:layer="layout" svg:width="0.392cm" svg:height="0.393cm" svg:x="15.823cm" svg:y="11.854cm" svg:viewBox="0 0 393 394" draw:points="0,0 393,0 393,394 0,394">
          <text:p/>
        </draw:polygon>
        <draw:polygon draw:style-name="gr12" draw:text-style-name="P14" draw:layer="layout" svg:width="0.392cm" svg:height="0.393cm" svg:x="15.823cm" svg:y="11.854cm" svg:viewBox="0 0 393 394" draw:points="0,394 393,394 393,0 0,0">
          <text:p/>
        </draw:polygon>
        <draw:polygon draw:style-name="gr1" draw:text-style-name="P1" draw:layer="layout" svg:width="0.391cm" svg:height="0.393cm" svg:x="11.524cm" svg:y="10.029cm" svg:viewBox="0 0 392 394" draw:points="0,0 392,0 392,394 0,394">
          <text:p/>
        </draw:polygon>
        <draw:polygon draw:style-name="gr12" draw:text-style-name="P14" draw:layer="layout" svg:width="0.391cm" svg:height="0.393cm" svg:x="11.524cm" svg:y="10.029cm" svg:viewBox="0 0 392 394" draw:points="0,394 392,394 392,0 0,0">
          <text:p/>
        </draw:polygon>
        <draw:polygon draw:style-name="gr1" draw:text-style-name="P1" draw:layer="layout" svg:width="0.391cm" svg:height="0.393cm" svg:x="11.524cm" svg:y="13.054cm" svg:viewBox="0 0 392 394" draw:points="0,0 392,0 392,394 0,394">
          <text:p/>
        </draw:polygon>
        <draw:polygon draw:style-name="gr12" draw:text-style-name="P14" draw:layer="layout" svg:width="0.391cm" svg:height="0.393cm" svg:x="11.524cm" svg:y="13.054cm" svg:viewBox="0 0 392 394" draw:points="0,394 392,394 392,0 0,0">
          <text:p/>
        </draw:polygon>
        <draw:polygon draw:style-name="gr1" draw:text-style-name="P1" draw:layer="layout" svg:width="0.391cm" svg:height="0.393cm" svg:x="11.524cm" svg:y="18.132cm" svg:viewBox="0 0 392 394" draw:points="0,0 392,0 392,394 0,394">
          <text:p/>
        </draw:polygon>
        <draw:polygon draw:style-name="gr12" draw:text-style-name="P14" draw:layer="layout" svg:width="0.391cm" svg:height="0.393cm" svg:x="11.524cm" svg:y="18.132cm" svg:viewBox="0 0 392 394" draw:points="0,394 392,394 392,0 0,0">
          <text:p/>
        </draw:polygon>
        <draw:polygon draw:style-name="gr1" draw:text-style-name="P1" draw:layer="layout" svg:width="0.392cm" svg:height="0.393cm" svg:x="15.823cm" svg:y="18.132cm" svg:viewBox="0 0 393 394" draw:points="0,0 393,0 393,394 0,394">
          <text:p/>
        </draw:polygon>
        <draw:polygon draw:style-name="gr12" draw:text-style-name="P14" draw:layer="layout" svg:width="0.392cm" svg:height="0.393cm" svg:x="15.823cm" svg:y="18.132cm" svg:viewBox="0 0 393 394" draw:points="0,394 393,394 393,0 0,0">
          <text:p/>
        </draw:polygon>
        <draw:polygon draw:style-name="gr1" draw:text-style-name="P1" draw:layer="layout" svg:width="0.392cm" svg:height="0.393cm" svg:x="15.823cm" svg:y="10.029cm" svg:viewBox="0 0 393 394" draw:points="0,0 393,0 393,394 0,394">
          <text:p/>
        </draw:polygon>
        <draw:polygon draw:style-name="gr12" draw:text-style-name="P14" draw:layer="layout" svg:width="0.392cm" svg:height="0.393cm" svg:x="15.823cm" svg:y="10.029cm" svg:viewBox="0 0 393 394" draw:points="0,394 393,394 393,0 0,0">
          <text:p/>
        </draw:polygon>
        <draw:polygon draw:style-name="gr1" draw:text-style-name="P1" draw:layer="layout" svg:width="0.392cm" svg:height="0.393cm" svg:x="15.823cm" svg:y="13.054cm" svg:viewBox="0 0 393 394" draw:points="0,0 393,0 393,394 0,394">
          <text:p/>
        </draw:polygon>
        <draw:polygon draw:style-name="gr12" draw:text-style-name="P14" draw:layer="layout" svg:width="0.392cm" svg:height="0.393cm" svg:x="15.823cm" svg:y="13.054cm" svg:viewBox="0 0 393 394" draw:points="0,394 393,394 393,0 0,0">
          <text:p/>
        </draw:polygon>
        <draw:polygon draw:style-name="gr1" draw:text-style-name="P1" draw:layer="layout" svg:width="0.391cm" svg:height="0.393cm" svg:x="15.874cm" svg:y="5.254cm" svg:viewBox="0 0 392 394" draw:points="0,0 392,0 392,394 0,394">
          <text:p/>
        </draw:polygon>
        <draw:polygon draw:style-name="gr12" draw:text-style-name="P14" draw:layer="layout" svg:width="0.391cm" svg:height="0.393cm" svg:x="15.874cm" svg:y="5.254cm" svg:viewBox="0 0 392 394" draw:points="0,394 392,394 392,0 0,0">
          <text:p/>
        </draw:polygon>
        <draw:polygon draw:style-name="gr1" draw:text-style-name="P1" draw:layer="layout" svg:width="0.391cm" svg:height="0.393cm" svg:x="11.524cm" svg:y="11.229cm" svg:viewBox="0 0 392 394" draw:points="0,0 392,0 392,394 0,394">
          <text:p/>
        </draw:polygon>
        <draw:polygon draw:style-name="gr12" draw:text-style-name="P14" draw:layer="layout" svg:width="0.391cm" svg:height="0.393cm" svg:x="11.524cm" svg:y="11.229cm" svg:viewBox="0 0 392 394" draw:points="0,394 392,394 392,0 0,0">
          <text:p/>
        </draw:polygon>
        <draw:polygon draw:style-name="gr1" draw:text-style-name="P1" draw:layer="layout" svg:width="0.391cm" svg:height="0.393cm" svg:x="11.524cm" svg:y="14.254cm" svg:viewBox="0 0 392 394" draw:points="0,0 392,0 392,394 0,394">
          <text:p/>
        </draw:polygon>
        <draw:polygon draw:style-name="gr12" draw:text-style-name="P14" draw:layer="layout" svg:width="0.391cm" svg:height="0.393cm" svg:x="11.524cm" svg:y="14.254cm" svg:viewBox="0 0 392 394" draw:points="0,394 392,394 392,0 0,0">
          <text:p/>
        </draw:polygon>
        <draw:polygon draw:style-name="gr1" draw:text-style-name="P1" draw:layer="layout" svg:width="0.391cm" svg:height="0.393cm" svg:x="11.524cm" svg:y="15.434cm" svg:viewBox="0 0 392 394" draw:points="0,0 392,0 392,394 0,394">
          <text:p/>
        </draw:polygon>
        <draw:polygon draw:style-name="gr12" draw:text-style-name="P14" draw:layer="layout" svg:width="0.391cm" svg:height="0.393cm" svg:x="11.524cm" svg:y="15.434cm" svg:viewBox="0 0 392 394" draw:points="0,394 392,394 392,0 0,0">
          <text:p/>
        </draw:polygon>
        <draw:polygon draw:style-name="gr1" draw:text-style-name="P1" draw:layer="layout" svg:width="0.391cm" svg:height="0.393cm" svg:x="11.524cm" svg:y="16.049cm" svg:viewBox="0 0 392 394" draw:points="0,0 392,0 392,394 0,394">
          <text:p/>
        </draw:polygon>
        <draw:polygon draw:style-name="gr12" draw:text-style-name="P14" draw:layer="layout" svg:width="0.391cm" svg:height="0.393cm" svg:x="11.524cm" svg:y="16.049cm" svg:viewBox="0 0 392 394" draw:points="0,394 392,394 392,0 0,0">
          <text:p/>
        </draw:polygon>
        <draw:polygon draw:style-name="gr1" draw:text-style-name="P1" draw:layer="layout" svg:width="0.392cm" svg:height="0.393cm" svg:x="14.524cm" svg:y="11.229cm" svg:viewBox="0 0 393 394" draw:points="0,0 393,0 393,394 0,394">
          <text:p/>
        </draw:polygon>
        <draw:polygon draw:style-name="gr12" draw:text-style-name="P14" draw:layer="layout" svg:width="0.392cm" svg:height="0.393cm" svg:x="14.524cm" svg:y="11.229cm" svg:viewBox="0 0 393 394" draw:points="0,394 393,394 393,0 0,0">
          <text:p/>
        </draw:polygon>
        <draw:polygon draw:style-name="gr1" draw:text-style-name="P1" draw:layer="layout" svg:width="0.392cm" svg:height="0.393cm" svg:x="14.524cm" svg:y="14.254cm" svg:viewBox="0 0 393 394" draw:points="0,0 393,0 393,394 0,394">
          <text:p/>
        </draw:polygon>
        <draw:polygon draw:style-name="gr12" draw:text-style-name="P14" draw:layer="layout" svg:width="0.392cm" svg:height="0.393cm" svg:x="14.524cm" svg:y="14.254cm" svg:viewBox="0 0 393 394" draw:points="0,394 393,394 393,0 0,0">
          <text:p/>
        </draw:polygon>
        <draw:polygon draw:style-name="gr1" draw:text-style-name="P1" draw:layer="layout" svg:width="0.392cm" svg:height="0.393cm" svg:x="14.524cm" svg:y="15.434cm" svg:viewBox="0 0 393 394" draw:points="0,0 393,0 393,394 0,394">
          <text:p/>
        </draw:polygon>
        <draw:polygon draw:style-name="gr12" draw:text-style-name="P14" draw:layer="layout" svg:width="0.392cm" svg:height="0.393cm" svg:x="14.524cm" svg:y="15.434cm" svg:viewBox="0 0 393 394" draw:points="0,394 393,394 393,0 0,0">
          <text:p/>
        </draw:polygon>
        <draw:polygon draw:style-name="gr1" draw:text-style-name="P1" draw:layer="layout" svg:width="0.392cm" svg:height="0.393cm" svg:x="14.524cm" svg:y="16.049cm" svg:viewBox="0 0 393 394" draw:points="0,0 393,0 393,394 0,394">
          <text:p/>
        </draw:polygon>
        <draw:polygon draw:style-name="gr12" draw:text-style-name="P14" draw:layer="layout" svg:width="0.392cm" svg:height="0.393cm" svg:x="14.524cm" svg:y="16.049cm" svg:viewBox="0 0 393 394" draw:points="0,394 393,394 393,0 0,0">
          <text:p/>
        </draw:polygon>
        <draw:polygon draw:style-name="gr1" draw:text-style-name="P1" draw:layer="layout" svg:width="0.391cm" svg:height="0.393cm" svg:x="17.574cm" svg:y="11.229cm" svg:viewBox="0 0 392 394" draw:points="0,0 392,0 392,394 0,394">
          <text:p/>
        </draw:polygon>
        <draw:polygon draw:style-name="gr12" draw:text-style-name="P14" draw:layer="layout" svg:width="0.391cm" svg:height="0.393cm" svg:x="17.574cm" svg:y="11.229cm" svg:viewBox="0 0 392 394" draw:points="0,394 392,394 392,0 0,0">
          <text:p/>
        </draw:polygon>
        <draw:polygon draw:style-name="gr1" draw:text-style-name="P1" draw:layer="layout" svg:width="0.391cm" svg:height="0.393cm" svg:x="17.574cm" svg:y="14.254cm" svg:viewBox="0 0 392 394" draw:points="0,0 392,0 392,394 0,394">
          <text:p/>
        </draw:polygon>
        <draw:polygon draw:style-name="gr12" draw:text-style-name="P14" draw:layer="layout" svg:width="0.391cm" svg:height="0.393cm" svg:x="17.574cm" svg:y="14.254cm" svg:viewBox="0 0 392 394" draw:points="0,394 392,394 392,0 0,0">
          <text:p/>
        </draw:polygon>
        <draw:polygon draw:style-name="gr1" draw:text-style-name="P1" draw:layer="layout" svg:width="0.391cm" svg:height="0.393cm" svg:x="17.574cm" svg:y="15.434cm" svg:viewBox="0 0 392 394" draw:points="0,0 392,0 392,394 0,394">
          <text:p/>
        </draw:polygon>
        <draw:polygon draw:style-name="gr12" draw:text-style-name="P14" draw:layer="layout" svg:width="0.391cm" svg:height="0.393cm" svg:x="17.574cm" svg:y="15.434cm" svg:viewBox="0 0 392 394" draw:points="0,394 392,394 392,0 0,0">
          <text:p/>
        </draw:polygon>
        <draw:polygon draw:style-name="gr1" draw:text-style-name="P1" draw:layer="layout" svg:width="0.391cm" svg:height="0.393cm" svg:x="17.574cm" svg:y="16.049cm" svg:viewBox="0 0 392 394" draw:points="0,0 392,0 392,394 0,394">
          <text:p/>
        </draw:polygon>
        <draw:polygon draw:style-name="gr12" draw:text-style-name="P14" draw:layer="layout" svg:width="0.391cm" svg:height="0.393cm" svg:x="17.574cm" svg:y="16.049cm" svg:viewBox="0 0 392 394" draw:points="0,394 392,394 392,0 0,0">
          <text:p/>
        </draw:polygon>
        <draw:frame draw:style-name="gr2" draw:text-style-name="P3" draw:layer="layout" svg:width="6.025cm" svg:height="0.357cm" svg:x="1.775cm" svg:y="28.798cm">
          <draw:text-box>
            <text:p text:style-name="P2"><text:span text:style-name="T23">Parameter-Checklist for Automotive Video Projects</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ce style:name="Source Sans Pro1" svg:font-family="'Source Sans Pro'" style:font-family-generic="swiss"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0.998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print-date>2025-04-02T12:48:39.782309000</meta:print-date>
    <meta:printed-by>PDF files</meta:printed-by>
    <dc:date>2025-04-02T12:53:16.463470700</dc:date>
    <meta:editing-duration>PT4M36S</meta:editing-duration>
    <meta:editing-cycles>1</meta:editing-cycles>
    <meta:document-statistic meta:object-count="2349"/>
    <meta:generator>LibreOffice/25.2.2.2$Windows_X86_64 LibreOffice_project/7370d4be9e3cf6031a51beef54ff3bda878e3fac</meta:generator>
  </office:meta>
</office:document-meta>
</file>